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12mm"/>
    </style:style>
    <style:style style:name="co2" style:family="table-column">
      <style:table-column-properties fo:break-before="auto" style:column-width="12.38mm"/>
    </style:style>
    <style:style style:name="co3" style:family="table-column">
      <style:table-column-properties fo:break-before="auto" style:column-width="12.81mm"/>
    </style:style>
    <style:style style:name="co4" style:family="table-column">
      <style:table-column-properties fo:break-before="auto" style:column-width="13.51mm"/>
    </style:style>
    <style:style style:name="co5" style:family="table-column">
      <style:table-column-properties fo:break-before="auto" style:column-width="13.02mm"/>
    </style:style>
    <style:style style:name="co6" style:family="table-column">
      <style:table-column-properties fo:break-before="auto" style:column-width="18.96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3.9mm"/>
    </style:style>
    <style:style style:name="co10" style:family="table-column">
      <style:table-column-properties fo:break-before="auto" style:column-width="10.48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15.36mm"/>
    </style:style>
    <style:style style:name="co13" style:family="table-column">
      <style:table-column-properties fo:break-before="auto" style:column-width="5.38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l-20191922294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15565991" calcext:value-type="float">
            <text:p>15565991</text:p>
          </table:table-cell>
          <table:table-cell office:value-type="float" office:value="0.79" calcext:value-type="float">
            <text:p>0.79</text:p>
          </table:table-cell>
          <table:table-cell office:value-type="float" office:value="79.39" calcext:value-type="float">
            <text:p>79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11.79" calcext:value-type="float">
            <text:p>11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79" calcext:value-type="float">
            <text:p>11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70947" calcext:value-type="float">
            <text:p>15570947</text:p>
          </table:table-cell>
          <table:table-cell office:value-type="float" office:value="1.57" calcext:value-type="float">
            <text:p>1.57</text:p>
          </table:table-cell>
          <table:table-cell office:value-type="float" office:value="80.02" calcext:value-type="float">
            <text:p>8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office:value-type="float" office:value="23.56" calcext:value-type="float">
            <text:p>23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56" calcext:value-type="float">
            <text:p>23.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574645" calcext:value-type="float">
            <text:p>15574645</text:p>
          </table:table-cell>
          <table:table-cell office:value-type="float" office:value="2.35" calcext:value-type="float">
            <text:p>2.35</text:p>
          </table:table-cell>
          <table:table-cell office:value-type="float" office:value="80.6" calcext:value-type="float">
            <text:p>8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" calcext:value-type="float">
            <text:p>2.35</text:p>
          </table:table-cell>
          <table:table-cell office:value-type="float" office:value="35.3" calcext:value-type="float">
            <text:p>3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.3" calcext:value-type="float">
            <text:p>35.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578942" calcext:value-type="float">
            <text:p>15578942</text:p>
          </table:table-cell>
          <table:table-cell office:value-type="float" office:value="3.12" calcext:value-type="float">
            <text:p>3.12</text:p>
          </table:table-cell>
          <table:table-cell office:value-type="float" office:value="79.39" calcext:value-type="float">
            <text:p>79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46.74" calcext:value-type="float">
            <text:p>46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74" calcext:value-type="float">
            <text:p>46.7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582925" calcext:value-type="float">
            <text:p>15582925</text:p>
          </table:table-cell>
          <table:table-cell office:value-type="float" office:value="3.89" calcext:value-type="float">
            <text:p>3.89</text:p>
          </table:table-cell>
          <table:table-cell office:value-type="float" office:value="80.91" calcext:value-type="float">
            <text:p>80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9" calcext:value-type="float">
            <text:p>3.89</text:p>
          </table:table-cell>
          <table:table-cell office:value-type="float" office:value="58.3" calcext:value-type="float">
            <text:p>58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3" calcext:value-type="float">
            <text:p>58.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587163" calcext:value-type="float">
            <text:p>15587163</text:p>
          </table:table-cell>
          <table:table-cell office:value-type="float" office:value="4.64" calcext:value-type="float">
            <text:p>4.64</text:p>
          </table:table-cell>
          <table:table-cell office:value-type="float" office:value="80.06" calcext:value-type="float">
            <text:p>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4" calcext:value-type="float">
            <text:p>4.64</text:p>
          </table:table-cell>
          <table:table-cell office:value-type="float" office:value="69.61" calcext:value-type="float">
            <text:p>69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.61" calcext:value-type="float">
            <text:p>69.6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591282" calcext:value-type="float">
            <text:p>15591282</text:p>
          </table:table-cell>
          <table:table-cell office:value-type="float" office:value="5.39" calcext:value-type="float">
            <text:p>5.39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9" calcext:value-type="float">
            <text:p>5.39</text:p>
          </table:table-cell>
          <table:table-cell office:value-type="float" office:value="80.78" calcext:value-type="float">
            <text:p>80.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.78" calcext:value-type="float">
            <text:p>80.7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595970" calcext:value-type="float">
            <text:p>15595970</text:p>
          </table:table-cell>
          <table:table-cell office:value-type="float" office:value="6.12" calcext:value-type="float">
            <text:p>6.12</text:p>
          </table:table-cell>
          <table:table-cell office:value-type="float" office:value="79.7" calcext:value-type="float">
            <text:p>7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2" calcext:value-type="float">
            <text:p>6.12</text:p>
          </table:table-cell>
          <table:table-cell office:value-type="float" office:value="91.81" calcext:value-type="float">
            <text:p>91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.81" calcext:value-type="float">
            <text:p>91.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599787" calcext:value-type="float">
            <text:p>15599787</text:p>
          </table:table-cell>
          <table:table-cell office:value-type="float" office:value="6.84" calcext:value-type="float">
            <text:p>6.84</text:p>
          </table:table-cell>
          <table:table-cell office:value-type="float" office:value="79.2" calcext:value-type="float">
            <text:p>7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4" calcext:value-type="float">
            <text:p>6.84</text:p>
          </table:table-cell>
          <table:table-cell office:value-type="float" office:value="102.66" calcext:value-type="float">
            <text:p>102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.66" calcext:value-type="float">
            <text:p>102.6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04190" calcext:value-type="float">
            <text:p>15604190</text:p>
          </table:table-cell>
          <table:table-cell office:value-type="float" office:value="7.57" calcext:value-type="float">
            <text:p>7.57</text:p>
          </table:table-cell>
          <table:table-cell office:value-type="float" office:value="79.78" calcext:value-type="float">
            <text:p>7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7" calcext:value-type="float">
            <text:p>7.57</text:p>
          </table:table-cell>
          <table:table-cell office:value-type="float" office:value="113.49" calcext:value-type="float">
            <text:p>113.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.49" calcext:value-type="float">
            <text:p>113.4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08545" calcext:value-type="float">
            <text:p>15608545</text:p>
          </table:table-cell>
          <table:table-cell office:value-type="float" office:value="8.29" calcext:value-type="float">
            <text:p>8.29</text:p>
          </table:table-cell>
          <table:table-cell office:value-type="float" office:value="80.73" calcext:value-type="float">
            <text:p>8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9" calcext:value-type="float">
            <text:p>8.29</text:p>
          </table:table-cell>
          <table:table-cell office:value-type="float" office:value="124.35" calcext:value-type="float">
            <text:p>124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.35" calcext:value-type="float">
            <text:p>124.3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13227" calcext:value-type="float">
            <text:p>15613227</text:p>
          </table:table-cell>
          <table:table-cell office:value-type="float" office:value="9" calcext:value-type="float">
            <text:p>9</text:p>
          </table:table-cell>
          <table:table-cell office:value-type="float" office:value="80.47" calcext:value-type="float">
            <text:p>8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5.07" calcext:value-type="float">
            <text:p>135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.07" calcext:value-type="float">
            <text:p>135.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16845" calcext:value-type="float">
            <text:p>15616845</text:p>
          </table:table-cell>
          <table:table-cell office:value-type="float" office:value="9.72" calcext:value-type="float">
            <text:p>9.72</text:p>
          </table:table-cell>
          <table:table-cell office:value-type="float" office:value="81.08" calcext:value-type="float">
            <text:p>81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2" calcext:value-type="float">
            <text:p>9.72</text:p>
          </table:table-cell>
          <table:table-cell office:value-type="float" office:value="145.76" calcext:value-type="float">
            <text:p>145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.76" calcext:value-type="float">
            <text:p>145.7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21110" calcext:value-type="float">
            <text:p>15621110</text:p>
          </table:table-cell>
          <table:table-cell office:value-type="float" office:value="10.42" calcext:value-type="float">
            <text:p>10.42</text:p>
          </table:table-cell>
          <table:table-cell office:value-type="float" office:value="80.91" calcext:value-type="float">
            <text:p>80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2" calcext:value-type="float">
            <text:p>10.42</text:p>
          </table:table-cell>
          <table:table-cell office:value-type="float" office:value="156.33" calcext:value-type="float">
            <text:p>156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.33" calcext:value-type="float">
            <text:p>156.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25071" calcext:value-type="float">
            <text:p>15625071</text:p>
          </table:table-cell>
          <table:table-cell office:value-type="float" office:value="11.12" calcext:value-type="float">
            <text:p>11.12</text:p>
          </table:table-cell>
          <table:table-cell office:value-type="float" office:value="80.73" calcext:value-type="float">
            <text:p>8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2" calcext:value-type="float">
            <text:p>11.12</text:p>
          </table:table-cell>
          <table:table-cell office:value-type="float" office:value="166.76" calcext:value-type="float">
            <text:p>166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6.76" calcext:value-type="float">
            <text:p>166.7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29550" calcext:value-type="float">
            <text:p>15629550</text:p>
          </table:table-cell>
          <table:table-cell office:value-type="float" office:value="11.8" calcext:value-type="float">
            <text:p>11.8</text:p>
          </table:table-cell>
          <table:table-cell office:value-type="float" office:value="80.47" calcext:value-type="float">
            <text:p>8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office:value-type="float" office:value="177.05" calcext:value-type="float">
            <text:p>17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7.05" calcext:value-type="float">
            <text:p>177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33327" calcext:value-type="float">
            <text:p>15633327</text:p>
          </table:table-cell>
          <table:table-cell office:value-type="float" office:value="12.48" calcext:value-type="float">
            <text:p>12.48</text:p>
          </table:table-cell>
          <table:table-cell office:value-type="float" office:value="80.39" calcext:value-type="float">
            <text:p>8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8" calcext:value-type="float">
            <text:p>12.48</text:p>
          </table:table-cell>
          <table:table-cell office:value-type="float" office:value="187.23" calcext:value-type="float">
            <text:p>187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7.23" calcext:value-type="float">
            <text:p>187.2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37722" calcext:value-type="float">
            <text:p>15637722</text:p>
          </table:table-cell>
          <table:table-cell office:value-type="float" office:value="13.15" calcext:value-type="float">
            <text:p>13.15</text:p>
          </table:table-cell>
          <table:table-cell office:value-type="float" office:value="79.98" calcext:value-type="float">
            <text:p>7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5" calcext:value-type="float">
            <text:p>13.15</text:p>
          </table:table-cell>
          <table:table-cell office:value-type="float" office:value="197.24" calcext:value-type="float">
            <text:p>197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7.24" calcext:value-type="float">
            <text:p>197.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41470" calcext:value-type="float">
            <text:p>15641470</text:p>
          </table:table-cell>
          <table:table-cell office:value-type="float" office:value="13.81" calcext:value-type="float">
            <text:p>13.81</text:p>
          </table:table-cell>
          <table:table-cell office:value-type="float" office:value="79.66" calcext:value-type="float">
            <text:p>79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1" calcext:value-type="float">
            <text:p>13.81</text:p>
          </table:table-cell>
          <table:table-cell office:value-type="float" office:value="207.11" calcext:value-type="float">
            <text:p>207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.11" calcext:value-type="float">
            <text:p>207.1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45925" calcext:value-type="float">
            <text:p>15645925</text:p>
          </table:table-cell>
          <table:table-cell office:value-type="float" office:value="14.46" calcext:value-type="float">
            <text:p>14.46</text:p>
          </table:table-cell>
          <table:table-cell office:value-type="float" office:value="79.7" calcext:value-type="float">
            <text:p>7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6" calcext:value-type="float">
            <text:p>14.46</text:p>
          </table:table-cell>
          <table:table-cell office:value-type="float" office:value="216.88" calcext:value-type="float">
            <text:p>216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6.88" calcext:value-type="float">
            <text:p>216.8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49687" calcext:value-type="float">
            <text:p>15649687</text:p>
          </table:table-cell>
          <table:table-cell office:value-type="float" office:value="15.11" calcext:value-type="float">
            <text:p>15.11</text:p>
          </table:table-cell>
          <table:table-cell office:value-type="float" office:value="80.06" calcext:value-type="float">
            <text:p>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1" calcext:value-type="float">
            <text:p>15.11</text:p>
          </table:table-cell>
          <table:table-cell office:value-type="float" office:value="226.6" calcext:value-type="float">
            <text:p>226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.6" calcext:value-type="float">
            <text:p>226.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54110" calcext:value-type="float">
            <text:p>15654110</text:p>
          </table:table-cell>
          <table:table-cell office:value-type="float" office:value="15.75" calcext:value-type="float">
            <text:p>15.75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5" calcext:value-type="float">
            <text:p>15.75</text:p>
          </table:table-cell>
          <table:table-cell office:value-type="float" office:value="236.21" calcext:value-type="float">
            <text:p>236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.21" calcext:value-type="float">
            <text:p>236.2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57967" calcext:value-type="float">
            <text:p>15657967</text:p>
          </table:table-cell>
          <table:table-cell office:value-type="float" office:value="16.38" calcext:value-type="float">
            <text:p>16.38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8" calcext:value-type="float">
            <text:p>16.38</text:p>
          </table:table-cell>
          <table:table-cell office:value-type="float" office:value="245.76" calcext:value-type="float">
            <text:p>245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.76" calcext:value-type="float">
            <text:p>245.7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62590" calcext:value-type="float">
            <text:p>15662590</text:p>
          </table:table-cell>
          <table:table-cell office:value-type="float" office:value="17.01" calcext:value-type="float">
            <text:p>17.01</text:p>
          </table:table-cell>
          <table:table-cell office:value-type="float" office:value="79.98" calcext:value-type="float">
            <text:p>7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1" calcext:value-type="float">
            <text:p>17.01</text:p>
          </table:table-cell>
          <table:table-cell office:value-type="float" office:value="255.19" calcext:value-type="float">
            <text:p>255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.19" calcext:value-type="float">
            <text:p>255.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66230" calcext:value-type="float">
            <text:p>15666230</text:p>
          </table:table-cell>
          <table:table-cell office:value-type="float" office:value="17.63" calcext:value-type="float">
            <text:p>17.63</text:p>
          </table:table-cell>
          <table:table-cell office:value-type="float" office:value="79.78" calcext:value-type="float">
            <text:p>7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3" calcext:value-type="float">
            <text:p>17.63</text:p>
          </table:table-cell>
          <table:table-cell office:value-type="float" office:value="264.49" calcext:value-type="float">
            <text:p>264.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4.49" calcext:value-type="float">
            <text:p>264.4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70610" calcext:value-type="float">
            <text:p>15670610</text:p>
          </table:table-cell>
          <table:table-cell office:value-type="float" office:value="18.24" calcext:value-type="float">
            <text:p>18.24</text:p>
          </table:table-cell>
          <table:table-cell office:value-type="float" office:value="79.39" calcext:value-type="float">
            <text:p>79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4" calcext:value-type="float">
            <text:p>18.24</text:p>
          </table:table-cell>
          <table:table-cell office:value-type="float" office:value="273.64" calcext:value-type="float">
            <text:p>273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3.64" calcext:value-type="float">
            <text:p>273.6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74405" calcext:value-type="float">
            <text:p>15674405</text:p>
          </table:table-cell>
          <table:table-cell office:value-type="float" office:value="18.85" calcext:value-type="float">
            <text:p>18.85</text:p>
          </table:table-cell>
          <table:table-cell office:value-type="float" office:value="80.1" calcext:value-type="float">
            <text:p>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5" calcext:value-type="float">
            <text:p>18.85</text:p>
          </table:table-cell>
          <table:table-cell office:value-type="float" office:value="282.8" calcext:value-type="float">
            <text:p>282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.8" calcext:value-type="float">
            <text:p>282.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78825" calcext:value-type="float">
            <text:p>15678825</text:p>
          </table:table-cell>
          <table:table-cell office:value-type="float" office:value="19.45" calcext:value-type="float">
            <text:p>19.45</text:p>
          </table:table-cell>
          <table:table-cell office:value-type="float" office:value="79.58" calcext:value-type="float">
            <text:p>7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5" calcext:value-type="float">
            <text:p>19.45</text:p>
          </table:table-cell>
          <table:table-cell office:value-type="float" office:value="291.79" calcext:value-type="float">
            <text:p>291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1.79" calcext:value-type="float">
            <text:p>291.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82610" calcext:value-type="float">
            <text:p>15682610</text:p>
          </table:table-cell>
          <table:table-cell office:value-type="float" office:value="20.04" calcext:value-type="float">
            <text:p>20.04</text:p>
          </table:table-cell>
          <table:table-cell office:value-type="float" office:value="79.39" calcext:value-type="float">
            <text:p>79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4" calcext:value-type="float">
            <text:p>20.04</text:p>
          </table:table-cell>
          <table:table-cell office:value-type="float" office:value="300.67" calcext:value-type="float">
            <text:p>300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.67" calcext:value-type="float">
            <text:p>300.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86927" calcext:value-type="float">
            <text:p>15686927</text:p>
          </table:table-cell>
          <table:table-cell office:value-type="float" office:value="20.63" calcext:value-type="float">
            <text:p>20.63</text:p>
          </table:table-cell>
          <table:table-cell office:value-type="float" office:value="79.58" calcext:value-type="float">
            <text:p>7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3" calcext:value-type="float">
            <text:p>20.63</text:p>
          </table:table-cell>
          <table:table-cell office:value-type="float" office:value="309.49" calcext:value-type="float">
            <text:p>309.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9.49" calcext:value-type="float">
            <text:p>309.4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90707" calcext:value-type="float">
            <text:p>15690707</text:p>
          </table:table-cell>
          <table:table-cell office:value-type="float" office:value="21.22" calcext:value-type="float">
            <text:p>21.22</text:p>
          </table:table-cell>
          <table:table-cell office:value-type="float" office:value="79.9" calcext:value-type="float">
            <text:p>7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2" calcext:value-type="float">
            <text:p>21.22</text:p>
          </table:table-cell>
          <table:table-cell office:value-type="float" office:value="318.27" calcext:value-type="float">
            <text:p>318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8.27" calcext:value-type="float">
            <text:p>318.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95107" calcext:value-type="float">
            <text:p>15695107</text:p>
          </table:table-cell>
          <table:table-cell office:value-type="float" office:value="21.8" calcext:value-type="float">
            <text:p>21.8</text:p>
          </table:table-cell>
          <table:table-cell office:value-type="float" office:value="80.06" calcext:value-type="float">
            <text:p>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" calcext:value-type="float">
            <text:p>21.8</text:p>
          </table:table-cell>
          <table:table-cell office:value-type="float" office:value="326.98" calcext:value-type="float">
            <text:p>326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6.98" calcext:value-type="float">
            <text:p>326.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698847" calcext:value-type="float">
            <text:p>15698847</text:p>
          </table:table-cell>
          <table:table-cell office:value-type="float" office:value="22.37" calcext:value-type="float">
            <text:p>22.37</text:p>
          </table:table-cell>
          <table:table-cell office:value-type="float" office:value="79.39" calcext:value-type="float">
            <text:p>79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7" calcext:value-type="float">
            <text:p>22.37</text:p>
          </table:table-cell>
          <table:table-cell office:value-type="float" office:value="335.5" calcext:value-type="float">
            <text:p>335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5.5" calcext:value-type="float">
            <text:p>335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03502" calcext:value-type="float">
            <text:p>15703502</text:p>
          </table:table-cell>
          <table:table-cell office:value-type="float" office:value="22.94" calcext:value-type="float">
            <text:p>22.94</text:p>
          </table:table-cell>
          <table:table-cell office:value-type="float" office:value="80.73" calcext:value-type="float">
            <text:p>8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4" calcext:value-type="float">
            <text:p>22.94</text:p>
          </table:table-cell>
          <table:table-cell office:value-type="float" office:value="344.14" calcext:value-type="float">
            <text:p>344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4.14" calcext:value-type="float">
            <text:p>344.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07047" calcext:value-type="float">
            <text:p>15707047</text:p>
          </table:table-cell>
          <table:table-cell office:value-type="float" office:value="23.51" calcext:value-type="float">
            <text:p>23.51</text:p>
          </table:table-cell>
          <table:table-cell office:value-type="float" office:value="80.43" calcext:value-type="float">
            <text:p>8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1" calcext:value-type="float">
            <text:p>23.51</text:p>
          </table:table-cell>
          <table:table-cell office:value-type="float" office:value="352.65" calcext:value-type="float">
            <text:p>352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2.65" calcext:value-type="float">
            <text:p>352.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12025" calcext:value-type="float">
            <text:p>15712025</text:p>
          </table:table-cell>
          <table:table-cell office:value-type="float" office:value="24.07" calcext:value-type="float">
            <text:p>24.07</text:p>
          </table:table-cell>
          <table:table-cell office:value-type="float" office:value="79.82" calcext:value-type="float">
            <text:p>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7" calcext:value-type="float">
            <text:p>24.07</text:p>
          </table:table-cell>
          <table:table-cell office:value-type="float" office:value="360.98" calcext:value-type="float">
            <text:p>360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.98" calcext:value-type="float">
            <text:p>360.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15890" calcext:value-type="float">
            <text:p>15715890</text:p>
          </table:table-cell>
          <table:table-cell office:value-type="float" office:value="24.62" calcext:value-type="float">
            <text:p>24.62</text:p>
          </table:table-cell>
          <table:table-cell office:value-type="float" office:value="80.73" calcext:value-type="float">
            <text:p>8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2" calcext:value-type="float">
            <text:p>24.62</text:p>
          </table:table-cell>
          <table:table-cell office:value-type="float" office:value="369.36" calcext:value-type="float">
            <text:p>369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9.36" calcext:value-type="float">
            <text:p>369.3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20479" calcext:value-type="float">
            <text:p>15720479</text:p>
          </table:table-cell>
          <table:table-cell office:value-type="float" office:value="25.18" calcext:value-type="float">
            <text:p>25.18</text:p>
          </table:table-cell>
          <table:table-cell office:value-type="float" office:value="80.69" calcext:value-type="float">
            <text:p>8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8" calcext:value-type="float">
            <text:p>25.18</text:p>
          </table:table-cell>
          <table:table-cell office:value-type="float" office:value="377.66" calcext:value-type="float">
            <text:p>377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7.66" calcext:value-type="float">
            <text:p>377.6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24167" calcext:value-type="float">
            <text:p>15724167</text:p>
          </table:table-cell>
          <table:table-cell office:value-type="float" office:value="25.71" calcext:value-type="float">
            <text:p>25.71</text:p>
          </table:table-cell>
          <table:table-cell office:value-type="float" office:value="79.32" calcext:value-type="float">
            <text:p>79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1" calcext:value-type="float">
            <text:p>25.71</text:p>
          </table:table-cell>
          <table:table-cell office:value-type="float" office:value="385.67" calcext:value-type="float">
            <text:p>385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5.67" calcext:value-type="float">
            <text:p>385.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28587" calcext:value-type="float">
            <text:p>15728587</text:p>
          </table:table-cell>
          <table:table-cell office:value-type="float" office:value="26.24" calcext:value-type="float">
            <text:p>26.24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4" calcext:value-type="float">
            <text:p>26.24</text:p>
          </table:table-cell>
          <table:table-cell office:value-type="float" office:value="393.67" calcext:value-type="float">
            <text:p>393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3.67" calcext:value-type="float">
            <text:p>393.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32347" calcext:value-type="float">
            <text:p>15732347</text:p>
          </table:table-cell>
          <table:table-cell office:value-type="float" office:value="26.77" calcext:value-type="float">
            <text:p>26.77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7" calcext:value-type="float">
            <text:p>26.77</text:p>
          </table:table-cell>
          <table:table-cell office:value-type="float" office:value="401.59" calcext:value-type="float">
            <text:p>401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1.59" calcext:value-type="float">
            <text:p>401.5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36687" calcext:value-type="float">
            <text:p>15736687</text:p>
          </table:table-cell>
          <table:table-cell office:value-type="float" office:value="27.29" calcext:value-type="float">
            <text:p>27.29</text:p>
          </table:table-cell>
          <table:table-cell office:value-type="float" office:value="79.62" calcext:value-type="float">
            <text:p>7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9" calcext:value-type="float">
            <text:p>27.29</text:p>
          </table:table-cell>
          <table:table-cell office:value-type="float" office:value="409.4" calcext:value-type="float">
            <text:p>409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9.4" calcext:value-type="float">
            <text:p>409.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40490" calcext:value-type="float">
            <text:p>15740490</text:p>
          </table:table-cell>
          <table:table-cell office:value-type="float" office:value="27.82" calcext:value-type="float">
            <text:p>27.82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2" calcext:value-type="float">
            <text:p>27.82</text:p>
          </table:table-cell>
          <table:table-cell office:value-type="float" office:value="417.24" calcext:value-type="float">
            <text:p>417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7.24" calcext:value-type="float">
            <text:p>417.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44845" calcext:value-type="float">
            <text:p>15744845</text:p>
          </table:table-cell>
          <table:table-cell office:value-type="float" office:value="28.33" calcext:value-type="float">
            <text:p>28.33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3" calcext:value-type="float">
            <text:p>28.33</text:p>
          </table:table-cell>
          <table:table-cell office:value-type="float" office:value="424.98" calcext:value-type="float">
            <text:p>424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4.98" calcext:value-type="float">
            <text:p>424.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48610" calcext:value-type="float">
            <text:p>15748610</text:p>
          </table:table-cell>
          <table:table-cell office:value-type="float" office:value="28.85" calcext:value-type="float">
            <text:p>28.8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5" calcext:value-type="float">
            <text:p>28.85</text:p>
          </table:table-cell>
          <table:table-cell office:value-type="float" office:value="432.69" calcext:value-type="float">
            <text:p>432.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2.69" calcext:value-type="float">
            <text:p>432.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53228" calcext:value-type="float">
            <text:p>15753228</text:p>
          </table:table-cell>
          <table:table-cell office:value-type="float" office:value="29.35" calcext:value-type="float">
            <text:p>29.35</text:p>
          </table:table-cell>
          <table:table-cell office:value-type="float" office:value="79.58" calcext:value-type="float">
            <text:p>7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5" calcext:value-type="float">
            <text:p>29.35</text:p>
          </table:table-cell>
          <table:table-cell office:value-type="float" office:value="440.18" calcext:value-type="float">
            <text:p>440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0.18" calcext:value-type="float">
            <text:p>440.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56871" calcext:value-type="float">
            <text:p>15756871</text:p>
          </table:table-cell>
          <table:table-cell office:value-type="float" office:value="29.84" calcext:value-type="float">
            <text:p>29.84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4" calcext:value-type="float">
            <text:p>29.84</text:p>
          </table:table-cell>
          <table:table-cell office:value-type="float" office:value="447.66" calcext:value-type="float">
            <text:p>447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7.66" calcext:value-type="float">
            <text:p>447.6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61208" calcext:value-type="float">
            <text:p>15761208</text:p>
          </table:table-cell>
          <table:table-cell office:value-type="float" office:value="30.34" calcext:value-type="float">
            <text:p>30.34</text:p>
          </table:table-cell>
          <table:table-cell office:value-type="float" office:value="80.6" calcext:value-type="float">
            <text:p>8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4" calcext:value-type="float">
            <text:p>30.34</text:p>
          </table:table-cell>
          <table:table-cell office:value-type="float" office:value="455.15" calcext:value-type="float">
            <text:p>455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5.15" calcext:value-type="float">
            <text:p>455.1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65091" calcext:value-type="float">
            <text:p>15765091</text:p>
          </table:table-cell>
          <table:table-cell office:value-type="float" office:value="30.83" calcext:value-type="float">
            <text:p>30.83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3" calcext:value-type="float">
            <text:p>30.83</text:p>
          </table:table-cell>
          <table:table-cell office:value-type="float" office:value="462.48" calcext:value-type="float">
            <text:p>462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2.48" calcext:value-type="float">
            <text:p>462.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69483" calcext:value-type="float">
            <text:p>15769483</text:p>
          </table:table-cell>
          <table:table-cell office:value-type="float" office:value="31.32" calcext:value-type="float">
            <text:p>31.32</text:p>
          </table:table-cell>
          <table:table-cell office:value-type="float" office:value="80.14" calcext:value-type="float">
            <text:p>8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2" calcext:value-type="float">
            <text:p>31.32</text:p>
          </table:table-cell>
          <table:table-cell office:value-type="float" office:value="469.76" calcext:value-type="float">
            <text:p>469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9.76" calcext:value-type="float">
            <text:p>469.7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73391" calcext:value-type="float">
            <text:p>15773391</text:p>
          </table:table-cell>
          <table:table-cell office:value-type="float" office:value="31.8" calcext:value-type="float">
            <text:p>31.8</text:p>
          </table:table-cell>
          <table:table-cell office:value-type="float" office:value="79.9" calcext:value-type="float">
            <text:p>7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" calcext:value-type="float">
            <text:p>31.8</text:p>
          </table:table-cell>
          <table:table-cell office:value-type="float" office:value="476.94" calcext:value-type="float">
            <text:p>476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6.94" calcext:value-type="float">
            <text:p>476.9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77648" calcext:value-type="float">
            <text:p>15777648</text:p>
          </table:table-cell>
          <table:table-cell office:value-type="float" office:value="32.27" calcext:value-type="float">
            <text:p>32.27</text:p>
          </table:table-cell>
          <table:table-cell office:value-type="float" office:value="79.74" calcext:value-type="float">
            <text:p>7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27" calcext:value-type="float">
            <text:p>32.27</text:p>
          </table:table-cell>
          <table:table-cell office:value-type="float" office:value="484.01" calcext:value-type="float">
            <text:p>484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4.01" calcext:value-type="float">
            <text:p>484.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81566" calcext:value-type="float">
            <text:p>15781566</text:p>
          </table:table-cell>
          <table:table-cell office:value-type="float" office:value="32.73" calcext:value-type="float">
            <text:p>32.73</text:p>
          </table:table-cell>
          <table:table-cell office:value-type="float" office:value="79.58" calcext:value-type="float">
            <text:p>7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3" calcext:value-type="float">
            <text:p>32.73</text:p>
          </table:table-cell>
          <table:table-cell office:value-type="float" office:value="490.99" calcext:value-type="float">
            <text:p>490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0.99" calcext:value-type="float">
            <text:p>490.9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85568" calcext:value-type="float">
            <text:p>15785568</text:p>
          </table:table-cell>
          <table:table-cell office:value-type="float" office:value="33.2" calcext:value-type="float">
            <text:p>33.2</text:p>
          </table:table-cell>
          <table:table-cell office:value-type="float" office:value="79.78" calcext:value-type="float">
            <text:p>7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" calcext:value-type="float">
            <text:p>33.2</text:p>
          </table:table-cell>
          <table:table-cell office:value-type="float" office:value="497.94" calcext:value-type="float">
            <text:p>497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7.94" calcext:value-type="float">
            <text:p>497.9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89963" calcext:value-type="float">
            <text:p>15789963</text:p>
          </table:table-cell>
          <table:table-cell office:value-type="float" office:value="33.65" calcext:value-type="float">
            <text:p>33.65</text:p>
          </table:table-cell>
          <table:table-cell office:value-type="float" office:value="79.39" calcext:value-type="float">
            <text:p>79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5" calcext:value-type="float">
            <text:p>33.65</text:p>
          </table:table-cell>
          <table:table-cell office:value-type="float" office:value="504.75" calcext:value-type="float">
            <text:p>504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4.75" calcext:value-type="float">
            <text:p>504.7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94571" calcext:value-type="float">
            <text:p>15794571</text:p>
          </table:table-cell>
          <table:table-cell office:value-type="float" office:value="34.1" calcext:value-type="float">
            <text:p>34.1</text:p>
          </table:table-cell>
          <table:table-cell office:value-type="float" office:value="79.7" calcext:value-type="float">
            <text:p>7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" calcext:value-type="float">
            <text:p>34.1</text:p>
          </table:table-cell>
          <table:table-cell office:value-type="float" office:value="511.55" calcext:value-type="float">
            <text:p>511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.55" calcext:value-type="float">
            <text:p>511.5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798503" calcext:value-type="float">
            <text:p>15798503</text:p>
          </table:table-cell>
          <table:table-cell office:value-type="float" office:value="34.56" calcext:value-type="float">
            <text:p>34.56</text:p>
          </table:table-cell>
          <table:table-cell office:value-type="float" office:value="80.26" calcext:value-type="float">
            <text:p>8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office:value-type="float" office:value="518.35" calcext:value-type="float">
            <text:p>518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8.35" calcext:value-type="float">
            <text:p>518.3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03028" calcext:value-type="float">
            <text:p>15803028</text:p>
          </table:table-cell>
          <table:table-cell office:value-type="float" office:value="35.01" calcext:value-type="float">
            <text:p>35.01</text:p>
          </table:table-cell>
          <table:table-cell office:value-type="float" office:value="80.39" calcext:value-type="float">
            <text:p>8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1" calcext:value-type="float">
            <text:p>35.01</text:p>
          </table:table-cell>
          <table:table-cell office:value-type="float" office:value="525.12" calcext:value-type="float">
            <text:p>525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5.12" calcext:value-type="float">
            <text:p>525.1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06846" calcext:value-type="float">
            <text:p>15806846</text:p>
          </table:table-cell>
          <table:table-cell office:value-type="float" office:value="35.47" calcext:value-type="float">
            <text:p>35.47</text:p>
          </table:table-cell>
          <table:table-cell office:value-type="float" office:value="81.5" calcext:value-type="float">
            <text:p>8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7" calcext:value-type="float">
            <text:p>35.47</text:p>
          </table:table-cell>
          <table:table-cell office:value-type="float" office:value="531.98" calcext:value-type="float">
            <text:p>531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1.98" calcext:value-type="float">
            <text:p>531.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11848" calcext:value-type="float">
            <text:p>15811848</text:p>
          </table:table-cell>
          <table:table-cell office:value-type="float" office:value="35.92" calcext:value-type="float">
            <text:p>35.92</text:p>
          </table:table-cell>
          <table:table-cell office:value-type="float" office:value="81.27" calcext:value-type="float">
            <text:p>81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2" calcext:value-type="float">
            <text:p>35.92</text:p>
          </table:table-cell>
          <table:table-cell office:value-type="float" office:value="538.74" calcext:value-type="float">
            <text:p>538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8.74" calcext:value-type="float">
            <text:p>538.7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15588" calcext:value-type="float">
            <text:p>15815588</text:p>
          </table:table-cell>
          <table:table-cell office:value-type="float" office:value="36.36" calcext:value-type="float">
            <text:p>36.36</text:p>
          </table:table-cell>
          <table:table-cell office:value-type="float" office:value="80.95" calcext:value-type="float">
            <text:p>80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6" calcext:value-type="float">
            <text:p>36.36</text:p>
          </table:table-cell>
          <table:table-cell office:value-type="float" office:value="545.38" calcext:value-type="float">
            <text:p>545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5.38" calcext:value-type="float">
            <text:p>545.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19968" calcext:value-type="float">
            <text:p>15819968</text:p>
          </table:table-cell>
          <table:table-cell office:value-type="float" office:value="36.79" calcext:value-type="float">
            <text:p>36.79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9" calcext:value-type="float">
            <text:p>36.79</text:p>
          </table:table-cell>
          <table:table-cell office:value-type="float" office:value="551.85" calcext:value-type="float">
            <text:p>551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1.85" calcext:value-type="float">
            <text:p>551.8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24051" calcext:value-type="float">
            <text:p>15824051</text:p>
          </table:table-cell>
          <table:table-cell office:value-type="float" office:value="37.22" calcext:value-type="float">
            <text:p>37.22</text:p>
          </table:table-cell>
          <table:table-cell office:value-type="float" office:value="80.1" calcext:value-type="float">
            <text:p>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22" calcext:value-type="float">
            <text:p>37.22</text:p>
          </table:table-cell>
          <table:table-cell office:value-type="float" office:value="558.23" calcext:value-type="float">
            <text:p>558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8.23" calcext:value-type="float">
            <text:p>558.2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28386" calcext:value-type="float">
            <text:p>15828386</text:p>
          </table:table-cell>
          <table:table-cell office:value-type="float" office:value="37.64" calcext:value-type="float">
            <text:p>37.64</text:p>
          </table:table-cell>
          <table:table-cell office:value-type="float" office:value="80.14" calcext:value-type="float">
            <text:p>8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4" calcext:value-type="float">
            <text:p>37.64</text:p>
          </table:table-cell>
          <table:table-cell office:value-type="float" office:value="564.55" calcext:value-type="float">
            <text:p>564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4.55" calcext:value-type="float">
            <text:p>564.5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32306" calcext:value-type="float">
            <text:p>15832306</text:p>
          </table:table-cell>
          <table:table-cell office:value-type="float" office:value="38.06" calcext:value-type="float">
            <text:p>38.06</text:p>
          </table:table-cell>
          <table:table-cell office:value-type="float" office:value="80.52" calcext:value-type="float">
            <text:p>8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06" calcext:value-type="float">
            <text:p>38.06</text:p>
          </table:table-cell>
          <table:table-cell office:value-type="float" office:value="570.87" calcext:value-type="float">
            <text:p>570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0.87" calcext:value-type="float">
            <text:p>570.8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36768" calcext:value-type="float">
            <text:p>15836768</text:p>
          </table:table-cell>
          <table:table-cell office:value-type="float" office:value="38.48" calcext:value-type="float">
            <text:p>38.48</text:p>
          </table:table-cell>
          <table:table-cell office:value-type="float" office:value="81.08" calcext:value-type="float">
            <text:p>81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8" calcext:value-type="float">
            <text:p>38.48</text:p>
          </table:table-cell>
          <table:table-cell office:value-type="float" office:value="577.21" calcext:value-type="float">
            <text:p>577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7.21" calcext:value-type="float">
            <text:p>577.2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40548" calcext:value-type="float">
            <text:p>15840548</text:p>
          </table:table-cell>
          <table:table-cell office:value-type="float" office:value="38.89" calcext:value-type="float">
            <text:p>38.89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9" calcext:value-type="float">
            <text:p>38.89</text:p>
          </table:table-cell>
          <table:table-cell office:value-type="float" office:value="583.31" calcext:value-type="float">
            <text:p>583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3.31" calcext:value-type="float">
            <text:p>583.3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44988" calcext:value-type="float">
            <text:p>15844988</text:p>
          </table:table-cell>
          <table:table-cell office:value-type="float" office:value="39.28" calcext:value-type="float">
            <text:p>39.28</text:p>
          </table:table-cell>
          <table:table-cell office:value-type="float" office:value="79.32" calcext:value-type="float">
            <text:p>79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8" calcext:value-type="float">
            <text:p>39.28</text:p>
          </table:table-cell>
          <table:table-cell office:value-type="float" office:value="589.26" calcext:value-type="float">
            <text:p>589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9.26" calcext:value-type="float">
            <text:p>589.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48731" calcext:value-type="float">
            <text:p>15848731</text:p>
          </table:table-cell>
          <table:table-cell office:value-type="float" office:value="39.68" calcext:value-type="float">
            <text:p>39.68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8" calcext:value-type="float">
            <text:p>39.68</text:p>
          </table:table-cell>
          <table:table-cell office:value-type="float" office:value="595.24" calcext:value-type="float">
            <text:p>595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5.24" calcext:value-type="float">
            <text:p>595.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53266" calcext:value-type="float">
            <text:p>15853266</text:p>
          </table:table-cell>
          <table:table-cell office:value-type="float" office:value="40.09" calcext:value-type="float">
            <text:p>40.09</text:p>
          </table:table-cell>
          <table:table-cell office:value-type="float" office:value="80.73" calcext:value-type="float">
            <text:p>8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9" calcext:value-type="float">
            <text:p>40.09</text:p>
          </table:table-cell>
          <table:table-cell office:value-type="float" office:value="601.29" calcext:value-type="float">
            <text:p>601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1.29" calcext:value-type="float">
            <text:p>601.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56866" calcext:value-type="float">
            <text:p>15856866</text:p>
          </table:table-cell>
          <table:table-cell office:value-type="float" office:value="40.48" calcext:value-type="float">
            <text:p>40.48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8" calcext:value-type="float">
            <text:p>40.48</text:p>
          </table:table-cell>
          <table:table-cell office:value-type="float" office:value="607.21" calcext:value-type="float">
            <text:p>607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7.21" calcext:value-type="float">
            <text:p>607.2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61251" calcext:value-type="float">
            <text:p>15861251</text:p>
          </table:table-cell>
          <table:table-cell office:value-type="float" office:value="40.87" calcext:value-type="float">
            <text:p>40.87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" calcext:value-type="float">
            <text:p>40.87</text:p>
          </table:table-cell>
          <table:table-cell office:value-type="float" office:value="613.1" calcext:value-type="float">
            <text:p>613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3.1" calcext:value-type="float">
            <text:p>613.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65051" calcext:value-type="float">
            <text:p>15865051</text:p>
          </table:table-cell>
          <table:table-cell office:value-type="float" office:value="41.26" calcext:value-type="float">
            <text:p>41.26</text:p>
          </table:table-cell>
          <table:table-cell office:value-type="float" office:value="80.1" calcext:value-type="float">
            <text:p>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6" calcext:value-type="float">
            <text:p>41.26</text:p>
          </table:table-cell>
          <table:table-cell office:value-type="float" office:value="618.87" calcext:value-type="float">
            <text:p>618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8.87" calcext:value-type="float">
            <text:p>618.8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69388" calcext:value-type="float">
            <text:p>15869388</text:p>
          </table:table-cell>
          <table:table-cell office:value-type="float" office:value="41.64" calcext:value-type="float">
            <text:p>41.64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4" calcext:value-type="float">
            <text:p>41.64</text:p>
          </table:table-cell>
          <table:table-cell office:value-type="float" office:value="624.56" calcext:value-type="float">
            <text:p>624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4.56" calcext:value-type="float">
            <text:p>624.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73268" calcext:value-type="float">
            <text:p>15873268</text:p>
          </table:table-cell>
          <table:table-cell office:value-type="float" office:value="42.01" calcext:value-type="float">
            <text:p>42.01</text:p>
          </table:table-cell>
          <table:table-cell office:value-type="float" office:value="79.98" calcext:value-type="float">
            <text:p>7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1" calcext:value-type="float">
            <text:p>42.01</text:p>
          </table:table-cell>
          <table:table-cell office:value-type="float" office:value="630.2" calcext:value-type="float">
            <text:p>63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0.2" calcext:value-type="float">
            <text:p>630.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77591" calcext:value-type="float">
            <text:p>15877591</text:p>
          </table:table-cell>
          <table:table-cell office:value-type="float" office:value="42.39" calcext:value-type="float">
            <text:p>42.39</text:p>
          </table:table-cell>
          <table:table-cell office:value-type="float" office:value="80.6" calcext:value-type="float">
            <text:p>8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9" calcext:value-type="float">
            <text:p>42.39</text:p>
          </table:table-cell>
          <table:table-cell office:value-type="float" office:value="635.87" calcext:value-type="float">
            <text:p>635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5.87" calcext:value-type="float">
            <text:p>635.8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81546" calcext:value-type="float">
            <text:p>15881546</text:p>
          </table:table-cell>
          <table:table-cell office:value-type="float" office:value="42.76" calcext:value-type="float">
            <text:p>42.76</text:p>
          </table:table-cell>
          <table:table-cell office:value-type="float" office:value="80.52" calcext:value-type="float">
            <text:p>8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6" calcext:value-type="float">
            <text:p>42.76</text:p>
          </table:table-cell>
          <table:table-cell office:value-type="float" office:value="641.47" calcext:value-type="float">
            <text:p>641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1.47" calcext:value-type="float">
            <text:p>641.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85851" calcext:value-type="float">
            <text:p>15885851</text:p>
          </table:table-cell>
          <table:table-cell office:value-type="float" office:value="43.14" calcext:value-type="float">
            <text:p>43.14</text:p>
          </table:table-cell>
          <table:table-cell office:value-type="float" office:value="80.64" calcext:value-type="float">
            <text:p>8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647.04" calcext:value-type="float">
            <text:p>647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7.04" calcext:value-type="float">
            <text:p>647.0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89766" calcext:value-type="float">
            <text:p>15889766</text:p>
          </table:table-cell>
          <table:table-cell office:value-type="float" office:value="43.49" calcext:value-type="float">
            <text:p>43.49</text:p>
          </table:table-cell>
          <table:table-cell office:value-type="float" office:value="79.62" calcext:value-type="float">
            <text:p>7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9" calcext:value-type="float">
            <text:p>43.49</text:p>
          </table:table-cell>
          <table:table-cell office:value-type="float" office:value="652.4" calcext:value-type="float">
            <text:p>652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2.4" calcext:value-type="float">
            <text:p>652.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94588" calcext:value-type="float">
            <text:p>15894588</text:p>
          </table:table-cell>
          <table:table-cell office:value-type="float" office:value="43.84" calcext:value-type="float">
            <text:p>43.84</text:p>
          </table:table-cell>
          <table:table-cell office:value-type="float" office:value="79.24" calcext:value-type="float">
            <text:p>79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84" calcext:value-type="float">
            <text:p>43.84</text:p>
          </table:table-cell>
          <table:table-cell office:value-type="float" office:value="657.65" calcext:value-type="float">
            <text:p>657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7.65" calcext:value-type="float">
            <text:p>657.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898531" calcext:value-type="float">
            <text:p>15898531</text:p>
          </table:table-cell>
          <table:table-cell office:value-type="float" office:value="44.2" calcext:value-type="float">
            <text:p>44.2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" calcext:value-type="float">
            <text:p>44.2</text:p>
          </table:table-cell>
          <table:table-cell office:value-type="float" office:value="663" calcext:value-type="float">
            <text:p>6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02871" calcext:value-type="float">
            <text:p>15902871</text:p>
          </table:table-cell>
          <table:table-cell office:value-type="float" office:value="44.56" calcext:value-type="float">
            <text:p>44.56</text:p>
          </table:table-cell>
          <table:table-cell office:value-type="float" office:value="80.52" calcext:value-type="float">
            <text:p>8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56" calcext:value-type="float">
            <text:p>44.56</text:p>
          </table:table-cell>
          <table:table-cell office:value-type="float" office:value="668.33" calcext:value-type="float">
            <text:p>668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8.33" calcext:value-type="float">
            <text:p>668.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06651" calcext:value-type="float">
            <text:p>15906651</text:p>
          </table:table-cell>
          <table:table-cell office:value-type="float" office:value="44.91" calcext:value-type="float">
            <text:p>44.91</text:p>
          </table:table-cell>
          <table:table-cell office:value-type="float" office:value="80.43" calcext:value-type="float">
            <text:p>8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1" calcext:value-type="float">
            <text:p>44.91</text:p>
          </table:table-cell>
          <table:table-cell office:value-type="float" office:value="673.61" calcext:value-type="float">
            <text:p>673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3.61" calcext:value-type="float">
            <text:p>673.6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11111" calcext:value-type="float">
            <text:p>15911111</text:p>
          </table:table-cell>
          <table:table-cell office:value-type="float" office:value="45.25" calcext:value-type="float">
            <text:p>45.25</text:p>
          </table:table-cell>
          <table:table-cell office:value-type="float" office:value="79.7" calcext:value-type="float">
            <text:p>7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25" calcext:value-type="float">
            <text:p>45.25</text:p>
          </table:table-cell>
          <table:table-cell office:value-type="float" office:value="678.72" calcext:value-type="float">
            <text:p>678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8.72" calcext:value-type="float">
            <text:p>678.7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15686" calcext:value-type="float">
            <text:p>15915686</text:p>
          </table:table-cell>
          <table:table-cell office:value-type="float" office:value="45.59" calcext:value-type="float">
            <text:p>45.59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9" calcext:value-type="float">
            <text:p>45.59</text:p>
          </table:table-cell>
          <table:table-cell office:value-type="float" office:value="683.8" calcext:value-type="float">
            <text:p>683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3.8" calcext:value-type="float">
            <text:p>683.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19986" calcext:value-type="float">
            <text:p>15919986</text:p>
          </table:table-cell>
          <table:table-cell office:value-type="float" office:value="45.92" calcext:value-type="float">
            <text:p>45.92</text:p>
          </table:table-cell>
          <table:table-cell office:value-type="float" office:value="80.1" calcext:value-type="float">
            <text:p>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92" calcext:value-type="float">
            <text:p>45.92</text:p>
          </table:table-cell>
          <table:table-cell office:value-type="float" office:value="688.86" calcext:value-type="float">
            <text:p>688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8.86" calcext:value-type="float">
            <text:p>688.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23908" calcext:value-type="float">
            <text:p>15923908</text:p>
          </table:table-cell>
          <table:table-cell office:value-type="float" office:value="46.26" calcext:value-type="float">
            <text:p>46.26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26" calcext:value-type="float">
            <text:p>46.26</text:p>
          </table:table-cell>
          <table:table-cell office:value-type="float" office:value="693.84" calcext:value-type="float">
            <text:p>693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3.84" calcext:value-type="float">
            <text:p>693.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28268" calcext:value-type="float">
            <text:p>15928268</text:p>
          </table:table-cell>
          <table:table-cell office:value-type="float" office:value="46.59" calcext:value-type="float">
            <text:p>46.59</text:p>
          </table:table-cell>
          <table:table-cell office:value-type="float" office:value="80.64" calcext:value-type="float">
            <text:p>8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59" calcext:value-type="float">
            <text:p>46.59</text:p>
          </table:table-cell>
          <table:table-cell office:value-type="float" office:value="698.89" calcext:value-type="float">
            <text:p>698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8.89" calcext:value-type="float">
            <text:p>698.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32114" calcext:value-type="float">
            <text:p>15932114</text:p>
          </table:table-cell>
          <table:table-cell office:value-type="float" office:value="46.92" calcext:value-type="float">
            <text:p>46.92</text:p>
          </table:table-cell>
          <table:table-cell office:value-type="float" office:value="79.66" calcext:value-type="float">
            <text:p>79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92" calcext:value-type="float">
            <text:p>46.92</text:p>
          </table:table-cell>
          <table:table-cell office:value-type="float" office:value="703.73" calcext:value-type="float">
            <text:p>703.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3.73" calcext:value-type="float">
            <text:p>703.7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36460" calcext:value-type="float">
            <text:p>15936460</text:p>
          </table:table-cell>
          <table:table-cell office:value-type="float" office:value="47.24" calcext:value-type="float">
            <text:p>47.24</text:p>
          </table:table-cell>
          <table:table-cell office:value-type="float" office:value="80.06" calcext:value-type="float">
            <text:p>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4" calcext:value-type="float">
            <text:p>47.24</text:p>
          </table:table-cell>
          <table:table-cell office:value-type="float" office:value="708.6" calcext:value-type="float">
            <text:p>708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8.6" calcext:value-type="float">
            <text:p>708.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40231" calcext:value-type="float">
            <text:p>15940231</text:p>
          </table:table-cell>
          <table:table-cell office:value-type="float" office:value="47.57" calcext:value-type="float">
            <text:p>47.57</text:p>
          </table:table-cell>
          <table:table-cell office:value-type="float" office:value="80.86" calcext:value-type="float">
            <text:p>80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7" calcext:value-type="float">
            <text:p>47.57</text:p>
          </table:table-cell>
          <table:table-cell office:value-type="float" office:value="713.53" calcext:value-type="float">
            <text:p>713.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3.53" calcext:value-type="float">
            <text:p>713.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44728" calcext:value-type="float">
            <text:p>15944728</text:p>
          </table:table-cell>
          <table:table-cell office:value-type="float" office:value="47.89" calcext:value-type="float">
            <text:p>47.89</text:p>
          </table:table-cell>
          <table:table-cell office:value-type="float" office:value="80.43" calcext:value-type="float">
            <text:p>8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89" calcext:value-type="float">
            <text:p>47.89</text:p>
          </table:table-cell>
          <table:table-cell office:value-type="float" office:value="718.35" calcext:value-type="float">
            <text:p>718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8.35" calcext:value-type="float">
            <text:p>718.3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48440" calcext:value-type="float">
            <text:p>15948440</text:p>
          </table:table-cell>
          <table:table-cell office:value-type="float" office:value="48.21" calcext:value-type="float">
            <text:p>48.21</text:p>
          </table:table-cell>
          <table:table-cell office:value-type="float" office:value="80.82" calcext:value-type="float">
            <text:p>8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1" calcext:value-type="float">
            <text:p>48.21</text:p>
          </table:table-cell>
          <table:table-cell office:value-type="float" office:value="723.18" calcext:value-type="float">
            <text:p>723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3.18" calcext:value-type="float">
            <text:p>723.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52828" calcext:value-type="float">
            <text:p>15952828</text:p>
          </table:table-cell>
          <table:table-cell office:value-type="float" office:value="48.52" calcext:value-type="float">
            <text:p>48.52</text:p>
          </table:table-cell>
          <table:table-cell office:value-type="float" office:value="79.98" calcext:value-type="float">
            <text:p>7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52" calcext:value-type="float">
            <text:p>48.52</text:p>
          </table:table-cell>
          <table:table-cell office:value-type="float" office:value="727.83" calcext:value-type="float">
            <text:p>727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7.83" calcext:value-type="float">
            <text:p>727.8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56591" calcext:value-type="float">
            <text:p>15956591</text:p>
          </table:table-cell>
          <table:table-cell office:value-type="float" office:value="48.83" calcext:value-type="float">
            <text:p>48.83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3" calcext:value-type="float">
            <text:p>48.83</text:p>
          </table:table-cell>
          <table:table-cell office:value-type="float" office:value="732.43" calcext:value-type="float">
            <text:p>732.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2.43" calcext:value-type="float">
            <text:p>732.4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60826" calcext:value-type="float">
            <text:p>15960826</text:p>
          </table:table-cell>
          <table:table-cell office:value-type="float" office:value="49.13" calcext:value-type="float">
            <text:p>49.13</text:p>
          </table:table-cell>
          <table:table-cell office:value-type="float" office:value="80.14" calcext:value-type="float">
            <text:p>8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13" calcext:value-type="float">
            <text:p>49.13</text:p>
          </table:table-cell>
          <table:table-cell office:value-type="float" office:value="737.01" calcext:value-type="float">
            <text:p>737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01" calcext:value-type="float">
            <text:p>737.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64848" calcext:value-type="float">
            <text:p>15964848</text:p>
          </table:table-cell>
          <table:table-cell office:value-type="float" office:value="49.44" calcext:value-type="float">
            <text:p>49.44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44" calcext:value-type="float">
            <text:p>49.44</text:p>
          </table:table-cell>
          <table:table-cell office:value-type="float" office:value="741.55" calcext:value-type="float">
            <text:p>741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1.55" calcext:value-type="float">
            <text:p>741.5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69248" calcext:value-type="float">
            <text:p>15969248</text:p>
          </table:table-cell>
          <table:table-cell office:value-type="float" office:value="49.74" calcext:value-type="float">
            <text:p>49.74</text:p>
          </table:table-cell>
          <table:table-cell office:value-type="float" office:value="80.02" calcext:value-type="float">
            <text:p>8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74" calcext:value-type="float">
            <text:p>49.74</text:p>
          </table:table-cell>
          <table:table-cell office:value-type="float" office:value="746.03" calcext:value-type="float">
            <text:p>746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6.03" calcext:value-type="float">
            <text:p>746.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73048" calcext:value-type="float">
            <text:p>15973048</text:p>
          </table:table-cell>
          <table:table-cell office:value-type="float" office:value="50.03" calcext:value-type="float">
            <text:p>50.03</text:p>
          </table:table-cell>
          <table:table-cell office:value-type="float" office:value="79.98" calcext:value-type="float">
            <text:p>7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03" calcext:value-type="float">
            <text:p>50.03</text:p>
          </table:table-cell>
          <table:table-cell office:value-type="float" office:value="750.46" calcext:value-type="float">
            <text:p>750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0.46" calcext:value-type="float">
            <text:p>750.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77468" calcext:value-type="float">
            <text:p>15977468</text:p>
          </table:table-cell>
          <table:table-cell office:value-type="float" office:value="50.32" calcext:value-type="float">
            <text:p>50.32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32" calcext:value-type="float">
            <text:p>50.32</text:p>
          </table:table-cell>
          <table:table-cell office:value-type="float" office:value="754.87" calcext:value-type="float">
            <text:p>754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4.87" calcext:value-type="float">
            <text:p>754.8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81422" calcext:value-type="float">
            <text:p>15981422</text:p>
          </table:table-cell>
          <table:table-cell office:value-type="float" office:value="50.62" calcext:value-type="float">
            <text:p>50.62</text:p>
          </table:table-cell>
          <table:table-cell office:value-type="float" office:value="80.47" calcext:value-type="float">
            <text:p>8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62" calcext:value-type="float">
            <text:p>50.62</text:p>
          </table:table-cell>
          <table:table-cell office:value-type="float" office:value="759.28" calcext:value-type="float">
            <text:p>759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9.28" calcext:value-type="float">
            <text:p>759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85748" calcext:value-type="float">
            <text:p>15985748</text:p>
          </table:table-cell>
          <table:table-cell office:value-type="float" office:value="50.91" calcext:value-type="float">
            <text:p>50.91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91" calcext:value-type="float">
            <text:p>50.91</text:p>
          </table:table-cell>
          <table:table-cell office:value-type="float" office:value="763.6" calcext:value-type="float">
            <text:p>763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3.6" calcext:value-type="float">
            <text:p>763.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89691" calcext:value-type="float">
            <text:p>15989691</text:p>
          </table:table-cell>
          <table:table-cell office:value-type="float" office:value="51.19" calcext:value-type="float">
            <text:p>51.19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19" calcext:value-type="float">
            <text:p>51.19</text:p>
          </table:table-cell>
          <table:table-cell office:value-type="float" office:value="767.84" calcext:value-type="float">
            <text:p>767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7.84" calcext:value-type="float">
            <text:p>767.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94074" calcext:value-type="float">
            <text:p>15994074</text:p>
          </table:table-cell>
          <table:table-cell office:value-type="float" office:value="51.47" calcext:value-type="float">
            <text:p>51.47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47" calcext:value-type="float">
            <text:p>51.47</text:p>
          </table:table-cell>
          <table:table-cell office:value-type="float" office:value="772.03" calcext:value-type="float">
            <text:p>772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2.03" calcext:value-type="float">
            <text:p>772.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5997891" calcext:value-type="float">
            <text:p>15997891</text:p>
          </table:table-cell>
          <table:table-cell office:value-type="float" office:value="51.75" calcext:value-type="float">
            <text:p>51.75</text:p>
          </table:table-cell>
          <table:table-cell office:value-type="float" office:value="80.47" calcext:value-type="float">
            <text:p>8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75" calcext:value-type="float">
            <text:p>51.75</text:p>
          </table:table-cell>
          <table:table-cell office:value-type="float" office:value="776.27" calcext:value-type="float">
            <text:p>776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6.27" calcext:value-type="float">
            <text:p>776.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02226" calcext:value-type="float">
            <text:p>16002226</text:p>
          </table:table-cell>
          <table:table-cell office:value-type="float" office:value="52.02" calcext:value-type="float">
            <text:p>52.02</text:p>
          </table:table-cell>
          <table:table-cell office:value-type="float" office:value="79.82" calcext:value-type="float">
            <text:p>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02" calcext:value-type="float">
            <text:p>52.02</text:p>
          </table:table-cell>
          <table:table-cell office:value-type="float" office:value="780.37" calcext:value-type="float">
            <text:p>780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0.37" calcext:value-type="float">
            <text:p>780.3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06031" calcext:value-type="float">
            <text:p>16006031</text:p>
          </table:table-cell>
          <table:table-cell office:value-type="float" office:value="52.29" calcext:value-type="float">
            <text:p>52.29</text:p>
          </table:table-cell>
          <table:table-cell office:value-type="float" office:value="78.98" calcext:value-type="float">
            <text:p>7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29" calcext:value-type="float">
            <text:p>52.29</text:p>
          </table:table-cell>
          <table:table-cell office:value-type="float" office:value="784.3" calcext:value-type="float">
            <text:p>784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4.3" calcext:value-type="float">
            <text:p>784.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10248" calcext:value-type="float">
            <text:p>16010248</text:p>
          </table:table-cell>
          <table:table-cell office:value-type="float" office:value="52.55" calcext:value-type="float">
            <text:p>52.55</text:p>
          </table:table-cell>
          <table:table-cell office:value-type="float" office:value="79.82" calcext:value-type="float">
            <text:p>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55" calcext:value-type="float">
            <text:p>52.55</text:p>
          </table:table-cell>
          <table:table-cell office:value-type="float" office:value="788.31" calcext:value-type="float">
            <text:p>788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8.31" calcext:value-type="float">
            <text:p>788.3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14140" calcext:value-type="float">
            <text:p>16014140</text:p>
          </table:table-cell>
          <table:table-cell office:value-type="float" office:value="52.82" calcext:value-type="float">
            <text:p>52.82</text:p>
          </table:table-cell>
          <table:table-cell office:value-type="float" office:value="79.7" calcext:value-type="float">
            <text:p>7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82" calcext:value-type="float">
            <text:p>52.82</text:p>
          </table:table-cell>
          <table:table-cell office:value-type="float" office:value="792.28" calcext:value-type="float">
            <text:p>792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2.28" calcext:value-type="float">
            <text:p>792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18266" calcext:value-type="float">
            <text:p>16018266</text:p>
          </table:table-cell>
          <table:table-cell office:value-type="float" office:value="53.08" calcext:value-type="float">
            <text:p>53.08</text:p>
          </table:table-cell>
          <table:table-cell office:value-type="float" office:value="80.22" calcext:value-type="float">
            <text:p>8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08" calcext:value-type="float">
            <text:p>53.08</text:p>
          </table:table-cell>
          <table:table-cell office:value-type="float" office:value="796.27" calcext:value-type="float">
            <text:p>796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6.27" calcext:value-type="float">
            <text:p>796.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22654" calcext:value-type="float">
            <text:p>16022654</text:p>
          </table:table-cell>
          <table:table-cell office:value-type="float" office:value="53.34" calcext:value-type="float">
            <text:p>53.34</text:p>
          </table:table-cell>
          <table:table-cell office:value-type="float" office:value="79.78" calcext:value-type="float">
            <text:p>7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34" calcext:value-type="float">
            <text:p>53.34</text:p>
          </table:table-cell>
          <table:table-cell office:value-type="float" office:value="800.16" calcext:value-type="float">
            <text:p>800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.16" calcext:value-type="float">
            <text:p>800.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27048" calcext:value-type="float">
            <text:p>16027048</text:p>
          </table:table-cell>
          <table:table-cell office:value-type="float" office:value="53.61" calcext:value-type="float">
            <text:p>53.61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61" calcext:value-type="float">
            <text:p>53.61</text:p>
          </table:table-cell>
          <table:table-cell office:value-type="float" office:value="804.09" calcext:value-type="float">
            <text:p>804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4.09" calcext:value-type="float">
            <text:p>804.0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30828" calcext:value-type="float">
            <text:p>16030828</text:p>
          </table:table-cell>
          <table:table-cell office:value-type="float" office:value="53.86" calcext:value-type="float">
            <text:p>53.86</text:p>
          </table:table-cell>
          <table:table-cell office:value-type="float" office:value="79.9" calcext:value-type="float">
            <text:p>7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6" calcext:value-type="float">
            <text:p>53.86</text:p>
          </table:table-cell>
          <table:table-cell office:value-type="float" office:value="807.92" calcext:value-type="float">
            <text:p>807.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7.92" calcext:value-type="float">
            <text:p>807.9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35308" calcext:value-type="float">
            <text:p>16035308</text:p>
          </table:table-cell>
          <table:table-cell office:value-type="float" office:value="54.11" calcext:value-type="float">
            <text:p>54.11</text:p>
          </table:table-cell>
          <table:table-cell office:value-type="float" office:value="79.35" calcext:value-type="float">
            <text:p>79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11" calcext:value-type="float">
            <text:p>54.11</text:p>
          </table:table-cell>
          <table:table-cell office:value-type="float" office:value="811.63" calcext:value-type="float">
            <text:p>811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1.63" calcext:value-type="float">
            <text:p>811.6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39026" calcext:value-type="float">
            <text:p>16039026</text:p>
          </table:table-cell>
          <table:table-cell office:value-type="float" office:value="54.36" calcext:value-type="float">
            <text:p>54.36</text:p>
          </table:table-cell>
          <table:table-cell office:value-type="float" office:value="80.43" calcext:value-type="float">
            <text:p>8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36" calcext:value-type="float">
            <text:p>54.36</text:p>
          </table:table-cell>
          <table:table-cell office:value-type="float" office:value="815.47" calcext:value-type="float">
            <text:p>815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5.47" calcext:value-type="float">
            <text:p>815.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43433" calcext:value-type="float">
            <text:p>16043433</text:p>
          </table:table-cell>
          <table:table-cell office:value-type="float" office:value="54.62" calcext:value-type="float">
            <text:p>54.62</text:p>
          </table:table-cell>
          <table:table-cell office:value-type="float" office:value="81.08" calcext:value-type="float">
            <text:p>81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62" calcext:value-type="float">
            <text:p>54.62</text:p>
          </table:table-cell>
          <table:table-cell office:value-type="float" office:value="819.36" calcext:value-type="float">
            <text:p>819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9.36" calcext:value-type="float">
            <text:p>819.3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47220" calcext:value-type="float">
            <text:p>16047220</text:p>
          </table:table-cell>
          <table:table-cell office:value-type="float" office:value="54.88" calcext:value-type="float">
            <text:p>54.88</text:p>
          </table:table-cell>
          <table:table-cell office:value-type="float" office:value="80.77" calcext:value-type="float">
            <text:p>8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88" calcext:value-type="float">
            <text:p>54.88</text:p>
          </table:table-cell>
          <table:table-cell office:value-type="float" office:value="823.17" calcext:value-type="float">
            <text:p>823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3.17" calcext:value-type="float">
            <text:p>823.1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51508" calcext:value-type="float">
            <text:p>16051508</text:p>
          </table:table-cell>
          <table:table-cell office:value-type="float" office:value="55.13" calcext:value-type="float">
            <text:p>55.1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13" calcext:value-type="float">
            <text:p>55.13</text:p>
          </table:table-cell>
          <table:table-cell office:value-type="float" office:value="826.91" calcext:value-type="float">
            <text:p>826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6.91" calcext:value-type="float">
            <text:p>826.9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55468" calcext:value-type="float">
            <text:p>16055468</text:p>
          </table:table-cell>
          <table:table-cell office:value-type="float" office:value="55.37" calcext:value-type="float">
            <text:p>55.37</text:p>
          </table:table-cell>
          <table:table-cell office:value-type="float" office:value="80.39" calcext:value-type="float">
            <text:p>8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37" calcext:value-type="float">
            <text:p>55.37</text:p>
          </table:table-cell>
          <table:table-cell office:value-type="float" office:value="830.59" calcext:value-type="float">
            <text:p>830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0.59" calcext:value-type="float">
            <text:p>830.5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59966" calcext:value-type="float">
            <text:p>16059966</text:p>
          </table:table-cell>
          <table:table-cell office:value-type="float" office:value="55.61" calcext:value-type="float">
            <text:p>55.61</text:p>
          </table:table-cell>
          <table:table-cell office:value-type="float" office:value="80.35" calcext:value-type="float">
            <text:p>8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61" calcext:value-type="float">
            <text:p>55.61</text:p>
          </table:table-cell>
          <table:table-cell office:value-type="float" office:value="834.22" calcext:value-type="float">
            <text:p>834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4.22" calcext:value-type="float">
            <text:p>834.2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63686" calcext:value-type="float">
            <text:p>16063686</text:p>
          </table:table-cell>
          <table:table-cell office:value-type="float" office:value="55.86" calcext:value-type="float">
            <text:p>55.86</text:p>
          </table:table-cell>
          <table:table-cell office:value-type="float" office:value="80.64" calcext:value-type="float">
            <text:p>8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86" calcext:value-type="float">
            <text:p>55.86</text:p>
          </table:table-cell>
          <table:table-cell office:value-type="float" office:value="837.86" calcext:value-type="float">
            <text:p>837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7.86" calcext:value-type="float">
            <text:p>837.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67991" calcext:value-type="float">
            <text:p>16067991</text:p>
          </table:table-cell>
          <table:table-cell office:value-type="float" office:value="56.1" calcext:value-type="float">
            <text:p>56.1</text:p>
          </table:table-cell>
          <table:table-cell office:value-type="float" office:value="80.69" calcext:value-type="float">
            <text:p>8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1" calcext:value-type="float">
            <text:p>56.1</text:p>
          </table:table-cell>
          <table:table-cell office:value-type="float" office:value="841.47" calcext:value-type="float">
            <text:p>841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1.47" calcext:value-type="float">
            <text:p>841.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71926" calcext:value-type="float">
            <text:p>16071926</text:p>
          </table:table-cell>
          <table:table-cell office:value-type="float" office:value="56.34" calcext:value-type="float">
            <text:p>56.34</text:p>
          </table:table-cell>
          <table:table-cell office:value-type="float" office:value="80.77" calcext:value-type="float">
            <text:p>8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34" calcext:value-type="float">
            <text:p>56.34</text:p>
          </table:table-cell>
          <table:table-cell office:value-type="float" office:value="845.05" calcext:value-type="float">
            <text:p>845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5.05" calcext:value-type="float">
            <text:p>845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76628" calcext:value-type="float">
            <text:p>16076628</text:p>
          </table:table-cell>
          <table:table-cell office:value-type="float" office:value="56.57" calcext:value-type="float">
            <text:p>56.57</text:p>
          </table:table-cell>
          <table:table-cell office:value-type="float" office:value="80.73" calcext:value-type="float">
            <text:p>8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57" calcext:value-type="float">
            <text:p>56.57</text:p>
          </table:table-cell>
          <table:table-cell office:value-type="float" office:value="848.6" calcext:value-type="float">
            <text:p>848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8.6" calcext:value-type="float">
            <text:p>848.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80366" calcext:value-type="float">
            <text:p>16080366</text:p>
          </table:table-cell>
          <table:table-cell office:value-type="float" office:value="56.8" calcext:value-type="float">
            <text:p>56.8</text:p>
          </table:table-cell>
          <table:table-cell office:value-type="float" office:value="80.22" calcext:value-type="float">
            <text:p>8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8" calcext:value-type="float">
            <text:p>56.8</text:p>
          </table:table-cell>
          <table:table-cell office:value-type="float" office:value="852.03" calcext:value-type="float">
            <text:p>852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2.03" calcext:value-type="float">
            <text:p>852.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84671" calcext:value-type="float">
            <text:p>16084671</text:p>
          </table:table-cell>
          <table:table-cell office:value-type="float" office:value="57.03" calcext:value-type="float">
            <text:p>57.03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03" calcext:value-type="float">
            <text:p>57.03</text:p>
          </table:table-cell>
          <table:table-cell office:value-type="float" office:value="855.44" calcext:value-type="float">
            <text:p>855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5.44" calcext:value-type="float">
            <text:p>855.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88551" calcext:value-type="float">
            <text:p>16088551</text:p>
          </table:table-cell>
          <table:table-cell office:value-type="float" office:value="57.26" calcext:value-type="float">
            <text:p>57.26</text:p>
          </table:table-cell>
          <table:table-cell office:value-type="float" office:value="80.43" calcext:value-type="float">
            <text:p>8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26" calcext:value-type="float">
            <text:p>57.26</text:p>
          </table:table-cell>
          <table:table-cell office:value-type="float" office:value="858.83" calcext:value-type="float">
            <text:p>858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8.83" calcext:value-type="float">
            <text:p>858.8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92526" calcext:value-type="float">
            <text:p>16092526</text:p>
          </table:table-cell>
          <table:table-cell office:value-type="float" office:value="57.47" calcext:value-type="float">
            <text:p>57.47</text:p>
          </table:table-cell>
          <table:table-cell office:value-type="float" office:value="79.58" calcext:value-type="float">
            <text:p>7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47" calcext:value-type="float">
            <text:p>57.47</text:p>
          </table:table-cell>
          <table:table-cell office:value-type="float" office:value="862.06" calcext:value-type="float">
            <text:p>862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2.06" calcext:value-type="float">
            <text:p>862.0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096871" calcext:value-type="float">
            <text:p>16096871</text:p>
          </table:table-cell>
          <table:table-cell office:value-type="float" office:value="57.69" calcext:value-type="float">
            <text:p>57.69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69" calcext:value-type="float">
            <text:p>57.69</text:p>
          </table:table-cell>
          <table:table-cell office:value-type="float" office:value="865.36" calcext:value-type="float">
            <text:p>865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5.36" calcext:value-type="float">
            <text:p>865.3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02231" calcext:value-type="float">
            <text:p>16102231</text:p>
          </table:table-cell>
          <table:table-cell office:value-type="float" office:value="57.91" calcext:value-type="float">
            <text:p>57.91</text:p>
          </table:table-cell>
          <table:table-cell office:value-type="float" office:value="80.39" calcext:value-type="float">
            <text:p>8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91" calcext:value-type="float">
            <text:p>57.91</text:p>
          </table:table-cell>
          <table:table-cell office:value-type="float" office:value="868.65" calcext:value-type="float">
            <text:p>868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8.65" calcext:value-type="float">
            <text:p>868.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06343" calcext:value-type="float">
            <text:p>16106343</text:p>
          </table:table-cell>
          <table:table-cell office:value-type="float" office:value="58.12" calcext:value-type="float">
            <text:p>58.12</text:p>
          </table:table-cell>
          <table:table-cell office:value-type="float" office:value="80.06" calcext:value-type="float">
            <text:p>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2" calcext:value-type="float">
            <text:p>58.12</text:p>
          </table:table-cell>
          <table:table-cell office:value-type="float" office:value="871.87" calcext:value-type="float">
            <text:p>871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1.87" calcext:value-type="float">
            <text:p>871.8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10728" calcext:value-type="float">
            <text:p>16110728</text:p>
          </table:table-cell>
          <table:table-cell office:value-type="float" office:value="58.34" calcext:value-type="float">
            <text:p>58.34</text:p>
          </table:table-cell>
          <table:table-cell office:value-type="float" office:value="80.22" calcext:value-type="float">
            <text:p>8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34" calcext:value-type="float">
            <text:p>58.34</text:p>
          </table:table-cell>
          <table:table-cell office:value-type="float" office:value="875.07" calcext:value-type="float">
            <text:p>875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5.07" calcext:value-type="float">
            <text:p>875.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14743" calcext:value-type="float">
            <text:p>16114743</text:p>
          </table:table-cell>
          <table:table-cell office:value-type="float" office:value="58.55" calcext:value-type="float">
            <text:p>58.55</text:p>
          </table:table-cell>
          <table:table-cell office:value-type="float" office:value="80.14" calcext:value-type="float">
            <text:p>8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55" calcext:value-type="float">
            <text:p>58.55</text:p>
          </table:table-cell>
          <table:table-cell office:value-type="float" office:value="878.23" calcext:value-type="float">
            <text:p>878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8.23" calcext:value-type="float">
            <text:p>878.2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19728" calcext:value-type="float">
            <text:p>16119728</text:p>
          </table:table-cell>
          <table:table-cell office:value-type="float" office:value="58.75" calcext:value-type="float">
            <text:p>58.75</text:p>
          </table:table-cell>
          <table:table-cell office:value-type="float" office:value="79.66" calcext:value-type="float">
            <text:p>79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75" calcext:value-type="float">
            <text:p>58.75</text:p>
          </table:table-cell>
          <table:table-cell office:value-type="float" office:value="881.28" calcext:value-type="float">
            <text:p>881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1.28" calcext:value-type="float">
            <text:p>881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24326" calcext:value-type="float">
            <text:p>16124326</text:p>
          </table:table-cell>
          <table:table-cell office:value-type="float" office:value="58.96" calcext:value-type="float">
            <text:p>58.96</text:p>
          </table:table-cell>
          <table:table-cell office:value-type="float" office:value="79.9" calcext:value-type="float">
            <text:p>7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96" calcext:value-type="float">
            <text:p>58.96</text:p>
          </table:table-cell>
          <table:table-cell office:value-type="float" office:value="884.33" calcext:value-type="float">
            <text:p>884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4.33" calcext:value-type="float">
            <text:p>884.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28674" calcext:value-type="float">
            <text:p>16128674</text:p>
          </table:table-cell>
          <table:table-cell office:value-type="float" office:value="59.16" calcext:value-type="float">
            <text:p>59.16</text:p>
          </table:table-cell>
          <table:table-cell office:value-type="float" office:value="79.74" calcext:value-type="float">
            <text:p>7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16" calcext:value-type="float">
            <text:p>59.16</text:p>
          </table:table-cell>
          <table:table-cell office:value-type="float" office:value="887.33" calcext:value-type="float">
            <text:p>887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7.33" calcext:value-type="float">
            <text:p>887.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32546" calcext:value-type="float">
            <text:p>16132546</text:p>
          </table:table-cell>
          <table:table-cell office:value-type="float" office:value="59.35" calcext:value-type="float">
            <text:p>59.35</text:p>
          </table:table-cell>
          <table:table-cell office:value-type="float" office:value="79.62" calcext:value-type="float">
            <text:p>7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35" calcext:value-type="float">
            <text:p>59.35</text:p>
          </table:table-cell>
          <table:table-cell office:value-type="float" office:value="890.28" calcext:value-type="float">
            <text:p>890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0.28" calcext:value-type="float">
            <text:p>890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37031" calcext:value-type="float">
            <text:p>16137031</text:p>
          </table:table-cell>
          <table:table-cell office:value-type="float" office:value="59.55" calcext:value-type="float">
            <text:p>59.55</text:p>
          </table:table-cell>
          <table:table-cell office:value-type="float" office:value="79.82" calcext:value-type="float">
            <text:p>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55" calcext:value-type="float">
            <text:p>59.55</text:p>
          </table:table-cell>
          <table:table-cell office:value-type="float" office:value="893.24" calcext:value-type="float">
            <text:p>893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3.24" calcext:value-type="float">
            <text:p>893.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40726" calcext:value-type="float">
            <text:p>16140726</text:p>
          </table:table-cell>
          <table:table-cell office:value-type="float" office:value="59.74" calcext:value-type="float">
            <text:p>59.74</text:p>
          </table:table-cell>
          <table:table-cell office:value-type="float" office:value="79.9" calcext:value-type="float">
            <text:p>7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74" calcext:value-type="float">
            <text:p>59.74</text:p>
          </table:table-cell>
          <table:table-cell office:value-type="float" office:value="896.17" calcext:value-type="float">
            <text:p>896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6.17" calcext:value-type="float">
            <text:p>896.1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45171" calcext:value-type="float">
            <text:p>16145171</text:p>
          </table:table-cell>
          <table:table-cell office:value-type="float" office:value="59.93" calcext:value-type="float">
            <text:p>59.93</text:p>
          </table:table-cell>
          <table:table-cell office:value-type="float" office:value="79.43" calcext:value-type="float">
            <text:p>79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93" calcext:value-type="float">
            <text:p>59.93</text:p>
          </table:table-cell>
          <table:table-cell office:value-type="float" office:value="899.01" calcext:value-type="float">
            <text:p>899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9.01" calcext:value-type="float">
            <text:p>899.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48843" calcext:value-type="float">
            <text:p>16148843</text:p>
          </table:table-cell>
          <table:table-cell office:value-type="float" office:value="60.12" calcext:value-type="float">
            <text:p>60.12</text:p>
          </table:table-cell>
          <table:table-cell office:value-type="float" office:value="79.78" calcext:value-type="float">
            <text:p>7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12" calcext:value-type="float">
            <text:p>60.12</text:p>
          </table:table-cell>
          <table:table-cell office:value-type="float" office:value="901.87" calcext:value-type="float">
            <text:p>901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1.87" calcext:value-type="float">
            <text:p>901.8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53231" calcext:value-type="float">
            <text:p>16153231</text:p>
          </table:table-cell>
          <table:table-cell office:value-type="float" office:value="60.32" calcext:value-type="float">
            <text:p>60.32</text:p>
          </table:table-cell>
          <table:table-cell office:value-type="float" office:value="80.35" calcext:value-type="float">
            <text:p>8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32" calcext:value-type="float">
            <text:p>60.32</text:p>
          </table:table-cell>
          <table:table-cell office:value-type="float" office:value="904.79" calcext:value-type="float">
            <text:p>904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4.79" calcext:value-type="float">
            <text:p>904.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57023" calcext:value-type="float">
            <text:p>16157023</text:p>
          </table:table-cell>
          <table:table-cell office:value-type="float" office:value="60.5" calcext:value-type="float">
            <text:p>60.5</text:p>
          </table:table-cell>
          <table:table-cell office:value-type="float" office:value="79.58" calcext:value-type="float">
            <text:p>7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5" calcext:value-type="float">
            <text:p>60.5</text:p>
          </table:table-cell>
          <table:table-cell office:value-type="float" office:value="907.57" calcext:value-type="float">
            <text:p>907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7.57" calcext:value-type="float">
            <text:p>907.5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61446" calcext:value-type="float">
            <text:p>16161446</text:p>
          </table:table-cell>
          <table:table-cell office:value-type="float" office:value="60.69" calcext:value-type="float">
            <text:p>60.69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69" calcext:value-type="float">
            <text:p>60.69</text:p>
          </table:table-cell>
          <table:table-cell office:value-type="float" office:value="910.36" calcext:value-type="float">
            <text:p>910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0.36" calcext:value-type="float">
            <text:p>910.3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65243" calcext:value-type="float">
            <text:p>16165243</text:p>
          </table:table-cell>
          <table:table-cell office:value-type="float" office:value="60.88" calcext:value-type="float">
            <text:p>60.88</text:p>
          </table:table-cell>
          <table:table-cell office:value-type="float" office:value="80.39" calcext:value-type="float">
            <text:p>8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88" calcext:value-type="float">
            <text:p>60.88</text:p>
          </table:table-cell>
          <table:table-cell office:value-type="float" office:value="913.2" calcext:value-type="float">
            <text:p>913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3.2" calcext:value-type="float">
            <text:p>913.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69531" calcext:value-type="float">
            <text:p>16169531</text:p>
          </table:table-cell>
          <table:table-cell office:value-type="float" office:value="61.06" calcext:value-type="float">
            <text:p>61.06</text:p>
          </table:table-cell>
          <table:table-cell office:value-type="float" office:value="80.02" calcext:value-type="float">
            <text:p>8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06" calcext:value-type="float">
            <text:p>61.06</text:p>
          </table:table-cell>
          <table:table-cell office:value-type="float" office:value="915.96" calcext:value-type="float">
            <text:p>915.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5.96" calcext:value-type="float">
            <text:p>915.9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73520" calcext:value-type="float">
            <text:p>16173520</text:p>
          </table:table-cell>
          <table:table-cell office:value-type="float" office:value="61.25" calcext:value-type="float">
            <text:p>61.25</text:p>
          </table:table-cell>
          <table:table-cell office:value-type="float" office:value="80.39" calcext:value-type="float">
            <text:p>8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25" calcext:value-type="float">
            <text:p>61.25</text:p>
          </table:table-cell>
          <table:table-cell office:value-type="float" office:value="918.75" calcext:value-type="float">
            <text:p>918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8.75" calcext:value-type="float">
            <text:p>918.7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78051" calcext:value-type="float">
            <text:p>16178051</text:p>
          </table:table-cell>
          <table:table-cell office:value-type="float" office:value="61.44" calcext:value-type="float">
            <text:p>61.44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44" calcext:value-type="float">
            <text:p>61.44</text:p>
          </table:table-cell>
          <table:table-cell office:value-type="float" office:value="921.53" calcext:value-type="float">
            <text:p>921.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1.53" calcext:value-type="float">
            <text:p>921.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81863" calcext:value-type="float">
            <text:p>16181863</text:p>
          </table:table-cell>
          <table:table-cell office:value-type="float" office:value="61.61" calcext:value-type="float">
            <text:p>61.61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61" calcext:value-type="float">
            <text:p>61.61</text:p>
          </table:table-cell>
          <table:table-cell office:value-type="float" office:value="924.2" calcext:value-type="float">
            <text:p>924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4.2" calcext:value-type="float">
            <text:p>924.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86268" calcext:value-type="float">
            <text:p>16186268</text:p>
          </table:table-cell>
          <table:table-cell office:value-type="float" office:value="61.79" calcext:value-type="float">
            <text:p>61.79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79" calcext:value-type="float">
            <text:p>61.79</text:p>
          </table:table-cell>
          <table:table-cell office:value-type="float" office:value="926.82" calcext:value-type="float">
            <text:p>926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6.82" calcext:value-type="float">
            <text:p>926.8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90020" calcext:value-type="float">
            <text:p>16190020</text:p>
          </table:table-cell>
          <table:table-cell office:value-type="float" office:value="61.97" calcext:value-type="float">
            <text:p>61.97</text:p>
          </table:table-cell>
          <table:table-cell office:value-type="float" office:value="80.26" calcext:value-type="float">
            <text:p>8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97" calcext:value-type="float">
            <text:p>61.97</text:p>
          </table:table-cell>
          <table:table-cell office:value-type="float" office:value="929.48" calcext:value-type="float">
            <text:p>929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9.48" calcext:value-type="float">
            <text:p>929.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94314" calcext:value-type="float">
            <text:p>16194314</text:p>
          </table:table-cell>
          <table:table-cell office:value-type="float" office:value="62.14" calcext:value-type="float">
            <text:p>62.14</text:p>
          </table:table-cell>
          <table:table-cell office:value-type="float" office:value="80.22" calcext:value-type="float">
            <text:p>8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14" calcext:value-type="float">
            <text:p>62.14</text:p>
          </table:table-cell>
          <table:table-cell office:value-type="float" office:value="932.1" calcext:value-type="float">
            <text:p>932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2.1" calcext:value-type="float">
            <text:p>932.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198433" calcext:value-type="float">
            <text:p>16198433</text:p>
          </table:table-cell>
          <table:table-cell office:value-type="float" office:value="62.31" calcext:value-type="float">
            <text:p>62.31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31" calcext:value-type="float">
            <text:p>62.31</text:p>
          </table:table-cell>
          <table:table-cell office:value-type="float" office:value="934.65" calcext:value-type="float">
            <text:p>934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4.65" calcext:value-type="float">
            <text:p>934.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02734" calcext:value-type="float">
            <text:p>16202734</text:p>
          </table:table-cell>
          <table:table-cell office:value-type="float" office:value="62.47" calcext:value-type="float">
            <text:p>62.47</text:p>
          </table:table-cell>
          <table:table-cell office:value-type="float" office:value="79.02" calcext:value-type="float">
            <text:p>7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47" calcext:value-type="float">
            <text:p>62.47</text:p>
          </table:table-cell>
          <table:table-cell office:value-type="float" office:value="937.05" calcext:value-type="float">
            <text:p>93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7.05" calcext:value-type="float">
            <text:p>937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06686" calcext:value-type="float">
            <text:p>16206686</text:p>
          </table:table-cell>
          <table:table-cell office:value-type="float" office:value="62.63" calcext:value-type="float">
            <text:p>62.63</text:p>
          </table:table-cell>
          <table:table-cell office:value-type="float" office:value="79.06" calcext:value-type="float">
            <text:p>79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63" calcext:value-type="float">
            <text:p>62.63</text:p>
          </table:table-cell>
          <table:table-cell office:value-type="float" office:value="939.43" calcext:value-type="float">
            <text:p>939.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9.43" calcext:value-type="float">
            <text:p>939.4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11134" calcext:value-type="float">
            <text:p>16211134</text:p>
          </table:table-cell>
          <table:table-cell office:value-type="float" office:value="62.79" calcext:value-type="float">
            <text:p>62.79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79" calcext:value-type="float">
            <text:p>62.79</text:p>
          </table:table-cell>
          <table:table-cell office:value-type="float" office:value="941.91" calcext:value-type="float">
            <text:p>941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1.91" calcext:value-type="float">
            <text:p>941.9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15075" calcext:value-type="float">
            <text:p>16215075</text:p>
          </table:table-cell>
          <table:table-cell office:value-type="float" office:value="62.96" calcext:value-type="float">
            <text:p>62.96</text:p>
          </table:table-cell>
          <table:table-cell office:value-type="float" office:value="79.98" calcext:value-type="float">
            <text:p>7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96" calcext:value-type="float">
            <text:p>62.96</text:p>
          </table:table-cell>
          <table:table-cell office:value-type="float" office:value="944.37" calcext:value-type="float">
            <text:p>944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4.37" calcext:value-type="float">
            <text:p>944.3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19374" calcext:value-type="float">
            <text:p>16219374</text:p>
          </table:table-cell>
          <table:table-cell office:value-type="float" office:value="63.12" calcext:value-type="float">
            <text:p>63.12</text:p>
          </table:table-cell>
          <table:table-cell office:value-type="float" office:value="79.9" calcext:value-type="float">
            <text:p>7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12" calcext:value-type="float">
            <text:p>63.12</text:p>
          </table:table-cell>
          <table:table-cell office:value-type="float" office:value="946.8" calcext:value-type="float">
            <text:p>946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6.8" calcext:value-type="float">
            <text:p>946.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23323" calcext:value-type="float">
            <text:p>16223323</text:p>
          </table:table-cell>
          <table:table-cell office:value-type="float" office:value="63.28" calcext:value-type="float">
            <text:p>63.28</text:p>
          </table:table-cell>
          <table:table-cell office:value-type="float" office:value="79.74" calcext:value-type="float">
            <text:p>7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28" calcext:value-type="float">
            <text:p>63.28</text:p>
          </table:table-cell>
          <table:table-cell office:value-type="float" office:value="949.18" calcext:value-type="float">
            <text:p>949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9.18" calcext:value-type="float">
            <text:p>949.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27788" calcext:value-type="float">
            <text:p>16227788</text:p>
          </table:table-cell>
          <table:table-cell office:value-type="float" office:value="63.44" calcext:value-type="float">
            <text:p>63.44</text:p>
          </table:table-cell>
          <table:table-cell office:value-type="float" office:value="80.26" calcext:value-type="float">
            <text:p>8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44" calcext:value-type="float">
            <text:p>63.44</text:p>
          </table:table-cell>
          <table:table-cell office:value-type="float" office:value="951.61" calcext:value-type="float">
            <text:p>951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1.61" calcext:value-type="float">
            <text:p>951.6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31648" calcext:value-type="float">
            <text:p>16231648</text:p>
          </table:table-cell>
          <table:table-cell office:value-type="float" office:value="63.6" calcext:value-type="float">
            <text:p>63.6</text:p>
          </table:table-cell>
          <table:table-cell office:value-type="float" office:value="79.82" calcext:value-type="float">
            <text:p>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6" calcext:value-type="float">
            <text:p>63.6</text:p>
          </table:table-cell>
          <table:table-cell office:value-type="float" office:value="953.95" calcext:value-type="float">
            <text:p>953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3.95" calcext:value-type="float">
            <text:p>953.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36034" calcext:value-type="float">
            <text:p>16236034</text:p>
          </table:table-cell>
          <table:table-cell office:value-type="float" office:value="63.75" calcext:value-type="float">
            <text:p>63.75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75" calcext:value-type="float">
            <text:p>63.75</text:p>
          </table:table-cell>
          <table:table-cell office:value-type="float" office:value="956.27" calcext:value-type="float">
            <text:p>956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6.27" calcext:value-type="float">
            <text:p>956.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39835" calcext:value-type="float">
            <text:p>16239835</text:p>
          </table:table-cell>
          <table:table-cell office:value-type="float" office:value="63.91" calcext:value-type="float">
            <text:p>63.91</text:p>
          </table:table-cell>
          <table:table-cell office:value-type="float" office:value="80.47" calcext:value-type="float">
            <text:p>8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91" calcext:value-type="float">
            <text:p>63.91</text:p>
          </table:table-cell>
          <table:table-cell office:value-type="float" office:value="958.67" calcext:value-type="float">
            <text:p>958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8.67" calcext:value-type="float">
            <text:p>958.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44288" calcext:value-type="float">
            <text:p>16244288</text:p>
          </table:table-cell>
          <table:table-cell office:value-type="float" office:value="64.07" calcext:value-type="float">
            <text:p>64.07</text:p>
          </table:table-cell>
          <table:table-cell office:value-type="float" office:value="80.1" calcext:value-type="float">
            <text:p>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07" calcext:value-type="float">
            <text:p>64.07</text:p>
          </table:table-cell>
          <table:table-cell office:value-type="float" office:value="960.98" calcext:value-type="float">
            <text:p>960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0.98" calcext:value-type="float">
            <text:p>960.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48035" calcext:value-type="float">
            <text:p>16248035</text:p>
          </table:table-cell>
          <table:table-cell office:value-type="float" office:value="64.22" calcext:value-type="float">
            <text:p>64.22</text:p>
          </table:table-cell>
          <table:table-cell office:value-type="float" office:value="79.9" calcext:value-type="float">
            <text:p>7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22" calcext:value-type="float">
            <text:p>64.22</text:p>
          </table:table-cell>
          <table:table-cell office:value-type="float" office:value="963.24" calcext:value-type="float">
            <text:p>963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3.24" calcext:value-type="float">
            <text:p>963.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52234" calcext:value-type="float">
            <text:p>16252234</text:p>
          </table:table-cell>
          <table:table-cell office:value-type="float" office:value="64.37" calcext:value-type="float">
            <text:p>64.37</text:p>
          </table:table-cell>
          <table:table-cell office:value-type="float" office:value="80.52" calcext:value-type="float">
            <text:p>8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37" calcext:value-type="float">
            <text:p>64.37</text:p>
          </table:table-cell>
          <table:table-cell office:value-type="float" office:value="965.57" calcext:value-type="float">
            <text:p>965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5.57" calcext:value-type="float">
            <text:p>965.5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56163" calcext:value-type="float">
            <text:p>16256163</text:p>
          </table:table-cell>
          <table:table-cell office:value-type="float" office:value="64.52" calcext:value-type="float">
            <text:p>64.52</text:p>
          </table:table-cell>
          <table:table-cell office:value-type="float" office:value="79.9" calcext:value-type="float">
            <text:p>7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52" calcext:value-type="float">
            <text:p>64.52</text:p>
          </table:table-cell>
          <table:table-cell office:value-type="float" office:value="967.78" calcext:value-type="float">
            <text:p>967.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7.78" calcext:value-type="float">
            <text:p>967.7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60591" calcext:value-type="float">
            <text:p>16260591</text:p>
          </table:table-cell>
          <table:table-cell office:value-type="float" office:value="64.67" calcext:value-type="float">
            <text:p>64.67</text:p>
          </table:table-cell>
          <table:table-cell office:value-type="float" office:value="80.43" calcext:value-type="float">
            <text:p>8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67" calcext:value-type="float">
            <text:p>64.67</text:p>
          </table:table-cell>
          <table:table-cell office:value-type="float" office:value="970.05" calcext:value-type="float">
            <text:p>970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0.05" calcext:value-type="float">
            <text:p>970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64495" calcext:value-type="float">
            <text:p>16264495</text:p>
          </table:table-cell>
          <table:table-cell office:value-type="float" office:value="64.82" calcext:value-type="float">
            <text:p>64.82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82" calcext:value-type="float">
            <text:p>64.82</text:p>
          </table:table-cell>
          <table:table-cell office:value-type="float" office:value="972.32" calcext:value-type="float">
            <text:p>972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2.32" calcext:value-type="float">
            <text:p>972.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68868" calcext:value-type="float">
            <text:p>16268868</text:p>
          </table:table-cell>
          <table:table-cell office:value-type="float" office:value="64.97" calcext:value-type="float">
            <text:p>64.97</text:p>
          </table:table-cell>
          <table:table-cell office:value-type="float" office:value="80.86" calcext:value-type="float">
            <text:p>80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97" calcext:value-type="float">
            <text:p>64.97</text:p>
          </table:table-cell>
          <table:table-cell office:value-type="float" office:value="974.61" calcext:value-type="float">
            <text:p>974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4.61" calcext:value-type="float">
            <text:p>974.6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72686" calcext:value-type="float">
            <text:p>16272686</text:p>
          </table:table-cell>
          <table:table-cell office:value-type="float" office:value="65.11" calcext:value-type="float">
            <text:p>65.11</text:p>
          </table:table-cell>
          <table:table-cell office:value-type="float" office:value="79.58" calcext:value-type="float">
            <text:p>7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11" calcext:value-type="float">
            <text:p>65.11</text:p>
          </table:table-cell>
          <table:table-cell office:value-type="float" office:value="976.68" calcext:value-type="float">
            <text:p>976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6.68" calcext:value-type="float">
            <text:p>976.6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77171" calcext:value-type="float">
            <text:p>16277171</text:p>
          </table:table-cell>
          <table:table-cell office:value-type="float" office:value="65.26" calcext:value-type="float">
            <text:p>65.26</text:p>
          </table:table-cell>
          <table:table-cell office:value-type="float" office:value="80.22" calcext:value-type="float">
            <text:p>8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26" calcext:value-type="float">
            <text:p>65.26</text:p>
          </table:table-cell>
          <table:table-cell office:value-type="float" office:value="978.83" calcext:value-type="float">
            <text:p>978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8.83" calcext:value-type="float">
            <text:p>978.8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80863" calcext:value-type="float">
            <text:p>16280863</text:p>
          </table:table-cell>
          <table:table-cell office:value-type="float" office:value="65.4" calcext:value-type="float">
            <text:p>65.4</text:p>
          </table:table-cell>
          <table:table-cell office:value-type="float" office:value="80.73" calcext:value-type="float">
            <text:p>8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4" calcext:value-type="float">
            <text:p>65.4</text:p>
          </table:table-cell>
          <table:table-cell office:value-type="float" office:value="981.03" calcext:value-type="float">
            <text:p>981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1.03" calcext:value-type="float">
            <text:p>981.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85433" calcext:value-type="float">
            <text:p>16285433</text:p>
          </table:table-cell>
          <table:table-cell office:value-type="float" office:value="65.54" calcext:value-type="float">
            <text:p>65.54</text:p>
          </table:table-cell>
          <table:table-cell office:value-type="float" office:value="79.82" calcext:value-type="float">
            <text:p>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54" calcext:value-type="float">
            <text:p>65.54</text:p>
          </table:table-cell>
          <table:table-cell office:value-type="float" office:value="983.08" calcext:value-type="float">
            <text:p>983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3.08" calcext:value-type="float">
            <text:p>983.0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89183" calcext:value-type="float">
            <text:p>16289183</text:p>
          </table:table-cell>
          <table:table-cell office:value-type="float" office:value="65.68" calcext:value-type="float">
            <text:p>65.68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68" calcext:value-type="float">
            <text:p>65.68</text:p>
          </table:table-cell>
          <table:table-cell office:value-type="float" office:value="985.15" calcext:value-type="float">
            <text:p>985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5.15" calcext:value-type="float">
            <text:p>985.1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93666" calcext:value-type="float">
            <text:p>16293666</text:p>
          </table:table-cell>
          <table:table-cell office:value-type="float" office:value="65.82" calcext:value-type="float">
            <text:p>65.82</text:p>
          </table:table-cell>
          <table:table-cell office:value-type="float" office:value="80.64" calcext:value-type="float">
            <text:p>8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82" calcext:value-type="float">
            <text:p>65.82</text:p>
          </table:table-cell>
          <table:table-cell office:value-type="float" office:value="987.28" calcext:value-type="float">
            <text:p>987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7.28" calcext:value-type="float">
            <text:p>987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297440" calcext:value-type="float">
            <text:p>16297440</text:p>
          </table:table-cell>
          <table:table-cell office:value-type="float" office:value="65.96" calcext:value-type="float">
            <text:p>65.96</text:p>
          </table:table-cell>
          <table:table-cell office:value-type="float" office:value="80.6" calcext:value-type="float">
            <text:p>8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6" calcext:value-type="float">
            <text:p>65.96</text:p>
          </table:table-cell>
          <table:table-cell office:value-type="float" office:value="989.39" calcext:value-type="float">
            <text:p>989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9.39" calcext:value-type="float">
            <text:p>989.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01926" calcext:value-type="float">
            <text:p>16301926</text:p>
          </table:table-cell>
          <table:table-cell office:value-type="float" office:value="66.09" calcext:value-type="float">
            <text:p>66.09</text:p>
          </table:table-cell>
          <table:table-cell office:value-type="float" office:value="80.1" calcext:value-type="float">
            <text:p>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09" calcext:value-type="float">
            <text:p>66.09</text:p>
          </table:table-cell>
          <table:table-cell office:value-type="float" office:value="991.4" calcext:value-type="float">
            <text:p>991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1.4" calcext:value-type="float">
            <text:p>991.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05708" calcext:value-type="float">
            <text:p>16305708</text:p>
          </table:table-cell>
          <table:table-cell office:value-type="float" office:value="66.22" calcext:value-type="float">
            <text:p>66.22</text:p>
          </table:table-cell>
          <table:table-cell office:value-type="float" office:value="79.78" calcext:value-type="float">
            <text:p>7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22" calcext:value-type="float">
            <text:p>66.22</text:p>
          </table:table-cell>
          <table:table-cell office:value-type="float" office:value="993.34" calcext:value-type="float">
            <text:p>993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3.34" calcext:value-type="float">
            <text:p>993.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10194" calcext:value-type="float">
            <text:p>16310194</text:p>
          </table:table-cell>
          <table:table-cell office:value-type="float" office:value="66.35" calcext:value-type="float">
            <text:p>66.35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35" calcext:value-type="float">
            <text:p>66.35</text:p>
          </table:table-cell>
          <table:table-cell office:value-type="float" office:value="995.28" calcext:value-type="float">
            <text:p>995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5.28" calcext:value-type="float">
            <text:p>995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13955" calcext:value-type="float">
            <text:p>16313955</text:p>
          </table:table-cell>
          <table:table-cell office:value-type="float" office:value="66.48" calcext:value-type="float">
            <text:p>66.48</text:p>
          </table:table-cell>
          <table:table-cell office:value-type="float" office:value="79.98" calcext:value-type="float">
            <text:p>7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48" calcext:value-type="float">
            <text:p>66.48</text:p>
          </table:table-cell>
          <table:table-cell office:value-type="float" office:value="997.21" calcext:value-type="float">
            <text:p>997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7.21" calcext:value-type="float">
            <text:p>997.2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18654" calcext:value-type="float">
            <text:p>16318654</text:p>
          </table:table-cell>
          <table:table-cell office:value-type="float" office:value="66.61" calcext:value-type="float">
            <text:p>66.61</text:p>
          </table:table-cell>
          <table:table-cell office:value-type="float" office:value="79.9" calcext:value-type="float">
            <text:p>7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1" calcext:value-type="float">
            <text:p>66.61</text:p>
          </table:table-cell>
          <table:table-cell office:value-type="float" office:value="999.11" calcext:value-type="float">
            <text:p>999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9.11" calcext:value-type="float">
            <text:p>999.1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22263" calcext:value-type="float">
            <text:p>16322263</text:p>
          </table:table-cell>
          <table:table-cell office:value-type="float" office:value="66.74" calcext:value-type="float">
            <text:p>66.74</text:p>
          </table:table-cell>
          <table:table-cell office:value-type="float" office:value="80.43" calcext:value-type="float">
            <text:p>8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74" calcext:value-type="float">
            <text:p>66.74</text:p>
          </table:table-cell>
          <table:table-cell office:value-type="float" office:value="1001.07" calcext:value-type="float">
            <text:p>1001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1.07" calcext:value-type="float">
            <text:p>1001.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27540" calcext:value-type="float">
            <text:p>16327540</text:p>
          </table:table-cell>
          <table:table-cell office:value-type="float" office:value="66.87" calcext:value-type="float">
            <text:p>66.87</text:p>
          </table:table-cell>
          <table:table-cell office:value-type="float" office:value="80.35" calcext:value-type="float">
            <text:p>8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87" calcext:value-type="float">
            <text:p>66.87</text:p>
          </table:table-cell>
          <table:table-cell office:value-type="float" office:value="1003.01" calcext:value-type="float">
            <text:p>1003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3.01" calcext:value-type="float">
            <text:p>1003.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31571" calcext:value-type="float">
            <text:p>16331571</text:p>
          </table:table-cell>
          <table:table-cell office:value-type="float" office:value="67" calcext:value-type="float">
            <text:p>67</text:p>
          </table:table-cell>
          <table:table-cell office:value-type="float" office:value="80.47" calcext:value-type="float">
            <text:p>8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04.93" calcext:value-type="float">
            <text:p>1004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4.93" calcext:value-type="float">
            <text:p>1004.9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36111" calcext:value-type="float">
            <text:p>16336111</text:p>
          </table:table-cell>
          <table:table-cell office:value-type="float" office:value="67.12" calcext:value-type="float">
            <text:p>67.12</text:p>
          </table:table-cell>
          <table:table-cell office:value-type="float" office:value="80.69" calcext:value-type="float">
            <text:p>8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12" calcext:value-type="float">
            <text:p>67.12</text:p>
          </table:table-cell>
          <table:table-cell office:value-type="float" office:value="1006.87" calcext:value-type="float">
            <text:p>1006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6.87" calcext:value-type="float">
            <text:p>1006.8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39846" calcext:value-type="float">
            <text:p>16339846</text:p>
          </table:table-cell>
          <table:table-cell office:value-type="float" office:value="67.24" calcext:value-type="float">
            <text:p>67.24</text:p>
          </table:table-cell>
          <table:table-cell office:value-type="float" office:value="79.74" calcext:value-type="float">
            <text:p>7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24" calcext:value-type="float">
            <text:p>67.24</text:p>
          </table:table-cell>
          <table:table-cell office:value-type="float" office:value="1008.65" calcext:value-type="float">
            <text:p>1008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8.65" calcext:value-type="float">
            <text:p>1008.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44443" calcext:value-type="float">
            <text:p>16344443</text:p>
          </table:table-cell>
          <table:table-cell office:value-type="float" office:value="67.37" calcext:value-type="float">
            <text:p>67.37</text:p>
          </table:table-cell>
          <table:table-cell office:value-type="float" office:value="80.43" calcext:value-type="float">
            <text:p>8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37" calcext:value-type="float">
            <text:p>67.37</text:p>
          </table:table-cell>
          <table:table-cell office:value-type="float" office:value="1010.52" calcext:value-type="float">
            <text:p>1010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0.52" calcext:value-type="float">
            <text:p>1010.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48171" calcext:value-type="float">
            <text:p>16348171</text:p>
          </table:table-cell>
          <table:table-cell office:value-type="float" office:value="67.49" calcext:value-type="float">
            <text:p>67.49</text:p>
          </table:table-cell>
          <table:table-cell office:value-type="float" office:value="80.52" calcext:value-type="float">
            <text:p>8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49" calcext:value-type="float">
            <text:p>67.49</text:p>
          </table:table-cell>
          <table:table-cell office:value-type="float" office:value="1012.38" calcext:value-type="float">
            <text:p>1012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2.38" calcext:value-type="float">
            <text:p>1012.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52743" calcext:value-type="float">
            <text:p>16352743</text:p>
          </table:table-cell>
          <table:table-cell office:value-type="float" office:value="67.62" calcext:value-type="float">
            <text:p>67.62</text:p>
          </table:table-cell>
          <table:table-cell office:value-type="float" office:value="80.69" calcext:value-type="float">
            <text:p>8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62" calcext:value-type="float">
            <text:p>67.62</text:p>
          </table:table-cell>
          <table:table-cell office:value-type="float" office:value="1014.25" calcext:value-type="float">
            <text:p>1014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4.25" calcext:value-type="float">
            <text:p>1014.2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56500" calcext:value-type="float">
            <text:p>16356500</text:p>
          </table:table-cell>
          <table:table-cell office:value-type="float" office:value="67.74" calcext:value-type="float">
            <text:p>67.74</text:p>
          </table:table-cell>
          <table:table-cell office:value-type="float" office:value="80.52" calcext:value-type="float">
            <text:p>8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74" calcext:value-type="float">
            <text:p>67.74</text:p>
          </table:table-cell>
          <table:table-cell office:value-type="float" office:value="1016.07" calcext:value-type="float">
            <text:p>1016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6.07" calcext:value-type="float">
            <text:p>1016.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61048" calcext:value-type="float">
            <text:p>16361048</text:p>
          </table:table-cell>
          <table:table-cell office:value-type="float" office:value="67.85" calcext:value-type="float">
            <text:p>67.85</text:p>
          </table:table-cell>
          <table:table-cell office:value-type="float" office:value="79.28" calcext:value-type="float">
            <text:p>79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85" calcext:value-type="float">
            <text:p>67.85</text:p>
          </table:table-cell>
          <table:table-cell office:value-type="float" office:value="1017.69" calcext:value-type="float">
            <text:p>1017.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7.69" calcext:value-type="float">
            <text:p>1017.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64731" calcext:value-type="float">
            <text:p>16364731</text:p>
          </table:table-cell>
          <table:table-cell office:value-type="float" office:value="67.96" calcext:value-type="float">
            <text:p>67.96</text:p>
          </table:table-cell>
          <table:table-cell office:value-type="float" office:value="80.39" calcext:value-type="float">
            <text:p>8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96" calcext:value-type="float">
            <text:p>67.96</text:p>
          </table:table-cell>
          <table:table-cell office:value-type="float" office:value="1019.46" calcext:value-type="float">
            <text:p>1019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9.46" calcext:value-type="float">
            <text:p>1019.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69491" calcext:value-type="float">
            <text:p>16369491</text:p>
          </table:table-cell>
          <table:table-cell office:value-type="float" office:value="68.08" calcext:value-type="float">
            <text:p>68.08</text:p>
          </table:table-cell>
          <table:table-cell office:value-type="float" office:value="79.98" calcext:value-type="float">
            <text:p>7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08" calcext:value-type="float">
            <text:p>68.08</text:p>
          </table:table-cell>
          <table:table-cell office:value-type="float" office:value="1021.15" calcext:value-type="float">
            <text:p>1021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1.15" calcext:value-type="float">
            <text:p>1021.1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73168" calcext:value-type="float">
            <text:p>16373168</text:p>
          </table:table-cell>
          <table:table-cell office:value-type="float" office:value="68.19" calcext:value-type="float">
            <text:p>68.19</text:p>
          </table:table-cell>
          <table:table-cell office:value-type="float" office:value="80.52" calcext:value-type="float">
            <text:p>8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19" calcext:value-type="float">
            <text:p>68.19</text:p>
          </table:table-cell>
          <table:table-cell office:value-type="float" office:value="1022.9" calcext:value-type="float">
            <text:p>1022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2.9" calcext:value-type="float">
            <text:p>1022.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77803" calcext:value-type="float">
            <text:p>16377803</text:p>
          </table:table-cell>
          <table:table-cell office:value-type="float" office:value="68.3" calcext:value-type="float">
            <text:p>68.3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3" calcext:value-type="float">
            <text:p>68.3</text:p>
          </table:table-cell>
          <table:table-cell office:value-type="float" office:value="1024.55" calcext:value-type="float">
            <text:p>1024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4.55" calcext:value-type="float">
            <text:p>1024.5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81471" calcext:value-type="float">
            <text:p>16381471</text:p>
          </table:table-cell>
          <table:table-cell office:value-type="float" office:value="68.41" calcext:value-type="float">
            <text:p>68.41</text:p>
          </table:table-cell>
          <table:table-cell office:value-type="float" office:value="79.62" calcext:value-type="float">
            <text:p>7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41" calcext:value-type="float">
            <text:p>68.41</text:p>
          </table:table-cell>
          <table:table-cell office:value-type="float" office:value="1026.13" calcext:value-type="float">
            <text:p>1026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6.13" calcext:value-type="float">
            <text:p>1026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85868" calcext:value-type="float">
            <text:p>16385868</text:p>
          </table:table-cell>
          <table:table-cell office:value-type="float" office:value="68.51" calcext:value-type="float">
            <text:p>68.51</text:p>
          </table:table-cell>
          <table:table-cell office:value-type="float" office:value="79.62" calcext:value-type="float">
            <text:p>7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51" calcext:value-type="float">
            <text:p>68.51</text:p>
          </table:table-cell>
          <table:table-cell office:value-type="float" office:value="1027.69" calcext:value-type="float">
            <text:p>1027.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7.69" calcext:value-type="float">
            <text:p>1027.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89828" calcext:value-type="float">
            <text:p>16389828</text:p>
          </table:table-cell>
          <table:table-cell office:value-type="float" office:value="68.63" calcext:value-type="float">
            <text:p>68.63</text:p>
          </table:table-cell>
          <table:table-cell office:value-type="float" office:value="80.82" calcext:value-type="float">
            <text:p>8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63" calcext:value-type="float">
            <text:p>68.63</text:p>
          </table:table-cell>
          <table:table-cell office:value-type="float" office:value="1029.43" calcext:value-type="float">
            <text:p>1029.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9.43" calcext:value-type="float">
            <text:p>1029.4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94348" calcext:value-type="float">
            <text:p>16394348</text:p>
          </table:table-cell>
          <table:table-cell office:value-type="float" office:value="68.74" calcext:value-type="float">
            <text:p>68.74</text:p>
          </table:table-cell>
          <table:table-cell office:value-type="float" office:value="80.14" calcext:value-type="float">
            <text:p>8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74" calcext:value-type="float">
            <text:p>68.74</text:p>
          </table:table-cell>
          <table:table-cell office:value-type="float" office:value="1031.04" calcext:value-type="float">
            <text:p>1031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1.04" calcext:value-type="float">
            <text:p>1031.0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398111" calcext:value-type="float">
            <text:p>16398111</text:p>
          </table:table-cell>
          <table:table-cell office:value-type="float" office:value="68.83" calcext:value-type="float">
            <text:p>68.83</text:p>
          </table:table-cell>
          <table:table-cell office:value-type="float" office:value="79.24" calcext:value-type="float">
            <text:p>79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83" calcext:value-type="float">
            <text:p>68.83</text:p>
          </table:table-cell>
          <table:table-cell office:value-type="float" office:value="1032.5" calcext:value-type="float">
            <text:p>1032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2.5" calcext:value-type="float">
            <text:p>1032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02688" calcext:value-type="float">
            <text:p>16402688</text:p>
          </table:table-cell>
          <table:table-cell office:value-type="float" office:value="68.93" calcext:value-type="float">
            <text:p>68.93</text:p>
          </table:table-cell>
          <table:table-cell office:value-type="float" office:value="79.58" calcext:value-type="float">
            <text:p>7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93" calcext:value-type="float">
            <text:p>68.93</text:p>
          </table:table-cell>
          <table:table-cell office:value-type="float" office:value="1034" calcext:value-type="float">
            <text:p>10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06491" calcext:value-type="float">
            <text:p>16406491</text:p>
          </table:table-cell>
          <table:table-cell office:value-type="float" office:value="69.03" calcext:value-type="float">
            <text:p>69.03</text:p>
          </table:table-cell>
          <table:table-cell office:value-type="float" office:value="79.43" calcext:value-type="float">
            <text:p>79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03" calcext:value-type="float">
            <text:p>69.03</text:p>
          </table:table-cell>
          <table:table-cell office:value-type="float" office:value="1035.45" calcext:value-type="float">
            <text:p>1035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5.45" calcext:value-type="float">
            <text:p>1035.4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10828" calcext:value-type="float">
            <text:p>16410828</text:p>
          </table:table-cell>
          <table:table-cell office:value-type="float" office:value="69.13" calcext:value-type="float">
            <text:p>69.13</text:p>
          </table:table-cell>
          <table:table-cell office:value-type="float" office:value="79.82" calcext:value-type="float">
            <text:p>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13" calcext:value-type="float">
            <text:p>69.13</text:p>
          </table:table-cell>
          <table:table-cell office:value-type="float" office:value="1036.95" calcext:value-type="float">
            <text:p>1036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6.95" calcext:value-type="float">
            <text:p>1036.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14706" calcext:value-type="float">
            <text:p>16414706</text:p>
          </table:table-cell>
          <table:table-cell office:value-type="float" office:value="69.23" calcext:value-type="float">
            <text:p>69.23</text:p>
          </table:table-cell>
          <table:table-cell office:value-type="float" office:value="80.35" calcext:value-type="float">
            <text:p>8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23" calcext:value-type="float">
            <text:p>69.23</text:p>
          </table:table-cell>
          <table:table-cell office:value-type="float" office:value="1038.51" calcext:value-type="float">
            <text:p>1038.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8.51" calcext:value-type="float">
            <text:p>1038.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19208" calcext:value-type="float">
            <text:p>16419208</text:p>
          </table:table-cell>
          <table:table-cell office:value-type="float" office:value="69.33" calcext:value-type="float">
            <text:p>69.33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33" calcext:value-type="float">
            <text:p>69.33</text:p>
          </table:table-cell>
          <table:table-cell office:value-type="float" office:value="1039.99" calcext:value-type="float">
            <text:p>1039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9.99" calcext:value-type="float">
            <text:p>1039.9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22866" calcext:value-type="float">
            <text:p>16422866</text:p>
          </table:table-cell>
          <table:table-cell office:value-type="float" office:value="69.44" calcext:value-type="float">
            <text:p>69.44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44" calcext:value-type="float">
            <text:p>69.44</text:p>
          </table:table-cell>
          <table:table-cell office:value-type="float" office:value="1041.56" calcext:value-type="float">
            <text:p>1041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1.56" calcext:value-type="float">
            <text:p>1041.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28223" calcext:value-type="float">
            <text:p>16428223</text:p>
          </table:table-cell>
          <table:table-cell office:value-type="float" office:value="69.54" calcext:value-type="float">
            <text:p>69.54</text:p>
          </table:table-cell>
          <table:table-cell office:value-type="float" office:value="80.02" calcext:value-type="float">
            <text:p>8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54" calcext:value-type="float">
            <text:p>69.54</text:p>
          </table:table-cell>
          <table:table-cell office:value-type="float" office:value="1043.03" calcext:value-type="float">
            <text:p>1043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3.03" calcext:value-type="float">
            <text:p>1043.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32003" calcext:value-type="float">
            <text:p>16432003</text:p>
          </table:table-cell>
          <table:table-cell office:value-type="float" office:value="69.63" calcext:value-type="float">
            <text:p>69.63</text:p>
          </table:table-cell>
          <table:table-cell office:value-type="float" office:value="79.35" calcext:value-type="float">
            <text:p>79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63" calcext:value-type="float">
            <text:p>69.63</text:p>
          </table:table-cell>
          <table:table-cell office:value-type="float" office:value="1044.39" calcext:value-type="float">
            <text:p>1044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4.39" calcext:value-type="float">
            <text:p>1044.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36291" calcext:value-type="float">
            <text:p>16436291</text:p>
          </table:table-cell>
          <table:table-cell office:value-type="float" office:value="69.72" calcext:value-type="float">
            <text:p>69.72</text:p>
          </table:table-cell>
          <table:table-cell office:value-type="float" office:value="79.32" calcext:value-type="float">
            <text:p>79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72" calcext:value-type="float">
            <text:p>69.72</text:p>
          </table:table-cell>
          <table:table-cell office:value-type="float" office:value="1045.73" calcext:value-type="float">
            <text:p>1045.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5.73" calcext:value-type="float">
            <text:p>1045.7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40051" calcext:value-type="float">
            <text:p>16440051</text:p>
          </table:table-cell>
          <table:table-cell office:value-type="float" office:value="69.81" calcext:value-type="float">
            <text:p>69.81</text:p>
          </table:table-cell>
          <table:table-cell office:value-type="float" office:value="79.98" calcext:value-type="float">
            <text:p>7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81" calcext:value-type="float">
            <text:p>69.81</text:p>
          </table:table-cell>
          <table:table-cell office:value-type="float" office:value="1047.16" calcext:value-type="float">
            <text:p>1047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7.16" calcext:value-type="float">
            <text:p>1047.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44311" calcext:value-type="float">
            <text:p>16444311</text:p>
          </table:table-cell>
          <table:table-cell office:value-type="float" office:value="69.91" calcext:value-type="float">
            <text:p>69.91</text:p>
          </table:table-cell>
          <table:table-cell office:value-type="float" office:value="80.14" calcext:value-type="float">
            <text:p>8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91" calcext:value-type="float">
            <text:p>69.91</text:p>
          </table:table-cell>
          <table:table-cell office:value-type="float" office:value="1048.6" calcext:value-type="float">
            <text:p>1048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.6" calcext:value-type="float">
            <text:p>1048.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48268" calcext:value-type="float">
            <text:p>16448268</text:p>
          </table:table-cell>
          <table:table-cell office:value-type="float" office:value="70" calcext:value-type="float">
            <text:p>70</text:p>
          </table:table-cell>
          <table:table-cell office:value-type="float" office:value="79.58" calcext:value-type="float">
            <text:p>7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49.93" calcext:value-type="float">
            <text:p>1049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9.93" calcext:value-type="float">
            <text:p>1049.9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52751" calcext:value-type="float">
            <text:p>16452751</text:p>
          </table:table-cell>
          <table:table-cell office:value-type="float" office:value="70.08" calcext:value-type="float">
            <text:p>70.08</text:p>
          </table:table-cell>
          <table:table-cell office:value-type="float" office:value="79.24" calcext:value-type="float">
            <text:p>79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08" calcext:value-type="float">
            <text:p>70.08</text:p>
          </table:table-cell>
          <table:table-cell office:value-type="float" office:value="1051.2" calcext:value-type="float">
            <text:p>1051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1.2" calcext:value-type="float">
            <text:p>1051.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56491" calcext:value-type="float">
            <text:p>16456491</text:p>
          </table:table-cell>
          <table:table-cell office:value-type="float" office:value="70.16" calcext:value-type="float">
            <text:p>70.16</text:p>
          </table:table-cell>
          <table:table-cell office:value-type="float" office:value="78.95" calcext:value-type="float">
            <text:p>78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16" calcext:value-type="float">
            <text:p>70.16</text:p>
          </table:table-cell>
          <table:table-cell office:value-type="float" office:value="1052.42" calcext:value-type="float">
            <text:p>1052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2.42" calcext:value-type="float">
            <text:p>1052.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60731" calcext:value-type="float">
            <text:p>16460731</text:p>
          </table:table-cell>
          <table:table-cell office:value-type="float" office:value="70.25" calcext:value-type="float">
            <text:p>70.25</text:p>
          </table:table-cell>
          <table:table-cell office:value-type="float" office:value="79.98" calcext:value-type="float">
            <text:p>7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25" calcext:value-type="float">
            <text:p>70.25</text:p>
          </table:table-cell>
          <table:table-cell office:value-type="float" office:value="1053.78" calcext:value-type="float">
            <text:p>1053.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3.78" calcext:value-type="float">
            <text:p>1053.7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64588" calcext:value-type="float">
            <text:p>16464588</text:p>
          </table:table-cell>
          <table:table-cell office:value-type="float" office:value="70.34" calcext:value-type="float">
            <text:p>70.34</text:p>
          </table:table-cell>
          <table:table-cell office:value-type="float" office:value="80.22" calcext:value-type="float">
            <text:p>8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34" calcext:value-type="float">
            <text:p>70.34</text:p>
          </table:table-cell>
          <table:table-cell office:value-type="float" office:value="1055.16" calcext:value-type="float">
            <text:p>1055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5.16" calcext:value-type="float">
            <text:p>1055.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68928" calcext:value-type="float">
            <text:p>16468928</text:p>
          </table:table-cell>
          <table:table-cell office:value-type="float" office:value="70.44" calcext:value-type="float">
            <text:p>70.44</text:p>
          </table:table-cell>
          <table:table-cell office:value-type="float" office:value="80.69" calcext:value-type="float">
            <text:p>8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44" calcext:value-type="float">
            <text:p>70.44</text:p>
          </table:table-cell>
          <table:table-cell office:value-type="float" office:value="1056.59" calcext:value-type="float">
            <text:p>1056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6.59" calcext:value-type="float">
            <text:p>1056.5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72768" calcext:value-type="float">
            <text:p>16472768</text:p>
          </table:table-cell>
          <table:table-cell office:value-type="float" office:value="70.53" calcext:value-type="float">
            <text:p>70.53</text:p>
          </table:table-cell>
          <table:table-cell office:value-type="float" office:value="80.26" calcext:value-type="float">
            <text:p>8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53" calcext:value-type="float">
            <text:p>70.53</text:p>
          </table:table-cell>
          <table:table-cell office:value-type="float" office:value="1057.95" calcext:value-type="float">
            <text:p>1057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7.95" calcext:value-type="float">
            <text:p>1057.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77311" calcext:value-type="float">
            <text:p>16477311</text:p>
          </table:table-cell>
          <table:table-cell office:value-type="float" office:value="70.62" calcext:value-type="float">
            <text:p>70.62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62" calcext:value-type="float">
            <text:p>70.62</text:p>
          </table:table-cell>
          <table:table-cell office:value-type="float" office:value="1059.3" calcext:value-type="float">
            <text:p>1059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9.3" calcext:value-type="float">
            <text:p>1059.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80988" calcext:value-type="float">
            <text:p>16480988</text:p>
          </table:table-cell>
          <table:table-cell office:value-type="float" office:value="70.71" calcext:value-type="float">
            <text:p>70.71</text:p>
          </table:table-cell>
          <table:table-cell office:value-type="float" office:value="80.22" calcext:value-type="float">
            <text:p>8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71" calcext:value-type="float">
            <text:p>70.71</text:p>
          </table:table-cell>
          <table:table-cell office:value-type="float" office:value="1060.62" calcext:value-type="float">
            <text:p>1060.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0.62" calcext:value-type="float">
            <text:p>1060.6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85440" calcext:value-type="float">
            <text:p>16485440</text:p>
          </table:table-cell>
          <table:table-cell office:value-type="float" office:value="70.79" calcext:value-type="float">
            <text:p>70.79</text:p>
          </table:table-cell>
          <table:table-cell office:value-type="float" office:value="79.28" calcext:value-type="float">
            <text:p>79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79" calcext:value-type="float">
            <text:p>70.79</text:p>
          </table:table-cell>
          <table:table-cell office:value-type="float" office:value="1061.79" calcext:value-type="float">
            <text:p>1061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1.79" calcext:value-type="float">
            <text:p>1061.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89430" calcext:value-type="float">
            <text:p>16489430</text:p>
          </table:table-cell>
          <table:table-cell office:value-type="float" office:value="70.87" calcext:value-type="float">
            <text:p>70.87</text:p>
          </table:table-cell>
          <table:table-cell office:value-type="float" office:value="80.06" calcext:value-type="float">
            <text:p>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87" calcext:value-type="float">
            <text:p>70.87</text:p>
          </table:table-cell>
          <table:table-cell office:value-type="float" office:value="1063.07" calcext:value-type="float">
            <text:p>1063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3.07" calcext:value-type="float">
            <text:p>1063.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94028" calcext:value-type="float">
            <text:p>16494028</text:p>
          </table:table-cell>
          <table:table-cell office:value-type="float" office:value="70.96" calcext:value-type="float">
            <text:p>70.96</text:p>
          </table:table-cell>
          <table:table-cell office:value-type="float" office:value="80.14" calcext:value-type="float">
            <text:p>8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96" calcext:value-type="float">
            <text:p>70.96</text:p>
          </table:table-cell>
          <table:table-cell office:value-type="float" office:value="1064.35" calcext:value-type="float">
            <text:p>1064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4.35" calcext:value-type="float">
            <text:p>1064.3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497966" calcext:value-type="float">
            <text:p>16497966</text:p>
          </table:table-cell>
          <table:table-cell office:value-type="float" office:value="71.04" calcext:value-type="float">
            <text:p>71.04</text:p>
          </table:table-cell>
          <table:table-cell office:value-type="float" office:value="80.35" calcext:value-type="float">
            <text:p>8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04" calcext:value-type="float">
            <text:p>71.04</text:p>
          </table:table-cell>
          <table:table-cell office:value-type="float" office:value="1065.64" calcext:value-type="float">
            <text:p>1065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5.64" calcext:value-type="float">
            <text:p>1065.6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02331" calcext:value-type="float">
            <text:p>16502331</text:p>
          </table:table-cell>
          <table:table-cell office:value-type="float" office:value="71.12" calcext:value-type="float">
            <text:p>71.12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12" calcext:value-type="float">
            <text:p>71.12</text:p>
          </table:table-cell>
          <table:table-cell office:value-type="float" office:value="1066.86" calcext:value-type="float">
            <text:p>1066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6.86" calcext:value-type="float">
            <text:p>1066.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06346" calcext:value-type="float">
            <text:p>16506346</text:p>
          </table:table-cell>
          <table:table-cell office:value-type="float" office:value="71.2" calcext:value-type="float">
            <text:p>71.2</text:p>
          </table:table-cell>
          <table:table-cell office:value-type="float" office:value="79.35" calcext:value-type="float">
            <text:p>79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" calcext:value-type="float">
            <text:p>71.2</text:p>
          </table:table-cell>
          <table:table-cell office:value-type="float" office:value="1067.98" calcext:value-type="float">
            <text:p>1067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7.98" calcext:value-type="float">
            <text:p>1067.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10663" calcext:value-type="float">
            <text:p>16510663</text:p>
          </table:table-cell>
          <table:table-cell office:value-type="float" office:value="71.27" calcext:value-type="float">
            <text:p>71.27</text:p>
          </table:table-cell>
          <table:table-cell office:value-type="float" office:value="79.13" calcext:value-type="float">
            <text:p>79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7" calcext:value-type="float">
            <text:p>71.27</text:p>
          </table:table-cell>
          <table:table-cell office:value-type="float" office:value="1069.05" calcext:value-type="float">
            <text:p>1069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9.05" calcext:value-type="float">
            <text:p>1069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14606" calcext:value-type="float">
            <text:p>16514606</text:p>
          </table:table-cell>
          <table:table-cell office:value-type="float" office:value="71.35" calcext:value-type="float">
            <text:p>71.35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35" calcext:value-type="float">
            <text:p>71.35</text:p>
          </table:table-cell>
          <table:table-cell office:value-type="float" office:value="1070.29" calcext:value-type="float">
            <text:p>1070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0.29" calcext:value-type="float">
            <text:p>1070.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19091" calcext:value-type="float">
            <text:p>16519091</text:p>
          </table:table-cell>
          <table:table-cell office:value-type="float" office:value="71.44" calcext:value-type="float">
            <text:p>71.44</text:p>
          </table:table-cell>
          <table:table-cell office:value-type="float" office:value="80.77" calcext:value-type="float">
            <text:p>8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44" calcext:value-type="float">
            <text:p>71.44</text:p>
          </table:table-cell>
          <table:table-cell office:value-type="float" office:value="1071.59" calcext:value-type="float">
            <text:p>1071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1.59" calcext:value-type="float">
            <text:p>1071.5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22986" calcext:value-type="float">
            <text:p>16522986</text:p>
          </table:table-cell>
          <table:table-cell office:value-type="float" office:value="71.52" calcext:value-type="float">
            <text:p>71.52</text:p>
          </table:table-cell>
          <table:table-cell office:value-type="float" office:value="80.1" calcext:value-type="float">
            <text:p>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52" calcext:value-type="float">
            <text:p>71.52</text:p>
          </table:table-cell>
          <table:table-cell office:value-type="float" office:value="1072.78" calcext:value-type="float">
            <text:p>1072.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2.78" calcext:value-type="float">
            <text:p>1072.7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27288" calcext:value-type="float">
            <text:p>16527288</text:p>
          </table:table-cell>
          <table:table-cell office:value-type="float" office:value="71.59" calcext:value-type="float">
            <text:p>71.59</text:p>
          </table:table-cell>
          <table:table-cell office:value-type="float" office:value="79.7" calcext:value-type="float">
            <text:p>7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59" calcext:value-type="float">
            <text:p>71.59</text:p>
          </table:table-cell>
          <table:table-cell office:value-type="float" office:value="1073.89" calcext:value-type="float">
            <text:p>1073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3.89" calcext:value-type="float">
            <text:p>1073.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31228" calcext:value-type="float">
            <text:p>16531228</text:p>
          </table:table-cell>
          <table:table-cell office:value-type="float" office:value="71.67" calcext:value-type="float">
            <text:p>71.67</text:p>
          </table:table-cell>
          <table:table-cell office:value-type="float" office:value="79.66" calcext:value-type="float">
            <text:p>79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67" calcext:value-type="float">
            <text:p>71.67</text:p>
          </table:table-cell>
          <table:table-cell office:value-type="float" office:value="1074.99" calcext:value-type="float">
            <text:p>1074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4.99" calcext:value-type="float">
            <text:p>1074.9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35646" calcext:value-type="float">
            <text:p>16535646</text:p>
          </table:table-cell>
          <table:table-cell office:value-type="float" office:value="71.74" calcext:value-type="float">
            <text:p>71.74</text:p>
          </table:table-cell>
          <table:table-cell office:value-type="float" office:value="79.55" calcext:value-type="float">
            <text:p>79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74" calcext:value-type="float">
            <text:p>71.74</text:p>
          </table:table-cell>
          <table:table-cell office:value-type="float" office:value="1076.06" calcext:value-type="float">
            <text:p>1076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6.06" calcext:value-type="float">
            <text:p>1076.0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39471" calcext:value-type="float">
            <text:p>16539471</text:p>
          </table:table-cell>
          <table:table-cell office:value-type="float" office:value="71.82" calcext:value-type="float">
            <text:p>71.82</text:p>
          </table:table-cell>
          <table:table-cell office:value-type="float" office:value="80.6" calcext:value-type="float">
            <text:p>8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82" calcext:value-type="float">
            <text:p>71.82</text:p>
          </table:table-cell>
          <table:table-cell office:value-type="float" office:value="1077.27" calcext:value-type="float">
            <text:p>1077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7.27" calcext:value-type="float">
            <text:p>1077.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43863" calcext:value-type="float">
            <text:p>16543863</text:p>
          </table:table-cell>
          <table:table-cell office:value-type="float" office:value="71.89" calcext:value-type="float">
            <text:p>71.89</text:p>
          </table:table-cell>
          <table:table-cell office:value-type="float" office:value="80.14" calcext:value-type="float">
            <text:p>8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89" calcext:value-type="float">
            <text:p>71.89</text:p>
          </table:table-cell>
          <table:table-cell office:value-type="float" office:value="1078.4" calcext:value-type="float">
            <text:p>1078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8.4" calcext:value-type="float">
            <text:p>1078.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47831" calcext:value-type="float">
            <text:p>16547831</text:p>
          </table:table-cell>
          <table:table-cell office:value-type="float" office:value="71.96" calcext:value-type="float">
            <text:p>71.96</text:p>
          </table:table-cell>
          <table:table-cell office:value-type="float" office:value="79.24" calcext:value-type="float">
            <text:p>79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96" calcext:value-type="float">
            <text:p>71.96</text:p>
          </table:table-cell>
          <table:table-cell office:value-type="float" office:value="1079.39" calcext:value-type="float">
            <text:p>1079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9.39" calcext:value-type="float">
            <text:p>1079.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52111" calcext:value-type="float">
            <text:p>16552111</text:p>
          </table:table-cell>
          <table:table-cell office:value-type="float" office:value="72.03" calcext:value-type="float">
            <text:p>72.03</text:p>
          </table:table-cell>
          <table:table-cell office:value-type="float" office:value="80.22" calcext:value-type="float">
            <text:p>8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03" calcext:value-type="float">
            <text:p>72.03</text:p>
          </table:table-cell>
          <table:table-cell office:value-type="float" office:value="1080.51" calcext:value-type="float">
            <text:p>1080.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0.51" calcext:value-type="float">
            <text:p>1080.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55948" calcext:value-type="float">
            <text:p>16555948</text:p>
          </table:table-cell>
          <table:table-cell office:value-type="float" office:value="72.11" calcext:value-type="float">
            <text:p>72.11</text:p>
          </table:table-cell>
          <table:table-cell office:value-type="float" office:value="80.14" calcext:value-type="float">
            <text:p>8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11" calcext:value-type="float">
            <text:p>72.11</text:p>
          </table:table-cell>
          <table:table-cell office:value-type="float" office:value="1081.61" calcext:value-type="float">
            <text:p>1081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1.61" calcext:value-type="float">
            <text:p>1081.6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60326" calcext:value-type="float">
            <text:p>16560326</text:p>
          </table:table-cell>
          <table:table-cell office:value-type="float" office:value="72.17" calcext:value-type="float">
            <text:p>72.17</text:p>
          </table:table-cell>
          <table:table-cell office:value-type="float" office:value="79.55" calcext:value-type="float">
            <text:p>79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17" calcext:value-type="float">
            <text:p>72.17</text:p>
          </table:table-cell>
          <table:table-cell office:value-type="float" office:value="1082.61" calcext:value-type="float">
            <text:p>1082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2.61" calcext:value-type="float">
            <text:p>1082.6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64306" calcext:value-type="float">
            <text:p>16564306</text:p>
          </table:table-cell>
          <table:table-cell office:value-type="float" office:value="72.24" calcext:value-type="float">
            <text:p>72.24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24" calcext:value-type="float">
            <text:p>72.24</text:p>
          </table:table-cell>
          <table:table-cell office:value-type="float" office:value="1083.65" calcext:value-type="float">
            <text:p>1083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3.65" calcext:value-type="float">
            <text:p>1083.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68808" calcext:value-type="float">
            <text:p>16568808</text:p>
          </table:table-cell>
          <table:table-cell office:value-type="float" office:value="72.32" calcext:value-type="float">
            <text:p>72.32</text:p>
          </table:table-cell>
          <table:table-cell office:value-type="float" office:value="80.95" calcext:value-type="float">
            <text:p>80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32" calcext:value-type="float">
            <text:p>72.32</text:p>
          </table:table-cell>
          <table:table-cell office:value-type="float" office:value="1084.84" calcext:value-type="float">
            <text:p>1084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4.84" calcext:value-type="float">
            <text:p>1084.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72500" calcext:value-type="float">
            <text:p>16572500</text:p>
          </table:table-cell>
          <table:table-cell office:value-type="float" office:value="72.4" calcext:value-type="float">
            <text:p>72.4</text:p>
          </table:table-cell>
          <table:table-cell office:value-type="float" office:value="80.43" calcext:value-type="float">
            <text:p>8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4" calcext:value-type="float">
            <text:p>72.4</text:p>
          </table:table-cell>
          <table:table-cell office:value-type="float" office:value="1085.94" calcext:value-type="float">
            <text:p>1085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5.94" calcext:value-type="float">
            <text:p>1085.9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76886" calcext:value-type="float">
            <text:p>16576886</text:p>
          </table:table-cell>
          <table:table-cell office:value-type="float" office:value="72.47" calcext:value-type="float">
            <text:p>72.47</text:p>
          </table:table-cell>
          <table:table-cell office:value-type="float" office:value="80.06" calcext:value-type="float">
            <text:p>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47" calcext:value-type="float">
            <text:p>72.47</text:p>
          </table:table-cell>
          <table:table-cell office:value-type="float" office:value="1086.98" calcext:value-type="float">
            <text:p>1086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6.98" calcext:value-type="float">
            <text:p>1086.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80746" calcext:value-type="float">
            <text:p>16580746</text:p>
          </table:table-cell>
          <table:table-cell office:value-type="float" office:value="72.54" calcext:value-type="float">
            <text:p>72.54</text:p>
          </table:table-cell>
          <table:table-cell office:value-type="float" office:value="80.86" calcext:value-type="float">
            <text:p>80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54" calcext:value-type="float">
            <text:p>72.54</text:p>
          </table:table-cell>
          <table:table-cell office:value-type="float" office:value="1088.12" calcext:value-type="float">
            <text:p>1088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8.12" calcext:value-type="float">
            <text:p>1088.1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85171" calcext:value-type="float">
            <text:p>16585171</text:p>
          </table:table-cell>
          <table:table-cell office:value-type="float" office:value="72.61" calcext:value-type="float">
            <text:p>72.61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61" calcext:value-type="float">
            <text:p>72.61</text:p>
          </table:table-cell>
          <table:table-cell office:value-type="float" office:value="1089.2" calcext:value-type="float">
            <text:p>1089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9.2" calcext:value-type="float">
            <text:p>1089.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89026" calcext:value-type="float">
            <text:p>16589026</text:p>
          </table:table-cell>
          <table:table-cell office:value-type="float" office:value="72.68" calcext:value-type="float">
            <text:p>72.68</text:p>
          </table:table-cell>
          <table:table-cell office:value-type="float" office:value="79.7" calcext:value-type="float">
            <text:p>7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68" calcext:value-type="float">
            <text:p>72.68</text:p>
          </table:table-cell>
          <table:table-cell office:value-type="float" office:value="1090.15" calcext:value-type="float">
            <text:p>1090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0.15" calcext:value-type="float">
            <text:p>1090.1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93451" calcext:value-type="float">
            <text:p>16593451</text:p>
          </table:table-cell>
          <table:table-cell office:value-type="float" office:value="72.74" calcext:value-type="float">
            <text:p>72.74</text:p>
          </table:table-cell>
          <table:table-cell office:value-type="float" office:value="79.78" calcext:value-type="float">
            <text:p>7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74" calcext:value-type="float">
            <text:p>72.74</text:p>
          </table:table-cell>
          <table:table-cell office:value-type="float" office:value="1091.1" calcext:value-type="float">
            <text:p>1091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1.1" calcext:value-type="float">
            <text:p>1091.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597386" calcext:value-type="float">
            <text:p>16597386</text:p>
          </table:table-cell>
          <table:table-cell office:value-type="float" office:value="72.8" calcext:value-type="float">
            <text:p>72.8</text:p>
          </table:table-cell>
          <table:table-cell office:value-type="float" office:value="79.82" calcext:value-type="float">
            <text:p>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8" calcext:value-type="float">
            <text:p>72.8</text:p>
          </table:table-cell>
          <table:table-cell office:value-type="float" office:value="1092.06" calcext:value-type="float">
            <text:p>1092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2.06" calcext:value-type="float">
            <text:p>1092.0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601786" calcext:value-type="float">
            <text:p>16601786</text:p>
          </table:table-cell>
          <table:table-cell office:value-type="float" office:value="72.87" calcext:value-type="float">
            <text:p>72.87</text:p>
          </table:table-cell>
          <table:table-cell office:value-type="float" office:value="80.02" calcext:value-type="float">
            <text:p>8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87" calcext:value-type="float">
            <text:p>72.87</text:p>
          </table:table-cell>
          <table:table-cell office:value-type="float" office:value="1093.03" calcext:value-type="float">
            <text:p>1093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3.03" calcext:value-type="float">
            <text:p>1093.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605646" calcext:value-type="float">
            <text:p>16605646</text:p>
          </table:table-cell>
          <table:table-cell office:value-type="float" office:value="72.93" calcext:value-type="float">
            <text:p>72.93</text:p>
          </table:table-cell>
          <table:table-cell office:value-type="float" office:value="80.02" calcext:value-type="float">
            <text:p>8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93" calcext:value-type="float">
            <text:p>72.93</text:p>
          </table:table-cell>
          <table:table-cell office:value-type="float" office:value="1094" calcext:value-type="float">
            <text:p>10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642323" calcext:value-type="float">
            <text:p>16642323</text:p>
          </table:table-cell>
          <table:table-cell office:value-type="float" office:value="73" calcext:value-type="float">
            <text:p>73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94.97" calcext:value-type="float">
            <text:p>1094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4.97" calcext:value-type="float">
            <text:p>1094.9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646511" calcext:value-type="float">
            <text:p>16646511</text:p>
          </table:table-cell>
          <table:table-cell office:value-type="float" office:value="73.06" calcext:value-type="float">
            <text:p>73.06</text:p>
          </table:table-cell>
          <table:table-cell office:value-type="float" office:value="80.26" calcext:value-type="float">
            <text:p>8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06" calcext:value-type="float">
            <text:p>73.06</text:p>
          </table:table-cell>
          <table:table-cell office:value-type="float" office:value="1095.95" calcext:value-type="float">
            <text:p>1095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5.95" calcext:value-type="float">
            <text:p>1095.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651151" calcext:value-type="float">
            <text:p>16651151</text:p>
          </table:table-cell>
          <table:table-cell office:value-type="float" office:value="73.12" calcext:value-type="float">
            <text:p>73.12</text:p>
          </table:table-cell>
          <table:table-cell office:value-type="float" office:value="79.47" calcext:value-type="float">
            <text:p>79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12" calcext:value-type="float">
            <text:p>73.12</text:p>
          </table:table-cell>
          <table:table-cell office:value-type="float" office:value="1096.8" calcext:value-type="float">
            <text:p>1096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6.8" calcext:value-type="float">
            <text:p>1096.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654968" calcext:value-type="float">
            <text:p>16654968</text:p>
          </table:table-cell>
          <table:table-cell office:value-type="float" office:value="73.18" calcext:value-type="float">
            <text:p>73.18</text:p>
          </table:table-cell>
          <table:table-cell office:value-type="float" office:value="79.82" calcext:value-type="float">
            <text:p>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18" calcext:value-type="float">
            <text:p>73.18</text:p>
          </table:table-cell>
          <table:table-cell office:value-type="float" office:value="1097.69" calcext:value-type="float">
            <text:p>1097.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7.69" calcext:value-type="float">
            <text:p>1097.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659480" calcext:value-type="float">
            <text:p>16659480</text:p>
          </table:table-cell>
          <table:table-cell office:value-type="float" office:value="73.24" calcext:value-type="float">
            <text:p>73.24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24" calcext:value-type="float">
            <text:p>73.24</text:p>
          </table:table-cell>
          <table:table-cell office:value-type="float" office:value="1098.63" calcext:value-type="float">
            <text:p>1098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8.63" calcext:value-type="float">
            <text:p>1098.6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663251" calcext:value-type="float">
            <text:p>16663251</text:p>
          </table:table-cell>
          <table:table-cell office:value-type="float" office:value="73.31" calcext:value-type="float">
            <text:p>73.31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31" calcext:value-type="float">
            <text:p>73.31</text:p>
          </table:table-cell>
          <table:table-cell office:value-type="float" office:value="1099.61" calcext:value-type="float">
            <text:p>1099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9.61" calcext:value-type="float">
            <text:p>1099.6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667768" calcext:value-type="float">
            <text:p>16667768</text:p>
          </table:table-cell>
          <table:table-cell office:value-type="float" office:value="73.37" calcext:value-type="float">
            <text:p>73.37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37" calcext:value-type="float">
            <text:p>73.37</text:p>
          </table:table-cell>
          <table:table-cell office:value-type="float" office:value="1100.48" calcext:value-type="float">
            <text:p>1100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0.48" calcext:value-type="float">
            <text:p>1100.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671528" calcext:value-type="float">
            <text:p>16671528</text:p>
          </table:table-cell>
          <table:table-cell office:value-type="float" office:value="73.42" calcext:value-type="float">
            <text:p>73.42</text:p>
          </table:table-cell>
          <table:table-cell office:value-type="float" office:value="80.02" calcext:value-type="float">
            <text:p>8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42" calcext:value-type="float">
            <text:p>73.42</text:p>
          </table:table-cell>
          <table:table-cell office:value-type="float" office:value="1101.36" calcext:value-type="float">
            <text:p>1101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1.36" calcext:value-type="float">
            <text:p>1101.3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676003" calcext:value-type="float">
            <text:p>16676003</text:p>
          </table:table-cell>
          <table:table-cell office:value-type="float" office:value="73.48" calcext:value-type="float">
            <text:p>73.48</text:p>
          </table:table-cell>
          <table:table-cell office:value-type="float" office:value="80.26" calcext:value-type="float">
            <text:p>8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48" calcext:value-type="float">
            <text:p>73.48</text:p>
          </table:table-cell>
          <table:table-cell office:value-type="float" office:value="1102.27" calcext:value-type="float">
            <text:p>1102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2.27" calcext:value-type="float">
            <text:p>1102.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679868" calcext:value-type="float">
            <text:p>16679868</text:p>
          </table:table-cell>
          <table:table-cell office:value-type="float" office:value="73.54" calcext:value-type="float">
            <text:p>73.54</text:p>
          </table:table-cell>
          <table:table-cell office:value-type="float" office:value="79.9" calcext:value-type="float">
            <text:p>7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54" calcext:value-type="float">
            <text:p>73.54</text:p>
          </table:table-cell>
          <table:table-cell office:value-type="float" office:value="1103.12" calcext:value-type="float">
            <text:p>1103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3.12" calcext:value-type="float">
            <text:p>1103.1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684328" calcext:value-type="float">
            <text:p>16684328</text:p>
          </table:table-cell>
          <table:table-cell office:value-type="float" office:value="73.6" calcext:value-type="float">
            <text:p>73.6</text:p>
          </table:table-cell>
          <table:table-cell office:value-type="float" office:value="80.47" calcext:value-type="float">
            <text:p>8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1104.05" calcext:value-type="float">
            <text:p>1104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4.05" calcext:value-type="float">
            <text:p>1104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688191" calcext:value-type="float">
            <text:p>16688191</text:p>
          </table:table-cell>
          <table:table-cell office:value-type="float" office:value="73.66" calcext:value-type="float">
            <text:p>73.66</text:p>
          </table:table-cell>
          <table:table-cell office:value-type="float" office:value="80.52" calcext:value-type="float">
            <text:p>8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66" calcext:value-type="float">
            <text:p>73.66</text:p>
          </table:table-cell>
          <table:table-cell office:value-type="float" office:value="1104.97" calcext:value-type="float">
            <text:p>1104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4.97" calcext:value-type="float">
            <text:p>1104.9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692711" calcext:value-type="float">
            <text:p>16692711</text:p>
          </table:table-cell>
          <table:table-cell office:value-type="float" office:value="73.72" calcext:value-type="float">
            <text:p>73.72</text:p>
          </table:table-cell>
          <table:table-cell office:value-type="float" office:value="79.98" calcext:value-type="float">
            <text:p>7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72" calcext:value-type="float">
            <text:p>73.72</text:p>
          </table:table-cell>
          <table:table-cell office:value-type="float" office:value="1105.81" calcext:value-type="float">
            <text:p>1105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5.81" calcext:value-type="float">
            <text:p>1105.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696503" calcext:value-type="float">
            <text:p>16696503</text:p>
          </table:table-cell>
          <table:table-cell office:value-type="float" office:value="73.78" calcext:value-type="float">
            <text:p>73.78</text:p>
          </table:table-cell>
          <table:table-cell office:value-type="float" office:value="80.22" calcext:value-type="float">
            <text:p>8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78" calcext:value-type="float">
            <text:p>73.78</text:p>
          </table:table-cell>
          <table:table-cell office:value-type="float" office:value="1106.67" calcext:value-type="float">
            <text:p>1106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6.67" calcext:value-type="float">
            <text:p>1106.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00903" calcext:value-type="float">
            <text:p>16700903</text:p>
          </table:table-cell>
          <table:table-cell office:value-type="float" office:value="73.84" calcext:value-type="float">
            <text:p>73.84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84" calcext:value-type="float">
            <text:p>73.84</text:p>
          </table:table-cell>
          <table:table-cell office:value-type="float" office:value="1107.53" calcext:value-type="float">
            <text:p>1107.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7.53" calcext:value-type="float">
            <text:p>1107.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04843" calcext:value-type="float">
            <text:p>16704843</text:p>
          </table:table-cell>
          <table:table-cell office:value-type="float" office:value="73.89" calcext:value-type="float">
            <text:p>73.89</text:p>
          </table:table-cell>
          <table:table-cell office:value-type="float" office:value="79.58" calcext:value-type="float">
            <text:p>7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89" calcext:value-type="float">
            <text:p>73.89</text:p>
          </table:table-cell>
          <table:table-cell office:value-type="float" office:value="1108.28" calcext:value-type="float">
            <text:p>1108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8.28" calcext:value-type="float">
            <text:p>1108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09191" calcext:value-type="float">
            <text:p>16709191</text:p>
          </table:table-cell>
          <table:table-cell office:value-type="float" office:value="73.94" calcext:value-type="float">
            <text:p>73.94</text:p>
          </table:table-cell>
          <table:table-cell office:value-type="float" office:value="79.78" calcext:value-type="float">
            <text:p>7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94" calcext:value-type="float">
            <text:p>73.94</text:p>
          </table:table-cell>
          <table:table-cell office:value-type="float" office:value="1109.05" calcext:value-type="float">
            <text:p>1109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9.05" calcext:value-type="float">
            <text:p>1109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13069" calcext:value-type="float">
            <text:p>16713069</text:p>
          </table:table-cell>
          <table:table-cell office:value-type="float" office:value="73.98" calcext:value-type="float">
            <text:p>73.98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98" calcext:value-type="float">
            <text:p>73.98</text:p>
          </table:table-cell>
          <table:table-cell office:value-type="float" office:value="1109.77" calcext:value-type="float">
            <text:p>1109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9.77" calcext:value-type="float">
            <text:p>1109.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17663" calcext:value-type="float">
            <text:p>16717663</text:p>
          </table:table-cell>
          <table:table-cell office:value-type="float" office:value="74.04" calcext:value-type="float">
            <text:p>74.04</text:p>
          </table:table-cell>
          <table:table-cell office:value-type="float" office:value="80.02" calcext:value-type="float">
            <text:p>8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04" calcext:value-type="float">
            <text:p>74.04</text:p>
          </table:table-cell>
          <table:table-cell office:value-type="float" office:value="1110.57" calcext:value-type="float">
            <text:p>1110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0.57" calcext:value-type="float">
            <text:p>1110.5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21422" calcext:value-type="float">
            <text:p>16721422</text:p>
          </table:table-cell>
          <table:table-cell office:value-type="float" office:value="74.09" calcext:value-type="float">
            <text:p>74.09</text:p>
          </table:table-cell>
          <table:table-cell office:value-type="float" office:value="79.9" calcext:value-type="float">
            <text:p>7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09" calcext:value-type="float">
            <text:p>74.09</text:p>
          </table:table-cell>
          <table:table-cell office:value-type="float" office:value="1111.33" calcext:value-type="float">
            <text:p>1111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1.33" calcext:value-type="float">
            <text:p>1111.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25094" calcext:value-type="float">
            <text:p>16725094</text:p>
          </table:table-cell>
          <table:table-cell office:value-type="float" office:value="74.14" calcext:value-type="float">
            <text:p>74.14</text:p>
          </table:table-cell>
          <table:table-cell office:value-type="float" office:value="80.26" calcext:value-type="float">
            <text:p>8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14" calcext:value-type="float">
            <text:p>74.14</text:p>
          </table:table-cell>
          <table:table-cell office:value-type="float" office:value="1112.14" calcext:value-type="float">
            <text:p>1112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2.14" calcext:value-type="float">
            <text:p>1112.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29246" calcext:value-type="float">
            <text:p>16729246</text:p>
          </table:table-cell>
          <table:table-cell office:value-type="float" office:value="74.2" calcext:value-type="float">
            <text:p>74.2</text:p>
          </table:table-cell>
          <table:table-cell office:value-type="float" office:value="80.73" calcext:value-type="float">
            <text:p>8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2" calcext:value-type="float">
            <text:p>74.2</text:p>
          </table:table-cell>
          <table:table-cell office:value-type="float" office:value="1113.02" calcext:value-type="float">
            <text:p>1113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3.02" calcext:value-type="float">
            <text:p>1113.0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34206" calcext:value-type="float">
            <text:p>16734206</text:p>
          </table:table-cell>
          <table:table-cell office:value-type="float" office:value="74.26" calcext:value-type="float">
            <text:p>74.26</text:p>
          </table:table-cell>
          <table:table-cell office:value-type="float" office:value="80.39" calcext:value-type="float">
            <text:p>8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26" calcext:value-type="float">
            <text:p>74.26</text:p>
          </table:table-cell>
          <table:table-cell office:value-type="float" office:value="1113.83" calcext:value-type="float">
            <text:p>1113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3.83" calcext:value-type="float">
            <text:p>1113.8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39014" calcext:value-type="float">
            <text:p>16739014</text:p>
          </table:table-cell>
          <table:table-cell office:value-type="float" office:value="74.31" calcext:value-type="float">
            <text:p>74.31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31" calcext:value-type="float">
            <text:p>74.31</text:p>
          </table:table-cell>
          <table:table-cell office:value-type="float" office:value="1114.66" calcext:value-type="float">
            <text:p>1114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4.66" calcext:value-type="float">
            <text:p>1114.6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43608" calcext:value-type="float">
            <text:p>16743608</text:p>
          </table:table-cell>
          <table:table-cell office:value-type="float" office:value="74.37" calcext:value-type="float">
            <text:p>74.37</text:p>
          </table:table-cell>
          <table:table-cell office:value-type="float" office:value="80.64" calcext:value-type="float">
            <text:p>8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37" calcext:value-type="float">
            <text:p>74.37</text:p>
          </table:table-cell>
          <table:table-cell office:value-type="float" office:value="1115.5" calcext:value-type="float">
            <text:p>1115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5.5" calcext:value-type="float">
            <text:p>1115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47351" calcext:value-type="float">
            <text:p>16747351</text:p>
          </table:table-cell>
          <table:table-cell office:value-type="float" office:value="74.43" calcext:value-type="float">
            <text:p>74.43</text:p>
          </table:table-cell>
          <table:table-cell office:value-type="float" office:value="81.04" calcext:value-type="float">
            <text:p>81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43" calcext:value-type="float">
            <text:p>74.43</text:p>
          </table:table-cell>
          <table:table-cell office:value-type="float" office:value="1116.39" calcext:value-type="float">
            <text:p>1116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6.39" calcext:value-type="float">
            <text:p>1116.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51871" calcext:value-type="float">
            <text:p>16751871</text:p>
          </table:table-cell>
          <table:table-cell office:value-type="float" office:value="74.48" calcext:value-type="float">
            <text:p>74.48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48" calcext:value-type="float">
            <text:p>74.48</text:p>
          </table:table-cell>
          <table:table-cell office:value-type="float" office:value="1117.15" calcext:value-type="float">
            <text:p>1117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7.15" calcext:value-type="float">
            <text:p>1117.1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55626" calcext:value-type="float">
            <text:p>16755626</text:p>
          </table:table-cell>
          <table:table-cell office:value-type="float" office:value="74.53" calcext:value-type="float">
            <text:p>74.53</text:p>
          </table:table-cell>
          <table:table-cell office:value-type="float" office:value="80.43" calcext:value-type="float">
            <text:p>8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53" calcext:value-type="float">
            <text:p>74.53</text:p>
          </table:table-cell>
          <table:table-cell office:value-type="float" office:value="1117.93" calcext:value-type="float">
            <text:p>1117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7.93" calcext:value-type="float">
            <text:p>1117.9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60063" calcext:value-type="float">
            <text:p>16760063</text:p>
          </table:table-cell>
          <table:table-cell office:value-type="float" office:value="74.59" calcext:value-type="float">
            <text:p>74.59</text:p>
          </table:table-cell>
          <table:table-cell office:value-type="float" office:value="81.5" calcext:value-type="float">
            <text:p>8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59" calcext:value-type="float">
            <text:p>74.59</text:p>
          </table:table-cell>
          <table:table-cell office:value-type="float" office:value="1118.86" calcext:value-type="float">
            <text:p>1118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8.86" calcext:value-type="float">
            <text:p>1118.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63851" calcext:value-type="float">
            <text:p>16763851</text:p>
          </table:table-cell>
          <table:table-cell office:value-type="float" office:value="74.64" calcext:value-type="float">
            <text:p>74.64</text:p>
          </table:table-cell>
          <table:table-cell office:value-type="float" office:value="80.52" calcext:value-type="float">
            <text:p>8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64" calcext:value-type="float">
            <text:p>74.64</text:p>
          </table:table-cell>
          <table:table-cell office:value-type="float" office:value="1119.64" calcext:value-type="float">
            <text:p>1119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9.64" calcext:value-type="float">
            <text:p>1119.6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68491" calcext:value-type="float">
            <text:p>16768491</text:p>
          </table:table-cell>
          <table:table-cell office:value-type="float" office:value="74.69" calcext:value-type="float">
            <text:p>74.69</text:p>
          </table:table-cell>
          <table:table-cell office:value-type="float" office:value="80.06" calcext:value-type="float">
            <text:p>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69" calcext:value-type="float">
            <text:p>74.69</text:p>
          </table:table-cell>
          <table:table-cell office:value-type="float" office:value="1120.34" calcext:value-type="float">
            <text:p>1120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0.34" calcext:value-type="float">
            <text:p>1120.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72226" calcext:value-type="float">
            <text:p>16772226</text:p>
          </table:table-cell>
          <table:table-cell office:value-type="float" office:value="74.74" calcext:value-type="float">
            <text:p>74.74</text:p>
          </table:table-cell>
          <table:table-cell office:value-type="float" office:value="80.6" calcext:value-type="float">
            <text:p>8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74" calcext:value-type="float">
            <text:p>74.74</text:p>
          </table:table-cell>
          <table:table-cell office:value-type="float" office:value="1121.11" calcext:value-type="float">
            <text:p>1121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1.11" calcext:value-type="float">
            <text:p>1121.1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76886" calcext:value-type="float">
            <text:p>16776886</text:p>
          </table:table-cell>
          <table:table-cell office:value-type="float" office:value="74.79" calcext:value-type="float">
            <text:p>74.79</text:p>
          </table:table-cell>
          <table:table-cell office:value-type="float" office:value="80.39" calcext:value-type="float">
            <text:p>8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79" calcext:value-type="float">
            <text:p>74.79</text:p>
          </table:table-cell>
          <table:table-cell office:value-type="float" office:value="1121.84" calcext:value-type="float">
            <text:p>1121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1.84" calcext:value-type="float">
            <text:p>1121.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80651" calcext:value-type="float">
            <text:p>16780651</text:p>
          </table:table-cell>
          <table:table-cell office:value-type="float" office:value="74.84" calcext:value-type="float">
            <text:p>74.84</text:p>
          </table:table-cell>
          <table:table-cell office:value-type="float" office:value="80.52" calcext:value-type="float">
            <text:p>8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84" calcext:value-type="float">
            <text:p>74.84</text:p>
          </table:table-cell>
          <table:table-cell office:value-type="float" office:value="1122.59" calcext:value-type="float">
            <text:p>1122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2.59" calcext:value-type="float">
            <text:p>1122.5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85191" calcext:value-type="float">
            <text:p>16785191</text:p>
          </table:table-cell>
          <table:table-cell office:value-type="float" office:value="74.88" calcext:value-type="float">
            <text:p>74.88</text:p>
          </table:table-cell>
          <table:table-cell office:value-type="float" office:value="79.39" calcext:value-type="float">
            <text:p>79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88" calcext:value-type="float">
            <text:p>74.88</text:p>
          </table:table-cell>
          <table:table-cell office:value-type="float" office:value="1123.16" calcext:value-type="float">
            <text:p>1123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3.16" calcext:value-type="float">
            <text:p>1123.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88868" calcext:value-type="float">
            <text:p>16788868</text:p>
          </table:table-cell>
          <table:table-cell office:value-type="float" office:value="74.92" calcext:value-type="float">
            <text:p>74.92</text:p>
          </table:table-cell>
          <table:table-cell office:value-type="float" office:value="79.43" calcext:value-type="float">
            <text:p>79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2" calcext:value-type="float">
            <text:p>74.92</text:p>
          </table:table-cell>
          <table:table-cell office:value-type="float" office:value="1123.73" calcext:value-type="float">
            <text:p>1123.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3.73" calcext:value-type="float">
            <text:p>1123.7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93571" calcext:value-type="float">
            <text:p>16793571</text:p>
          </table:table-cell>
          <table:table-cell office:value-type="float" office:value="74.95" calcext:value-type="float">
            <text:p>74.95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5" calcext:value-type="float">
            <text:p>74.95</text:p>
          </table:table-cell>
          <table:table-cell office:value-type="float" office:value="1124.31" calcext:value-type="float">
            <text:p>1124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4.31" calcext:value-type="float">
            <text:p>1124.3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797603" calcext:value-type="float">
            <text:p>16797603</text:p>
          </table:table-cell>
          <table:table-cell office:value-type="float" office:value="75" calcext:value-type="float">
            <text:p>75</text:p>
          </table:table-cell>
          <table:table-cell office:value-type="float" office:value="80.14" calcext:value-type="float">
            <text:p>8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24.97" calcext:value-type="float">
            <text:p>1124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4.97" calcext:value-type="float">
            <text:p>1124.9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02145" calcext:value-type="float">
            <text:p>16802145</text:p>
          </table:table-cell>
          <table:table-cell office:value-type="float" office:value="75.04" calcext:value-type="float">
            <text:p>75.04</text:p>
          </table:table-cell>
          <table:table-cell office:value-type="float" office:value="80.35" calcext:value-type="float">
            <text:p>8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04" calcext:value-type="float">
            <text:p>75.04</text:p>
          </table:table-cell>
          <table:table-cell office:value-type="float" office:value="1125.66" calcext:value-type="float">
            <text:p>1125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5.66" calcext:value-type="float">
            <text:p>1125.6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05846" calcext:value-type="float">
            <text:p>16805846</text:p>
          </table:table-cell>
          <table:table-cell office:value-type="float" office:value="75.09" calcext:value-type="float">
            <text:p>75.09</text:p>
          </table:table-cell>
          <table:table-cell office:value-type="float" office:value="80.69" calcext:value-type="float">
            <text:p>8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09" calcext:value-type="float">
            <text:p>75.09</text:p>
          </table:table-cell>
          <table:table-cell office:value-type="float" office:value="1126.39" calcext:value-type="float">
            <text:p>1126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6.39" calcext:value-type="float">
            <text:p>1126.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10231" calcext:value-type="float">
            <text:p>16810231</text:p>
          </table:table-cell>
          <table:table-cell office:value-type="float" office:value="75.13" calcext:value-type="float">
            <text:p>75.13</text:p>
          </table:table-cell>
          <table:table-cell office:value-type="float" office:value="80.02" calcext:value-type="float">
            <text:p>8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13" calcext:value-type="float">
            <text:p>75.13</text:p>
          </table:table-cell>
          <table:table-cell office:value-type="float" office:value="1127.02" calcext:value-type="float">
            <text:p>1127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7.02" calcext:value-type="float">
            <text:p>1127.0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14051" calcext:value-type="float">
            <text:p>16814051</text:p>
          </table:table-cell>
          <table:table-cell office:value-type="float" office:value="75.18" calcext:value-type="float">
            <text:p>75.18</text:p>
          </table:table-cell>
          <table:table-cell office:value-type="float" office:value="79.98" calcext:value-type="float">
            <text:p>7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18" calcext:value-type="float">
            <text:p>75.18</text:p>
          </table:table-cell>
          <table:table-cell office:value-type="float" office:value="1127.63" calcext:value-type="float">
            <text:p>1127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7.63" calcext:value-type="float">
            <text:p>1127.6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18523" calcext:value-type="float">
            <text:p>16818523</text:p>
          </table:table-cell>
          <table:table-cell office:value-type="float" office:value="75.22" calcext:value-type="float">
            <text:p>75.22</text:p>
          </table:table-cell>
          <table:table-cell office:value-type="float" office:value="80.1" calcext:value-type="float">
            <text:p>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22" calcext:value-type="float">
            <text:p>75.22</text:p>
          </table:table-cell>
          <table:table-cell office:value-type="float" office:value="1128.25" calcext:value-type="float">
            <text:p>1128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8.25" calcext:value-type="float">
            <text:p>1128.2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22271" calcext:value-type="float">
            <text:p>16822271</text:p>
          </table:table-cell>
          <table:table-cell office:value-type="float" office:value="75.26" calcext:value-type="float">
            <text:p>75.26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26" calcext:value-type="float">
            <text:p>75.26</text:p>
          </table:table-cell>
          <table:table-cell office:value-type="float" office:value="1128.89" calcext:value-type="float">
            <text:p>1128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8.89" calcext:value-type="float">
            <text:p>1128.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26886" calcext:value-type="float">
            <text:p>16826886</text:p>
          </table:table-cell>
          <table:table-cell office:value-type="float" office:value="75.3" calcext:value-type="float">
            <text:p>75.3</text:p>
          </table:table-cell>
          <table:table-cell office:value-type="float" office:value="79.9" calcext:value-type="float">
            <text:p>7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3" calcext:value-type="float">
            <text:p>75.3</text:p>
          </table:table-cell>
          <table:table-cell office:value-type="float" office:value="1129.47" calcext:value-type="float">
            <text:p>1129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9.47" calcext:value-type="float">
            <text:p>1129.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30611" calcext:value-type="float">
            <text:p>16830611</text:p>
          </table:table-cell>
          <table:table-cell office:value-type="float" office:value="75.34" calcext:value-type="float">
            <text:p>75.34</text:p>
          </table:table-cell>
          <table:table-cell office:value-type="float" office:value="80.39" calcext:value-type="float">
            <text:p>8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34" calcext:value-type="float">
            <text:p>75.34</text:p>
          </table:table-cell>
          <table:table-cell office:value-type="float" office:value="1130.12" calcext:value-type="float">
            <text:p>1130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0.12" calcext:value-type="float">
            <text:p>1130.1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36063" calcext:value-type="float">
            <text:p>16836063</text:p>
          </table:table-cell>
          <table:table-cell office:value-type="float" office:value="75.38" calcext:value-type="float">
            <text:p>75.38</text:p>
          </table:table-cell>
          <table:table-cell office:value-type="float" office:value="80.35" calcext:value-type="float">
            <text:p>8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38" calcext:value-type="float">
            <text:p>75.38</text:p>
          </table:table-cell>
          <table:table-cell office:value-type="float" office:value="1130.76" calcext:value-type="float">
            <text:p>1130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0.76" calcext:value-type="float">
            <text:p>1130.7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39851" calcext:value-type="float">
            <text:p>16839851</text:p>
          </table:table-cell>
          <table:table-cell office:value-type="float" office:value="75.42" calcext:value-type="float">
            <text:p>75.42</text:p>
          </table:table-cell>
          <table:table-cell office:value-type="float" office:value="80.1" calcext:value-type="float">
            <text:p>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42" calcext:value-type="float">
            <text:p>75.42</text:p>
          </table:table-cell>
          <table:table-cell office:value-type="float" office:value="1131.34" calcext:value-type="float">
            <text:p>1131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1.34" calcext:value-type="float">
            <text:p>1131.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44388" calcext:value-type="float">
            <text:p>16844388</text:p>
          </table:table-cell>
          <table:table-cell office:value-type="float" office:value="75.46" calcext:value-type="float">
            <text:p>75.46</text:p>
          </table:table-cell>
          <table:table-cell office:value-type="float" office:value="80.02" calcext:value-type="float">
            <text:p>8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46" calcext:value-type="float">
            <text:p>75.46</text:p>
          </table:table-cell>
          <table:table-cell office:value-type="float" office:value="1131.92" calcext:value-type="float">
            <text:p>1131.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1.92" calcext:value-type="float">
            <text:p>1131.9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48208" calcext:value-type="float">
            <text:p>16848208</text:p>
          </table:table-cell>
          <table:table-cell office:value-type="float" office:value="75.5" calcext:value-type="float">
            <text:p>75.5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5" calcext:value-type="float">
            <text:p>75.5</text:p>
          </table:table-cell>
          <table:table-cell office:value-type="float" office:value="1132.51" calcext:value-type="float">
            <text:p>1132.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2.51" calcext:value-type="float">
            <text:p>1132.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52703" calcext:value-type="float">
            <text:p>16852703</text:p>
          </table:table-cell>
          <table:table-cell office:value-type="float" office:value="75.55" calcext:value-type="float">
            <text:p>75.55</text:p>
          </table:table-cell>
          <table:table-cell office:value-type="float" office:value="80.91" calcext:value-type="float">
            <text:p>80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55" calcext:value-type="float">
            <text:p>75.55</text:p>
          </table:table-cell>
          <table:table-cell office:value-type="float" office:value="1133.21" calcext:value-type="float">
            <text:p>1133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3.21" calcext:value-type="float">
            <text:p>1133.2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56491" calcext:value-type="float">
            <text:p>16856491</text:p>
          </table:table-cell>
          <table:table-cell office:value-type="float" office:value="75.59" calcext:value-type="float">
            <text:p>75.59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59" calcext:value-type="float">
            <text:p>75.59</text:p>
          </table:table-cell>
          <table:table-cell office:value-type="float" office:value="1133.85" calcext:value-type="float">
            <text:p>1133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3.85" calcext:value-type="float">
            <text:p>1133.8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61043" calcext:value-type="float">
            <text:p>16861043</text:p>
          </table:table-cell>
          <table:table-cell office:value-type="float" office:value="75.62" calcext:value-type="float">
            <text:p>75.62</text:p>
          </table:table-cell>
          <table:table-cell office:value-type="float" office:value="79.43" calcext:value-type="float">
            <text:p>79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62" calcext:value-type="float">
            <text:p>75.62</text:p>
          </table:table-cell>
          <table:table-cell office:value-type="float" office:value="1134.31" calcext:value-type="float">
            <text:p>1134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4.31" calcext:value-type="float">
            <text:p>1134.3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64768" calcext:value-type="float">
            <text:p>16864768</text:p>
          </table:table-cell>
          <table:table-cell office:value-type="float" office:value="75.66" calcext:value-type="float">
            <text:p>75.66</text:p>
          </table:table-cell>
          <table:table-cell office:value-type="float" office:value="80.14" calcext:value-type="float">
            <text:p>8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66" calcext:value-type="float">
            <text:p>75.66</text:p>
          </table:table-cell>
          <table:table-cell office:value-type="float" office:value="1134.88" calcext:value-type="float">
            <text:p>1134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4.88" calcext:value-type="float">
            <text:p>1134.8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69188" calcext:value-type="float">
            <text:p>16869188</text:p>
          </table:table-cell>
          <table:table-cell office:value-type="float" office:value="75.69" calcext:value-type="float">
            <text:p>75.69</text:p>
          </table:table-cell>
          <table:table-cell office:value-type="float" office:value="79.82" calcext:value-type="float">
            <text:p>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69" calcext:value-type="float">
            <text:p>75.69</text:p>
          </table:table-cell>
          <table:table-cell office:value-type="float" office:value="1135.39" calcext:value-type="float">
            <text:p>1135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5.39" calcext:value-type="float">
            <text:p>1135.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72988" calcext:value-type="float">
            <text:p>16872988</text:p>
          </table:table-cell>
          <table:table-cell office:value-type="float" office:value="75.73" calcext:value-type="float">
            <text:p>75.73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73" calcext:value-type="float">
            <text:p>75.73</text:p>
          </table:table-cell>
          <table:table-cell office:value-type="float" office:value="1135.95" calcext:value-type="float">
            <text:p>1135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5.95" calcext:value-type="float">
            <text:p>1135.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77643" calcext:value-type="float">
            <text:p>16877643</text:p>
          </table:table-cell>
          <table:table-cell office:value-type="float" office:value="75.76" calcext:value-type="float">
            <text:p>75.76</text:p>
          </table:table-cell>
          <table:table-cell office:value-type="float" office:value="79.82" calcext:value-type="float">
            <text:p>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76" calcext:value-type="float">
            <text:p>75.76</text:p>
          </table:table-cell>
          <table:table-cell office:value-type="float" office:value="1136.45" calcext:value-type="float">
            <text:p>1136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6.45" calcext:value-type="float">
            <text:p>1136.4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81288" calcext:value-type="float">
            <text:p>16881288</text:p>
          </table:table-cell>
          <table:table-cell office:value-type="float" office:value="75.8" calcext:value-type="float">
            <text:p>75.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8" calcext:value-type="float">
            <text:p>75.8</text:p>
          </table:table-cell>
          <table:table-cell office:value-type="float" office:value="1137.05" calcext:value-type="float">
            <text:p>113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7.05" calcext:value-type="float">
            <text:p>1137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85831" calcext:value-type="float">
            <text:p>16885831</text:p>
          </table:table-cell>
          <table:table-cell office:value-type="float" office:value="75.84" calcext:value-type="float">
            <text:p>75.84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84" calcext:value-type="float">
            <text:p>75.84</text:p>
          </table:table-cell>
          <table:table-cell office:value-type="float" office:value="1137.56" calcext:value-type="float">
            <text:p>1137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7.56" calcext:value-type="float">
            <text:p>1137.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89571" calcext:value-type="float">
            <text:p>16889571</text:p>
          </table:table-cell>
          <table:table-cell office:value-type="float" office:value="75.87" calcext:value-type="float">
            <text:p>75.87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87" calcext:value-type="float">
            <text:p>75.87</text:p>
          </table:table-cell>
          <table:table-cell office:value-type="float" office:value="1138.11" calcext:value-type="float">
            <text:p>1138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8.11" calcext:value-type="float">
            <text:p>1138.1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94146" calcext:value-type="float">
            <text:p>16894146</text:p>
          </table:table-cell>
          <table:table-cell office:value-type="float" office:value="75.92" calcext:value-type="float">
            <text:p>75.92</text:p>
          </table:table-cell>
          <table:table-cell office:value-type="float" office:value="80.69" calcext:value-type="float">
            <text:p>8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92" calcext:value-type="float">
            <text:p>75.92</text:p>
          </table:table-cell>
          <table:table-cell office:value-type="float" office:value="1138.73" calcext:value-type="float">
            <text:p>1138.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8.73" calcext:value-type="float">
            <text:p>1138.7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897968" calcext:value-type="float">
            <text:p>16897968</text:p>
          </table:table-cell>
          <table:table-cell office:value-type="float" office:value="75.95" calcext:value-type="float">
            <text:p>75.95</text:p>
          </table:table-cell>
          <table:table-cell office:value-type="float" office:value="80.22" calcext:value-type="float">
            <text:p>8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95" calcext:value-type="float">
            <text:p>75.95</text:p>
          </table:table-cell>
          <table:table-cell office:value-type="float" office:value="1139.26" calcext:value-type="float">
            <text:p>1139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9.26" calcext:value-type="float">
            <text:p>1139.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02523" calcext:value-type="float">
            <text:p>16902523</text:p>
          </table:table-cell>
          <table:table-cell office:value-type="float" office:value="75.98" calcext:value-type="float">
            <text:p>75.98</text:p>
          </table:table-cell>
          <table:table-cell office:value-type="float" office:value="79.9" calcext:value-type="float">
            <text:p>7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98" calcext:value-type="float">
            <text:p>75.98</text:p>
          </table:table-cell>
          <table:table-cell office:value-type="float" office:value="1139.74" calcext:value-type="float">
            <text:p>1139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9.74" calcext:value-type="float">
            <text:p>1139.7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06286" calcext:value-type="float">
            <text:p>16906286</text:p>
          </table:table-cell>
          <table:table-cell office:value-type="float" office:value="76.02" calcext:value-type="float">
            <text:p>76.02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02" calcext:value-type="float">
            <text:p>76.02</text:p>
          </table:table-cell>
          <table:table-cell office:value-type="float" office:value="1140.25" calcext:value-type="float">
            <text:p>1140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0.25" calcext:value-type="float">
            <text:p>1140.2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10708" calcext:value-type="float">
            <text:p>16910708</text:p>
          </table:table-cell>
          <table:table-cell office:value-type="float" office:value="76.05" calcext:value-type="float">
            <text:p>76.05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05" calcext:value-type="float">
            <text:p>76.05</text:p>
          </table:table-cell>
          <table:table-cell office:value-type="float" office:value="1140.76" calcext:value-type="float">
            <text:p>1140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0.76" calcext:value-type="float">
            <text:p>1140.7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14626" calcext:value-type="float">
            <text:p>16914626</text:p>
          </table:table-cell>
          <table:table-cell office:value-type="float" office:value="76.08" calcext:value-type="float">
            <text:p>76.08</text:p>
          </table:table-cell>
          <table:table-cell office:value-type="float" office:value="79.9" calcext:value-type="float">
            <text:p>7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08" calcext:value-type="float">
            <text:p>76.08</text:p>
          </table:table-cell>
          <table:table-cell office:value-type="float" office:value="1141.22" calcext:value-type="float">
            <text:p>1141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1.22" calcext:value-type="float">
            <text:p>1141.2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19111" calcext:value-type="float">
            <text:p>16919111</text:p>
          </table:table-cell>
          <table:table-cell office:value-type="float" office:value="76.11" calcext:value-type="float">
            <text:p>76.11</text:p>
          </table:table-cell>
          <table:table-cell office:value-type="float" office:value="79.7" calcext:value-type="float">
            <text:p>7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11" calcext:value-type="float">
            <text:p>76.11</text:p>
          </table:table-cell>
          <table:table-cell office:value-type="float" office:value="1141.66" calcext:value-type="float">
            <text:p>1141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1.66" calcext:value-type="float">
            <text:p>1141.6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22928" calcext:value-type="float">
            <text:p>16922928</text:p>
          </table:table-cell>
          <table:table-cell office:value-type="float" office:value="76.14" calcext:value-type="float">
            <text:p>76.14</text:p>
          </table:table-cell>
          <table:table-cell office:value-type="float" office:value="79.39" calcext:value-type="float">
            <text:p>79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14" calcext:value-type="float">
            <text:p>76.14</text:p>
          </table:table-cell>
          <table:table-cell office:value-type="float" office:value="1142.03" calcext:value-type="float">
            <text:p>1142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2.03" calcext:value-type="float">
            <text:p>1142.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27326" calcext:value-type="float">
            <text:p>16927326</text:p>
          </table:table-cell>
          <table:table-cell office:value-type="float" office:value="76.17" calcext:value-type="float">
            <text:p>76.17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17" calcext:value-type="float">
            <text:p>76.17</text:p>
          </table:table-cell>
          <table:table-cell office:value-type="float" office:value="1142.52" calcext:value-type="float">
            <text:p>1142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2.52" calcext:value-type="float">
            <text:p>1142.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31246" calcext:value-type="float">
            <text:p>16931246</text:p>
          </table:table-cell>
          <table:table-cell office:value-type="float" office:value="76.2" calcext:value-type="float">
            <text:p>76.2</text:p>
          </table:table-cell>
          <table:table-cell office:value-type="float" office:value="80.1" calcext:value-type="float">
            <text:p>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1142.99" calcext:value-type="float">
            <text:p>1142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2.99" calcext:value-type="float">
            <text:p>1142.9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35786" calcext:value-type="float">
            <text:p>16935786</text:p>
          </table:table-cell>
          <table:table-cell office:value-type="float" office:value="76.23" calcext:value-type="float">
            <text:p>76.23</text:p>
          </table:table-cell>
          <table:table-cell office:value-type="float" office:value="80.26" calcext:value-type="float">
            <text:p>8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23" calcext:value-type="float">
            <text:p>76.23</text:p>
          </table:table-cell>
          <table:table-cell office:value-type="float" office:value="1143.48" calcext:value-type="float">
            <text:p>1143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3.48" calcext:value-type="float">
            <text:p>1143.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39851" calcext:value-type="float">
            <text:p>16939851</text:p>
          </table:table-cell>
          <table:table-cell office:value-type="float" office:value="76.26" calcext:value-type="float">
            <text:p>76.26</text:p>
          </table:table-cell>
          <table:table-cell office:value-type="float" office:value="80.1" calcext:value-type="float">
            <text:p>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26" calcext:value-type="float">
            <text:p>76.26</text:p>
          </table:table-cell>
          <table:table-cell office:value-type="float" office:value="1143.95" calcext:value-type="float">
            <text:p>1143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3.95" calcext:value-type="float">
            <text:p>1143.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44468" calcext:value-type="float">
            <text:p>16944468</text:p>
          </table:table-cell>
          <table:table-cell office:value-type="float" office:value="76.29" calcext:value-type="float">
            <text:p>76.29</text:p>
          </table:table-cell>
          <table:table-cell office:value-type="float" office:value="80.02" calcext:value-type="float">
            <text:p>8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29" calcext:value-type="float">
            <text:p>76.29</text:p>
          </table:table-cell>
          <table:table-cell office:value-type="float" office:value="1144.4" calcext:value-type="float">
            <text:p>1144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4.4" calcext:value-type="float">
            <text:p>1144.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48348" calcext:value-type="float">
            <text:p>16948348</text:p>
          </table:table-cell>
          <table:table-cell office:value-type="float" office:value="76.32" calcext:value-type="float">
            <text:p>76.32</text:p>
          </table:table-cell>
          <table:table-cell office:value-type="float" office:value="80.22" calcext:value-type="float">
            <text:p>8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32" calcext:value-type="float">
            <text:p>76.32</text:p>
          </table:table-cell>
          <table:table-cell office:value-type="float" office:value="1144.87" calcext:value-type="float">
            <text:p>1144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4.87" calcext:value-type="float">
            <text:p>1144.8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52728" calcext:value-type="float">
            <text:p>16952728</text:p>
          </table:table-cell>
          <table:table-cell office:value-type="float" office:value="76.35" calcext:value-type="float">
            <text:p>76.35</text:p>
          </table:table-cell>
          <table:table-cell office:value-type="float" office:value="79.74" calcext:value-type="float">
            <text:p>7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35" calcext:value-type="float">
            <text:p>76.35</text:p>
          </table:table-cell>
          <table:table-cell office:value-type="float" office:value="1145.27" calcext:value-type="float">
            <text:p>1145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5.27" calcext:value-type="float">
            <text:p>1145.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56708" calcext:value-type="float">
            <text:p>16956708</text:p>
          </table:table-cell>
          <table:table-cell office:value-type="float" office:value="76.38" calcext:value-type="float">
            <text:p>76.38</text:p>
          </table:table-cell>
          <table:table-cell office:value-type="float" office:value="79.55" calcext:value-type="float">
            <text:p>79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38" calcext:value-type="float">
            <text:p>76.38</text:p>
          </table:table-cell>
          <table:table-cell office:value-type="float" office:value="1145.63" calcext:value-type="float">
            <text:p>1145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5.63" calcext:value-type="float">
            <text:p>1145.6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61288" calcext:value-type="float">
            <text:p>16961288</text:p>
          </table:table-cell>
          <table:table-cell office:value-type="float" office:value="76.41" calcext:value-type="float">
            <text:p>76.41</text:p>
          </table:table-cell>
          <table:table-cell office:value-type="float" office:value="80.43" calcext:value-type="float">
            <text:p>8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41" calcext:value-type="float">
            <text:p>76.41</text:p>
          </table:table-cell>
          <table:table-cell office:value-type="float" office:value="1146.13" calcext:value-type="float">
            <text:p>1146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6.13" calcext:value-type="float">
            <text:p>1146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64991" calcext:value-type="float">
            <text:p>16964991</text:p>
          </table:table-cell>
          <table:table-cell office:value-type="float" office:value="76.44" calcext:value-type="float">
            <text:p>76.44</text:p>
          </table:table-cell>
          <table:table-cell office:value-type="float" office:value="80.64" calcext:value-type="float">
            <text:p>8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44" calcext:value-type="float">
            <text:p>76.44</text:p>
          </table:table-cell>
          <table:table-cell office:value-type="float" office:value="1146.64" calcext:value-type="float">
            <text:p>1146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6.64" calcext:value-type="float">
            <text:p>1146.6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69406" calcext:value-type="float">
            <text:p>16969406</text:p>
          </table:table-cell>
          <table:table-cell office:value-type="float" office:value="76.47" calcext:value-type="float">
            <text:p>76.47</text:p>
          </table:table-cell>
          <table:table-cell office:value-type="float" office:value="80.06" calcext:value-type="float">
            <text:p>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47" calcext:value-type="float">
            <text:p>76.47</text:p>
          </table:table-cell>
          <table:table-cell office:value-type="float" office:value="1147.07" calcext:value-type="float">
            <text:p>1147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7.07" calcext:value-type="float">
            <text:p>1147.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73228" calcext:value-type="float">
            <text:p>16973228</text:p>
          </table:table-cell>
          <table:table-cell office:value-type="float" office:value="76.5" calcext:value-type="float">
            <text:p>76.5</text:p>
          </table:table-cell>
          <table:table-cell office:value-type="float" office:value="79.82" calcext:value-type="float">
            <text:p>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" calcext:value-type="float">
            <text:p>76.5</text:p>
          </table:table-cell>
          <table:table-cell office:value-type="float" office:value="1147.45" calcext:value-type="float">
            <text:p>1147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7.45" calcext:value-type="float">
            <text:p>1147.4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77786" calcext:value-type="float">
            <text:p>16977786</text:p>
          </table:table-cell>
          <table:table-cell office:value-type="float" office:value="76.53" calcext:value-type="float">
            <text:p>76.53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3" calcext:value-type="float">
            <text:p>76.53</text:p>
          </table:table-cell>
          <table:table-cell office:value-type="float" office:value="1147.9" calcext:value-type="float">
            <text:p>1147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7.9" calcext:value-type="float">
            <text:p>1147.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81483" calcext:value-type="float">
            <text:p>16981483</text:p>
          </table:table-cell>
          <table:table-cell office:value-type="float" office:value="76.56" calcext:value-type="float">
            <text:p>76.56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6" calcext:value-type="float">
            <text:p>76.56</text:p>
          </table:table-cell>
          <table:table-cell office:value-type="float" office:value="1148.36" calcext:value-type="float">
            <text:p>1148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8.36" calcext:value-type="float">
            <text:p>1148.3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85451" calcext:value-type="float">
            <text:p>16985451</text:p>
          </table:table-cell>
          <table:table-cell office:value-type="float" office:value="76.59" calcext:value-type="float">
            <text:p>76.59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9" calcext:value-type="float">
            <text:p>76.59</text:p>
          </table:table-cell>
          <table:table-cell office:value-type="float" office:value="1148.79" calcext:value-type="float">
            <text:p>1148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8.79" calcext:value-type="float">
            <text:p>1148.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89828" calcext:value-type="float">
            <text:p>16989828</text:p>
          </table:table-cell>
          <table:table-cell office:value-type="float" office:value="76.61" calcext:value-type="float">
            <text:p>76.61</text:p>
          </table:table-cell>
          <table:table-cell office:value-type="float" office:value="80.06" calcext:value-type="float">
            <text:p>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61" calcext:value-type="float">
            <text:p>76.61</text:p>
          </table:table-cell>
          <table:table-cell office:value-type="float" office:value="1149.2" calcext:value-type="float">
            <text:p>1149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9.2" calcext:value-type="float">
            <text:p>1149.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94348" calcext:value-type="float">
            <text:p>16994348</text:p>
          </table:table-cell>
          <table:table-cell office:value-type="float" office:value="76.65" calcext:value-type="float">
            <text:p>76.65</text:p>
          </table:table-cell>
          <table:table-cell office:value-type="float" office:value="80.86" calcext:value-type="float">
            <text:p>80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65" calcext:value-type="float">
            <text:p>76.65</text:p>
          </table:table-cell>
          <table:table-cell office:value-type="float" office:value="1149.72" calcext:value-type="float">
            <text:p>1149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9.72" calcext:value-type="float">
            <text:p>1149.7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6998191" calcext:value-type="float">
            <text:p>16998191</text:p>
          </table:table-cell>
          <table:table-cell office:value-type="float" office:value="76.68" calcext:value-type="float">
            <text:p>76.68</text:p>
          </table:table-cell>
          <table:table-cell office:value-type="float" office:value="80.64" calcext:value-type="float">
            <text:p>8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68" calcext:value-type="float">
            <text:p>76.68</text:p>
          </table:table-cell>
          <table:table-cell office:value-type="float" office:value="1150.21" calcext:value-type="float">
            <text:p>1150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0.21" calcext:value-type="float">
            <text:p>1150.2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02566" calcext:value-type="float">
            <text:p>17002566</text:p>
          </table:table-cell>
          <table:table-cell office:value-type="float" office:value="76.7" calcext:value-type="float">
            <text:p>76.7</text:p>
          </table:table-cell>
          <table:table-cell office:value-type="float" office:value="79.82" calcext:value-type="float">
            <text:p>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7" calcext:value-type="float">
            <text:p>76.7</text:p>
          </table:table-cell>
          <table:table-cell office:value-type="float" office:value="1150.57" calcext:value-type="float">
            <text:p>1150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0.57" calcext:value-type="float">
            <text:p>1150.5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06503" calcext:value-type="float">
            <text:p>17006503</text:p>
          </table:table-cell>
          <table:table-cell office:value-type="float" office:value="76.74" calcext:value-type="float">
            <text:p>76.74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74" calcext:value-type="float">
            <text:p>76.74</text:p>
          </table:table-cell>
          <table:table-cell office:value-type="float" office:value="1151.03" calcext:value-type="float">
            <text:p>1151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1.03" calcext:value-type="float">
            <text:p>1151.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11011" calcext:value-type="float">
            <text:p>17011011</text:p>
          </table:table-cell>
          <table:table-cell office:value-type="float" office:value="76.76" calcext:value-type="float">
            <text:p>76.76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76" calcext:value-type="float">
            <text:p>76.76</text:p>
          </table:table-cell>
          <table:table-cell office:value-type="float" office:value="1151.39" calcext:value-type="float">
            <text:p>1151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1.39" calcext:value-type="float">
            <text:p>1151.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14786" calcext:value-type="float">
            <text:p>17014786</text:p>
          </table:table-cell>
          <table:table-cell office:value-type="float" office:value="76.78" calcext:value-type="float">
            <text:p>76.78</text:p>
          </table:table-cell>
          <table:table-cell office:value-type="float" office:value="79.58" calcext:value-type="float">
            <text:p>7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78" calcext:value-type="float">
            <text:p>76.78</text:p>
          </table:table-cell>
          <table:table-cell office:value-type="float" office:value="1151.7" calcext:value-type="float">
            <text:p>1151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1.7" calcext:value-type="float">
            <text:p>1151.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19208" calcext:value-type="float">
            <text:p>17019208</text:p>
          </table:table-cell>
          <table:table-cell office:value-type="float" office:value="76.8" calcext:value-type="float">
            <text:p>76.8</text:p>
          </table:table-cell>
          <table:table-cell office:value-type="float" office:value="79.13" calcext:value-type="float">
            <text:p>79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8" calcext:value-type="float">
            <text:p>76.8</text:p>
          </table:table-cell>
          <table:table-cell office:value-type="float" office:value="1151.94" calcext:value-type="float">
            <text:p>1151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1.94" calcext:value-type="float">
            <text:p>1151.9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23168" calcext:value-type="float">
            <text:p>17023168</text:p>
          </table:table-cell>
          <table:table-cell office:value-type="float" office:value="76.81" calcext:value-type="float">
            <text:p>76.81</text:p>
          </table:table-cell>
          <table:table-cell office:value-type="float" office:value="79.13" calcext:value-type="float">
            <text:p>79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81" calcext:value-type="float">
            <text:p>76.81</text:p>
          </table:table-cell>
          <table:table-cell office:value-type="float" office:value="1152.17" calcext:value-type="float">
            <text:p>1152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2.17" calcext:value-type="float">
            <text:p>1152.1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27731" calcext:value-type="float">
            <text:p>17027731</text:p>
          </table:table-cell>
          <table:table-cell office:value-type="float" office:value="76.84" calcext:value-type="float">
            <text:p>76.84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84" calcext:value-type="float">
            <text:p>76.84</text:p>
          </table:table-cell>
          <table:table-cell office:value-type="float" office:value="1152.53" calcext:value-type="float">
            <text:p>1152.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2.53" calcext:value-type="float">
            <text:p>1152.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31468" calcext:value-type="float">
            <text:p>17031468</text:p>
          </table:table-cell>
          <table:table-cell office:value-type="float" office:value="76.86" calcext:value-type="float">
            <text:p>76.86</text:p>
          </table:table-cell>
          <table:table-cell office:value-type="float" office:value="79.98" calcext:value-type="float">
            <text:p>7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86" calcext:value-type="float">
            <text:p>76.86</text:p>
          </table:table-cell>
          <table:table-cell office:value-type="float" office:value="1152.89" calcext:value-type="float">
            <text:p>1152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2.89" calcext:value-type="float">
            <text:p>1152.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35991" calcext:value-type="float">
            <text:p>17035991</text:p>
          </table:table-cell>
          <table:table-cell office:value-type="float" office:value="76.88" calcext:value-type="float">
            <text:p>76.88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88" calcext:value-type="float">
            <text:p>76.88</text:p>
          </table:table-cell>
          <table:table-cell office:value-type="float" office:value="1153.22" calcext:value-type="float">
            <text:p>1153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3.22" calcext:value-type="float">
            <text:p>1153.2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40463" calcext:value-type="float">
            <text:p>17040463</text:p>
          </table:table-cell>
          <table:table-cell office:value-type="float" office:value="76.9" calcext:value-type="float">
            <text:p>76.9</text:p>
          </table:table-cell>
          <table:table-cell office:value-type="float" office:value="79.66" calcext:value-type="float">
            <text:p>79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9" calcext:value-type="float">
            <text:p>76.9</text:p>
          </table:table-cell>
          <table:table-cell office:value-type="float" office:value="1153.53" calcext:value-type="float">
            <text:p>1153.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3.53" calcext:value-type="float">
            <text:p>1153.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44886" calcext:value-type="float">
            <text:p>17044886</text:p>
          </table:table-cell>
          <table:table-cell office:value-type="float" office:value="76.93" calcext:value-type="float">
            <text:p>76.93</text:p>
          </table:table-cell>
          <table:table-cell office:value-type="float" office:value="80.73" calcext:value-type="float">
            <text:p>8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93" calcext:value-type="float">
            <text:p>76.93</text:p>
          </table:table-cell>
          <table:table-cell office:value-type="float" office:value="1153.99" calcext:value-type="float">
            <text:p>1153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3.99" calcext:value-type="float">
            <text:p>1153.9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48706" calcext:value-type="float">
            <text:p>17048706</text:p>
          </table:table-cell>
          <table:table-cell office:value-type="float" office:value="76.96" calcext:value-type="float">
            <text:p>76.96</text:p>
          </table:table-cell>
          <table:table-cell office:value-type="float" office:value="80.64" calcext:value-type="float">
            <text:p>8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96" calcext:value-type="float">
            <text:p>76.96</text:p>
          </table:table-cell>
          <table:table-cell office:value-type="float" office:value="1154.43" calcext:value-type="float">
            <text:p>1154.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4.43" calcext:value-type="float">
            <text:p>1154.4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53248" calcext:value-type="float">
            <text:p>17053248</text:p>
          </table:table-cell>
          <table:table-cell office:value-type="float" office:value="76.99" calcext:value-type="float">
            <text:p>76.99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99" calcext:value-type="float">
            <text:p>76.99</text:p>
          </table:table-cell>
          <table:table-cell office:value-type="float" office:value="1154.86" calcext:value-type="float">
            <text:p>1154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4.86" calcext:value-type="float">
            <text:p>1154.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57083" calcext:value-type="float">
            <text:p>17057083</text:p>
          </table:table-cell>
          <table:table-cell office:value-type="float" office:value="77.01" calcext:value-type="float">
            <text:p>77.01</text:p>
          </table:table-cell>
          <table:table-cell office:value-type="float" office:value="79.98" calcext:value-type="float">
            <text:p>7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01" calcext:value-type="float">
            <text:p>77.01</text:p>
          </table:table-cell>
          <table:table-cell office:value-type="float" office:value="1155.2" calcext:value-type="float">
            <text:p>1155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5.2" calcext:value-type="float">
            <text:p>1155.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61608" calcext:value-type="float">
            <text:p>17061608</text:p>
          </table:table-cell>
          <table:table-cell office:value-type="float" office:value="77.03" calcext:value-type="float">
            <text:p>77.03</text:p>
          </table:table-cell>
          <table:table-cell office:value-type="float" office:value="79.62" calcext:value-type="float">
            <text:p>7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03" calcext:value-type="float">
            <text:p>77.03</text:p>
          </table:table-cell>
          <table:table-cell office:value-type="float" office:value="1155.47" calcext:value-type="float">
            <text:p>1155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5.47" calcext:value-type="float">
            <text:p>1155.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65311" calcext:value-type="float">
            <text:p>17065311</text:p>
          </table:table-cell>
          <table:table-cell office:value-type="float" office:value="77.06" calcext:value-type="float">
            <text:p>77.06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06" calcext:value-type="float">
            <text:p>77.06</text:p>
          </table:table-cell>
          <table:table-cell office:value-type="float" office:value="1155.83" calcext:value-type="float">
            <text:p>1155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5.83" calcext:value-type="float">
            <text:p>1155.8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69846" calcext:value-type="float">
            <text:p>17069846</text:p>
          </table:table-cell>
          <table:table-cell office:value-type="float" office:value="77.08" calcext:value-type="float">
            <text:p>77.08</text:p>
          </table:table-cell>
          <table:table-cell office:value-type="float" office:value="80.52" calcext:value-type="float">
            <text:p>8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08" calcext:value-type="float">
            <text:p>77.08</text:p>
          </table:table-cell>
          <table:table-cell office:value-type="float" office:value="1156.23" calcext:value-type="float">
            <text:p>1156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6.23" calcext:value-type="float">
            <text:p>1156.2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73583" calcext:value-type="float">
            <text:p>17073583</text:p>
          </table:table-cell>
          <table:table-cell office:value-type="float" office:value="77.11" calcext:value-type="float">
            <text:p>77.11</text:p>
          </table:table-cell>
          <table:table-cell office:value-type="float" office:value="80.73" calcext:value-type="float">
            <text:p>8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11" calcext:value-type="float">
            <text:p>77.11</text:p>
          </table:table-cell>
          <table:table-cell office:value-type="float" office:value="1156.66" calcext:value-type="float">
            <text:p>1156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6.66" calcext:value-type="float">
            <text:p>1156.6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78151" calcext:value-type="float">
            <text:p>17078151</text:p>
          </table:table-cell>
          <table:table-cell office:value-type="float" office:value="77.13" calcext:value-type="float">
            <text:p>77.13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13" calcext:value-type="float">
            <text:p>77.13</text:p>
          </table:table-cell>
          <table:table-cell office:value-type="float" office:value="1157.01" calcext:value-type="float">
            <text:p>1157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7.01" calcext:value-type="float">
            <text:p>1157.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81803" calcext:value-type="float">
            <text:p>17081803</text:p>
          </table:table-cell>
          <table:table-cell office:value-type="float" office:value="77.16" calcext:value-type="float">
            <text:p>77.16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16" calcext:value-type="float">
            <text:p>77.16</text:p>
          </table:table-cell>
          <table:table-cell office:value-type="float" office:value="1157.35" calcext:value-type="float">
            <text:p>1157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7.35" calcext:value-type="float">
            <text:p>1157.3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86303" calcext:value-type="float">
            <text:p>17086303</text:p>
          </table:table-cell>
          <table:table-cell office:value-type="float" office:value="77.17" calcext:value-type="float">
            <text:p>77.17</text:p>
          </table:table-cell>
          <table:table-cell office:value-type="float" office:value="79.62" calcext:value-type="float">
            <text:p>7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17" calcext:value-type="float">
            <text:p>77.17</text:p>
          </table:table-cell>
          <table:table-cell office:value-type="float" office:value="1157.61" calcext:value-type="float">
            <text:p>1157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7.61" calcext:value-type="float">
            <text:p>1157.6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90063" calcext:value-type="float">
            <text:p>17090063</text:p>
          </table:table-cell>
          <table:table-cell office:value-type="float" office:value="77.2" calcext:value-type="float">
            <text:p>77.2</text:p>
          </table:table-cell>
          <table:table-cell office:value-type="float" office:value="80.47" calcext:value-type="float">
            <text:p>8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2" calcext:value-type="float">
            <text:p>77.2</text:p>
          </table:table-cell>
          <table:table-cell office:value-type="float" office:value="1157.99" calcext:value-type="float">
            <text:p>1157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7.99" calcext:value-type="float">
            <text:p>1157.9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94568" calcext:value-type="float">
            <text:p>1709456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43" calcext:value-type="float">
            <text:p>79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21" calcext:value-type="float">
            <text:p>77.21</text:p>
          </table:table-cell>
          <table:table-cell office:value-type="float" office:value="1158.21" calcext:value-type="float">
            <text:p>1158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8.21" calcext:value-type="float">
            <text:p>1158.2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098326" calcext:value-type="float">
            <text:p>1709832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35" calcext:value-type="float">
            <text:p>8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24" calcext:value-type="float">
            <text:p>77.24</text:p>
          </table:table-cell>
          <table:table-cell office:value-type="float" office:value="1158.57" calcext:value-type="float">
            <text:p>1158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8.57" calcext:value-type="float">
            <text:p>1158.5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02848" calcext:value-type="float">
            <text:p>17102848</text:p>
          </table:table-cell>
          <table:table-cell office:value-type="float" office:value="77.26" calcext:value-type="float">
            <text:p>77.26</text:p>
          </table:table-cell>
          <table:table-cell office:value-type="float" office:value="80.14" calcext:value-type="float">
            <text:p>8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26" calcext:value-type="float">
            <text:p>77.26</text:p>
          </table:table-cell>
          <table:table-cell office:value-type="float" office:value="1158.89" calcext:value-type="float">
            <text:p>1158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8.89" calcext:value-type="float">
            <text:p>1158.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06663" calcext:value-type="float">
            <text:p>17106663</text:p>
          </table:table-cell>
          <table:table-cell office:value-type="float" office:value="77.28" calcext:value-type="float">
            <text:p>77.28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28" calcext:value-type="float">
            <text:p>77.28</text:p>
          </table:table-cell>
          <table:table-cell office:value-type="float" office:value="1159.24" calcext:value-type="float">
            <text:p>1159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9.24" calcext:value-type="float">
            <text:p>1159.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11248" calcext:value-type="float">
            <text:p>17111248</text:p>
          </table:table-cell>
          <table:table-cell office:value-type="float" office:value="77.3" calcext:value-type="float">
            <text:p>77.3</text:p>
          </table:table-cell>
          <table:table-cell office:value-type="float" office:value="80.26" calcext:value-type="float">
            <text:p>8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3" calcext:value-type="float">
            <text:p>77.3</text:p>
          </table:table-cell>
          <table:table-cell office:value-type="float" office:value="1159.57" calcext:value-type="float">
            <text:p>1159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9.57" calcext:value-type="float">
            <text:p>1159.5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15006" calcext:value-type="float">
            <text:p>17115006</text:p>
          </table:table-cell>
          <table:table-cell office:value-type="float" office:value="77.33" calcext:value-type="float">
            <text:p>77.33</text:p>
          </table:table-cell>
          <table:table-cell office:value-type="float" office:value="80.39" calcext:value-type="float">
            <text:p>8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33" calcext:value-type="float">
            <text:p>77.33</text:p>
          </table:table-cell>
          <table:table-cell office:value-type="float" office:value="1159.92" calcext:value-type="float">
            <text:p>1159.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9.92" calcext:value-type="float">
            <text:p>1159.9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19468" calcext:value-type="float">
            <text:p>17119468</text:p>
          </table:table-cell>
          <table:table-cell office:value-type="float" office:value="77.34" calcext:value-type="float">
            <text:p>77.34</text:p>
          </table:table-cell>
          <table:table-cell office:value-type="float" office:value="79.62" calcext:value-type="float">
            <text:p>7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34" calcext:value-type="float">
            <text:p>77.34</text:p>
          </table:table-cell>
          <table:table-cell office:value-type="float" office:value="1160.16" calcext:value-type="float">
            <text:p>1160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0.16" calcext:value-type="float">
            <text:p>1160.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23226" calcext:value-type="float">
            <text:p>17123226</text:p>
          </table:table-cell>
          <table:table-cell office:value-type="float" office:value="77.37" calcext:value-type="float">
            <text:p>77.37</text:p>
          </table:table-cell>
          <table:table-cell office:value-type="float" office:value="80.47" calcext:value-type="float">
            <text:p>8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37" calcext:value-type="float">
            <text:p>77.37</text:p>
          </table:table-cell>
          <table:table-cell office:value-type="float" office:value="1160.51" calcext:value-type="float">
            <text:p>1160.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0.51" calcext:value-type="float">
            <text:p>1160.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28188" calcext:value-type="float">
            <text:p>17128188</text:p>
          </table:table-cell>
          <table:table-cell office:value-type="float" office:value="77.39" calcext:value-type="float">
            <text:p>77.39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39" calcext:value-type="float">
            <text:p>77.39</text:p>
          </table:table-cell>
          <table:table-cell office:value-type="float" office:value="1160.78" calcext:value-type="float">
            <text:p>1160.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0.78" calcext:value-type="float">
            <text:p>1160.7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32026" calcext:value-type="float">
            <text:p>17132026</text:p>
          </table:table-cell>
          <table:table-cell office:value-type="float" office:value="77.41" calcext:value-type="float">
            <text:p>77.41</text:p>
          </table:table-cell>
          <table:table-cell office:value-type="float" office:value="80.43" calcext:value-type="float">
            <text:p>8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41" calcext:value-type="float">
            <text:p>77.41</text:p>
          </table:table-cell>
          <table:table-cell office:value-type="float" office:value="1161.12" calcext:value-type="float">
            <text:p>1161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1.12" calcext:value-type="float">
            <text:p>1161.1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36651" calcext:value-type="float">
            <text:p>17136651</text:p>
          </table:table-cell>
          <table:table-cell office:value-type="float" office:value="77.42" calcext:value-type="float">
            <text:p>77.42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42" calcext:value-type="float">
            <text:p>77.42</text:p>
          </table:table-cell>
          <table:table-cell office:value-type="float" office:value="1161.37" calcext:value-type="float">
            <text:p>1161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1.37" calcext:value-type="float">
            <text:p>1161.3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40528" calcext:value-type="float">
            <text:p>17140528</text:p>
          </table:table-cell>
          <table:table-cell office:value-type="float" office:value="77.44" calcext:value-type="float">
            <text:p>77.44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44" calcext:value-type="float">
            <text:p>77.44</text:p>
          </table:table-cell>
          <table:table-cell office:value-type="float" office:value="1161.62" calcext:value-type="float">
            <text:p>1161.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1.62" calcext:value-type="float">
            <text:p>1161.6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45366" calcext:value-type="float">
            <text:p>17145366</text:p>
          </table:table-cell>
          <table:table-cell office:value-type="float" office:value="77.46" calcext:value-type="float">
            <text:p>77.46</text:p>
          </table:table-cell>
          <table:table-cell office:value-type="float" office:value="80.06" calcext:value-type="float">
            <text:p>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46" calcext:value-type="float">
            <text:p>77.46</text:p>
          </table:table-cell>
          <table:table-cell office:value-type="float" office:value="1161.91" calcext:value-type="float">
            <text:p>1161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1.91" calcext:value-type="float">
            <text:p>1161.9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49228" calcext:value-type="float">
            <text:p>17149228</text:p>
          </table:table-cell>
          <table:table-cell office:value-type="float" office:value="77.49" calcext:value-type="float">
            <text:p>77.49</text:p>
          </table:table-cell>
          <table:table-cell office:value-type="float" office:value="80.95" calcext:value-type="float">
            <text:p>80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49" calcext:value-type="float">
            <text:p>77.49</text:p>
          </table:table-cell>
          <table:table-cell office:value-type="float" office:value="1162.31" calcext:value-type="float">
            <text:p>1162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2.31" calcext:value-type="float">
            <text:p>1162.3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53611" calcext:value-type="float">
            <text:p>17153611</text:p>
          </table:table-cell>
          <table:table-cell office:value-type="float" office:value="77.5" calcext:value-type="float">
            <text:p>77.5</text:p>
          </table:table-cell>
          <table:table-cell office:value-type="float" office:value="79.82" calcext:value-type="float">
            <text:p>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5" calcext:value-type="float">
            <text:p>77.5</text:p>
          </table:table-cell>
          <table:table-cell office:value-type="float" office:value="1162.55" calcext:value-type="float">
            <text:p>1162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2.55" calcext:value-type="float">
            <text:p>1162.5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57503" calcext:value-type="float">
            <text:p>17157503</text:p>
          </table:table-cell>
          <table:table-cell office:value-type="float" office:value="77.52" calcext:value-type="float">
            <text:p>77.52</text:p>
          </table:table-cell>
          <table:table-cell office:value-type="float" office:value="79.74" calcext:value-type="float">
            <text:p>7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52" calcext:value-type="float">
            <text:p>77.52</text:p>
          </table:table-cell>
          <table:table-cell office:value-type="float" office:value="1162.77" calcext:value-type="float">
            <text:p>1162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2.77" calcext:value-type="float">
            <text:p>1162.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61988" calcext:value-type="float">
            <text:p>17161988</text:p>
          </table:table-cell>
          <table:table-cell office:value-type="float" office:value="77.54" calcext:value-type="float">
            <text:p>77.54</text:p>
          </table:table-cell>
          <table:table-cell office:value-type="float" office:value="80.26" calcext:value-type="float">
            <text:p>8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54" calcext:value-type="float">
            <text:p>77.54</text:p>
          </table:table-cell>
          <table:table-cell office:value-type="float" office:value="1163.07" calcext:value-type="float">
            <text:p>1163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3.07" calcext:value-type="float">
            <text:p>1163.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65748" calcext:value-type="float">
            <text:p>17165748</text:p>
          </table:table-cell>
          <table:table-cell office:value-type="float" office:value="77.55" calcext:value-type="float">
            <text:p>77.55</text:p>
          </table:table-cell>
          <table:table-cell office:value-type="float" office:value="79.82" calcext:value-type="float">
            <text:p>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55" calcext:value-type="float">
            <text:p>77.55</text:p>
          </table:table-cell>
          <table:table-cell office:value-type="float" office:value="1163.3" calcext:value-type="float">
            <text:p>1163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3.3" calcext:value-type="float">
            <text:p>1163.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70111" calcext:value-type="float">
            <text:p>17170111</text:p>
          </table:table-cell>
          <table:table-cell office:value-type="float" office:value="77.57" calcext:value-type="float">
            <text:p>77.57</text:p>
          </table:table-cell>
          <table:table-cell office:value-type="float" office:value="80.22" calcext:value-type="float">
            <text:p>8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57" calcext:value-type="float">
            <text:p>77.57</text:p>
          </table:table-cell>
          <table:table-cell office:value-type="float" office:value="1163.59" calcext:value-type="float">
            <text:p>1163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3.59" calcext:value-type="float">
            <text:p>1163.5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73966" calcext:value-type="float">
            <text:p>17173966</text:p>
          </table:table-cell>
          <table:table-cell office:value-type="float" office:value="77.6" calcext:value-type="float">
            <text:p>77.6</text:p>
          </table:table-cell>
          <table:table-cell office:value-type="float" office:value="81.36" calcext:value-type="float">
            <text:p>81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6" calcext:value-type="float">
            <text:p>77.6</text:p>
          </table:table-cell>
          <table:table-cell office:value-type="float" office:value="1164.04" calcext:value-type="float">
            <text:p>1164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4.04" calcext:value-type="float">
            <text:p>1164.0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78563" calcext:value-type="float">
            <text:p>17178563</text:p>
          </table:table-cell>
          <table:table-cell office:value-type="float" office:value="77.63" calcext:value-type="float">
            <text:p>77.63</text:p>
          </table:table-cell>
          <table:table-cell office:value-type="float" office:value="81.17" calcext:value-type="float">
            <text:p>81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63" calcext:value-type="float">
            <text:p>77.63</text:p>
          </table:table-cell>
          <table:table-cell office:value-type="float" office:value="1164.46" calcext:value-type="float">
            <text:p>1164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4.46" calcext:value-type="float">
            <text:p>1164.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82271" calcext:value-type="float">
            <text:p>17182271</text:p>
          </table:table-cell>
          <table:table-cell office:value-type="float" office:value="77.65" calcext:value-type="float">
            <text:p>77.65</text:p>
          </table:table-cell>
          <table:table-cell office:value-type="float" office:value="80.52" calcext:value-type="float">
            <text:p>8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65" calcext:value-type="float">
            <text:p>77.65</text:p>
          </table:table-cell>
          <table:table-cell office:value-type="float" office:value="1164.78" calcext:value-type="float">
            <text:p>1164.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4.78" calcext:value-type="float">
            <text:p>1164.7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86883" calcext:value-type="float">
            <text:p>17186883</text:p>
          </table:table-cell>
          <table:table-cell office:value-type="float" office:value="77.67" calcext:value-type="float">
            <text:p>77.67</text:p>
          </table:table-cell>
          <table:table-cell office:value-type="float" office:value="80.02" calcext:value-type="float">
            <text:p>8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67" calcext:value-type="float">
            <text:p>77.67</text:p>
          </table:table-cell>
          <table:table-cell office:value-type="float" office:value="1165.02" calcext:value-type="float">
            <text:p>1165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5.02" calcext:value-type="float">
            <text:p>1165.0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90651" calcext:value-type="float">
            <text:p>17190651</text:p>
          </table:table-cell>
          <table:table-cell office:value-type="float" office:value="77.68" calcext:value-type="float">
            <text:p>77.68</text:p>
          </table:table-cell>
          <table:table-cell office:value-type="float" office:value="80.06" calcext:value-type="float">
            <text:p>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68" calcext:value-type="float">
            <text:p>77.68</text:p>
          </table:table-cell>
          <table:table-cell office:value-type="float" office:value="1165.27" calcext:value-type="float">
            <text:p>1165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5.27" calcext:value-type="float">
            <text:p>1165.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95231" calcext:value-type="float">
            <text:p>17195231</text:p>
          </table:table-cell>
          <table:table-cell office:value-type="float" office:value="77.7" calcext:value-type="float">
            <text:p>77.7</text:p>
          </table:table-cell>
          <table:table-cell office:value-type="float" office:value="80.22" calcext:value-type="float">
            <text:p>8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7" calcext:value-type="float">
            <text:p>77.7</text:p>
          </table:table-cell>
          <table:table-cell office:value-type="float" office:value="1165.54" calcext:value-type="float">
            <text:p>1165.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5.54" calcext:value-type="float">
            <text:p>1165.5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198871" calcext:value-type="float">
            <text:p>17198871</text:p>
          </table:table-cell>
          <table:table-cell office:value-type="float" office:value="77.72" calcext:value-type="float">
            <text:p>77.72</text:p>
          </table:table-cell>
          <table:table-cell office:value-type="float" office:value="80.26" calcext:value-type="float">
            <text:p>8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72" calcext:value-type="float">
            <text:p>77.72</text:p>
          </table:table-cell>
          <table:table-cell office:value-type="float" office:value="1165.81" calcext:value-type="float">
            <text:p>1165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5.81" calcext:value-type="float">
            <text:p>1165.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203628" calcext:value-type="float">
            <text:p>17203628</text:p>
          </table:table-cell>
          <table:table-cell office:value-type="float" office:value="77.74" calcext:value-type="float">
            <text:p>77.74</text:p>
          </table:table-cell>
          <table:table-cell office:value-type="float" office:value="80.6" calcext:value-type="float">
            <text:p>8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74" calcext:value-type="float">
            <text:p>77.74</text:p>
          </table:table-cell>
          <table:table-cell office:value-type="float" office:value="1166.13" calcext:value-type="float">
            <text:p>1166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6.13" calcext:value-type="float">
            <text:p>1166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207651" calcext:value-type="float">
            <text:p>17207651</text:p>
          </table:table-cell>
          <table:table-cell office:value-type="float" office:value="77.75" calcext:value-type="float">
            <text:p>77.75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75" calcext:value-type="float">
            <text:p>77.75</text:p>
          </table:table-cell>
          <table:table-cell office:value-type="float" office:value="1166.28" calcext:value-type="float">
            <text:p>1166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6.28" calcext:value-type="float">
            <text:p>1166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212023" calcext:value-type="float">
            <text:p>17212023</text:p>
          </table:table-cell>
          <table:table-cell office:value-type="float" office:value="77.76" calcext:value-type="float">
            <text:p>77.76</text:p>
          </table:table-cell>
          <table:table-cell office:value-type="float" office:value="79.82" calcext:value-type="float">
            <text:p>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76" calcext:value-type="float">
            <text:p>77.76</text:p>
          </table:table-cell>
          <table:table-cell office:value-type="float" office:value="1166.47" calcext:value-type="float">
            <text:p>1166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6.47" calcext:value-type="float">
            <text:p>1166.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215891" calcext:value-type="float">
            <text:p>17215891</text:p>
          </table:table-cell>
          <table:table-cell office:value-type="float" office:value="77.78" calcext:value-type="float">
            <text:p>77.78</text:p>
          </table:table-cell>
          <table:table-cell office:value-type="float" office:value="80.02" calcext:value-type="float">
            <text:p>8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78" calcext:value-type="float">
            <text:p>77.78</text:p>
          </table:table-cell>
          <table:table-cell office:value-type="float" office:value="1166.69" calcext:value-type="float">
            <text:p>1166.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6.69" calcext:value-type="float">
            <text:p>1166.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220460" calcext:value-type="float">
            <text:p>17220460</text:p>
          </table:table-cell>
          <table:table-cell office:value-type="float" office:value="77.8" calcext:value-type="float">
            <text:p>77.8</text:p>
          </table:table-cell>
          <table:table-cell office:value-type="float" office:value="80.26" calcext:value-type="float">
            <text:p>8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" calcext:value-type="float">
            <text:p>77.8</text:p>
          </table:table-cell>
          <table:table-cell office:value-type="float" office:value="1166.95" calcext:value-type="float">
            <text:p>1166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6.95" calcext:value-type="float">
            <text:p>1166.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224146" calcext:value-type="float">
            <text:p>17224146</text:p>
          </table:table-cell>
          <table:table-cell office:value-type="float" office:value="77.81" calcext:value-type="float">
            <text:p>77.81</text:p>
          </table:table-cell>
          <table:table-cell office:value-type="float" office:value="80.1" calcext:value-type="float">
            <text:p>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1" calcext:value-type="float">
            <text:p>77.81</text:p>
          </table:table-cell>
          <table:table-cell office:value-type="float" office:value="1167.18" calcext:value-type="float">
            <text:p>1167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7.18" calcext:value-type="float">
            <text:p>1167.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228728" calcext:value-type="float">
            <text:p>17228728</text:p>
          </table:table-cell>
          <table:table-cell office:value-type="float" office:value="77.82" calcext:value-type="float">
            <text:p>77.82</text:p>
          </table:table-cell>
          <table:table-cell office:value-type="float" office:value="79.32" calcext:value-type="float">
            <text:p>79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2" calcext:value-type="float">
            <text:p>77.82</text:p>
          </table:table-cell>
          <table:table-cell office:value-type="float" office:value="1167.29" calcext:value-type="float">
            <text:p>1167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7.29" calcext:value-type="float">
            <text:p>1167.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232668" calcext:value-type="float">
            <text:p>17232668</text:p>
          </table:table-cell>
          <table:table-cell office:value-type="float" office:value="77.83" calcext:value-type="float">
            <text:p>77.83</text:p>
          </table:table-cell>
          <table:table-cell office:value-type="float" office:value="80.06" calcext:value-type="float">
            <text:p>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3" calcext:value-type="float">
            <text:p>77.83</text:p>
          </table:table-cell>
          <table:table-cell office:value-type="float" office:value="1167.52" calcext:value-type="float">
            <text:p>1167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7.52" calcext:value-type="float">
            <text:p>1167.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237288" calcext:value-type="float">
            <text:p>17237288</text:p>
          </table:table-cell>
          <table:table-cell office:value-type="float" office:value="77.85" calcext:value-type="float">
            <text:p>77.85</text:p>
          </table:table-cell>
          <table:table-cell office:value-type="float" office:value="80.22" calcext:value-type="float">
            <text:p>8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5" calcext:value-type="float">
            <text:p>77.85</text:p>
          </table:table-cell>
          <table:table-cell office:value-type="float" office:value="1167.76" calcext:value-type="float">
            <text:p>1167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7.76" calcext:value-type="float">
            <text:p>1167.7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241046" calcext:value-type="float">
            <text:p>17241046</text:p>
          </table:table-cell>
          <table:table-cell office:value-type="float" office:value="77.86" calcext:value-type="float">
            <text:p>77.86</text:p>
          </table:table-cell>
          <table:table-cell office:value-type="float" office:value="79.9" calcext:value-type="float">
            <text:p>7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6" calcext:value-type="float">
            <text:p>77.86</text:p>
          </table:table-cell>
          <table:table-cell office:value-type="float" office:value="1167.95" calcext:value-type="float">
            <text:p>1167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7.95" calcext:value-type="float">
            <text:p>1167.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246751" calcext:value-type="float">
            <text:p>17246751</text:p>
          </table:table-cell>
          <table:table-cell office:value-type="float" office:value="77.87" calcext:value-type="float">
            <text:p>77.87</text:p>
          </table:table-cell>
          <table:table-cell office:value-type="float" office:value="79.74" calcext:value-type="float">
            <text:p>7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7" calcext:value-type="float">
            <text:p>77.87</text:p>
          </table:table-cell>
          <table:table-cell office:value-type="float" office:value="1168.11" calcext:value-type="float">
            <text:p>1168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8.11" calcext:value-type="float">
            <text:p>1168.1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250626" calcext:value-type="float">
            <text:p>17250626</text:p>
          </table:table-cell>
          <table:table-cell office:value-type="float" office:value="77.89" calcext:value-type="float">
            <text:p>77.89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9" calcext:value-type="float">
            <text:p>77.89</text:p>
          </table:table-cell>
          <table:table-cell office:value-type="float" office:value="1168.34" calcext:value-type="float">
            <text:p>1168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8.34" calcext:value-type="float">
            <text:p>1168.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255211" calcext:value-type="float">
            <text:p>17255211</text:p>
          </table:table-cell>
          <table:table-cell office:value-type="float" office:value="77.9" calcext:value-type="float">
            <text:p>77.9</text:p>
          </table:table-cell>
          <table:table-cell office:value-type="float" office:value="80.1" calcext:value-type="float">
            <text:p>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9" calcext:value-type="float">
            <text:p>77.9</text:p>
          </table:table-cell>
          <table:table-cell office:value-type="float" office:value="1168.56" calcext:value-type="float">
            <text:p>1168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8.56" calcext:value-type="float">
            <text:p>1168.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259043" calcext:value-type="float">
            <text:p>17259043</text:p>
          </table:table-cell>
          <table:table-cell office:value-type="float" office:value="77.91" calcext:value-type="float">
            <text:p>77.91</text:p>
          </table:table-cell>
          <table:table-cell office:value-type="float" office:value="79.43" calcext:value-type="float">
            <text:p>79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91" calcext:value-type="float">
            <text:p>77.91</text:p>
          </table:table-cell>
          <table:table-cell office:value-type="float" office:value="1168.68" calcext:value-type="float">
            <text:p>1168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8.68" calcext:value-type="float">
            <text:p>1168.6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263611" calcext:value-type="float">
            <text:p>17263611</text:p>
          </table:table-cell>
          <table:table-cell office:value-type="float" office:value="77.93" calcext:value-type="float">
            <text:p>77.93</text:p>
          </table:table-cell>
          <table:table-cell office:value-type="float" office:value="80.1" calcext:value-type="float">
            <text:p>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93" calcext:value-type="float">
            <text:p>77.93</text:p>
          </table:table-cell>
          <table:table-cell office:value-type="float" office:value="1168.89" calcext:value-type="float">
            <text:p>1168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8.89" calcext:value-type="float">
            <text:p>1168.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267323" calcext:value-type="float">
            <text:p>17267323</text:p>
          </table:table-cell>
          <table:table-cell office:value-type="float" office:value="77.94" calcext:value-type="float">
            <text:p>77.94</text:p>
          </table:table-cell>
          <table:table-cell office:value-type="float" office:value="80.1" calcext:value-type="float">
            <text:p>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94" calcext:value-type="float">
            <text:p>77.94</text:p>
          </table:table-cell>
          <table:table-cell office:value-type="float" office:value="1169.1" calcext:value-type="float">
            <text:p>1169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9.1" calcext:value-type="float">
            <text:p>1169.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271863" calcext:value-type="float">
            <text:p>17271863</text:p>
          </table:table-cell>
          <table:table-cell office:value-type="float" office:value="77.96" calcext:value-type="float">
            <text:p>77.96</text:p>
          </table:table-cell>
          <table:table-cell office:value-type="float" office:value="80.77" calcext:value-type="float">
            <text:p>8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96" calcext:value-type="float">
            <text:p>77.96</text:p>
          </table:table-cell>
          <table:table-cell office:value-type="float" office:value="1169.41" calcext:value-type="float">
            <text:p>1169.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9.41" calcext:value-type="float">
            <text:p>1169.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275566" calcext:value-type="float">
            <text:p>17275566</text:p>
          </table:table-cell>
          <table:table-cell office:value-type="float" office:value="77.98" calcext:value-type="float">
            <text:p>77.98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98" calcext:value-type="float">
            <text:p>77.98</text:p>
          </table:table-cell>
          <table:table-cell office:value-type="float" office:value="1169.63" calcext:value-type="float">
            <text:p>1169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9.63" calcext:value-type="float">
            <text:p>1169.6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280031" calcext:value-type="float">
            <text:p>17280031</text:p>
          </table:table-cell>
          <table:table-cell office:value-type="float" office:value="78" calcext:value-type="float">
            <text:p>78</text:p>
          </table:table-cell>
          <table:table-cell office:value-type="float" office:value="81.13" calcext:value-type="float">
            <text:p>8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69.99" calcext:value-type="float">
            <text:p>1169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9.99" calcext:value-type="float">
            <text:p>1169.9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283766" calcext:value-type="float">
            <text:p>17283766</text:p>
          </table:table-cell>
          <table:table-cell office:value-type="float" office:value="78.02" calcext:value-type="float">
            <text:p>78.02</text:p>
          </table:table-cell>
          <table:table-cell office:value-type="float" office:value="80.64" calcext:value-type="float">
            <text:p>8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02" calcext:value-type="float">
            <text:p>78.02</text:p>
          </table:table-cell>
          <table:table-cell office:value-type="float" office:value="1170.28" calcext:value-type="float">
            <text:p>1170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0.28" calcext:value-type="float">
            <text:p>1170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288348" calcext:value-type="float">
            <text:p>17288348</text:p>
          </table:table-cell>
          <table:table-cell office:value-type="float" office:value="78.04" calcext:value-type="float">
            <text:p>78.04</text:p>
          </table:table-cell>
          <table:table-cell office:value-type="float" office:value="80.82" calcext:value-type="float">
            <text:p>8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04" calcext:value-type="float">
            <text:p>78.04</text:p>
          </table:table-cell>
          <table:table-cell office:value-type="float" office:value="1170.58" calcext:value-type="float">
            <text:p>1170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0.58" calcext:value-type="float">
            <text:p>1170.5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292003" calcext:value-type="float">
            <text:p>17292003</text:p>
          </table:table-cell>
          <table:table-cell office:value-type="float" office:value="78.05" calcext:value-type="float">
            <text:p>78.05</text:p>
          </table:table-cell>
          <table:table-cell office:value-type="float" office:value="80.26" calcext:value-type="float">
            <text:p>8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05" calcext:value-type="float">
            <text:p>78.05</text:p>
          </table:table-cell>
          <table:table-cell office:value-type="float" office:value="1170.8" calcext:value-type="float">
            <text:p>117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0.8" calcext:value-type="float">
            <text:p>1170.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296491" calcext:value-type="float">
            <text:p>17296491</text:p>
          </table:table-cell>
          <table:table-cell office:value-type="float" office:value="78.07" calcext:value-type="float">
            <text:p>78.07</text:p>
          </table:table-cell>
          <table:table-cell office:value-type="float" office:value="80.02" calcext:value-type="float">
            <text:p>8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07" calcext:value-type="float">
            <text:p>78.07</text:p>
          </table:table-cell>
          <table:table-cell office:value-type="float" office:value="1170.98" calcext:value-type="float">
            <text:p>1170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0.98" calcext:value-type="float">
            <text:p>1170.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00460" calcext:value-type="float">
            <text:p>17300460</text:p>
          </table:table-cell>
          <table:table-cell office:value-type="float" office:value="78.08" calcext:value-type="float">
            <text:p>78.08</text:p>
          </table:table-cell>
          <table:table-cell office:value-type="float" office:value="80.14" calcext:value-type="float">
            <text:p>8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08" calcext:value-type="float">
            <text:p>78.08</text:p>
          </table:table-cell>
          <table:table-cell office:value-type="float" office:value="1171.18" calcext:value-type="float">
            <text:p>1171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1.18" calcext:value-type="float">
            <text:p>1171.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05008" calcext:value-type="float">
            <text:p>17305008</text:p>
          </table:table-cell>
          <table:table-cell office:value-type="float" office:value="78.09" calcext:value-type="float">
            <text:p>78.09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09" calcext:value-type="float">
            <text:p>78.09</text:p>
          </table:table-cell>
          <table:table-cell office:value-type="float" office:value="1171.33" calcext:value-type="float">
            <text:p>1171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1.33" calcext:value-type="float">
            <text:p>1171.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08766" calcext:value-type="float">
            <text:p>17308766</text:p>
          </table:table-cell>
          <table:table-cell office:value-type="float" office:value="78.1" calcext:value-type="float">
            <text:p>78.1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1" calcext:value-type="float">
            <text:p>78.1</text:p>
          </table:table-cell>
          <table:table-cell office:value-type="float" office:value="1171.48" calcext:value-type="float">
            <text:p>1171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1.48" calcext:value-type="float">
            <text:p>1171.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13231" calcext:value-type="float">
            <text:p>17313231</text:p>
          </table:table-cell>
          <table:table-cell office:value-type="float" office:value="78.11" calcext:value-type="float">
            <text:p>78.11</text:p>
          </table:table-cell>
          <table:table-cell office:value-type="float" office:value="79.7" calcext:value-type="float">
            <text:p>7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11" calcext:value-type="float">
            <text:p>78.11</text:p>
          </table:table-cell>
          <table:table-cell office:value-type="float" office:value="1171.61" calcext:value-type="float">
            <text:p>1171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1.61" calcext:value-type="float">
            <text:p>1171.6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17103" calcext:value-type="float">
            <text:p>17317103</text:p>
          </table:table-cell>
          <table:table-cell office:value-type="float" office:value="78.11" calcext:value-type="float">
            <text:p>78.11</text:p>
          </table:table-cell>
          <table:table-cell office:value-type="float" office:value="79.55" calcext:value-type="float">
            <text:p>79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11" calcext:value-type="float">
            <text:p>78.11</text:p>
          </table:table-cell>
          <table:table-cell office:value-type="float" office:value="1171.7" calcext:value-type="float">
            <text:p>1171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1.7" calcext:value-type="float">
            <text:p>1171.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21666" calcext:value-type="float">
            <text:p>17321666</text:p>
          </table:table-cell>
          <table:table-cell office:value-type="float" office:value="78.12" calcext:value-type="float">
            <text:p>78.12</text:p>
          </table:table-cell>
          <table:table-cell office:value-type="float" office:value="79.62" calcext:value-type="float">
            <text:p>7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12" calcext:value-type="float">
            <text:p>78.12</text:p>
          </table:table-cell>
          <table:table-cell office:value-type="float" office:value="1171.82" calcext:value-type="float">
            <text:p>1171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1.82" calcext:value-type="float">
            <text:p>1171.8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25433" calcext:value-type="float">
            <text:p>17325433</text:p>
          </table:table-cell>
          <table:table-cell office:value-type="float" office:value="78.13" calcext:value-type="float">
            <text:p>78.13</text:p>
          </table:table-cell>
          <table:table-cell office:value-type="float" office:value="79.58" calcext:value-type="float">
            <text:p>7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13" calcext:value-type="float">
            <text:p>78.13</text:p>
          </table:table-cell>
          <table:table-cell office:value-type="float" office:value="1171.92" calcext:value-type="float">
            <text:p>1171.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1.92" calcext:value-type="float">
            <text:p>1171.9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29931" calcext:value-type="float">
            <text:p>17329931</text:p>
          </table:table-cell>
          <table:table-cell office:value-type="float" office:value="78.14" calcext:value-type="float">
            <text:p>78.14</text:p>
          </table:table-cell>
          <table:table-cell office:value-type="float" office:value="80.47" calcext:value-type="float">
            <text:p>8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14" calcext:value-type="float">
            <text:p>78.14</text:p>
          </table:table-cell>
          <table:table-cell office:value-type="float" office:value="1172.16" calcext:value-type="float">
            <text:p>1172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2.16" calcext:value-type="float">
            <text:p>1172.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33968" calcext:value-type="float">
            <text:p>17333968</text:p>
          </table:table-cell>
          <table:table-cell office:value-type="float" office:value="78.15" calcext:value-type="float">
            <text:p>78.15</text:p>
          </table:table-cell>
          <table:table-cell office:value-type="float" office:value="79.78" calcext:value-type="float">
            <text:p>7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15" calcext:value-type="float">
            <text:p>78.15</text:p>
          </table:table-cell>
          <table:table-cell office:value-type="float" office:value="1172.29" calcext:value-type="float">
            <text:p>1172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2.29" calcext:value-type="float">
            <text:p>1172.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38433" calcext:value-type="float">
            <text:p>17338433</text:p>
          </table:table-cell>
          <table:table-cell office:value-type="float" office:value="78.17" calcext:value-type="float">
            <text:p>78.17</text:p>
          </table:table-cell>
          <table:table-cell office:value-type="float" office:value="80.43" calcext:value-type="float">
            <text:p>8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17" calcext:value-type="float">
            <text:p>78.17</text:p>
          </table:table-cell>
          <table:table-cell office:value-type="float" office:value="1172.51" calcext:value-type="float">
            <text:p>1172.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2.51" calcext:value-type="float">
            <text:p>1172.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42226" calcext:value-type="float">
            <text:p>17342226</text:p>
          </table:table-cell>
          <table:table-cell office:value-type="float" office:value="78.18" calcext:value-type="float">
            <text:p>78.1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18" calcext:value-type="float">
            <text:p>78.18</text:p>
          </table:table-cell>
          <table:table-cell office:value-type="float" office:value="1172.76" calcext:value-type="float">
            <text:p>1172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2.76" calcext:value-type="float">
            <text:p>1172.7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46623" calcext:value-type="float">
            <text:p>17346623</text:p>
          </table:table-cell>
          <table:table-cell office:value-type="float" office:value="78.2" calcext:value-type="float">
            <text:p>78.2</text:p>
          </table:table-cell>
          <table:table-cell office:value-type="float" office:value="80.52" calcext:value-type="float">
            <text:p>8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2" calcext:value-type="float">
            <text:p>78.2</text:p>
          </table:table-cell>
          <table:table-cell office:value-type="float" office:value="1172.99" calcext:value-type="float">
            <text:p>1172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50614" calcext:value-type="float">
            <text:p>17350614</text:p>
          </table:table-cell>
          <table:table-cell office:value-type="float" office:value="78.21" calcext:value-type="float">
            <text:p>78.21</text:p>
          </table:table-cell>
          <table:table-cell office:value-type="float" office:value="80.39" calcext:value-type="float">
            <text:p>8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21" calcext:value-type="float">
            <text:p>78.21</text:p>
          </table:table-cell>
          <table:table-cell office:value-type="float" office:value="1173.21" calcext:value-type="float">
            <text:p>1173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3.21" calcext:value-type="float">
            <text:p>1173.2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55368" calcext:value-type="float">
            <text:p>17355368</text:p>
          </table:table-cell>
          <table:table-cell office:value-type="float" office:value="78.22" calcext:value-type="float">
            <text:p>78.22</text:p>
          </table:table-cell>
          <table:table-cell office:value-type="float" office:value="79.74" calcext:value-type="float">
            <text:p>7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22" calcext:value-type="float">
            <text:p>78.22</text:p>
          </table:table-cell>
          <table:table-cell office:value-type="float" office:value="1173.32" calcext:value-type="float">
            <text:p>1173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3.32" calcext:value-type="float">
            <text:p>1173.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59248" calcext:value-type="float">
            <text:p>17359248</text:p>
          </table:table-cell>
          <table:table-cell office:value-type="float" office:value="78.23" calcext:value-type="float">
            <text:p>78.23</text:p>
          </table:table-cell>
          <table:table-cell office:value-type="float" office:value="79.62" calcext:value-type="float">
            <text:p>7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23" calcext:value-type="float">
            <text:p>78.23</text:p>
          </table:table-cell>
          <table:table-cell office:value-type="float" office:value="1173.41" calcext:value-type="float">
            <text:p>1173.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3.41" calcext:value-type="float">
            <text:p>1173.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63823" calcext:value-type="float">
            <text:p>17363823</text:p>
          </table:table-cell>
          <table:table-cell office:value-type="float" office:value="78.24" calcext:value-type="float">
            <text:p>78.24</text:p>
          </table:table-cell>
          <table:table-cell office:value-type="float" office:value="80.26" calcext:value-type="float">
            <text:p>8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24" calcext:value-type="float">
            <text:p>78.24</text:p>
          </table:table-cell>
          <table:table-cell office:value-type="float" office:value="1173.6" calcext:value-type="float">
            <text:p>1173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3.6" calcext:value-type="float">
            <text:p>1173.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67688" calcext:value-type="float">
            <text:p>17367688</text:p>
          </table:table-cell>
          <table:table-cell office:value-type="float" office:value="78.25" calcext:value-type="float">
            <text:p>78.25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25" calcext:value-type="float">
            <text:p>78.25</text:p>
          </table:table-cell>
          <table:table-cell office:value-type="float" office:value="1173.78" calcext:value-type="float">
            <text:p>1173.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3.78" calcext:value-type="float">
            <text:p>1173.7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71623" calcext:value-type="float">
            <text:p>17371623</text:p>
          </table:table-cell>
          <table:table-cell office:value-type="float" office:value="78.27" calcext:value-type="float">
            <text:p>78.27</text:p>
          </table:table-cell>
          <table:table-cell office:value-type="float" office:value="80.95" calcext:value-type="float">
            <text:p>80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27" calcext:value-type="float">
            <text:p>78.27</text:p>
          </table:table-cell>
          <table:table-cell office:value-type="float" office:value="1174.07" calcext:value-type="float">
            <text:p>1174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4.07" calcext:value-type="float">
            <text:p>1174.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75528" calcext:value-type="float">
            <text:p>17375528</text:p>
          </table:table-cell>
          <table:table-cell office:value-type="float" office:value="78.29" calcext:value-type="float">
            <text:p>78.29</text:p>
          </table:table-cell>
          <table:table-cell office:value-type="float" office:value="80.39" calcext:value-type="float">
            <text:p>8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29" calcext:value-type="float">
            <text:p>78.29</text:p>
          </table:table-cell>
          <table:table-cell office:value-type="float" office:value="1174.28" calcext:value-type="float">
            <text:p>1174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4.28" calcext:value-type="float">
            <text:p>1174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79546" calcext:value-type="float">
            <text:p>17379546</text:p>
          </table:table-cell>
          <table:table-cell office:value-type="float" office:value="78.3" calcext:value-type="float">
            <text:p>78.3</text:p>
          </table:table-cell>
          <table:table-cell office:value-type="float" office:value="80.52" calcext:value-type="float">
            <text:p>8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3" calcext:value-type="float">
            <text:p>78.3</text:p>
          </table:table-cell>
          <table:table-cell office:value-type="float" office:value="1174.5" calcext:value-type="float">
            <text:p>1174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4.5" calcext:value-type="float">
            <text:p>1174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83566" calcext:value-type="float">
            <text:p>17383566</text:p>
          </table:table-cell>
          <table:table-cell office:value-type="float" office:value="78.32" calcext:value-type="float">
            <text:p>78.32</text:p>
          </table:table-cell>
          <table:table-cell office:value-type="float" office:value="80.86" calcext:value-type="float">
            <text:p>80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32" calcext:value-type="float">
            <text:p>78.32</text:p>
          </table:table-cell>
          <table:table-cell office:value-type="float" office:value="1174.77" calcext:value-type="float">
            <text:p>1174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4.77" calcext:value-type="float">
            <text:p>1174.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87646" calcext:value-type="float">
            <text:p>17387646</text:p>
          </table:table-cell>
          <table:table-cell office:value-type="float" office:value="78.33" calcext:value-type="float">
            <text:p>78.33</text:p>
          </table:table-cell>
          <table:table-cell office:value-type="float" office:value="80.14" calcext:value-type="float">
            <text:p>8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33" calcext:value-type="float">
            <text:p>78.33</text:p>
          </table:table-cell>
          <table:table-cell office:value-type="float" office:value="1174.93" calcext:value-type="float">
            <text:p>1174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4.93" calcext:value-type="float">
            <text:p>1174.9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93011" calcext:value-type="float">
            <text:p>17393011</text:p>
          </table:table-cell>
          <table:table-cell office:value-type="float" office:value="78.33" calcext:value-type="float">
            <text:p>78.33</text:p>
          </table:table-cell>
          <table:table-cell office:value-type="float" office:value="79.7" calcext:value-type="float">
            <text:p>7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33" calcext:value-type="float">
            <text:p>78.33</text:p>
          </table:table-cell>
          <table:table-cell office:value-type="float" office:value="1175.02" calcext:value-type="float">
            <text:p>1175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5.02" calcext:value-type="float">
            <text:p>1175.0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397671" calcext:value-type="float">
            <text:p>17397671</text:p>
          </table:table-cell>
          <table:table-cell office:value-type="float" office:value="78.34" calcext:value-type="float">
            <text:p>78.34</text:p>
          </table:table-cell>
          <table:table-cell office:value-type="float" office:value="79.62" calcext:value-type="float">
            <text:p>7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34" calcext:value-type="float">
            <text:p>78.34</text:p>
          </table:table-cell>
          <table:table-cell office:value-type="float" office:value="1175.1" calcext:value-type="float">
            <text:p>1175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5.1" calcext:value-type="float">
            <text:p>1175.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01326" calcext:value-type="float">
            <text:p>17401326</text:p>
          </table:table-cell>
          <table:table-cell office:value-type="float" office:value="78.35" calcext:value-type="float">
            <text:p>78.35</text:p>
          </table:table-cell>
          <table:table-cell office:value-type="float" office:value="79.66" calcext:value-type="float">
            <text:p>79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35" calcext:value-type="float">
            <text:p>78.35</text:p>
          </table:table-cell>
          <table:table-cell office:value-type="float" office:value="1175.18" calcext:value-type="float">
            <text:p>1175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5.18" calcext:value-type="float">
            <text:p>1175.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05766" calcext:value-type="float">
            <text:p>17405766</text:p>
          </table:table-cell>
          <table:table-cell office:value-type="float" office:value="78.34" calcext:value-type="float">
            <text:p>78.34</text:p>
          </table:table-cell>
          <table:table-cell office:value-type="float" office:value="78.91" calcext:value-type="float">
            <text:p>78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34" calcext:value-type="float">
            <text:p>78.34</text:p>
          </table:table-cell>
          <table:table-cell office:value-type="float" office:value="1175.15" calcext:value-type="float">
            <text:p>1175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5.15" calcext:value-type="float">
            <text:p>1175.1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09523" calcext:value-type="float">
            <text:p>17409523</text:p>
          </table:table-cell>
          <table:table-cell office:value-type="float" office:value="78.35" calcext:value-type="float">
            <text:p>78.35</text:p>
          </table:table-cell>
          <table:table-cell office:value-type="float" office:value="79.74" calcext:value-type="float">
            <text:p>7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35" calcext:value-type="float">
            <text:p>78.35</text:p>
          </table:table-cell>
          <table:table-cell office:value-type="float" office:value="1175.25" calcext:value-type="float">
            <text:p>1175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5.25" calcext:value-type="float">
            <text:p>1175.2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14106" calcext:value-type="float">
            <text:p>17414106</text:p>
          </table:table-cell>
          <table:table-cell office:value-type="float" office:value="78.37" calcext:value-type="float">
            <text:p>78.37</text:p>
          </table:table-cell>
          <table:table-cell office:value-type="float" office:value="80.86" calcext:value-type="float">
            <text:p>80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37" calcext:value-type="float">
            <text:p>78.37</text:p>
          </table:table-cell>
          <table:table-cell office:value-type="float" office:value="1175.52" calcext:value-type="float">
            <text:p>1175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5.52" calcext:value-type="float">
            <text:p>1175.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17843" calcext:value-type="float">
            <text:p>17417843</text:p>
          </table:table-cell>
          <table:table-cell office:value-type="float" office:value="78.37" calcext:value-type="float">
            <text:p>78.37</text:p>
          </table:table-cell>
          <table:table-cell office:value-type="float" office:value="79.7" calcext:value-type="float">
            <text:p>7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37" calcext:value-type="float">
            <text:p>78.37</text:p>
          </table:table-cell>
          <table:table-cell office:value-type="float" office:value="1175.61" calcext:value-type="float">
            <text:p>1175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5.61" calcext:value-type="float">
            <text:p>1175.6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22206" calcext:value-type="float">
            <text:p>17422206</text:p>
          </table:table-cell>
          <table:table-cell office:value-type="float" office:value="78.39" calcext:value-type="float">
            <text:p>78.39</text:p>
          </table:table-cell>
          <table:table-cell office:value-type="float" office:value="80.39" calcext:value-type="float">
            <text:p>8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39" calcext:value-type="float">
            <text:p>78.39</text:p>
          </table:table-cell>
          <table:table-cell office:value-type="float" office:value="1175.8" calcext:value-type="float">
            <text:p>1175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5.8" calcext:value-type="float">
            <text:p>1175.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25946" calcext:value-type="float">
            <text:p>17425946</text:p>
          </table:table-cell>
          <table:table-cell office:value-type="float" office:value="78.4" calcext:value-type="float">
            <text:p>78.4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4" calcext:value-type="float">
            <text:p>78.4</text:p>
          </table:table-cell>
          <table:table-cell office:value-type="float" office:value="1175.97" calcext:value-type="float">
            <text:p>1175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5.97" calcext:value-type="float">
            <text:p>1175.9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30731" calcext:value-type="float">
            <text:p>17430731</text:p>
          </table:table-cell>
          <table:table-cell office:value-type="float" office:value="78.41" calcext:value-type="float">
            <text:p>78.41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41" calcext:value-type="float">
            <text:p>78.41</text:p>
          </table:table-cell>
          <table:table-cell office:value-type="float" office:value="1176.15" calcext:value-type="float">
            <text:p>1176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6.15" calcext:value-type="float">
            <text:p>1176.1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34628" calcext:value-type="float">
            <text:p>17434628</text:p>
          </table:table-cell>
          <table:table-cell office:value-type="float" office:value="78.42" calcext:value-type="float">
            <text:p>78.42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42" calcext:value-type="float">
            <text:p>78.42</text:p>
          </table:table-cell>
          <table:table-cell office:value-type="float" office:value="1176.32" calcext:value-type="float">
            <text:p>1176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6.32" calcext:value-type="float">
            <text:p>1176.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39063" calcext:value-type="float">
            <text:p>17439063</text:p>
          </table:table-cell>
          <table:table-cell office:value-type="float" office:value="78.42" calcext:value-type="float">
            <text:p>78.42</text:p>
          </table:table-cell>
          <table:table-cell office:value-type="float" office:value="79.06" calcext:value-type="float">
            <text:p>79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42" calcext:value-type="float">
            <text:p>78.42</text:p>
          </table:table-cell>
          <table:table-cell office:value-type="float" office:value="1176.31" calcext:value-type="float">
            <text:p>1176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6.31" calcext:value-type="float">
            <text:p>1176.3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42843" calcext:value-type="float">
            <text:p>17442843</text:p>
          </table:table-cell>
          <table:table-cell office:value-type="float" office:value="78.42" calcext:value-type="float">
            <text:p>78.42</text:p>
          </table:table-cell>
          <table:table-cell office:value-type="float" office:value="79.43" calcext:value-type="float">
            <text:p>79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42" calcext:value-type="float">
            <text:p>78.42</text:p>
          </table:table-cell>
          <table:table-cell office:value-type="float" office:value="1176.35" calcext:value-type="float">
            <text:p>1176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6.35" calcext:value-type="float">
            <text:p>1176.3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47326" calcext:value-type="float">
            <text:p>17447326</text:p>
          </table:table-cell>
          <table:table-cell office:value-type="float" office:value="78.44" calcext:value-type="float">
            <text:p>78.44</text:p>
          </table:table-cell>
          <table:table-cell office:value-type="float" office:value="80.47" calcext:value-type="float">
            <text:p>8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44" calcext:value-type="float">
            <text:p>78.44</text:p>
          </table:table-cell>
          <table:table-cell office:value-type="float" office:value="1176.54" calcext:value-type="float">
            <text:p>1176.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6.54" calcext:value-type="float">
            <text:p>1176.5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51500" calcext:value-type="float">
            <text:p>17451500</text:p>
          </table:table-cell>
          <table:table-cell office:value-type="float" office:value="78.45" calcext:value-type="float">
            <text:p>78.45</text:p>
          </table:table-cell>
          <table:table-cell office:value-type="float" office:value="80.35" calcext:value-type="float">
            <text:p>8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45" calcext:value-type="float">
            <text:p>78.45</text:p>
          </table:table-cell>
          <table:table-cell office:value-type="float" office:value="1176.71" calcext:value-type="float">
            <text:p>1176.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6.71" calcext:value-type="float">
            <text:p>1176.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56043" calcext:value-type="float">
            <text:p>17456043</text:p>
          </table:table-cell>
          <table:table-cell office:value-type="float" office:value="78.45" calcext:value-type="float">
            <text:p>78.45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45" calcext:value-type="float">
            <text:p>78.45</text:p>
          </table:table-cell>
          <table:table-cell office:value-type="float" office:value="1176.82" calcext:value-type="float">
            <text:p>1176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6.82" calcext:value-type="float">
            <text:p>1176.8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59806" calcext:value-type="float">
            <text:p>17459806</text:p>
          </table:table-cell>
          <table:table-cell office:value-type="float" office:value="78.47" calcext:value-type="float">
            <text:p>78.47</text:p>
          </table:table-cell>
          <table:table-cell office:value-type="float" office:value="80.52" calcext:value-type="float">
            <text:p>8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47" calcext:value-type="float">
            <text:p>78.47</text:p>
          </table:table-cell>
          <table:table-cell office:value-type="float" office:value="1177.01" calcext:value-type="float">
            <text:p>1177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7.01" calcext:value-type="float">
            <text:p>1177.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64286" calcext:value-type="float">
            <text:p>17464286</text:p>
          </table:table-cell>
          <table:table-cell office:value-type="float" office:value="78.47" calcext:value-type="float">
            <text:p>78.47</text:p>
          </table:table-cell>
          <table:table-cell office:value-type="float" office:value="79.7" calcext:value-type="float">
            <text:p>7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47" calcext:value-type="float">
            <text:p>78.47</text:p>
          </table:table-cell>
          <table:table-cell office:value-type="float" office:value="1177.08" calcext:value-type="float">
            <text:p>1177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7.08" calcext:value-type="float">
            <text:p>1177.0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68043" calcext:value-type="float">
            <text:p>17468043</text:p>
          </table:table-cell>
          <table:table-cell office:value-type="float" office:value="78.48" calcext:value-type="float">
            <text:p>78.48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48" calcext:value-type="float">
            <text:p>78.48</text:p>
          </table:table-cell>
          <table:table-cell office:value-type="float" office:value="1177.23" calcext:value-type="float">
            <text:p>1177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7.23" calcext:value-type="float">
            <text:p>1177.2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72488" calcext:value-type="float">
            <text:p>17472488</text:p>
          </table:table-cell>
          <table:table-cell office:value-type="float" office:value="78.49" calcext:value-type="float">
            <text:p>78.49</text:p>
          </table:table-cell>
          <table:table-cell office:value-type="float" office:value="80.26" calcext:value-type="float">
            <text:p>8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49" calcext:value-type="float">
            <text:p>78.49</text:p>
          </table:table-cell>
          <table:table-cell office:value-type="float" office:value="1177.38" calcext:value-type="float">
            <text:p>1177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7.38" calcext:value-type="float">
            <text:p>1177.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76283" calcext:value-type="float">
            <text:p>17476283</text:p>
          </table:table-cell>
          <table:table-cell office:value-type="float" office:value="78.5" calcext:value-type="float">
            <text:p>78.5</text:p>
          </table:table-cell>
          <table:table-cell office:value-type="float" office:value="79.66" calcext:value-type="float">
            <text:p>79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5" calcext:value-type="float">
            <text:p>78.5</text:p>
          </table:table-cell>
          <table:table-cell office:value-type="float" office:value="1177.44" calcext:value-type="float">
            <text:p>1177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7.44" calcext:value-type="float">
            <text:p>1177.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80603" calcext:value-type="float">
            <text:p>17480603</text:p>
          </table:table-cell>
          <table:table-cell office:value-type="float" office:value="78.5" calcext:value-type="float">
            <text:p>78.5</text:p>
          </table:table-cell>
          <table:table-cell office:value-type="float" office:value="79.35" calcext:value-type="float">
            <text:p>79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5" calcext:value-type="float">
            <text:p>78.5</text:p>
          </table:table-cell>
          <table:table-cell office:value-type="float" office:value="1177.45" calcext:value-type="float">
            <text:p>1177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7.45" calcext:value-type="float">
            <text:p>1177.4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84383" calcext:value-type="float">
            <text:p>17484383</text:p>
          </table:table-cell>
          <table:table-cell office:value-type="float" office:value="78.51" calcext:value-type="float">
            <text:p>78.51</text:p>
          </table:table-cell>
          <table:table-cell office:value-type="float" office:value="80.26" calcext:value-type="float">
            <text:p>8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51" calcext:value-type="float">
            <text:p>78.51</text:p>
          </table:table-cell>
          <table:table-cell office:value-type="float" office:value="1177.61" calcext:value-type="float">
            <text:p>1177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7.61" calcext:value-type="float">
            <text:p>1177.6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88746" calcext:value-type="float">
            <text:p>17488746</text:p>
          </table:table-cell>
          <table:table-cell office:value-type="float" office:value="78.51" calcext:value-type="float">
            <text:p>78.51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51" calcext:value-type="float">
            <text:p>78.51</text:p>
          </table:table-cell>
          <table:table-cell office:value-type="float" office:value="1177.69" calcext:value-type="float">
            <text:p>1177.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7.69" calcext:value-type="float">
            <text:p>1177.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93105" calcext:value-type="float">
            <text:p>17493105</text:p>
          </table:table-cell>
          <table:table-cell office:value-type="float" office:value="78.52" calcext:value-type="float">
            <text:p>78.52</text:p>
          </table:table-cell>
          <table:table-cell office:value-type="float" office:value="79.78" calcext:value-type="float">
            <text:p>7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52" calcext:value-type="float">
            <text:p>78.52</text:p>
          </table:table-cell>
          <table:table-cell office:value-type="float" office:value="1177.77" calcext:value-type="float">
            <text:p>1177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7.77" calcext:value-type="float">
            <text:p>1177.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497606" calcext:value-type="float">
            <text:p>17497606</text:p>
          </table:table-cell>
          <table:table-cell office:value-type="float" office:value="78.53" calcext:value-type="float">
            <text:p>78.53</text:p>
          </table:table-cell>
          <table:table-cell office:value-type="float" office:value="80.06" calcext:value-type="float">
            <text:p>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53" calcext:value-type="float">
            <text:p>78.53</text:p>
          </table:table-cell>
          <table:table-cell office:value-type="float" office:value="1177.89" calcext:value-type="float">
            <text:p>1177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7.89" calcext:value-type="float">
            <text:p>1177.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01226" calcext:value-type="float">
            <text:p>17501226</text:p>
          </table:table-cell>
          <table:table-cell office:value-type="float" office:value="78.54" calcext:value-type="float">
            <text:p>78.54</text:p>
          </table:table-cell>
          <table:table-cell office:value-type="float" office:value="80.22" calcext:value-type="float">
            <text:p>8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54" calcext:value-type="float">
            <text:p>78.54</text:p>
          </table:table-cell>
          <table:table-cell office:value-type="float" office:value="1178.03" calcext:value-type="float">
            <text:p>1178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8.03" calcext:value-type="float">
            <text:p>1178.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05568" calcext:value-type="float">
            <text:p>17505568</text:p>
          </table:table-cell>
          <table:table-cell office:value-type="float" office:value="78.54" calcext:value-type="float">
            <text:p>78.54</text:p>
          </table:table-cell>
          <table:table-cell office:value-type="float" office:value="79.62" calcext:value-type="float">
            <text:p>7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54" calcext:value-type="float">
            <text:p>78.54</text:p>
          </table:table-cell>
          <table:table-cell office:value-type="float" office:value="1178.08" calcext:value-type="float">
            <text:p>1178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8.08" calcext:value-type="float">
            <text:p>1178.0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09323" calcext:value-type="float">
            <text:p>17509323</text:p>
          </table:table-cell>
          <table:table-cell office:value-type="float" office:value="78.55" calcext:value-type="float">
            <text:p>78.55</text:p>
          </table:table-cell>
          <table:table-cell office:value-type="float" office:value="80.26" calcext:value-type="float">
            <text:p>8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55" calcext:value-type="float">
            <text:p>78.55</text:p>
          </table:table-cell>
          <table:table-cell office:value-type="float" office:value="1178.22" calcext:value-type="float">
            <text:p>1178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8.22" calcext:value-type="float">
            <text:p>1178.2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13451" calcext:value-type="float">
            <text:p>17513451</text:p>
          </table:table-cell>
          <table:table-cell office:value-type="float" office:value="78.56" calcext:value-type="float">
            <text:p>78.56</text:p>
          </table:table-cell>
          <table:table-cell office:value-type="float" office:value="80.06" calcext:value-type="float">
            <text:p>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56" calcext:value-type="float">
            <text:p>78.56</text:p>
          </table:table-cell>
          <table:table-cell office:value-type="float" office:value="1178.34" calcext:value-type="float">
            <text:p>1178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8.34" calcext:value-type="float">
            <text:p>1178.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17934" calcext:value-type="float">
            <text:p>17517934</text:p>
          </table:table-cell>
          <table:table-cell office:value-type="float" office:value="78.57" calcext:value-type="float">
            <text:p>78.57</text:p>
          </table:table-cell>
          <table:table-cell office:value-type="float" office:value="80.35" calcext:value-type="float">
            <text:p>8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57" calcext:value-type="float">
            <text:p>78.57</text:p>
          </table:table-cell>
          <table:table-cell office:value-type="float" office:value="1178.49" calcext:value-type="float">
            <text:p>1178.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8.49" calcext:value-type="float">
            <text:p>1178.4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22451" calcext:value-type="float">
            <text:p>1752245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66" calcext:value-type="float">
            <text:p>79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57" calcext:value-type="float">
            <text:p>78.57</text:p>
          </table:table-cell>
          <table:table-cell office:value-type="float" office:value="1178.54" calcext:value-type="float">
            <text:p>1178.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8.54" calcext:value-type="float">
            <text:p>1178.5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26154" calcext:value-type="float">
            <text:p>17526154</text:p>
          </table:table-cell>
          <table:table-cell office:value-type="float" office:value="78.58" calcext:value-type="float">
            <text:p>78.58</text:p>
          </table:table-cell>
          <table:table-cell office:value-type="float" office:value="80.02" calcext:value-type="float">
            <text:p>8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58" calcext:value-type="float">
            <text:p>78.58</text:p>
          </table:table-cell>
          <table:table-cell office:value-type="float" office:value="1178.65" calcext:value-type="float">
            <text:p>1178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8.65" calcext:value-type="float">
            <text:p>1178.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30631" calcext:value-type="float">
            <text:p>17530631</text:p>
          </table:table-cell>
          <table:table-cell office:value-type="float" office:value="78.58" calcext:value-type="float">
            <text:p>78.58</text:p>
          </table:table-cell>
          <table:table-cell office:value-type="float" office:value="79.55" calcext:value-type="float">
            <text:p>79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58" calcext:value-type="float">
            <text:p>78.58</text:p>
          </table:table-cell>
          <table:table-cell office:value-type="float" office:value="1178.68" calcext:value-type="float">
            <text:p>1178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8.68" calcext:value-type="float">
            <text:p>1178.6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34263" calcext:value-type="float">
            <text:p>17534263</text:p>
          </table:table-cell>
          <table:table-cell office:value-type="float" office:value="78.58" calcext:value-type="float">
            <text:p>78.58</text:p>
          </table:table-cell>
          <table:table-cell office:value-type="float" office:value="79.62" calcext:value-type="float">
            <text:p>7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58" calcext:value-type="float">
            <text:p>78.58</text:p>
          </table:table-cell>
          <table:table-cell office:value-type="float" office:value="1178.72" calcext:value-type="float">
            <text:p>1178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8.72" calcext:value-type="float">
            <text:p>1178.7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39066" calcext:value-type="float">
            <text:p>17539066</text:p>
          </table:table-cell>
          <table:table-cell office:value-type="float" office:value="78.6" calcext:value-type="float">
            <text:p>78.6</text:p>
          </table:table-cell>
          <table:table-cell office:value-type="float" office:value="80.77" calcext:value-type="float">
            <text:p>8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6" calcext:value-type="float">
            <text:p>78.6</text:p>
          </table:table-cell>
          <table:table-cell office:value-type="float" office:value="1178.94" calcext:value-type="float">
            <text:p>1178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8.94" calcext:value-type="float">
            <text:p>1178.9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42948" calcext:value-type="float">
            <text:p>17542948</text:p>
          </table:table-cell>
          <table:table-cell office:value-type="float" office:value="78.6" calcext:value-type="float">
            <text:p>78.6</text:p>
          </table:table-cell>
          <table:table-cell office:value-type="float" office:value="80.22" calcext:value-type="float">
            <text:p>8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6" calcext:value-type="float">
            <text:p>78.6</text:p>
          </table:table-cell>
          <table:table-cell office:value-type="float" office:value="1179.07" calcext:value-type="float">
            <text:p>1179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9.07" calcext:value-type="float">
            <text:p>1179.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47546" calcext:value-type="float">
            <text:p>17547546</text:p>
          </table:table-cell>
          <table:table-cell office:value-type="float" office:value="78.62" calcext:value-type="float">
            <text:p>78.62</text:p>
          </table:table-cell>
          <table:table-cell office:value-type="float" office:value="80.47" calcext:value-type="float">
            <text:p>8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62" calcext:value-type="float">
            <text:p>78.62</text:p>
          </table:table-cell>
          <table:table-cell office:value-type="float" office:value="1179.23" calcext:value-type="float">
            <text:p>1179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9.23" calcext:value-type="float">
            <text:p>1179.2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51046" calcext:value-type="float">
            <text:p>17551046</text:p>
          </table:table-cell>
          <table:table-cell office:value-type="float" office:value="78.63" calcext:value-type="float">
            <text:p>78.6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63" calcext:value-type="float">
            <text:p>78.63</text:p>
          </table:table-cell>
          <table:table-cell office:value-type="float" office:value="1179.41" calcext:value-type="float">
            <text:p>1179.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9.41" calcext:value-type="float">
            <text:p>1179.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56331" calcext:value-type="float">
            <text:p>17556331</text:p>
          </table:table-cell>
          <table:table-cell office:value-type="float" office:value="78.63" calcext:value-type="float">
            <text:p>78.63</text:p>
          </table:table-cell>
          <table:table-cell office:value-type="float" office:value="79.43" calcext:value-type="float">
            <text:p>79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63" calcext:value-type="float">
            <text:p>78.63</text:p>
          </table:table-cell>
          <table:table-cell office:value-type="float" office:value="1179.42" calcext:value-type="float">
            <text:p>1179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9.42" calcext:value-type="float">
            <text:p>1179.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60208" calcext:value-type="float">
            <text:p>17560208</text:p>
          </table:table-cell>
          <table:table-cell office:value-type="float" office:value="78.63" calcext:value-type="float">
            <text:p>78.63</text:p>
          </table:table-cell>
          <table:table-cell office:value-type="float" office:value="79.35" calcext:value-type="float">
            <text:p>79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63" calcext:value-type="float">
            <text:p>78.63</text:p>
          </table:table-cell>
          <table:table-cell office:value-type="float" office:value="1179.41" calcext:value-type="float">
            <text:p>1179.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9.41" calcext:value-type="float">
            <text:p>1179.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64646" calcext:value-type="float">
            <text:p>17564646</text:p>
          </table:table-cell>
          <table:table-cell office:value-type="float" office:value="78.64" calcext:value-type="float">
            <text:p>78.64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64" calcext:value-type="float">
            <text:p>78.64</text:p>
          </table:table-cell>
          <table:table-cell office:value-type="float" office:value="1179.53" calcext:value-type="float">
            <text:p>1179.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9.53" calcext:value-type="float">
            <text:p>1179.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68388" calcext:value-type="float">
            <text:p>17568388</text:p>
          </table:table-cell>
          <table:table-cell office:value-type="float" office:value="78.64" calcext:value-type="float">
            <text:p>78.64</text:p>
          </table:table-cell>
          <table:table-cell office:value-type="float" office:value="79.98" calcext:value-type="float">
            <text:p>7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64" calcext:value-type="float">
            <text:p>78.64</text:p>
          </table:table-cell>
          <table:table-cell office:value-type="float" office:value="1179.62" calcext:value-type="float">
            <text:p>1179.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9.62" calcext:value-type="float">
            <text:p>1179.6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72806" calcext:value-type="float">
            <text:p>17572806</text:p>
          </table:table-cell>
          <table:table-cell office:value-type="float" office:value="78.65" calcext:value-type="float">
            <text:p>78.65</text:p>
          </table:table-cell>
          <table:table-cell office:value-type="float" office:value="79.82" calcext:value-type="float">
            <text:p>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65" calcext:value-type="float">
            <text:p>78.65</text:p>
          </table:table-cell>
          <table:table-cell office:value-type="float" office:value="1179.68" calcext:value-type="float">
            <text:p>1179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9.68" calcext:value-type="float">
            <text:p>1179.6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76606" calcext:value-type="float">
            <text:p>17576606</text:p>
          </table:table-cell>
          <table:table-cell office:value-type="float" office:value="78.65" calcext:value-type="float">
            <text:p>78.65</text:p>
          </table:table-cell>
          <table:table-cell office:value-type="float" office:value="79.58" calcext:value-type="float">
            <text:p>7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65" calcext:value-type="float">
            <text:p>78.65</text:p>
          </table:table-cell>
          <table:table-cell office:value-type="float" office:value="1179.71" calcext:value-type="float">
            <text:p>1179.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9.71" calcext:value-type="float">
            <text:p>1179.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80886" calcext:value-type="float">
            <text:p>17580886</text:p>
          </table:table-cell>
          <table:table-cell office:value-type="float" office:value="78.65" calcext:value-type="float">
            <text:p>78.65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65" calcext:value-type="float">
            <text:p>78.65</text:p>
          </table:table-cell>
          <table:table-cell office:value-type="float" office:value="1179.78" calcext:value-type="float">
            <text:p>1179.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9.78" calcext:value-type="float">
            <text:p>1179.7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84686" calcext:value-type="float">
            <text:p>17584686</text:p>
          </table:table-cell>
          <table:table-cell office:value-type="float" office:value="78.66" calcext:value-type="float">
            <text:p>78.66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66" calcext:value-type="float">
            <text:p>78.66</text:p>
          </table:table-cell>
          <table:table-cell office:value-type="float" office:value="1179.95" calcext:value-type="float">
            <text:p>1179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9.95" calcext:value-type="float">
            <text:p>1179.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89066" calcext:value-type="float">
            <text:p>17589066</text:p>
          </table:table-cell>
          <table:table-cell office:value-type="float" office:value="78.67" calcext:value-type="float">
            <text:p>78.67</text:p>
          </table:table-cell>
          <table:table-cell office:value-type="float" office:value="80.39" calcext:value-type="float">
            <text:p>8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67" calcext:value-type="float">
            <text:p>78.67</text:p>
          </table:table-cell>
          <table:table-cell office:value-type="float" office:value="1180.1" calcext:value-type="float">
            <text:p>118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0.1" calcext:value-type="float">
            <text:p>1180.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92831" calcext:value-type="float">
            <text:p>17592831</text:p>
          </table:table-cell>
          <table:table-cell office:value-type="float" office:value="78.68" calcext:value-type="float">
            <text:p>78.6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68" calcext:value-type="float">
            <text:p>78.68</text:p>
          </table:table-cell>
          <table:table-cell office:value-type="float" office:value="1180.27" calcext:value-type="float">
            <text:p>1180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0.27" calcext:value-type="float">
            <text:p>1180.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597311" calcext:value-type="float">
            <text:p>17597311</text:p>
          </table:table-cell>
          <table:table-cell office:value-type="float" office:value="78.69" calcext:value-type="float">
            <text:p>78.69</text:p>
          </table:table-cell>
          <table:table-cell office:value-type="float" office:value="80.1" calcext:value-type="float">
            <text:p>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69" calcext:value-type="float">
            <text:p>78.69</text:p>
          </table:table-cell>
          <table:table-cell office:value-type="float" office:value="1180.37" calcext:value-type="float">
            <text:p>1180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0.37" calcext:value-type="float">
            <text:p>1180.3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601166" calcext:value-type="float">
            <text:p>17601166</text:p>
          </table:table-cell>
          <table:table-cell office:value-type="float" office:value="78.69" calcext:value-type="float">
            <text:p>78.69</text:p>
          </table:table-cell>
          <table:table-cell office:value-type="float" office:value="79.78" calcext:value-type="float">
            <text:p>7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69" calcext:value-type="float">
            <text:p>78.69</text:p>
          </table:table-cell>
          <table:table-cell office:value-type="float" office:value="1180.42" calcext:value-type="float">
            <text:p>1180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0.42" calcext:value-type="float">
            <text:p>1180.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605651" calcext:value-type="float">
            <text:p>17605651</text:p>
          </table:table-cell>
          <table:table-cell office:value-type="float" office:value="78.71" calcext:value-type="float">
            <text:p>78.71</text:p>
          </table:table-cell>
          <table:table-cell office:value-type="float" office:value="80.6" calcext:value-type="float">
            <text:p>8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71" calcext:value-type="float">
            <text:p>78.71</text:p>
          </table:table-cell>
          <table:table-cell office:value-type="float" office:value="1180.59" calcext:value-type="float">
            <text:p>1180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0.59" calcext:value-type="float">
            <text:p>1180.5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609471" calcext:value-type="float">
            <text:p>17609471</text:p>
          </table:table-cell>
          <table:table-cell office:value-type="float" office:value="78.72" calcext:value-type="float">
            <text:p>78.72</text:p>
          </table:table-cell>
          <table:table-cell office:value-type="float" office:value="80.64" calcext:value-type="float">
            <text:p>8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72" calcext:value-type="float">
            <text:p>78.72</text:p>
          </table:table-cell>
          <table:table-cell office:value-type="float" office:value="1180.76" calcext:value-type="float">
            <text:p>1180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0.76" calcext:value-type="float">
            <text:p>1180.7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613906" calcext:value-type="float">
            <text:p>17613906</text:p>
          </table:table-cell>
          <table:table-cell office:value-type="float" office:value="78.73" calcext:value-type="float">
            <text:p>78.73</text:p>
          </table:table-cell>
          <table:table-cell office:value-type="float" office:value="80.26" calcext:value-type="float">
            <text:p>8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73" calcext:value-type="float">
            <text:p>78.73</text:p>
          </table:table-cell>
          <table:table-cell office:value-type="float" office:value="1180.89" calcext:value-type="float">
            <text:p>1180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0.89" calcext:value-type="float">
            <text:p>1180.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617548" calcext:value-type="float">
            <text:p>17617548</text:p>
          </table:table-cell>
          <table:table-cell office:value-type="float" office:value="78.73" calcext:value-type="float">
            <text:p>78.73</text:p>
          </table:table-cell>
          <table:table-cell office:value-type="float" office:value="79.66" calcext:value-type="float">
            <text:p>79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73" calcext:value-type="float">
            <text:p>78.73</text:p>
          </table:table-cell>
          <table:table-cell office:value-type="float" office:value="1180.91" calcext:value-type="float">
            <text:p>1180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0.91" calcext:value-type="float">
            <text:p>1180.9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622348" calcext:value-type="float">
            <text:p>17622348</text:p>
          </table:table-cell>
          <table:table-cell office:value-type="float" office:value="78.73" calcext:value-type="float">
            <text:p>78.73</text:p>
          </table:table-cell>
          <table:table-cell office:value-type="float" office:value="79.7" calcext:value-type="float">
            <text:p>7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73" calcext:value-type="float">
            <text:p>78.73</text:p>
          </table:table-cell>
          <table:table-cell office:value-type="float" office:value="1180.95" calcext:value-type="float">
            <text:p>1180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0.95" calcext:value-type="float">
            <text:p>1180.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626311" calcext:value-type="float">
            <text:p>17626311</text:p>
          </table:table-cell>
          <table:table-cell office:value-type="float" office:value="78.73" calcext:value-type="float">
            <text:p>78.73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73" calcext:value-type="float">
            <text:p>78.73</text:p>
          </table:table-cell>
          <table:table-cell office:value-type="float" office:value="1181.02" calcext:value-type="float">
            <text:p>1181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1.02" calcext:value-type="float">
            <text:p>1181.0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630728" calcext:value-type="float">
            <text:p>17630728</text:p>
          </table:table-cell>
          <table:table-cell office:value-type="float" office:value="78.74" calcext:value-type="float">
            <text:p>78.74</text:p>
          </table:table-cell>
          <table:table-cell office:value-type="float" office:value="80.14" calcext:value-type="float">
            <text:p>8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74" calcext:value-type="float">
            <text:p>78.74</text:p>
          </table:table-cell>
          <table:table-cell office:value-type="float" office:value="1181.12" calcext:value-type="float">
            <text:p>1181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1.12" calcext:value-type="float">
            <text:p>1181.1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634648" calcext:value-type="float">
            <text:p>17634648</text:p>
          </table:table-cell>
          <table:table-cell office:value-type="float" office:value="78.74" calcext:value-type="float">
            <text:p>78.74</text:p>
          </table:table-cell>
          <table:table-cell office:value-type="float" office:value="79.66" calcext:value-type="float">
            <text:p>79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74" calcext:value-type="float">
            <text:p>78.74</text:p>
          </table:table-cell>
          <table:table-cell office:value-type="float" office:value="1181.14" calcext:value-type="float">
            <text:p>1181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1.14" calcext:value-type="float">
            <text:p>1181.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639303" calcext:value-type="float">
            <text:p>17639303</text:p>
          </table:table-cell>
          <table:table-cell office:value-type="float" office:value="78.75" calcext:value-type="float">
            <text:p>78.75</text:p>
          </table:table-cell>
          <table:table-cell office:value-type="float" office:value="80.35" calcext:value-type="float">
            <text:p>8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75" calcext:value-type="float">
            <text:p>78.75</text:p>
          </table:table-cell>
          <table:table-cell office:value-type="float" office:value="1181.26" calcext:value-type="float">
            <text:p>1181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1.26" calcext:value-type="float">
            <text:p>1181.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643323" calcext:value-type="float">
            <text:p>17643323</text:p>
          </table:table-cell>
          <table:table-cell office:value-type="float" office:value="78.76" calcext:value-type="float">
            <text:p>78.76</text:p>
          </table:table-cell>
          <table:table-cell office:value-type="float" office:value="80.47" calcext:value-type="float">
            <text:p>8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76" calcext:value-type="float">
            <text:p>78.76</text:p>
          </table:table-cell>
          <table:table-cell office:value-type="float" office:value="1181.41" calcext:value-type="float">
            <text:p>1181.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1.41" calcext:value-type="float">
            <text:p>1181.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647848" calcext:value-type="float">
            <text:p>17647848</text:p>
          </table:table-cell>
          <table:table-cell office:value-type="float" office:value="78.76" calcext:value-type="float">
            <text:p>78.76</text:p>
          </table:table-cell>
          <table:table-cell office:value-type="float" office:value="79.78" calcext:value-type="float">
            <text:p>7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76" calcext:value-type="float">
            <text:p>78.76</text:p>
          </table:table-cell>
          <table:table-cell office:value-type="float" office:value="1181.44" calcext:value-type="float">
            <text:p>1181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1.44" calcext:value-type="float">
            <text:p>1181.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651671" calcext:value-type="float">
            <text:p>17651671</text:p>
          </table:table-cell>
          <table:table-cell office:value-type="float" office:value="78.77" calcext:value-type="float">
            <text:p>78.77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77" calcext:value-type="float">
            <text:p>78.77</text:p>
          </table:table-cell>
          <table:table-cell office:value-type="float" office:value="1181.5" calcext:value-type="float">
            <text:p>1181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1.5" calcext:value-type="float">
            <text:p>1181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657111" calcext:value-type="float">
            <text:p>17657111</text:p>
          </table:table-cell>
          <table:table-cell office:value-type="float" office:value="78.78" calcext:value-type="float">
            <text:p>78.78</text:p>
          </table:table-cell>
          <table:table-cell office:value-type="float" office:value="80.47" calcext:value-type="float">
            <text:p>8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78" calcext:value-type="float">
            <text:p>78.78</text:p>
          </table:table-cell>
          <table:table-cell office:value-type="float" office:value="1181.64" calcext:value-type="float">
            <text:p>1181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1.64" calcext:value-type="float">
            <text:p>1181.6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661008" calcext:value-type="float">
            <text:p>17661008</text:p>
          </table:table-cell>
          <table:table-cell office:value-type="float" office:value="78.8" calcext:value-type="float">
            <text:p>78.8</text:p>
          </table:table-cell>
          <table:table-cell office:value-type="float" office:value="82.09" calcext:value-type="float">
            <text:p>82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8" calcext:value-type="float">
            <text:p>78.8</text:p>
          </table:table-cell>
          <table:table-cell office:value-type="float" office:value="1182.03" calcext:value-type="float">
            <text:p>1182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2.03" calcext:value-type="float">
            <text:p>1182.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665430" calcext:value-type="float">
            <text:p>17665430</text:p>
          </table:table-cell>
          <table:table-cell office:value-type="float" office:value="78.82" calcext:value-type="float">
            <text:p>78.82</text:p>
          </table:table-cell>
          <table:table-cell office:value-type="float" office:value="80.86" calcext:value-type="float">
            <text:p>80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82" calcext:value-type="float">
            <text:p>78.82</text:p>
          </table:table-cell>
          <table:table-cell office:value-type="float" office:value="1182.23" calcext:value-type="float">
            <text:p>1182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2.23" calcext:value-type="float">
            <text:p>1182.2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669251" calcext:value-type="float">
            <text:p>17669251</text:p>
          </table:table-cell>
          <table:table-cell office:value-type="float" office:value="78.82" calcext:value-type="float">
            <text:p>78.82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82" calcext:value-type="float">
            <text:p>78.82</text:p>
          </table:table-cell>
          <table:table-cell office:value-type="float" office:value="1182.34" calcext:value-type="float">
            <text:p>1182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2.34" calcext:value-type="float">
            <text:p>1182.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673828" calcext:value-type="float">
            <text:p>17673828</text:p>
          </table:table-cell>
          <table:table-cell office:value-type="float" office:value="78.83" calcext:value-type="float">
            <text:p>78.83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83" calcext:value-type="float">
            <text:p>78.83</text:p>
          </table:table-cell>
          <table:table-cell office:value-type="float" office:value="1182.45" calcext:value-type="float">
            <text:p>1182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2.45" calcext:value-type="float">
            <text:p>1182.4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677586" calcext:value-type="float">
            <text:p>17677586</text:p>
          </table:table-cell>
          <table:table-cell office:value-type="float" office:value="78.83" calcext:value-type="float">
            <text:p>78.83</text:p>
          </table:table-cell>
          <table:table-cell office:value-type="float" office:value="79.82" calcext:value-type="float">
            <text:p>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83" calcext:value-type="float">
            <text:p>78.83</text:p>
          </table:table-cell>
          <table:table-cell office:value-type="float" office:value="1182.48" calcext:value-type="float">
            <text:p>1182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2.48" calcext:value-type="float">
            <text:p>1182.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681968" calcext:value-type="float">
            <text:p>17681968</text:p>
          </table:table-cell>
          <table:table-cell office:value-type="float" office:value="78.84" calcext:value-type="float">
            <text:p>78.84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84" calcext:value-type="float">
            <text:p>78.84</text:p>
          </table:table-cell>
          <table:table-cell office:value-type="float" office:value="1182.59" calcext:value-type="float">
            <text:p>1182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2.59" calcext:value-type="float">
            <text:p>1182.5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685788" calcext:value-type="float">
            <text:p>17685788</text:p>
          </table:table-cell>
          <table:table-cell office:value-type="float" office:value="78.85" calcext:value-type="float">
            <text:p>78.85</text:p>
          </table:table-cell>
          <table:table-cell office:value-type="float" office:value="80.26" calcext:value-type="float">
            <text:p>8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85" calcext:value-type="float">
            <text:p>78.85</text:p>
          </table:table-cell>
          <table:table-cell office:value-type="float" office:value="1182.7" calcext:value-type="float">
            <text:p>1182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2.7" calcext:value-type="float">
            <text:p>1182.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690171" calcext:value-type="float">
            <text:p>17690171</text:p>
          </table:table-cell>
          <table:table-cell office:value-type="float" office:value="78.86" calcext:value-type="float">
            <text:p>78.86</text:p>
          </table:table-cell>
          <table:table-cell office:value-type="float" office:value="80.52" calcext:value-type="float">
            <text:p>8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86" calcext:value-type="float">
            <text:p>78.86</text:p>
          </table:table-cell>
          <table:table-cell office:value-type="float" office:value="1182.83" calcext:value-type="float">
            <text:p>1182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2.83" calcext:value-type="float">
            <text:p>1182.8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693966" calcext:value-type="float">
            <text:p>17693966</text:p>
          </table:table-cell>
          <table:table-cell office:value-type="float" office:value="78.87" calcext:value-type="float">
            <text:p>78.87</text:p>
          </table:table-cell>
          <table:table-cell office:value-type="float" office:value="80.69" calcext:value-type="float">
            <text:p>8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87" calcext:value-type="float">
            <text:p>78.87</text:p>
          </table:table-cell>
          <table:table-cell office:value-type="float" office:value="1182.98" calcext:value-type="float">
            <text:p>1182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2.98" calcext:value-type="float">
            <text:p>1182.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730323" calcext:value-type="float">
            <text:p>17730323</text:p>
          </table:table-cell>
          <table:table-cell office:value-type="float" office:value="78.87" calcext:value-type="float">
            <text:p>78.87</text:p>
          </table:table-cell>
          <table:table-cell office:value-type="float" office:value="79.62" calcext:value-type="float">
            <text:p>7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87" calcext:value-type="float">
            <text:p>78.87</text:p>
          </table:table-cell>
          <table:table-cell office:value-type="float" office:value="1182.98" calcext:value-type="float">
            <text:p>1182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2.98" calcext:value-type="float">
            <text:p>1182.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734480" calcext:value-type="float">
            <text:p>17734480</text:p>
          </table:table-cell>
          <table:table-cell office:value-type="float" office:value="78.86" calcext:value-type="float">
            <text:p>78.86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86" calcext:value-type="float">
            <text:p>78.86</text:p>
          </table:table-cell>
          <table:table-cell office:value-type="float" office:value="1182.97" calcext:value-type="float">
            <text:p>1182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2.97" calcext:value-type="float">
            <text:p>1182.9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739051" calcext:value-type="float">
            <text:p>17739051</text:p>
          </table:table-cell>
          <table:table-cell office:value-type="float" office:value="78.87" calcext:value-type="float">
            <text:p>78.87</text:p>
          </table:table-cell>
          <table:table-cell office:value-type="float" office:value="79.7" calcext:value-type="float">
            <text:p>7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87" calcext:value-type="float">
            <text:p>78.87</text:p>
          </table:table-cell>
          <table:table-cell office:value-type="float" office:value="1182.98" calcext:value-type="float">
            <text:p>1182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2.98" calcext:value-type="float">
            <text:p>1182.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742811" calcext:value-type="float">
            <text:p>17742811</text:p>
          </table:table-cell>
          <table:table-cell office:value-type="float" office:value="78.87" calcext:value-type="float">
            <text:p>78.87</text:p>
          </table:table-cell>
          <table:table-cell office:value-type="float" office:value="80.1" calcext:value-type="float">
            <text:p>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87" calcext:value-type="float">
            <text:p>78.87</text:p>
          </table:table-cell>
          <table:table-cell office:value-type="float" office:value="1183.05" calcext:value-type="float">
            <text:p>1183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3.05" calcext:value-type="float">
            <text:p>1183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747371" calcext:value-type="float">
            <text:p>17747371</text:p>
          </table:table-cell>
          <table:table-cell office:value-type="float" office:value="78.87" calcext:value-type="float">
            <text:p>78.87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87" calcext:value-type="float">
            <text:p>78.87</text:p>
          </table:table-cell>
          <table:table-cell office:value-type="float" office:value="1183.04" calcext:value-type="float">
            <text:p>1183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3.04" calcext:value-type="float">
            <text:p>1183.0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751246" calcext:value-type="float">
            <text:p>17751246</text:p>
          </table:table-cell>
          <table:table-cell office:value-type="float" office:value="78.87" calcext:value-type="float">
            <text:p>78.87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87" calcext:value-type="float">
            <text:p>78.87</text:p>
          </table:table-cell>
          <table:table-cell office:value-type="float" office:value="1183.08" calcext:value-type="float">
            <text:p>1183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3.08" calcext:value-type="float">
            <text:p>1183.0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755563" calcext:value-type="float">
            <text:p>17755563</text:p>
          </table:table-cell>
          <table:table-cell office:value-type="float" office:value="78.87" calcext:value-type="float">
            <text:p>78.87</text:p>
          </table:table-cell>
          <table:table-cell office:value-type="float" office:value="79.2" calcext:value-type="float">
            <text:p>7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87" calcext:value-type="float">
            <text:p>78.87</text:p>
          </table:table-cell>
          <table:table-cell office:value-type="float" office:value="1183.02" calcext:value-type="float">
            <text:p>1183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3.02" calcext:value-type="float">
            <text:p>1183.0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759648" calcext:value-type="float">
            <text:p>17759648</text:p>
          </table:table-cell>
          <table:table-cell office:value-type="float" office:value="78.87" calcext:value-type="float">
            <text:p>78.87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87" calcext:value-type="float">
            <text:p>78.87</text:p>
          </table:table-cell>
          <table:table-cell office:value-type="float" office:value="1183" calcext:value-type="float">
            <text:p>11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764251" calcext:value-type="float">
            <text:p>17764251</text:p>
          </table:table-cell>
          <table:table-cell office:value-type="float" office:value="78.87" calcext:value-type="float">
            <text:p>78.87</text:p>
          </table:table-cell>
          <table:table-cell office:value-type="float" office:value="80.1" calcext:value-type="float">
            <text:p>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87" calcext:value-type="float">
            <text:p>78.87</text:p>
          </table:table-cell>
          <table:table-cell office:value-type="float" office:value="1183.07" calcext:value-type="float">
            <text:p>1183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3.07" calcext:value-type="float">
            <text:p>1183.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768091" calcext:value-type="float">
            <text:p>17768091</text:p>
          </table:table-cell>
          <table:table-cell office:value-type="float" office:value="78.88" calcext:value-type="float">
            <text:p>78.88</text:p>
          </table:table-cell>
          <table:table-cell office:value-type="float" office:value="80.47" calcext:value-type="float">
            <text:p>8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88" calcext:value-type="float">
            <text:p>78.88</text:p>
          </table:table-cell>
          <table:table-cell office:value-type="float" office:value="1183.2" calcext:value-type="float">
            <text:p>1183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3.2" calcext:value-type="float">
            <text:p>1183.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772528" calcext:value-type="float">
            <text:p>17772528</text:p>
          </table:table-cell>
          <table:table-cell office:value-type="float" office:value="78.9" calcext:value-type="float">
            <text:p>78.9</text:p>
          </table:table-cell>
          <table:table-cell office:value-type="float" office:value="81.27" calcext:value-type="float">
            <text:p>81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9" calcext:value-type="float">
            <text:p>78.9</text:p>
          </table:table-cell>
          <table:table-cell office:value-type="float" office:value="1183.45" calcext:value-type="float">
            <text:p>1183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3.45" calcext:value-type="float">
            <text:p>1183.4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776286" calcext:value-type="float">
            <text:p>17776286</text:p>
          </table:table-cell>
          <table:table-cell office:value-type="float" office:value="78.9" calcext:value-type="float">
            <text:p>78.9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9" calcext:value-type="float">
            <text:p>78.9</text:p>
          </table:table-cell>
          <table:table-cell office:value-type="float" office:value="1183.56" calcext:value-type="float">
            <text:p>1183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3.56" calcext:value-type="float">
            <text:p>1183.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780703" calcext:value-type="float">
            <text:p>17780703</text:p>
          </table:table-cell>
          <table:table-cell office:value-type="float" office:value="78.91" calcext:value-type="float">
            <text:p>78.91</text:p>
          </table:table-cell>
          <table:table-cell office:value-type="float" office:value="79.78" calcext:value-type="float">
            <text:p>7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91" calcext:value-type="float">
            <text:p>78.91</text:p>
          </table:table-cell>
          <table:table-cell office:value-type="float" office:value="1183.59" calcext:value-type="float">
            <text:p>1183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3.59" calcext:value-type="float">
            <text:p>1183.5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784491" calcext:value-type="float">
            <text:p>17784491</text:p>
          </table:table-cell>
          <table:table-cell office:value-type="float" office:value="78.9" calcext:value-type="float">
            <text:p>78.9</text:p>
          </table:table-cell>
          <table:table-cell office:value-type="float" office:value="79.43" calcext:value-type="float">
            <text:p>79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9" calcext:value-type="float">
            <text:p>78.9</text:p>
          </table:table-cell>
          <table:table-cell office:value-type="float" office:value="1183.57" calcext:value-type="float">
            <text:p>1183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3.57" calcext:value-type="float">
            <text:p>1183.5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788923" calcext:value-type="float">
            <text:p>17788923</text:p>
          </table:table-cell>
          <table:table-cell office:value-type="float" office:value="78.91" calcext:value-type="float">
            <text:p>78.91</text:p>
          </table:table-cell>
          <table:table-cell office:value-type="float" office:value="79.9" calcext:value-type="float">
            <text:p>7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91" calcext:value-type="float">
            <text:p>78.91</text:p>
          </table:table-cell>
          <table:table-cell office:value-type="float" office:value="1183.62" calcext:value-type="float">
            <text:p>1183.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3.62" calcext:value-type="float">
            <text:p>1183.6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792706" calcext:value-type="float">
            <text:p>17792706</text:p>
          </table:table-cell>
          <table:table-cell office:value-type="float" office:value="78.91" calcext:value-type="float">
            <text:p>78.91</text:p>
          </table:table-cell>
          <table:table-cell office:value-type="float" office:value="79.98" calcext:value-type="float">
            <text:p>7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91" calcext:value-type="float">
            <text:p>78.91</text:p>
          </table:table-cell>
          <table:table-cell office:value-type="float" office:value="1183.68" calcext:value-type="float">
            <text:p>1183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3.68" calcext:value-type="float">
            <text:p>1183.6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797308" calcext:value-type="float">
            <text:p>17797308</text:p>
          </table:table-cell>
          <table:table-cell office:value-type="float" office:value="78.91" calcext:value-type="float">
            <text:p>78.91</text:p>
          </table:table-cell>
          <table:table-cell office:value-type="float" office:value="79.55" calcext:value-type="float">
            <text:p>79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91" calcext:value-type="float">
            <text:p>78.91</text:p>
          </table:table-cell>
          <table:table-cell office:value-type="float" office:value="1183.68" calcext:value-type="float">
            <text:p>1183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3.68" calcext:value-type="float">
            <text:p>1183.6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01126" calcext:value-type="float">
            <text:p>17801126</text:p>
          </table:table-cell>
          <table:table-cell office:value-type="float" office:value="78.91" calcext:value-type="float">
            <text:p>78.91</text:p>
          </table:table-cell>
          <table:table-cell office:value-type="float" office:value="79.39" calcext:value-type="float">
            <text:p>79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91" calcext:value-type="float">
            <text:p>78.91</text:p>
          </table:table-cell>
          <table:table-cell office:value-type="float" office:value="1183.66" calcext:value-type="float">
            <text:p>1183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3.66" calcext:value-type="float">
            <text:p>1183.6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05503" calcext:value-type="float">
            <text:p>17805503</text:p>
          </table:table-cell>
          <table:table-cell office:value-type="float" office:value="78.91" calcext:value-type="float">
            <text:p>78.91</text:p>
          </table:table-cell>
          <table:table-cell office:value-type="float" office:value="79.74" calcext:value-type="float">
            <text:p>7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91" calcext:value-type="float">
            <text:p>78.91</text:p>
          </table:table-cell>
          <table:table-cell office:value-type="float" office:value="1183.7" calcext:value-type="float">
            <text:p>1183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3.7" calcext:value-type="float">
            <text:p>1183.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09433" calcext:value-type="float">
            <text:p>17809433</text:p>
          </table:table-cell>
          <table:table-cell office:value-type="float" office:value="78.93" calcext:value-type="float">
            <text:p>78.93</text:p>
          </table:table-cell>
          <table:table-cell office:value-type="float" office:value="80.91" calcext:value-type="float">
            <text:p>80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93" calcext:value-type="float">
            <text:p>78.93</text:p>
          </table:table-cell>
          <table:table-cell office:value-type="float" office:value="1183.91" calcext:value-type="float">
            <text:p>1183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3.91" calcext:value-type="float">
            <text:p>1183.9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13440" calcext:value-type="float">
            <text:p>17813440</text:p>
          </table:table-cell>
          <table:table-cell office:value-type="float" office:value="78.94" calcext:value-type="float">
            <text:p>78.94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94" calcext:value-type="float">
            <text:p>78.94</text:p>
          </table:table-cell>
          <table:table-cell office:value-type="float" office:value="1184.06" calcext:value-type="float">
            <text:p>1184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4.06" calcext:value-type="float">
            <text:p>1184.0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18072" calcext:value-type="float">
            <text:p>17818072</text:p>
          </table:table-cell>
          <table:table-cell office:value-type="float" office:value="78.95" calcext:value-type="float">
            <text:p>78.95</text:p>
          </table:table-cell>
          <table:table-cell office:value-type="float" office:value="80.91" calcext:value-type="float">
            <text:p>80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95" calcext:value-type="float">
            <text:p>78.95</text:p>
          </table:table-cell>
          <table:table-cell office:value-type="float" office:value="1184.26" calcext:value-type="float">
            <text:p>1184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4.26" calcext:value-type="float">
            <text:p>1184.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22568" calcext:value-type="float">
            <text:p>17822568</text:p>
          </table:table-cell>
          <table:table-cell office:value-type="float" office:value="78.96" calcext:value-type="float">
            <text:p>78.96</text:p>
          </table:table-cell>
          <table:table-cell office:value-type="float" office:value="80.95" calcext:value-type="float">
            <text:p>80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96" calcext:value-type="float">
            <text:p>78.96</text:p>
          </table:table-cell>
          <table:table-cell office:value-type="float" office:value="1184.47" calcext:value-type="float">
            <text:p>1184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4.47" calcext:value-type="float">
            <text:p>1184.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26706" calcext:value-type="float">
            <text:p>17826706</text:p>
          </table:table-cell>
          <table:table-cell office:value-type="float" office:value="78.98" calcext:value-type="float">
            <text:p>78.98</text:p>
          </table:table-cell>
          <table:table-cell office:value-type="float" office:value="81.55" calcext:value-type="float">
            <text:p>81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98" calcext:value-type="float">
            <text:p>78.98</text:p>
          </table:table-cell>
          <table:table-cell office:value-type="float" office:value="1184.76" calcext:value-type="float">
            <text:p>1184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4.76" calcext:value-type="float">
            <text:p>1184.7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31151" calcext:value-type="float">
            <text:p>17831151</text:p>
          </table:table-cell>
          <table:table-cell office:value-type="float" office:value="79" calcext:value-type="float">
            <text:p>79</text:p>
          </table:table-cell>
          <table:table-cell office:value-type="float" office:value="81.69" calcext:value-type="float">
            <text:p>81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185.06" calcext:value-type="float">
            <text:p>1185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5.06" calcext:value-type="float">
            <text:p>1185.0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34948" calcext:value-type="float">
            <text:p>17834948</text:p>
          </table:table-cell>
          <table:table-cell office:value-type="float" office:value="79.03" calcext:value-type="float">
            <text:p>79.03</text:p>
          </table:table-cell>
          <table:table-cell office:value-type="float" office:value="82.14" calcext:value-type="float">
            <text:p>82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03" calcext:value-type="float">
            <text:p>79.03</text:p>
          </table:table-cell>
          <table:table-cell office:value-type="float" office:value="1185.41" calcext:value-type="float">
            <text:p>1185.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5.41" calcext:value-type="float">
            <text:p>1185.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39508" calcext:value-type="float">
            <text:p>17839508</text:p>
          </table:table-cell>
          <table:table-cell office:value-type="float" office:value="79.05" calcext:value-type="float">
            <text:p>79.05</text:p>
          </table:table-cell>
          <table:table-cell office:value-type="float" office:value="82.35" calcext:value-type="float">
            <text:p>82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05" calcext:value-type="float">
            <text:p>79.05</text:p>
          </table:table-cell>
          <table:table-cell office:value-type="float" office:value="1185.79" calcext:value-type="float">
            <text:p>1185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5.79" calcext:value-type="float">
            <text:p>1185.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43263" calcext:value-type="float">
            <text:p>17843263</text:p>
          </table:table-cell>
          <table:table-cell office:value-type="float" office:value="79.06" calcext:value-type="float">
            <text:p>79.06</text:p>
          </table:table-cell>
          <table:table-cell office:value-type="float" office:value="80.95" calcext:value-type="float">
            <text:p>80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06" calcext:value-type="float">
            <text:p>79.06</text:p>
          </table:table-cell>
          <table:table-cell office:value-type="float" office:value="1185.94" calcext:value-type="float">
            <text:p>1185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5.94" calcext:value-type="float">
            <text:p>1185.9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47631" calcext:value-type="float">
            <text:p>17847631</text:p>
          </table:table-cell>
          <table:table-cell office:value-type="float" office:value="79.06" calcext:value-type="float">
            <text:p>79.06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06" calcext:value-type="float">
            <text:p>79.06</text:p>
          </table:table-cell>
          <table:table-cell office:value-type="float" office:value="1185.93" calcext:value-type="float">
            <text:p>1185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5.93" calcext:value-type="float">
            <text:p>1185.9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51451" calcext:value-type="float">
            <text:p>17851451</text:p>
          </table:table-cell>
          <table:table-cell office:value-type="float" office:value="79.06" calcext:value-type="float">
            <text:p>79.06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06" calcext:value-type="float">
            <text:p>79.06</text:p>
          </table:table-cell>
          <table:table-cell office:value-type="float" office:value="1185.93" calcext:value-type="float">
            <text:p>1185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5.93" calcext:value-type="float">
            <text:p>1185.9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56011" calcext:value-type="float">
            <text:p>17856011</text:p>
          </table:table-cell>
          <table:table-cell office:value-type="float" office:value="79.07" calcext:value-type="float">
            <text:p>79.07</text:p>
          </table:table-cell>
          <table:table-cell office:value-type="float" office:value="80.6" calcext:value-type="float">
            <text:p>8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07" calcext:value-type="float">
            <text:p>79.07</text:p>
          </table:table-cell>
          <table:table-cell office:value-type="float" office:value="1186.03" calcext:value-type="float">
            <text:p>1186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03" calcext:value-type="float">
            <text:p>1186.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60451" calcext:value-type="float">
            <text:p>17860451</text:p>
          </table:table-cell>
          <table:table-cell office:value-type="float" office:value="79.07" calcext:value-type="float">
            <text:p>79.07</text:p>
          </table:table-cell>
          <table:table-cell office:value-type="float" office:value="80.06" calcext:value-type="float">
            <text:p>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07" calcext:value-type="float">
            <text:p>79.07</text:p>
          </table:table-cell>
          <table:table-cell office:value-type="float" office:value="1186.05" calcext:value-type="float">
            <text:p>1186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05" calcext:value-type="float">
            <text:p>1186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64931" calcext:value-type="float">
            <text:p>17864931</text:p>
          </table:table-cell>
          <table:table-cell office:value-type="float" office:value="79.07" calcext:value-type="float">
            <text:p>79.07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07" calcext:value-type="float">
            <text:p>79.07</text:p>
          </table:table-cell>
          <table:table-cell office:value-type="float" office:value="1186.05" calcext:value-type="float">
            <text:p>1186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05" calcext:value-type="float">
            <text:p>1186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68731" calcext:value-type="float">
            <text:p>17868731</text:p>
          </table:table-cell>
          <table:table-cell office:value-type="float" office:value="79.08" calcext:value-type="float">
            <text:p>79.08</text:p>
          </table:table-cell>
          <table:table-cell office:value-type="float" office:value="80.52" calcext:value-type="float">
            <text:p>8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08" calcext:value-type="float">
            <text:p>79.08</text:p>
          </table:table-cell>
          <table:table-cell office:value-type="float" office:value="1186.14" calcext:value-type="float">
            <text:p>1186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14" calcext:value-type="float">
            <text:p>1186.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73160" calcext:value-type="float">
            <text:p>17873160</text:p>
          </table:table-cell>
          <table:table-cell office:value-type="float" office:value="79.08" calcext:value-type="float">
            <text:p>79.08</text:p>
          </table:table-cell>
          <table:table-cell office:value-type="float" office:value="80.73" calcext:value-type="float">
            <text:p>8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08" calcext:value-type="float">
            <text:p>79.08</text:p>
          </table:table-cell>
          <table:table-cell office:value-type="float" office:value="1186.26" calcext:value-type="float">
            <text:p>1186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26" calcext:value-type="float">
            <text:p>1186.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77266" calcext:value-type="float">
            <text:p>17877266</text:p>
          </table:table-cell>
          <table:table-cell office:value-type="float" office:value="79.08" calcext:value-type="float">
            <text:p>79.08</text:p>
          </table:table-cell>
          <table:table-cell office:value-type="float" office:value="79.74" calcext:value-type="float">
            <text:p>7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08" calcext:value-type="float">
            <text:p>79.08</text:p>
          </table:table-cell>
          <table:table-cell office:value-type="float" office:value="1186.24" calcext:value-type="float">
            <text:p>1186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24" calcext:value-type="float">
            <text:p>1186.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81871" calcext:value-type="float">
            <text:p>17881871</text:p>
          </table:table-cell>
          <table:table-cell office:value-type="float" office:value="79.08" calcext:value-type="float">
            <text:p>79.08</text:p>
          </table:table-cell>
          <table:table-cell office:value-type="float" office:value="79.7" calcext:value-type="float">
            <text:p>7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08" calcext:value-type="float">
            <text:p>79.08</text:p>
          </table:table-cell>
          <table:table-cell office:value-type="float" office:value="1186.2" calcext:value-type="float">
            <text:p>1186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2" calcext:value-type="float">
            <text:p>1186.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85586" calcext:value-type="float">
            <text:p>17885586</text:p>
          </table:table-cell>
          <table:table-cell office:value-type="float" office:value="79.08" calcext:value-type="float">
            <text:p>79.08</text:p>
          </table:table-cell>
          <table:table-cell office:value-type="float" office:value="80.02" calcext:value-type="float">
            <text:p>8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08" calcext:value-type="float">
            <text:p>79.08</text:p>
          </table:table-cell>
          <table:table-cell office:value-type="float" office:value="1186.22" calcext:value-type="float">
            <text:p>1186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22" calcext:value-type="float">
            <text:p>1186.2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90146" calcext:value-type="float">
            <text:p>17890146</text:p>
          </table:table-cell>
          <table:table-cell office:value-type="float" office:value="79.09" calcext:value-type="float">
            <text:p>79.09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09" calcext:value-type="float">
            <text:p>79.09</text:p>
          </table:table-cell>
          <table:table-cell office:value-type="float" office:value="1186.29" calcext:value-type="float">
            <text:p>1186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29" calcext:value-type="float">
            <text:p>1186.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93786" calcext:value-type="float">
            <text:p>17893786</text:p>
          </table:table-cell>
          <table:table-cell office:value-type="float" office:value="79.09" calcext:value-type="float">
            <text:p>79.09</text:p>
          </table:table-cell>
          <table:table-cell office:value-type="float" office:value="80.22" calcext:value-type="float">
            <text:p>8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09" calcext:value-type="float">
            <text:p>79.09</text:p>
          </table:table-cell>
          <table:table-cell office:value-type="float" office:value="1186.34" calcext:value-type="float">
            <text:p>1186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34" calcext:value-type="float">
            <text:p>1186.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898131" calcext:value-type="float">
            <text:p>17898131</text:p>
          </table:table-cell>
          <table:table-cell office:value-type="float" office:value="79.1" calcext:value-type="float">
            <text:p>79.1</text:p>
          </table:table-cell>
          <table:table-cell office:value-type="float" office:value="80.6" calcext:value-type="float">
            <text:p>8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1" calcext:value-type="float">
            <text:p>79.1</text:p>
          </table:table-cell>
          <table:table-cell office:value-type="float" office:value="1186.44" calcext:value-type="float">
            <text:p>1186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44" calcext:value-type="float">
            <text:p>1186.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01966" calcext:value-type="float">
            <text:p>17901966</text:p>
          </table:table-cell>
          <table:table-cell office:value-type="float" office:value="79.1" calcext:value-type="float">
            <text:p>79.1</text:p>
          </table:table-cell>
          <table:table-cell office:value-type="float" office:value="80.06" calcext:value-type="float">
            <text:p>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1" calcext:value-type="float">
            <text:p>79.1</text:p>
          </table:table-cell>
          <table:table-cell office:value-type="float" office:value="1186.46" calcext:value-type="float">
            <text:p>1186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46" calcext:value-type="float">
            <text:p>1186.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06651" calcext:value-type="float">
            <text:p>17906651</text:p>
          </table:table-cell>
          <table:table-cell office:value-type="float" office:value="79.1" calcext:value-type="float">
            <text:p>79.1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1" calcext:value-type="float">
            <text:p>79.1</text:p>
          </table:table-cell>
          <table:table-cell office:value-type="float" office:value="1186.46" calcext:value-type="float">
            <text:p>1186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46" calcext:value-type="float">
            <text:p>1186.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10351" calcext:value-type="float">
            <text:p>17910351</text:p>
          </table:table-cell>
          <table:table-cell office:value-type="float" office:value="79.1" calcext:value-type="float">
            <text:p>79.1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1" calcext:value-type="float">
            <text:p>79.1</text:p>
          </table:table-cell>
          <table:table-cell office:value-type="float" office:value="1186.5" calcext:value-type="float">
            <text:p>1186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5" calcext:value-type="float">
            <text:p>1186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14863" calcext:value-type="float">
            <text:p>17914863</text:p>
          </table:table-cell>
          <table:table-cell office:value-type="float" office:value="79.1" calcext:value-type="float">
            <text:p>79.1</text:p>
          </table:table-cell>
          <table:table-cell office:value-type="float" office:value="79.66" calcext:value-type="float">
            <text:p>79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1" calcext:value-type="float">
            <text:p>79.1</text:p>
          </table:table-cell>
          <table:table-cell office:value-type="float" office:value="1186.46" calcext:value-type="float">
            <text:p>1186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46" calcext:value-type="float">
            <text:p>1186.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18606" calcext:value-type="float">
            <text:p>17918606</text:p>
          </table:table-cell>
          <table:table-cell office:value-type="float" office:value="79.09" calcext:value-type="float">
            <text:p>79.09</text:p>
          </table:table-cell>
          <table:table-cell office:value-type="float" office:value="79.55" calcext:value-type="float">
            <text:p>79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09" calcext:value-type="float">
            <text:p>79.09</text:p>
          </table:table-cell>
          <table:table-cell office:value-type="float" office:value="1186.4" calcext:value-type="float">
            <text:p>1186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4" calcext:value-type="float">
            <text:p>1186.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23223" calcext:value-type="float">
            <text:p>17923223</text:p>
          </table:table-cell>
          <table:table-cell office:value-type="float" office:value="79.09" calcext:value-type="float">
            <text:p>79.09</text:p>
          </table:table-cell>
          <table:table-cell office:value-type="float" office:value="80.02" calcext:value-type="float">
            <text:p>8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09" calcext:value-type="float">
            <text:p>79.09</text:p>
          </table:table-cell>
          <table:table-cell office:value-type="float" office:value="1186.41" calcext:value-type="float">
            <text:p>1186.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41" calcext:value-type="float">
            <text:p>1186.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27111" calcext:value-type="float">
            <text:p>17927111</text:p>
          </table:table-cell>
          <table:table-cell office:value-type="float" office:value="79.1" calcext:value-type="float">
            <text:p>79.1</text:p>
          </table:table-cell>
          <table:table-cell office:value-type="float" office:value="80.95" calcext:value-type="float">
            <text:p>80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1" calcext:value-type="float">
            <text:p>79.1</text:p>
          </table:table-cell>
          <table:table-cell office:value-type="float" office:value="1186.56" calcext:value-type="float">
            <text:p>1186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56" calcext:value-type="float">
            <text:p>1186.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31471" calcext:value-type="float">
            <text:p>17931471</text:p>
          </table:table-cell>
          <table:table-cell office:value-type="float" office:value="79.13" calcext:value-type="float">
            <text:p>79.13</text:p>
          </table:table-cell>
          <table:table-cell office:value-type="float" office:value="83.12" calcext:value-type="float">
            <text:p>83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13" calcext:value-type="float">
            <text:p>79.13</text:p>
          </table:table-cell>
          <table:table-cell office:value-type="float" office:value="1187.02" calcext:value-type="float">
            <text:p>1187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7.02" calcext:value-type="float">
            <text:p>1187.0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35351" calcext:value-type="float">
            <text:p>17935351</text:p>
          </table:table-cell>
          <table:table-cell office:value-type="float" office:value="79.15" calcext:value-type="float">
            <text:p>79.15</text:p>
          </table:table-cell>
          <table:table-cell office:value-type="float" office:value="81.5" calcext:value-type="float">
            <text:p>8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15" calcext:value-type="float">
            <text:p>79.15</text:p>
          </table:table-cell>
          <table:table-cell office:value-type="float" office:value="1187.22" calcext:value-type="float">
            <text:p>1187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7.22" calcext:value-type="float">
            <text:p>1187.2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39726" calcext:value-type="float">
            <text:p>17939726</text:p>
          </table:table-cell>
          <table:table-cell office:value-type="float" office:value="79.15" calcext:value-type="float">
            <text:p>79.15</text:p>
          </table:table-cell>
          <table:table-cell office:value-type="float" office:value="80.35" calcext:value-type="float">
            <text:p>8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15" calcext:value-type="float">
            <text:p>79.15</text:p>
          </table:table-cell>
          <table:table-cell office:value-type="float" office:value="1187.25" calcext:value-type="float">
            <text:p>1187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7.25" calcext:value-type="float">
            <text:p>1187.2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43606" calcext:value-type="float">
            <text:p>17943606</text:p>
          </table:table-cell>
          <table:table-cell office:value-type="float" office:value="79.16" calcext:value-type="float">
            <text:p>79.16</text:p>
          </table:table-cell>
          <table:table-cell office:value-type="float" office:value="81.17" calcext:value-type="float">
            <text:p>81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16" calcext:value-type="float">
            <text:p>79.16</text:p>
          </table:table-cell>
          <table:table-cell office:value-type="float" office:value="1187.4" calcext:value-type="float">
            <text:p>1187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7.4" calcext:value-type="float">
            <text:p>1187.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48031" calcext:value-type="float">
            <text:p>17948031</text:p>
          </table:table-cell>
          <table:table-cell office:value-type="float" office:value="79.18" calcext:value-type="float">
            <text:p>79.18</text:p>
          </table:table-cell>
          <table:table-cell office:value-type="float" office:value="81.99" calcext:value-type="float">
            <text:p>81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18" calcext:value-type="float">
            <text:p>79.18</text:p>
          </table:table-cell>
          <table:table-cell office:value-type="float" office:value="1187.66" calcext:value-type="float">
            <text:p>1187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7.66" calcext:value-type="float">
            <text:p>1187.6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51823" calcext:value-type="float">
            <text:p>17951823</text:p>
          </table:table-cell>
          <table:table-cell office:value-type="float" office:value="79.2" calcext:value-type="float">
            <text:p>79.2</text:p>
          </table:table-cell>
          <table:table-cell office:value-type="float" office:value="82.14" calcext:value-type="float">
            <text:p>82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  <table:table-cell office:value-type="float" office:value="1187.94" calcext:value-type="float">
            <text:p>1187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7.94" calcext:value-type="float">
            <text:p>1187.9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56523" calcext:value-type="float">
            <text:p>17956523</text:p>
          </table:table-cell>
          <table:table-cell office:value-type="float" office:value="79.22" calcext:value-type="float">
            <text:p>79.22</text:p>
          </table:table-cell>
          <table:table-cell office:value-type="float" office:value="82.83" calcext:value-type="float">
            <text:p>82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22" calcext:value-type="float">
            <text:p>79.22</text:p>
          </table:table-cell>
          <table:table-cell office:value-type="float" office:value="1188.32" calcext:value-type="float">
            <text:p>1188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8.32" calcext:value-type="float">
            <text:p>1188.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60134" calcext:value-type="float">
            <text:p>17960134</text:p>
          </table:table-cell>
          <table:table-cell office:value-type="float" office:value="79.26" calcext:value-type="float">
            <text:p>79.26</text:p>
          </table:table-cell>
          <table:table-cell office:value-type="float" office:value="84.55" calcext:value-type="float">
            <text:p>84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26" calcext:value-type="float">
            <text:p>79.26</text:p>
          </table:table-cell>
          <table:table-cell office:value-type="float" office:value="1188.96" calcext:value-type="float">
            <text:p>1188.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8.96" calcext:value-type="float">
            <text:p>1188.9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65094" calcext:value-type="float">
            <text:p>17965094</text:p>
          </table:table-cell>
          <table:table-cell office:value-type="float" office:value="79.36" calcext:value-type="float">
            <text:p>79.3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36" calcext:value-type="float">
            <text:p>79.36</text:p>
          </table:table-cell>
          <table:table-cell office:value-type="float" office:value="1190.45" calcext:value-type="float">
            <text:p>1190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0.45" calcext:value-type="float">
            <text:p>1190.4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68948" calcext:value-type="float">
            <text:p>17968948</text:p>
          </table:table-cell>
          <table:table-cell office:value-type="float" office:value="79.46" calcext:value-type="float">
            <text:p>79.4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46" calcext:value-type="float">
            <text:p>79.46</text:p>
          </table:table-cell>
          <table:table-cell office:value-type="float" office:value="1191.91" calcext:value-type="float">
            <text:p>1191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1.91" calcext:value-type="float">
            <text:p>1191.9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73231" calcext:value-type="float">
            <text:p>17973231</text:p>
          </table:table-cell>
          <table:table-cell office:value-type="float" office:value="79.48" calcext:value-type="float">
            <text:p>79.48</text:p>
          </table:table-cell>
          <table:table-cell office:value-type="float" office:value="82.67" calcext:value-type="float">
            <text:p>82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48" calcext:value-type="float">
            <text:p>79.48</text:p>
          </table:table-cell>
          <table:table-cell office:value-type="float" office:value="1192.24" calcext:value-type="float">
            <text:p>1192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2.24" calcext:value-type="float">
            <text:p>1192.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77226" calcext:value-type="float">
            <text:p>17977226</text:p>
          </table:table-cell>
          <table:table-cell office:value-type="float" office:value="79.48" calcext:value-type="float">
            <text:p>79.48</text:p>
          </table:table-cell>
          <table:table-cell office:value-type="float" office:value="80.47" calcext:value-type="float">
            <text:p>8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48" calcext:value-type="float">
            <text:p>79.48</text:p>
          </table:table-cell>
          <table:table-cell office:value-type="float" office:value="1192.27" calcext:value-type="float">
            <text:p>1192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2.27" calcext:value-type="float">
            <text:p>1192.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81646" calcext:value-type="float">
            <text:p>17981646</text:p>
          </table:table-cell>
          <table:table-cell office:value-type="float" office:value="79.48" calcext:value-type="float">
            <text:p>79.48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48" calcext:value-type="float">
            <text:p>79.48</text:p>
          </table:table-cell>
          <table:table-cell office:value-type="float" office:value="1192.27" calcext:value-type="float">
            <text:p>1192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2.27" calcext:value-type="float">
            <text:p>1192.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85433" calcext:value-type="float">
            <text:p>17985433</text:p>
          </table:table-cell>
          <table:table-cell office:value-type="float" office:value="79.47" calcext:value-type="float">
            <text:p>79.47</text:p>
          </table:table-cell>
          <table:table-cell office:value-type="float" office:value="78.48" calcext:value-type="float">
            <text:p>78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47" calcext:value-type="float">
            <text:p>79.47</text:p>
          </table:table-cell>
          <table:table-cell office:value-type="float" office:value="1192.02" calcext:value-type="float">
            <text:p>1192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2.02" calcext:value-type="float">
            <text:p>1192.0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90131" calcext:value-type="float">
            <text:p>17990131</text:p>
          </table:table-cell>
          <table:table-cell office:value-type="float" office:value="79.49" calcext:value-type="float">
            <text:p>79.49</text:p>
          </table:table-cell>
          <table:table-cell office:value-type="float" office:value="81.84" calcext:value-type="float">
            <text:p>81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49" calcext:value-type="float">
            <text:p>79.49</text:p>
          </table:table-cell>
          <table:table-cell office:value-type="float" office:value="1192.29" calcext:value-type="float">
            <text:p>1192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2.29" calcext:value-type="float">
            <text:p>1192.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93786" calcext:value-type="float">
            <text:p>17993786</text:p>
          </table:table-cell>
          <table:table-cell office:value-type="float" office:value="79.56" calcext:value-type="float">
            <text:p>79.56</text:p>
          </table:table-cell>
          <table:table-cell office:value-type="float" office:value="87.63" calcext:value-type="float">
            <text:p>87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56" calcext:value-type="float">
            <text:p>79.56</text:p>
          </table:table-cell>
          <table:table-cell office:value-type="float" office:value="1193.42" calcext:value-type="float">
            <text:p>1193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3.42" calcext:value-type="float">
            <text:p>1193.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998351" calcext:value-type="float">
            <text:p>17998351</text:p>
          </table:table-cell>
          <table:table-cell office:value-type="float" office:value="79.62" calcext:value-type="float">
            <text:p>79.62</text:p>
          </table:table-cell>
          <table:table-cell office:value-type="float" office:value="85.61" calcext:value-type="float">
            <text:p>85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62" calcext:value-type="float">
            <text:p>79.62</text:p>
          </table:table-cell>
          <table:table-cell office:value-type="float" office:value="1194.29" calcext:value-type="float">
            <text:p>1194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4.29" calcext:value-type="float">
            <text:p>1194.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01963" calcext:value-type="float">
            <text:p>18001963</text:p>
          </table:table-cell>
          <table:table-cell office:value-type="float" office:value="79.72" calcext:value-type="float">
            <text:p>79.7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72" calcext:value-type="float">
            <text:p>79.72</text:p>
          </table:table-cell>
          <table:table-cell office:value-type="float" office:value="1195.81" calcext:value-type="float">
            <text:p>1195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5.81" calcext:value-type="float">
            <text:p>1195.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06088" calcext:value-type="float">
            <text:p>18006088</text:p>
          </table:table-cell>
          <table:table-cell office:value-type="float" office:value="79.82" calcext:value-type="float">
            <text:p>79.8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82" calcext:value-type="float">
            <text:p>79.82</text:p>
          </table:table-cell>
          <table:table-cell office:value-type="float" office:value="1197.3" calcext:value-type="float">
            <text:p>1197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7.3" calcext:value-type="float">
            <text:p>1197.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10063" calcext:value-type="float">
            <text:p>18010063</text:p>
          </table:table-cell>
          <table:table-cell office:value-type="float" office:value="79.92" calcext:value-type="float">
            <text:p>79.9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92" calcext:value-type="float">
            <text:p>79.92</text:p>
          </table:table-cell>
          <table:table-cell office:value-type="float" office:value="1198.74" calcext:value-type="float">
            <text:p>1198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8.74" calcext:value-type="float">
            <text:p>1198.7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14368" calcext:value-type="float">
            <text:p>18014368</text:p>
          </table:table-cell>
          <table:table-cell office:value-type="float" office:value="80.01" calcext:value-type="float">
            <text:p>80.0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01" calcext:value-type="float">
            <text:p>80.01</text:p>
          </table:table-cell>
          <table:table-cell office:value-type="float" office:value="1200.18" calcext:value-type="float">
            <text:p>1200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0.18" calcext:value-type="float">
            <text:p>1200.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18128" calcext:value-type="float">
            <text:p>18018128</text:p>
          </table:table-cell>
          <table:table-cell office:value-type="float" office:value="80.11" calcext:value-type="float">
            <text:p>80.1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11" calcext:value-type="float">
            <text:p>80.11</text:p>
          </table:table-cell>
          <table:table-cell office:value-type="float" office:value="1201.61" calcext:value-type="float">
            <text:p>1201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1.61" calcext:value-type="float">
            <text:p>1201.6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22100" calcext:value-type="float">
            <text:p>18022100</text:p>
          </table:table-cell>
          <table:table-cell office:value-type="float" office:value="80.2" calcext:value-type="float">
            <text:p>80.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2" calcext:value-type="float">
            <text:p>80.2</text:p>
          </table:table-cell>
          <table:table-cell office:value-type="float" office:value="1203.04" calcext:value-type="float">
            <text:p>1203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3.04" calcext:value-type="float">
            <text:p>1203.0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26086" calcext:value-type="float">
            <text:p>18026086</text:p>
          </table:table-cell>
          <table:table-cell office:value-type="float" office:value="80.3" calcext:value-type="float">
            <text:p>80.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3" calcext:value-type="float">
            <text:p>80.3</text:p>
          </table:table-cell>
          <table:table-cell office:value-type="float" office:value="1204.43" calcext:value-type="float">
            <text:p>1204.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4.43" calcext:value-type="float">
            <text:p>1204.4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31471" calcext:value-type="float">
            <text:p>18031471</text:p>
          </table:table-cell>
          <table:table-cell office:value-type="float" office:value="80.39" calcext:value-type="float">
            <text:p>80.3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39" calcext:value-type="float">
            <text:p>80.39</text:p>
          </table:table-cell>
          <table:table-cell office:value-type="float" office:value="1205.79" calcext:value-type="float">
            <text:p>1205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5.79" calcext:value-type="float">
            <text:p>1205.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35020" calcext:value-type="float">
            <text:p>18035020</text:p>
          </table:table-cell>
          <table:table-cell office:value-type="float" office:value="80.48" calcext:value-type="float">
            <text:p>80.4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48" calcext:value-type="float">
            <text:p>80.48</text:p>
          </table:table-cell>
          <table:table-cell office:value-type="float" office:value="1207.16" calcext:value-type="float">
            <text:p>1207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7.16" calcext:value-type="float">
            <text:p>1207.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39714" calcext:value-type="float">
            <text:p>18039714</text:p>
          </table:table-cell>
          <table:table-cell office:value-type="float" office:value="80.57" calcext:value-type="float">
            <text:p>80.5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57" calcext:value-type="float">
            <text:p>80.57</text:p>
          </table:table-cell>
          <table:table-cell office:value-type="float" office:value="1208.5" calcext:value-type="float">
            <text:p>1208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8.5" calcext:value-type="float">
            <text:p>1208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43320" calcext:value-type="float">
            <text:p>18043320</text:p>
          </table:table-cell>
          <table:table-cell office:value-type="float" office:value="80.65" calcext:value-type="float">
            <text:p>80.6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65" calcext:value-type="float">
            <text:p>80.65</text:p>
          </table:table-cell>
          <table:table-cell office:value-type="float" office:value="1209.81" calcext:value-type="float">
            <text:p>1209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9.81" calcext:value-type="float">
            <text:p>1209.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47671" calcext:value-type="float">
            <text:p>18047671</text:p>
          </table:table-cell>
          <table:table-cell office:value-type="float" office:value="80.69" calcext:value-type="float">
            <text:p>80.69</text:p>
          </table:table-cell>
          <table:table-cell office:value-type="float" office:value="84.86" calcext:value-type="float">
            <text:p>84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69" calcext:value-type="float">
            <text:p>80.69</text:p>
          </table:table-cell>
          <table:table-cell office:value-type="float" office:value="1210.32" calcext:value-type="float">
            <text:p>1210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0.32" calcext:value-type="float">
            <text:p>1210.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51600" calcext:value-type="float">
            <text:p>18051600</text:p>
          </table:table-cell>
          <table:table-cell office:value-type="float" office:value="80.72" calcext:value-type="float">
            <text:p>80.72</text:p>
          </table:table-cell>
          <table:table-cell office:value-type="float" office:value="84.48" calcext:value-type="float">
            <text:p>84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72" calcext:value-type="float">
            <text:p>80.72</text:p>
          </table:table-cell>
          <table:table-cell office:value-type="float" office:value="1210.77" calcext:value-type="float">
            <text:p>1210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0.77" calcext:value-type="float">
            <text:p>1210.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55991" calcext:value-type="float">
            <text:p>18055991</text:p>
          </table:table-cell>
          <table:table-cell office:value-type="float" office:value="80.73" calcext:value-type="float">
            <text:p>80.73</text:p>
          </table:table-cell>
          <table:table-cell office:value-type="float" office:value="82.5" calcext:value-type="float">
            <text:p>8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73" calcext:value-type="float">
            <text:p>80.73</text:p>
          </table:table-cell>
          <table:table-cell office:value-type="float" office:value="1210.92" calcext:value-type="float">
            <text:p>1210.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0.92" calcext:value-type="float">
            <text:p>1210.9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59840" calcext:value-type="float">
            <text:p>18059840</text:p>
          </table:table-cell>
          <table:table-cell office:value-type="float" office:value="80.72" calcext:value-type="float">
            <text:p>80.72</text:p>
          </table:table-cell>
          <table:table-cell office:value-type="float" office:value="80.77" calcext:value-type="float">
            <text:p>8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72" calcext:value-type="float">
            <text:p>80.72</text:p>
          </table:table-cell>
          <table:table-cell office:value-type="float" office:value="1210.82" calcext:value-type="float">
            <text:p>1210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0.82" calcext:value-type="float">
            <text:p>1210.8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65568" calcext:value-type="float">
            <text:p>18065568</text:p>
          </table:table-cell>
          <table:table-cell office:value-type="float" office:value="80.72" calcext:value-type="float">
            <text:p>80.72</text:p>
          </table:table-cell>
          <table:table-cell office:value-type="float" office:value="80.99" calcext:value-type="float">
            <text:p>8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72" calcext:value-type="float">
            <text:p>80.72</text:p>
          </table:table-cell>
          <table:table-cell office:value-type="float" office:value="1210.77" calcext:value-type="float">
            <text:p>1210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0.77" calcext:value-type="float">
            <text:p>1210.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69468" calcext:value-type="float">
            <text:p>18069468</text:p>
          </table:table-cell>
          <table:table-cell office:value-type="float" office:value="80.77" calcext:value-type="float">
            <text:p>80.77</text:p>
          </table:table-cell>
          <table:table-cell office:value-type="float" office:value="86.42" calcext:value-type="float">
            <text:p>86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77" calcext:value-type="float">
            <text:p>80.77</text:p>
          </table:table-cell>
          <table:table-cell office:value-type="float" office:value="1211.53" calcext:value-type="float">
            <text:p>1211.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1.53" calcext:value-type="float">
            <text:p>1211.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73826" calcext:value-type="float">
            <text:p>18073826</text:p>
          </table:table-cell>
          <table:table-cell office:value-type="float" office:value="80.86" calcext:value-type="float">
            <text:p>80.8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86" calcext:value-type="float">
            <text:p>80.86</text:p>
          </table:table-cell>
          <table:table-cell office:value-type="float" office:value="1212.83" calcext:value-type="float">
            <text:p>1212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2.83" calcext:value-type="float">
            <text:p>1212.8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77620" calcext:value-type="float">
            <text:p>18077620</text:p>
          </table:table-cell>
          <table:table-cell office:value-type="float" office:value="80.94" calcext:value-type="float">
            <text:p>80.9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94" calcext:value-type="float">
            <text:p>80.94</text:p>
          </table:table-cell>
          <table:table-cell office:value-type="float" office:value="1214.11" calcext:value-type="float">
            <text:p>1214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4.11" calcext:value-type="float">
            <text:p>1214.1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81531" calcext:value-type="float">
            <text:p>18081531</text:p>
          </table:table-cell>
          <table:table-cell office:value-type="float" office:value="81.03" calcext:value-type="float">
            <text:p>81.0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03" calcext:value-type="float">
            <text:p>81.03</text:p>
          </table:table-cell>
          <table:table-cell office:value-type="float" office:value="1215.38" calcext:value-type="float">
            <text:p>1215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5.38" calcext:value-type="float">
            <text:p>1215.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85788" calcext:value-type="float">
            <text:p>18085788</text:p>
          </table:table-cell>
          <table:table-cell office:value-type="float" office:value="81.11" calcext:value-type="float">
            <text:p>81.1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11" calcext:value-type="float">
            <text:p>81.11</text:p>
          </table:table-cell>
          <table:table-cell office:value-type="float" office:value="1216.64" calcext:value-type="float">
            <text:p>1216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6.64" calcext:value-type="float">
            <text:p>1216.6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89946" calcext:value-type="float">
            <text:p>18089946</text:p>
          </table:table-cell>
          <table:table-cell office:value-type="float" office:value="81.19" calcext:value-type="float">
            <text:p>81.1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19" calcext:value-type="float">
            <text:p>81.19</text:p>
          </table:table-cell>
          <table:table-cell office:value-type="float" office:value="1217.9" calcext:value-type="float">
            <text:p>1217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7.9" calcext:value-type="float">
            <text:p>1217.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93755" calcext:value-type="float">
            <text:p>18093755</text:p>
          </table:table-cell>
          <table:table-cell office:value-type="float" office:value="81.28" calcext:value-type="float">
            <text:p>81.2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28" calcext:value-type="float">
            <text:p>81.28</text:p>
          </table:table-cell>
          <table:table-cell office:value-type="float" office:value="1219.15" calcext:value-type="float">
            <text:p>1219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9.15" calcext:value-type="float">
            <text:p>1219.1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098191" calcext:value-type="float">
            <text:p>18098191</text:p>
          </table:table-cell>
          <table:table-cell office:value-type="float" office:value="81.36" calcext:value-type="float">
            <text:p>81.3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36" calcext:value-type="float">
            <text:p>81.36</text:p>
          </table:table-cell>
          <table:table-cell office:value-type="float" office:value="1220.4" calcext:value-type="float">
            <text:p>122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0.4" calcext:value-type="float">
            <text:p>1220.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01806" calcext:value-type="float">
            <text:p>18101806</text:p>
          </table:table-cell>
          <table:table-cell office:value-type="float" office:value="81.44" calcext:value-type="float">
            <text:p>81.4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44" calcext:value-type="float">
            <text:p>81.44</text:p>
          </table:table-cell>
          <table:table-cell office:value-type="float" office:value="1221.61" calcext:value-type="float">
            <text:p>1221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1.61" calcext:value-type="float">
            <text:p>1221.6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06506" calcext:value-type="float">
            <text:p>18106506</text:p>
          </table:table-cell>
          <table:table-cell office:value-type="float" office:value="81.52" calcext:value-type="float">
            <text:p>81.5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52" calcext:value-type="float">
            <text:p>81.52</text:p>
          </table:table-cell>
          <table:table-cell office:value-type="float" office:value="1222.82" calcext:value-type="float">
            <text:p>1222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2.82" calcext:value-type="float">
            <text:p>1222.8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10346" calcext:value-type="float">
            <text:p>18110346</text:p>
          </table:table-cell>
          <table:table-cell office:value-type="float" office:value="81.53" calcext:value-type="float">
            <text:p>81.53</text:p>
          </table:table-cell>
          <table:table-cell office:value-type="float" office:value="83.12" calcext:value-type="float">
            <text:p>83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53" calcext:value-type="float">
            <text:p>81.53</text:p>
          </table:table-cell>
          <table:table-cell office:value-type="float" office:value="1222.98" calcext:value-type="float">
            <text:p>1222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2.98" calcext:value-type="float">
            <text:p>1222.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14888" calcext:value-type="float">
            <text:p>18114888</text:p>
          </table:table-cell>
          <table:table-cell office:value-type="float" office:value="81.53" calcext:value-type="float">
            <text:p>81.53</text:p>
          </table:table-cell>
          <table:table-cell office:value-type="float" office:value="81.69" calcext:value-type="float">
            <text:p>81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53" calcext:value-type="float">
            <text:p>81.53</text:p>
          </table:table-cell>
          <table:table-cell office:value-type="float" office:value="1222.92" calcext:value-type="float">
            <text:p>1222.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2.92" calcext:value-type="float">
            <text:p>1222.9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18648" calcext:value-type="float">
            <text:p>18118648</text:p>
          </table:table-cell>
          <table:table-cell office:value-type="float" office:value="81.51" calcext:value-type="float">
            <text:p>81.51</text:p>
          </table:table-cell>
          <table:table-cell office:value-type="float" office:value="80.6" calcext:value-type="float">
            <text:p>8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51" calcext:value-type="float">
            <text:p>81.51</text:p>
          </table:table-cell>
          <table:table-cell office:value-type="float" office:value="1222.69" calcext:value-type="float">
            <text:p>1222.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2.69" calcext:value-type="float">
            <text:p>1222.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23080" calcext:value-type="float">
            <text:p>18123080</text:p>
          </table:table-cell>
          <table:table-cell office:value-type="float" office:value="81.46" calcext:value-type="float">
            <text:p>81.46</text:p>
          </table:table-cell>
          <table:table-cell office:value-type="float" office:value="77.16" calcext:value-type="float">
            <text:p>77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46" calcext:value-type="float">
            <text:p>81.46</text:p>
          </table:table-cell>
          <table:table-cell office:value-type="float" office:value="1221.95" calcext:value-type="float">
            <text:p>1221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1.95" calcext:value-type="float">
            <text:p>1221.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27020" calcext:value-type="float">
            <text:p>18127020</text:p>
          </table:table-cell>
          <table:table-cell office:value-type="float" office:value="81.41" calcext:value-type="float">
            <text:p>81.41</text:p>
          </table:table-cell>
          <table:table-cell office:value-type="float" office:value="76.48" calcext:value-type="float">
            <text:p>76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41" calcext:value-type="float">
            <text:p>81.41</text:p>
          </table:table-cell>
          <table:table-cell office:value-type="float" office:value="1221.12" calcext:value-type="float">
            <text:p>1221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1.12" calcext:value-type="float">
            <text:p>1221.1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31460" calcext:value-type="float">
            <text:p>18131460</text:p>
          </table:table-cell>
          <table:table-cell office:value-type="float" office:value="81.35" calcext:value-type="float">
            <text:p>81.35</text:p>
          </table:table-cell>
          <table:table-cell office:value-type="float" office:value="76.48" calcext:value-type="float">
            <text:p>76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35" calcext:value-type="float">
            <text:p>81.35</text:p>
          </table:table-cell>
          <table:table-cell office:value-type="float" office:value="1220.3" calcext:value-type="float">
            <text:p>122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0.3" calcext:value-type="float">
            <text:p>1220.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35283" calcext:value-type="float">
            <text:p>18135283</text:p>
          </table:table-cell>
          <table:table-cell office:value-type="float" office:value="81.3" calcext:value-type="float">
            <text:p>81.3</text:p>
          </table:table-cell>
          <table:table-cell office:value-type="float" office:value="76.84" calcext:value-type="float">
            <text:p>76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3" calcext:value-type="float">
            <text:p>81.3</text:p>
          </table:table-cell>
          <table:table-cell office:value-type="float" office:value="1219.54" calcext:value-type="float">
            <text:p>1219.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9.54" calcext:value-type="float">
            <text:p>1219.5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39866" calcext:value-type="float">
            <text:p>18139866</text:p>
          </table:table-cell>
          <table:table-cell office:value-type="float" office:value="81.26" calcext:value-type="float">
            <text:p>81.26</text:p>
          </table:table-cell>
          <table:table-cell office:value-type="float" office:value="78.17" calcext:value-type="float">
            <text:p>78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26" calcext:value-type="float">
            <text:p>81.26</text:p>
          </table:table-cell>
          <table:table-cell office:value-type="float" office:value="1218.96" calcext:value-type="float">
            <text:p>1218.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8.96" calcext:value-type="float">
            <text:p>1218.9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43600" calcext:value-type="float">
            <text:p>18143600</text:p>
          </table:table-cell>
          <table:table-cell office:value-type="float" office:value="81.23" calcext:value-type="float">
            <text:p>81.23</text:p>
          </table:table-cell>
          <table:table-cell office:value-type="float" office:value="78.62" calcext:value-type="float">
            <text:p>78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23" calcext:value-type="float">
            <text:p>81.23</text:p>
          </table:table-cell>
          <table:table-cell office:value-type="float" office:value="1218.4" calcext:value-type="float">
            <text:p>1218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8.4" calcext:value-type="float">
            <text:p>1218.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48228" calcext:value-type="float">
            <text:p>18148228</text:p>
          </table:table-cell>
          <table:table-cell office:value-type="float" office:value="81.17" calcext:value-type="float">
            <text:p>81.17</text:p>
          </table:table-cell>
          <table:table-cell office:value-type="float" office:value="76.63" calcext:value-type="float">
            <text:p>76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17" calcext:value-type="float">
            <text:p>81.17</text:p>
          </table:table-cell>
          <table:table-cell office:value-type="float" office:value="1217.55" calcext:value-type="float">
            <text:p>1217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7.55" calcext:value-type="float">
            <text:p>1217.5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52020" calcext:value-type="float">
            <text:p>18152020</text:p>
          </table:table-cell>
          <table:table-cell office:value-type="float" office:value="81.1" calcext:value-type="float">
            <text:p>81.1</text:p>
          </table:table-cell>
          <table:table-cell office:value-type="float" office:value="75.7" calcext:value-type="float">
            <text:p>7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1" calcext:value-type="float">
            <text:p>81.1</text:p>
          </table:table-cell>
          <table:table-cell office:value-type="float" office:value="1216.57" calcext:value-type="float">
            <text:p>1216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6.57" calcext:value-type="float">
            <text:p>1216.5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56588" calcext:value-type="float">
            <text:p>18156588</text:p>
          </table:table-cell>
          <table:table-cell office:value-type="float" office:value="81.03" calcext:value-type="float">
            <text:p>81.03</text:p>
          </table:table-cell>
          <table:table-cell office:value-type="float" office:value="74.37" calcext:value-type="float">
            <text:p>74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03" calcext:value-type="float">
            <text:p>81.03</text:p>
          </table:table-cell>
          <table:table-cell office:value-type="float" office:value="1215.4" calcext:value-type="float">
            <text:p>1215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5.4" calcext:value-type="float">
            <text:p>1215.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60433" calcext:value-type="float">
            <text:p>18160433</text:p>
          </table:table-cell>
          <table:table-cell office:value-type="float" office:value="80.95" calcext:value-type="float">
            <text:p>80.95</text:p>
          </table:table-cell>
          <table:table-cell office:value-type="float" office:value="74.16" calcext:value-type="float">
            <text:p>74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95" calcext:value-type="float">
            <text:p>80.95</text:p>
          </table:table-cell>
          <table:table-cell office:value-type="float" office:value="1214.22" calcext:value-type="float">
            <text:p>1214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4.22" calcext:value-type="float">
            <text:p>1214.2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64826" calcext:value-type="float">
            <text:p>18164826</text:p>
          </table:table-cell>
          <table:table-cell office:value-type="float" office:value="80.86" calcext:value-type="float">
            <text:p>80.86</text:p>
          </table:table-cell>
          <table:table-cell office:value-type="float" office:value="72.98" calcext:value-type="float">
            <text:p>72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86" calcext:value-type="float">
            <text:p>80.86</text:p>
          </table:table-cell>
          <table:table-cell office:value-type="float" office:value="1212.89" calcext:value-type="float">
            <text:p>1212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2.89" calcext:value-type="float">
            <text:p>1212.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68846" calcext:value-type="float">
            <text:p>18168846</text:p>
          </table:table-cell>
          <table:table-cell office:value-type="float" office:value="80.78" calcext:value-type="float">
            <text:p>80.78</text:p>
          </table:table-cell>
          <table:table-cell office:value-type="float" office:value="73.36" calcext:value-type="float">
            <text:p>73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78" calcext:value-type="float">
            <text:p>80.78</text:p>
          </table:table-cell>
          <table:table-cell office:value-type="float" office:value="1211.66" calcext:value-type="float">
            <text:p>1211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1.66" calcext:value-type="float">
            <text:p>1211.6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73443" calcext:value-type="float">
            <text:p>18173443</text:p>
          </table:table-cell>
          <table:table-cell office:value-type="float" office:value="80.72" calcext:value-type="float">
            <text:p>80.72</text:p>
          </table:table-cell>
          <table:table-cell office:value-type="float" office:value="75.67" calcext:value-type="float">
            <text:p>75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72" calcext:value-type="float">
            <text:p>80.72</text:p>
          </table:table-cell>
          <table:table-cell office:value-type="float" office:value="1210.75" calcext:value-type="float">
            <text:p>1210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0.75" calcext:value-type="float">
            <text:p>1210.7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77288" calcext:value-type="float">
            <text:p>18177288</text:p>
          </table:table-cell>
          <table:table-cell office:value-type="float" office:value="80.68" calcext:value-type="float">
            <text:p>80.68</text:p>
          </table:table-cell>
          <table:table-cell office:value-type="float" office:value="78.24" calcext:value-type="float">
            <text:p>78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68" calcext:value-type="float">
            <text:p>80.68</text:p>
          </table:table-cell>
          <table:table-cell office:value-type="float" office:value="1210.21" calcext:value-type="float">
            <text:p>1210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0.21" calcext:value-type="float">
            <text:p>1210.2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81614" calcext:value-type="float">
            <text:p>18181614</text:p>
          </table:table-cell>
          <table:table-cell office:value-type="float" office:value="80.64" calcext:value-type="float">
            <text:p>80.6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64" calcext:value-type="float">
            <text:p>80.64</text:p>
          </table:table-cell>
          <table:table-cell office:value-type="float" office:value="1209.63" calcext:value-type="float">
            <text:p>1209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9.63" calcext:value-type="float">
            <text:p>1209.6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85455" calcext:value-type="float">
            <text:p>18185455</text:p>
          </table:table-cell>
          <table:table-cell office:value-type="float" office:value="80.59" calcext:value-type="float">
            <text:p>80.59</text:p>
          </table:table-cell>
          <table:table-cell office:value-type="float" office:value="76.84" calcext:value-type="float">
            <text:p>76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59" calcext:value-type="float">
            <text:p>80.59</text:p>
          </table:table-cell>
          <table:table-cell office:value-type="float" office:value="1208.87" calcext:value-type="float">
            <text:p>1208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8.87" calcext:value-type="float">
            <text:p>1208.8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89894" calcext:value-type="float">
            <text:p>18189894</text:p>
          </table:table-cell>
          <table:table-cell office:value-type="float" office:value="80.53" calcext:value-type="float">
            <text:p>80.53</text:p>
          </table:table-cell>
          <table:table-cell office:value-type="float" office:value="75.92" calcext:value-type="float">
            <text:p>75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53" calcext:value-type="float">
            <text:p>80.53</text:p>
          </table:table-cell>
          <table:table-cell office:value-type="float" office:value="1207.98" calcext:value-type="float">
            <text:p>1207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7.98" calcext:value-type="float">
            <text:p>1207.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93748" calcext:value-type="float">
            <text:p>18193748</text:p>
          </table:table-cell>
          <table:table-cell office:value-type="float" office:value="80.48" calcext:value-type="float">
            <text:p>80.48</text:p>
          </table:table-cell>
          <table:table-cell office:value-type="float" office:value="76.36" calcext:value-type="float">
            <text:p>76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48" calcext:value-type="float">
            <text:p>80.48</text:p>
          </table:table-cell>
          <table:table-cell office:value-type="float" office:value="1207.18" calcext:value-type="float">
            <text:p>1207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7.18" calcext:value-type="float">
            <text:p>1207.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197986" calcext:value-type="float">
            <text:p>18197986</text:p>
          </table:table-cell>
          <table:table-cell office:value-type="float" office:value="80.44" calcext:value-type="float">
            <text:p>80.44</text:p>
          </table:table-cell>
          <table:table-cell office:value-type="float" office:value="77.47" calcext:value-type="float">
            <text:p>77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44" calcext:value-type="float">
            <text:p>80.44</text:p>
          </table:table-cell>
          <table:table-cell office:value-type="float" office:value="1206.58" calcext:value-type="float">
            <text:p>1206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6.58" calcext:value-type="float">
            <text:p>1206.5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02386" calcext:value-type="float">
            <text:p>18202386</text:p>
          </table:table-cell>
          <table:table-cell office:value-type="float" office:value="80.4" calcext:value-type="float">
            <text:p>80.4</text:p>
          </table:table-cell>
          <table:table-cell office:value-type="float" office:value="77.77" calcext:value-type="float">
            <text:p>77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4" calcext:value-type="float">
            <text:p>80.4</text:p>
          </table:table-cell>
          <table:table-cell office:value-type="float" office:value="1206.04" calcext:value-type="float">
            <text:p>1206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6.04" calcext:value-type="float">
            <text:p>1206.0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06986" calcext:value-type="float">
            <text:p>18206986</text:p>
          </table:table-cell>
          <table:table-cell office:value-type="float" office:value="80.34" calcext:value-type="float">
            <text:p>80.34</text:p>
          </table:table-cell>
          <table:table-cell office:value-type="float" office:value="75.06" calcext:value-type="float">
            <text:p>75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34" calcext:value-type="float">
            <text:p>80.34</text:p>
          </table:table-cell>
          <table:table-cell office:value-type="float" office:value="1205.13" calcext:value-type="float">
            <text:p>1205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5.13" calcext:value-type="float">
            <text:p>1205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10820" calcext:value-type="float">
            <text:p>18210820</text:p>
          </table:table-cell>
          <table:table-cell office:value-type="float" office:value="80.27" calcext:value-type="float">
            <text:p>80.27</text:p>
          </table:table-cell>
          <table:table-cell office:value-type="float" office:value="73.73" calcext:value-type="float">
            <text:p>7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27" calcext:value-type="float">
            <text:p>80.27</text:p>
          </table:table-cell>
          <table:table-cell office:value-type="float" office:value="1204.03" calcext:value-type="float">
            <text:p>1204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4.03" calcext:value-type="float">
            <text:p>1204.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15254" calcext:value-type="float">
            <text:p>18215254</text:p>
          </table:table-cell>
          <table:table-cell office:value-type="float" office:value="80.22" calcext:value-type="float">
            <text:p>80.22</text:p>
          </table:table-cell>
          <table:table-cell office:value-type="float" office:value="76.42" calcext:value-type="float">
            <text:p>76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22" calcext:value-type="float">
            <text:p>80.22</text:p>
          </table:table-cell>
          <table:table-cell office:value-type="float" office:value="1203.34" calcext:value-type="float">
            <text:p>1203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3.34" calcext:value-type="float">
            <text:p>1203.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19163" calcext:value-type="float">
            <text:p>18219163</text:p>
          </table:table-cell>
          <table:table-cell office:value-type="float" office:value="80.21" calcext:value-type="float">
            <text:p>80.21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21" calcext:value-type="float">
            <text:p>80.21</text:p>
          </table:table-cell>
          <table:table-cell office:value-type="float" office:value="1203.16" calcext:value-type="float">
            <text:p>1203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3.16" calcext:value-type="float">
            <text:p>1203.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23563" calcext:value-type="float">
            <text:p>18223563</text:p>
          </table:table-cell>
          <table:table-cell office:value-type="float" office:value="80.3" calcext:value-type="float">
            <text:p>80.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3" calcext:value-type="float">
            <text:p>80.3</text:p>
          </table:table-cell>
          <table:table-cell office:value-type="float" office:value="1204.47" calcext:value-type="float">
            <text:p>1204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4.47" calcext:value-type="float">
            <text:p>1204.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27326" calcext:value-type="float">
            <text:p>18227326</text:p>
          </table:table-cell>
          <table:table-cell office:value-type="float" office:value="80.35" calcext:value-type="float">
            <text:p>80.35</text:p>
          </table:table-cell>
          <table:table-cell office:value-type="float" office:value="86.9" calcext:value-type="float">
            <text:p>8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35" calcext:value-type="float">
            <text:p>80.35</text:p>
          </table:table-cell>
          <table:table-cell office:value-type="float" office:value="1205.3" calcext:value-type="float">
            <text:p>120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5.3" calcext:value-type="float">
            <text:p>1205.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31834" calcext:value-type="float">
            <text:p>18231834</text:p>
          </table:table-cell>
          <table:table-cell office:value-type="float" office:value="80.34" calcext:value-type="float">
            <text:p>80.34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34" calcext:value-type="float">
            <text:p>80.34</text:p>
          </table:table-cell>
          <table:table-cell office:value-type="float" office:value="1205.07" calcext:value-type="float">
            <text:p>1205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5.07" calcext:value-type="float">
            <text:p>1205.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35546" calcext:value-type="float">
            <text:p>18235546</text:p>
          </table:table-cell>
          <table:table-cell office:value-type="float" office:value="80.28" calcext:value-type="float">
            <text:p>80.28</text:p>
          </table:table-cell>
          <table:table-cell office:value-type="float" office:value="75.81" calcext:value-type="float">
            <text:p>75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28" calcext:value-type="float">
            <text:p>80.28</text:p>
          </table:table-cell>
          <table:table-cell office:value-type="float" office:value="1204.24" calcext:value-type="float">
            <text:p>1204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4.24" calcext:value-type="float">
            <text:p>1204.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40028" calcext:value-type="float">
            <text:p>18240028</text:p>
          </table:table-cell>
          <table:table-cell office:value-type="float" office:value="80.21" calcext:value-type="float">
            <text:p>80.21</text:p>
          </table:table-cell>
          <table:table-cell office:value-type="float" office:value="73.96" calcext:value-type="float">
            <text:p>73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21" calcext:value-type="float">
            <text:p>80.21</text:p>
          </table:table-cell>
          <table:table-cell office:value-type="float" office:value="1203.19" calcext:value-type="float">
            <text:p>1203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3.19" calcext:value-type="float">
            <text:p>1203.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43786" calcext:value-type="float">
            <text:p>18243786</text:p>
          </table:table-cell>
          <table:table-cell office:value-type="float" office:value="80.13" calcext:value-type="float">
            <text:p>80.13</text:p>
          </table:table-cell>
          <table:table-cell office:value-type="float" office:value="72.41" calcext:value-type="float">
            <text:p>72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13" calcext:value-type="float">
            <text:p>80.13</text:p>
          </table:table-cell>
          <table:table-cell office:value-type="float" office:value="1201.97" calcext:value-type="float">
            <text:p>1201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1.97" calcext:value-type="float">
            <text:p>1201.9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48354" calcext:value-type="float">
            <text:p>18248354</text:p>
          </table:table-cell>
          <table:table-cell office:value-type="float" office:value="80.06" calcext:value-type="float">
            <text:p>80.06</text:p>
          </table:table-cell>
          <table:table-cell office:value-type="float" office:value="72.69" calcext:value-type="float">
            <text:p>72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06" calcext:value-type="float">
            <text:p>80.06</text:p>
          </table:table-cell>
          <table:table-cell office:value-type="float" office:value="1200.84" calcext:value-type="float">
            <text:p>1200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0.84" calcext:value-type="float">
            <text:p>1200.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51924" calcext:value-type="float">
            <text:p>18251924</text:p>
          </table:table-cell>
          <table:table-cell office:value-type="float" office:value="80.01" calcext:value-type="float">
            <text:p>80.01</text:p>
          </table:table-cell>
          <table:table-cell office:value-type="float" office:value="74.79" calcext:value-type="float">
            <text:p>74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01" calcext:value-type="float">
            <text:p>80.01</text:p>
          </table:table-cell>
          <table:table-cell office:value-type="float" office:value="1200.08" calcext:value-type="float">
            <text:p>1200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0.08" calcext:value-type="float">
            <text:p>1200.0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56494" calcext:value-type="float">
            <text:p>18256494</text:p>
          </table:table-cell>
          <table:table-cell office:value-type="float" office:value="79.98" calcext:value-type="float">
            <text:p>79.98</text:p>
          </table:table-cell>
          <table:table-cell office:value-type="float" office:value="76.97" calcext:value-type="float">
            <text:p>76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1199.66" calcext:value-type="float">
            <text:p>1199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9.66" calcext:value-type="float">
            <text:p>1199.6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60694" calcext:value-type="float">
            <text:p>18260694</text:p>
          </table:table-cell>
          <table:table-cell office:value-type="float" office:value="79.95" calcext:value-type="float">
            <text:p>79.95</text:p>
          </table:table-cell>
          <table:table-cell office:value-type="float" office:value="76.88" calcext:value-type="float">
            <text:p>76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95" calcext:value-type="float">
            <text:p>79.95</text:p>
          </table:table-cell>
          <table:table-cell office:value-type="float" office:value="1199.25" calcext:value-type="float">
            <text:p>1199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9.25" calcext:value-type="float">
            <text:p>1199.2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65051" calcext:value-type="float">
            <text:p>18265051</text:p>
          </table:table-cell>
          <table:table-cell office:value-type="float" office:value="79.9" calcext:value-type="float">
            <text:p>79.9</text:p>
          </table:table-cell>
          <table:table-cell office:value-type="float" office:value="74.98" calcext:value-type="float">
            <text:p>74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9" calcext:value-type="float">
            <text:p>79.9</text:p>
          </table:table-cell>
          <table:table-cell office:value-type="float" office:value="1198.57" calcext:value-type="float">
            <text:p>1198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8.57" calcext:value-type="float">
            <text:p>1198.5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69903" calcext:value-type="float">
            <text:p>18269903</text:p>
          </table:table-cell>
          <table:table-cell office:value-type="float" office:value="79.88" calcext:value-type="float">
            <text:p>79.88</text:p>
          </table:table-cell>
          <table:table-cell office:value-type="float" office:value="77.25" calcext:value-type="float">
            <text:p>77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88" calcext:value-type="float">
            <text:p>79.88</text:p>
          </table:table-cell>
          <table:table-cell office:value-type="float" office:value="1198.24" calcext:value-type="float">
            <text:p>1198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8.24" calcext:value-type="float">
            <text:p>1198.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74506" calcext:value-type="float">
            <text:p>18274506</text:p>
          </table:table-cell>
          <table:table-cell office:value-type="float" office:value="79.92" calcext:value-type="float">
            <text:p>79.92</text:p>
          </table:table-cell>
          <table:table-cell office:value-type="float" office:value="82.89" calcext:value-type="float">
            <text:p>82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92" calcext:value-type="float">
            <text:p>79.92</text:p>
          </table:table-cell>
          <table:table-cell office:value-type="float" office:value="1198.73" calcext:value-type="float">
            <text:p>1198.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8.73" calcext:value-type="float">
            <text:p>1198.7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78180" calcext:value-type="float">
            <text:p>18278180</text:p>
          </table:table-cell>
          <table:table-cell office:value-type="float" office:value="80.02" calcext:value-type="float">
            <text:p>80.0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02" calcext:value-type="float">
            <text:p>80.02</text:p>
          </table:table-cell>
          <table:table-cell office:value-type="float" office:value="1200.24" calcext:value-type="float">
            <text:p>1200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0.24" calcext:value-type="float">
            <text:p>1200.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82422" calcext:value-type="float">
            <text:p>18282422</text:p>
          </table:table-cell>
          <table:table-cell office:value-type="float" office:value="80.11" calcext:value-type="float">
            <text:p>80.1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11" calcext:value-type="float">
            <text:p>80.11</text:p>
          </table:table-cell>
          <table:table-cell office:value-type="float" office:value="1201.69" calcext:value-type="float">
            <text:p>1201.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1.69" calcext:value-type="float">
            <text:p>1201.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86180" calcext:value-type="float">
            <text:p>18286180</text:p>
          </table:table-cell>
          <table:table-cell office:value-type="float" office:value="80.21" calcext:value-type="float">
            <text:p>80.2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21" calcext:value-type="float">
            <text:p>80.21</text:p>
          </table:table-cell>
          <table:table-cell office:value-type="float" office:value="1203.08" calcext:value-type="float">
            <text:p>1203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3.08" calcext:value-type="float">
            <text:p>1203.0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90666" calcext:value-type="float">
            <text:p>18290666</text:p>
          </table:table-cell>
          <table:table-cell office:value-type="float" office:value="80.3" calcext:value-type="float">
            <text:p>80.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3" calcext:value-type="float">
            <text:p>80.3</text:p>
          </table:table-cell>
          <table:table-cell office:value-type="float" office:value="1204.43" calcext:value-type="float">
            <text:p>1204.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4.43" calcext:value-type="float">
            <text:p>1204.4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94295" calcext:value-type="float">
            <text:p>18294295</text:p>
          </table:table-cell>
          <table:table-cell office:value-type="float" office:value="80.39" calcext:value-type="float">
            <text:p>80.3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39" calcext:value-type="float">
            <text:p>80.39</text:p>
          </table:table-cell>
          <table:table-cell office:value-type="float" office:value="1205.78" calcext:value-type="float">
            <text:p>1205.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5.78" calcext:value-type="float">
            <text:p>1205.7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298666" calcext:value-type="float">
            <text:p>18298666</text:p>
          </table:table-cell>
          <table:table-cell office:value-type="float" office:value="80.47" calcext:value-type="float">
            <text:p>80.4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47" calcext:value-type="float">
            <text:p>80.47</text:p>
          </table:table-cell>
          <table:table-cell office:value-type="float" office:value="1207.07" calcext:value-type="float">
            <text:p>1207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7.07" calcext:value-type="float">
            <text:p>1207.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02543" calcext:value-type="float">
            <text:p>18302543</text:p>
          </table:table-cell>
          <table:table-cell office:value-type="float" office:value="80.55" calcext:value-type="float">
            <text:p>80.5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55" calcext:value-type="float">
            <text:p>80.55</text:p>
          </table:table-cell>
          <table:table-cell office:value-type="float" office:value="1208.3" calcext:value-type="float">
            <text:p>1208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8.3" calcext:value-type="float">
            <text:p>1208.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06786" calcext:value-type="float">
            <text:p>18306786</text:p>
          </table:table-cell>
          <table:table-cell office:value-type="float" office:value="80.64" calcext:value-type="float">
            <text:p>80.6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64" calcext:value-type="float">
            <text:p>80.64</text:p>
          </table:table-cell>
          <table:table-cell office:value-type="float" office:value="1209.53" calcext:value-type="float">
            <text:p>1209.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9.53" calcext:value-type="float">
            <text:p>1209.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10575" calcext:value-type="float">
            <text:p>18310575</text:p>
          </table:table-cell>
          <table:table-cell office:value-type="float" office:value="80.72" calcext:value-type="float">
            <text:p>80.7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72" calcext:value-type="float">
            <text:p>80.72</text:p>
          </table:table-cell>
          <table:table-cell office:value-type="float" office:value="1210.74" calcext:value-type="float">
            <text:p>1210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0.74" calcext:value-type="float">
            <text:p>1210.7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14986" calcext:value-type="float">
            <text:p>18314986</text:p>
          </table:table-cell>
          <table:table-cell office:value-type="float" office:value="80.79" calcext:value-type="float">
            <text:p>80.7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79" calcext:value-type="float">
            <text:p>80.79</text:p>
          </table:table-cell>
          <table:table-cell office:value-type="float" office:value="1211.91" calcext:value-type="float">
            <text:p>1211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1.91" calcext:value-type="float">
            <text:p>1211.9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18848" calcext:value-type="float">
            <text:p>18318848</text:p>
          </table:table-cell>
          <table:table-cell office:value-type="float" office:value="80.78" calcext:value-type="float">
            <text:p>80.78</text:p>
          </table:table-cell>
          <table:table-cell office:value-type="float" office:value="81.31" calcext:value-type="float">
            <text:p>81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78" calcext:value-type="float">
            <text:p>80.78</text:p>
          </table:table-cell>
          <table:table-cell office:value-type="float" office:value="1211.76" calcext:value-type="float">
            <text:p>1211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1.76" calcext:value-type="float">
            <text:p>1211.7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23433" calcext:value-type="float">
            <text:p>18323433</text:p>
          </table:table-cell>
          <table:table-cell office:value-type="float" office:value="80.75" calcext:value-type="float">
            <text:p>80.75</text:p>
          </table:table-cell>
          <table:table-cell office:value-type="float" office:value="78.62" calcext:value-type="float">
            <text:p>78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75" calcext:value-type="float">
            <text:p>80.75</text:p>
          </table:table-cell>
          <table:table-cell office:value-type="float" office:value="1211.22" calcext:value-type="float">
            <text:p>1211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1.22" calcext:value-type="float">
            <text:p>1211.2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27163" calcext:value-type="float">
            <text:p>18327163</text:p>
          </table:table-cell>
          <table:table-cell office:value-type="float" office:value="80.7" calcext:value-type="float">
            <text:p>80.7</text:p>
          </table:table-cell>
          <table:table-cell office:value-type="float" office:value="76.78" calcext:value-type="float">
            <text:p>76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7" calcext:value-type="float">
            <text:p>80.7</text:p>
          </table:table-cell>
          <table:table-cell office:value-type="float" office:value="1210.45" calcext:value-type="float">
            <text:p>1210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0.45" calcext:value-type="float">
            <text:p>1210.4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31728" calcext:value-type="float">
            <text:p>18331728</text:p>
          </table:table-cell>
          <table:table-cell office:value-type="float" office:value="80.6" calcext:value-type="float">
            <text:p>80.6</text:p>
          </table:table-cell>
          <table:table-cell office:value-type="float" office:value="72.39" calcext:value-type="float">
            <text:p>72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6" calcext:value-type="float">
            <text:p>80.6</text:p>
          </table:table-cell>
          <table:table-cell office:value-type="float" office:value="1209.07" calcext:value-type="float">
            <text:p>1209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9.07" calcext:value-type="float">
            <text:p>1209.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35448" calcext:value-type="float">
            <text:p>18335448</text:p>
          </table:table-cell>
          <table:table-cell office:value-type="float" office:value="80.5" calcext:value-type="float">
            <text:p>80.5</text:p>
          </table:table-cell>
          <table:table-cell office:value-type="float" office:value="70.52" calcext:value-type="float">
            <text:p>7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5" calcext:value-type="float">
            <text:p>80.5</text:p>
          </table:table-cell>
          <table:table-cell office:value-type="float" office:value="1207.46" calcext:value-type="float">
            <text:p>1207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7.46" calcext:value-type="float">
            <text:p>1207.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40054" calcext:value-type="float">
            <text:p>18340054</text:p>
          </table:table-cell>
          <table:table-cell office:value-type="float" office:value="80.39" calcext:value-type="float">
            <text:p>80.39</text:p>
          </table:table-cell>
          <table:table-cell office:value-type="float" office:value="69.88" calcext:value-type="float">
            <text:p>69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39" calcext:value-type="float">
            <text:p>80.39</text:p>
          </table:table-cell>
          <table:table-cell office:value-type="float" office:value="1205.8" calcext:value-type="float">
            <text:p>1205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5.8" calcext:value-type="float">
            <text:p>1205.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43786" calcext:value-type="float">
            <text:p>18343786</text:p>
          </table:table-cell>
          <table:table-cell office:value-type="float" office:value="80.25" calcext:value-type="float">
            <text:p>80.25</text:p>
          </table:table-cell>
          <table:table-cell office:value-type="float" office:value="66.88" calcext:value-type="float">
            <text:p>66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25" calcext:value-type="float">
            <text:p>80.25</text:p>
          </table:table-cell>
          <table:table-cell office:value-type="float" office:value="1203.78" calcext:value-type="float">
            <text:p>1203.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3.78" calcext:value-type="float">
            <text:p>1203.7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48368" calcext:value-type="float">
            <text:p>18348368</text:p>
          </table:table-cell>
          <table:table-cell office:value-type="float" office:value="80.1" calcext:value-type="float">
            <text:p>80.1</text:p>
          </table:table-cell>
          <table:table-cell office:value-type="float" office:value="64.71" calcext:value-type="float">
            <text:p>64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201.57" calcext:value-type="float">
            <text:p>1201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1.57" calcext:value-type="float">
            <text:p>1201.5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52123" calcext:value-type="float">
            <text:p>18352123</text:p>
          </table:table-cell>
          <table:table-cell office:value-type="float" office:value="79.96" calcext:value-type="float">
            <text:p>79.96</text:p>
          </table:table-cell>
          <table:table-cell office:value-type="float" office:value="63.72" calcext:value-type="float">
            <text:p>63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96" calcext:value-type="float">
            <text:p>79.96</text:p>
          </table:table-cell>
          <table:table-cell office:value-type="float" office:value="1199.34" calcext:value-type="float">
            <text:p>1199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9.34" calcext:value-type="float">
            <text:p>1199.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56608" calcext:value-type="float">
            <text:p>18356608</text:p>
          </table:table-cell>
          <table:table-cell office:value-type="float" office:value="79.81" calcext:value-type="float">
            <text:p>79.81</text:p>
          </table:table-cell>
          <table:table-cell office:value-type="float" office:value="62.81" calcext:value-type="float">
            <text:p>62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81" calcext:value-type="float">
            <text:p>79.81</text:p>
          </table:table-cell>
          <table:table-cell office:value-type="float" office:value="1197.09" calcext:value-type="float">
            <text:p>1197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7.09" calcext:value-type="float">
            <text:p>1197.0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60400" calcext:value-type="float">
            <text:p>18360400</text:p>
          </table:table-cell>
          <table:table-cell office:value-type="float" office:value="79.69" calcext:value-type="float">
            <text:p>79.69</text:p>
          </table:table-cell>
          <table:table-cell office:value-type="float" office:value="65.14" calcext:value-type="float">
            <text:p>65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69" calcext:value-type="float">
            <text:p>79.69</text:p>
          </table:table-cell>
          <table:table-cell office:value-type="float" office:value="1195.3" calcext:value-type="float">
            <text:p>119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5.3" calcext:value-type="float">
            <text:p>1195.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64894" calcext:value-type="float">
            <text:p>18364894</text:p>
          </table:table-cell>
          <table:table-cell office:value-type="float" office:value="79.58" calcext:value-type="float">
            <text:p>79.58</text:p>
          </table:table-cell>
          <table:table-cell office:value-type="float" office:value="65.21" calcext:value-type="float">
            <text:p>65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58" calcext:value-type="float">
            <text:p>79.58</text:p>
          </table:table-cell>
          <table:table-cell office:value-type="float" office:value="1193.66" calcext:value-type="float">
            <text:p>1193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3.66" calcext:value-type="float">
            <text:p>1193.6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68723" calcext:value-type="float">
            <text:p>18368723</text:p>
          </table:table-cell>
          <table:table-cell office:value-type="float" office:value="79.48" calcext:value-type="float">
            <text:p>79.48</text:p>
          </table:table-cell>
          <table:table-cell office:value-type="float" office:value="65.06" calcext:value-type="float">
            <text:p>65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48" calcext:value-type="float">
            <text:p>79.48</text:p>
          </table:table-cell>
          <table:table-cell office:value-type="float" office:value="1192.14" calcext:value-type="float">
            <text:p>1192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2.14" calcext:value-type="float">
            <text:p>1192.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72828" calcext:value-type="float">
            <text:p>18372828</text:p>
          </table:table-cell>
          <table:table-cell office:value-type="float" office:value="79.37" calcext:value-type="float">
            <text:p>79.37</text:p>
          </table:table-cell>
          <table:table-cell office:value-type="float" office:value="64.16" calcext:value-type="float">
            <text:p>64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37" calcext:value-type="float">
            <text:p>79.37</text:p>
          </table:table-cell>
          <table:table-cell office:value-type="float" office:value="1190.61" calcext:value-type="float">
            <text:p>1190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0.61" calcext:value-type="float">
            <text:p>1190.6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77546" calcext:value-type="float">
            <text:p>18377546</text:p>
          </table:table-cell>
          <table:table-cell office:value-type="float" office:value="79.32" calcext:value-type="float">
            <text:p>79.32</text:p>
          </table:table-cell>
          <table:table-cell office:value-type="float" office:value="68.01" calcext:value-type="float">
            <text:p>68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32" calcext:value-type="float">
            <text:p>79.32</text:p>
          </table:table-cell>
          <table:table-cell office:value-type="float" office:value="1189.78" calcext:value-type="float">
            <text:p>1189.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9.78" calcext:value-type="float">
            <text:p>1189.7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82008" calcext:value-type="float">
            <text:p>18382008</text:p>
          </table:table-cell>
          <table:table-cell office:value-type="float" office:value="79.39" calcext:value-type="float">
            <text:p>79.39</text:p>
          </table:table-cell>
          <table:table-cell office:value-type="float" office:value="80.64" calcext:value-type="float">
            <text:p>8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39" calcext:value-type="float">
            <text:p>79.39</text:p>
          </table:table-cell>
          <table:table-cell office:value-type="float" office:value="1190.83" calcext:value-type="float">
            <text:p>1190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0.83" calcext:value-type="float">
            <text:p>1190.8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85703" calcext:value-type="float">
            <text:p>18385703</text:p>
          </table:table-cell>
          <table:table-cell office:value-type="float" office:value="79.55" calcext:value-type="float">
            <text:p>79.5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55" calcext:value-type="float">
            <text:p>79.55</text:p>
          </table:table-cell>
          <table:table-cell office:value-type="float" office:value="1193.2" calcext:value-type="float">
            <text:p>1193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3.2" calcext:value-type="float">
            <text:p>1193.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90008" calcext:value-type="float">
            <text:p>18390008</text:p>
          </table:table-cell>
          <table:table-cell office:value-type="float" office:value="79.68" calcext:value-type="float">
            <text:p>79.6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68" calcext:value-type="float">
            <text:p>79.68</text:p>
          </table:table-cell>
          <table:table-cell office:value-type="float" office:value="1195.23" calcext:value-type="float">
            <text:p>1195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5.23" calcext:value-type="float">
            <text:p>1195.2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93823" calcext:value-type="float">
            <text:p>18393823</text:p>
          </table:table-cell>
          <table:table-cell office:value-type="float" office:value="79.8" calcext:value-type="float">
            <text:p>79.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8" calcext:value-type="float">
            <text:p>79.8</text:p>
          </table:table-cell>
          <table:table-cell office:value-type="float" office:value="1197.02" calcext:value-type="float">
            <text:p>1197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7.02" calcext:value-type="float">
            <text:p>1197.0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398251" calcext:value-type="float">
            <text:p>18398251</text:p>
          </table:table-cell>
          <table:table-cell office:value-type="float" office:value="79.9" calcext:value-type="float">
            <text:p>79.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9" calcext:value-type="float">
            <text:p>79.9</text:p>
          </table:table-cell>
          <table:table-cell office:value-type="float" office:value="1198.48" calcext:value-type="float">
            <text:p>1198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8.48" calcext:value-type="float">
            <text:p>1198.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01886" calcext:value-type="float">
            <text:p>18401886</text:p>
          </table:table-cell>
          <table:table-cell office:value-type="float" office:value="79.98" calcext:value-type="float">
            <text:p>79.9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1199.74" calcext:value-type="float">
            <text:p>1199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9.74" calcext:value-type="float">
            <text:p>1199.7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06246" calcext:value-type="float">
            <text:p>18406246</text:p>
          </table:table-cell>
          <table:table-cell office:value-type="float" office:value="79.91" calcext:value-type="float">
            <text:p>79.91</text:p>
          </table:table-cell>
          <table:table-cell office:value-type="float" office:value="74.84" calcext:value-type="float">
            <text:p>74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91" calcext:value-type="float">
            <text:p>79.91</text:p>
          </table:table-cell>
          <table:table-cell office:value-type="float" office:value="1198.64" calcext:value-type="float">
            <text:p>1198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8.64" calcext:value-type="float">
            <text:p>1198.6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10720" calcext:value-type="float">
            <text:p>18410720</text:p>
          </table:table-cell>
          <table:table-cell office:value-type="float" office:value="79.76" calcext:value-type="float">
            <text:p>79.76</text:p>
          </table:table-cell>
          <table:table-cell office:value-type="float" office:value="66.91" calcext:value-type="float">
            <text:p>66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76" calcext:value-type="float">
            <text:p>79.76</text:p>
          </table:table-cell>
          <table:table-cell office:value-type="float" office:value="1196.43" calcext:value-type="float">
            <text:p>1196.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6.43" calcext:value-type="float">
            <text:p>1196.4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15214" calcext:value-type="float">
            <text:p>18415214</text:p>
          </table:table-cell>
          <table:table-cell office:value-type="float" office:value="79.62" calcext:value-type="float">
            <text:p>79.62</text:p>
          </table:table-cell>
          <table:table-cell office:value-type="float" office:value="66.42" calcext:value-type="float">
            <text:p>66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62" calcext:value-type="float">
            <text:p>79.62</text:p>
          </table:table-cell>
          <table:table-cell office:value-type="float" office:value="1194.3" calcext:value-type="float">
            <text:p>1194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4.3" calcext:value-type="float">
            <text:p>1194.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19175" calcext:value-type="float">
            <text:p>18419175</text:p>
          </table:table-cell>
          <table:table-cell office:value-type="float" office:value="79.51" calcext:value-type="float">
            <text:p>79.51</text:p>
          </table:table-cell>
          <table:table-cell office:value-type="float" office:value="68.46" calcext:value-type="float">
            <text:p>68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51" calcext:value-type="float">
            <text:p>79.51</text:p>
          </table:table-cell>
          <table:table-cell office:value-type="float" office:value="1192.6" calcext:value-type="float">
            <text:p>119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2.6" calcext:value-type="float">
            <text:p>1192.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23531" calcext:value-type="float">
            <text:p>18423531</text:p>
          </table:table-cell>
          <table:table-cell office:value-type="float" office:value="79.42" calcext:value-type="float">
            <text:p>79.42</text:p>
          </table:table-cell>
          <table:table-cell office:value-type="float" office:value="70.27" calcext:value-type="float">
            <text:p>7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42" calcext:value-type="float">
            <text:p>79.42</text:p>
          </table:table-cell>
          <table:table-cell office:value-type="float" office:value="1191.23" calcext:value-type="float">
            <text:p>1191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1.23" calcext:value-type="float">
            <text:p>1191.2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27583" calcext:value-type="float">
            <text:p>18427583</text:p>
          </table:table-cell>
          <table:table-cell office:value-type="float" office:value="79.31" calcext:value-type="float">
            <text:p>79.31</text:p>
          </table:table-cell>
          <table:table-cell office:value-type="float" office:value="68.37" calcext:value-type="float">
            <text:p>68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31" calcext:value-type="float">
            <text:p>79.31</text:p>
          </table:table-cell>
          <table:table-cell office:value-type="float" office:value="1189.65" calcext:value-type="float">
            <text:p>1189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9.65" calcext:value-type="float">
            <text:p>1189.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31948" calcext:value-type="float">
            <text:p>18431948</text:p>
          </table:table-cell>
          <table:table-cell office:value-type="float" office:value="79.2" calcext:value-type="float">
            <text:p>79.2</text:p>
          </table:table-cell>
          <table:table-cell office:value-type="float" office:value="66.72" calcext:value-type="float">
            <text:p>66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  <table:table-cell office:value-type="float" office:value="1187.93" calcext:value-type="float">
            <text:p>1187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7.93" calcext:value-type="float">
            <text:p>1187.9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35763" calcext:value-type="float">
            <text:p>18435763</text:p>
          </table:table-cell>
          <table:table-cell office:value-type="float" office:value="79.11" calcext:value-type="float">
            <text:p>79.11</text:p>
          </table:table-cell>
          <table:table-cell office:value-type="float" office:value="68.73" calcext:value-type="float">
            <text:p>68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11" calcext:value-type="float">
            <text:p>79.11</text:p>
          </table:table-cell>
          <table:table-cell office:value-type="float" office:value="1186.58" calcext:value-type="float">
            <text:p>1186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58" calcext:value-type="float">
            <text:p>1186.5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40268" calcext:value-type="float">
            <text:p>18440268</text:p>
          </table:table-cell>
          <table:table-cell office:value-type="float" office:value="79.08" calcext:value-type="float">
            <text:p>79.08</text:p>
          </table:table-cell>
          <table:table-cell office:value-type="float" office:value="74.5" calcext:value-type="float">
            <text:p>7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08" calcext:value-type="float">
            <text:p>79.08</text:p>
          </table:table-cell>
          <table:table-cell office:value-type="float" office:value="1186.16" calcext:value-type="float">
            <text:p>1186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16" calcext:value-type="float">
            <text:p>1186.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44043" calcext:value-type="float">
            <text:p>18444043</text:p>
          </table:table-cell>
          <table:table-cell office:value-type="float" office:value="79.18" calcext:value-type="float">
            <text:p>79.18</text:p>
          </table:table-cell>
          <table:table-cell office:value-type="float" office:value="87.63" calcext:value-type="float">
            <text:p>87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18" calcext:value-type="float">
            <text:p>79.18</text:p>
          </table:table-cell>
          <table:table-cell office:value-type="float" office:value="1187.72" calcext:value-type="float">
            <text:p>1187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7.72" calcext:value-type="float">
            <text:p>1187.7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48454" calcext:value-type="float">
            <text:p>18448454</text:p>
          </table:table-cell>
          <table:table-cell office:value-type="float" office:value="79.3" calcext:value-type="float">
            <text:p>79.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3" calcext:value-type="float">
            <text:p>79.3</text:p>
          </table:table-cell>
          <table:table-cell office:value-type="float" office:value="1189.55" calcext:value-type="float">
            <text:p>1189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9.55" calcext:value-type="float">
            <text:p>1189.5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52186" calcext:value-type="float">
            <text:p>18452186</text:p>
          </table:table-cell>
          <table:table-cell office:value-type="float" office:value="79.42" calcext:value-type="float">
            <text:p>79.4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42" calcext:value-type="float">
            <text:p>79.42</text:p>
          </table:table-cell>
          <table:table-cell office:value-type="float" office:value="1191.28" calcext:value-type="float">
            <text:p>1191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1.28" calcext:value-type="float">
            <text:p>1191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56483" calcext:value-type="float">
            <text:p>18456483</text:p>
          </table:table-cell>
          <table:table-cell office:value-type="float" office:value="79.53" calcext:value-type="float">
            <text:p>79.5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53" calcext:value-type="float">
            <text:p>79.53</text:p>
          </table:table-cell>
          <table:table-cell office:value-type="float" office:value="1192.9" calcext:value-type="float">
            <text:p>1192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2.9" calcext:value-type="float">
            <text:p>1192.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60180" calcext:value-type="float">
            <text:p>18460180</text:p>
          </table:table-cell>
          <table:table-cell office:value-type="float" office:value="79.63" calcext:value-type="float">
            <text:p>79.6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63" calcext:value-type="float">
            <text:p>79.63</text:p>
          </table:table-cell>
          <table:table-cell office:value-type="float" office:value="1194.42" calcext:value-type="float">
            <text:p>1194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4.42" calcext:value-type="float">
            <text:p>1194.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64534" calcext:value-type="float">
            <text:p>18464534</text:p>
          </table:table-cell>
          <table:table-cell office:value-type="float" office:value="79.67" calcext:value-type="float">
            <text:p>79.67</text:p>
          </table:table-cell>
          <table:table-cell office:value-type="float" office:value="84.7" calcext:value-type="float">
            <text:p>8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67" calcext:value-type="float">
            <text:p>79.67</text:p>
          </table:table-cell>
          <table:table-cell office:value-type="float" office:value="1195.06" calcext:value-type="float">
            <text:p>1195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5.06" calcext:value-type="float">
            <text:p>1195.0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68363" calcext:value-type="float">
            <text:p>18468363</text:p>
          </table:table-cell>
          <table:table-cell office:value-type="float" office:value="79.62" calcext:value-type="float">
            <text:p>79.62</text:p>
          </table:table-cell>
          <table:table-cell office:value-type="float" office:value="75.78" calcext:value-type="float">
            <text:p>75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62" calcext:value-type="float">
            <text:p>79.62</text:p>
          </table:table-cell>
          <table:table-cell office:value-type="float" office:value="1194.34" calcext:value-type="float">
            <text:p>1194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4.34" calcext:value-type="float">
            <text:p>1194.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72608" calcext:value-type="float">
            <text:p>18472608</text:p>
          </table:table-cell>
          <table:table-cell office:value-type="float" office:value="79.54" calcext:value-type="float">
            <text:p>79.54</text:p>
          </table:table-cell>
          <table:table-cell office:value-type="float" office:value="71.91" calcext:value-type="float">
            <text:p>71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54" calcext:value-type="float">
            <text:p>79.54</text:p>
          </table:table-cell>
          <table:table-cell office:value-type="float" office:value="1193.03" calcext:value-type="float">
            <text:p>1193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3.03" calcext:value-type="float">
            <text:p>1193.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76583" calcext:value-type="float">
            <text:p>18476583</text:p>
          </table:table-cell>
          <table:table-cell office:value-type="float" office:value="79.45" calcext:value-type="float">
            <text:p>79.45</text:p>
          </table:table-cell>
          <table:table-cell office:value-type="float" office:value="71.75" calcext:value-type="float">
            <text:p>71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45" calcext:value-type="float">
            <text:p>79.45</text:p>
          </table:table-cell>
          <table:table-cell office:value-type="float" office:value="1191.71" calcext:value-type="float">
            <text:p>1191.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1.71" calcext:value-type="float">
            <text:p>1191.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81048" calcext:value-type="float">
            <text:p>18481048</text:p>
          </table:table-cell>
          <table:table-cell office:value-type="float" office:value="79.38" calcext:value-type="float">
            <text:p>79.38</text:p>
          </table:table-cell>
          <table:table-cell office:value-type="float" office:value="73.14" calcext:value-type="float">
            <text:p>73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38" calcext:value-type="float">
            <text:p>79.38</text:p>
          </table:table-cell>
          <table:table-cell office:value-type="float" office:value="1190.64" calcext:value-type="float">
            <text:p>1190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0.64" calcext:value-type="float">
            <text:p>1190.6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84808" calcext:value-type="float">
            <text:p>18484808</text:p>
          </table:table-cell>
          <table:table-cell office:value-type="float" office:value="79.3" calcext:value-type="float">
            <text:p>79.3</text:p>
          </table:table-cell>
          <table:table-cell office:value-type="float" office:value="72.93" calcext:value-type="float">
            <text:p>7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3" calcext:value-type="float">
            <text:p>79.3</text:p>
          </table:table-cell>
          <table:table-cell office:value-type="float" office:value="1189.57" calcext:value-type="float">
            <text:p>1189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9.57" calcext:value-type="float">
            <text:p>1189.5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89208" calcext:value-type="float">
            <text:p>18489208</text:p>
          </table:table-cell>
          <table:table-cell office:value-type="float" office:value="79.23" calcext:value-type="float">
            <text:p>79.23</text:p>
          </table:table-cell>
          <table:table-cell office:value-type="float" office:value="72.41" calcext:value-type="float">
            <text:p>72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23" calcext:value-type="float">
            <text:p>79.23</text:p>
          </table:table-cell>
          <table:table-cell office:value-type="float" office:value="1188.46" calcext:value-type="float">
            <text:p>1188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8.46" calcext:value-type="float">
            <text:p>1188.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93163" calcext:value-type="float">
            <text:p>18493163</text:p>
          </table:table-cell>
          <table:table-cell office:value-type="float" office:value="79.19" calcext:value-type="float">
            <text:p>79.19</text:p>
          </table:table-cell>
          <table:table-cell office:value-type="float" office:value="75.72" calcext:value-type="float">
            <text:p>75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19" calcext:value-type="float">
            <text:p>79.19</text:p>
          </table:table-cell>
          <table:table-cell office:value-type="float" office:value="1187.89" calcext:value-type="float">
            <text:p>1187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7.89" calcext:value-type="float">
            <text:p>1187.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497788" calcext:value-type="float">
            <text:p>18497788</text:p>
          </table:table-cell>
          <table:table-cell office:value-type="float" office:value="79.2" calcext:value-type="float">
            <text:p>79.2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  <table:table-cell office:value-type="float" office:value="1188.04" calcext:value-type="float">
            <text:p>1188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8.04" calcext:value-type="float">
            <text:p>1188.0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01488" calcext:value-type="float">
            <text:p>18501488</text:p>
          </table:table-cell>
          <table:table-cell office:value-type="float" office:value="79.26" calcext:value-type="float">
            <text:p>79.26</text:p>
          </table:table-cell>
          <table:table-cell office:value-type="float" office:value="85.52" calcext:value-type="float">
            <text:p>85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26" calcext:value-type="float">
            <text:p>79.26</text:p>
          </table:table-cell>
          <table:table-cell office:value-type="float" office:value="1188.94" calcext:value-type="float">
            <text:p>1188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8.94" calcext:value-type="float">
            <text:p>1188.9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05811" calcext:value-type="float">
            <text:p>18505811</text:p>
          </table:table-cell>
          <table:table-cell office:value-type="float" office:value="79.37" calcext:value-type="float">
            <text:p>79.3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37" calcext:value-type="float">
            <text:p>79.37</text:p>
          </table:table-cell>
          <table:table-cell office:value-type="float" office:value="1190.5" calcext:value-type="float">
            <text:p>119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0.5" calcext:value-type="float">
            <text:p>1190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09480" calcext:value-type="float">
            <text:p>18509480</text:p>
          </table:table-cell>
          <table:table-cell office:value-type="float" office:value="79.47" calcext:value-type="float">
            <text:p>79.4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47" calcext:value-type="float">
            <text:p>79.47</text:p>
          </table:table-cell>
          <table:table-cell office:value-type="float" office:value="1192.02" calcext:value-type="float">
            <text:p>1192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2.02" calcext:value-type="float">
            <text:p>1192.0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13666" calcext:value-type="float">
            <text:p>18513666</text:p>
          </table:table-cell>
          <table:table-cell office:value-type="float" office:value="79.57" calcext:value-type="float">
            <text:p>79.5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57" calcext:value-type="float">
            <text:p>79.57</text:p>
          </table:table-cell>
          <table:table-cell office:value-type="float" office:value="1193.51" calcext:value-type="float">
            <text:p>1193.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3.51" calcext:value-type="float">
            <text:p>1193.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17863" calcext:value-type="float">
            <text:p>18517863</text:p>
          </table:table-cell>
          <table:table-cell office:value-type="float" office:value="79.63" calcext:value-type="float">
            <text:p>79.63</text:p>
          </table:table-cell>
          <table:table-cell office:value-type="float" office:value="86.53" calcext:value-type="float">
            <text:p>86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63" calcext:value-type="float">
            <text:p>79.63</text:p>
          </table:table-cell>
          <table:table-cell office:value-type="float" office:value="1194.44" calcext:value-type="float">
            <text:p>1194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4.44" calcext:value-type="float">
            <text:p>1194.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22268" calcext:value-type="float">
            <text:p>18522268</text:p>
          </table:table-cell>
          <table:table-cell office:value-type="float" office:value="79.58" calcext:value-type="float">
            <text:p>79.58</text:p>
          </table:table-cell>
          <table:table-cell office:value-type="float" office:value="76.24" calcext:value-type="float">
            <text:p>76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58" calcext:value-type="float">
            <text:p>79.58</text:p>
          </table:table-cell>
          <table:table-cell office:value-type="float" office:value="1193.77" calcext:value-type="float">
            <text:p>1193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3.77" calcext:value-type="float">
            <text:p>1193.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26080" calcext:value-type="float">
            <text:p>18526080</text:p>
          </table:table-cell>
          <table:table-cell office:value-type="float" office:value="79.5" calcext:value-type="float">
            <text:p>79.5</text:p>
          </table:table-cell>
          <table:table-cell office:value-type="float" office:value="72.76" calcext:value-type="float">
            <text:p>72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5" calcext:value-type="float">
            <text:p>79.5</text:p>
          </table:table-cell>
          <table:table-cell office:value-type="float" office:value="1192.56" calcext:value-type="float">
            <text:p>1192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2.56" calcext:value-type="float">
            <text:p>1192.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30728" calcext:value-type="float">
            <text:p>18530728</text:p>
          </table:table-cell>
          <table:table-cell office:value-type="float" office:value="79.43" calcext:value-type="float">
            <text:p>79.43</text:p>
          </table:table-cell>
          <table:table-cell office:value-type="float" office:value="73.83" calcext:value-type="float">
            <text:p>7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43" calcext:value-type="float">
            <text:p>79.43</text:p>
          </table:table-cell>
          <table:table-cell office:value-type="float" office:value="1191.49" calcext:value-type="float">
            <text:p>1191.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1.49" calcext:value-type="float">
            <text:p>1191.4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34328" calcext:value-type="float">
            <text:p>18534328</text:p>
          </table:table-cell>
          <table:table-cell office:value-type="float" office:value="79.34" calcext:value-type="float">
            <text:p>79.34</text:p>
          </table:table-cell>
          <table:table-cell office:value-type="float" office:value="71.68" calcext:value-type="float">
            <text:p>71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34" calcext:value-type="float">
            <text:p>79.34</text:p>
          </table:table-cell>
          <table:table-cell office:value-type="float" office:value="1190.11" calcext:value-type="float">
            <text:p>1190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0.11" calcext:value-type="float">
            <text:p>1190.1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38854" calcext:value-type="float">
            <text:p>18538854</text:p>
          </table:table-cell>
          <table:table-cell office:value-type="float" office:value="79.22" calcext:value-type="float">
            <text:p>79.22</text:p>
          </table:table-cell>
          <table:table-cell office:value-type="float" office:value="68.37" calcext:value-type="float">
            <text:p>68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22" calcext:value-type="float">
            <text:p>79.22</text:p>
          </table:table-cell>
          <table:table-cell office:value-type="float" office:value="1188.27" calcext:value-type="float">
            <text:p>1188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8.27" calcext:value-type="float">
            <text:p>1188.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42920" calcext:value-type="float">
            <text:p>18542920</text:p>
          </table:table-cell>
          <table:table-cell office:value-type="float" office:value="79.09" calcext:value-type="float">
            <text:p>79.09</text:p>
          </table:table-cell>
          <table:table-cell office:value-type="float" office:value="67.38" calcext:value-type="float">
            <text:p>67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09" calcext:value-type="float">
            <text:p>79.09</text:p>
          </table:table-cell>
          <table:table-cell office:value-type="float" office:value="1186.35" calcext:value-type="float">
            <text:p>1186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35" calcext:value-type="float">
            <text:p>1186.3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47303" calcext:value-type="float">
            <text:p>18547303</text:p>
          </table:table-cell>
          <table:table-cell office:value-type="float" office:value="78.98" calcext:value-type="float">
            <text:p>78.98</text:p>
          </table:table-cell>
          <table:table-cell office:value-type="float" office:value="68.71" calcext:value-type="float">
            <text:p>68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98" calcext:value-type="float">
            <text:p>78.98</text:p>
          </table:table-cell>
          <table:table-cell office:value-type="float" office:value="1184.74" calcext:value-type="float">
            <text:p>1184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4.74" calcext:value-type="float">
            <text:p>1184.7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51246" calcext:value-type="float">
            <text:p>18551246</text:p>
          </table:table-cell>
          <table:table-cell office:value-type="float" office:value="78.92" calcext:value-type="float">
            <text:p>78.92</text:p>
          </table:table-cell>
          <table:table-cell office:value-type="float" office:value="73.05" calcext:value-type="float">
            <text:p>73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92" calcext:value-type="float">
            <text:p>78.92</text:p>
          </table:table-cell>
          <table:table-cell office:value-type="float" office:value="1183.84" calcext:value-type="float">
            <text:p>1183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3.84" calcext:value-type="float">
            <text:p>1183.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55768" calcext:value-type="float">
            <text:p>18555768</text:p>
          </table:table-cell>
          <table:table-cell office:value-type="float" office:value="78.92" calcext:value-type="float">
            <text:p>78.92</text:p>
          </table:table-cell>
          <table:table-cell office:value-type="float" office:value="78.31" calcext:value-type="float">
            <text:p>78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92" calcext:value-type="float">
            <text:p>78.92</text:p>
          </table:table-cell>
          <table:table-cell office:value-type="float" office:value="1183.8" calcext:value-type="float">
            <text:p>1183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3.8" calcext:value-type="float">
            <text:p>1183.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59523" calcext:value-type="float">
            <text:p>18559523</text:p>
          </table:table-cell>
          <table:table-cell office:value-type="float" office:value="78.99" calcext:value-type="float">
            <text:p>78.99</text:p>
          </table:table-cell>
          <table:table-cell office:value-type="float" office:value="85.26" calcext:value-type="float">
            <text:p>85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99" calcext:value-type="float">
            <text:p>78.99</text:p>
          </table:table-cell>
          <table:table-cell office:value-type="float" office:value="1184.82" calcext:value-type="float">
            <text:p>1184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4.82" calcext:value-type="float">
            <text:p>1184.8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63791" calcext:value-type="float">
            <text:p>18563791</text:p>
          </table:table-cell>
          <table:table-cell office:value-type="float" office:value="79.1" calcext:value-type="float">
            <text:p>79.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1" calcext:value-type="float">
            <text:p>79.1</text:p>
          </table:table-cell>
          <table:table-cell office:value-type="float" office:value="1186.54" calcext:value-type="float">
            <text:p>1186.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54" calcext:value-type="float">
            <text:p>1186.5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67546" calcext:value-type="float">
            <text:p>18567546</text:p>
          </table:table-cell>
          <table:table-cell office:value-type="float" office:value="79.21" calcext:value-type="float">
            <text:p>79.2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21" calcext:value-type="float">
            <text:p>79.21</text:p>
          </table:table-cell>
          <table:table-cell office:value-type="float" office:value="1188.21" calcext:value-type="float">
            <text:p>1188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8.21" calcext:value-type="float">
            <text:p>1188.2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71971" calcext:value-type="float">
            <text:p>18571971</text:p>
          </table:table-cell>
          <table:table-cell office:value-type="float" office:value="79.32" calcext:value-type="float">
            <text:p>79.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32" calcext:value-type="float">
            <text:p>79.32</text:p>
          </table:table-cell>
          <table:table-cell office:value-type="float" office:value="1189.8" calcext:value-type="float">
            <text:p>1189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9.8" calcext:value-type="float">
            <text:p>1189.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77603" calcext:value-type="float">
            <text:p>18577603</text:p>
          </table:table-cell>
          <table:table-cell office:value-type="float" office:value="79.36" calcext:value-type="float">
            <text:p>79.36</text:p>
          </table:table-cell>
          <table:table-cell office:value-type="float" office:value="83.24" calcext:value-type="float">
            <text:p>83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36" calcext:value-type="float">
            <text:p>79.36</text:p>
          </table:table-cell>
          <table:table-cell office:value-type="float" office:value="1190.33" calcext:value-type="float">
            <text:p>1190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0.33" calcext:value-type="float">
            <text:p>1190.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82028" calcext:value-type="float">
            <text:p>18582028</text:p>
          </table:table-cell>
          <table:table-cell office:value-type="float" office:value="79.3" calcext:value-type="float">
            <text:p>79.3</text:p>
          </table:table-cell>
          <table:table-cell office:value-type="float" office:value="73.96" calcext:value-type="float">
            <text:p>73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3" calcext:value-type="float">
            <text:p>79.3</text:p>
          </table:table-cell>
          <table:table-cell office:value-type="float" office:value="1189.44" calcext:value-type="float">
            <text:p>1189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9.44" calcext:value-type="float">
            <text:p>1189.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85843" calcext:value-type="float">
            <text:p>18585843</text:p>
          </table:table-cell>
          <table:table-cell office:value-type="float" office:value="79.19" calcext:value-type="float">
            <text:p>79.19</text:p>
          </table:table-cell>
          <table:table-cell office:value-type="float" office:value="69.5" calcext:value-type="float">
            <text:p>6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19" calcext:value-type="float">
            <text:p>79.19</text:p>
          </table:table-cell>
          <table:table-cell office:value-type="float" office:value="1187.91" calcext:value-type="float">
            <text:p>1187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7.91" calcext:value-type="float">
            <text:p>1187.9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90274" calcext:value-type="float">
            <text:p>18590274</text:p>
          </table:table-cell>
          <table:table-cell office:value-type="float" office:value="79.06" calcext:value-type="float">
            <text:p>79.06</text:p>
          </table:table-cell>
          <table:table-cell office:value-type="float" office:value="65.73" calcext:value-type="float">
            <text:p>65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06" calcext:value-type="float">
            <text:p>79.06</text:p>
          </table:table-cell>
          <table:table-cell office:value-type="float" office:value="1185.85" calcext:value-type="float">
            <text:p>1185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5.85" calcext:value-type="float">
            <text:p>1185.8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94223" calcext:value-type="float">
            <text:p>18594223</text:p>
          </table:table-cell>
          <table:table-cell office:value-type="float" office:value="78.91" calcext:value-type="float">
            <text:p>78.91</text:p>
          </table:table-cell>
          <table:table-cell office:value-type="float" office:value="64.44" calcext:value-type="float">
            <text:p>64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91" calcext:value-type="float">
            <text:p>78.91</text:p>
          </table:table-cell>
          <table:table-cell office:value-type="float" office:value="1183.66" calcext:value-type="float">
            <text:p>1183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3.66" calcext:value-type="float">
            <text:p>1183.6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598826" calcext:value-type="float">
            <text:p>18598826</text:p>
          </table:table-cell>
          <table:table-cell office:value-type="float" office:value="78.77" calcext:value-type="float">
            <text:p>78.77</text:p>
          </table:table-cell>
          <table:table-cell office:value-type="float" office:value="64.34" calcext:value-type="float">
            <text:p>64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77" calcext:value-type="float">
            <text:p>78.77</text:p>
          </table:table-cell>
          <table:table-cell office:value-type="float" office:value="1181.51" calcext:value-type="float">
            <text:p>1181.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1.51" calcext:value-type="float">
            <text:p>1181.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02666" calcext:value-type="float">
            <text:p>18602666</text:p>
          </table:table-cell>
          <table:table-cell office:value-type="float" office:value="78.62" calcext:value-type="float">
            <text:p>78.62</text:p>
          </table:table-cell>
          <table:table-cell office:value-type="float" office:value="64.03" calcext:value-type="float">
            <text:p>64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62" calcext:value-type="float">
            <text:p>78.62</text:p>
          </table:table-cell>
          <table:table-cell office:value-type="float" office:value="1179.34" calcext:value-type="float">
            <text:p>1179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9.34" calcext:value-type="float">
            <text:p>1179.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07288" calcext:value-type="float">
            <text:p>18607288</text:p>
          </table:table-cell>
          <table:table-cell office:value-type="float" office:value="78.48" calcext:value-type="float">
            <text:p>78.48</text:p>
          </table:table-cell>
          <table:table-cell office:value-type="float" office:value="63.91" calcext:value-type="float">
            <text:p>63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48" calcext:value-type="float">
            <text:p>78.48</text:p>
          </table:table-cell>
          <table:table-cell office:value-type="float" office:value="1177.19" calcext:value-type="float">
            <text:p>1177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7.19" calcext:value-type="float">
            <text:p>1177.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11226" calcext:value-type="float">
            <text:p>18611226</text:p>
          </table:table-cell>
          <table:table-cell office:value-type="float" office:value="78.34" calcext:value-type="float">
            <text:p>78.34</text:p>
          </table:table-cell>
          <table:table-cell office:value-type="float" office:value="64.31" calcext:value-type="float">
            <text:p>64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34" calcext:value-type="float">
            <text:p>78.34</text:p>
          </table:table-cell>
          <table:table-cell office:value-type="float" office:value="1175.12" calcext:value-type="float">
            <text:p>1175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5.12" calcext:value-type="float">
            <text:p>1175.1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15626" calcext:value-type="float">
            <text:p>18615626</text:p>
          </table:table-cell>
          <table:table-cell office:value-type="float" office:value="78.18" calcext:value-type="float">
            <text:p>78.18</text:p>
          </table:table-cell>
          <table:table-cell office:value-type="float" office:value="61.55" calcext:value-type="float">
            <text:p>61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18" calcext:value-type="float">
            <text:p>78.18</text:p>
          </table:table-cell>
          <table:table-cell office:value-type="float" office:value="1172.66" calcext:value-type="float">
            <text:p>1172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2.66" calcext:value-type="float">
            <text:p>1172.6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19606" calcext:value-type="float">
            <text:p>18619606</text:p>
          </table:table-cell>
          <table:table-cell office:value-type="float" office:value="78.13" calcext:value-type="float">
            <text:p>78.13</text:p>
          </table:table-cell>
          <table:table-cell office:value-type="float" office:value="72.71" calcext:value-type="float">
            <text:p>7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13" calcext:value-type="float">
            <text:p>78.13</text:p>
          </table:table-cell>
          <table:table-cell office:value-type="float" office:value="1171.9" calcext:value-type="float">
            <text:p>1171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1.9" calcext:value-type="float">
            <text:p>1171.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24120" calcext:value-type="float">
            <text:p>18624120</text:p>
          </table:table-cell>
          <table:table-cell office:value-type="float" office:value="78.13" calcext:value-type="float">
            <text:p>78.13</text:p>
          </table:table-cell>
          <table:table-cell office:value-type="float" office:value="77.83" calcext:value-type="float">
            <text:p>77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13" calcext:value-type="float">
            <text:p>78.13</text:p>
          </table:table-cell>
          <table:table-cell office:value-type="float" office:value="1171.93" calcext:value-type="float">
            <text:p>1171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1.93" calcext:value-type="float">
            <text:p>1171.9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27880" calcext:value-type="float">
            <text:p>18627880</text:p>
          </table:table-cell>
          <table:table-cell office:value-type="float" office:value="78.03" calcext:value-type="float">
            <text:p>78.03</text:p>
          </table:table-cell>
          <table:table-cell office:value-type="float" office:value="67.95" calcext:value-type="float">
            <text:p>67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03" calcext:value-type="float">
            <text:p>78.03</text:p>
          </table:table-cell>
          <table:table-cell office:value-type="float" office:value="1170.46" calcext:value-type="float">
            <text:p>1170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0.46" calcext:value-type="float">
            <text:p>1170.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32206" calcext:value-type="float">
            <text:p>18632206</text:p>
          </table:table-cell>
          <table:table-cell office:value-type="float" office:value="77.91" calcext:value-type="float">
            <text:p>77.91</text:p>
          </table:table-cell>
          <table:table-cell office:value-type="float" office:value="66.11" calcext:value-type="float">
            <text:p>66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91" calcext:value-type="float">
            <text:p>77.91</text:p>
          </table:table-cell>
          <table:table-cell office:value-type="float" office:value="1168.68" calcext:value-type="float">
            <text:p>1168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8.68" calcext:value-type="float">
            <text:p>1168.6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35986" calcext:value-type="float">
            <text:p>18635986</text:p>
          </table:table-cell>
          <table:table-cell office:value-type="float" office:value="77.79" calcext:value-type="float">
            <text:p>77.79</text:p>
          </table:table-cell>
          <table:table-cell office:value-type="float" office:value="66.33" calcext:value-type="float">
            <text:p>66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79" calcext:value-type="float">
            <text:p>77.79</text:p>
          </table:table-cell>
          <table:table-cell office:value-type="float" office:value="1166.91" calcext:value-type="float">
            <text:p>1166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6.91" calcext:value-type="float">
            <text:p>1166.9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40691" calcext:value-type="float">
            <text:p>18640691</text:p>
          </table:table-cell>
          <table:table-cell office:value-type="float" office:value="77.69" calcext:value-type="float">
            <text:p>77.69</text:p>
          </table:table-cell>
          <table:table-cell office:value-type="float" office:value="68.03" calcext:value-type="float">
            <text:p>68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69" calcext:value-type="float">
            <text:p>77.69</text:p>
          </table:table-cell>
          <table:table-cell office:value-type="float" office:value="1165.41" calcext:value-type="float">
            <text:p>1165.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5.41" calcext:value-type="float">
            <text:p>1165.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44430" calcext:value-type="float">
            <text:p>18644430</text:p>
          </table:table-cell>
          <table:table-cell office:value-type="float" office:value="77.64" calcext:value-type="float">
            <text:p>77.64</text:p>
          </table:table-cell>
          <table:table-cell office:value-type="float" office:value="72.18" calcext:value-type="float">
            <text:p>72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64" calcext:value-type="float">
            <text:p>77.64</text:p>
          </table:table-cell>
          <table:table-cell office:value-type="float" office:value="1164.55" calcext:value-type="float">
            <text:p>1164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4.55" calcext:value-type="float">
            <text:p>1164.5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48543" calcext:value-type="float">
            <text:p>18648543</text:p>
          </table:table-cell>
          <table:table-cell office:value-type="float" office:value="77.59" calcext:value-type="float">
            <text:p>77.59</text:p>
          </table:table-cell>
          <table:table-cell office:value-type="float" office:value="73.22" calcext:value-type="float">
            <text:p>73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59" calcext:value-type="float">
            <text:p>77.59</text:p>
          </table:table-cell>
          <table:table-cell office:value-type="float" office:value="1163.85" calcext:value-type="float">
            <text:p>1163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3.85" calcext:value-type="float">
            <text:p>1163.8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52366" calcext:value-type="float">
            <text:p>18652366</text:p>
          </table:table-cell>
          <table:table-cell office:value-type="float" office:value="77.53" calcext:value-type="float">
            <text:p>77.53</text:p>
          </table:table-cell>
          <table:table-cell office:value-type="float" office:value="72.04" calcext:value-type="float">
            <text:p>72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53" calcext:value-type="float">
            <text:p>77.53</text:p>
          </table:table-cell>
          <table:table-cell office:value-type="float" office:value="1162.97" calcext:value-type="float">
            <text:p>1162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2.97" calcext:value-type="float">
            <text:p>1162.9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56328" calcext:value-type="float">
            <text:p>18656328</text:p>
          </table:table-cell>
          <table:table-cell office:value-type="float" office:value="77.48" calcext:value-type="float">
            <text:p>77.48</text:p>
          </table:table-cell>
          <table:table-cell office:value-type="float" office:value="72.34" calcext:value-type="float">
            <text:p>7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48" calcext:value-type="float">
            <text:p>77.48</text:p>
          </table:table-cell>
          <table:table-cell office:value-type="float" office:value="1162.13" calcext:value-type="float">
            <text:p>1162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2.13" calcext:value-type="float">
            <text:p>1162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60540" calcext:value-type="float">
            <text:p>18660540</text:p>
          </table:table-cell>
          <table:table-cell office:value-type="float" office:value="77.43" calcext:value-type="float">
            <text:p>77.43</text:p>
          </table:table-cell>
          <table:table-cell office:value-type="float" office:value="73.86" calcext:value-type="float">
            <text:p>73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43" calcext:value-type="float">
            <text:p>77.43</text:p>
          </table:table-cell>
          <table:table-cell office:value-type="float" office:value="1161.48" calcext:value-type="float">
            <text:p>1161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1.48" calcext:value-type="float">
            <text:p>1161.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64440" calcext:value-type="float">
            <text:p>18664440</text:p>
          </table:table-cell>
          <table:table-cell office:value-type="float" office:value="77.41" calcext:value-type="float">
            <text:p>77.41</text:p>
          </table:table-cell>
          <table:table-cell office:value-type="float" office:value="75.89" calcext:value-type="float">
            <text:p>75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41" calcext:value-type="float">
            <text:p>77.41</text:p>
          </table:table-cell>
          <table:table-cell office:value-type="float" office:value="1161.11" calcext:value-type="float">
            <text:p>1161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1.11" calcext:value-type="float">
            <text:p>1161.1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69363" calcext:value-type="float">
            <text:p>18669363</text:p>
          </table:table-cell>
          <table:table-cell office:value-type="float" office:value="77.41" calcext:value-type="float">
            <text:p>77.41</text:p>
          </table:table-cell>
          <table:table-cell office:value-type="float" office:value="78.76" calcext:value-type="float">
            <text:p>78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41" calcext:value-type="float">
            <text:p>77.41</text:p>
          </table:table-cell>
          <table:table-cell office:value-type="float" office:value="1161.15" calcext:value-type="float">
            <text:p>1161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1.15" calcext:value-type="float">
            <text:p>1161.1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74100" calcext:value-type="float">
            <text:p>18674100</text:p>
          </table:table-cell>
          <table:table-cell office:value-type="float" office:value="77.39" calcext:value-type="float">
            <text:p>77.39</text:p>
          </table:table-cell>
          <table:table-cell office:value-type="float" office:value="76.48" calcext:value-type="float">
            <text:p>76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39" calcext:value-type="float">
            <text:p>77.39</text:p>
          </table:table-cell>
          <table:table-cell office:value-type="float" office:value="1160.83" calcext:value-type="float">
            <text:p>1160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0.83" calcext:value-type="float">
            <text:p>1160.8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77861" calcext:value-type="float">
            <text:p>18677861</text:p>
          </table:table-cell>
          <table:table-cell office:value-type="float" office:value="77.35" calcext:value-type="float">
            <text:p>77.35</text:p>
          </table:table-cell>
          <table:table-cell office:value-type="float" office:value="74.47" calcext:value-type="float">
            <text:p>74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35" calcext:value-type="float">
            <text:p>77.35</text:p>
          </table:table-cell>
          <table:table-cell office:value-type="float" office:value="1160.22" calcext:value-type="float">
            <text:p>1160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0.22" calcext:value-type="float">
            <text:p>1160.2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82674" calcext:value-type="float">
            <text:p>18682674</text:p>
          </table:table-cell>
          <table:table-cell office:value-type="float" office:value="77.31" calcext:value-type="float">
            <text:p>77.31</text:p>
          </table:table-cell>
          <table:table-cell office:value-type="float" office:value="74.55" calcext:value-type="float">
            <text:p>74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31" calcext:value-type="float">
            <text:p>77.31</text:p>
          </table:table-cell>
          <table:table-cell office:value-type="float" office:value="1159.65" calcext:value-type="float">
            <text:p>1159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9.65" calcext:value-type="float">
            <text:p>1159.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86583" calcext:value-type="float">
            <text:p>18686583</text:p>
          </table:table-cell>
          <table:table-cell office:value-type="float" office:value="77.28" calcext:value-type="float">
            <text:p>77.28</text:p>
          </table:table-cell>
          <table:table-cell office:value-type="float" office:value="75.41" calcext:value-type="float">
            <text:p>75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28" calcext:value-type="float">
            <text:p>77.28</text:p>
          </table:table-cell>
          <table:table-cell office:value-type="float" office:value="1159.23" calcext:value-type="float">
            <text:p>1159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9.23" calcext:value-type="float">
            <text:p>1159.2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91026" calcext:value-type="float">
            <text:p>18691026</text:p>
          </table:table-cell>
          <table:table-cell office:value-type="float" office:value="77.31" calcext:value-type="float">
            <text:p>77.31</text:p>
          </table:table-cell>
          <table:table-cell office:value-type="float" office:value="80.99" calcext:value-type="float">
            <text:p>8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31" calcext:value-type="float">
            <text:p>77.31</text:p>
          </table:table-cell>
          <table:table-cell office:value-type="float" office:value="1159.67" calcext:value-type="float">
            <text:p>1159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9.67" calcext:value-type="float">
            <text:p>1159.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94963" calcext:value-type="float">
            <text:p>18694963</text:p>
          </table:table-cell>
          <table:table-cell office:value-type="float" office:value="77.34" calcext:value-type="float">
            <text:p>77.34</text:p>
          </table:table-cell>
          <table:table-cell office:value-type="float" office:value="81.13" calcext:value-type="float">
            <text:p>8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34" calcext:value-type="float">
            <text:p>77.34</text:p>
          </table:table-cell>
          <table:table-cell office:value-type="float" office:value="1160.15" calcext:value-type="float">
            <text:p>1160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0.15" calcext:value-type="float">
            <text:p>1160.1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699433" calcext:value-type="float">
            <text:p>18699433</text:p>
          </table:table-cell>
          <table:table-cell office:value-type="float" office:value="77.33" calcext:value-type="float">
            <text:p>77.33</text:p>
          </table:table-cell>
          <table:table-cell office:value-type="float" office:value="76.69" calcext:value-type="float">
            <text:p>76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33" calcext:value-type="float">
            <text:p>77.33</text:p>
          </table:table-cell>
          <table:table-cell office:value-type="float" office:value="1159.96" calcext:value-type="float">
            <text:p>1159.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9.96" calcext:value-type="float">
            <text:p>1159.9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703223" calcext:value-type="float">
            <text:p>18703223</text:p>
          </table:table-cell>
          <table:table-cell office:value-type="float" office:value="77.31" calcext:value-type="float">
            <text:p>77.31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31" calcext:value-type="float">
            <text:p>77.31</text:p>
          </table:table-cell>
          <table:table-cell office:value-type="float" office:value="1159.61" calcext:value-type="float">
            <text:p>1159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9.61" calcext:value-type="float">
            <text:p>1159.6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707743" calcext:value-type="float">
            <text:p>18707743</text:p>
          </table:table-cell>
          <table:table-cell office:value-type="float" office:value="77.43" calcext:value-type="float">
            <text:p>77.4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43" calcext:value-type="float">
            <text:p>77.43</text:p>
          </table:table-cell>
          <table:table-cell office:value-type="float" office:value="1161.44" calcext:value-type="float">
            <text:p>1161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1.44" calcext:value-type="float">
            <text:p>1161.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711488" calcext:value-type="float">
            <text:p>18711488</text:p>
          </table:table-cell>
          <table:table-cell office:value-type="float" office:value="77.48" calcext:value-type="float">
            <text:p>77.48</text:p>
          </table:table-cell>
          <table:table-cell office:value-type="float" office:value="82.83" calcext:value-type="float">
            <text:p>82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48" calcext:value-type="float">
            <text:p>77.48</text:p>
          </table:table-cell>
          <table:table-cell office:value-type="float" office:value="1162.25" calcext:value-type="float">
            <text:p>1162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2.25" calcext:value-type="float">
            <text:p>1162.2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715966" calcext:value-type="float">
            <text:p>18715966</text:p>
          </table:table-cell>
          <table:table-cell office:value-type="float" office:value="77.48" calcext:value-type="float">
            <text:p>77.48</text:p>
          </table:table-cell>
          <table:table-cell office:value-type="float" office:value="77.12" calcext:value-type="float">
            <text:p>77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48" calcext:value-type="float">
            <text:p>77.48</text:p>
          </table:table-cell>
          <table:table-cell office:value-type="float" office:value="1162.23" calcext:value-type="float">
            <text:p>1162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2.23" calcext:value-type="float">
            <text:p>1162.2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719823" calcext:value-type="float">
            <text:p>18719823</text:p>
          </table:table-cell>
          <table:table-cell office:value-type="float" office:value="77.48" calcext:value-type="float">
            <text:p>77.48</text:p>
          </table:table-cell>
          <table:table-cell office:value-type="float" office:value="76.36" calcext:value-type="float">
            <text:p>76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48" calcext:value-type="float">
            <text:p>77.48</text:p>
          </table:table-cell>
          <table:table-cell office:value-type="float" office:value="1162.13" calcext:value-type="float">
            <text:p>1162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2.13" calcext:value-type="float">
            <text:p>1162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724288" calcext:value-type="float">
            <text:p>18724288</text:p>
          </table:table-cell>
          <table:table-cell office:value-type="float" office:value="77.51" calcext:value-type="float">
            <text:p>77.51</text:p>
          </table:table-cell>
          <table:table-cell office:value-type="float" office:value="79.74" calcext:value-type="float">
            <text:p>7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51" calcext:value-type="float">
            <text:p>77.51</text:p>
          </table:table-cell>
          <table:table-cell office:value-type="float" office:value="1162.59" calcext:value-type="float">
            <text:p>1162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2.59" calcext:value-type="float">
            <text:p>1162.5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728146" calcext:value-type="float">
            <text:p>18728146</text:p>
          </table:table-cell>
          <table:table-cell office:value-type="float" office:value="77.57" calcext:value-type="float">
            <text:p>77.57</text:p>
          </table:table-cell>
          <table:table-cell office:value-type="float" office:value="82.89" calcext:value-type="float">
            <text:p>82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57" calcext:value-type="float">
            <text:p>77.57</text:p>
          </table:table-cell>
          <table:table-cell office:value-type="float" office:value="1163.51" calcext:value-type="float">
            <text:p>1163.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3.51" calcext:value-type="float">
            <text:p>1163.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732511" calcext:value-type="float">
            <text:p>18732511</text:p>
          </table:table-cell>
          <table:table-cell office:value-type="float" office:value="77.6" calcext:value-type="float">
            <text:p>77.6</text:p>
          </table:table-cell>
          <table:table-cell office:value-type="float" office:value="80.52" calcext:value-type="float">
            <text:p>8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6" calcext:value-type="float">
            <text:p>77.6</text:p>
          </table:table-cell>
          <table:table-cell office:value-type="float" office:value="1164.05" calcext:value-type="float">
            <text:p>1164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4.05" calcext:value-type="float">
            <text:p>1164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736563" calcext:value-type="float">
            <text:p>18736563</text:p>
          </table:table-cell>
          <table:table-cell office:value-type="float" office:value="77.61" calcext:value-type="float">
            <text:p>77.61</text:p>
          </table:table-cell>
          <table:table-cell office:value-type="float" office:value="77.38" calcext:value-type="float">
            <text:p>77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61" calcext:value-type="float">
            <text:p>77.61</text:p>
          </table:table-cell>
          <table:table-cell office:value-type="float" office:value="1164.09" calcext:value-type="float">
            <text:p>1164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4.09" calcext:value-type="float">
            <text:p>1164.0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740951" calcext:value-type="float">
            <text:p>18740951</text:p>
          </table:table-cell>
          <table:table-cell office:value-type="float" office:value="77.57" calcext:value-type="float">
            <text:p>77.57</text:p>
          </table:table-cell>
          <table:table-cell office:value-type="float" office:value="73.63" calcext:value-type="float">
            <text:p>73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57" calcext:value-type="float">
            <text:p>77.57</text:p>
          </table:table-cell>
          <table:table-cell office:value-type="float" office:value="1163.55" calcext:value-type="float">
            <text:p>1163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3.55" calcext:value-type="float">
            <text:p>1163.5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744806" calcext:value-type="float">
            <text:p>18744806</text:p>
          </table:table-cell>
          <table:table-cell office:value-type="float" office:value="77.5" calcext:value-type="float">
            <text:p>77.5</text:p>
          </table:table-cell>
          <table:table-cell office:value-type="float" office:value="70.52" calcext:value-type="float">
            <text:p>7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5" calcext:value-type="float">
            <text:p>77.5</text:p>
          </table:table-cell>
          <table:table-cell office:value-type="float" office:value="1162.55" calcext:value-type="float">
            <text:p>1162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2.55" calcext:value-type="float">
            <text:p>1162.5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749308" calcext:value-type="float">
            <text:p>18749308</text:p>
          </table:table-cell>
          <table:table-cell office:value-type="float" office:value="77.44" calcext:value-type="float">
            <text:p>77.44</text:p>
          </table:table-cell>
          <table:table-cell office:value-type="float" office:value="70.41" calcext:value-type="float">
            <text:p>7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44" calcext:value-type="float">
            <text:p>77.44</text:p>
          </table:table-cell>
          <table:table-cell office:value-type="float" office:value="1161.54" calcext:value-type="float">
            <text:p>1161.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1.54" calcext:value-type="float">
            <text:p>1161.5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753083" calcext:value-type="float">
            <text:p>18753083</text:p>
          </table:table-cell>
          <table:table-cell office:value-type="float" office:value="77.36" calcext:value-type="float">
            <text:p>77.36</text:p>
          </table:table-cell>
          <table:table-cell office:value-type="float" office:value="69.7" calcext:value-type="float">
            <text:p>6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36" calcext:value-type="float">
            <text:p>77.36</text:p>
          </table:table-cell>
          <table:table-cell office:value-type="float" office:value="1160.43" calcext:value-type="float">
            <text:p>1160.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0.43" calcext:value-type="float">
            <text:p>1160.4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757711" calcext:value-type="float">
            <text:p>18757711</text:p>
          </table:table-cell>
          <table:table-cell office:value-type="float" office:value="77.29" calcext:value-type="float">
            <text:p>77.29</text:p>
          </table:table-cell>
          <table:table-cell office:value-type="float" office:value="69.52" calcext:value-type="float">
            <text:p>69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29" calcext:value-type="float">
            <text:p>77.29</text:p>
          </table:table-cell>
          <table:table-cell office:value-type="float" office:value="1159.3" calcext:value-type="float">
            <text:p>1159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9.3" calcext:value-type="float">
            <text:p>1159.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761543" calcext:value-type="float">
            <text:p>18761543</text:p>
          </table:table-cell>
          <table:table-cell office:value-type="float" office:value="77.2" calcext:value-type="float">
            <text:p>77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2" calcext:value-type="float">
            <text:p>77.2</text:p>
          </table:table-cell>
          <table:table-cell office:value-type="float" office:value="1157.97" calcext:value-type="float">
            <text:p>1157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7.97" calcext:value-type="float">
            <text:p>1157.9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766171" calcext:value-type="float">
            <text:p>18766171</text:p>
          </table:table-cell>
          <table:table-cell office:value-type="float" office:value="77.1" calcext:value-type="float">
            <text:p>77.1</text:p>
          </table:table-cell>
          <table:table-cell office:value-type="float" office:value="67.6" calcext:value-type="float">
            <text:p>6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1" calcext:value-type="float">
            <text:p>77.1</text:p>
          </table:table-cell>
          <table:table-cell office:value-type="float" office:value="1156.54" calcext:value-type="float">
            <text:p>1156.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6.54" calcext:value-type="float">
            <text:p>1156.5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770066" calcext:value-type="float">
            <text:p>18770066</text:p>
          </table:table-cell>
          <table:table-cell office:value-type="float" office:value="76.99" calcext:value-type="float">
            <text:p>76.99</text:p>
          </table:table-cell>
          <table:table-cell office:value-type="float" office:value="65.94" calcext:value-type="float">
            <text:p>65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99" calcext:value-type="float">
            <text:p>76.99</text:p>
          </table:table-cell>
          <table:table-cell office:value-type="float" office:value="1154.87" calcext:value-type="float">
            <text:p>1154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4.87" calcext:value-type="float">
            <text:p>1154.8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774440" calcext:value-type="float">
            <text:p>18774440</text:p>
          </table:table-cell>
          <table:table-cell office:value-type="float" office:value="76.83" calcext:value-type="float">
            <text:p>76.83</text:p>
          </table:table-cell>
          <table:table-cell office:value-type="float" office:value="60.9" calcext:value-type="float">
            <text:p>6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83" calcext:value-type="float">
            <text:p>76.83</text:p>
          </table:table-cell>
          <table:table-cell office:value-type="float" office:value="1152.46" calcext:value-type="float">
            <text:p>1152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2.46" calcext:value-type="float">
            <text:p>1152.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778388" calcext:value-type="float">
            <text:p>18778388</text:p>
          </table:table-cell>
          <table:table-cell office:value-type="float" office:value="76.74" calcext:value-type="float">
            <text:p>76.74</text:p>
          </table:table-cell>
          <table:table-cell office:value-type="float" office:value="67.95" calcext:value-type="float">
            <text:p>67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74" calcext:value-type="float">
            <text:p>76.74</text:p>
          </table:table-cell>
          <table:table-cell office:value-type="float" office:value="1151.12" calcext:value-type="float">
            <text:p>1151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1.12" calcext:value-type="float">
            <text:p>1151.1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815388" calcext:value-type="float">
            <text:p>18815388</text:p>
          </table:table-cell>
          <table:table-cell office:value-type="float" office:value="76.56" calcext:value-type="float">
            <text:p>76.56</text:p>
          </table:table-cell>
          <table:table-cell office:value-type="float" office:value="58.64" calcext:value-type="float">
            <text:p>58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6" calcext:value-type="float">
            <text:p>76.56</text:p>
          </table:table-cell>
          <table:table-cell office:value-type="float" office:value="1148.33" calcext:value-type="float">
            <text:p>1148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8.33" calcext:value-type="float">
            <text:p>1148.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819583" calcext:value-type="float">
            <text:p>18819583</text:p>
          </table:table-cell>
          <table:table-cell office:value-type="float" office:value="76.37" calcext:value-type="float">
            <text:p>76.37</text:p>
          </table:table-cell>
          <table:table-cell office:value-type="float" office:value="58.21" calcext:value-type="float">
            <text:p>58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37" calcext:value-type="float">
            <text:p>76.37</text:p>
          </table:table-cell>
          <table:table-cell office:value-type="float" office:value="1145.5" calcext:value-type="float">
            <text:p>1145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5.5" calcext:value-type="float">
            <text:p>1145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823508" calcext:value-type="float">
            <text:p>18823508</text:p>
          </table:table-cell>
          <table:table-cell office:value-type="float" office:value="76.19" calcext:value-type="float">
            <text:p>76.19</text:p>
          </table:table-cell>
          <table:table-cell office:value-type="float" office:value="58.83" calcext:value-type="float">
            <text:p>58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19" calcext:value-type="float">
            <text:p>76.19</text:p>
          </table:table-cell>
          <table:table-cell office:value-type="float" office:value="1142.8" calcext:value-type="float">
            <text:p>1142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2.8" calcext:value-type="float">
            <text:p>1142.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827546" calcext:value-type="float">
            <text:p>18827546</text:p>
          </table:table-cell>
          <table:table-cell office:value-type="float" office:value="76.02" calcext:value-type="float">
            <text:p>76.02</text:p>
          </table:table-cell>
          <table:table-cell office:value-type="float" office:value="59.6" calcext:value-type="float">
            <text:p>5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02" calcext:value-type="float">
            <text:p>76.02</text:p>
          </table:table-cell>
          <table:table-cell office:value-type="float" office:value="1140.24" calcext:value-type="float">
            <text:p>1140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0.24" calcext:value-type="float">
            <text:p>1140.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831503" calcext:value-type="float">
            <text:p>18831503</text:p>
          </table:table-cell>
          <table:table-cell office:value-type="float" office:value="75.87" calcext:value-type="float">
            <text:p>75.87</text:p>
          </table:table-cell>
          <table:table-cell office:value-type="float" office:value="61.32" calcext:value-type="float">
            <text:p>61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87" calcext:value-type="float">
            <text:p>75.87</text:p>
          </table:table-cell>
          <table:table-cell office:value-type="float" office:value="1137.98" calcext:value-type="float">
            <text:p>1137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7.98" calcext:value-type="float">
            <text:p>1137.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835508" calcext:value-type="float">
            <text:p>18835508</text:p>
          </table:table-cell>
          <table:table-cell office:value-type="float" office:value="75.74" calcext:value-type="float">
            <text:p>75.74</text:p>
          </table:table-cell>
          <table:table-cell office:value-type="float" office:value="63.37" calcext:value-type="float">
            <text:p>63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74" calcext:value-type="float">
            <text:p>75.74</text:p>
          </table:table-cell>
          <table:table-cell office:value-type="float" office:value="1136.06" calcext:value-type="float">
            <text:p>1136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6.06" calcext:value-type="float">
            <text:p>1136.0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839503" calcext:value-type="float">
            <text:p>18839503</text:p>
          </table:table-cell>
          <table:table-cell office:value-type="float" office:value="75.62" calcext:value-type="float">
            <text:p>75.62</text:p>
          </table:table-cell>
          <table:table-cell office:value-type="float" office:value="64.52" calcext:value-type="float">
            <text:p>64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62" calcext:value-type="float">
            <text:p>75.62</text:p>
          </table:table-cell>
          <table:table-cell office:value-type="float" office:value="1134.34" calcext:value-type="float">
            <text:p>1134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4.34" calcext:value-type="float">
            <text:p>1134.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843526" calcext:value-type="float">
            <text:p>18843526</text:p>
          </table:table-cell>
          <table:table-cell office:value-type="float" office:value="75.5" calcext:value-type="float">
            <text:p>75.5</text:p>
          </table:table-cell>
          <table:table-cell office:value-type="float" office:value="63.31" calcext:value-type="float">
            <text:p>63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5" calcext:value-type="float">
            <text:p>75.5</text:p>
          </table:table-cell>
          <table:table-cell office:value-type="float" office:value="1132.48" calcext:value-type="float">
            <text:p>1132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2.48" calcext:value-type="float">
            <text:p>1132.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991388" calcext:value-type="float">
            <text:p>18991388</text:p>
          </table:table-cell>
          <table:table-cell office:value-type="float" office:value="75.32" calcext:value-type="float">
            <text:p>75.32</text:p>
          </table:table-cell>
          <table:table-cell office:value-type="float" office:value="57.85" calcext:value-type="float">
            <text:p>57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32" calcext:value-type="float">
            <text:p>75.32</text:p>
          </table:table-cell>
          <table:table-cell office:value-type="float" office:value="1129.74" calcext:value-type="float">
            <text:p>1129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9.74" calcext:value-type="float">
            <text:p>1129.7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995508" calcext:value-type="float">
            <text:p>18995508</text:p>
          </table:table-cell>
          <table:table-cell office:value-type="float" office:value="75.13" calcext:value-type="float">
            <text:p>75.13</text:p>
          </table:table-cell>
          <table:table-cell office:value-type="float" office:value="57.49" calcext:value-type="float">
            <text:p>57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13" calcext:value-type="float">
            <text:p>75.13</text:p>
          </table:table-cell>
          <table:table-cell office:value-type="float" office:value="1126.99" calcext:value-type="float">
            <text:p>1126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6.99" calcext:value-type="float">
            <text:p>1126.9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8999328" calcext:value-type="float">
            <text:p>18999328</text:p>
          </table:table-cell>
          <table:table-cell office:value-type="float" office:value="74.96" calcext:value-type="float">
            <text:p>74.96</text:p>
          </table:table-cell>
          <table:table-cell office:value-type="float" office:value="57.93" calcext:value-type="float">
            <text:p>57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6" calcext:value-type="float">
            <text:p>74.96</text:p>
          </table:table-cell>
          <table:table-cell office:value-type="float" office:value="1124.35" calcext:value-type="float">
            <text:p>1124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4.35" calcext:value-type="float">
            <text:p>1124.3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003283" calcext:value-type="float">
            <text:p>19003283</text:p>
          </table:table-cell>
          <table:table-cell office:value-type="float" office:value="74.79" calcext:value-type="float">
            <text:p>74.79</text:p>
          </table:table-cell>
          <table:table-cell office:value-type="float" office:value="58.37" calcext:value-type="float">
            <text:p>58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79" calcext:value-type="float">
            <text:p>74.79</text:p>
          </table:table-cell>
          <table:table-cell office:value-type="float" office:value="1121.81" calcext:value-type="float">
            <text:p>1121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1.81" calcext:value-type="float">
            <text:p>1121.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007288" calcext:value-type="float">
            <text:p>19007288</text:p>
          </table:table-cell>
          <table:table-cell office:value-type="float" office:value="74.62" calcext:value-type="float">
            <text:p>74.62</text:p>
          </table:table-cell>
          <table:table-cell office:value-type="float" office:value="58.6" calcext:value-type="float">
            <text:p>5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62" calcext:value-type="float">
            <text:p>74.62</text:p>
          </table:table-cell>
          <table:table-cell office:value-type="float" office:value="1119.34" calcext:value-type="float">
            <text:p>1119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9.34" calcext:value-type="float">
            <text:p>1119.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011268" calcext:value-type="float">
            <text:p>19011268</text:p>
          </table:table-cell>
          <table:table-cell office:value-type="float" office:value="74.46" calcext:value-type="float">
            <text:p>74.46</text:p>
          </table:table-cell>
          <table:table-cell office:value-type="float" office:value="58.72" calcext:value-type="float">
            <text:p>58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46" calcext:value-type="float">
            <text:p>74.46</text:p>
          </table:table-cell>
          <table:table-cell office:value-type="float" office:value="1116.91" calcext:value-type="float">
            <text:p>1116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6.91" calcext:value-type="float">
            <text:p>1116.9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015263" calcext:value-type="float">
            <text:p>19015263</text:p>
          </table:table-cell>
          <table:table-cell office:value-type="float" office:value="74.3" calcext:value-type="float">
            <text:p>74.3</text:p>
          </table:table-cell>
          <table:table-cell office:value-type="float" office:value="58.57" calcext:value-type="float">
            <text:p>58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3" calcext:value-type="float">
            <text:p>74.3</text:p>
          </table:table-cell>
          <table:table-cell office:value-type="float" office:value="1114.48" calcext:value-type="float">
            <text:p>1114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4.48" calcext:value-type="float">
            <text:p>1114.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019288" calcext:value-type="float">
            <text:p>19019288</text:p>
          </table:table-cell>
          <table:table-cell office:value-type="float" office:value="74.14" calcext:value-type="float">
            <text:p>74.14</text:p>
          </table:table-cell>
          <table:table-cell office:value-type="float" office:value="58.3" calcext:value-type="float">
            <text:p>5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14" calcext:value-type="float">
            <text:p>74.14</text:p>
          </table:table-cell>
          <table:table-cell office:value-type="float" office:value="1112.04" calcext:value-type="float">
            <text:p>1112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2.04" calcext:value-type="float">
            <text:p>1112.0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066094" calcext:value-type="float">
            <text:p>19066094</text:p>
          </table:table-cell>
          <table:table-cell office:value-type="float" office:value="73.96" calcext:value-type="float">
            <text:p>73.96</text:p>
          </table:table-cell>
          <table:table-cell office:value-type="float" office:value="57.27" calcext:value-type="float">
            <text:p>57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96" calcext:value-type="float">
            <text:p>73.96</text:p>
          </table:table-cell>
          <table:table-cell office:value-type="float" office:value="1109.46" calcext:value-type="float">
            <text:p>1109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9.46" calcext:value-type="float">
            <text:p>1109.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069948" calcext:value-type="float">
            <text:p>19069948</text:p>
          </table:table-cell>
          <table:table-cell office:value-type="float" office:value="73.79" calcext:value-type="float">
            <text:p>73.79</text:p>
          </table:table-cell>
          <table:table-cell office:value-type="float" office:value="56.56" calcext:value-type="float">
            <text:p>56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79" calcext:value-type="float">
            <text:p>73.79</text:p>
          </table:table-cell>
          <table:table-cell office:value-type="float" office:value="1106.79" calcext:value-type="float">
            <text:p>1106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6.79" calcext:value-type="float">
            <text:p>1106.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074440" calcext:value-type="float">
            <text:p>19074440</text:p>
          </table:table-cell>
          <table:table-cell office:value-type="float" office:value="73.61" calcext:value-type="float">
            <text:p>73.61</text:p>
          </table:table-cell>
          <table:table-cell office:value-type="float" office:value="56.31" calcext:value-type="float">
            <text:p>56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61" calcext:value-type="float">
            <text:p>73.61</text:p>
          </table:table-cell>
          <table:table-cell office:value-type="float" office:value="1104.1" calcext:value-type="float">
            <text:p>1104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4.1" calcext:value-type="float">
            <text:p>1104.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078288" calcext:value-type="float">
            <text:p>19078288</text:p>
          </table:table-cell>
          <table:table-cell office:value-type="float" office:value="73.43" calcext:value-type="float">
            <text:p>73.43</text:p>
          </table:table-cell>
          <table:table-cell office:value-type="float" office:value="56.4" calcext:value-type="float">
            <text:p>5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43" calcext:value-type="float">
            <text:p>73.43</text:p>
          </table:table-cell>
          <table:table-cell office:value-type="float" office:value="1101.44" calcext:value-type="float">
            <text:p>1101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1.44" calcext:value-type="float">
            <text:p>1101.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082848" calcext:value-type="float">
            <text:p>19082848</text:p>
          </table:table-cell>
          <table:table-cell office:value-type="float" office:value="73.25" calcext:value-type="float">
            <text:p>73.25</text:p>
          </table:table-cell>
          <table:table-cell office:value-type="float" office:value="56.47" calcext:value-type="float">
            <text:p>56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25" calcext:value-type="float">
            <text:p>73.25</text:p>
          </table:table-cell>
          <table:table-cell office:value-type="float" office:value="1098.8" calcext:value-type="float">
            <text:p>1098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8.8" calcext:value-type="float">
            <text:p>1098.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086508" calcext:value-type="float">
            <text:p>19086508</text:p>
          </table:table-cell>
          <table:table-cell office:value-type="float" office:value="73.08" calcext:value-type="float">
            <text:p>73.08</text:p>
          </table:table-cell>
          <table:table-cell office:value-type="float" office:value="56.35" calcext:value-type="float">
            <text:p>5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08" calcext:value-type="float">
            <text:p>73.08</text:p>
          </table:table-cell>
          <table:table-cell office:value-type="float" office:value="1096.17" calcext:value-type="float">
            <text:p>1096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6.17" calcext:value-type="float">
            <text:p>1096.1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091620" calcext:value-type="float">
            <text:p>19091620</text:p>
          </table:table-cell>
          <table:table-cell office:value-type="float" office:value="72.9" calcext:value-type="float">
            <text:p>72.9</text:p>
          </table:table-cell>
          <table:table-cell office:value-type="float" office:value="55.7" calcext:value-type="float">
            <text:p>5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9" calcext:value-type="float">
            <text:p>72.9</text:p>
          </table:table-cell>
          <table:table-cell office:value-type="float" office:value="1093.46" calcext:value-type="float">
            <text:p>1093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3.46" calcext:value-type="float">
            <text:p>1093.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095528" calcext:value-type="float">
            <text:p>19095528</text:p>
          </table:table-cell>
          <table:table-cell office:value-type="float" office:value="72.71" calcext:value-type="float">
            <text:p>72.71</text:p>
          </table:table-cell>
          <table:table-cell office:value-type="float" office:value="54.87" calcext:value-type="float">
            <text:p>54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71" calcext:value-type="float">
            <text:p>72.71</text:p>
          </table:table-cell>
          <table:table-cell office:value-type="float" office:value="1090.63" calcext:value-type="float">
            <text:p>1090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0.63" calcext:value-type="float">
            <text:p>1090.6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00066" calcext:value-type="float">
            <text:p>19100066</text:p>
          </table:table-cell>
          <table:table-cell office:value-type="float" office:value="72.52" calcext:value-type="float">
            <text:p>72.52</text:p>
          </table:table-cell>
          <table:table-cell office:value-type="float" office:value="54.41" calcext:value-type="float">
            <text:p>54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52" calcext:value-type="float">
            <text:p>72.52</text:p>
          </table:table-cell>
          <table:table-cell office:value-type="float" office:value="1087.76" calcext:value-type="float">
            <text:p>1087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7.76" calcext:value-type="float">
            <text:p>1087.7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03851" calcext:value-type="float">
            <text:p>19103851</text:p>
          </table:table-cell>
          <table:table-cell office:value-type="float" office:value="72.32" calcext:value-type="float">
            <text:p>72.32</text:p>
          </table:table-cell>
          <table:table-cell office:value-type="float" office:value="53.96" calcext:value-type="float">
            <text:p>53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32" calcext:value-type="float">
            <text:p>72.32</text:p>
          </table:table-cell>
          <table:table-cell office:value-type="float" office:value="1084.84" calcext:value-type="float">
            <text:p>1084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4.84" calcext:value-type="float">
            <text:p>1084.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08104" calcext:value-type="float">
            <text:p>19108104</text:p>
          </table:table-cell>
          <table:table-cell office:value-type="float" office:value="72.13" calcext:value-type="float">
            <text:p>72.13</text:p>
          </table:table-cell>
          <table:table-cell office:value-type="float" office:value="53.99" calcext:value-type="float">
            <text:p>53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13" calcext:value-type="float">
            <text:p>72.13</text:p>
          </table:table-cell>
          <table:table-cell office:value-type="float" office:value="1081.96" calcext:value-type="float">
            <text:p>1081.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1.96" calcext:value-type="float">
            <text:p>1081.9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12471" calcext:value-type="float">
            <text:p>19112471</text:p>
          </table:table-cell>
          <table:table-cell office:value-type="float" office:value="71.93" calcext:value-type="float">
            <text:p>71.93</text:p>
          </table:table-cell>
          <table:table-cell office:value-type="float" office:value="53.44" calcext:value-type="float">
            <text:p>53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93" calcext:value-type="float">
            <text:p>71.93</text:p>
          </table:table-cell>
          <table:table-cell office:value-type="float" office:value="1079.01" calcext:value-type="float">
            <text:p>1079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9.01" calcext:value-type="float">
            <text:p>1079.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17166" calcext:value-type="float">
            <text:p>19117166</text:p>
          </table:table-cell>
          <table:table-cell office:value-type="float" office:value="71.74" calcext:value-type="float">
            <text:p>71.74</text:p>
          </table:table-cell>
          <table:table-cell office:value-type="float" office:value="52.98" calcext:value-type="float">
            <text:p>52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74" calcext:value-type="float">
            <text:p>71.74</text:p>
          </table:table-cell>
          <table:table-cell office:value-type="float" office:value="1076.03" calcext:value-type="float">
            <text:p>1076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6.03" calcext:value-type="float">
            <text:p>1076.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21106" calcext:value-type="float">
            <text:p>19121106</text:p>
          </table:table-cell>
          <table:table-cell office:value-type="float" office:value="71.53" calcext:value-type="float">
            <text:p>71.53</text:p>
          </table:table-cell>
          <table:table-cell office:value-type="float" office:value="52.33" calcext:value-type="float">
            <text:p>52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53" calcext:value-type="float">
            <text:p>71.53</text:p>
          </table:table-cell>
          <table:table-cell office:value-type="float" office:value="1072.98" calcext:value-type="float">
            <text:p>1072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2.98" calcext:value-type="float">
            <text:p>1072.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25568" calcext:value-type="float">
            <text:p>19125568</text:p>
          </table:table-cell>
          <table:table-cell office:value-type="float" office:value="71.33" calcext:value-type="float">
            <text:p>71.33</text:p>
          </table:table-cell>
          <table:table-cell office:value-type="float" office:value="52.08" calcext:value-type="float">
            <text:p>52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33" calcext:value-type="float">
            <text:p>71.33</text:p>
          </table:table-cell>
          <table:table-cell office:value-type="float" office:value="1069.93" calcext:value-type="float">
            <text:p>1069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9.93" calcext:value-type="float">
            <text:p>1069.9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29366" calcext:value-type="float">
            <text:p>19129366</text:p>
          </table:table-cell>
          <table:table-cell office:value-type="float" office:value="71.12" calcext:value-type="float">
            <text:p>71.12</text:p>
          </table:table-cell>
          <table:table-cell office:value-type="float" office:value="51.68" calcext:value-type="float">
            <text:p>51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12" calcext:value-type="float">
            <text:p>71.12</text:p>
          </table:table-cell>
          <table:table-cell office:value-type="float" office:value="1066.86" calcext:value-type="float">
            <text:p>1066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6.86" calcext:value-type="float">
            <text:p>1066.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33828" calcext:value-type="float">
            <text:p>19133828</text:p>
          </table:table-cell>
          <table:table-cell office:value-type="float" office:value="70.92" calcext:value-type="float">
            <text:p>70.92</text:p>
          </table:table-cell>
          <table:table-cell office:value-type="float" office:value="51.72" calcext:value-type="float">
            <text:p>51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92" calcext:value-type="float">
            <text:p>70.92</text:p>
          </table:table-cell>
          <table:table-cell office:value-type="float" office:value="1063.82" calcext:value-type="float">
            <text:p>1063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3.82" calcext:value-type="float">
            <text:p>1063.8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37688" calcext:value-type="float">
            <text:p>19137688</text:p>
          </table:table-cell>
          <table:table-cell office:value-type="float" office:value="70.72" calcext:value-type="float">
            <text:p>70.72</text:p>
          </table:table-cell>
          <table:table-cell office:value-type="float" office:value="51.92" calcext:value-type="float">
            <text:p>51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72" calcext:value-type="float">
            <text:p>70.72</text:p>
          </table:table-cell>
          <table:table-cell office:value-type="float" office:value="1060.86" calcext:value-type="float">
            <text:p>1060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0.86" calcext:value-type="float">
            <text:p>1060.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42231" calcext:value-type="float">
            <text:p>19142231</text:p>
          </table:table-cell>
          <table:table-cell office:value-type="float" office:value="70.53" calcext:value-type="float">
            <text:p>70.53</text:p>
          </table:table-cell>
          <table:table-cell office:value-type="float" office:value="51.92" calcext:value-type="float">
            <text:p>51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53" calcext:value-type="float">
            <text:p>70.53</text:p>
          </table:table-cell>
          <table:table-cell office:value-type="float" office:value="1057.94" calcext:value-type="float">
            <text:p>1057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7.94" calcext:value-type="float">
            <text:p>1057.9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46006" calcext:value-type="float">
            <text:p>19146006</text:p>
          </table:table-cell>
          <table:table-cell office:value-type="float" office:value="70.34" calcext:value-type="float">
            <text:p>70.34</text:p>
          </table:table-cell>
          <table:table-cell office:value-type="float" office:value="52.17" calcext:value-type="float">
            <text:p>52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34" calcext:value-type="float">
            <text:p>70.34</text:p>
          </table:table-cell>
          <table:table-cell office:value-type="float" office:value="1055.1" calcext:value-type="float">
            <text:p>1055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5.1" calcext:value-type="float">
            <text:p>1055.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50614" calcext:value-type="float">
            <text:p>19150614</text:p>
          </table:table-cell>
          <table:table-cell office:value-type="float" office:value="70.16" calcext:value-type="float">
            <text:p>70.16</text:p>
          </table:table-cell>
          <table:table-cell office:value-type="float" office:value="52.36" calcext:value-type="float">
            <text:p>52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16" calcext:value-type="float">
            <text:p>70.16</text:p>
          </table:table-cell>
          <table:table-cell office:value-type="float" office:value="1052.33" calcext:value-type="float">
            <text:p>1052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2.33" calcext:value-type="float">
            <text:p>1052.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54451" calcext:value-type="float">
            <text:p>19154451</text:p>
          </table:table-cell>
          <table:table-cell office:value-type="float" office:value="69.98" calcext:value-type="float">
            <text:p>69.98</text:p>
          </table:table-cell>
          <table:table-cell office:value-type="float" office:value="52.86" calcext:value-type="float">
            <text:p>52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98" calcext:value-type="float">
            <text:p>69.98</text:p>
          </table:table-cell>
          <table:table-cell office:value-type="float" office:value="1049.67" calcext:value-type="float">
            <text:p>1049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9.67" calcext:value-type="float">
            <text:p>1049.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59066" calcext:value-type="float">
            <text:p>19159066</text:p>
          </table:table-cell>
          <table:table-cell office:value-type="float" office:value="69.81" calcext:value-type="float">
            <text:p>69.81</text:p>
          </table:table-cell>
          <table:table-cell office:value-type="float" office:value="53.29" calcext:value-type="float">
            <text:p>53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81" calcext:value-type="float">
            <text:p>69.81</text:p>
          </table:table-cell>
          <table:table-cell office:value-type="float" office:value="1047.11" calcext:value-type="float">
            <text:p>1047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7.11" calcext:value-type="float">
            <text:p>1047.1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62746" calcext:value-type="float">
            <text:p>19162746</text:p>
          </table:table-cell>
          <table:table-cell office:value-type="float" office:value="69.64" calcext:value-type="float">
            <text:p>69.64</text:p>
          </table:table-cell>
          <table:table-cell office:value-type="float" office:value="53.58" calcext:value-type="float">
            <text:p>53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64" calcext:value-type="float">
            <text:p>69.64</text:p>
          </table:table-cell>
          <table:table-cell office:value-type="float" office:value="1044.64" calcext:value-type="float">
            <text:p>1044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4.64" calcext:value-type="float">
            <text:p>1044.6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67311" calcext:value-type="float">
            <text:p>19167311</text:p>
          </table:table-cell>
          <table:table-cell office:value-type="float" office:value="69.48" calcext:value-type="float">
            <text:p>69.48</text:p>
          </table:table-cell>
          <table:table-cell office:value-type="float" office:value="53.51" calcext:value-type="float">
            <text:p>53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48" calcext:value-type="float">
            <text:p>69.48</text:p>
          </table:table-cell>
          <table:table-cell office:value-type="float" office:value="1042.19" calcext:value-type="float">
            <text:p>1042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2.19" calcext:value-type="float">
            <text:p>1042.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71086" calcext:value-type="float">
            <text:p>19171086</text:p>
          </table:table-cell>
          <table:table-cell office:value-type="float" office:value="69.32" calcext:value-type="float">
            <text:p>69.32</text:p>
          </table:table-cell>
          <table:table-cell office:value-type="float" office:value="53.83" calcext:value-type="float">
            <text:p>5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32" calcext:value-type="float">
            <text:p>69.32</text:p>
          </table:table-cell>
          <table:table-cell office:value-type="float" office:value="1039.82" calcext:value-type="float">
            <text:p>1039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9.82" calcext:value-type="float">
            <text:p>1039.8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75503" calcext:value-type="float">
            <text:p>19175503</text:p>
          </table:table-cell>
          <table:table-cell office:value-type="float" office:value="69.17" calcext:value-type="float">
            <text:p>69.17</text:p>
          </table:table-cell>
          <table:table-cell office:value-type="float" office:value="53.78" calcext:value-type="float">
            <text:p>53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17" calcext:value-type="float">
            <text:p>69.17</text:p>
          </table:table-cell>
          <table:table-cell office:value-type="float" office:value="1037.48" calcext:value-type="float">
            <text:p>1037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7.48" calcext:value-type="float">
            <text:p>1037.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79480" calcext:value-type="float">
            <text:p>19179480</text:p>
          </table:table-cell>
          <table:table-cell office:value-type="float" office:value="69.01" calcext:value-type="float">
            <text:p>69.01</text:p>
          </table:table-cell>
          <table:table-cell office:value-type="float" office:value="53.79" calcext:value-type="float">
            <text:p>53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01" calcext:value-type="float">
            <text:p>69.01</text:p>
          </table:table-cell>
          <table:table-cell office:value-type="float" office:value="1035.17" calcext:value-type="float">
            <text:p>1035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5.17" calcext:value-type="float">
            <text:p>1035.1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83968" calcext:value-type="float">
            <text:p>19183968</text:p>
          </table:table-cell>
          <table:table-cell office:value-type="float" office:value="68.86" calcext:value-type="float">
            <text:p>68.86</text:p>
          </table:table-cell>
          <table:table-cell office:value-type="float" office:value="53.65" calcext:value-type="float">
            <text:p>53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86" calcext:value-type="float">
            <text:p>68.86</text:p>
          </table:table-cell>
          <table:table-cell office:value-type="float" office:value="1032.85" calcext:value-type="float">
            <text:p>1032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2.85" calcext:value-type="float">
            <text:p>1032.8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87871" calcext:value-type="float">
            <text:p>19187871</text:p>
          </table:table-cell>
          <table:table-cell office:value-type="float" office:value="68.7" calcext:value-type="float">
            <text:p>68.7</text:p>
          </table:table-cell>
          <table:table-cell office:value-type="float" office:value="53.69" calcext:value-type="float">
            <text:p>53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7" calcext:value-type="float">
            <text:p>68.7</text:p>
          </table:table-cell>
          <table:table-cell office:value-type="float" office:value="1030.56" calcext:value-type="float">
            <text:p>1030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0.56" calcext:value-type="float">
            <text:p>1030.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93134" calcext:value-type="float">
            <text:p>19193134</text:p>
          </table:table-cell>
          <table:table-cell office:value-type="float" office:value="68.55" calcext:value-type="float">
            <text:p>68.55</text:p>
          </table:table-cell>
          <table:table-cell office:value-type="float" office:value="53.67" calcext:value-type="float">
            <text:p>53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55" calcext:value-type="float">
            <text:p>68.55</text:p>
          </table:table-cell>
          <table:table-cell office:value-type="float" office:value="1028.29" calcext:value-type="float">
            <text:p>1028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8.29" calcext:value-type="float">
            <text:p>1028.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197328" calcext:value-type="float">
            <text:p>19197328</text:p>
          </table:table-cell>
          <table:table-cell office:value-type="float" office:value="68.4" calcext:value-type="float">
            <text:p>68.4</text:p>
          </table:table-cell>
          <table:table-cell office:value-type="float" office:value="53.86" calcext:value-type="float">
            <text:p>53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1026.05" calcext:value-type="float">
            <text:p>1026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6.05" calcext:value-type="float">
            <text:p>1026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201891" calcext:value-type="float">
            <text:p>19201891</text:p>
          </table:table-cell>
          <table:table-cell office:value-type="float" office:value="68.25" calcext:value-type="float">
            <text:p>68.25</text:p>
          </table:table-cell>
          <table:table-cell office:value-type="float" office:value="53.18" calcext:value-type="float">
            <text:p>53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25" calcext:value-type="float">
            <text:p>68.25</text:p>
          </table:table-cell>
          <table:table-cell office:value-type="float" office:value="1023.72" calcext:value-type="float">
            <text:p>1023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3.72" calcext:value-type="float">
            <text:p>1023.7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205626" calcext:value-type="float">
            <text:p>19205626</text:p>
          </table:table-cell>
          <table:table-cell office:value-type="float" office:value="68.09" calcext:value-type="float">
            <text:p>68.09</text:p>
          </table:table-cell>
          <table:table-cell office:value-type="float" office:value="52.89" calcext:value-type="float">
            <text:p>52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09" calcext:value-type="float">
            <text:p>68.09</text:p>
          </table:table-cell>
          <table:table-cell office:value-type="float" office:value="1021.36" calcext:value-type="float">
            <text:p>1021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1.36" calcext:value-type="float">
            <text:p>1021.3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209543" calcext:value-type="float">
            <text:p>19209543</text:p>
          </table:table-cell>
          <table:table-cell office:value-type="float" office:value="67.94" calcext:value-type="float">
            <text:p>67.94</text:p>
          </table:table-cell>
          <table:table-cell office:value-type="float" office:value="53.02" calcext:value-type="float">
            <text:p>53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94" calcext:value-type="float">
            <text:p>67.94</text:p>
          </table:table-cell>
          <table:table-cell office:value-type="float" office:value="1019.03" calcext:value-type="float">
            <text:p>1019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9.03" calcext:value-type="float">
            <text:p>1019.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213531" calcext:value-type="float">
            <text:p>19213531</text:p>
          </table:table-cell>
          <table:table-cell office:value-type="float" office:value="67.78" calcext:value-type="float">
            <text:p>67.78</text:p>
          </table:table-cell>
          <table:table-cell office:value-type="float" office:value="53.07" calcext:value-type="float">
            <text:p>53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78" calcext:value-type="float">
            <text:p>67.78</text:p>
          </table:table-cell>
          <table:table-cell office:value-type="float" office:value="1016.72" calcext:value-type="float">
            <text:p>1016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6.72" calcext:value-type="float">
            <text:p>1016.7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217586" calcext:value-type="float">
            <text:p>19217586</text:p>
          </table:table-cell>
          <table:table-cell office:value-type="float" office:value="67.63" calcext:value-type="float">
            <text:p>67.63</text:p>
          </table:table-cell>
          <table:table-cell office:value-type="float" office:value="53.31" calcext:value-type="float">
            <text:p>53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63" calcext:value-type="float">
            <text:p>67.63</text:p>
          </table:table-cell>
          <table:table-cell office:value-type="float" office:value="1014.45" calcext:value-type="float">
            <text:p>1014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4.45" calcext:value-type="float">
            <text:p>1014.4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221543" calcext:value-type="float">
            <text:p>19221543</text:p>
          </table:table-cell>
          <table:table-cell office:value-type="float" office:value="67.48" calcext:value-type="float">
            <text:p>67.48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48" calcext:value-type="float">
            <text:p>67.48</text:p>
          </table:table-cell>
          <table:table-cell office:value-type="float" office:value="1012.2" calcext:value-type="float">
            <text:p>101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2.2" calcext:value-type="float">
            <text:p>1012.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225543" calcext:value-type="float">
            <text:p>19225543</text:p>
          </table:table-cell>
          <table:table-cell office:value-type="float" office:value="67.33" calcext:value-type="float">
            <text:p>67.33</text:p>
          </table:table-cell>
          <table:table-cell office:value-type="float" office:value="53.16" calcext:value-type="float">
            <text:p>53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33" calcext:value-type="float">
            <text:p>67.33</text:p>
          </table:table-cell>
          <table:table-cell office:value-type="float" office:value="1009.94" calcext:value-type="float">
            <text:p>1009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9.94" calcext:value-type="float">
            <text:p>1009.9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229546" calcext:value-type="float">
            <text:p>19229546</text:p>
          </table:table-cell>
          <table:table-cell office:value-type="float" office:value="67.18" calcext:value-type="float">
            <text:p>67.18</text:p>
          </table:table-cell>
          <table:table-cell office:value-type="float" office:value="52.66" calcext:value-type="float">
            <text:p>52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18" calcext:value-type="float">
            <text:p>67.18</text:p>
          </table:table-cell>
          <table:table-cell office:value-type="float" office:value="1007.63" calcext:value-type="float">
            <text:p>1007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7.63" calcext:value-type="float">
            <text:p>1007.6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401094" calcext:value-type="float">
            <text:p>19401094</text:p>
          </table:table-cell>
          <table:table-cell office:value-type="float" office:value="66.99" calcext:value-type="float">
            <text:p>66.99</text:p>
          </table:table-cell>
          <table:table-cell office:value-type="float" office:value="49.54" calcext:value-type="float">
            <text:p>49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99" calcext:value-type="float">
            <text:p>66.99</text:p>
          </table:table-cell>
          <table:table-cell office:value-type="float" office:value="1004.9" calcext:value-type="float">
            <text:p>1004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4.9" calcext:value-type="float">
            <text:p>1004.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404888" calcext:value-type="float">
            <text:p>19404888</text:p>
          </table:table-cell>
          <table:table-cell office:value-type="float" office:value="66.81" calcext:value-type="float">
            <text:p>66.81</text:p>
          </table:table-cell>
          <table:table-cell office:value-type="float" office:value="49.65" calcext:value-type="float">
            <text:p>49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81" calcext:value-type="float">
            <text:p>66.81</text:p>
          </table:table-cell>
          <table:table-cell office:value-type="float" office:value="1002.21" calcext:value-type="float">
            <text:p>1002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2.21" calcext:value-type="float">
            <text:p>1002.2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408863" calcext:value-type="float">
            <text:p>19408863</text:p>
          </table:table-cell>
          <table:table-cell office:value-type="float" office:value="66.64" calcext:value-type="float">
            <text:p>66.64</text:p>
          </table:table-cell>
          <table:table-cell office:value-type="float" office:value="49.69" calcext:value-type="float">
            <text:p>49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4" calcext:value-type="float">
            <text:p>66.64</text:p>
          </table:table-cell>
          <table:table-cell office:value-type="float" office:value="999.57" calcext:value-type="float">
            <text:p>999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9.57" calcext:value-type="float">
            <text:p>999.5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412791" calcext:value-type="float">
            <text:p>19412791</text:p>
          </table:table-cell>
          <table:table-cell office:value-type="float" office:value="66.46" calcext:value-type="float">
            <text:p>66.46</text:p>
          </table:table-cell>
          <table:table-cell office:value-type="float" office:value="49.76" calcext:value-type="float">
            <text:p>49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46" calcext:value-type="float">
            <text:p>66.46</text:p>
          </table:table-cell>
          <table:table-cell office:value-type="float" office:value="996.95" calcext:value-type="float">
            <text:p>996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6.95" calcext:value-type="float">
            <text:p>996.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417006" calcext:value-type="float">
            <text:p>19417006</text:p>
          </table:table-cell>
          <table:table-cell office:value-type="float" office:value="66.29" calcext:value-type="float">
            <text:p>66.29</text:p>
          </table:table-cell>
          <table:table-cell office:value-type="float" office:value="49.62" calcext:value-type="float">
            <text:p>4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29" calcext:value-type="float">
            <text:p>66.29</text:p>
          </table:table-cell>
          <table:table-cell office:value-type="float" office:value="994.34" calcext:value-type="float">
            <text:p>994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4.34" calcext:value-type="float">
            <text:p>994.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420806" calcext:value-type="float">
            <text:p>19420806</text:p>
          </table:table-cell>
          <table:table-cell office:value-type="float" office:value="66.12" calcext:value-type="float">
            <text:p>66.12</text:p>
          </table:table-cell>
          <table:table-cell office:value-type="float" office:value="49.74" calcext:value-type="float">
            <text:p>4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12" calcext:value-type="float">
            <text:p>66.12</text:p>
          </table:table-cell>
          <table:table-cell office:value-type="float" office:value="991.77" calcext:value-type="float">
            <text:p>991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1.77" calcext:value-type="float">
            <text:p>991.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424803" calcext:value-type="float">
            <text:p>19424803</text:p>
          </table:table-cell>
          <table:table-cell office:value-type="float" office:value="65.95" calcext:value-type="float">
            <text:p>65.95</text:p>
          </table:table-cell>
          <table:table-cell office:value-type="float" office:value="50.03" calcext:value-type="float">
            <text:p>5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5" calcext:value-type="float">
            <text:p>65.95</text:p>
          </table:table-cell>
          <table:table-cell office:value-type="float" office:value="989.28" calcext:value-type="float">
            <text:p>989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9.28" calcext:value-type="float">
            <text:p>989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428868" calcext:value-type="float">
            <text:p>19428868</text:p>
          </table:table-cell>
          <table:table-cell office:value-type="float" office:value="65.79" calcext:value-type="float">
            <text:p>65.79</text:p>
          </table:table-cell>
          <table:table-cell office:value-type="float" office:value="50.18" calcext:value-type="float">
            <text:p>5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79" calcext:value-type="float">
            <text:p>65.79</text:p>
          </table:table-cell>
          <table:table-cell office:value-type="float" office:value="986.84" calcext:value-type="float">
            <text:p>986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6.84" calcext:value-type="float">
            <text:p>986.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460171" calcext:value-type="float">
            <text:p>19460171</text:p>
          </table:table-cell>
          <table:table-cell office:value-type="float" office:value="65.64" calcext:value-type="float">
            <text:p>65.64</text:p>
          </table:table-cell>
          <table:table-cell office:value-type="float" office:value="50.9" calcext:value-type="float">
            <text:p>5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64" calcext:value-type="float">
            <text:p>65.64</text:p>
          </table:table-cell>
          <table:table-cell office:value-type="float" office:value="984.58" calcext:value-type="float">
            <text:p>984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4.58" calcext:value-type="float">
            <text:p>984.5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465674" calcext:value-type="float">
            <text:p>19465674</text:p>
          </table:table-cell>
          <table:table-cell office:value-type="float" office:value="65.49" calcext:value-type="float">
            <text:p>65.49</text:p>
          </table:table-cell>
          <table:table-cell office:value-type="float" office:value="50.83" calcext:value-type="float">
            <text:p>50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49" calcext:value-type="float">
            <text:p>65.49</text:p>
          </table:table-cell>
          <table:table-cell office:value-type="float" office:value="982.35" calcext:value-type="float">
            <text:p>982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2.35" calcext:value-type="float">
            <text:p>982.3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469403" calcext:value-type="float">
            <text:p>19469403</text:p>
          </table:table-cell>
          <table:table-cell office:value-type="float" office:value="65.34" calcext:value-type="float">
            <text:p>65.34</text:p>
          </table:table-cell>
          <table:table-cell office:value-type="float" office:value="50.76" calcext:value-type="float">
            <text:p>5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34" calcext:value-type="float">
            <text:p>65.34</text:p>
          </table:table-cell>
          <table:table-cell office:value-type="float" office:value="980.14" calcext:value-type="float">
            <text:p>980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0.14" calcext:value-type="float">
            <text:p>980.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473928" calcext:value-type="float">
            <text:p>19473928</text:p>
          </table:table-cell>
          <table:table-cell office:value-type="float" office:value="65.19" calcext:value-type="float">
            <text:p>65.19</text:p>
          </table:table-cell>
          <table:table-cell office:value-type="float" office:value="50.4" calcext:value-type="float">
            <text:p>5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19" calcext:value-type="float">
            <text:p>65.19</text:p>
          </table:table-cell>
          <table:table-cell office:value-type="float" office:value="977.91" calcext:value-type="float">
            <text:p>977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7.91" calcext:value-type="float">
            <text:p>977.9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477663" calcext:value-type="float">
            <text:p>19477663</text:p>
          </table:table-cell>
          <table:table-cell office:value-type="float" office:value="65.05" calcext:value-type="float">
            <text:p>65.05</text:p>
          </table:table-cell>
          <table:table-cell office:value-type="float" office:value="50.47" calcext:value-type="float">
            <text:p>5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05" calcext:value-type="float">
            <text:p>65.05</text:p>
          </table:table-cell>
          <table:table-cell office:value-type="float" office:value="975.72" calcext:value-type="float">
            <text:p>975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5.72" calcext:value-type="float">
            <text:p>975.7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482031" calcext:value-type="float">
            <text:p>19482031</text:p>
          </table:table-cell>
          <table:table-cell office:value-type="float" office:value="64.9" calcext:value-type="float">
            <text:p>64.9</text:p>
          </table:table-cell>
          <table:table-cell office:value-type="float" office:value="50.26" calcext:value-type="float">
            <text:p>5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9" calcext:value-type="float">
            <text:p>64.9</text:p>
          </table:table-cell>
          <table:table-cell office:value-type="float" office:value="973.52" calcext:value-type="float">
            <text:p>973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3.52" calcext:value-type="float">
            <text:p>973.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485868" calcext:value-type="float">
            <text:p>19485868</text:p>
          </table:table-cell>
          <table:table-cell office:value-type="float" office:value="64.76" calcext:value-type="float">
            <text:p>64.76</text:p>
          </table:table-cell>
          <table:table-cell office:value-type="float" office:value="50.18" calcext:value-type="float">
            <text:p>5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76" calcext:value-type="float">
            <text:p>64.76</text:p>
          </table:table-cell>
          <table:table-cell office:value-type="float" office:value="971.34" calcext:value-type="float">
            <text:p>971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1.34" calcext:value-type="float">
            <text:p>971.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489826" calcext:value-type="float">
            <text:p>19489826</text:p>
          </table:table-cell>
          <table:table-cell office:value-type="float" office:value="64.61" calcext:value-type="float">
            <text:p>64.61</text:p>
          </table:table-cell>
          <table:table-cell office:value-type="float" office:value="50.39" calcext:value-type="float">
            <text:p>5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61" calcext:value-type="float">
            <text:p>64.61</text:p>
          </table:table-cell>
          <table:table-cell office:value-type="float" office:value="969.21" calcext:value-type="float">
            <text:p>969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9.21" calcext:value-type="float">
            <text:p>969.2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493828" calcext:value-type="float">
            <text:p>19493828</text:p>
          </table:table-cell>
          <table:table-cell office:value-type="float" office:value="64.47" calcext:value-type="float">
            <text:p>64.47</text:p>
          </table:table-cell>
          <table:table-cell office:value-type="float" office:value="50.08" calcext:value-type="float">
            <text:p>5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47" calcext:value-type="float">
            <text:p>64.47</text:p>
          </table:table-cell>
          <table:table-cell office:value-type="float" office:value="967.05" calcext:value-type="float">
            <text:p>96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7.05" calcext:value-type="float">
            <text:p>967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498771" calcext:value-type="float">
            <text:p>19498771</text:p>
          </table:table-cell>
          <table:table-cell office:value-type="float" office:value="64.33" calcext:value-type="float">
            <text:p>64.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33" calcext:value-type="float">
            <text:p>64.33</text:p>
          </table:table-cell>
          <table:table-cell office:value-type="float" office:value="964.91" calcext:value-type="float">
            <text:p>964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4.91" calcext:value-type="float">
            <text:p>964.9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502386" calcext:value-type="float">
            <text:p>19502386</text:p>
          </table:table-cell>
          <table:table-cell office:value-type="float" office:value="64.18" calcext:value-type="float">
            <text:p>64.18</text:p>
          </table:table-cell>
          <table:table-cell office:value-type="float" office:value="49.57" calcext:value-type="float">
            <text:p>49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18" calcext:value-type="float">
            <text:p>64.18</text:p>
          </table:table-cell>
          <table:table-cell office:value-type="float" office:value="962.71" calcext:value-type="float">
            <text:p>962.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2.71" calcext:value-type="float">
            <text:p>962.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506266" calcext:value-type="float">
            <text:p>19506266</text:p>
          </table:table-cell>
          <table:table-cell office:value-type="float" office:value="64.03" calcext:value-type="float">
            <text:p>64.03</text:p>
          </table:table-cell>
          <table:table-cell office:value-type="float" office:value="49.33" calcext:value-type="float">
            <text:p>49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03" calcext:value-type="float">
            <text:p>64.03</text:p>
          </table:table-cell>
          <table:table-cell office:value-type="float" office:value="960.49" calcext:value-type="float">
            <text:p>960.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0.49" calcext:value-type="float">
            <text:p>960.4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510351" calcext:value-type="float">
            <text:p>19510351</text:p>
          </table:table-cell>
          <table:table-cell office:value-type="float" office:value="63.88" calcext:value-type="float">
            <text:p>63.88</text:p>
          </table:table-cell>
          <table:table-cell office:value-type="float" office:value="49.02" calcext:value-type="float">
            <text:p>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88" calcext:value-type="float">
            <text:p>63.88</text:p>
          </table:table-cell>
          <table:table-cell office:value-type="float" office:value="958.23" calcext:value-type="float">
            <text:p>958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8.23" calcext:value-type="float">
            <text:p>958.2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810311" calcext:value-type="float">
            <text:p>19810311</text:p>
          </table:table-cell>
          <table:table-cell office:value-type="float" office:value="63.59" calcext:value-type="float">
            <text:p>63.59</text:p>
          </table:table-cell>
          <table:table-cell office:value-type="float" office:value="35.72" calcext:value-type="float">
            <text:p>35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59" calcext:value-type="float">
            <text:p>63.59</text:p>
          </table:table-cell>
          <table:table-cell office:value-type="float" office:value="953.92" calcext:value-type="float">
            <text:p>953.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3.92" calcext:value-type="float">
            <text:p>953.9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814086" calcext:value-type="float">
            <text:p>19814086</text:p>
          </table:table-cell>
          <table:table-cell office:value-type="float" office:value="63.31" calcext:value-type="float">
            <text:p>63.31</text:p>
          </table:table-cell>
          <table:table-cell office:value-type="float" office:value="35.39" calcext:value-type="float">
            <text:p>35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31" calcext:value-type="float">
            <text:p>63.31</text:p>
          </table:table-cell>
          <table:table-cell office:value-type="float" office:value="949.6" calcext:value-type="float">
            <text:p>949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9.6" calcext:value-type="float">
            <text:p>949.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818069" calcext:value-type="float">
            <text:p>19818069</text:p>
          </table:table-cell>
          <table:table-cell office:value-type="float" office:value="63.02" calcext:value-type="float">
            <text:p>63.02</text:p>
          </table:table-cell>
          <table:table-cell office:value-type="float" office:value="35.32" calcext:value-type="float">
            <text:p>35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02" calcext:value-type="float">
            <text:p>63.02</text:p>
          </table:table-cell>
          <table:table-cell office:value-type="float" office:value="945.32" calcext:value-type="float">
            <text:p>945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5.32" calcext:value-type="float">
            <text:p>945.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822106" calcext:value-type="float">
            <text:p>19822106</text:p>
          </table:table-cell>
          <table:table-cell office:value-type="float" office:value="62.74" calcext:value-type="float">
            <text:p>62.74</text:p>
          </table:table-cell>
          <table:table-cell office:value-type="float" office:value="35.17" calcext:value-type="float">
            <text:p>35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74" calcext:value-type="float">
            <text:p>62.74</text:p>
          </table:table-cell>
          <table:table-cell office:value-type="float" office:value="941.06" calcext:value-type="float">
            <text:p>94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1.06" calcext:value-type="float">
            <text:p>941.0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826069" calcext:value-type="float">
            <text:p>19826069</text:p>
          </table:table-cell>
          <table:table-cell office:value-type="float" office:value="62.46" calcext:value-type="float">
            <text:p>62.46</text:p>
          </table:table-cell>
          <table:table-cell office:value-type="float" office:value="35.17" calcext:value-type="float">
            <text:p>35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46" calcext:value-type="float">
            <text:p>62.46</text:p>
          </table:table-cell>
          <table:table-cell office:value-type="float" office:value="936.84" calcext:value-type="float">
            <text:p>936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6.84" calcext:value-type="float">
            <text:p>936.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830028" calcext:value-type="float">
            <text:p>19830028</text:p>
          </table:table-cell>
          <table:table-cell office:value-type="float" office:value="62.18" calcext:value-type="float">
            <text:p>62.18</text:p>
          </table:table-cell>
          <table:table-cell office:value-type="float" office:value="35.1" calcext:value-type="float">
            <text:p>3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18" calcext:value-type="float">
            <text:p>62.18</text:p>
          </table:table-cell>
          <table:table-cell office:value-type="float" office:value="932.65" calcext:value-type="float">
            <text:p>932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2.65" calcext:value-type="float">
            <text:p>932.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834023" calcext:value-type="float">
            <text:p>19834023</text:p>
          </table:table-cell>
          <table:table-cell office:value-type="float" office:value="61.9" calcext:value-type="float">
            <text:p>61.9</text:p>
          </table:table-cell>
          <table:table-cell office:value-type="float" office:value="34.99" calcext:value-type="float">
            <text:p>34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9" calcext:value-type="float">
            <text:p>61.9</text:p>
          </table:table-cell>
          <table:table-cell office:value-type="float" office:value="928.5" calcext:value-type="float">
            <text:p>928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8.5" calcext:value-type="float">
            <text:p>928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9838046" calcext:value-type="float">
            <text:p>19838046</text:p>
          </table:table-cell>
          <table:table-cell office:value-type="float" office:value="61.62" calcext:value-type="float">
            <text:p>61.62</text:p>
          </table:table-cell>
          <table:table-cell office:value-type="float" office:value="34.84" calcext:value-type="float">
            <text:p>34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62" calcext:value-type="float">
            <text:p>61.62</text:p>
          </table:table-cell>
          <table:table-cell office:value-type="float" office:value="924.36" calcext:value-type="float">
            <text:p>924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4.36" calcext:value-type="float">
            <text:p>924.3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016486" calcext:value-type="float">
            <text:p>20016486</text:p>
          </table:table-cell>
          <table:table-cell office:value-type="float" office:value="61.32" calcext:value-type="float">
            <text:p>61.32</text:p>
          </table:table-cell>
          <table:table-cell office:value-type="float" office:value="32.3" calcext:value-type="float">
            <text:p>3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32" calcext:value-type="float">
            <text:p>61.32</text:p>
          </table:table-cell>
          <table:table-cell office:value-type="float" office:value="919.84" calcext:value-type="float">
            <text:p>919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9.84" calcext:value-type="float">
            <text:p>919.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020551" calcext:value-type="float">
            <text:p>20020551</text:p>
          </table:table-cell>
          <table:table-cell office:value-type="float" office:value="61.02" calcext:value-type="float">
            <text:p>61.02</text:p>
          </table:table-cell>
          <table:table-cell office:value-type="float" office:value="31.9" calcext:value-type="float">
            <text:p>3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02" calcext:value-type="float">
            <text:p>61.02</text:p>
          </table:table-cell>
          <table:table-cell office:value-type="float" office:value="915.3" calcext:value-type="float">
            <text:p>91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5.3" calcext:value-type="float">
            <text:p>915.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024366" calcext:value-type="float">
            <text:p>20024366</text:p>
          </table:table-cell>
          <table:table-cell office:value-type="float" office:value="60.72" calcext:value-type="float">
            <text:p>60.72</text:p>
          </table:table-cell>
          <table:table-cell office:value-type="float" office:value="31.7" calcext:value-type="float">
            <text:p>3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72" calcext:value-type="float">
            <text:p>60.72</text:p>
          </table:table-cell>
          <table:table-cell office:value-type="float" office:value="910.79" calcext:value-type="float">
            <text:p>910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0.79" calcext:value-type="float">
            <text:p>910.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028488" calcext:value-type="float">
            <text:p>20028488</text:p>
          </table:table-cell>
          <table:table-cell office:value-type="float" office:value="60.42" calcext:value-type="float">
            <text:p>60.42</text:p>
          </table:table-cell>
          <table:table-cell office:value-type="float" office:value="31.24" calcext:value-type="float">
            <text:p>31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42" calcext:value-type="float">
            <text:p>60.42</text:p>
          </table:table-cell>
          <table:table-cell office:value-type="float" office:value="906.26" calcext:value-type="float">
            <text:p>906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6.26" calcext:value-type="float">
            <text:p>906.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032346" calcext:value-type="float">
            <text:p>20032346</text:p>
          </table:table-cell>
          <table:table-cell office:value-type="float" office:value="60.11" calcext:value-type="float">
            <text:p>60.11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11" calcext:value-type="float">
            <text:p>60.11</text:p>
          </table:table-cell>
          <table:table-cell office:value-type="float" office:value="901.71" calcext:value-type="float">
            <text:p>901.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1.71" calcext:value-type="float">
            <text:p>901.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036331" calcext:value-type="float">
            <text:p>20036331</text:p>
          </table:table-cell>
          <table:table-cell office:value-type="float" office:value="59.81" calcext:value-type="float">
            <text:p>59.81</text:p>
          </table:table-cell>
          <table:table-cell office:value-type="float" office:value="30.54" calcext:value-type="float">
            <text:p>30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81" calcext:value-type="float">
            <text:p>59.81</text:p>
          </table:table-cell>
          <table:table-cell office:value-type="float" office:value="897.18" calcext:value-type="float">
            <text:p>897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7.18" calcext:value-type="float">
            <text:p>897.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040343" calcext:value-type="float">
            <text:p>20040343</text:p>
          </table:table-cell>
          <table:table-cell office:value-type="float" office:value="59.51" calcext:value-type="float">
            <text:p>59.51</text:p>
          </table:table-cell>
          <table:table-cell office:value-type="float" office:value="30.19" calcext:value-type="float">
            <text:p>3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51" calcext:value-type="float">
            <text:p>59.51</text:p>
          </table:table-cell>
          <table:table-cell office:value-type="float" office:value="892.65" calcext:value-type="float">
            <text:p>892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2.65" calcext:value-type="float">
            <text:p>892.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044366" calcext:value-type="float">
            <text:p>20044366</text:p>
          </table:table-cell>
          <table:table-cell office:value-type="float" office:value="59.21" calcext:value-type="float">
            <text:p>59.21</text:p>
          </table:table-cell>
          <table:table-cell office:value-type="float" office:value="30.19" calcext:value-type="float">
            <text:p>3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21" calcext:value-type="float">
            <text:p>59.21</text:p>
          </table:table-cell>
          <table:table-cell office:value-type="float" office:value="888.17" calcext:value-type="float">
            <text:p>888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8.17" calcext:value-type="float">
            <text:p>888.1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222148" calcext:value-type="float">
            <text:p>20222148</text:p>
          </table:table-cell>
          <table:table-cell office:value-type="float" office:value="58.9" calcext:value-type="float">
            <text:p>58.9</text:p>
          </table:table-cell>
          <table:table-cell office:value-type="float" office:value="28.22" calcext:value-type="float">
            <text:p>28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9" calcext:value-type="float">
            <text:p>58.9</text:p>
          </table:table-cell>
          <table:table-cell office:value-type="float" office:value="883.49" calcext:value-type="float">
            <text:p>883.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3.49" calcext:value-type="float">
            <text:p>883.4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225866" calcext:value-type="float">
            <text:p>20225866</text:p>
          </table:table-cell>
          <table:table-cell office:value-type="float" office:value="58.59" calcext:value-type="float">
            <text:p>58.59</text:p>
          </table:table-cell>
          <table:table-cell office:value-type="float" office:value="28.29" calcext:value-type="float">
            <text:p>28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59" calcext:value-type="float">
            <text:p>58.59</text:p>
          </table:table-cell>
          <table:table-cell office:value-type="float" office:value="878.86" calcext:value-type="float">
            <text:p>878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8.86" calcext:value-type="float">
            <text:p>878.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229806" calcext:value-type="float">
            <text:p>20229806</text:p>
          </table:table-cell>
          <table:table-cell office:value-type="float" office:value="58.28" calcext:value-type="float">
            <text:p>58.28</text:p>
          </table:table-cell>
          <table:table-cell office:value-type="float" office:value="28.21" calcext:value-type="float">
            <text:p>28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28" calcext:value-type="float">
            <text:p>58.28</text:p>
          </table:table-cell>
          <table:table-cell office:value-type="float" office:value="874.26" calcext:value-type="float">
            <text:p>874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4.26" calcext:value-type="float">
            <text:p>874.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233811" calcext:value-type="float">
            <text:p>20233811</text:p>
          </table:table-cell>
          <table:table-cell office:value-type="float" office:value="57.98" calcext:value-type="float">
            <text:p>57.98</text:p>
          </table:table-cell>
          <table:table-cell office:value-type="float" office:value="28.2" calcext:value-type="float">
            <text:p>2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98" calcext:value-type="float">
            <text:p>57.98</text:p>
          </table:table-cell>
          <table:table-cell office:value-type="float" office:value="869.71" calcext:value-type="float">
            <text:p>869.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9.71" calcext:value-type="float">
            <text:p>869.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237791" calcext:value-type="float">
            <text:p>20237791</text:p>
          </table:table-cell>
          <table:table-cell office:value-type="float" office:value="57.68" calcext:value-type="float">
            <text:p>57.68</text:p>
          </table:table-cell>
          <table:table-cell office:value-type="float" office:value="28.17" calcext:value-type="float">
            <text:p>28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68" calcext:value-type="float">
            <text:p>57.68</text:p>
          </table:table-cell>
          <table:table-cell office:value-type="float" office:value="865.21" calcext:value-type="float">
            <text:p>865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5.21" calcext:value-type="float">
            <text:p>865.2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241803" calcext:value-type="float">
            <text:p>20241803</text:p>
          </table:table-cell>
          <table:table-cell office:value-type="float" office:value="57.39" calcext:value-type="float">
            <text:p>57.39</text:p>
          </table:table-cell>
          <table:table-cell office:value-type="float" office:value="28.42" calcext:value-type="float">
            <text:p>28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39" calcext:value-type="float">
            <text:p>57.39</text:p>
          </table:table-cell>
          <table:table-cell office:value-type="float" office:value="860.79" calcext:value-type="float">
            <text:p>860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0.79" calcext:value-type="float">
            <text:p>860.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245991" calcext:value-type="float">
            <text:p>20245991</text:p>
          </table:table-cell>
          <table:table-cell office:value-type="float" office:value="57.09" calcext:value-type="float">
            <text:p>57.09</text:p>
          </table:table-cell>
          <table:table-cell office:value-type="float" office:value="28.36" calcext:value-type="float">
            <text:p>28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09" calcext:value-type="float">
            <text:p>57.09</text:p>
          </table:table-cell>
          <table:table-cell office:value-type="float" office:value="856.4" calcext:value-type="float">
            <text:p>856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6.4" calcext:value-type="float">
            <text:p>856.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249826" calcext:value-type="float">
            <text:p>20249826</text:p>
          </table:table-cell>
          <table:table-cell office:value-type="float" office:value="56.8" calcext:value-type="float">
            <text:p>56.8</text:p>
          </table:table-cell>
          <table:table-cell office:value-type="float" office:value="28.37" calcext:value-type="float">
            <text:p>28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8" calcext:value-type="float">
            <text:p>56.8</text:p>
          </table:table-cell>
          <table:table-cell office:value-type="float" office:value="852.06" calcext:value-type="float">
            <text:p>852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2.06" calcext:value-type="float">
            <text:p>852.0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425626" calcext:value-type="float">
            <text:p>20425626</text:p>
          </table:table-cell>
          <table:table-cell office:value-type="float" office:value="56.46" calcext:value-type="float">
            <text:p>56.46</text:p>
          </table:table-cell>
          <table:table-cell office:value-type="float" office:value="22.22" calcext:value-type="float">
            <text:p>22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46" calcext:value-type="float">
            <text:p>56.46</text:p>
          </table:table-cell>
          <table:table-cell office:value-type="float" office:value="846.83" calcext:value-type="float">
            <text:p>846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6.83" calcext:value-type="float">
            <text:p>846.8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429491" calcext:value-type="float">
            <text:p>20429491</text:p>
          </table:table-cell>
          <table:table-cell office:value-type="float" office:value="56.11" calcext:value-type="float">
            <text:p>56.11</text:p>
          </table:table-cell>
          <table:table-cell office:value-type="float" office:value="22.05" calcext:value-type="float">
            <text:p>22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11" calcext:value-type="float">
            <text:p>56.11</text:p>
          </table:table-cell>
          <table:table-cell office:value-type="float" office:value="841.62" calcext:value-type="float">
            <text:p>841.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1.62" calcext:value-type="float">
            <text:p>841.6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433231" calcext:value-type="float">
            <text:p>20433231</text:p>
          </table:table-cell>
          <table:table-cell office:value-type="float" office:value="55.77" calcext:value-type="float">
            <text:p>55.77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77" calcext:value-type="float">
            <text:p>55.77</text:p>
          </table:table-cell>
          <table:table-cell office:value-type="float" office:value="836.5" calcext:value-type="float">
            <text:p>836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6.5" calcext:value-type="float">
            <text:p>836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437248" calcext:value-type="float">
            <text:p>20437248</text:p>
          </table:table-cell>
          <table:table-cell office:value-type="float" office:value="55.43" calcext:value-type="float">
            <text:p>55.43</text:p>
          </table:table-cell>
          <table:table-cell office:value-type="float" office:value="22.28" calcext:value-type="float">
            <text:p>22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43" calcext:value-type="float">
            <text:p>55.43</text:p>
          </table:table-cell>
          <table:table-cell office:value-type="float" office:value="831.43" calcext:value-type="float">
            <text:p>831.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1.43" calcext:value-type="float">
            <text:p>831.4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441251" calcext:value-type="float">
            <text:p>20441251</text:p>
          </table:table-cell>
          <table:table-cell office:value-type="float" office:value="55.09" calcext:value-type="float">
            <text:p>55.09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09" calcext:value-type="float">
            <text:p>55.09</text:p>
          </table:table-cell>
          <table:table-cell office:value-type="float" office:value="826.41" calcext:value-type="float">
            <text:p>826.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6.41" calcext:value-type="float">
            <text:p>826.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445246" calcext:value-type="float">
            <text:p>20445246</text:p>
          </table:table-cell>
          <table:table-cell office:value-type="float" office:value="54.77" calcext:value-type="float">
            <text:p>54.77</text:p>
          </table:table-cell>
          <table:table-cell office:value-type="float" office:value="22.43" calcext:value-type="float">
            <text:p>22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77" calcext:value-type="float">
            <text:p>54.77</text:p>
          </table:table-cell>
          <table:table-cell office:value-type="float" office:value="821.48" calcext:value-type="float">
            <text:p>821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1.48" calcext:value-type="float">
            <text:p>821.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449246" calcext:value-type="float">
            <text:p>20449246</text:p>
          </table:table-cell>
          <table:table-cell office:value-type="float" office:value="54.44" calcext:value-type="float">
            <text:p>54.44</text:p>
          </table:table-cell>
          <table:table-cell office:value-type="float" office:value="22.52" calcext:value-type="float">
            <text:p>22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44" calcext:value-type="float">
            <text:p>54.44</text:p>
          </table:table-cell>
          <table:table-cell office:value-type="float" office:value="816.6" calcext:value-type="float">
            <text:p>816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6.6" calcext:value-type="float">
            <text:p>816.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453286" calcext:value-type="float">
            <text:p>20453286</text:p>
          </table:table-cell>
          <table:table-cell office:value-type="float" office:value="54.12" calcext:value-type="float">
            <text:p>54.12</text:p>
          </table:table-cell>
          <table:table-cell office:value-type="float" office:value="22.42" calcext:value-type="float">
            <text:p>22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12" calcext:value-type="float">
            <text:p>54.12</text:p>
          </table:table-cell>
          <table:table-cell office:value-type="float" office:value="811.75" calcext:value-type="float">
            <text:p>811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1.75" calcext:value-type="float">
            <text:p>811.7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630666" calcext:value-type="float">
            <text:p>20630666</text:p>
          </table:table-cell>
          <table:table-cell office:value-type="float" office:value="53.75" calcext:value-type="float">
            <text:p>53.75</text:p>
          </table:table-cell>
          <table:table-cell office:value-type="float" office:value="18.4" calcext:value-type="float">
            <text:p>1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75" calcext:value-type="float">
            <text:p>53.75</text:p>
          </table:table-cell>
          <table:table-cell office:value-type="float" office:value="806.28" calcext:value-type="float">
            <text:p>806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6.28" calcext:value-type="float">
            <text:p>806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634600" calcext:value-type="float">
            <text:p>20634600</text:p>
          </table:table-cell>
          <table:table-cell office:value-type="float" office:value="53.39" calcext:value-type="float">
            <text:p>53.39</text:p>
          </table:table-cell>
          <table:table-cell office:value-type="float" office:value="18.25" calcext:value-type="float">
            <text:p>18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39" calcext:value-type="float">
            <text:p>53.39</text:p>
          </table:table-cell>
          <table:table-cell office:value-type="float" office:value="800.83" calcext:value-type="float">
            <text:p>800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.83" calcext:value-type="float">
            <text:p>800.8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638528" calcext:value-type="float">
            <text:p>20638528</text:p>
          </table:table-cell>
          <table:table-cell office:value-type="float" office:value="53.03" calcext:value-type="float">
            <text:p>53.03</text:p>
          </table:table-cell>
          <table:table-cell office:value-type="float" office:value="18.11" calcext:value-type="float">
            <text:p>18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03" calcext:value-type="float">
            <text:p>53.03</text:p>
          </table:table-cell>
          <table:table-cell office:value-type="float" office:value="795.41" calcext:value-type="float">
            <text:p>795.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5.41" calcext:value-type="float">
            <text:p>795.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642531" calcext:value-type="float">
            <text:p>20642531</text:p>
          </table:table-cell>
          <table:table-cell office:value-type="float" office:value="52.67" calcext:value-type="float">
            <text:p>52.67</text:p>
          </table:table-cell>
          <table:table-cell office:value-type="float" office:value="18.22" calcext:value-type="float">
            <text:p>18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67" calcext:value-type="float">
            <text:p>52.67</text:p>
          </table:table-cell>
          <table:table-cell office:value-type="float" office:value="790.06" calcext:value-type="float">
            <text:p>79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0.06" calcext:value-type="float">
            <text:p>790.0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646548" calcext:value-type="float">
            <text:p>20646548</text:p>
          </table:table-cell>
          <table:table-cell office:value-type="float" office:value="52.32" calcext:value-type="float">
            <text:p>52.32</text:p>
          </table:table-cell>
          <table:table-cell office:value-type="float" office:value="18.14" calcext:value-type="float">
            <text:p>18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32" calcext:value-type="float">
            <text:p>52.32</text:p>
          </table:table-cell>
          <table:table-cell office:value-type="float" office:value="784.76" calcext:value-type="float">
            <text:p>784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4.76" calcext:value-type="float">
            <text:p>784.7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650528" calcext:value-type="float">
            <text:p>20650528</text:p>
          </table:table-cell>
          <table:table-cell office:value-type="float" office:value="51.96" calcext:value-type="float">
            <text:p>51.96</text:p>
          </table:table-cell>
          <table:table-cell office:value-type="float" office:value="17.89" calcext:value-type="float">
            <text:p>17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96" calcext:value-type="float">
            <text:p>51.96</text:p>
          </table:table-cell>
          <table:table-cell office:value-type="float" office:value="779.47" calcext:value-type="float">
            <text:p>779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9.47" calcext:value-type="float">
            <text:p>779.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654568" calcext:value-type="float">
            <text:p>20654568</text:p>
          </table:table-cell>
          <table:table-cell office:value-type="float" office:value="51.61" calcext:value-type="float">
            <text:p>51.61</text:p>
          </table:table-cell>
          <table:table-cell office:value-type="float" office:value="17.67" calcext:value-type="float">
            <text:p>17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61" calcext:value-type="float">
            <text:p>51.61</text:p>
          </table:table-cell>
          <table:table-cell office:value-type="float" office:value="774.21" calcext:value-type="float">
            <text:p>774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4.21" calcext:value-type="float">
            <text:p>774.2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658543" calcext:value-type="float">
            <text:p>20658543</text:p>
          </table:table-cell>
          <table:table-cell office:value-type="float" office:value="51.27" calcext:value-type="float">
            <text:p>51.27</text:p>
          </table:table-cell>
          <table:table-cell office:value-type="float" office:value="17.67" calcext:value-type="float">
            <text:p>17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27" calcext:value-type="float">
            <text:p>51.27</text:p>
          </table:table-cell>
          <table:table-cell office:value-type="float" office:value="769" calcext:value-type="float">
            <text:p>7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835788" calcext:value-type="float">
            <text:p>20835788</text:p>
          </table:table-cell>
          <table:table-cell office:value-type="float" office:value="50.91" calcext:value-type="float">
            <text:p>50.91</text:p>
          </table:table-cell>
          <table:table-cell office:value-type="float" office:value="15.78" calcext:value-type="float">
            <text:p>15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91" calcext:value-type="float">
            <text:p>50.91</text:p>
          </table:table-cell>
          <table:table-cell office:value-type="float" office:value="763.62" calcext:value-type="float">
            <text:p>763.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3.62" calcext:value-type="float">
            <text:p>763.6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839551" calcext:value-type="float">
            <text:p>20839551</text:p>
          </table:table-cell>
          <table:table-cell office:value-type="float" office:value="50.55" calcext:value-type="float">
            <text:p>50.55</text:p>
          </table:table-cell>
          <table:table-cell office:value-type="float" office:value="15.43" calcext:value-type="float">
            <text:p>15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55" calcext:value-type="float">
            <text:p>50.55</text:p>
          </table:table-cell>
          <table:table-cell office:value-type="float" office:value="758.25" calcext:value-type="float">
            <text:p>758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8.25" calcext:value-type="float">
            <text:p>758.2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843528" calcext:value-type="float">
            <text:p>20843528</text:p>
          </table:table-cell>
          <table:table-cell office:value-type="float" office:value="50.19" calcext:value-type="float">
            <text:p>50.19</text:p>
          </table:table-cell>
          <table:table-cell office:value-type="float" office:value="15.34" calcext:value-type="float">
            <text:p>15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19" calcext:value-type="float">
            <text:p>50.19</text:p>
          </table:table-cell>
          <table:table-cell office:value-type="float" office:value="752.91" calcext:value-type="float">
            <text:p>752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2.91" calcext:value-type="float">
            <text:p>752.9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847528" calcext:value-type="float">
            <text:p>20847528</text:p>
          </table:table-cell>
          <table:table-cell office:value-type="float" office:value="49.84" calcext:value-type="float">
            <text:p>49.84</text:p>
          </table:table-cell>
          <table:table-cell office:value-type="float" office:value="15.08" calcext:value-type="float">
            <text:p>15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84" calcext:value-type="float">
            <text:p>49.84</text:p>
          </table:table-cell>
          <table:table-cell office:value-type="float" office:value="747.58" calcext:value-type="float">
            <text:p>747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7.58" calcext:value-type="float">
            <text:p>747.5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851671" calcext:value-type="float">
            <text:p>20851671</text:p>
          </table:table-cell>
          <table:table-cell office:value-type="float" office:value="49.49" calcext:value-type="float">
            <text:p>49.49</text:p>
          </table:table-cell>
          <table:table-cell office:value-type="float" office:value="14.99" calcext:value-type="float">
            <text:p>14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49" calcext:value-type="float">
            <text:p>49.49</text:p>
          </table:table-cell>
          <table:table-cell office:value-type="float" office:value="742.29" calcext:value-type="float">
            <text:p>742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2.29" calcext:value-type="float">
            <text:p>742.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855528" calcext:value-type="float">
            <text:p>20855528</text:p>
          </table:table-cell>
          <table:table-cell office:value-type="float" office:value="49.13" calcext:value-type="float">
            <text:p>49.13</text:p>
          </table:table-cell>
          <table:table-cell office:value-type="float" office:value="14.77" calcext:value-type="float">
            <text:p>14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13" calcext:value-type="float">
            <text:p>49.13</text:p>
          </table:table-cell>
          <table:table-cell office:value-type="float" office:value="737.01" calcext:value-type="float">
            <text:p>737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7.01" calcext:value-type="float">
            <text:p>737.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859528" calcext:value-type="float">
            <text:p>20859528</text:p>
          </table:table-cell>
          <table:table-cell office:value-type="float" office:value="48.78" calcext:value-type="float">
            <text:p>48.78</text:p>
          </table:table-cell>
          <table:table-cell office:value-type="float" office:value="14.57" calcext:value-type="float">
            <text:p>1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78" calcext:value-type="float">
            <text:p>48.78</text:p>
          </table:table-cell>
          <table:table-cell office:value-type="float" office:value="731.76" calcext:value-type="float">
            <text:p>731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1.76" calcext:value-type="float">
            <text:p>731.7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0863546" calcext:value-type="float">
            <text:p>20863546</text:p>
          </table:table-cell>
          <table:table-cell office:value-type="float" office:value="48.43" calcext:value-type="float">
            <text:p>48.43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3" calcext:value-type="float">
            <text:p>48.43</text:p>
          </table:table-cell>
          <table:table-cell office:value-type="float" office:value="726.51" calcext:value-type="float">
            <text:p>726.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6.51" calcext:value-type="float">
            <text:p>726.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041108" calcext:value-type="float">
            <text:p>21041108</text:p>
          </table:table-cell>
          <table:table-cell office:value-type="float" office:value="48.04" calcext:value-type="float">
            <text:p>48.04</text:p>
          </table:table-cell>
          <table:table-cell office:value-type="float" office:value="10.08" calcext:value-type="float">
            <text:p>1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04" calcext:value-type="float">
            <text:p>48.04</text:p>
          </table:table-cell>
          <table:table-cell office:value-type="float" office:value="720.64" calcext:value-type="float">
            <text:p>720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0.64" calcext:value-type="float">
            <text:p>720.6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044951" calcext:value-type="float">
            <text:p>21044951</text:p>
          </table:table-cell>
          <table:table-cell office:value-type="float" office:value="47.65" calcext:value-type="float">
            <text:p>47.65</text:p>
          </table:table-cell>
          <table:table-cell office:value-type="float" office:value="9.95" calcext:value-type="float">
            <text:p>9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65" calcext:value-type="float">
            <text:p>47.65</text:p>
          </table:table-cell>
          <table:table-cell office:value-type="float" office:value="714.81" calcext:value-type="float">
            <text:p>714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4.81" calcext:value-type="float">
            <text:p>714.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048888" calcext:value-type="float">
            <text:p>21048888</text:p>
          </table:table-cell>
          <table:table-cell office:value-type="float" office:value="47.27" calcext:value-type="float">
            <text:p>47.27</text:p>
          </table:table-cell>
          <table:table-cell office:value-type="float" office:value="9.76" calcext:value-type="float">
            <text:p>9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7" calcext:value-type="float">
            <text:p>47.27</text:p>
          </table:table-cell>
          <table:table-cell office:value-type="float" office:value="709.03" calcext:value-type="float">
            <text:p>709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9.03" calcext:value-type="float">
            <text:p>709.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052906" calcext:value-type="float">
            <text:p>21052906</text:p>
          </table:table-cell>
          <table:table-cell office:value-type="float" office:value="46.89" calcext:value-type="float">
            <text:p>46.89</text:p>
          </table:table-cell>
          <table:table-cell office:value-type="float" office:value="9.7" calcext:value-type="float">
            <text:p>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89" calcext:value-type="float">
            <text:p>46.89</text:p>
          </table:table-cell>
          <table:table-cell office:value-type="float" office:value="703.29" calcext:value-type="float">
            <text:p>703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3.29" calcext:value-type="float">
            <text:p>703.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056888" calcext:value-type="float">
            <text:p>21056888</text:p>
          </table:table-cell>
          <table:table-cell office:value-type="float" office:value="46.51" calcext:value-type="float">
            <text:p>46.51</text:p>
          </table:table-cell>
          <table:table-cell office:value-type="float" office:value="9.76" calcext:value-type="float">
            <text:p>9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51" calcext:value-type="float">
            <text:p>46.51</text:p>
          </table:table-cell>
          <table:table-cell office:value-type="float" office:value="697.63" calcext:value-type="float">
            <text:p>697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7.63" calcext:value-type="float">
            <text:p>697.6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060968" calcext:value-type="float">
            <text:p>21060968</text:p>
          </table:table-cell>
          <table:table-cell office:value-type="float" office:value="46.14" calcext:value-type="float">
            <text:p>46.14</text:p>
          </table:table-cell>
          <table:table-cell office:value-type="float" office:value="9.84" calcext:value-type="float">
            <text:p>9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14" calcext:value-type="float">
            <text:p>46.14</text:p>
          </table:table-cell>
          <table:table-cell office:value-type="float" office:value="692.04" calcext:value-type="float">
            <text:p>692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2.04" calcext:value-type="float">
            <text:p>692.0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064906" calcext:value-type="float">
            <text:p>21064906</text:p>
          </table:table-cell>
          <table:table-cell office:value-type="float" office:value="45.77" calcext:value-type="float">
            <text:p>45.77</text:p>
          </table:table-cell>
          <table:table-cell office:value-type="float" office:value="9.89" calcext:value-type="float">
            <text:p>9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77" calcext:value-type="float">
            <text:p>45.77</text:p>
          </table:table-cell>
          <table:table-cell office:value-type="float" office:value="686.52" calcext:value-type="float">
            <text:p>686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6.52" calcext:value-type="float">
            <text:p>686.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068926" calcext:value-type="float">
            <text:p>21068926</text:p>
          </table:table-cell>
          <table:table-cell office:value-type="float" office:value="45.4" calcext:value-type="float">
            <text:p>45.4</text:p>
          </table:table-cell>
          <table:table-cell office:value-type="float" office:value="9.93" calcext:value-type="float">
            <text:p>9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" calcext:value-type="float">
            <text:p>45.4</text:p>
          </table:table-cell>
          <table:table-cell office:value-type="float" office:value="681.06" calcext:value-type="float">
            <text:p>68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1.06" calcext:value-type="float">
            <text:p>681.0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246172" calcext:value-type="float">
            <text:p>21246172</text:p>
          </table:table-cell>
          <table:table-cell office:value-type="float" office:value="45.04" calcext:value-type="float">
            <text:p>45.04</text:p>
          </table:table-cell>
          <table:table-cell office:value-type="float" office:value="9.52" calcext:value-type="float">
            <text:p>9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04" calcext:value-type="float">
            <text:p>45.04</text:p>
          </table:table-cell>
          <table:table-cell office:value-type="float" office:value="675.56" calcext:value-type="float">
            <text:p>675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5.56" calcext:value-type="float">
            <text:p>675.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250051" calcext:value-type="float">
            <text:p>21250051</text:p>
          </table:table-cell>
          <table:table-cell office:value-type="float" office:value="44.67" calcext:value-type="float">
            <text:p>44.67</text:p>
          </table:table-cell>
          <table:table-cell office:value-type="float" office:value="9.36" calcext:value-type="float">
            <text:p>9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67" calcext:value-type="float">
            <text:p>44.67</text:p>
          </table:table-cell>
          <table:table-cell office:value-type="float" office:value="670.1" calcext:value-type="float">
            <text:p>67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0.1" calcext:value-type="float">
            <text:p>670.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254026" calcext:value-type="float">
            <text:p>21254026</text:p>
          </table:table-cell>
          <table:table-cell office:value-type="float" office:value="44.31" calcext:value-type="float">
            <text:p>44.31</text:p>
          </table:table-cell>
          <table:table-cell office:value-type="float" office:value="9.39" calcext:value-type="float">
            <text:p>9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31" calcext:value-type="float">
            <text:p>44.31</text:p>
          </table:table-cell>
          <table:table-cell office:value-type="float" office:value="664.7" calcext:value-type="float">
            <text:p>664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4.7" calcext:value-type="float">
            <text:p>664.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258026" calcext:value-type="float">
            <text:p>21258026</text:p>
          </table:table-cell>
          <table:table-cell office:value-type="float" office:value="43.96" calcext:value-type="float">
            <text:p>43.96</text:p>
          </table:table-cell>
          <table:table-cell office:value-type="float" office:value="9.54" calcext:value-type="float">
            <text:p>9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6" calcext:value-type="float">
            <text:p>43.96</text:p>
          </table:table-cell>
          <table:table-cell office:value-type="float" office:value="659.37" calcext:value-type="float">
            <text:p>659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9.37" calcext:value-type="float">
            <text:p>659.3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262069" calcext:value-type="float">
            <text:p>21262069</text:p>
          </table:table-cell>
          <table:table-cell office:value-type="float" office:value="43.61" calcext:value-type="float">
            <text:p>43.61</text:p>
          </table:table-cell>
          <table:table-cell office:value-type="float" office:value="9.39" calcext:value-type="float">
            <text:p>9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61" calcext:value-type="float">
            <text:p>43.61</text:p>
          </table:table-cell>
          <table:table-cell office:value-type="float" office:value="654.09" calcext:value-type="float">
            <text:p>654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4.09" calcext:value-type="float">
            <text:p>654.0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266074" calcext:value-type="float">
            <text:p>21266074</text:p>
          </table:table-cell>
          <table:table-cell office:value-type="float" office:value="43.26" calcext:value-type="float">
            <text:p>43.26</text:p>
          </table:table-cell>
          <table:table-cell office:value-type="float" office:value="9.43" calcext:value-type="float">
            <text:p>9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6" calcext:value-type="float">
            <text:p>43.26</text:p>
          </table:table-cell>
          <table:table-cell office:value-type="float" office:value="648.86" calcext:value-type="float">
            <text:p>648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8.86" calcext:value-type="float">
            <text:p>648.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270026" calcext:value-type="float">
            <text:p>21270026</text:p>
          </table:table-cell>
          <table:table-cell office:value-type="float" office:value="42.91" calcext:value-type="float">
            <text:p>42.91</text:p>
          </table:table-cell>
          <table:table-cell office:value-type="float" office:value="9.53" calcext:value-type="float">
            <text:p>9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1" calcext:value-type="float">
            <text:p>42.91</text:p>
          </table:table-cell>
          <table:table-cell office:value-type="float" office:value="643.7" calcext:value-type="float">
            <text:p>643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3.7" calcext:value-type="float">
            <text:p>643.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274046" calcext:value-type="float">
            <text:p>21274046</text:p>
          </table:table-cell>
          <table:table-cell office:value-type="float" office:value="42.57" calcext:value-type="float">
            <text:p>42.57</text:p>
          </table:table-cell>
          <table:table-cell office:value-type="float" office:value="9.49" calcext:value-type="float">
            <text:p>9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7" calcext:value-type="float">
            <text:p>42.57</text:p>
          </table:table-cell>
          <table:table-cell office:value-type="float" office:value="638.59" calcext:value-type="float">
            <text:p>638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8.59" calcext:value-type="float">
            <text:p>638.5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449406" calcext:value-type="float">
            <text:p>21449406</text:p>
          </table:table-cell>
          <table:table-cell office:value-type="float" office:value="42.22" calcext:value-type="float">
            <text:p>42.22</text:p>
          </table:table-cell>
          <table:table-cell office:value-type="float" office:value="8.24" calcext:value-type="float">
            <text:p>8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2" calcext:value-type="float">
            <text:p>42.22</text:p>
          </table:table-cell>
          <table:table-cell office:value-type="float" office:value="633.25" calcext:value-type="float">
            <text:p>633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3.25" calcext:value-type="float">
            <text:p>633.2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453268" calcext:value-type="float">
            <text:p>21453268</text:p>
          </table:table-cell>
          <table:table-cell office:value-type="float" office:value="41.84" calcext:value-type="float">
            <text:p>41.84</text:p>
          </table:table-cell>
          <table:table-cell office:value-type="float" office:value="5.96" calcext:value-type="float">
            <text:p>5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4" calcext:value-type="float">
            <text:p>41.84</text:p>
          </table:table-cell>
          <table:table-cell office:value-type="float" office:value="627.65" calcext:value-type="float">
            <text:p>627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7.65" calcext:value-type="float">
            <text:p>627.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457031" calcext:value-type="float">
            <text:p>21457031</text:p>
          </table:table-cell>
          <table:table-cell office:value-type="float" office:value="41.47" calcext:value-type="float">
            <text:p>41.47</text:p>
          </table:table-cell>
          <table:table-cell office:value-type="float" office:value="6.12" calcext:value-type="float">
            <text:p>6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7" calcext:value-type="float">
            <text:p>41.47</text:p>
          </table:table-cell>
          <table:table-cell office:value-type="float" office:value="622.11" calcext:value-type="float">
            <text:p>622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2.11" calcext:value-type="float">
            <text:p>622.1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461046" calcext:value-type="float">
            <text:p>21461046</text:p>
          </table:table-cell>
          <table:table-cell office:value-type="float" office:value="41.11" calcext:value-type="float">
            <text:p>41.11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1" calcext:value-type="float">
            <text:p>41.11</text:p>
          </table:table-cell>
          <table:table-cell office:value-type="float" office:value="616.61" calcext:value-type="float">
            <text:p>616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6.61" calcext:value-type="float">
            <text:p>616.6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464988" calcext:value-type="float">
            <text:p>21464988</text:p>
          </table:table-cell>
          <table:table-cell office:value-type="float" office:value="40.76" calcext:value-type="float">
            <text:p>40.76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6" calcext:value-type="float">
            <text:p>40.76</text:p>
          </table:table-cell>
          <table:table-cell office:value-type="float" office:value="611.36" calcext:value-type="float">
            <text:p>611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1.36" calcext:value-type="float">
            <text:p>611.3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468988" calcext:value-type="float">
            <text:p>21468988</text:p>
          </table:table-cell>
          <table:table-cell office:value-type="float" office:value="40.41" calcext:value-type="float">
            <text:p>40.41</text:p>
          </table:table-cell>
          <table:table-cell office:value-type="float" office:value="6.27" calcext:value-type="float">
            <text:p>6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1" calcext:value-type="float">
            <text:p>40.41</text:p>
          </table:table-cell>
          <table:table-cell office:value-type="float" office:value="606.15" calcext:value-type="float">
            <text:p>606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6.15" calcext:value-type="float">
            <text:p>606.1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472988" calcext:value-type="float">
            <text:p>21472988</text:p>
          </table:table-cell>
          <table:table-cell office:value-type="float" office:value="40.06" calcext:value-type="float">
            <text:p>40.06</text:p>
          </table:table-cell>
          <table:table-cell office:value-type="float" office:value="5.89" calcext:value-type="float">
            <text:p>5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6" calcext:value-type="float">
            <text:p>40.06</text:p>
          </table:table-cell>
          <table:table-cell office:value-type="float" office:value="600.96" calcext:value-type="float">
            <text:p>600.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.96" calcext:value-type="float">
            <text:p>600.9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477046" calcext:value-type="float">
            <text:p>21477046</text:p>
          </table:table-cell>
          <table:table-cell office:value-type="float" office:value="39.72" calcext:value-type="float">
            <text:p>39.72</text:p>
          </table:table-cell>
          <table:table-cell office:value-type="float" office:value="5.77" calcext:value-type="float">
            <text:p>5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2" calcext:value-type="float">
            <text:p>39.72</text:p>
          </table:table-cell>
          <table:table-cell office:value-type="float" office:value="595.81" calcext:value-type="float">
            <text:p>595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5.81" calcext:value-type="float">
            <text:p>595.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653714" calcext:value-type="float">
            <text:p>21653714</text:p>
          </table:table-cell>
          <table:table-cell office:value-type="float" office:value="39.37" calcext:value-type="float">
            <text:p>39.37</text:p>
          </table:table-cell>
          <table:table-cell office:value-type="float" office:value="5.67" calcext:value-type="float">
            <text:p>5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37" calcext:value-type="float">
            <text:p>39.37</text:p>
          </table:table-cell>
          <table:table-cell office:value-type="float" office:value="590.59" calcext:value-type="float">
            <text:p>590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0.59" calcext:value-type="float">
            <text:p>590.5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657480" calcext:value-type="float">
            <text:p>21657480</text:p>
          </table:table-cell>
          <table:table-cell office:value-type="float" office:value="39.03" calcext:value-type="float">
            <text:p>39.03</text:p>
          </table:table-cell>
          <table:table-cell office:value-type="float" office:value="5.73" calcext:value-type="float">
            <text:p>5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3" calcext:value-type="float">
            <text:p>39.03</text:p>
          </table:table-cell>
          <table:table-cell office:value-type="float" office:value="585.44" calcext:value-type="float">
            <text:p>585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5.44" calcext:value-type="float">
            <text:p>585.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661440" calcext:value-type="float">
            <text:p>21661440</text:p>
          </table:table-cell>
          <table:table-cell office:value-type="float" office:value="38.69" calcext:value-type="float">
            <text:p>38.69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9" calcext:value-type="float">
            <text:p>38.69</text:p>
          </table:table-cell>
          <table:table-cell office:value-type="float" office:value="580.32" calcext:value-type="float">
            <text:p>580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0.32" calcext:value-type="float">
            <text:p>580.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665408" calcext:value-type="float">
            <text:p>21665408</text:p>
          </table:table-cell>
          <table:table-cell office:value-type="float" office:value="38.35" calcext:value-type="float">
            <text:p>38.35</text:p>
          </table:table-cell>
          <table:table-cell office:value-type="float" office:value="5.63" calcext:value-type="float">
            <text:p>5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.35</text:p>
          </table:table-cell>
          <table:table-cell office:value-type="float" office:value="575.26" calcext:value-type="float">
            <text:p>575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5.26" calcext:value-type="float">
            <text:p>575.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669443" calcext:value-type="float">
            <text:p>21669443</text:p>
          </table:table-cell>
          <table:table-cell office:value-type="float" office:value="38.02" calcext:value-type="float">
            <text:p>38.02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02" calcext:value-type="float">
            <text:p>38.02</text:p>
          </table:table-cell>
          <table:table-cell office:value-type="float" office:value="570.25" calcext:value-type="float">
            <text:p>570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0.25" calcext:value-type="float">
            <text:p>570.2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673491" calcext:value-type="float">
            <text:p>21673491</text:p>
          </table:table-cell>
          <table:table-cell office:value-type="float" office:value="37.69" calcext:value-type="float">
            <text:p>37.69</text:p>
          </table:table-cell>
          <table:table-cell office:value-type="float" office:value="5.88" calcext:value-type="float">
            <text:p>5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9" calcext:value-type="float">
            <text:p>37.69</text:p>
          </table:table-cell>
          <table:table-cell office:value-type="float" office:value="565.32" calcext:value-type="float">
            <text:p>565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5.32" calcext:value-type="float">
            <text:p>565.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677440" calcext:value-type="float">
            <text:p>21677440</text:p>
          </table:table-cell>
          <table:table-cell office:value-type="float" office:value="37.36" calcext:value-type="float">
            <text:p>37.36</text:p>
          </table:table-cell>
          <table:table-cell office:value-type="float" office:value="5.79" calcext:value-type="float">
            <text:p>5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36" calcext:value-type="float">
            <text:p>37.36</text:p>
          </table:table-cell>
          <table:table-cell office:value-type="float" office:value="560.43" calcext:value-type="float">
            <text:p>560.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0.43" calcext:value-type="float">
            <text:p>560.4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681451" calcext:value-type="float">
            <text:p>21681451</text:p>
          </table:table-cell>
          <table:table-cell office:value-type="float" office:value="37.04" calcext:value-type="float">
            <text:p>37.04</text:p>
          </table:table-cell>
          <table:table-cell office:value-type="float" office:value="5.94" calcext:value-type="float">
            <text:p>5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04" calcext:value-type="float">
            <text:p>37.04</text:p>
          </table:table-cell>
          <table:table-cell office:value-type="float" office:value="555.6" calcext:value-type="float">
            <text:p>555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5.6" calcext:value-type="float">
            <text:p>555.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859354" calcext:value-type="float">
            <text:p>21859354</text:p>
          </table:table-cell>
          <table:table-cell office:value-type="float" office:value="36.71" calcext:value-type="float">
            <text:p>36.71</text:p>
          </table:table-cell>
          <table:table-cell office:value-type="float" office:value="4.75" calcext:value-type="float">
            <text:p>4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1" calcext:value-type="float">
            <text:p>36.71</text:p>
          </table:table-cell>
          <table:table-cell office:value-type="float" office:value="550.65" calcext:value-type="float">
            <text:p>550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0.65" calcext:value-type="float">
            <text:p>550.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863308" calcext:value-type="float">
            <text:p>21863308</text:p>
          </table:table-cell>
          <table:table-cell office:value-type="float" office:value="36.38" calcext:value-type="float">
            <text:p>36.38</text:p>
          </table:table-cell>
          <table:table-cell office:value-type="float" office:value="4.52" calcext:value-type="float">
            <text:p>4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8" calcext:value-type="float">
            <text:p>36.38</text:p>
          </table:table-cell>
          <table:table-cell office:value-type="float" office:value="545.71" calcext:value-type="float">
            <text:p>545.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5.71" calcext:value-type="float">
            <text:p>545.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867028" calcext:value-type="float">
            <text:p>21867028</text:p>
          </table:table-cell>
          <table:table-cell office:value-type="float" office:value="36.05" calcext:value-type="float">
            <text:p>36.05</text:p>
          </table:table-cell>
          <table:table-cell office:value-type="float" office:value="4.46" calcext:value-type="float">
            <text:p>4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05" calcext:value-type="float">
            <text:p>36.05</text:p>
          </table:table-cell>
          <table:table-cell office:value-type="float" office:value="540.8" calcext:value-type="float">
            <text:p>54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.8" calcext:value-type="float">
            <text:p>540.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871066" calcext:value-type="float">
            <text:p>21871066</text:p>
          </table:table-cell>
          <table:table-cell office:value-type="float" office:value="35.73" calcext:value-type="float">
            <text:p>35.73</text:p>
          </table:table-cell>
          <table:table-cell office:value-type="float" office:value="4.38" calcext:value-type="float">
            <text:p>4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3" calcext:value-type="float">
            <text:p>35.73</text:p>
          </table:table-cell>
          <table:table-cell office:value-type="float" office:value="535.93" calcext:value-type="float">
            <text:p>535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5.93" calcext:value-type="float">
            <text:p>535.9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875031" calcext:value-type="float">
            <text:p>21875031</text:p>
          </table:table-cell>
          <table:table-cell office:value-type="float" office:value="35.41" calcext:value-type="float">
            <text:p>35.41</text:p>
          </table:table-cell>
          <table:table-cell office:value-type="float" office:value="4.27" calcext:value-type="float">
            <text:p>4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1" calcext:value-type="float">
            <text:p>35.41</text:p>
          </table:table-cell>
          <table:table-cell office:value-type="float" office:value="531.09" calcext:value-type="float">
            <text:p>531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1.09" calcext:value-type="float">
            <text:p>531.0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879031" calcext:value-type="float">
            <text:p>21879031</text:p>
          </table:table-cell>
          <table:table-cell office:value-type="float" office:value="35.09" calcext:value-type="float">
            <text:p>35.09</text:p>
          </table:table-cell>
          <table:table-cell office:value-type="float" office:value="4.12" calcext:value-type="float">
            <text:p>4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9" calcext:value-type="float">
            <text:p>35.09</text:p>
          </table:table-cell>
          <table:table-cell office:value-type="float" office:value="526.28" calcext:value-type="float">
            <text:p>526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6.28" calcext:value-type="float">
            <text:p>526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883011" calcext:value-type="float">
            <text:p>21883011</text:p>
          </table:table-cell>
          <table:table-cell office:value-type="float" office:value="34.77" calcext:value-type="float">
            <text:p>34.77</text:p>
          </table:table-cell>
          <table:table-cell office:value-type="float" office:value="4.09" calcext:value-type="float">
            <text:p>4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521.51" calcext:value-type="float">
            <text:p>521.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1.51" calcext:value-type="float">
            <text:p>521.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1887072" calcext:value-type="float">
            <text:p>21887072</text:p>
          </table:table-cell>
          <table:table-cell office:value-type="float" office:value="34.45" calcext:value-type="float">
            <text:p>34.45</text:p>
          </table:table-cell>
          <table:table-cell office:value-type="float" office:value="3.96" calcext:value-type="float">
            <text:p>3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5" calcext:value-type="float">
            <text:p>34.45</text:p>
          </table:table-cell>
          <table:table-cell office:value-type="float" office:value="516.77" calcext:value-type="float">
            <text:p>516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6.77" calcext:value-type="float">
            <text:p>516.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267654" calcext:value-type="float">
            <text:p>22267654</text:p>
          </table:table-cell>
          <table:table-cell office:value-type="float" office:value="34.14" calcext:value-type="float">
            <text:p>34.14</text:p>
          </table:table-cell>
          <table:table-cell office:value-type="float" office:value="3.76" calcext:value-type="float">
            <text:p>3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4" calcext:value-type="float">
            <text:p>34.14</text:p>
          </table:table-cell>
          <table:table-cell office:value-type="float" office:value="512.06" calcext:value-type="float">
            <text:p>512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2.06" calcext:value-type="float">
            <text:p>512.0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271368" calcext:value-type="float">
            <text:p>22271368</text:p>
          </table:table-cell>
          <table:table-cell office:value-type="float" office:value="33.83" calcext:value-type="float">
            <text:p>33.83</text:p>
          </table:table-cell>
          <table:table-cell office:value-type="float" office:value="3.72" calcext:value-type="float">
            <text:p>3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3" calcext:value-type="float">
            <text:p>33.83</text:p>
          </table:table-cell>
          <table:table-cell office:value-type="float" office:value="507.39" calcext:value-type="float">
            <text:p>507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.39" calcext:value-type="float">
            <text:p>507.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275226" calcext:value-type="float">
            <text:p>22275226</text:p>
          </table:table-cell>
          <table:table-cell office:value-type="float" office:value="33.52" calcext:value-type="float">
            <text:p>33.52</text:p>
          </table:table-cell>
          <table:table-cell office:value-type="float" office:value="3.67" calcext:value-type="float">
            <text:p>3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2" calcext:value-type="float">
            <text:p>33.52</text:p>
          </table:table-cell>
          <table:table-cell office:value-type="float" office:value="502.75" calcext:value-type="float">
            <text:p>502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2.75" calcext:value-type="float">
            <text:p>502.7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279243" calcext:value-type="float">
            <text:p>22279243</text:p>
          </table:table-cell>
          <table:table-cell office:value-type="float" office:value="33.21" calcext:value-type="float">
            <text:p>33.21</text:p>
          </table:table-cell>
          <table:table-cell office:value-type="float" office:value="3.68" calcext:value-type="float">
            <text:p>3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1" calcext:value-type="float">
            <text:p>33.21</text:p>
          </table:table-cell>
          <table:table-cell office:value-type="float" office:value="498.17" calcext:value-type="float">
            <text:p>498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8.17" calcext:value-type="float">
            <text:p>498.1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283251" calcext:value-type="float">
            <text:p>22283251</text:p>
          </table:table-cell>
          <table:table-cell office:value-type="float" office:value="32.91" calcext:value-type="float">
            <text:p>32.91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1" calcext:value-type="float">
            <text:p>32.91</text:p>
          </table:table-cell>
          <table:table-cell office:value-type="float" office:value="493.64" calcext:value-type="float">
            <text:p>493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3.64" calcext:value-type="float">
            <text:p>493.6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287308" calcext:value-type="float">
            <text:p>22287308</text:p>
          </table:table-cell>
          <table:table-cell office:value-type="float" office:value="32.61" calcext:value-type="float">
            <text:p>32.61</text:p>
          </table:table-cell>
          <table:table-cell office:value-type="float" office:value="3.88" calcext:value-type="float">
            <text:p>3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1" calcext:value-type="float">
            <text:p>32.61</text:p>
          </table:table-cell>
          <table:table-cell office:value-type="float" office:value="489.17" calcext:value-type="float">
            <text:p>48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9.17" calcext:value-type="float">
            <text:p>489.1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291248" calcext:value-type="float">
            <text:p>22291248</text:p>
          </table:table-cell>
          <table:table-cell office:value-type="float" office:value="32.32" calcext:value-type="float">
            <text:p>32.32</text:p>
          </table:table-cell>
          <table:table-cell office:value-type="float" office:value="3.95" calcext:value-type="float">
            <text:p>3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2" calcext:value-type="float">
            <text:p>32.32</text:p>
          </table:table-cell>
          <table:table-cell office:value-type="float" office:value="484.75" calcext:value-type="float">
            <text:p>484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4.75" calcext:value-type="float">
            <text:p>484.7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295291" calcext:value-type="float">
            <text:p>22295291</text:p>
          </table:table-cell>
          <table:table-cell office:value-type="float" office:value="32.03" calcext:value-type="float">
            <text:p>32.03</text:p>
          </table:table-cell>
          <table:table-cell office:value-type="float" office:value="3.93" calcext:value-type="float">
            <text:p>3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3" calcext:value-type="float">
            <text:p>32.03</text:p>
          </table:table-cell>
          <table:table-cell office:value-type="float" office:value="480.38" calcext:value-type="float">
            <text:p>480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.38" calcext:value-type="float">
            <text:p>480.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474128" calcext:value-type="float">
            <text:p>22474128</text:p>
          </table:table-cell>
          <table:table-cell office:value-type="float" office:value="31.73" calcext:value-type="float">
            <text:p>31.73</text:p>
          </table:table-cell>
          <table:table-cell office:value-type="float" office:value="3.47" calcext:value-type="float">
            <text:p>3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3" calcext:value-type="float">
            <text:p>31.73</text:p>
          </table:table-cell>
          <table:table-cell office:value-type="float" office:value="475.99" calcext:value-type="float">
            <text:p>475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5.99" calcext:value-type="float">
            <text:p>475.9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477968" calcext:value-type="float">
            <text:p>22477968</text:p>
          </table:table-cell>
          <table:table-cell office:value-type="float" office:value="31.44" calcext:value-type="float">
            <text:p>31.44</text:p>
          </table:table-cell>
          <table:table-cell office:value-type="float" office:value="3.47" calcext:value-type="float">
            <text:p>3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4" calcext:value-type="float">
            <text:p>31.44</text:p>
          </table:table-cell>
          <table:table-cell office:value-type="float" office:value="471.63" calcext:value-type="float">
            <text:p>471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1.63" calcext:value-type="float">
            <text:p>471.6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481948" calcext:value-type="float">
            <text:p>22481948</text:p>
          </table:table-cell>
          <table:table-cell office:value-type="float" office:value="31.15" calcext:value-type="float">
            <text:p>31.15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15" calcext:value-type="float">
            <text:p>31.15</text:p>
          </table:table-cell>
          <table:table-cell office:value-type="float" office:value="467.3" calcext:value-type="float">
            <text:p>467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7.3" calcext:value-type="float">
            <text:p>467.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485851" calcext:value-type="float">
            <text:p>22485851</text:p>
          </table:table-cell>
          <table:table-cell office:value-type="float" office:value="30.87" calcext:value-type="float">
            <text:p>30.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7" calcext:value-type="float">
            <text:p>30.87</text:p>
          </table:table-cell>
          <table:table-cell office:value-type="float" office:value="463.01" calcext:value-type="float">
            <text:p>463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3.01" calcext:value-type="float">
            <text:p>463.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489886" calcext:value-type="float">
            <text:p>22489886</text:p>
          </table:table-cell>
          <table:table-cell office:value-type="float" office:value="30.58" calcext:value-type="float">
            <text:p>30.58</text:p>
          </table:table-cell>
          <table:table-cell office:value-type="float" office:value="3.31" calcext:value-type="float">
            <text:p>3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8" calcext:value-type="float">
            <text:p>30.58</text:p>
          </table:table-cell>
          <table:table-cell office:value-type="float" office:value="458.77" calcext:value-type="float">
            <text:p>458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8.77" calcext:value-type="float">
            <text:p>458.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493951" calcext:value-type="float">
            <text:p>22493951</text:p>
          </table:table-cell>
          <table:table-cell office:value-type="float" office:value="30.3" calcext:value-type="float">
            <text:p>30.3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" calcext:value-type="float">
            <text:p>30.3</text:p>
          </table:table-cell>
          <table:table-cell office:value-type="float" office:value="454.53" calcext:value-type="float">
            <text:p>454.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4.53" calcext:value-type="float">
            <text:p>454.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497851" calcext:value-type="float">
            <text:p>22497851</text:p>
          </table:table-cell>
          <table:table-cell office:value-type="float" office:value="30.02" calcext:value-type="float">
            <text:p>30.02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2" calcext:value-type="float">
            <text:p>30.02</text:p>
          </table:table-cell>
          <table:table-cell office:value-type="float" office:value="450.35" calcext:value-type="float">
            <text:p>450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0.35" calcext:value-type="float">
            <text:p>450.3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501886" calcext:value-type="float">
            <text:p>22501886</text:p>
          </table:table-cell>
          <table:table-cell office:value-type="float" office:value="29.75" calcext:value-type="float">
            <text:p>29.75</text:p>
          </table:table-cell>
          <table:table-cell office:value-type="float" office:value="2.97" calcext:value-type="float">
            <text:p>2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5" calcext:value-type="float">
            <text:p>29.75</text:p>
          </table:table-cell>
          <table:table-cell office:value-type="float" office:value="446.18" calcext:value-type="float">
            <text:p>446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6.18" calcext:value-type="float">
            <text:p>446.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677566" calcext:value-type="float">
            <text:p>22677566</text:p>
          </table:table-cell>
          <table:table-cell office:value-type="float" office:value="29.46" calcext:value-type="float">
            <text:p>29.46</text:p>
          </table:table-cell>
          <table:table-cell office:value-type="float" office:value="1.49" calcext:value-type="float">
            <text:p>1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6" calcext:value-type="float">
            <text:p>29.46</text:p>
          </table:table-cell>
          <table:table-cell office:value-type="float" office:value="441.84" calcext:value-type="float">
            <text:p>441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1.84" calcext:value-type="float">
            <text:p>441.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681348" calcext:value-type="float">
            <text:p>22681348</text:p>
          </table:table-cell>
          <table:table-cell office:value-type="float" office:value="29.17" calcext:value-type="float">
            <text:p>29.17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7" calcext:value-type="float">
            <text:p>29.17</text:p>
          </table:table-cell>
          <table:table-cell office:value-type="float" office:value="437.52" calcext:value-type="float">
            <text:p>437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7.52" calcext:value-type="float">
            <text:p>437.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685106" calcext:value-type="float">
            <text:p>22685106</text:p>
          </table:table-cell>
          <table:table-cell office:value-type="float" office:value="28.88" calcext:value-type="float">
            <text:p>28.88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8" calcext:value-type="float">
            <text:p>28.88</text:p>
          </table:table-cell>
          <table:table-cell office:value-type="float" office:value="433.25" calcext:value-type="float">
            <text:p>433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.25" calcext:value-type="float">
            <text:p>433.2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689128" calcext:value-type="float">
            <text:p>22689128</text:p>
          </table:table-cell>
          <table:table-cell office:value-type="float" office:value="28.6" calcext:value-type="float">
            <text:p>28.6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" calcext:value-type="float">
            <text:p>28.6</text:p>
          </table:table-cell>
          <table:table-cell office:value-type="float" office:value="429.03" calcext:value-type="float">
            <text:p>429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9.03" calcext:value-type="float">
            <text:p>429.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693111" calcext:value-type="float">
            <text:p>22693111</text:p>
          </table:table-cell>
          <table:table-cell office:value-type="float" office:value="28.32" calcext:value-type="float">
            <text:p>28.32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2" calcext:value-type="float">
            <text:p>28.32</text:p>
          </table:table-cell>
          <table:table-cell office:value-type="float" office:value="424.86" calcext:value-type="float">
            <text:p>424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4.86" calcext:value-type="float">
            <text:p>424.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697151" calcext:value-type="float">
            <text:p>22697151</text:p>
          </table:table-cell>
          <table:table-cell office:value-type="float" office:value="28.05" calcext:value-type="float">
            <text:p>28.05</text:p>
          </table:table-cell>
          <table:table-cell office:value-type="float" office:value="1.69" calcext:value-type="float">
            <text:p>1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5" calcext:value-type="float">
            <text:p>28.05</text:p>
          </table:table-cell>
          <table:table-cell office:value-type="float" office:value="420.75" calcext:value-type="float">
            <text:p>420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0.75" calcext:value-type="float">
            <text:p>420.7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701151" calcext:value-type="float">
            <text:p>22701151</text:p>
          </table:table-cell>
          <table:table-cell office:value-type="float" office:value="27.78" calcext:value-type="float">
            <text:p>27.78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8" calcext:value-type="float">
            <text:p>27.78</text:p>
          </table:table-cell>
          <table:table-cell office:value-type="float" office:value="416.7" calcext:value-type="float">
            <text:p>416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6.7" calcext:value-type="float">
            <text:p>416.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705134" calcext:value-type="float">
            <text:p>22705134</text:p>
          </table:table-cell>
          <table:table-cell office:value-type="float" office:value="27.51" calcext:value-type="float">
            <text:p>27.51</text:p>
          </table:table-cell>
          <table:table-cell office:value-type="float" office:value="1.84" calcext:value-type="float">
            <text:p>1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1" calcext:value-type="float">
            <text:p>27.51</text:p>
          </table:table-cell>
          <table:table-cell office:value-type="float" office:value="412.7" calcext:value-type="float">
            <text:p>412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2.7" calcext:value-type="float">
            <text:p>412.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882728" calcext:value-type="float">
            <text:p>22882728</text:p>
          </table:table-cell>
          <table:table-cell office:value-type="float" office:value="27.25" calcext:value-type="float">
            <text:p>27.25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5" calcext:value-type="float">
            <text:p>27.25</text:p>
          </table:table-cell>
          <table:table-cell office:value-type="float" office:value="408.69" calcext:value-type="float">
            <text:p>408.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8.69" calcext:value-type="float">
            <text:p>408.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886500" calcext:value-type="float">
            <text:p>22886500</text:p>
          </table:table-cell>
          <table:table-cell office:value-type="float" office:value="26.98" calcext:value-type="float">
            <text:p>26.98</text:p>
          </table:table-cell>
          <table:table-cell office:value-type="float" office:value="1.64" calcext:value-type="float">
            <text:p>1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8" calcext:value-type="float">
            <text:p>26.98</text:p>
          </table:table-cell>
          <table:table-cell office:value-type="float" office:value="404.74" calcext:value-type="float">
            <text:p>404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4.74" calcext:value-type="float">
            <text:p>404.7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890491" calcext:value-type="float">
            <text:p>22890491</text:p>
          </table:table-cell>
          <table:table-cell office:value-type="float" office:value="26.72" calcext:value-type="float">
            <text:p>26.72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2" calcext:value-type="float">
            <text:p>26.72</text:p>
          </table:table-cell>
          <table:table-cell office:value-type="float" office:value="400.81" calcext:value-type="float">
            <text:p>400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.81" calcext:value-type="float">
            <text:p>400.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894451" calcext:value-type="float">
            <text:p>22894451</text:p>
          </table:table-cell>
          <table:table-cell office:value-type="float" office:value="26.46" calcext:value-type="float">
            <text:p>26.46</text:p>
          </table:table-cell>
          <table:table-cell office:value-type="float" office:value="1.42" calcext:value-type="float">
            <text:p>1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6" calcext:value-type="float">
            <text:p>26.46</text:p>
          </table:table-cell>
          <table:table-cell office:value-type="float" office:value="396.91" calcext:value-type="float">
            <text:p>396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.91" calcext:value-type="float">
            <text:p>396.9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898451" calcext:value-type="float">
            <text:p>22898451</text:p>
          </table:table-cell>
          <table:table-cell office:value-type="float" office:value="26.2" calcext:value-type="float">
            <text:p>26.2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393.07" calcext:value-type="float">
            <text:p>393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3.07" calcext:value-type="float">
            <text:p>393.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902486" calcext:value-type="float">
            <text:p>22902486</text:p>
          </table:table-cell>
          <table:table-cell office:value-type="float" office:value="25.95" calcext:value-type="float">
            <text:p>25.95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5" calcext:value-type="float">
            <text:p>25.95</text:p>
          </table:table-cell>
          <table:table-cell office:value-type="float" office:value="389.26" calcext:value-type="float">
            <text:p>389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9.26" calcext:value-type="float">
            <text:p>389.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906455" calcext:value-type="float">
            <text:p>22906455</text:p>
          </table:table-cell>
          <table:table-cell office:value-type="float" office:value="25.7" calcext:value-type="float">
            <text:p>25.7</text:p>
          </table:table-cell>
          <table:table-cell office:value-type="float" office:value="1.45" calcext:value-type="float">
            <text:p>1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" calcext:value-type="float">
            <text:p>25.7</text:p>
          </table:table-cell>
          <table:table-cell office:value-type="float" office:value="385.48" calcext:value-type="float">
            <text:p>385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5.48" calcext:value-type="float">
            <text:p>385.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2910508" calcext:value-type="float">
            <text:p>22910508</text:p>
          </table:table-cell>
          <table:table-cell office:value-type="float" office:value="25.45" calcext:value-type="float">
            <text:p>25.45</text:p>
          </table:table-cell>
          <table:table-cell office:value-type="float" office:value="1.42" calcext:value-type="float">
            <text:p>1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5" calcext:value-type="float">
            <text:p>25.45</text:p>
          </table:table-cell>
          <table:table-cell office:value-type="float" office:value="381.73" calcext:value-type="float">
            <text:p>381.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1.73" calcext:value-type="float">
            <text:p>381.7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3087806" calcext:value-type="float">
            <text:p>23087806</text:p>
          </table:table-cell>
          <table:table-cell office:value-type="float" office:value="25.2" calcext:value-type="float">
            <text:p>25.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" calcext:value-type="float">
            <text:p>25.2</text:p>
          </table:table-cell>
          <table:table-cell office:value-type="float" office:value="377.94" calcext:value-type="float">
            <text:p>377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7.94" calcext:value-type="float">
            <text:p>377.9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3091803" calcext:value-type="float">
            <text:p>23091803</text:p>
          </table:table-cell>
          <table:table-cell office:value-type="float" office:value="24.94" calcext:value-type="float">
            <text:p>24.94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4" calcext:value-type="float">
            <text:p>24.94</text:p>
          </table:table-cell>
          <table:table-cell office:value-type="float" office:value="374.17" calcext:value-type="float">
            <text:p>374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4.17" calcext:value-type="float">
            <text:p>374.1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3095546" calcext:value-type="float">
            <text:p>23095546</text:p>
          </table:table-cell>
          <table:table-cell office:value-type="float" office:value="24.7" calcext:value-type="float">
            <text:p>24.7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370.45" calcext:value-type="float">
            <text:p>370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.45" calcext:value-type="float">
            <text:p>370.4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3099548" calcext:value-type="float">
            <text:p>23099548</text:p>
          </table:table-cell>
          <table:table-cell office:value-type="float" office:value="24.45" calcext:value-type="float">
            <text:p>24.45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5" calcext:value-type="float">
            <text:p>24.45</text:p>
          </table:table-cell>
          <table:table-cell office:value-type="float" office:value="366.76" calcext:value-type="float">
            <text:p>366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6.76" calcext:value-type="float">
            <text:p>366.7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3103751" calcext:value-type="float">
            <text:p>23103751</text:p>
          </table:table-cell>
          <table:table-cell office:value-type="float" office:value="24.2" calcext:value-type="float">
            <text:p>24.2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363.07" calcext:value-type="float">
            <text:p>363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3.07" calcext:value-type="float">
            <text:p>363.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3107591" calcext:value-type="float">
            <text:p>23107591</text:p>
          </table:table-cell>
          <table:table-cell office:value-type="float" office:value="23.96" calcext:value-type="float">
            <text:p>23.96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96" calcext:value-type="float">
            <text:p>23.96</text:p>
          </table:table-cell>
          <table:table-cell office:value-type="float" office:value="359.44" calcext:value-type="float">
            <text:p>359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9.44" calcext:value-type="float">
            <text:p>359.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3111546" calcext:value-type="float">
            <text:p>23111546</text:p>
          </table:table-cell>
          <table:table-cell office:value-type="float" office:value="23.72" calcext:value-type="float">
            <text:p>23.72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2" calcext:value-type="float">
            <text:p>23.72</text:p>
          </table:table-cell>
          <table:table-cell office:value-type="float" office:value="355.84" calcext:value-type="float">
            <text:p>355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5.84" calcext:value-type="float">
            <text:p>355.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3115571" calcext:value-type="float">
            <text:p>23115571</text:p>
          </table:table-cell>
          <table:table-cell office:value-type="float" office:value="23.49" calcext:value-type="float">
            <text:p>23.49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9" calcext:value-type="float">
            <text:p>23.49</text:p>
          </table:table-cell>
          <table:table-cell office:value-type="float" office:value="352.29" calcext:value-type="float">
            <text:p>352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2.29" calcext:value-type="float">
            <text:p>352.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3292114" calcext:value-type="float">
            <text:p>23292114</text:p>
          </table:table-cell>
          <table:table-cell office:value-type="float" office:value="23.25" calcext:value-type="float">
            <text:p>23.2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5" calcext:value-type="float">
            <text:p>23.25</text:p>
          </table:table-cell>
          <table:table-cell office:value-type="float" office:value="348.78" calcext:value-type="float">
            <text:p>348.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8.78" calcext:value-type="float">
            <text:p>348.7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3296551" calcext:value-type="float">
            <text:p>23296551</text:p>
          </table:table-cell>
          <table:table-cell office:value-type="float" office:value="23.02" calcext:value-type="float">
            <text:p>23.02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2" calcext:value-type="float">
            <text:p>23.02</text:p>
          </table:table-cell>
          <table:table-cell office:value-type="float" office:value="345.3" calcext:value-type="float">
            <text:p>34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5.3" calcext:value-type="float">
            <text:p>345.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3300631" calcext:value-type="float">
            <text:p>23300631</text:p>
          </table:table-cell>
          <table:table-cell office:value-type="float" office:value="22.79" calcext:value-type="float">
            <text:p>22.79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9" calcext:value-type="float">
            <text:p>22.79</text:p>
          </table:table-cell>
          <table:table-cell office:value-type="float" office:value="341.87" calcext:value-type="float">
            <text:p>341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1.87" calcext:value-type="float">
            <text:p>341.8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3304366" calcext:value-type="float">
            <text:p>23304366</text:p>
          </table:table-cell>
          <table:table-cell office:value-type="float" office:value="22.56" calcext:value-type="float">
            <text:p>22.56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6" calcext:value-type="float">
            <text:p>22.56</text:p>
          </table:table-cell>
          <table:table-cell office:value-type="float" office:value="338.47" calcext:value-type="float">
            <text:p>338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8.47" calcext:value-type="float">
            <text:p>338.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3308351" calcext:value-type="float">
            <text:p>23308351</text:p>
          </table:table-cell>
          <table:table-cell office:value-type="float" office:value="22.34" calcext:value-type="float">
            <text:p>22.34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4" calcext:value-type="float">
            <text:p>22.34</text:p>
          </table:table-cell>
          <table:table-cell office:value-type="float" office:value="335.12" calcext:value-type="float">
            <text:p>335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5.12" calcext:value-type="float">
            <text:p>335.1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3312368" calcext:value-type="float">
            <text:p>23312368</text:p>
          </table:table-cell>
          <table:table-cell office:value-type="float" office:value="22.12" calcext:value-type="float">
            <text:p>22.12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2" calcext:value-type="float">
            <text:p>22.12</text:p>
          </table:table-cell>
          <table:table-cell office:value-type="float" office:value="331.77" calcext:value-type="float">
            <text:p>331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1.77" calcext:value-type="float">
            <text:p>331.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3316348" calcext:value-type="float">
            <text:p>23316348</text:p>
          </table:table-cell>
          <table:table-cell office:value-type="float" office:value="21.9" calcext:value-type="float">
            <text:p>21.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328.47" calcext:value-type="float">
            <text:p>328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8.47" calcext:value-type="float">
            <text:p>328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20488" calcext:value-type="float">
            <text:p>23320488</text:p>
          </table:table-cell>
          <table:table-cell office:value-type="float" office:value="21.68" calcext:value-type="float">
            <text:p>21.68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8" calcext:value-type="float">
            <text:p>21.68</text:p>
          </table:table-cell>
          <table:table-cell office:value-type="float" office:value="325.19" calcext:value-type="float">
            <text:p>325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.19" calcext:value-type="float">
            <text:p>32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icros</text:p>
          </table:table-cell>
          <table:table-cell table:style-name="ce1" office:value-type="string" calcext:value-type="string">
            <text:p>ang_g</text:p>
          </table:table-cell>
          <table:table-cell table:style-name="ce1" office:value-type="string" calcext:value-type="string">
            <text:p>ang_a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lft_mtr</text:p>
          </table:table-cell>
          <table:table-cell table:style-name="ce1" office:value-type="string" calcext:value-type="string">
            <text:p>p_err_tmp</text:p>
          </table:table-cell>
          <table:table-cell table:style-name="ce1" office:value-type="string" calcext:value-type="string">
            <text:p>raw p_out</text:p>
          </table:table-cell>
          <table:table-cell table:style-name="ce1" office:value-type="string" calcext:value-type="string">
            <text:p>pid_out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_inc</text:p>
          </table:table-cell>
          <table:table-cell table:style-name="ce1" office:value-type="string" calcext:value-type="string">
            <text:p>raw P_I_mem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</text:p>
          </table:table-cell>
        </table:table-row>
        <table:table-row table:style-name="ro1">
          <table:table-cell table:style-name="ce1" office:value-type="string" calcext:value-type="string">
            <text:p>gains</text:p>
          </table:table-cell>
          <table:table-cell table:style-name="ce1" office:value-type="string" calcext:value-type="string">
            <text:p><text:s/>P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D: 15.00 0.00 0.00</text:p>
          </table:table-cell>
          <table:table-cell table:style-name="ce1" table:number-columns-repeated="9"/>
        </table:table-row>
        <table:table-row table:style-name="ro1">
          <table:table-cell office:value-type="float" office:value="23501030" calcext:value-type="float">
            <text:p>23501030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2266" calcext:value-type="float">
            <text:p>2266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6.71" calcext:value-type="float">
            <text:p>6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4348" calcext:value-type="float">
            <text:p>23504348</text:p>
          </table:table-cell>
          <table:table-cell office:value-type="float" office:value="0.39" calcext:value-type="float">
            <text:p>0.39</text:p>
          </table:table-cell>
          <table:table-cell office:value-type="float" office:value="-4.26" calcext:value-type="float">
            <text:p>-4.26</text:p>
          </table:table-cell>
          <table:table-cell office:value-type="float" office:value="1" calcext:value-type="float">
            <text:p>1</text:p>
          </table:table-cell>
          <table:table-cell office:value-type="float" office:value="2270" calcext:value-type="float">
            <text:p>2270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5.88" calcext:value-type="float">
            <text:p>5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8265" calcext:value-type="float">
            <text:p>23508265</text:p>
          </table:table-cell>
          <table:table-cell office:value-type="float" office:value="0.12" calcext:value-type="float">
            <text:p>0.12</text:p>
          </table:table-cell>
          <table:table-cell office:value-type="float" office:value="-25.75" calcext:value-type="float">
            <text:p>-25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.87" calcext:value-type="float">
            <text:p>1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2294" calcext:value-type="float">
            <text:p>23512294</text:p>
          </table:table-cell>
          <table:table-cell office:value-type="float" office:value="-0.14" calcext:value-type="float">
            <text:p>-0.14</text:p>
          </table:table-cell>
          <table:table-cell office:value-type="float" office:value="-26.31" calcext:value-type="float">
            <text:p>-26.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-2.05" calcext:value-type="float">
            <text:p>-2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05" calcext:value-type="float">
            <text:p>-2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6280" calcext:value-type="float">
            <text:p>23516280</text:p>
          </table:table-cell>
          <table:table-cell office:value-type="float" office:value="-0.38" calcext:value-type="float">
            <text:p>-0.38</text:p>
          </table:table-cell>
          <table:table-cell office:value-type="float" office:value="-23.58" calcext:value-type="float">
            <text:p>-23.58</text:p>
          </table:table-cell>
          <table:table-cell office:value-type="float" office:value="1" calcext:value-type="float">
            <text:p>1</text:p>
          </table:table-cell>
          <table:table-cell office:value-type="float" office:value="-2271" calcext:value-type="float">
            <text:p>-2271</text:p>
          </table:table-cell>
          <table:table-cell office:value-type="float" office:value="-0.38" calcext:value-type="float">
            <text:p>-0.38</text:p>
          </table:table-cell>
          <table:table-cell table:number-columns-repeated="2" office:value-type="float" office:value="-5.67" calcext:value-type="float">
            <text:p>-5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67" calcext:value-type="float">
            <text:p>-5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0491" calcext:value-type="float">
            <text:p>23520491</text:p>
          </table:table-cell>
          <table:table-cell office:value-type="float" office:value="-0.75" calcext:value-type="float">
            <text:p>-0.75</text:p>
          </table:table-cell>
          <table:table-cell office:value-type="float" office:value="-37.01" calcext:value-type="float">
            <text:p>-37.01</text:p>
          </table:table-cell>
          <table:table-cell office:value-type="float" office:value="1" calcext:value-type="float">
            <text:p>1</text:p>
          </table:table-cell>
          <table:table-cell office:value-type="float" office:value="-2243" calcext:value-type="float">
            <text:p>-2243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-11.32" calcext:value-type="float">
            <text:p>-11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2" calcext:value-type="float">
            <text:p>-1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03451" calcext:value-type="float">
            <text:p>23703451</text:p>
          </table:table-cell>
          <table:table-cell office:value-type="float" office:value="-0.92" calcext:value-type="float">
            <text:p>-0.92</text:p>
          </table:table-cell>
          <table:table-cell office:value-type="float" office:value="-15.96" calcext:value-type="float">
            <text:p>-15.96</text:p>
          </table:table-cell>
          <table:table-cell office:value-type="float" office:value="1" calcext:value-type="float">
            <text:p>1</text:p>
          </table:table-cell>
          <table:table-cell office:value-type="float" office:value="-2230" calcext:value-type="float">
            <text:p>-2230</text:p>
          </table:table-cell>
          <table:table-cell office:value-type="float" office:value="-0.92" calcext:value-type="float">
            <text:p>-0.92</text:p>
          </table:table-cell>
          <table:table-cell table:number-columns-repeated="2" office:value-type="float" office:value="-13.83" calcext:value-type="float">
            <text:p>-13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83" calcext:value-type="float">
            <text:p>-13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07443" calcext:value-type="float">
            <text:p>23707443</text:p>
          </table:table-cell>
          <table:table-cell office:value-type="float" office:value="-0.99" calcext:value-type="float">
            <text:p>-0.99</text:p>
          </table:table-cell>
          <table:table-cell office:value-type="float" office:value="-5.94" calcext:value-type="float">
            <text:p>-5.94</text:p>
          </table:table-cell>
          <table:table-cell office:value-type="float" office:value="1" calcext:value-type="float">
            <text:p>1</text:p>
          </table:table-cell>
          <table:table-cell office:value-type="float" office:value="-2225" calcext:value-type="float">
            <text:p>-2225</text:p>
          </table:table-cell>
          <table:table-cell office:value-type="float" office:value="-0.99" calcext:value-type="float">
            <text:p>-0.99</text:p>
          </table:table-cell>
          <table:table-cell table:number-columns-repeated="2" office:value-type="float" office:value="-14.85" calcext:value-type="float">
            <text:p>-14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85" calcext:value-type="float">
            <text:p>-14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1123" calcext:value-type="float">
            <text:p>23711123</text:p>
          </table:table-cell>
          <table:table-cell office:value-type="float" office:value="-0.82" calcext:value-type="float">
            <text:p>-0.82</text:p>
          </table:table-cell>
          <table:table-cell office:value-type="float" office:value="18.45" calcext:value-type="float">
            <text:p>18.45</text:p>
          </table:table-cell>
          <table:table-cell office:value-type="float" office:value="1" calcext:value-type="float">
            <text:p>1</text:p>
          </table:table-cell>
          <table:table-cell office:value-type="float" office:value="-2238" calcext:value-type="float">
            <text:p>-2238</text:p>
          </table:table-cell>
          <table:table-cell office:value-type="float" office:value="-0.82" calcext:value-type="float">
            <text:p>-0.82</text:p>
          </table:table-cell>
          <table:table-cell table:number-columns-repeated="2" office:value-type="float" office:value="-12.26" calcext:value-type="float">
            <text:p>-12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6" calcext:value-type="float">
            <text:p>-12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5131" calcext:value-type="float">
            <text:p>23715131</text:p>
          </table:table-cell>
          <table:table-cell office:value-type="float" office:value="-0.68" calcext:value-type="float">
            <text:p>-0.68</text:p>
          </table:table-cell>
          <table:table-cell office:value-type="float" office:value="14.22" calcext:value-type="float">
            <text:p>14.22</text:p>
          </table:table-cell>
          <table:table-cell office:value-type="float" office:value="1" calcext:value-type="float">
            <text:p>1</text:p>
          </table:table-cell>
          <table:table-cell office:value-type="float" office:value="-2248" calcext:value-type="float">
            <text:p>-2248</text:p>
          </table:table-cell>
          <table:table-cell office:value-type="float" office:value="-0.68" calcext:value-type="float">
            <text:p>-0.68</text:p>
          </table:table-cell>
          <table:table-cell table:number-columns-repeated="2" office:value-type="float" office:value="-10.26" calcext:value-type="float">
            <text:p>-10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6" calcext:value-type="float">
            <text:p>-1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9088" calcext:value-type="float">
            <text:p>23719088</text:p>
          </table:table-cell>
          <table:table-cell office:value-type="float" office:value="-0.84" calcext:value-type="float">
            <text:p>-0.84</text:p>
          </table:table-cell>
          <table:table-cell office:value-type="float" office:value="-16.05" calcext:value-type="float">
            <text:p>-16.05</text:p>
          </table:table-cell>
          <table:table-cell office:value-type="float" office:value="1" calcext:value-type="float">
            <text:p>1</text:p>
          </table:table-cell>
          <table:table-cell office:value-type="float" office:value="-2236" calcext:value-type="float">
            <text:p>-2236</text:p>
          </table:table-cell>
          <table:table-cell office:value-type="float" office:value="-0.84" calcext:value-type="float">
            <text:p>-0.84</text:p>
          </table:table-cell>
          <table:table-cell table:number-columns-repeated="2" office:value-type="float" office:value="-12.63" calcext:value-type="float">
            <text:p>-12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63" calcext:value-type="float">
            <text:p>-1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3091" calcext:value-type="float">
            <text:p>23723091</text:p>
          </table:table-cell>
          <table:table-cell office:value-type="float" office:value="-0.89" calcext:value-type="float">
            <text:p>-0.89</text:p>
          </table:table-cell>
          <table:table-cell office:value-type="float" office:value="-5.86" calcext:value-type="float">
            <text:p>-5.86</text:p>
          </table:table-cell>
          <table:table-cell office:value-type="float" office:value="1" calcext:value-type="float">
            <text:p>1</text:p>
          </table:table-cell>
          <table:table-cell office:value-type="float" office:value="-2233" calcext:value-type="float">
            <text:p>-2233</text:p>
          </table:table-cell>
          <table:table-cell office:value-type="float" office:value="-0.89" calcext:value-type="float">
            <text:p>-0.89</text:p>
          </table:table-cell>
          <table:table-cell table:number-columns-repeated="2" office:value-type="float" office:value="-13.35" calcext:value-type="float">
            <text:p>-13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5" calcext:value-type="float">
            <text:p>-13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7141" calcext:value-type="float">
            <text:p>23727141</text:p>
          </table:table-cell>
          <table:table-cell office:value-type="float" office:value="-0.72" calcext:value-type="float">
            <text:p>-0.72</text:p>
          </table:table-cell>
          <table:table-cell office:value-type="float" office:value="19.59" calcext:value-type="float">
            <text:p>19.59</text:p>
          </table:table-cell>
          <table:table-cell office:value-type="float" office:value="1" calcext:value-type="float">
            <text:p>1</text:p>
          </table:table-cell>
          <table:table-cell office:value-type="float" office:value="-2246" calcext:value-type="float">
            <text:p>-2246</text:p>
          </table:table-cell>
          <table:table-cell office:value-type="float" office:value="-0.72" calcext:value-type="float">
            <text:p>-0.72</text:p>
          </table:table-cell>
          <table:table-cell table:number-columns-repeated="2" office:value-type="float" office:value="-10.77" calcext:value-type="float">
            <text:p>-10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7" calcext:value-type="float">
            <text:p>-1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1114" calcext:value-type="float">
            <text:p>23731114</text:p>
          </table:table-cell>
          <table:table-cell office:value-type="float" office:value="-0.5" calcext:value-type="float">
            <text:p>-0.5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-2262" calcext:value-type="float">
            <text:p>-2262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-7.44" calcext:value-type="float">
            <text:p>-7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44" calcext:value-type="float">
            <text:p>-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6780" calcext:value-type="float">
            <text:p>23906780</text:p>
          </table:table-cell>
          <table:table-cell office:value-type="float" office:value="-0.7" calcext:value-type="float">
            <text:p>-0.7</text:p>
          </table:table-cell>
          <table:table-cell office:value-type="float" office:value="-19.4" calcext:value-type="float">
            <text:p>-19.4</text:p>
          </table:table-cell>
          <table:table-cell office:value-type="float" office:value="1" calcext:value-type="float">
            <text:p>1</text:p>
          </table:table-cell>
          <table:table-cell office:value-type="float" office:value="-2247" calcext:value-type="float">
            <text:p>-2247</text:p>
          </table:table-cell>
          <table:table-cell office:value-type="float" office:value="-0.7" calcext:value-type="float">
            <text:p>-0.7</text:p>
          </table:table-cell>
          <table:table-cell table:number-columns-repeated="2" office:value-type="float" office:value="-10.46" calcext:value-type="float">
            <text:p>-1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6" calcext:value-type="float">
            <text:p>-1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0563" calcext:value-type="float">
            <text:p>23910563</text:p>
          </table:table-cell>
          <table:table-cell office:value-type="float" office:value="-0.94" calcext:value-type="float">
            <text:p>-0.94</text:p>
          </table:table-cell>
          <table:table-cell office:value-type="float" office:value="-23.29" calcext:value-type="float">
            <text:p>-23.29</text:p>
          </table:table-cell>
          <table:table-cell office:value-type="float" office:value="1" calcext:value-type="float">
            <text:p>1</text:p>
          </table:table-cell>
          <table:table-cell office:value-type="float" office:value="-2229" calcext:value-type="float">
            <text:p>-2229</text:p>
          </table:table-cell>
          <table:table-cell office:value-type="float" office:value="-0.94" calcext:value-type="float">
            <text:p>-0.94</text:p>
          </table:table-cell>
          <table:table-cell table:number-columns-repeated="2" office:value-type="float" office:value="-14.03" calcext:value-type="float">
            <text:p>-14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3" calcext:value-type="float">
            <text:p>-14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4451" calcext:value-type="float">
            <text:p>23914451</text:p>
          </table:table-cell>
          <table:table-cell office:value-type="float" office:value="-1.09" calcext:value-type="float">
            <text:p>-1.09</text:p>
          </table:table-cell>
          <table:table-cell office:value-type="float" office:value="-15.54" calcext:value-type="float">
            <text:p>-15.54</text:p>
          </table:table-cell>
          <table:table-cell office:value-type="float" office:value="1" calcext:value-type="float">
            <text:p>1</text:p>
          </table:table-cell>
          <table:table-cell office:value-type="float" office:value="-2218" calcext:value-type="float">
            <text:p>-2218</text:p>
          </table:table-cell>
          <table:table-cell office:value-type="float" office:value="-1.09" calcext:value-type="float">
            <text:p>-1.09</text:p>
          </table:table-cell>
          <table:table-cell table:number-columns-repeated="2" office:value-type="float" office:value="-16.38" calcext:value-type="float">
            <text:p>-16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38" calcext:value-type="float">
            <text:p>-16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8440" calcext:value-type="float">
            <text:p>23918440</text:p>
          </table:table-cell>
          <table:table-cell office:value-type="float" office:value="-0.99" calcext:value-type="float">
            <text:p>-0.99</text:p>
          </table:table-cell>
          <table:table-cell office:value-type="float" office:value="11.91" calcext:value-type="float">
            <text:p>11.91</text:p>
          </table:table-cell>
          <table:table-cell office:value-type="float" office:value="1" calcext:value-type="float">
            <text:p>1</text:p>
          </table:table-cell>
          <table:table-cell office:value-type="float" office:value="-2225" calcext:value-type="float">
            <text:p>-2225</text:p>
          </table:table-cell>
          <table:table-cell office:value-type="float" office:value="-0.99" calcext:value-type="float">
            <text:p>-0.99</text:p>
          </table:table-cell>
          <table:table-cell table:number-columns-repeated="2" office:value-type="float" office:value="-14.83" calcext:value-type="float">
            <text:p>-14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83" calcext:value-type="float">
            <text:p>-14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22422" calcext:value-type="float">
            <text:p>23922422</text:p>
          </table:table-cell>
          <table:table-cell office:value-type="float" office:value="-0.72" calcext:value-type="float">
            <text:p>-0.72</text:p>
          </table:table-cell>
          <table:table-cell office:value-type="float" office:value="26.65" calcext:value-type="float">
            <text:p>26.65</text:p>
          </table:table-cell>
          <table:table-cell office:value-type="float" office:value="1" calcext:value-type="float">
            <text:p>1</text:p>
          </table:table-cell>
          <table:table-cell office:value-type="float" office:value="-2246" calcext:value-type="float">
            <text:p>-2246</text:p>
          </table:table-cell>
          <table:table-cell office:value-type="float" office:value="-0.72" calcext:value-type="float">
            <text:p>-0.72</text:p>
          </table:table-cell>
          <table:table-cell table:number-columns-repeated="2" office:value-type="float" office:value="-10.76" calcext:value-type="float">
            <text:p>-10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6" calcext:value-type="float">
            <text:p>-1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26440" calcext:value-type="float">
            <text:p>23926440</text:p>
          </table:table-cell>
          <table:table-cell office:value-type="float" office:value="-0.85" calcext:value-type="float">
            <text:p>-0.85</text:p>
          </table:table-cell>
          <table:table-cell office:value-type="float" office:value="-14.02" calcext:value-type="float">
            <text:p>-14.02</text:p>
          </table:table-cell>
          <table:table-cell office:value-type="float" office:value="1" calcext:value-type="float">
            <text:p>1</text:p>
          </table:table-cell>
          <table:table-cell office:value-type="float" office:value="-2236" calcext:value-type="float">
            <text:p>-2236</text:p>
          </table:table-cell>
          <table:table-cell office:value-type="float" office:value="-0.85" calcext:value-type="float">
            <text:p>-0.85</text:p>
          </table:table-cell>
          <table:table-cell table:number-columns-repeated="2" office:value-type="float" office:value="-12.72" calcext:value-type="float">
            <text:p>-12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72" calcext:value-type="float">
            <text:p>-1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0425" calcext:value-type="float">
            <text:p>23930425</text:p>
          </table:table-cell>
          <table:table-cell office:value-type="float" office:value="-0.9" calcext:value-type="float">
            <text:p>-0.9</text:p>
          </table:table-cell>
          <table:table-cell office:value-type="float" office:value="-6.38" calcext:value-type="float">
            <text:p>-6.38</text:p>
          </table:table-cell>
          <table:table-cell office:value-type="float" office:value="1" calcext:value-type="float">
            <text:p>1</text:p>
          </table:table-cell>
          <table:table-cell office:value-type="float" office:value="-2232" calcext:value-type="float">
            <text:p>-2232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-13.47" calcext:value-type="float">
            <text:p>-13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7" calcext:value-type="float">
            <text:p>-13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4472" calcext:value-type="float">
            <text:p>23934472</text:p>
          </table:table-cell>
          <table:table-cell office:value-type="float" office:value="-0.76" calcext:value-type="float">
            <text:p>-0.76</text:p>
          </table:table-cell>
          <table:table-cell office:value-type="float" office:value="16.09" calcext:value-type="float">
            <text:p>16.09</text:p>
          </table:table-cell>
          <table:table-cell office:value-type="float" office:value="1" calcext:value-type="float">
            <text:p>1</text:p>
          </table:table-cell>
          <table:table-cell office:value-type="float" office:value="-2242" calcext:value-type="float">
            <text:p>-2242</text:p>
          </table:table-cell>
          <table:table-cell office:value-type="float" office:value="-0.76" calcext:value-type="float">
            <text:p>-0.76</text:p>
          </table:table-cell>
          <table:table-cell table:number-columns-repeated="2" office:value-type="float" office:value="-11.45" calcext:value-type="float">
            <text:p>-11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45" calcext:value-type="float">
            <text:p>-1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2083" calcext:value-type="float">
            <text:p>24112083</text:p>
          </table:table-cell>
          <table:table-cell office:value-type="float" office:value="-1.03" calcext:value-type="float">
            <text:p>-1.03</text:p>
          </table:table-cell>
          <table:table-cell office:value-type="float" office:value="-26.19" calcext:value-type="float">
            <text:p>-26.19</text:p>
          </table:table-cell>
          <table:table-cell office:value-type="float" office:value="1" calcext:value-type="float">
            <text:p>1</text:p>
          </table:table-cell>
          <table:table-cell office:value-type="float" office:value="-2222" calcext:value-type="float">
            <text:p>-2222</text:p>
          </table:table-cell>
          <table:table-cell office:value-type="float" office:value="-1.03" calcext:value-type="float">
            <text:p>-1.03</text:p>
          </table:table-cell>
          <table:table-cell table:number-columns-repeated="2" office:value-type="float" office:value="-15.43" calcext:value-type="float">
            <text:p>-15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3" calcext:value-type="float">
            <text:p>-15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5731" calcext:value-type="float">
            <text:p>24115731</text:p>
          </table:table-cell>
          <table:table-cell office:value-type="float" office:value="-1.25" calcext:value-type="float">
            <text:p>-1.25</text:p>
          </table:table-cell>
          <table:table-cell office:value-type="float" office:value="-22.42" calcext:value-type="float">
            <text:p>-22.42</text:p>
          </table:table-cell>
          <table:table-cell office:value-type="float" office:value="1" calcext:value-type="float">
            <text:p>1</text:p>
          </table:table-cell>
          <table:table-cell office:value-type="float" office:value="-2206" calcext:value-type="float">
            <text:p>-2206</text:p>
          </table:table-cell>
          <table:table-cell office:value-type="float" office:value="-1.25" calcext:value-type="float">
            <text:p>-1.25</text:p>
          </table:table-cell>
          <table:table-cell table:number-columns-repeated="2" office:value-type="float" office:value="-18.76" calcext:value-type="float">
            <text:p>-18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76" calcext:value-type="float">
            <text:p>-1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9568" calcext:value-type="float">
            <text:p>24119568</text:p>
          </table:table-cell>
          <table:table-cell office:value-type="float" office:value="-1.29" calcext:value-type="float">
            <text:p>-1.29</text:p>
          </table:table-cell>
          <table:table-cell office:value-type="float" office:value="-4.45" calcext:value-type="float">
            <text:p>-4.45</text:p>
          </table:table-cell>
          <table:table-cell office:value-type="float" office:value="1" calcext:value-type="float">
            <text:p>1</text:p>
          </table:table-cell>
          <table:table-cell office:value-type="float" office:value="-2203" calcext:value-type="float">
            <text:p>-2203</text:p>
          </table:table-cell>
          <table:table-cell office:value-type="float" office:value="-1.29" calcext:value-type="float">
            <text:p>-1.29</text:p>
          </table:table-cell>
          <table:table-cell table:number-columns-repeated="2" office:value-type="float" office:value="-19.37" calcext:value-type="float">
            <text:p>-19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.37" calcext:value-type="float">
            <text:p>-19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3591" calcext:value-type="float">
            <text:p>24123591</text:p>
          </table:table-cell>
          <table:table-cell office:value-type="float" office:value="-1.16" calcext:value-type="float">
            <text:p>-1.16</text:p>
          </table:table-cell>
          <table:table-cell office:value-type="float" office:value="13.67" calcext:value-type="float">
            <text:p>13.67</text:p>
          </table:table-cell>
          <table:table-cell office:value-type="float" office:value="1" calcext:value-type="float">
            <text:p>1</text:p>
          </table:table-cell>
          <table:table-cell office:value-type="float" office:value="-2212" calcext:value-type="float">
            <text:p>-2212</text:p>
          </table:table-cell>
          <table:table-cell office:value-type="float" office:value="-1.16" calcext:value-type="float">
            <text:p>-1.16</text:p>
          </table:table-cell>
          <table:table-cell table:number-columns-repeated="2" office:value-type="float" office:value="-17.47" calcext:value-type="float">
            <text:p>-17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47" calcext:value-type="float">
            <text:p>-17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7691" calcext:value-type="float">
            <text:p>24127691</text:p>
          </table:table-cell>
          <table:table-cell office:value-type="float" office:value="-0.83" calcext:value-type="float">
            <text:p>-0.83</text:p>
          </table:table-cell>
          <table:table-cell office:value-type="float" office:value="32.03" calcext:value-type="float">
            <text:p>32.03</text:p>
          </table:table-cell>
          <table:table-cell office:value-type="float" office:value="1" calcext:value-type="float">
            <text:p>1</text:p>
          </table:table-cell>
          <table:table-cell office:value-type="float" office:value="-2237" calcext:value-type="float">
            <text:p>-2237</text:p>
          </table:table-cell>
          <table:table-cell office:value-type="float" office:value="-0.83" calcext:value-type="float">
            <text:p>-0.83</text:p>
          </table:table-cell>
          <table:table-cell table:number-columns-repeated="2" office:value-type="float" office:value="-12.47" calcext:value-type="float">
            <text:p>-12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7" calcext:value-type="float">
            <text:p>-12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31683" calcext:value-type="float">
            <text:p>24131683</text:p>
          </table:table-cell>
          <table:table-cell office:value-type="float" office:value="-0.96" calcext:value-type="float">
            <text:p>-0.96</text:p>
          </table:table-cell>
          <table:table-cell office:value-type="float" office:value="-15.77" calcext:value-type="float">
            <text:p>-15.77</text:p>
          </table:table-cell>
          <table:table-cell office:value-type="float" office:value="1" calcext:value-type="float">
            <text:p>1</text:p>
          </table:table-cell>
          <table:table-cell office:value-type="float" office:value="-2227" calcext:value-type="float">
            <text:p>-2227</text:p>
          </table:table-cell>
          <table:table-cell office:value-type="float" office:value="-0.96" calcext:value-type="float">
            <text:p>-0.96</text:p>
          </table:table-cell>
          <table:table-cell table:number-columns-repeated="2" office:value-type="float" office:value="-14.44" calcext:value-type="float">
            <text:p>-14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44" calcext:value-type="float">
            <text:p>-1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35571" calcext:value-type="float">
            <text:p>24135571</text:p>
          </table:table-cell>
          <table:table-cell office:value-type="float" office:value="-0.94" calcext:value-type="float">
            <text:p>-0.94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office:value-type="float" office:value="-2229" calcext:value-type="float">
            <text:p>-2229</text:p>
          </table:table-cell>
          <table:table-cell office:value-type="float" office:value="-0.94" calcext:value-type="float">
            <text:p>-0.94</text:p>
          </table:table-cell>
          <table:table-cell table:number-columns-repeated="2" office:value-type="float" office:value="-14.06" calcext:value-type="float">
            <text:p>-14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6" calcext:value-type="float">
            <text:p>-14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39608" calcext:value-type="float">
            <text:p>24139608</text:p>
          </table:table-cell>
          <table:table-cell office:value-type="float" office:value="-0.74" calcext:value-type="float">
            <text:p>-0.74</text:p>
          </table:table-cell>
          <table:table-cell office:value-type="float" office:value="22.29" calcext:value-type="float">
            <text:p>22.29</text:p>
          </table:table-cell>
          <table:table-cell office:value-type="float" office:value="1" calcext:value-type="float">
            <text:p>1</text:p>
          </table:table-cell>
          <table:table-cell office:value-type="float" office:value="-2244" calcext:value-type="float">
            <text:p>-2244</text:p>
          </table:table-cell>
          <table:table-cell office:value-type="float" office:value="-0.74" calcext:value-type="float">
            <text:p>-0.74</text:p>
          </table:table-cell>
          <table:table-cell table:number-columns-repeated="2" office:value-type="float" office:value="-11.11" calcext:value-type="float">
            <text:p>-11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1" calcext:value-type="float">
            <text:p>-1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6991" calcext:value-type="float">
            <text:p>24316991</text:p>
          </table:table-cell>
          <table:table-cell office:value-type="float" office:value="-1.02" calcext:value-type="float">
            <text:p>-1.02</text:p>
          </table:table-cell>
          <table:table-cell office:value-type="float" office:value="-28.1" calcext:value-type="float">
            <text:p>-28.1</text:p>
          </table:table-cell>
          <table:table-cell office:value-type="float" office:value="1" calcext:value-type="float">
            <text:p>1</text:p>
          </table:table-cell>
          <table:table-cell office:value-type="float" office:value="-2223" calcext:value-type="float">
            <text:p>-2223</text:p>
          </table:table-cell>
          <table:table-cell office:value-type="float" office:value="-1.02" calcext:value-type="float">
            <text:p>-1.02</text:p>
          </table:table-cell>
          <table:table-cell table:number-columns-repeated="2" office:value-type="float" office:value="-15.32" calcext:value-type="float">
            <text:p>-15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2" calcext:value-type="float">
            <text:p>-15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20725" calcext:value-type="float">
            <text:p>24320725</text:p>
          </table:table-cell>
          <table:table-cell office:value-type="float" office:value="-1.25" calcext:value-type="float">
            <text:p>-1.25</text:p>
          </table:table-cell>
          <table:table-cell office:value-type="float" office:value="-23.56" calcext:value-type="float">
            <text:p>-23.56</text:p>
          </table:table-cell>
          <table:table-cell office:value-type="float" office:value="1" calcext:value-type="float">
            <text:p>1</text:p>
          </table:table-cell>
          <table:table-cell office:value-type="float" office:value="-2206" calcext:value-type="float">
            <text:p>-2206</text:p>
          </table:table-cell>
          <table:table-cell office:value-type="float" office:value="-1.25" calcext:value-type="float">
            <text:p>-1.25</text:p>
          </table:table-cell>
          <table:table-cell table:number-columns-repeated="2" office:value-type="float" office:value="-18.74" calcext:value-type="float">
            <text:p>-18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74" calcext:value-type="float">
            <text:p>-18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24671" calcext:value-type="float">
            <text:p>24324671</text:p>
          </table:table-cell>
          <table:table-cell office:value-type="float" office:value="-1.28" calcext:value-type="float">
            <text:p>-1.28</text:p>
          </table:table-cell>
          <table:table-cell office:value-type="float" office:value="-4.04" calcext:value-type="float">
            <text:p>-4.04</text:p>
          </table:table-cell>
          <table:table-cell office:value-type="float" office:value="1" calcext:value-type="float">
            <text:p>1</text:p>
          </table:table-cell>
          <table:table-cell office:value-type="float" office:value="-2203" calcext:value-type="float">
            <text:p>-2203</text:p>
          </table:table-cell>
          <table:table-cell office:value-type="float" office:value="-1.28" calcext:value-type="float">
            <text:p>-1.28</text:p>
          </table:table-cell>
          <table:table-cell table:number-columns-repeated="2" office:value-type="float" office:value="-19.26" calcext:value-type="float">
            <text:p>-19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.26" calcext:value-type="float">
            <text:p>-19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28694" calcext:value-type="float">
            <text:p>24328694</text:p>
          </table:table-cell>
          <table:table-cell office:value-type="float" office:value="-1.16" calcext:value-type="float">
            <text:p>-1.16</text:p>
          </table:table-cell>
          <table:table-cell office:value-type="float" office:value="13.25" calcext:value-type="float">
            <text:p>13.25</text:p>
          </table:table-cell>
          <table:table-cell office:value-type="float" office:value="1" calcext:value-type="float">
            <text:p>1</text:p>
          </table:table-cell>
          <table:table-cell office:value-type="float" office:value="-2213" calcext:value-type="float">
            <text:p>-2213</text:p>
          </table:table-cell>
          <table:table-cell office:value-type="float" office:value="-1.16" calcext:value-type="float">
            <text:p>-1.16</text:p>
          </table:table-cell>
          <table:table-cell table:number-columns-repeated="2" office:value-type="float" office:value="-17.34" calcext:value-type="float">
            <text:p>-17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34" calcext:value-type="float">
            <text:p>-17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32865" calcext:value-type="float">
            <text:p>24332865</text:p>
          </table:table-cell>
          <table:table-cell office:value-type="float" office:value="-0.77" calcext:value-type="float">
            <text:p>-0.77</text:p>
          </table:table-cell>
          <table:table-cell office:value-type="float" office:value="35.92" calcext:value-type="float">
            <text:p>35.92</text:p>
          </table:table-cell>
          <table:table-cell office:value-type="float" office:value="1" calcext:value-type="float">
            <text:p>1</text:p>
          </table:table-cell>
          <table:table-cell office:value-type="float" office:value="-2242" calcext:value-type="float">
            <text:p>-2242</text:p>
          </table:table-cell>
          <table:table-cell office:value-type="float" office:value="-0.77" calcext:value-type="float">
            <text:p>-0.77</text:p>
          </table:table-cell>
          <table:table-cell table:number-columns-repeated="2" office:value-type="float" office:value="-11.55" calcext:value-type="float">
            <text:p>-11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5" calcext:value-type="float">
            <text:p>-1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36714" calcext:value-type="float">
            <text:p>24336714</text:p>
          </table:table-cell>
          <table:table-cell office:value-type="float" office:value="-0.88" calcext:value-type="float">
            <text:p>-0.88</text:p>
          </table:table-cell>
          <table:table-cell office:value-type="float" office:value="-14.71" calcext:value-type="float">
            <text:p>-14.71</text:p>
          </table:table-cell>
          <table:table-cell office:value-type="float" office:value="1" calcext:value-type="float">
            <text:p>1</text:p>
          </table:table-cell>
          <table:table-cell office:value-type="float" office:value="-2233" calcext:value-type="float">
            <text:p>-2233</text:p>
          </table:table-cell>
          <table:table-cell office:value-type="float" office:value="-0.88" calcext:value-type="float">
            <text:p>-0.88</text:p>
          </table:table-cell>
          <table:table-cell table:number-columns-repeated="2" office:value-type="float" office:value="-13.21" calcext:value-type="float">
            <text:p>-13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1" calcext:value-type="float">
            <text:p>-13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40685" calcext:value-type="float">
            <text:p>24340685</text:p>
          </table:table-cell>
          <table:table-cell office:value-type="float" office:value="-0.88" calcext:value-type="float">
            <text:p>-0.8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2233" calcext:value-type="float">
            <text:p>-2233</text:p>
          </table:table-cell>
          <table:table-cell office:value-type="float" office:value="-0.88" calcext:value-type="float">
            <text:p>-0.88</text:p>
          </table:table-cell>
          <table:table-cell table:number-columns-repeated="2" office:value-type="float" office:value="-13.25" calcext:value-type="float">
            <text:p>-13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5" calcext:value-type="float">
            <text:p>-1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44731" calcext:value-type="float">
            <text:p>24344731</text:p>
          </table:table-cell>
          <table:table-cell office:value-type="float" office:value="-0.64" calcext:value-type="float">
            <text:p>-0.64</text:p>
          </table:table-cell>
          <table:table-cell office:value-type="float" office:value="26.59" calcext:value-type="float">
            <text:p>26.59</text:p>
          </table:table-cell>
          <table:table-cell office:value-type="float" office:value="1" calcext:value-type="float">
            <text:p>1</text:p>
          </table:table-cell>
          <table:table-cell office:value-type="float" office:value="-2251" calcext:value-type="float">
            <text:p>-2251</text:p>
          </table:table-cell>
          <table:table-cell office:value-type="float" office:value="-0.64" calcext:value-type="float">
            <text:p>-0.64</text:p>
          </table:table-cell>
          <table:table-cell table:number-columns-repeated="2" office:value-type="float" office:value="-9.66" calcext:value-type="float">
            <text:p>-9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66" calcext:value-type="float">
            <text:p>-9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20948" calcext:value-type="float">
            <text:p>24520948</text:p>
          </table:table-cell>
          <table:table-cell office:value-type="float" office:value="-0.81" calcext:value-type="float">
            <text:p>-0.81</text:p>
          </table:table-cell>
          <table:table-cell office:value-type="float" office:value="-15.3" calcext:value-type="float">
            <text:p>-15.3</text:p>
          </table:table-cell>
          <table:table-cell office:value-type="float" office:value="1" calcext:value-type="float">
            <text:p>1</text:p>
          </table:table-cell>
          <table:table-cell office:value-type="float" office:value="-2239" calcext:value-type="float">
            <text:p>-2239</text:p>
          </table:table-cell>
          <table:table-cell office:value-type="float" office:value="-0.81" calcext:value-type="float">
            <text:p>-0.81</text:p>
          </table:table-cell>
          <table:table-cell table:number-columns-repeated="2" office:value-type="float" office:value="-12.1" calcext:value-type="float">
            <text:p>-1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" calcext:value-type="float">
            <text:p>-1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7225" calcext:value-type="float">
            <text:p>24557225</text:p>
          </table:table-cell>
          <table:table-cell office:value-type="float" office:value="-0.86" calcext:value-type="float">
            <text:p>-0.86</text:p>
          </table:table-cell>
          <table:table-cell office:value-type="float" office:value="-5.52" calcext:value-type="float">
            <text:p>-5.52</text:p>
          </table:table-cell>
          <table:table-cell office:value-type="float" office:value="1" calcext:value-type="float">
            <text:p>1</text:p>
          </table:table-cell>
          <table:table-cell office:value-type="float" office:value="-2235" calcext:value-type="float">
            <text:p>-2235</text:p>
          </table:table-cell>
          <table:table-cell office:value-type="float" office:value="-0.86" calcext:value-type="float">
            <text:p>-0.86</text:p>
          </table:table-cell>
          <table:table-cell table:number-columns-repeated="2" office:value-type="float" office:value="-12.83" calcext:value-type="float">
            <text:p>-12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83" calcext:value-type="float">
            <text:p>-1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61391" calcext:value-type="float">
            <text:p>24561391</text:p>
          </table:table-cell>
          <table:table-cell office:value-type="float" office:value="-0.97" calcext:value-type="float">
            <text:p>-0.97</text:p>
          </table:table-cell>
          <table:table-cell office:value-type="float" office:value="-10.89" calcext:value-type="float">
            <text:p>-10.89</text:p>
          </table:table-cell>
          <table:table-cell office:value-type="float" office:value="1" calcext:value-type="float">
            <text:p>1</text:p>
          </table:table-cell>
          <table:table-cell office:value-type="float" office:value="-2227" calcext:value-type="float">
            <text:p>-2227</text:p>
          </table:table-cell>
          <table:table-cell office:value-type="float" office:value="-0.97" calcext:value-type="float">
            <text:p>-0.97</text:p>
          </table:table-cell>
          <table:table-cell table:number-columns-repeated="2" office:value-type="float" office:value="-14.52" calcext:value-type="float">
            <text:p>-14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52" calcext:value-type="float">
            <text:p>-1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65422" calcext:value-type="float">
            <text:p>24565422</text:p>
          </table:table-cell>
          <table:table-cell office:value-type="float" office:value="-0.97" calcext:value-type="float">
            <text:p>-0.97</text:p>
          </table:table-cell>
          <table:table-cell office:value-type="float" office:value="-0.16" calcext:value-type="float">
            <text:p>-0.16</text:p>
          </table:table-cell>
          <table:table-cell office:value-type="float" office:value="1" calcext:value-type="float">
            <text:p>1</text:p>
          </table:table-cell>
          <table:table-cell office:value-type="float" office:value="-2227" calcext:value-type="float">
            <text:p>-2227</text:p>
          </table:table-cell>
          <table:table-cell office:value-type="float" office:value="-0.97" calcext:value-type="float">
            <text:p>-0.97</text:p>
          </table:table-cell>
          <table:table-cell table:number-columns-repeated="2" office:value-type="float" office:value="-14.5" calcext:value-type="float">
            <text:p>-1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69491" calcext:value-type="float">
            <text:p>24569491</text:p>
          </table:table-cell>
          <table:table-cell office:value-type="float" office:value="-0.64" calcext:value-type="float">
            <text:p>-0.64</text:p>
          </table:table-cell>
          <table:table-cell office:value-type="float" office:value="32.6" calcext:value-type="float">
            <text:p>32.6</text:p>
          </table:table-cell>
          <table:table-cell office:value-type="float" office:value="1" calcext:value-type="float">
            <text:p>1</text:p>
          </table:table-cell>
          <table:table-cell office:value-type="float" office:value="-2252" calcext:value-type="float">
            <text:p>-2252</text:p>
          </table:table-cell>
          <table:table-cell office:value-type="float" office:value="-0.64" calcext:value-type="float">
            <text:p>-0.64</text:p>
          </table:table-cell>
          <table:table-cell table:number-columns-repeated="2" office:value-type="float" office:value="-9.56" calcext:value-type="float">
            <text:p>-9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56" calcext:value-type="float">
            <text:p>-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73445" calcext:value-type="float">
            <text:p>24573445</text:p>
          </table:table-cell>
          <table:table-cell office:value-type="float" office:value="-0.41" calcext:value-type="float">
            <text:p>-0.41</text:p>
          </table:table-cell>
          <table:table-cell office:value-type="float" office:value="21.7" calcext:value-type="float">
            <text:p>21.7</text:p>
          </table:table-cell>
          <table:table-cell office:value-type="float" office:value="1" calcext:value-type="float">
            <text:p>1</text:p>
          </table:table-cell>
          <table:table-cell office:value-type="float" office:value="-2269" calcext:value-type="float">
            <text:p>-2269</text:p>
          </table:table-cell>
          <table:table-cell office:value-type="float" office:value="-0.41" calcext:value-type="float">
            <text:p>-0.41</text:p>
          </table:table-cell>
          <table:table-cell table:number-columns-repeated="2" office:value-type="float" office:value="-6.13" calcext:value-type="float">
            <text:p>-6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13" calcext:value-type="float">
            <text:p>-6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77425" calcext:value-type="float">
            <text:p>24577425</text:p>
          </table:table-cell>
          <table:table-cell office:value-type="float" office:value="-0.49" calcext:value-type="float">
            <text:p>-0.49</text:p>
          </table:table-cell>
          <table:table-cell office:value-type="float" office:value="-10.5" calcext:value-type="float">
            <text:p>-10.5</text:p>
          </table:table-cell>
          <table:table-cell office:value-type="float" office:value="1" calcext:value-type="float">
            <text:p>1</text:p>
          </table:table-cell>
          <table:table-cell office:value-type="float" office:value="-2263" calcext:value-type="float">
            <text:p>-2263</text:p>
          </table:table-cell>
          <table:table-cell office:value-type="float" office:value="-0.49" calcext:value-type="float">
            <text:p>-0.49</text:p>
          </table:table-cell>
          <table:table-cell table:number-columns-repeated="2" office:value-type="float" office:value="-7.35" calcext:value-type="float">
            <text:p>-7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35" calcext:value-type="float">
            <text:p>-7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81433" calcext:value-type="float">
            <text:p>24581433</text:p>
          </table:table-cell>
          <table:table-cell office:value-type="float" office:value="-0.53" calcext:value-type="float">
            <text:p>-0.53</text:p>
          </table:table-cell>
          <table:table-cell office:value-type="float" office:value="-4.84" calcext:value-type="float">
            <text:p>-4.84</text:p>
          </table:table-cell>
          <table:table-cell office:value-type="float" office:value="1" calcext:value-type="float">
            <text:p>1</text:p>
          </table:table-cell>
          <table:table-cell office:value-type="float" office:value="-2260" calcext:value-type="float">
            <text:p>-2260</text:p>
          </table:table-cell>
          <table:table-cell office:value-type="float" office:value="-0.53" calcext:value-type="float">
            <text:p>-0.53</text:p>
          </table:table-cell>
          <table:table-cell table:number-columns-repeated="2" office:value-type="float" office:value="-7.92" calcext:value-type="float">
            <text:p>-7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92" calcext:value-type="float">
            <text:p>-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6554" calcext:value-type="float">
            <text:p>24726554</text:p>
          </table:table-cell>
          <table:table-cell office:value-type="float" office:value="-0.62" calcext:value-type="float">
            <text:p>-0.62</text:p>
          </table:table-cell>
          <table:table-cell office:value-type="float" office:value="-8.36" calcext:value-type="float">
            <text:p>-8.36</text:p>
          </table:table-cell>
          <table:table-cell office:value-type="float" office:value="1" calcext:value-type="float">
            <text:p>1</text:p>
          </table:table-cell>
          <table:table-cell office:value-type="float" office:value="-2253" calcext:value-type="float">
            <text:p>-2253</text:p>
          </table:table-cell>
          <table:table-cell office:value-type="float" office:value="-0.62" calcext:value-type="float">
            <text:p>-0.62</text:p>
          </table:table-cell>
          <table:table-cell table:number-columns-repeated="2" office:value-type="float" office:value="-9.31" calcext:value-type="float">
            <text:p>-9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31" calcext:value-type="float">
            <text:p>-9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30548" calcext:value-type="float">
            <text:p>24730548</text:p>
          </table:table-cell>
          <table:table-cell office:value-type="float" office:value="-0.22" calcext:value-type="float">
            <text:p>-0.22</text:p>
          </table:table-cell>
          <table:table-cell office:value-type="float" office:value="37.43" calcext:value-type="float">
            <text:p>37.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-3.31" calcext:value-type="float">
            <text:p>-3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31" calcext:value-type="float">
            <text:p>-3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34611" calcext:value-type="float">
            <text:p>24734611</text:p>
          </table:table-cell>
          <table:table-cell office:value-type="float" office:value="0.34" calcext:value-type="float">
            <text:p>0.34</text:p>
          </table:table-cell>
          <table:table-cell office:value-type="float" office:value="51.16" calcext:value-type="float">
            <text:p>51.16</text:p>
          </table:table-cell>
          <table:table-cell office:value-type="float" office:value="1" calcext:value-type="float">
            <text:p>1</text:p>
          </table:table-cell>
          <table:table-cell office:value-type="float" office:value="2274" calcext:value-type="float">
            <text:p>2274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5.09" calcext:value-type="float">
            <text:p>5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9" calcext:value-type="float">
            <text:p>5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38551" calcext:value-type="float">
            <text:p>24738551</text:p>
          </table:table-cell>
          <table:table-cell office:value-type="float" office:value="0.86" calcext:value-type="float">
            <text:p>0.86</text:p>
          </table:table-cell>
          <table:table-cell office:value-type="float" office:value="49.92" calcext:value-type="float">
            <text:p>49.92</text:p>
          </table:table-cell>
          <table:table-cell office:value-type="float" office:value="1" calcext:value-type="float">
            <text:p>1</text:p>
          </table:table-cell>
          <table:table-cell office:value-type="float" office:value="2235" calcext:value-type="float">
            <text:p>2235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2.9" calcext:value-type="float">
            <text:p>1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2608" calcext:value-type="float">
            <text:p>24742608</text:p>
          </table:table-cell>
          <table:table-cell office:value-type="float" office:value="1.3" calcext:value-type="float">
            <text:p>1.3</text:p>
          </table:table-cell>
          <table:table-cell office:value-type="float" office:value="42.49" calcext:value-type="float">
            <text:p>42.49</text:p>
          </table:table-cell>
          <table:table-cell office:value-type="float" office:value="1" calcext:value-type="float">
            <text:p>1</text:p>
          </table:table-cell>
          <table:table-cell office:value-type="float" office:value="2202" calcext:value-type="float">
            <text:p>2202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9.56" calcext:value-type="float">
            <text:p>19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56" calcext:value-type="float">
            <text:p>1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6503" calcext:value-type="float">
            <text:p>24746503</text:p>
          </table:table-cell>
          <table:table-cell office:value-type="float" office:value="1.44" calcext:value-type="float">
            <text:p>1.44</text:p>
          </table:table-cell>
          <table:table-cell office:value-type="float" office:value="9.68" calcext:value-type="float">
            <text:p>9.68</text:p>
          </table:table-cell>
          <table:table-cell office:value-type="float" office:value="1" calcext:value-type="float">
            <text:p>1</text:p>
          </table:table-cell>
          <table:table-cell office:value-type="float" office:value="2192" calcext:value-type="float">
            <text:p>2192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21.55" calcext:value-type="float">
            <text:p>21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55" calcext:value-type="float">
            <text:p>2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50480" calcext:value-type="float">
            <text:p>24750480</text:p>
          </table:table-cell>
          <table:table-cell office:value-type="float" office:value="1.21" calcext:value-type="float">
            <text:p>1.21</text:p>
          </table:table-cell>
          <table:table-cell office:value-type="float" office:value="-25.71" calcext:value-type="float">
            <text:p>-25.71</text:p>
          </table:table-cell>
          <table:table-cell office:value-type="float" office:value="1" calcext:value-type="float">
            <text:p>1</text:p>
          </table:table-cell>
          <table:table-cell office:value-type="float" office:value="2209" calcext:value-type="float">
            <text:p>2209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18.18" calcext:value-type="float">
            <text:p>18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18" calcext:value-type="float">
            <text:p>1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54505" calcext:value-type="float">
            <text:p>24754505</text:p>
          </table:table-cell>
          <table:table-cell office:value-type="float" office:value="1.07" calcext:value-type="float">
            <text:p>1.07</text:p>
          </table:table-cell>
          <table:table-cell office:value-type="float" office:value="-15.39" calcext:value-type="float">
            <text:p>-15.39</text:p>
          </table:table-cell>
          <table:table-cell office:value-type="float" office:value="1" calcext:value-type="float">
            <text:p>1</text:p>
          </table:table-cell>
          <table:table-cell office:value-type="float" office:value="2219" calcext:value-type="float">
            <text:p>2219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1051" calcext:value-type="float">
            <text:p>24931051</text:p>
          </table:table-cell>
          <table:table-cell office:value-type="float" office:value="1.4" calcext:value-type="float">
            <text:p>1.4</text:p>
          </table:table-cell>
          <table:table-cell office:value-type="float" office:value="37.76" calcext:value-type="float">
            <text:p>37.76</text:p>
          </table:table-cell>
          <table:table-cell office:value-type="float" office:value="1" calcext:value-type="float">
            <text:p>1</text:p>
          </table:table-cell>
          <table:table-cell office:value-type="float" office:value="2194" calcext:value-type="float">
            <text:p>2194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21.04" calcext:value-type="float">
            <text:p>21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04" calcext:value-type="float">
            <text:p>2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5008" calcext:value-type="float">
            <text:p>24935008</text:p>
          </table:table-cell>
          <table:table-cell office:value-type="float" office:value="1.59" calcext:value-type="float">
            <text:p>1.59</text:p>
          </table:table-cell>
          <table:table-cell office:value-type="float" office:value="25.54" calcext:value-type="float">
            <text:p>25.54</text:p>
          </table:table-cell>
          <table:table-cell office:value-type="float" office:value="1" calcext:value-type="float">
            <text:p>1</text:p>
          </table:table-cell>
          <table:table-cell office:value-type="float" office:value="2180" calcext:value-type="float">
            <text:p>2180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23.84" calcext:value-type="float">
            <text:p>23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84" calcext:value-type="float">
            <text:p>23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9394" calcext:value-type="float">
            <text:p>24939394</text:p>
          </table:table-cell>
          <table:table-cell office:value-type="float" office:value="1.62" calcext:value-type="float">
            <text:p>1.62</text:p>
          </table:table-cell>
          <table:table-cell office:value-type="float" office:value="11.36" calcext:value-type="float">
            <text:p>11.36</text:p>
          </table:table-cell>
          <table:table-cell office:value-type="float" office:value="1" calcext:value-type="float">
            <text:p>1</text:p>
          </table:table-cell>
          <table:table-cell office:value-type="float" office:value="2178" calcext:value-type="float">
            <text:p>2178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float" office:value="24.34" calcext:value-type="float">
            <text:p>24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34" calcext:value-type="float">
            <text:p>24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43134" calcext:value-type="float">
            <text:p>24943134</text:p>
          </table:table-cell>
          <table:table-cell office:value-type="float" office:value="1.3" calcext:value-type="float">
            <text:p>1.3</text:p>
          </table:table-cell>
          <table:table-cell office:value-type="float" office:value="-24.98" calcext:value-type="float">
            <text:p>-24.98</text:p>
          </table:table-cell>
          <table:table-cell office:value-type="float" office:value="1" calcext:value-type="float">
            <text:p>1</text:p>
          </table:table-cell>
          <table:table-cell office:value-type="float" office:value="2202" calcext:value-type="float">
            <text:p>2202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9.57" calcext:value-type="float">
            <text:p>19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57" calcext:value-type="float">
            <text:p>19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47452" calcext:value-type="float">
            <text:p>24947452</text:p>
          </table:table-cell>
          <table:table-cell office:value-type="float" office:value="1.02" calcext:value-type="float">
            <text:p>1.02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2223" calcext:value-type="float">
            <text:p>2223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5.36" calcext:value-type="float">
            <text:p>15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36" calcext:value-type="float">
            <text:p>1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51191" calcext:value-type="float">
            <text:p>24951191</text:p>
          </table:table-cell>
          <table:table-cell office:value-type="float" office:value="0.91" calcext:value-type="float">
            <text:p>0.91</text:p>
          </table:table-cell>
          <table:table-cell office:value-type="float" office:value="-1.95" calcext:value-type="float">
            <text:p>-1.95</text:p>
          </table:table-cell>
          <table:table-cell office:value-type="float" office:value="1" calcext:value-type="float">
            <text:p>1</text:p>
          </table:table-cell>
          <table:table-cell office:value-type="float" office:value="2231" calcext:value-type="float">
            <text:p>2231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3.62" calcext:value-type="float">
            <text:p>13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2" calcext:value-type="float">
            <text:p>13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55471" calcext:value-type="float">
            <text:p>24955471</text:p>
          </table:table-cell>
          <table:table-cell office:value-type="float" office:value="0.96" calcext:value-type="float">
            <text:p>0.96</text:p>
          </table:table-cell>
          <table:table-cell office:value-type="float" office:value="8.33" calcext:value-type="float">
            <text:p>8.33</text:p>
          </table:table-cell>
          <table:table-cell office:value-type="float" office:value="1" calcext:value-type="float">
            <text:p>1</text:p>
          </table:table-cell>
          <table:table-cell office:value-type="float" office:value="2228" calcext:value-type="float">
            <text:p>2228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14.4" calcext:value-type="float">
            <text:p>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59308" calcext:value-type="float">
            <text:p>24959308</text:p>
          </table:table-cell>
          <table:table-cell office:value-type="float" office:value="0.8" calcext:value-type="float">
            <text:p>0.8</text:p>
          </table:table-cell>
          <table:table-cell office:value-type="float" office:value="-15.58" calcext:value-type="float">
            <text:p>-15.58</text:p>
          </table:table-cell>
          <table:table-cell office:value-type="float" office:value="1" calcext:value-type="float">
            <text:p>1</text:p>
          </table:table-cell>
          <table:table-cell office:value-type="float" office:value="2239" calcext:value-type="float">
            <text:p>223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2.07" calcext:value-type="float">
            <text:p>12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07" calcext:value-type="float">
            <text:p>12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63734" calcext:value-type="float">
            <text:p>24963734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240" calcext:value-type="float">
            <text:p>224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1.97" calcext:value-type="float">
            <text:p>11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67433" calcext:value-type="float">
            <text:p>24967433</text:p>
          </table:table-cell>
          <table:table-cell office:value-type="float" office:value="0.76" calcext:value-type="float">
            <text:p>0.76</text:p>
          </table:table-cell>
          <table:table-cell office:value-type="float" office:value="5.56" calcext:value-type="float">
            <text:p>5.56</text:p>
          </table:table-cell>
          <table:table-cell office:value-type="float" office:value="1" calcext:value-type="float">
            <text:p>1</text:p>
          </table:table-cell>
          <table:table-cell office:value-type="float" office:value="2243" calcext:value-type="float">
            <text:p>2243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11.33" calcext:value-type="float">
            <text:p>11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71671" calcext:value-type="float">
            <text:p>24971671</text:p>
          </table:table-cell>
          <table:table-cell office:value-type="float" office:value="0.74" calcext:value-type="float">
            <text:p>0.74</text:p>
          </table:table-cell>
          <table:table-cell office:value-type="float" office:value="4.53" calcext:value-type="float">
            <text:p>4.53</text:p>
          </table:table-cell>
          <table:table-cell office:value-type="float" office:value="1" calcext:value-type="float">
            <text:p>1</text:p>
          </table:table-cell>
          <table:table-cell office:value-type="float" office:value="2244" calcext:value-type="float">
            <text:p>2244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11.16" calcext:value-type="float">
            <text:p>11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6" calcext:value-type="float">
            <text:p>1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75591" calcext:value-type="float">
            <text:p>24975591</text:p>
          </table:table-cell>
          <table:table-cell office:value-type="float" office:value="0.55" calcext:value-type="float">
            <text:p>0.55</text:p>
          </table:table-cell>
          <table:table-cell office:value-type="float" office:value="-23.53" calcext:value-type="float">
            <text:p>-23.53</text:p>
          </table:table-cell>
          <table:table-cell office:value-type="float" office:value="1" calcext:value-type="float">
            <text:p>1</text:p>
          </table:table-cell>
          <table:table-cell office:value-type="float" office:value="2258" calcext:value-type="float">
            <text:p>2258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8.27" calcext:value-type="float">
            <text:p>8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7" calcext:value-type="float">
            <text:p>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79948" calcext:value-type="float">
            <text:p>24979948</text:p>
          </table:table-cell>
          <table:table-cell office:value-type="float" office:value="0.54" calcext:value-type="float">
            <text:p>0.54</text:p>
          </table:table-cell>
          <table:table-cell office:value-type="float" office:value="-0.16" calcext:value-type="float">
            <text:p>-0.16</text:p>
          </table:table-cell>
          <table:table-cell office:value-type="float" office:value="1" calcext:value-type="float">
            <text:p>1</text:p>
          </table:table-cell>
          <table:table-cell office:value-type="float" office:value="2259" calcext:value-type="float">
            <text:p>2259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8.16" calcext:value-type="float">
            <text:p>8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6" calcext:value-type="float">
            <text:p>8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83663" calcext:value-type="float">
            <text:p>24983663</text:p>
          </table:table-cell>
          <table:table-cell office:value-type="float" office:value="0.56" calcext:value-type="float">
            <text:p>0.56</text:p>
          </table:table-cell>
          <table:table-cell office:value-type="float" office:value="8.77" calcext:value-type="float">
            <text:p>8.77</text:p>
          </table:table-cell>
          <table:table-cell office:value-type="float" office:value="1" calcext:value-type="float">
            <text:p>1</text:p>
          </table:table-cell>
          <table:table-cell office:value-type="float" office:value="2257" calcext:value-type="float">
            <text:p>2257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8.43" calcext:value-type="float">
            <text:p>8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3" calcext:value-type="float">
            <text:p>8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87868" calcext:value-type="float">
            <text:p>24987868</text:p>
          </table:table-cell>
          <table:table-cell office:value-type="float" office:value="0.37" calcext:value-type="float">
            <text:p>0.37</text:p>
          </table:table-cell>
          <table:table-cell office:value-type="float" office:value="-10.79" calcext:value-type="float">
            <text:p>-10.79</text:p>
          </table:table-cell>
          <table:table-cell office:value-type="float" office:value="1" calcext:value-type="float">
            <text:p>1</text:p>
          </table:table-cell>
          <table:table-cell office:value-type="float" office:value="2272" calcext:value-type="float">
            <text:p>2272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5.54" calcext:value-type="float">
            <text:p>5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4" calcext:value-type="float">
            <text:p>5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1651" calcext:value-type="float">
            <text:p>24991651</text:p>
          </table:table-cell>
          <table:table-cell office:value-type="float" office:value="0.37" calcext:value-type="float">
            <text:p>0.37</text:p>
          </table:table-cell>
          <table:table-cell office:value-type="float" office:value="-1.85" calcext:value-type="float">
            <text:p>-1.85</text:p>
          </table:table-cell>
          <table:table-cell office:value-type="float" office:value="1" calcext:value-type="float">
            <text:p>1</text:p>
          </table:table-cell>
          <table:table-cell office:value-type="float" office:value="2271" calcext:value-type="float">
            <text:p>2271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5.61" calcext:value-type="float">
            <text:p>5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1" calcext:value-type="float">
            <text:p>5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5854" calcext:value-type="float">
            <text:p>24995854</text:p>
          </table:table-cell>
          <table:table-cell office:value-type="float" office:value="0.25" calcext:value-type="float">
            <text:p>0.25</text:p>
          </table:table-cell>
          <table:table-cell office:value-type="float" office:value="-15.28" calcext:value-type="float">
            <text:p>-15.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.71" calcext:value-type="float">
            <text:p>3.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71" calcext:value-type="float">
            <text:p>3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9671" calcext:value-type="float">
            <text:p>24999671</text:p>
          </table:table-cell>
          <table:table-cell office:value-type="float" office:value="0.18" calcext:value-type="float">
            <text:p>0.18</text:p>
          </table:table-cell>
          <table:table-cell office:value-type="float" office:value="-5.85" calcext:value-type="float">
            <text:p>-5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2.63" calcext:value-type="float">
            <text:p>2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3" calcext:value-type="float">
            <text:p>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4208" calcext:value-type="float">
            <text:p>25004208</text:p>
          </table:table-cell>
          <table:table-cell office:value-type="float" office:value="0.29" calcext:value-type="float">
            <text:p>0.29</text:p>
          </table:table-cell>
          <table:table-cell office:value-type="float" office:value="25.66" calcext:value-type="float">
            <text:p>25.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4.33" calcext:value-type="float">
            <text:p>4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33" calcext:value-type="float">
            <text:p>4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7934" calcext:value-type="float">
            <text:p>25007934</text:p>
          </table:table-cell>
          <table:table-cell office:value-type="float" office:value="0.42" calcext:value-type="float">
            <text:p>0.42</text:p>
          </table:table-cell>
          <table:table-cell office:value-type="float" office:value="28.99" calcext:value-type="float">
            <text:p>28.99</text:p>
          </table:table-cell>
          <table:table-cell office:value-type="float" office:value="1" calcext:value-type="float">
            <text:p>1</text:p>
          </table:table-cell>
          <table:table-cell office:value-type="float" office:value="2268" calcext:value-type="float">
            <text:p>2268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6.27" calcext:value-type="float">
            <text:p>6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7" calcext:value-type="float">
            <text:p>6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2180" calcext:value-type="float">
            <text:p>25012180</text:p>
          </table:table-cell>
          <table:table-cell office:value-type="float" office:value="0.54" calcext:value-type="float">
            <text:p>0.54</text:p>
          </table:table-cell>
          <table:table-cell office:value-type="float" office:value="23.77" calcext:value-type="float">
            <text:p>23.77</text:p>
          </table:table-cell>
          <table:table-cell office:value-type="float" office:value="1" calcext:value-type="float">
            <text:p>1</text:p>
          </table:table-cell>
          <table:table-cell office:value-type="float" office:value="2259" calcext:value-type="float">
            <text:p>2259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8.08" calcext:value-type="float">
            <text:p>8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8" calcext:value-type="float">
            <text:p>8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6111" calcext:value-type="float">
            <text:p>25016111</text:p>
          </table:table-cell>
          <table:table-cell office:value-type="float" office:value="0.34" calcext:value-type="float">
            <text:p>0.34</text:p>
          </table:table-cell>
          <table:table-cell office:value-type="float" office:value="-9.39" calcext:value-type="float">
            <text:p>-9.39</text:p>
          </table:table-cell>
          <table:table-cell office:value-type="float" office:value="1" calcext:value-type="float">
            <text:p>1</text:p>
          </table:table-cell>
          <table:table-cell office:value-type="float" office:value="2274" calcext:value-type="float">
            <text:p>2274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5.07" calcext:value-type="float">
            <text:p>5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7" calcext:value-type="float">
            <text:p>5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20391" calcext:value-type="float">
            <text:p>25020391</text:p>
          </table:table-cell>
          <table:table-cell office:value-type="float" office:value="0.03" calcext:value-type="float">
            <text:p>0.03</text:p>
          </table:table-cell>
          <table:table-cell office:value-type="float" office:value="-27.44" calcext:value-type="float">
            <text:p>-27.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51" calcext:value-type="float">
            <text:p>0.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24194" calcext:value-type="float">
            <text:p>25024194</text:p>
          </table:table-cell>
          <table:table-cell office:value-type="float" office:value="-0.05" calcext:value-type="float">
            <text:p>-0.05</text:p>
          </table:table-cell>
          <table:table-cell office:value-type="float" office:value="-9.03" calcext:value-type="float">
            <text:p>-9.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75" calcext:value-type="float">
            <text:p>-0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29503" calcext:value-type="float">
            <text:p>25029503</text:p>
          </table:table-cell>
          <table:table-cell office:value-type="float" office:value="0.02" calcext:value-type="float">
            <text:p>0.02</text:p>
          </table:table-cell>
          <table:table-cell office:value-type="float" office:value="17.17" calcext:value-type="float">
            <text:p>17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9" calcext:value-type="float">
            <text:p>0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33500" calcext:value-type="float">
            <text:p>25033500</text:p>
          </table:table-cell>
          <table:table-cell office:value-type="float" office:value="-0.14" calcext:value-type="float">
            <text:p>-0.14</text:p>
          </table:table-cell>
          <table:table-cell office:value-type="float" office:value="6.22" calcext:value-type="float">
            <text:p>6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-2.03" calcext:value-type="float">
            <text:p>-2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03" calcext:value-type="float">
            <text:p>-2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37728" calcext:value-type="float">
            <text:p>25037728</text:p>
          </table:table-cell>
          <table:table-cell office:value-type="float" office:value="-0.4" calcext:value-type="float">
            <text:p>-0.4</text:p>
          </table:table-cell>
          <table:table-cell office:value-type="float" office:value="4.47" calcext:value-type="float">
            <text:p>4.47</text:p>
          </table:table-cell>
          <table:table-cell office:value-type="float" office:value="1" calcext:value-type="float">
            <text:p>1</text:p>
          </table:table-cell>
          <table:table-cell office:value-type="float" office:value="-2269" calcext:value-type="float">
            <text:p>-2269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-6.03" calcext:value-type="float">
            <text:p>-6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03" calcext:value-type="float">
            <text:p>-6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41680" calcext:value-type="float">
            <text:p>25041680</text:p>
          </table:table-cell>
          <table:table-cell office:value-type="float" office:value="-0.8" calcext:value-type="float">
            <text:p>-0.8</text:p>
          </table:table-cell>
          <table:table-cell office:value-type="float" office:value="-7.4" calcext:value-type="float">
            <text:p>-7.4</text:p>
          </table:table-cell>
          <table:table-cell office:value-type="float" office:value="1" calcext:value-type="float">
            <text:p>1</text:p>
          </table:table-cell>
          <table:table-cell office:value-type="float" office:value="-2239" calcext:value-type="float">
            <text:p>-223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12.01" calcext:value-type="float">
            <text:p>-12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1" calcext:value-type="float">
            <text:p>-12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45894" calcext:value-type="float">
            <text:p>25045894</text:p>
          </table:table-cell>
          <table:table-cell office:value-type="float" office:value="-1.26" calcext:value-type="float">
            <text:p>-1.26</text:p>
          </table:table-cell>
          <table:table-cell office:value-type="float" office:value="-18.93" calcext:value-type="float">
            <text:p>-18.93</text:p>
          </table:table-cell>
          <table:table-cell office:value-type="float" office:value="1" calcext:value-type="float">
            <text:p>1</text:p>
          </table:table-cell>
          <table:table-cell office:value-type="float" office:value="-2205" calcext:value-type="float">
            <text:p>-2205</text:p>
          </table:table-cell>
          <table:table-cell office:value-type="float" office:value="-1.26" calcext:value-type="float">
            <text:p>-1.26</text:p>
          </table:table-cell>
          <table:table-cell table:number-columns-repeated="2" office:value-type="float" office:value="-18.86" calcext:value-type="float">
            <text:p>-18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86" calcext:value-type="float">
            <text:p>-1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49694" calcext:value-type="float">
            <text:p>25049694</text:p>
          </table:table-cell>
          <table:table-cell office:value-type="float" office:value="-1.31" calcext:value-type="float">
            <text:p>-1.31</text:p>
          </table:table-cell>
          <table:table-cell office:value-type="float" office:value="15.28" calcext:value-type="float">
            <text:p>15.28</text:p>
          </table:table-cell>
          <table:table-cell office:value-type="float" office:value="1" calcext:value-type="float">
            <text:p>1</text:p>
          </table:table-cell>
          <table:table-cell office:value-type="float" office:value="-2201" calcext:value-type="float">
            <text:p>-2201</text:p>
          </table:table-cell>
          <table:table-cell office:value-type="float" office:value="-1.31" calcext:value-type="float">
            <text:p>-1.31</text:p>
          </table:table-cell>
          <table:table-cell table:number-columns-repeated="2" office:value-type="float" office:value="-19.71" calcext:value-type="float">
            <text:p>-19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.71" calcext:value-type="float">
            <text:p>-1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54080" calcext:value-type="float">
            <text:p>25054080</text:p>
          </table:table-cell>
          <table:table-cell office:value-type="float" office:value="-1.55" calcext:value-type="float">
            <text:p>-1.55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float" office:value="-2183" calcext:value-type="float">
            <text:p>-2183</text:p>
          </table:table-cell>
          <table:table-cell office:value-type="float" office:value="-1.55" calcext:value-type="float">
            <text:p>-1.55</text:p>
          </table:table-cell>
          <table:table-cell table:number-columns-repeated="2" office:value-type="float" office:value="-23.28" calcext:value-type="float">
            <text:p>-23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28" calcext:value-type="float">
            <text:p>-2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58171" calcext:value-type="float">
            <text:p>25058171</text:p>
          </table:table-cell>
          <table:table-cell office:value-type="float" office:value="-1.98" calcext:value-type="float">
            <text:p>-1.98</text:p>
          </table:table-cell>
          <table:table-cell office:value-type="float" office:value="-18.96" calcext:value-type="float">
            <text:p>-18.96</text:p>
          </table:table-cell>
          <table:table-cell office:value-type="float" office:value="1" calcext:value-type="float">
            <text:p>1</text:p>
          </table:table-cell>
          <table:table-cell office:value-type="float" office:value="-2151" calcext:value-type="float">
            <text:p>-2151</text:p>
          </table:table-cell>
          <table:table-cell office:value-type="float" office:value="-1.98" calcext:value-type="float">
            <text:p>-1.98</text:p>
          </table:table-cell>
          <table:table-cell table:number-columns-repeated="2" office:value-type="float" office:value="-29.66" calcext:value-type="float">
            <text:p>-29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66" calcext:value-type="float">
            <text:p>-29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62126" calcext:value-type="float">
            <text:p>25062126</text:p>
          </table:table-cell>
          <table:table-cell office:value-type="float" office:value="-2.55" calcext:value-type="float">
            <text:p>-2.55</text:p>
          </table:table-cell>
          <table:table-cell office:value-type="float" office:value="-43.46" calcext:value-type="float">
            <text:p>-43.46</text:p>
          </table:table-cell>
          <table:table-cell office:value-type="float" office:value="1" calcext:value-type="float">
            <text:p>1</text:p>
          </table:table-cell>
          <table:table-cell office:value-type="float" office:value="-2108" calcext:value-type="float">
            <text:p>-2108</text:p>
          </table:table-cell>
          <table:table-cell office:value-type="float" office:value="-2.55" calcext:value-type="float">
            <text:p>-2.55</text:p>
          </table:table-cell>
          <table:table-cell table:number-columns-repeated="2" office:value-type="float" office:value="-38.32" calcext:value-type="float">
            <text:p>-38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.32" calcext:value-type="float">
            <text:p>-3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66069" calcext:value-type="float">
            <text:p>25066069</text:p>
          </table:table-cell>
          <table:table-cell office:value-type="float" office:value="-2.77" calcext:value-type="float">
            <text:p>-2.77</text:p>
          </table:table-cell>
          <table:table-cell office:value-type="float" office:value="-18.63" calcext:value-type="float">
            <text:p>-18.63</text:p>
          </table:table-cell>
          <table:table-cell office:value-type="float" office:value="1" calcext:value-type="float">
            <text:p>1</text:p>
          </table:table-cell>
          <table:table-cell office:value-type="float" office:value="-2092" calcext:value-type="float">
            <text:p>-2092</text:p>
          </table:table-cell>
          <table:table-cell office:value-type="float" office:value="-2.77" calcext:value-type="float">
            <text:p>-2.77</text:p>
          </table:table-cell>
          <table:table-cell table:number-columns-repeated="2" office:value-type="float" office:value="-41.5" calcext:value-type="float">
            <text:p>-4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5" calcext:value-type="float">
            <text:p>-4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70914" calcext:value-type="float">
            <text:p>25070914</text:p>
          </table:table-cell>
          <table:table-cell office:value-type="float" office:value="-2.78" calcext:value-type="float">
            <text:p>-2.78</text:p>
          </table:table-cell>
          <table:table-cell office:value-type="float" office:value="5.11" calcext:value-type="float">
            <text:p>5.11</text:p>
          </table:table-cell>
          <table:table-cell office:value-type="float" office:value="1" calcext:value-type="float">
            <text:p>1</text:p>
          </table:table-cell>
          <table:table-cell office:value-type="float" office:value="-2091" calcext:value-type="float">
            <text:p>-2091</text:p>
          </table:table-cell>
          <table:table-cell office:value-type="float" office:value="-2.78" calcext:value-type="float">
            <text:p>-2.78</text:p>
          </table:table-cell>
          <table:table-cell table:number-columns-repeated="2" office:value-type="float" office:value="-41.7" calcext:value-type="float">
            <text:p>-4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7" calcext:value-type="float">
            <text:p>-4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75154" calcext:value-type="float">
            <text:p>25075154</text:p>
          </table:table-cell>
          <table:table-cell office:value-type="float" office:value="-2.78" calcext:value-type="float">
            <text:p>-2.78</text:p>
          </table:table-cell>
          <table:table-cell office:value-type="float" office:value="9.49" calcext:value-type="float">
            <text:p>9.49</text:p>
          </table:table-cell>
          <table:table-cell office:value-type="float" office:value="1" calcext:value-type="float">
            <text:p>1</text:p>
          </table:table-cell>
          <table:table-cell office:value-type="float" office:value="-2091" calcext:value-type="float">
            <text:p>-2091</text:p>
          </table:table-cell>
          <table:table-cell office:value-type="float" office:value="-2.78" calcext:value-type="float">
            <text:p>-2.78</text:p>
          </table:table-cell>
          <table:table-cell table:number-columns-repeated="2" office:value-type="float" office:value="-41.74" calcext:value-type="float">
            <text:p>-41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74" calcext:value-type="float">
            <text:p>-41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79105" calcext:value-type="float">
            <text:p>25079105</text:p>
          </table:table-cell>
          <table:table-cell office:value-type="float" office:value="-2.97" calcext:value-type="float">
            <text:p>-2.97</text:p>
          </table:table-cell>
          <table:table-cell office:value-type="float" office:value="-12.4" calcext:value-type="float">
            <text:p>-12.4</text:p>
          </table:table-cell>
          <table:table-cell office:value-type="float" office:value="1" calcext:value-type="float">
            <text:p>1</text:p>
          </table:table-cell>
          <table:table-cell office:value-type="float" office:value="-2077" calcext:value-type="float">
            <text:p>-2077</text:p>
          </table:table-cell>
          <table:table-cell office:value-type="float" office:value="-2.97" calcext:value-type="float">
            <text:p>-2.97</text:p>
          </table:table-cell>
          <table:table-cell table:number-columns-repeated="2" office:value-type="float" office:value="-44.5" calcext:value-type="float">
            <text:p>-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5" calcext:value-type="float">
            <text:p>-4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83591" calcext:value-type="float">
            <text:p>25083591</text:p>
          </table:table-cell>
          <table:table-cell office:value-type="float" office:value="-3.22" calcext:value-type="float">
            <text:p>-3.22</text:p>
          </table:table-cell>
          <table:table-cell office:value-type="float" office:value="-32.56" calcext:value-type="float">
            <text:p>-32.56</text:p>
          </table:table-cell>
          <table:table-cell office:value-type="float" office:value="1" calcext:value-type="float">
            <text:p>1</text:p>
          </table:table-cell>
          <table:table-cell office:value-type="float" office:value="-2058" calcext:value-type="float">
            <text:p>-2058</text:p>
          </table:table-cell>
          <table:table-cell office:value-type="float" office:value="-3.22" calcext:value-type="float">
            <text:p>-3.22</text:p>
          </table:table-cell>
          <table:table-cell table:number-columns-repeated="2" office:value-type="float" office:value="-48.32" calcext:value-type="float">
            <text:p>-48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8.32" calcext:value-type="float">
            <text:p>-4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87274" calcext:value-type="float">
            <text:p>25087274</text:p>
          </table:table-cell>
          <table:table-cell office:value-type="float" office:value="-3.35" calcext:value-type="float">
            <text:p>-3.35</text:p>
          </table:table-cell>
          <table:table-cell office:value-type="float" office:value="-16.71" calcext:value-type="float">
            <text:p>-16.71</text:p>
          </table:table-cell>
          <table:table-cell office:value-type="float" office:value="1" calcext:value-type="float">
            <text:p>1</text:p>
          </table:table-cell>
          <table:table-cell office:value-type="float" office:value="-2048" calcext:value-type="float">
            <text:p>-2048</text:p>
          </table:table-cell>
          <table:table-cell office:value-type="float" office:value="-3.35" calcext:value-type="float">
            <text:p>-3.35</text:p>
          </table:table-cell>
          <table:table-cell table:number-columns-repeated="2" office:value-type="float" office:value="-50.31" calcext:value-type="float">
            <text:p>-50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0.31" calcext:value-type="float">
            <text:p>-5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91480" calcext:value-type="float">
            <text:p>25091480</text:p>
          </table:table-cell>
          <table:table-cell office:value-type="float" office:value="-3.25" calcext:value-type="float">
            <text:p>-3.25</text:p>
          </table:table-cell>
          <table:table-cell office:value-type="float" office:value="13.45" calcext:value-type="float">
            <text:p>13.45</text:p>
          </table:table-cell>
          <table:table-cell office:value-type="float" office:value="1" calcext:value-type="float">
            <text:p>1</text:p>
          </table:table-cell>
          <table:table-cell office:value-type="float" office:value="-2056" calcext:value-type="float">
            <text:p>-2056</text:p>
          </table:table-cell>
          <table:table-cell office:value-type="float" office:value="-3.25" calcext:value-type="float">
            <text:p>-3.25</text:p>
          </table:table-cell>
          <table:table-cell table:number-columns-repeated="2" office:value-type="float" office:value="-48.79" calcext:value-type="float">
            <text:p>-48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8.79" calcext:value-type="float">
            <text:p>-48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95314" calcext:value-type="float">
            <text:p>25095314</text:p>
          </table:table-cell>
          <table:table-cell office:value-type="float" office:value="-3.34" calcext:value-type="float">
            <text:p>-3.34</text:p>
          </table:table-cell>
          <table:table-cell office:value-type="float" office:value="-5.34" calcext:value-type="float">
            <text:p>-5.34</text:p>
          </table:table-cell>
          <table:table-cell office:value-type="float" office:value="1" calcext:value-type="float">
            <text:p>1</text:p>
          </table:table-cell>
          <table:table-cell office:value-type="float" office:value="-2049" calcext:value-type="float">
            <text:p>-2049</text:p>
          </table:table-cell>
          <table:table-cell office:value-type="float" office:value="-3.34" calcext:value-type="float">
            <text:p>-3.34</text:p>
          </table:table-cell>
          <table:table-cell table:number-columns-repeated="2" office:value-type="float" office:value="-50.08" calcext:value-type="float">
            <text:p>-5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0.08" calcext:value-type="float">
            <text:p>-5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99560" calcext:value-type="float">
            <text:p>25099560</text:p>
          </table:table-cell>
          <table:table-cell office:value-type="float" office:value="-3.37" calcext:value-type="float">
            <text:p>-3.37</text:p>
          </table:table-cell>
          <table:table-cell office:value-type="float" office:value="-10.96" calcext:value-type="float">
            <text:p>-10.96</text:p>
          </table:table-cell>
          <table:table-cell office:value-type="float" office:value="1" calcext:value-type="float">
            <text:p>1</text:p>
          </table:table-cell>
          <table:table-cell office:value-type="float" office:value="-2047" calcext:value-type="float">
            <text:p>-2047</text:p>
          </table:table-cell>
          <table:table-cell office:value-type="float" office:value="-3.37" calcext:value-type="float">
            <text:p>-3.37</text:p>
          </table:table-cell>
          <table:table-cell table:number-columns-repeated="2" office:value-type="float" office:value="-50.48" calcext:value-type="float">
            <text:p>-50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0.48" calcext:value-type="float">
            <text:p>-5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03463" calcext:value-type="float">
            <text:p>25103463</text:p>
          </table:table-cell>
          <table:table-cell office:value-type="float" office:value="-3.59" calcext:value-type="float">
            <text:p>-3.59</text:p>
          </table:table-cell>
          <table:table-cell office:value-type="float" office:value="-31.19" calcext:value-type="float">
            <text:p>-31.19</text:p>
          </table:table-cell>
          <table:table-cell office:value-type="float" office:value="1" calcext:value-type="float">
            <text:p>1</text:p>
          </table:table-cell>
          <table:table-cell office:value-type="float" office:value="-2030" calcext:value-type="float">
            <text:p>-2030</text:p>
          </table:table-cell>
          <table:table-cell office:value-type="float" office:value="-3.59" calcext:value-type="float">
            <text:p>-3.59</text:p>
          </table:table-cell>
          <table:table-cell table:number-columns-repeated="2" office:value-type="float" office:value="-53.92" calcext:value-type="float">
            <text:p>-53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92" calcext:value-type="float">
            <text:p>-5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07920" calcext:value-type="float">
            <text:p>25107920</text:p>
          </table:table-cell>
          <table:table-cell office:value-type="float" office:value="-3.52" calcext:value-type="float">
            <text:p>-3.52</text:p>
          </table:table-cell>
          <table:table-cell office:value-type="float" office:value="5.05" calcext:value-type="float">
            <text:p>5.05</text:p>
          </table:table-cell>
          <table:table-cell office:value-type="float" office:value="1" calcext:value-type="float">
            <text:p>1</text:p>
          </table:table-cell>
          <table:table-cell office:value-type="float" office:value="-2035" calcext:value-type="float">
            <text:p>-2035</text:p>
          </table:table-cell>
          <table:table-cell office:value-type="float" office:value="-3.52" calcext:value-type="float">
            <text:p>-3.52</text:p>
          </table:table-cell>
          <table:table-cell table:number-columns-repeated="2" office:value-type="float" office:value="-52.87" calcext:value-type="float">
            <text:p>-52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87" calcext:value-type="float">
            <text:p>-52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11614" calcext:value-type="float">
            <text:p>25111614</text:p>
          </table:table-cell>
          <table:table-cell office:value-type="float" office:value="-3.5" calcext:value-type="float">
            <text:p>-3.5</text:p>
          </table:table-cell>
          <table:table-cell office:value-type="float" office:value="6.74" calcext:value-type="float">
            <text:p>6.74</text:p>
          </table:table-cell>
          <table:table-cell office:value-type="float" office:value="1" calcext:value-type="float">
            <text:p>1</text:p>
          </table:table-cell>
          <table:table-cell office:value-type="float" office:value="-2037" calcext:value-type="float">
            <text:p>-2037</text:p>
          </table:table-cell>
          <table:table-cell office:value-type="float" office:value="-3.5" calcext:value-type="float">
            <text:p>-3.5</text:p>
          </table:table-cell>
          <table:table-cell table:number-columns-repeated="2" office:value-type="float" office:value="-52.43" calcext:value-type="float">
            <text:p>-52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43" calcext:value-type="float">
            <text:p>-52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15854" calcext:value-type="float">
            <text:p>25115854</text:p>
          </table:table-cell>
          <table:table-cell office:value-type="float" office:value="-3.61" calcext:value-type="float">
            <text:p>-3.61</text:p>
          </table:table-cell>
          <table:table-cell office:value-type="float" office:value="-16.79" calcext:value-type="float">
            <text:p>-16.79</text:p>
          </table:table-cell>
          <table:table-cell office:value-type="float" office:value="1" calcext:value-type="float">
            <text:p>1</text:p>
          </table:table-cell>
          <table:table-cell office:value-type="float" office:value="-2029" calcext:value-type="float">
            <text:p>-2029</text:p>
          </table:table-cell>
          <table:table-cell office:value-type="float" office:value="-3.61" calcext:value-type="float">
            <text:p>-3.61</text:p>
          </table:table-cell>
          <table:table-cell table:number-columns-repeated="2" office:value-type="float" office:value="-54.18" calcext:value-type="float">
            <text:p>-54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4.18" calcext:value-type="float">
            <text:p>-5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19811" calcext:value-type="float">
            <text:p>25119811</text:p>
          </table:table-cell>
          <table:table-cell office:value-type="float" office:value="-3.76" calcext:value-type="float">
            <text:p>-3.76</text:p>
          </table:table-cell>
          <table:table-cell office:value-type="float" office:value="-27.95" calcext:value-type="float">
            <text:p>-27.95</text:p>
          </table:table-cell>
          <table:table-cell office:value-type="float" office:value="1" calcext:value-type="float">
            <text:p>1</text:p>
          </table:table-cell>
          <table:table-cell office:value-type="float" office:value="-2017" calcext:value-type="float">
            <text:p>-2017</text:p>
          </table:table-cell>
          <table:table-cell office:value-type="float" office:value="-3.76" calcext:value-type="float">
            <text:p>-3.76</text:p>
          </table:table-cell>
          <table:table-cell table:number-columns-repeated="2" office:value-type="float" office:value="-56.44" calcext:value-type="float">
            <text:p>-56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6.44" calcext:value-type="float">
            <text:p>-5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24354" calcext:value-type="float">
            <text:p>25124354</text:p>
          </table:table-cell>
          <table:table-cell office:value-type="float" office:value="-3.85" calcext:value-type="float">
            <text:p>-3.85</text:p>
          </table:table-cell>
          <table:table-cell office:value-type="float" office:value="-12.44" calcext:value-type="float">
            <text:p>-12.44</text:p>
          </table:table-cell>
          <table:table-cell office:value-type="float" office:value="1" calcext:value-type="float">
            <text:p>1</text:p>
          </table:table-cell>
          <table:table-cell office:value-type="float" office:value="-2011" calcext:value-type="float">
            <text:p>-2011</text:p>
          </table:table-cell>
          <table:table-cell office:value-type="float" office:value="-3.85" calcext:value-type="float">
            <text:p>-3.85</text:p>
          </table:table-cell>
          <table:table-cell table:number-columns-repeated="2" office:value-type="float" office:value="-57.72" calcext:value-type="float">
            <text:p>-57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.72" calcext:value-type="float">
            <text:p>-57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27934" calcext:value-type="float">
            <text:p>25127934</text:p>
          </table:table-cell>
          <table:table-cell office:value-type="float" office:value="-3.66" calcext:value-type="float">
            <text:p>-3.66</text:p>
          </table:table-cell>
          <table:table-cell office:value-type="float" office:value="19.37" calcext:value-type="float">
            <text:p>19.37</text:p>
          </table:table-cell>
          <table:table-cell office:value-type="float" office:value="1" calcext:value-type="float">
            <text:p>1</text:p>
          </table:table-cell>
          <table:table-cell office:value-type="float" office:value="-2025" calcext:value-type="float">
            <text:p>-2025</text:p>
          </table:table-cell>
          <table:table-cell office:value-type="float" office:value="-3.66" calcext:value-type="float">
            <text:p>-3.66</text:p>
          </table:table-cell>
          <table:table-cell table:number-columns-repeated="2" office:value-type="float" office:value="-54.96" calcext:value-type="float">
            <text:p>-54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4.96" calcext:value-type="float">
            <text:p>-5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31931" calcext:value-type="float">
            <text:p>25131931</text:p>
          </table:table-cell>
          <table:table-cell office:value-type="float" office:value="-3.75" calcext:value-type="float">
            <text:p>-3.75</text:p>
          </table:table-cell>
          <table:table-cell office:value-type="float" office:value="-9.05" calcext:value-type="float">
            <text:p>-9.05</text:p>
          </table:table-cell>
          <table:table-cell office:value-type="float" office:value="1" calcext:value-type="float">
            <text:p>1</text:p>
          </table:table-cell>
          <table:table-cell office:value-type="float" office:value="-2018" calcext:value-type="float">
            <text:p>-2018</text:p>
          </table:table-cell>
          <table:table-cell office:value-type="float" office:value="-3.75" calcext:value-type="float">
            <text:p>-3.75</text:p>
          </table:table-cell>
          <table:table-cell table:number-columns-repeated="2" office:value-type="float" office:value="-56.25" calcext:value-type="float">
            <text:p>-56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6.25" calcext:value-type="float">
            <text:p>-5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36191" calcext:value-type="float">
            <text:p>25136191</text:p>
          </table:table-cell>
          <table:table-cell office:value-type="float" office:value="-3.81" calcext:value-type="float">
            <text:p>-3.81</text:p>
          </table:table-cell>
          <table:table-cell office:value-type="float" office:value="-20.96" calcext:value-type="float">
            <text:p>-20.96</text:p>
          </table:table-cell>
          <table:table-cell office:value-type="float" office:value="1" calcext:value-type="float">
            <text:p>1</text:p>
          </table:table-cell>
          <table:table-cell office:value-type="float" office:value="-2014" calcext:value-type="float">
            <text:p>-2014</text:p>
          </table:table-cell>
          <table:table-cell office:value-type="float" office:value="-3.81" calcext:value-type="float">
            <text:p>-3.81</text:p>
          </table:table-cell>
          <table:table-cell table:number-columns-repeated="2" office:value-type="float" office:value="-57.11" calcext:value-type="float">
            <text:p>-57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.11" calcext:value-type="float">
            <text:p>-57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40485" calcext:value-type="float">
            <text:p>25140485</text:p>
          </table:table-cell>
          <table:table-cell office:value-type="float" office:value="-3.79" calcext:value-type="float">
            <text:p>-3.79</text:p>
          </table:table-cell>
          <table:table-cell office:value-type="float" office:value="-6.48" calcext:value-type="float">
            <text:p>-6.48</text:p>
          </table:table-cell>
          <table:table-cell office:value-type="float" office:value="1" calcext:value-type="float">
            <text:p>1</text:p>
          </table:table-cell>
          <table:table-cell office:value-type="float" office:value="-2015" calcext:value-type="float">
            <text:p>-2015</text:p>
          </table:table-cell>
          <table:table-cell office:value-type="float" office:value="-3.79" calcext:value-type="float">
            <text:p>-3.79</text:p>
          </table:table-cell>
          <table:table-cell table:number-columns-repeated="2" office:value-type="float" office:value="-56.81" calcext:value-type="float">
            <text:p>-56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6.81" calcext:value-type="float">
            <text:p>-56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44294" calcext:value-type="float">
            <text:p>25144294</text:p>
          </table:table-cell>
          <table:table-cell office:value-type="float" office:value="-3.72" calcext:value-type="float">
            <text:p>-3.72</text:p>
          </table:table-cell>
          <table:table-cell office:value-type="float" office:value="5.82" calcext:value-type="float">
            <text:p>5.82</text:p>
          </table:table-cell>
          <table:table-cell office:value-type="float" office:value="1" calcext:value-type="float">
            <text:p>1</text:p>
          </table:table-cell>
          <table:table-cell office:value-type="float" office:value="-2020" calcext:value-type="float">
            <text:p>-2020</text:p>
          </table:table-cell>
          <table:table-cell office:value-type="float" office:value="-3.72" calcext:value-type="float">
            <text:p>-3.72</text:p>
          </table:table-cell>
          <table:table-cell table:number-columns-repeated="2" office:value-type="float" office:value="-55.86" calcext:value-type="float">
            <text:p>-55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5.86" calcext:value-type="float">
            <text:p>-55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48540" calcext:value-type="float">
            <text:p>25148540</text:p>
          </table:table-cell>
          <table:table-cell office:value-type="float" office:value="-3.87" calcext:value-type="float">
            <text:p>-3.87</text:p>
          </table:table-cell>
          <table:table-cell office:value-type="float" office:value="-13.18" calcext:value-type="float">
            <text:p>-13.18</text:p>
          </table:table-cell>
          <table:table-cell office:value-type="float" office:value="1" calcext:value-type="float">
            <text:p>1</text:p>
          </table:table-cell>
          <table:table-cell office:value-type="float" office:value="-2009" calcext:value-type="float">
            <text:p>-2009</text:p>
          </table:table-cell>
          <table:table-cell office:value-type="float" office:value="-3.87" calcext:value-type="float">
            <text:p>-3.87</text:p>
          </table:table-cell>
          <table:table-cell table:number-columns-repeated="2" office:value-type="float" office:value="-58.1" calcext:value-type="float">
            <text:p>-5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8.1" calcext:value-type="float">
            <text:p>-5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52505" calcext:value-type="float">
            <text:p>25152505</text:p>
          </table:table-cell>
          <table:table-cell office:value-type="float" office:value="-4.1" calcext:value-type="float">
            <text:p>-4.1</text:p>
          </table:table-cell>
          <table:table-cell office:value-type="float" office:value="-32.19" calcext:value-type="float">
            <text:p>-32.19</text:p>
          </table:table-cell>
          <table:table-cell office:value-type="float" office:value="1" calcext:value-type="float">
            <text:p>1</text:p>
          </table:table-cell>
          <table:table-cell office:value-type="float" office:value="-1992" calcext:value-type="float">
            <text:p>-1992</text:p>
          </table:table-cell>
          <table:table-cell office:value-type="float" office:value="-4.1" calcext:value-type="float">
            <text:p>-4.1</text:p>
          </table:table-cell>
          <table:table-cell table:number-columns-repeated="2" office:value-type="float" office:value="-61.46" calcext:value-type="float">
            <text:p>-61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1.46" calcext:value-type="float">
            <text:p>-6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56820" calcext:value-type="float">
            <text:p>25156820</text:p>
          </table:table-cell>
          <table:table-cell office:value-type="float" office:value="-4.05" calcext:value-type="float">
            <text:p>-4.05</text:p>
          </table:table-cell>
          <table:table-cell office:value-type="float" office:value="-9.2" calcext:value-type="float">
            <text:p>-9.2</text:p>
          </table:table-cell>
          <table:table-cell office:value-type="float" office:value="1" calcext:value-type="float">
            <text:p>1</text:p>
          </table:table-cell>
          <table:table-cell office:value-type="float" office:value="-1996" calcext:value-type="float">
            <text:p>-1996</text:p>
          </table:table-cell>
          <table:table-cell office:value-type="float" office:value="-4.05" calcext:value-type="float">
            <text:p>-4.05</text:p>
          </table:table-cell>
          <table:table-cell table:number-columns-repeated="2" office:value-type="float" office:value="-60.79" calcext:value-type="float">
            <text:p>-60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0.79" calcext:value-type="float">
            <text:p>-6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60574" calcext:value-type="float">
            <text:p>25160574</text:p>
          </table:table-cell>
          <table:table-cell office:value-type="float" office:value="-4.05" calcext:value-type="float">
            <text:p>-4.05</text:p>
          </table:table-cell>
          <table:table-cell office:value-type="float" office:value="-3.09" calcext:value-type="float">
            <text:p>-3.09</text:p>
          </table:table-cell>
          <table:table-cell office:value-type="float" office:value="1" calcext:value-type="float">
            <text:p>1</text:p>
          </table:table-cell>
          <table:table-cell office:value-type="float" office:value="-1996" calcext:value-type="float">
            <text:p>-1996</text:p>
          </table:table-cell>
          <table:table-cell office:value-type="float" office:value="-4.05" calcext:value-type="float">
            <text:p>-4.05</text:p>
          </table:table-cell>
          <table:table-cell table:number-columns-repeated="2" office:value-type="float" office:value="-60.71" calcext:value-type="float">
            <text:p>-60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0.71" calcext:value-type="float">
            <text:p>-6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64848" calcext:value-type="float">
            <text:p>25164848</text:p>
          </table:table-cell>
          <table:table-cell office:value-type="float" office:value="-4.04" calcext:value-type="float">
            <text:p>-4.04</text:p>
          </table:table-cell>
          <table:table-cell office:value-type="float" office:value="2.67" calcext:value-type="float">
            <text:p>2.67</text:p>
          </table:table-cell>
          <table:table-cell office:value-type="float" office:value="1" calcext:value-type="float">
            <text:p>1</text:p>
          </table:table-cell>
          <table:table-cell office:value-type="float" office:value="-1997" calcext:value-type="float">
            <text:p>-1997</text:p>
          </table:table-cell>
          <table:table-cell office:value-type="float" office:value="-4.04" calcext:value-type="float">
            <text:p>-4.04</text:p>
          </table:table-cell>
          <table:table-cell table:number-columns-repeated="2" office:value-type="float" office:value="-60.58" calcext:value-type="float">
            <text:p>-60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0.58" calcext:value-type="float">
            <text:p>-6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68803" calcext:value-type="float">
            <text:p>25168803</text:p>
          </table:table-cell>
          <table:table-cell office:value-type="float" office:value="-4.19" calcext:value-type="float">
            <text:p>-4.19</text:p>
          </table:table-cell>
          <table:table-cell office:value-type="float" office:value="-19.85" calcext:value-type="float">
            <text:p>-19.85</text:p>
          </table:table-cell>
          <table:table-cell office:value-type="float" office:value="1" calcext:value-type="float">
            <text:p>1</text:p>
          </table:table-cell>
          <table:table-cell office:value-type="float" office:value="-1986" calcext:value-type="float">
            <text:p>-1986</text:p>
          </table:table-cell>
          <table:table-cell office:value-type="float" office:value="-4.19" calcext:value-type="float">
            <text:p>-4.19</text:p>
          </table:table-cell>
          <table:table-cell table:number-columns-repeated="2" office:value-type="float" office:value="-62.79" calcext:value-type="float">
            <text:p>-62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2.79" calcext:value-type="float">
            <text:p>-6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72785" calcext:value-type="float">
            <text:p>25172785</text:p>
          </table:table-cell>
          <table:table-cell office:value-type="float" office:value="-4.26" calcext:value-type="float">
            <text:p>-4.26</text:p>
          </table:table-cell>
          <table:table-cell office:value-type="float" office:value="-21.42" calcext:value-type="float">
            <text:p>-21.42</text:p>
          </table:table-cell>
          <table:table-cell office:value-type="float" office:value="1" calcext:value-type="float">
            <text:p>1</text:p>
          </table:table-cell>
          <table:table-cell office:value-type="float" office:value="-1980" calcext:value-type="float">
            <text:p>-1980</text:p>
          </table:table-cell>
          <table:table-cell office:value-type="float" office:value="-4.26" calcext:value-type="float">
            <text:p>-4.26</text:p>
          </table:table-cell>
          <table:table-cell table:number-columns-repeated="2" office:value-type="float" office:value="-63.93" calcext:value-type="float">
            <text:p>-63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3.93" calcext:value-type="float">
            <text:p>-63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77425" calcext:value-type="float">
            <text:p>25177425</text:p>
          </table:table-cell>
          <table:table-cell office:value-type="float" office:value="-4.19" calcext:value-type="float">
            <text:p>-4.19</text:p>
          </table:table-cell>
          <table:table-cell office:value-type="float" office:value="3.93" calcext:value-type="float">
            <text:p>3.93</text:p>
          </table:table-cell>
          <table:table-cell office:value-type="float" office:value="1" calcext:value-type="float">
            <text:p>1</text:p>
          </table:table-cell>
          <table:table-cell office:value-type="float" office:value="-1986" calcext:value-type="float">
            <text:p>-1986</text:p>
          </table:table-cell>
          <table:table-cell office:value-type="float" office:value="-4.19" calcext:value-type="float">
            <text:p>-4.19</text:p>
          </table:table-cell>
          <table:table-cell table:number-columns-repeated="2" office:value-type="float" office:value="-62.8" calcext:value-type="float">
            <text:p>-6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2.8" calcext:value-type="float">
            <text:p>-6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81445" calcext:value-type="float">
            <text:p>25181445</text:p>
          </table:table-cell>
          <table:table-cell office:value-type="float" office:value="-4.18" calcext:value-type="float">
            <text:p>-4.18</text:p>
          </table:table-cell>
          <table:table-cell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-1986" calcext:value-type="float">
            <text:p>-1986</text:p>
          </table:table-cell>
          <table:table-cell office:value-type="float" office:value="-4.18" calcext:value-type="float">
            <text:p>-4.18</text:p>
          </table:table-cell>
          <table:table-cell table:number-columns-repeated="2" office:value-type="float" office:value="-62.75" calcext:value-type="float">
            <text:p>-62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2.75" calcext:value-type="float">
            <text:p>-6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85320" calcext:value-type="float">
            <text:p>25185320</text:p>
          </table:table-cell>
          <table:table-cell office:value-type="float" office:value="-4.44" calcext:value-type="float">
            <text:p>-4.44</text:p>
          </table:table-cell>
          <table:table-cell office:value-type="float" office:value="-27.94" calcext:value-type="float">
            <text:p>-27.94</text:p>
          </table:table-cell>
          <table:table-cell office:value-type="float" office:value="1" calcext:value-type="float">
            <text:p>1</text:p>
          </table:table-cell>
          <table:table-cell office:value-type="float" office:value="-1967" calcext:value-type="float">
            <text:p>-1967</text:p>
          </table:table-cell>
          <table:table-cell office:value-type="float" office:value="-4.44" calcext:value-type="float">
            <text:p>-4.44</text:p>
          </table:table-cell>
          <table:table-cell table:number-columns-repeated="2" office:value-type="float" office:value="-66.56" calcext:value-type="float">
            <text:p>-66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6.56" calcext:value-type="float">
            <text:p>-6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89514" calcext:value-type="float">
            <text:p>25189514</text:p>
          </table:table-cell>
          <table:table-cell office:value-type="float" office:value="-4.57" calcext:value-type="float">
            <text:p>-4.57</text:p>
          </table:table-cell>
          <table:table-cell office:value-type="float" office:value="-25.33" calcext:value-type="float">
            <text:p>-25.33</text:p>
          </table:table-cell>
          <table:table-cell office:value-type="float" office:value="1" calcext:value-type="float">
            <text:p>1</text:p>
          </table:table-cell>
          <table:table-cell office:value-type="float" office:value="-1957" calcext:value-type="float">
            <text:p>-1957</text:p>
          </table:table-cell>
          <table:table-cell office:value-type="float" office:value="-4.57" calcext:value-type="float">
            <text:p>-4.57</text:p>
          </table:table-cell>
          <table:table-cell table:number-columns-repeated="2" office:value-type="float" office:value="-68.51" calcext:value-type="float">
            <text:p>-68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8.51" calcext:value-type="float">
            <text:p>-68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93471" calcext:value-type="float">
            <text:p>25193471</text:p>
          </table:table-cell>
          <table:table-cell office:value-type="float" office:value="-4.42" calcext:value-type="float">
            <text:p>-4.42</text:p>
          </table:table-cell>
          <table:table-cell office:value-type="float" office:value="6.69" calcext:value-type="float">
            <text:p>6.69</text:p>
          </table:table-cell>
          <table:table-cell office:value-type="float" office:value="1" calcext:value-type="float">
            <text:p>1</text:p>
          </table:table-cell>
          <table:table-cell office:value-type="float" office:value="-1968" calcext:value-type="float">
            <text:p>-1968</text:p>
          </table:table-cell>
          <table:table-cell office:value-type="float" office:value="-4.42" calcext:value-type="float">
            <text:p>-4.42</text:p>
          </table:table-cell>
          <table:table-cell table:number-columns-repeated="2" office:value-type="float" office:value="-66.37" calcext:value-type="float">
            <text:p>-66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6.37" calcext:value-type="float">
            <text:p>-66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97991" calcext:value-type="float">
            <text:p>25197991</text:p>
          </table:table-cell>
          <table:table-cell office:value-type="float" office:value="-4.42" calcext:value-type="float">
            <text:p>-4.42</text:p>
          </table:table-cell>
          <table:table-cell office:value-type="float" office:value="1.97" calcext:value-type="float">
            <text:p>1.97</text:p>
          </table:table-cell>
          <table:table-cell office:value-type="float" office:value="1" calcext:value-type="float">
            <text:p>1</text:p>
          </table:table-cell>
          <table:table-cell office:value-type="float" office:value="-1968" calcext:value-type="float">
            <text:p>-1968</text:p>
          </table:table-cell>
          <table:table-cell office:value-type="float" office:value="-4.42" calcext:value-type="float">
            <text:p>-4.42</text:p>
          </table:table-cell>
          <table:table-cell table:number-columns-repeated="2" office:value-type="float" office:value="-66.31" calcext:value-type="float">
            <text:p>-66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6.31" calcext:value-type="float">
            <text:p>-66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01534" calcext:value-type="float">
            <text:p>25201534</text:p>
          </table:table-cell>
          <table:table-cell office:value-type="float" office:value="-4.63" calcext:value-type="float">
            <text:p>-4.63</text:p>
          </table:table-cell>
          <table:table-cell office:value-type="float" office:value="-21.69" calcext:value-type="float">
            <text:p>-21.69</text:p>
          </table:table-cell>
          <table:table-cell office:value-type="float" office:value="1" calcext:value-type="float">
            <text:p>1</text:p>
          </table:table-cell>
          <table:table-cell office:value-type="float" office:value="-1952" calcext:value-type="float">
            <text:p>-1952</text:p>
          </table:table-cell>
          <table:table-cell office:value-type="float" office:value="-4.63" calcext:value-type="float">
            <text:p>-4.63</text:p>
          </table:table-cell>
          <table:table-cell table:number-columns-repeated="2" office:value-type="float" office:value="-69.48" calcext:value-type="float">
            <text:p>-69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9.48" calcext:value-type="float">
            <text:p>-6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05791" calcext:value-type="float">
            <text:p>25205791</text:p>
          </table:table-cell>
          <table:table-cell office:value-type="float" office:value="-4.72" calcext:value-type="float">
            <text:p>-4.72</text:p>
          </table:table-cell>
          <table:table-cell office:value-type="float" office:value="-18.23" calcext:value-type="float">
            <text:p>-18.23</text:p>
          </table:table-cell>
          <table:table-cell office:value-type="float" office:value="1" calcext:value-type="float">
            <text:p>1</text:p>
          </table:table-cell>
          <table:table-cell office:value-type="float" office:value="-1946" calcext:value-type="float">
            <text:p>-1946</text:p>
          </table:table-cell>
          <table:table-cell office:value-type="float" office:value="-4.72" calcext:value-type="float">
            <text:p>-4.72</text:p>
          </table:table-cell>
          <table:table-cell table:number-columns-repeated="2" office:value-type="float" office:value="-70.75" calcext:value-type="float">
            <text:p>-7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0.75" calcext:value-type="float">
            <text:p>-7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09634" calcext:value-type="float">
            <text:p>25209634</text:p>
          </table:table-cell>
          <table:table-cell office:value-type="float" office:value="-4.69" calcext:value-type="float">
            <text:p>-4.69</text:p>
          </table:table-cell>
          <table:table-cell office:value-type="float" office:value="-2.92" calcext:value-type="float">
            <text:p>-2.92</text:p>
          </table:table-cell>
          <table:table-cell office:value-type="float" office:value="1" calcext:value-type="float">
            <text:p>1</text:p>
          </table:table-cell>
          <table:table-cell office:value-type="float" office:value="-1948" calcext:value-type="float">
            <text:p>-1948</text:p>
          </table:table-cell>
          <table:table-cell office:value-type="float" office:value="-4.69" calcext:value-type="float">
            <text:p>-4.69</text:p>
          </table:table-cell>
          <table:table-cell table:number-columns-repeated="2" office:value-type="float" office:value="-70.4" calcext:value-type="float">
            <text:p>-7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0.4" calcext:value-type="float">
            <text:p>-7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3800" calcext:value-type="float">
            <text:p>25213800</text:p>
          </table:table-cell>
          <table:table-cell office:value-type="float" office:value="-4.67" calcext:value-type="float">
            <text:p>-4.67</text:p>
          </table:table-cell>
          <table:table-cell office:value-type="float" office:value="4.37" calcext:value-type="float">
            <text:p>4.37</text:p>
          </table:table-cell>
          <table:table-cell office:value-type="float" office:value="1" calcext:value-type="float">
            <text:p>1</text:p>
          </table:table-cell>
          <table:table-cell office:value-type="float" office:value="-1949" calcext:value-type="float">
            <text:p>-1949</text:p>
          </table:table-cell>
          <table:table-cell office:value-type="float" office:value="-4.67" calcext:value-type="float">
            <text:p>-4.67</text:p>
          </table:table-cell>
          <table:table-cell table:number-columns-repeated="2" office:value-type="float" office:value="-70.01" calcext:value-type="float">
            <text:p>-7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0.01" calcext:value-type="float">
            <text:p>-7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7871" calcext:value-type="float">
            <text:p>25217871</text:p>
          </table:table-cell>
          <table:table-cell office:value-type="float" office:value="-4.87" calcext:value-type="float">
            <text:p>-4.87</text:p>
          </table:table-cell>
          <table:table-cell office:value-type="float" office:value="-20.84" calcext:value-type="float">
            <text:p>-20.84</text:p>
          </table:table-cell>
          <table:table-cell office:value-type="float" office:value="1" calcext:value-type="float">
            <text:p>1</text:p>
          </table:table-cell>
          <table:table-cell office:value-type="float" office:value="-1934" calcext:value-type="float">
            <text:p>-1934</text:p>
          </table:table-cell>
          <table:table-cell office:value-type="float" office:value="-4.87" calcext:value-type="float">
            <text:p>-4.87</text:p>
          </table:table-cell>
          <table:table-cell table:number-columns-repeated="2" office:value-type="float" office:value="-73.12" calcext:value-type="float">
            <text:p>-73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3.12" calcext:value-type="float">
            <text:p>-7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1751" calcext:value-type="float">
            <text:p>25221751</text:p>
          </table:table-cell>
          <table:table-cell office:value-type="float" office:value="-4.99" calcext:value-type="float">
            <text:p>-4.99</text:p>
          </table:table-cell>
          <table:table-cell office:value-type="float" office:value="-18.24" calcext:value-type="float">
            <text:p>-18.24</text:p>
          </table:table-cell>
          <table:table-cell office:value-type="float" office:value="1" calcext:value-type="float">
            <text:p>1</text:p>
          </table:table-cell>
          <table:table-cell office:value-type="float" office:value="-1925" calcext:value-type="float">
            <text:p>-1925</text:p>
          </table:table-cell>
          <table:table-cell office:value-type="float" office:value="-4.99" calcext:value-type="float">
            <text:p>-4.99</text:p>
          </table:table-cell>
          <table:table-cell table:number-columns-repeated="2" office:value-type="float" office:value="-74.88" calcext:value-type="float">
            <text:p>-74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4.88" calcext:value-type="float">
            <text:p>-7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5988" calcext:value-type="float">
            <text:p>25225988</text:p>
          </table:table-cell>
          <table:table-cell office:value-type="float" office:value="-5.01" calcext:value-type="float">
            <text:p>-5.01</text:p>
          </table:table-cell>
          <table:table-cell office:value-type="float" office:value="-5.19" calcext:value-type="float">
            <text:p>-5.19</text:p>
          </table:table-cell>
          <table:table-cell office:value-type="float" office:value="1" calcext:value-type="float">
            <text:p>1</text:p>
          </table:table-cell>
          <table:table-cell office:value-type="float" office:value="-1923" calcext:value-type="float">
            <text:p>-1923</text:p>
          </table:table-cell>
          <table:table-cell office:value-type="float" office:value="-5.01" calcext:value-type="float">
            <text:p>-5.01</text:p>
          </table:table-cell>
          <table:table-cell table:number-columns-repeated="2" office:value-type="float" office:value="-75.21" calcext:value-type="float">
            <text:p>-75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5.21" calcext:value-type="float">
            <text:p>-75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30194" calcext:value-type="float">
            <text:p>25230194</text:p>
          </table:table-cell>
          <table:table-cell office:value-type="float" office:value="-5.03" calcext:value-type="float">
            <text:p>-5.0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-1922" calcext:value-type="float">
            <text:p>-1922</text:p>
          </table:table-cell>
          <table:table-cell office:value-type="float" office:value="-5.03" calcext:value-type="float">
            <text:p>-5.03</text:p>
          </table:table-cell>
          <table:table-cell table:number-columns-repeated="2" office:value-type="float" office:value="-75.45" calcext:value-type="float">
            <text:p>-75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5.45" calcext:value-type="float">
            <text:p>-75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34388" calcext:value-type="float">
            <text:p>25234388</text:p>
          </table:table-cell>
          <table:table-cell office:value-type="float" office:value="-5.24" calcext:value-type="float">
            <text:p>-5.24</text:p>
          </table:table-cell>
          <table:table-cell office:value-type="float" office:value="-19.72" calcext:value-type="float">
            <text:p>-19.72</text:p>
          </table:table-cell>
          <table:table-cell office:value-type="float" office:value="1" calcext:value-type="float">
            <text:p>1</text:p>
          </table:table-cell>
          <table:table-cell office:value-type="float" office:value="-1906" calcext:value-type="float">
            <text:p>-1906</text:p>
          </table:table-cell>
          <table:table-cell office:value-type="float" office:value="-5.24" calcext:value-type="float">
            <text:p>-5.24</text:p>
          </table:table-cell>
          <table:table-cell table:number-columns-repeated="2" office:value-type="float" office:value="-78.65" calcext:value-type="float">
            <text:p>-78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.65" calcext:value-type="float">
            <text:p>-7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38660" calcext:value-type="float">
            <text:p>25238660</text:p>
          </table:table-cell>
          <table:table-cell office:value-type="float" office:value="-5.41" calcext:value-type="float">
            <text:p>-5.41</text:p>
          </table:table-cell>
          <table:table-cell office:value-type="float" office:value="-23.71" calcext:value-type="float">
            <text:p>-23.71</text:p>
          </table:table-cell>
          <table:table-cell office:value-type="float" office:value="1" calcext:value-type="float">
            <text:p>1</text:p>
          </table:table-cell>
          <table:table-cell office:value-type="float" office:value="-1894" calcext:value-type="float">
            <text:p>-1894</text:p>
          </table:table-cell>
          <table:table-cell office:value-type="float" office:value="-5.41" calcext:value-type="float">
            <text:p>-5.41</text:p>
          </table:table-cell>
          <table:table-cell table:number-columns-repeated="2" office:value-type="float" office:value="-81.15" calcext:value-type="float">
            <text:p>-81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1.15" calcext:value-type="float">
            <text:p>-8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42394" calcext:value-type="float">
            <text:p>25242394</text:p>
          </table:table-cell>
          <table:table-cell office:value-type="float" office:value="-5.49" calcext:value-type="float">
            <text:p>-5.49</text:p>
          </table:table-cell>
          <table:table-cell office:value-type="float" office:value="-9.49" calcext:value-type="float">
            <text:p>-9.49</text:p>
          </table:table-cell>
          <table:table-cell office:value-type="float" office:value="1" calcext:value-type="float">
            <text:p>1</text:p>
          </table:table-cell>
          <table:table-cell office:value-type="float" office:value="-1887" calcext:value-type="float">
            <text:p>-1887</text:p>
          </table:table-cell>
          <table:table-cell office:value-type="float" office:value="-5.49" calcext:value-type="float">
            <text:p>-5.49</text:p>
          </table:table-cell>
          <table:table-cell table:number-columns-repeated="2" office:value-type="float" office:value="-82.41" calcext:value-type="float">
            <text:p>-82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2.41" calcext:value-type="float">
            <text:p>-82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46554" calcext:value-type="float">
            <text:p>25246554</text:p>
          </table:table-cell>
          <table:table-cell office:value-type="float" office:value="-5.43" calcext:value-type="float">
            <text:p>-5.43</text:p>
          </table:table-cell>
          <table:table-cell office:value-type="float" office:value="11.18" calcext:value-type="float">
            <text:p>11.18</text:p>
          </table:table-cell>
          <table:table-cell office:value-type="float" office:value="1" calcext:value-type="float">
            <text:p>1</text:p>
          </table:table-cell>
          <table:table-cell office:value-type="float" office:value="-1892" calcext:value-type="float">
            <text:p>-1892</text:p>
          </table:table-cell>
          <table:table-cell office:value-type="float" office:value="-5.43" calcext:value-type="float">
            <text:p>-5.43</text:p>
          </table:table-cell>
          <table:table-cell table:number-columns-repeated="2" office:value-type="float" office:value="-81.47" calcext:value-type="float">
            <text:p>-81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1.47" calcext:value-type="float">
            <text:p>-81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50528" calcext:value-type="float">
            <text:p>25250528</text:p>
          </table:table-cell>
          <table:table-cell office:value-type="float" office:value="-5.59" calcext:value-type="float">
            <text:p>-5.59</text:p>
          </table:table-cell>
          <table:table-cell office:value-type="float" office:value="-13.5" calcext:value-type="float">
            <text:p>-13.5</text:p>
          </table:table-cell>
          <table:table-cell office:value-type="float" office:value="1" calcext:value-type="float">
            <text:p>1</text:p>
          </table:table-cell>
          <table:table-cell office:value-type="float" office:value="-1880" calcext:value-type="float">
            <text:p>-1880</text:p>
          </table:table-cell>
          <table:table-cell office:value-type="float" office:value="-5.59" calcext:value-type="float">
            <text:p>-5.59</text:p>
          </table:table-cell>
          <table:table-cell table:number-columns-repeated="2" office:value-type="float" office:value="-83.9" calcext:value-type="float">
            <text:p>-8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3.9" calcext:value-type="float">
            <text:p>-8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55040" calcext:value-type="float">
            <text:p>25255040</text:p>
          </table:table-cell>
          <table:table-cell office:value-type="float" office:value="-5.86" calcext:value-type="float">
            <text:p>-5.86</text:p>
          </table:table-cell>
          <table:table-cell office:value-type="float" office:value="-32.44" calcext:value-type="float">
            <text:p>-32.44</text:p>
          </table:table-cell>
          <table:table-cell office:value-type="float" office:value="1" calcext:value-type="float">
            <text:p>1</text:p>
          </table:table-cell>
          <table:table-cell office:value-type="float" office:value="-1860" calcext:value-type="float">
            <text:p>-1860</text:p>
          </table:table-cell>
          <table:table-cell office:value-type="float" office:value="-5.86" calcext:value-type="float">
            <text:p>-5.86</text:p>
          </table:table-cell>
          <table:table-cell table:number-columns-repeated="2" office:value-type="float" office:value="-87.93" calcext:value-type="float">
            <text:p>-87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7.93" calcext:value-type="float">
            <text:p>-87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58714" calcext:value-type="float">
            <text:p>25258714</text:p>
          </table:table-cell>
          <table:table-cell office:value-type="float" office:value="-6.03" calcext:value-type="float">
            <text:p>-6.03</text:p>
          </table:table-cell>
          <table:table-cell office:value-type="float" office:value="-18.2" calcext:value-type="float">
            <text:p>-18.2</text:p>
          </table:table-cell>
          <table:table-cell office:value-type="float" office:value="1" calcext:value-type="float">
            <text:p>1</text:p>
          </table:table-cell>
          <table:table-cell office:value-type="float" office:value="-1847" calcext:value-type="float">
            <text:p>-1847</text:p>
          </table:table-cell>
          <table:table-cell office:value-type="float" office:value="-6.03" calcext:value-type="float">
            <text:p>-6.03</text:p>
          </table:table-cell>
          <table:table-cell table:number-columns-repeated="2" office:value-type="float" office:value="-90.4" calcext:value-type="float">
            <text:p>-9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0.4" calcext:value-type="float">
            <text:p>-9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63040" calcext:value-type="float">
            <text:p>25263040</text:p>
          </table:table-cell>
          <table:table-cell office:value-type="float" office:value="-5.92" calcext:value-type="float">
            <text:p>-5.92</text:p>
          </table:table-cell>
          <table:table-cell office:value-type="float" office:value="15.06" calcext:value-type="float">
            <text:p>15.06</text:p>
          </table:table-cell>
          <table:table-cell office:value-type="float" office:value="1" calcext:value-type="float">
            <text:p>1</text:p>
          </table:table-cell>
          <table:table-cell office:value-type="float" office:value="-1855" calcext:value-type="float">
            <text:p>-1855</text:p>
          </table:table-cell>
          <table:table-cell office:value-type="float" office:value="-5.92" calcext:value-type="float">
            <text:p>-5.92</text:p>
          </table:table-cell>
          <table:table-cell table:number-columns-repeated="2" office:value-type="float" office:value="-88.82" calcext:value-type="float">
            <text:p>-88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8.82" calcext:value-type="float">
            <text:p>-88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66754" calcext:value-type="float">
            <text:p>25266754</text:p>
          </table:table-cell>
          <table:table-cell office:value-type="float" office:value="-6" calcext:value-type="float">
            <text:p>-6</text:p>
          </table:table-cell>
          <table:table-cell office:value-type="float" office:value="-3.57" calcext:value-type="float">
            <text:p>-3.57</text:p>
          </table:table-cell>
          <table:table-cell office:value-type="float" office:value="1" calcext:value-type="float">
            <text:p>1</text:p>
          </table:table-cell>
          <table:table-cell office:value-type="float" office:value="-1850" calcext:value-type="float">
            <text:p>-1850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89.97" calcext:value-type="float">
            <text:p>-89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9.97" calcext:value-type="float">
            <text:p>-89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71014" calcext:value-type="float">
            <text:p>25271014</text:p>
          </table:table-cell>
          <table:table-cell office:value-type="float" office:value="-6.3" calcext:value-type="float">
            <text:p>-6.3</text:p>
          </table:table-cell>
          <table:table-cell office:value-type="float" office:value="-34.14" calcext:value-type="float">
            <text:p>-34.14</text:p>
          </table:table-cell>
          <table:table-cell office:value-type="float" office:value="1" calcext:value-type="float">
            <text:p>1</text:p>
          </table:table-cell>
          <table:table-cell office:value-type="float" office:value="-1827" calcext:value-type="float">
            <text:p>-1827</text:p>
          </table:table-cell>
          <table:table-cell office:value-type="float" office:value="-6.3" calcext:value-type="float">
            <text:p>-6.3</text:p>
          </table:table-cell>
          <table:table-cell table:number-columns-repeated="2" office:value-type="float" office:value="-94.49" calcext:value-type="float">
            <text:p>-94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4.49" calcext:value-type="float">
            <text:p>-94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74911" calcext:value-type="float">
            <text:p>25274911</text:p>
          </table:table-cell>
          <table:table-cell office:value-type="float" office:value="-6.47" calcext:value-type="float">
            <text:p>-6.47</text:p>
          </table:table-cell>
          <table:table-cell office:value-type="float" office:value="-20.28" calcext:value-type="float">
            <text:p>-20.28</text:p>
          </table:table-cell>
          <table:table-cell office:value-type="float" office:value="1" calcext:value-type="float">
            <text:p>1</text:p>
          </table:table-cell>
          <table:table-cell office:value-type="float" office:value="-1814" calcext:value-type="float">
            <text:p>-1814</text:p>
          </table:table-cell>
          <table:table-cell office:value-type="float" office:value="-6.47" calcext:value-type="float">
            <text:p>-6.47</text:p>
          </table:table-cell>
          <table:table-cell table:number-columns-repeated="2" office:value-type="float" office:value="-97.07" calcext:value-type="float">
            <text:p>-97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7.07" calcext:value-type="float">
            <text:p>-97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79234" calcext:value-type="float">
            <text:p>25279234</text:p>
          </table:table-cell>
          <table:table-cell office:value-type="float" office:value="-6.37" calcext:value-type="float">
            <text:p>-6.37</text:p>
          </table:table-cell>
          <table:table-cell office:value-type="float" office:value="12.41" calcext:value-type="float">
            <text:p>12.41</text:p>
          </table:table-cell>
          <table:table-cell office:value-type="float" office:value="1" calcext:value-type="float">
            <text:p>1</text:p>
          </table:table-cell>
          <table:table-cell office:value-type="float" office:value="-1821" calcext:value-type="float">
            <text:p>-1821</text:p>
          </table:table-cell>
          <table:table-cell office:value-type="float" office:value="-6.37" calcext:value-type="float">
            <text:p>-6.37</text:p>
          </table:table-cell>
          <table:table-cell table:number-columns-repeated="2" office:value-type="float" office:value="-95.6" calcext:value-type="float">
            <text:p>-9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5.6" calcext:value-type="float">
            <text:p>-9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83034" calcext:value-type="float">
            <text:p>25283034</text:p>
          </table:table-cell>
          <table:table-cell office:value-type="float" office:value="-6.4" calcext:value-type="float">
            <text:p>-6.4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-1819" calcext:value-type="float">
            <text:p>-1819</text:p>
          </table:table-cell>
          <table:table-cell office:value-type="float" office:value="-6.4" calcext:value-type="float">
            <text:p>-6.4</text:p>
          </table:table-cell>
          <table:table-cell table:number-columns-repeated="2" office:value-type="float" office:value="-96.05" calcext:value-type="float">
            <text:p>-96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6.05" calcext:value-type="float">
            <text:p>-96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87440" calcext:value-type="float">
            <text:p>25287440</text:p>
          </table:table-cell>
          <table:table-cell office:value-type="float" office:value="-6.57" calcext:value-type="float">
            <text:p>-6.57</text:p>
          </table:table-cell>
          <table:table-cell office:value-type="float" office:value="-20.84" calcext:value-type="float">
            <text:p>-20.84</text:p>
          </table:table-cell>
          <table:table-cell office:value-type="float" office:value="1" calcext:value-type="float">
            <text:p>1</text:p>
          </table:table-cell>
          <table:table-cell office:value-type="float" office:value="-1807" calcext:value-type="float">
            <text:p>-1807</text:p>
          </table:table-cell>
          <table:table-cell office:value-type="float" office:value="-6.57" calcext:value-type="float">
            <text:p>-6.57</text:p>
          </table:table-cell>
          <table:table-cell table:number-columns-repeated="2" office:value-type="float" office:value="-98.59" calcext:value-type="float">
            <text:p>-98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8.59" calcext:value-type="float">
            <text:p>-98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91234" calcext:value-type="float">
            <text:p>25291234</text:p>
          </table:table-cell>
          <table:table-cell office:value-type="float" office:value="-6.88" calcext:value-type="float">
            <text:p>-6.88</text:p>
          </table:table-cell>
          <table:table-cell office:value-type="float" office:value="-33.98" calcext:value-type="float">
            <text:p>-33.98</text:p>
          </table:table-cell>
          <table:table-cell office:value-type="float" office:value="1" calcext:value-type="float">
            <text:p>1</text:p>
          </table:table-cell>
          <table:table-cell office:value-type="float" office:value="-1784" calcext:value-type="float">
            <text:p>-1784</text:p>
          </table:table-cell>
          <table:table-cell office:value-type="float" office:value="-6.88" calcext:value-type="float">
            <text:p>-6.88</text:p>
          </table:table-cell>
          <table:table-cell table:number-columns-repeated="2" office:value-type="float" office:value="-103.13" calcext:value-type="float">
            <text:p>-103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3.13" calcext:value-type="float">
            <text:p>-10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95748" calcext:value-type="float">
            <text:p>25295748</text:p>
          </table:table-cell>
          <table:table-cell office:value-type="float" office:value="-6.7" calcext:value-type="float">
            <text:p>-6.7</text:p>
          </table:table-cell>
          <table:table-cell office:value-type="float" office:value="15.91" calcext:value-type="float">
            <text:p>15.91</text:p>
          </table:table-cell>
          <table:table-cell office:value-type="float" office:value="1" calcext:value-type="float">
            <text:p>1</text:p>
          </table:table-cell>
          <table:table-cell office:value-type="float" office:value="-1797" calcext:value-type="float">
            <text:p>-1797</text:p>
          </table:table-cell>
          <table:table-cell office:value-type="float" office:value="-6.7" calcext:value-type="float">
            <text:p>-6.7</text:p>
          </table:table-cell>
          <table:table-cell table:number-columns-repeated="2" office:value-type="float" office:value="-100.54" calcext:value-type="float">
            <text:p>-10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0.54" calcext:value-type="float">
            <text:p>-10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99571" calcext:value-type="float">
            <text:p>25299571</text:p>
          </table:table-cell>
          <table:table-cell office:value-type="float" office:value="-6.59" calcext:value-type="float">
            <text:p>-6.59</text:p>
          </table:table-cell>
          <table:table-cell office:value-type="float" office:value="13.27" calcext:value-type="float">
            <text:p>13.27</text:p>
          </table:table-cell>
          <table:table-cell office:value-type="float" office:value="1" calcext:value-type="float">
            <text:p>1</text:p>
          </table:table-cell>
          <table:table-cell office:value-type="float" office:value="-1805" calcext:value-type="float">
            <text:p>-1805</text:p>
          </table:table-cell>
          <table:table-cell office:value-type="float" office:value="-6.59" calcext:value-type="float">
            <text:p>-6.59</text:p>
          </table:table-cell>
          <table:table-cell table:number-columns-repeated="2" office:value-type="float" office:value="-98.8" calcext:value-type="float">
            <text:p>-9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8.8" calcext:value-type="float">
            <text:p>-9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04040" calcext:value-type="float">
            <text:p>25304040</text:p>
          </table:table-cell>
          <table:table-cell office:value-type="float" office:value="-6.76" calcext:value-type="float">
            <text:p>-6.76</text:p>
          </table:table-cell>
          <table:table-cell office:value-type="float" office:value="-20.7" calcext:value-type="float">
            <text:p>-20.7</text:p>
          </table:table-cell>
          <table:table-cell office:value-type="float" office:value="1" calcext:value-type="float">
            <text:p>1</text:p>
          </table:table-cell>
          <table:table-cell office:value-type="float" office:value="-1792" calcext:value-type="float">
            <text:p>-1792</text:p>
          </table:table-cell>
          <table:table-cell office:value-type="float" office:value="-6.76" calcext:value-type="float">
            <text:p>-6.76</text:p>
          </table:table-cell>
          <table:table-cell table:number-columns-repeated="2" office:value-type="float" office:value="-101.41" calcext:value-type="float">
            <text:p>-101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1.41" calcext:value-type="float">
            <text:p>-10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07814" calcext:value-type="float">
            <text:p>25307814</text:p>
          </table:table-cell>
          <table:table-cell office:value-type="float" office:value="-7.13" calcext:value-type="float">
            <text:p>-7.13</text:p>
          </table:table-cell>
          <table:table-cell office:value-type="float" office:value="-40.56" calcext:value-type="float">
            <text:p>-40.56</text:p>
          </table:table-cell>
          <table:table-cell office:value-type="float" office:value="1" calcext:value-type="float">
            <text:p>1</text:p>
          </table:table-cell>
          <table:table-cell office:value-type="float" office:value="-1765" calcext:value-type="float">
            <text:p>-1765</text:p>
          </table:table-cell>
          <table:table-cell office:value-type="float" office:value="-7.13" calcext:value-type="float">
            <text:p>-7.13</text:p>
          </table:table-cell>
          <table:table-cell table:number-columns-repeated="2" office:value-type="float" office:value="-106.89" calcext:value-type="float">
            <text:p>-106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6.89" calcext:value-type="float">
            <text:p>-106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12306" calcext:value-type="float">
            <text:p>25312306</text:p>
          </table:table-cell>
          <table:table-cell office:value-type="float" office:value="-6.96" calcext:value-type="float">
            <text:p>-6.96</text:p>
          </table:table-cell>
          <table:table-cell office:value-type="float" office:value="13.04" calcext:value-type="float">
            <text:p>13.04</text:p>
          </table:table-cell>
          <table:table-cell office:value-type="float" office:value="1" calcext:value-type="float">
            <text:p>1</text:p>
          </table:table-cell>
          <table:table-cell office:value-type="float" office:value="-1778" calcext:value-type="float">
            <text:p>-1778</text:p>
          </table:table-cell>
          <table:table-cell office:value-type="float" office:value="-6.96" calcext:value-type="float">
            <text:p>-6.96</text:p>
          </table:table-cell>
          <table:table-cell table:number-columns-repeated="2" office:value-type="float" office:value="-104.34" calcext:value-type="float">
            <text:p>-104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4.34" calcext:value-type="float">
            <text:p>-104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16231" calcext:value-type="float">
            <text:p>25316231</text:p>
          </table:table-cell>
          <table:table-cell office:value-type="float" office:value="-6.81" calcext:value-type="float">
            <text:p>-6.81</text:p>
          </table:table-cell>
          <table:table-cell office:value-type="float" office:value="15.37" calcext:value-type="float">
            <text:p>15.37</text:p>
          </table:table-cell>
          <table:table-cell office:value-type="float" office:value="1" calcext:value-type="float">
            <text:p>1</text:p>
          </table:table-cell>
          <table:table-cell office:value-type="float" office:value="-1789" calcext:value-type="float">
            <text:p>-1789</text:p>
          </table:table-cell>
          <table:table-cell office:value-type="float" office:value="-6.81" calcext:value-type="float">
            <text:p>-6.81</text:p>
          </table:table-cell>
          <table:table-cell table:number-columns-repeated="2" office:value-type="float" office:value="-102.19" calcext:value-type="float">
            <text:p>-102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2.19" calcext:value-type="float">
            <text:p>-10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21020" calcext:value-type="float">
            <text:p>25321020</text:p>
          </table:table-cell>
          <table:table-cell office:value-type="float" office:value="-6.98" calcext:value-type="float">
            <text:p>-6.98</text:p>
          </table:table-cell>
          <table:table-cell office:value-type="float" office:value="-19.12" calcext:value-type="float">
            <text:p>-19.12</text:p>
          </table:table-cell>
          <table:table-cell office:value-type="float" office:value="1" calcext:value-type="float">
            <text:p>1</text:p>
          </table:table-cell>
          <table:table-cell office:value-type="float" office:value="-1776" calcext:value-type="float">
            <text:p>-1776</text:p>
          </table:table-cell>
          <table:table-cell office:value-type="float" office:value="-6.98" calcext:value-type="float">
            <text:p>-6.98</text:p>
          </table:table-cell>
          <table:table-cell table:number-columns-repeated="2" office:value-type="float" office:value="-104.73" calcext:value-type="float">
            <text:p>-104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4.73" calcext:value-type="float">
            <text:p>-104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24928" calcext:value-type="float">
            <text:p>25324928</text:p>
          </table:table-cell>
          <table:table-cell office:value-type="float" office:value="-7.42" calcext:value-type="float">
            <text:p>-7.42</text:p>
          </table:table-cell>
          <table:table-cell office:value-type="float" office:value="-49.02" calcext:value-type="float">
            <text:p>-49.02</text:p>
          </table:table-cell>
          <table:table-cell office:value-type="float" office:value="1" calcext:value-type="float">
            <text:p>1</text:p>
          </table:table-cell>
          <table:table-cell office:value-type="float" office:value="-1743" calcext:value-type="float">
            <text:p>-1743</text:p>
          </table:table-cell>
          <table:table-cell office:value-type="float" office:value="-7.42" calcext:value-type="float">
            <text:p>-7.42</text:p>
          </table:table-cell>
          <table:table-cell table:number-columns-repeated="2" office:value-type="float" office:value="-111.36" calcext:value-type="float">
            <text:p>-111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1.36" calcext:value-type="float">
            <text:p>-11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29300" calcext:value-type="float">
            <text:p>25329300</text:p>
          </table:table-cell>
          <table:table-cell office:value-type="float" office:value="-7.41" calcext:value-type="float">
            <text:p>-7.41</text:p>
          </table:table-cell>
          <table:table-cell office:value-type="float" office:value="-4.48" calcext:value-type="float">
            <text:p>-4.48</text:p>
          </table:table-cell>
          <table:table-cell office:value-type="float" office:value="1" calcext:value-type="float">
            <text:p>1</text:p>
          </table:table-cell>
          <table:table-cell office:value-type="float" office:value="-1744" calcext:value-type="float">
            <text:p>-1744</text:p>
          </table:table-cell>
          <table:table-cell office:value-type="float" office:value="-7.41" calcext:value-type="float">
            <text:p>-7.41</text:p>
          </table:table-cell>
          <table:table-cell table:number-columns-repeated="2" office:value-type="float" office:value="-111.1" calcext:value-type="float">
            <text:p>-11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1.1" calcext:value-type="float">
            <text:p>-11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33294" calcext:value-type="float">
            <text:p>25333294</text:p>
          </table:table-cell>
          <table:table-cell office:value-type="float" office:value="-7.23" calcext:value-type="float">
            <text:p>-7.23</text:p>
          </table:table-cell>
          <table:table-cell office:value-type="float" office:value="14.93" calcext:value-type="float">
            <text:p>14.93</text:p>
          </table:table-cell>
          <table:table-cell office:value-type="float" office:value="1" calcext:value-type="float">
            <text:p>1</text:p>
          </table:table-cell>
          <table:table-cell office:value-type="float" office:value="-1757" calcext:value-type="float">
            <text:p>-1757</text:p>
          </table:table-cell>
          <table:table-cell office:value-type="float" office:value="-7.23" calcext:value-type="float">
            <text:p>-7.23</text:p>
          </table:table-cell>
          <table:table-cell table:number-columns-repeated="2" office:value-type="float" office:value="-108.47" calcext:value-type="float">
            <text:p>-108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8.47" calcext:value-type="float">
            <text:p>-108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38191" calcext:value-type="float">
            <text:p>25338191</text:p>
          </table:table-cell>
          <table:table-cell office:value-type="float" office:value="-7.08" calcext:value-type="float">
            <text:p>-7.08</text:p>
          </table:table-cell>
          <table:table-cell office:value-type="float" office:value="11.77" calcext:value-type="float">
            <text:p>11.77</text:p>
          </table:table-cell>
          <table:table-cell office:value-type="float" office:value="1" calcext:value-type="float">
            <text:p>1</text:p>
          </table:table-cell>
          <table:table-cell office:value-type="float" office:value="-1768" calcext:value-type="float">
            <text:p>-1768</text:p>
          </table:table-cell>
          <table:table-cell office:value-type="float" office:value="-7.08" calcext:value-type="float">
            <text:p>-7.08</text:p>
          </table:table-cell>
          <table:table-cell table:number-columns-repeated="2" office:value-type="float" office:value="-106.2" calcext:value-type="float">
            <text:p>-10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6.2" calcext:value-type="float">
            <text:p>-10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42051" calcext:value-type="float">
            <text:p>25342051</text:p>
          </table:table-cell>
          <table:table-cell office:value-type="float" office:value="-7.39" calcext:value-type="float">
            <text:p>-7.39</text:p>
          </table:table-cell>
          <table:table-cell office:value-type="float" office:value="-35.79" calcext:value-type="float">
            <text:p>-35.79</text:p>
          </table:table-cell>
          <table:table-cell office:value-type="float" office:value="1" calcext:value-type="float">
            <text:p>1</text:p>
          </table:table-cell>
          <table:table-cell office:value-type="float" office:value="-1745" calcext:value-type="float">
            <text:p>-1745</text:p>
          </table:table-cell>
          <table:table-cell office:value-type="float" office:value="-7.39" calcext:value-type="float">
            <text:p>-7.39</text:p>
          </table:table-cell>
          <table:table-cell table:number-columns-repeated="2" office:value-type="float" office:value="-110.85" calcext:value-type="float">
            <text:p>-110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0.85" calcext:value-type="float">
            <text:p>-11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46463" calcext:value-type="float">
            <text:p>25346463</text:p>
          </table:table-cell>
          <table:table-cell office:value-type="float" office:value="-7.33" calcext:value-type="float">
            <text:p>-7.33</text:p>
          </table:table-cell>
          <table:table-cell office:value-type="float" office:value="-1.81" calcext:value-type="float">
            <text:p>-1.81</text:p>
          </table:table-cell>
          <table:table-cell office:value-type="float" office:value="1" calcext:value-type="float">
            <text:p>1</text:p>
          </table:table-cell>
          <table:table-cell office:value-type="float" office:value="-1750" calcext:value-type="float">
            <text:p>-1750</text:p>
          </table:table-cell>
          <table:table-cell office:value-type="float" office:value="-7.33" calcext:value-type="float">
            <text:p>-7.33</text:p>
          </table:table-cell>
          <table:table-cell table:number-columns-repeated="2" office:value-type="float" office:value="-109.93" calcext:value-type="float">
            <text:p>-109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9.93" calcext:value-type="float">
            <text:p>-10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50271" calcext:value-type="float">
            <text:p>25350271</text:p>
          </table:table-cell>
          <table:table-cell office:value-type="float" office:value="-7.07" calcext:value-type="float">
            <text:p>-7.07</text:p>
          </table:table-cell>
          <table:table-cell office:value-type="float" office:value="21.77" calcext:value-type="float">
            <text:p>21.77</text:p>
          </table:table-cell>
          <table:table-cell office:value-type="float" office:value="1" calcext:value-type="float">
            <text:p>1</text:p>
          </table:table-cell>
          <table:table-cell office:value-type="float" office:value="-1769" calcext:value-type="float">
            <text:p>-1769</text:p>
          </table:table-cell>
          <table:table-cell office:value-type="float" office:value="-7.07" calcext:value-type="float">
            <text:p>-7.07</text:p>
          </table:table-cell>
          <table:table-cell table:number-columns-repeated="2" office:value-type="float" office:value="-106.02" calcext:value-type="float">
            <text:p>-106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6.02" calcext:value-type="float">
            <text:p>-106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54728" calcext:value-type="float">
            <text:p>25354728</text:p>
          </table:table-cell>
          <table:table-cell office:value-type="float" office:value="-7.1" calcext:value-type="float">
            <text:p>-7.1</text:p>
          </table:table-cell>
          <table:table-cell office:value-type="float" office:value="-6.12" calcext:value-type="float">
            <text:p>-6.12</text:p>
          </table:table-cell>
          <table:table-cell office:value-type="float" office:value="1" calcext:value-type="float">
            <text:p>1</text:p>
          </table:table-cell>
          <table:table-cell office:value-type="float" office:value="-1767" calcext:value-type="float">
            <text:p>-1767</text:p>
          </table:table-cell>
          <table:table-cell office:value-type="float" office:value="-7.1" calcext:value-type="float">
            <text:p>-7.1</text:p>
          </table:table-cell>
          <table:table-cell table:number-columns-repeated="2" office:value-type="float" office:value="-106.44" calcext:value-type="float">
            <text:p>-106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6.44" calcext:value-type="float">
            <text:p>-10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58585" calcext:value-type="float">
            <text:p>25358585</text:p>
          </table:table-cell>
          <table:table-cell office:value-type="float" office:value="-7.34" calcext:value-type="float">
            <text:p>-7.34</text:p>
          </table:table-cell>
          <table:table-cell office:value-type="float" office:value="-28.17" calcext:value-type="float">
            <text:p>-28.17</text:p>
          </table:table-cell>
          <table:table-cell office:value-type="float" office:value="1" calcext:value-type="float">
            <text:p>1</text:p>
          </table:table-cell>
          <table:table-cell office:value-type="float" office:value="-1749" calcext:value-type="float">
            <text:p>-1749</text:p>
          </table:table-cell>
          <table:table-cell office:value-type="float" office:value="-7.34" calcext:value-type="float">
            <text:p>-7.34</text:p>
          </table:table-cell>
          <table:table-cell table:number-columns-repeated="2" office:value-type="float" office:value="-110.1" calcext:value-type="float">
            <text:p>-11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0.1" calcext:value-type="float">
            <text:p>-11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62860" calcext:value-type="float">
            <text:p>25362860</text:p>
          </table:table-cell>
          <table:table-cell office:value-type="float" office:value="-7.45" calcext:value-type="float">
            <text:p>-7.45</text:p>
          </table:table-cell>
          <table:table-cell office:value-type="float" office:value="-19.1" calcext:value-type="float">
            <text:p>-19.1</text:p>
          </table:table-cell>
          <table:table-cell office:value-type="float" office:value="1" calcext:value-type="float">
            <text:p>1</text:p>
          </table:table-cell>
          <table:table-cell office:value-type="float" office:value="-1741" calcext:value-type="float">
            <text:p>-1741</text:p>
          </table:table-cell>
          <table:table-cell office:value-type="float" office:value="-7.45" calcext:value-type="float">
            <text:p>-7.45</text:p>
          </table:table-cell>
          <table:table-cell table:number-columns-repeated="2" office:value-type="float" office:value="-111.71" calcext:value-type="float">
            <text:p>-111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1.71" calcext:value-type="float">
            <text:p>-11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66654" calcext:value-type="float">
            <text:p>25366654</text:p>
          </table:table-cell>
          <table:table-cell office:value-type="float" office:value="-7.28" calcext:value-type="float">
            <text:p>-7.28</text:p>
          </table:table-cell>
          <table:table-cell office:value-type="float" office:value="11.88" calcext:value-type="float">
            <text:p>11.88</text:p>
          </table:table-cell>
          <table:table-cell office:value-type="float" office:value="1" calcext:value-type="float">
            <text:p>1</text:p>
          </table:table-cell>
          <table:table-cell office:value-type="float" office:value="-1753" calcext:value-type="float">
            <text:p>-1753</text:p>
          </table:table-cell>
          <table:table-cell office:value-type="float" office:value="-7.28" calcext:value-type="float">
            <text:p>-7.28</text:p>
          </table:table-cell>
          <table:table-cell table:number-columns-repeated="2" office:value-type="float" office:value="-109.21" calcext:value-type="float">
            <text:p>-109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9.21" calcext:value-type="float">
            <text:p>-109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71380" calcext:value-type="float">
            <text:p>25371380</text:p>
          </table:table-cell>
          <table:table-cell office:value-type="float" office:value="-7.24" calcext:value-type="float">
            <text:p>-7.24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-1757" calcext:value-type="float">
            <text:p>-1757</text:p>
          </table:table-cell>
          <table:table-cell office:value-type="float" office:value="-7.24" calcext:value-type="float">
            <text:p>-7.24</text:p>
          </table:table-cell>
          <table:table-cell table:number-columns-repeated="2" office:value-type="float" office:value="-108.54" calcext:value-type="float">
            <text:p>-108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8.54" calcext:value-type="float">
            <text:p>-108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75151" calcext:value-type="float">
            <text:p>25375151</text:p>
          </table:table-cell>
          <table:table-cell office:value-type="float" office:value="-7.45" calcext:value-type="float">
            <text:p>-7.45</text:p>
          </table:table-cell>
          <table:table-cell office:value-type="float" office:value="-25.55" calcext:value-type="float">
            <text:p>-25.55</text:p>
          </table:table-cell>
          <table:table-cell office:value-type="float" office:value="1" calcext:value-type="float">
            <text:p>1</text:p>
          </table:table-cell>
          <table:table-cell office:value-type="float" office:value="-1741" calcext:value-type="float">
            <text:p>-1741</text:p>
          </table:table-cell>
          <table:table-cell office:value-type="float" office:value="-7.45" calcext:value-type="float">
            <text:p>-7.45</text:p>
          </table:table-cell>
          <table:table-cell table:number-columns-repeated="2" office:value-type="float" office:value="-111.8" calcext:value-type="float">
            <text:p>-11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1.8" calcext:value-type="float">
            <text:p>-11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79460" calcext:value-type="float">
            <text:p>25379460</text:p>
          </table:table-cell>
          <table:table-cell office:value-type="float" office:value="-7.57" calcext:value-type="float">
            <text:p>-7.57</text:p>
          </table:table-cell>
          <table:table-cell office:value-type="float" office:value="-20.73" calcext:value-type="float">
            <text:p>-20.73</text:p>
          </table:table-cell>
          <table:table-cell office:value-type="float" office:value="1" calcext:value-type="float">
            <text:p>1</text:p>
          </table:table-cell>
          <table:table-cell office:value-type="float" office:value="-1732" calcext:value-type="float">
            <text:p>-1732</text:p>
          </table:table-cell>
          <table:table-cell office:value-type="float" office:value="-7.57" calcext:value-type="float">
            <text:p>-7.57</text:p>
          </table:table-cell>
          <table:table-cell table:number-columns-repeated="2" office:value-type="float" office:value="-113.52" calcext:value-type="float">
            <text:p>-113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3.52" calcext:value-type="float">
            <text:p>-11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83291" calcext:value-type="float">
            <text:p>25383291</text:p>
          </table:table-cell>
          <table:table-cell office:value-type="float" office:value="-7.42" calcext:value-type="float">
            <text:p>-7.42</text:p>
          </table:table-cell>
          <table:table-cell office:value-type="float" office:value="8.54" calcext:value-type="float">
            <text:p>8.54</text:p>
          </table:table-cell>
          <table:table-cell office:value-type="float" office:value="1" calcext:value-type="float">
            <text:p>1</text:p>
          </table:table-cell>
          <table:table-cell office:value-type="float" office:value="-1743" calcext:value-type="float">
            <text:p>-1743</text:p>
          </table:table-cell>
          <table:table-cell office:value-type="float" office:value="-7.42" calcext:value-type="float">
            <text:p>-7.42</text:p>
          </table:table-cell>
          <table:table-cell table:number-columns-repeated="2" office:value-type="float" office:value="-111.28" calcext:value-type="float">
            <text:p>-111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1.28" calcext:value-type="float">
            <text:p>-11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87603" calcext:value-type="float">
            <text:p>25387603</text:p>
          </table:table-cell>
          <table:table-cell office:value-type="float" office:value="-7.29" calcext:value-type="float">
            <text:p>-7.29</text:p>
          </table:table-cell>
          <table:table-cell office:value-type="float" office:value="9.79" calcext:value-type="float">
            <text:p>9.79</text:p>
          </table:table-cell>
          <table:table-cell office:value-type="float" office:value="1" calcext:value-type="float">
            <text:p>1</text:p>
          </table:table-cell>
          <table:table-cell office:value-type="float" office:value="-1753" calcext:value-type="float">
            <text:p>-1753</text:p>
          </table:table-cell>
          <table:table-cell office:value-type="float" office:value="-7.29" calcext:value-type="float">
            <text:p>-7.29</text:p>
          </table:table-cell>
          <table:table-cell table:number-columns-repeated="2" office:value-type="float" office:value="-109.28" calcext:value-type="float">
            <text:p>-109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9.28" calcext:value-type="float">
            <text:p>-109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1371" calcext:value-type="float">
            <text:p>25391371</text:p>
          </table:table-cell>
          <table:table-cell office:value-type="float" office:value="-7.41" calcext:value-type="float">
            <text:p>-7.41</text:p>
          </table:table-cell>
          <table:table-cell office:value-type="float" office:value="-15.9" calcext:value-type="float">
            <text:p>-15.9</text:p>
          </table:table-cell>
          <table:table-cell office:value-type="float" office:value="1" calcext:value-type="float">
            <text:p>1</text:p>
          </table:table-cell>
          <table:table-cell office:value-type="float" office:value="-1743" calcext:value-type="float">
            <text:p>-1743</text:p>
          </table:table-cell>
          <table:table-cell office:value-type="float" office:value="-7.41" calcext:value-type="float">
            <text:p>-7.41</text:p>
          </table:table-cell>
          <table:table-cell table:number-columns-repeated="2" office:value-type="float" office:value="-111.2" calcext:value-type="float">
            <text:p>-11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1.2" calcext:value-type="float">
            <text:p>-1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6180" calcext:value-type="float">
            <text:p>25396180</text:p>
          </table:table-cell>
          <table:table-cell office:value-type="float" office:value="-7.61" calcext:value-type="float">
            <text:p>-7.61</text:p>
          </table:table-cell>
          <table:table-cell office:value-type="float" office:value="-29.2" calcext:value-type="float">
            <text:p>-29.2</text:p>
          </table:table-cell>
          <table:table-cell office:value-type="float" office:value="1" calcext:value-type="float">
            <text:p>1</text:p>
          </table:table-cell>
          <table:table-cell office:value-type="float" office:value="-1728" calcext:value-type="float">
            <text:p>-1728</text:p>
          </table:table-cell>
          <table:table-cell office:value-type="float" office:value="-7.61" calcext:value-type="float">
            <text:p>-7.61</text:p>
          </table:table-cell>
          <table:table-cell table:number-columns-repeated="2" office:value-type="float" office:value="-114.2" calcext:value-type="float">
            <text:p>-11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4.2" calcext:value-type="float">
            <text:p>-11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9951" calcext:value-type="float">
            <text:p>25399951</text:p>
          </table:table-cell>
          <table:table-cell office:value-type="float" office:value="-7.43" calcext:value-type="float">
            <text:p>-7.43</text:p>
          </table:table-cell>
          <table:table-cell office:value-type="float" office:value="12.13" calcext:value-type="float">
            <text:p>12.13</text:p>
          </table:table-cell>
          <table:table-cell office:value-type="float" office:value="1" calcext:value-type="float">
            <text:p>1</text:p>
          </table:table-cell>
          <table:table-cell office:value-type="float" office:value="-1742" calcext:value-type="float">
            <text:p>-1742</text:p>
          </table:table-cell>
          <table:table-cell office:value-type="float" office:value="-7.43" calcext:value-type="float">
            <text:p>-7.43</text:p>
          </table:table-cell>
          <table:table-cell table:number-columns-repeated="2" office:value-type="float" office:value="-111.49" calcext:value-type="float">
            <text:p>-111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1.49" calcext:value-type="float">
            <text:p>-11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04351" calcext:value-type="float">
            <text:p>25404351</text:p>
          </table:table-cell>
          <table:table-cell office:value-type="float" office:value="-7.35" calcext:value-type="float">
            <text:p>-7.35</text:p>
          </table:table-cell>
          <table:table-cell office:value-type="float" office:value="6.62" calcext:value-type="float">
            <text:p>6.62</text:p>
          </table:table-cell>
          <table:table-cell office:value-type="float" office:value="1" calcext:value-type="float">
            <text:p>1</text:p>
          </table:table-cell>
          <table:table-cell office:value-type="float" office:value="-1749" calcext:value-type="float">
            <text:p>-1749</text:p>
          </table:table-cell>
          <table:table-cell office:value-type="float" office:value="-7.35" calcext:value-type="float">
            <text:p>-7.35</text:p>
          </table:table-cell>
          <table:table-cell table:number-columns-repeated="2" office:value-type="float" office:value="-110.19" calcext:value-type="float">
            <text:p>-110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0.19" calcext:value-type="float">
            <text:p>-1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08091" calcext:value-type="float">
            <text:p>25408091</text:p>
          </table:table-cell>
          <table:table-cell office:value-type="float" office:value="-7.48" calcext:value-type="float">
            <text:p>-7.48</text:p>
          </table:table-cell>
          <table:table-cell office:value-type="float" office:value="-13.99" calcext:value-type="float">
            <text:p>-13.99</text:p>
          </table:table-cell>
          <table:table-cell office:value-type="float" office:value="1" calcext:value-type="float">
            <text:p>1</text:p>
          </table:table-cell>
          <table:table-cell office:value-type="float" office:value="-1739" calcext:value-type="float">
            <text:p>-1739</text:p>
          </table:table-cell>
          <table:table-cell office:value-type="float" office:value="-7.48" calcext:value-type="float">
            <text:p>-7.48</text:p>
          </table:table-cell>
          <table:table-cell table:number-columns-repeated="2" office:value-type="float" office:value="-112.18" calcext:value-type="float">
            <text:p>-112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2.18" calcext:value-type="float">
            <text:p>-1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2254" calcext:value-type="float">
            <text:p>25412254</text:p>
          </table:table-cell>
          <table:table-cell office:value-type="float" office:value="-7.7" calcext:value-type="float">
            <text:p>-7.7</text:p>
          </table:table-cell>
          <table:table-cell office:value-type="float" office:value="-29.48" calcext:value-type="float">
            <text:p>-29.48</text:p>
          </table:table-cell>
          <table:table-cell office:value-type="float" office:value="1" calcext:value-type="float">
            <text:p>1</text:p>
          </table:table-cell>
          <table:table-cell office:value-type="float" office:value="-1722" calcext:value-type="float">
            <text:p>-1722</text:p>
          </table:table-cell>
          <table:table-cell office:value-type="float" office:value="-7.7" calcext:value-type="float">
            <text:p>-7.7</text:p>
          </table:table-cell>
          <table:table-cell table:number-columns-repeated="2" office:value-type="float" office:value="-115.51" calcext:value-type="float">
            <text:p>-115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5.51" calcext:value-type="float">
            <text:p>-115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6183" calcext:value-type="float">
            <text:p>25416183</text:p>
          </table:table-cell>
          <table:table-cell office:value-type="float" office:value="-7.51" calcext:value-type="float">
            <text:p>-7.51</text:p>
          </table:table-cell>
          <table:table-cell office:value-type="float" office:value="12.28" calcext:value-type="float">
            <text:p>12.28</text:p>
          </table:table-cell>
          <table:table-cell office:value-type="float" office:value="1" calcext:value-type="float">
            <text:p>1</text:p>
          </table:table-cell>
          <table:table-cell office:value-type="float" office:value="-1736" calcext:value-type="float">
            <text:p>-1736</text:p>
          </table:table-cell>
          <table:table-cell office:value-type="float" office:value="-7.51" calcext:value-type="float">
            <text:p>-7.51</text:p>
          </table:table-cell>
          <table:table-cell table:number-columns-repeated="2" office:value-type="float" office:value="-112.65" calcext:value-type="float">
            <text:p>-112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2.65" calcext:value-type="float">
            <text:p>-11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0427" calcext:value-type="float">
            <text:p>25420427</text:p>
          </table:table-cell>
          <table:table-cell office:value-type="float" office:value="-7.4" calcext:value-type="float">
            <text:p>-7.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745" calcext:value-type="float">
            <text:p>-1745</text:p>
          </table:table-cell>
          <table:table-cell office:value-type="float" office:value="-7.4" calcext:value-type="float">
            <text:p>-7.4</text:p>
          </table:table-cell>
          <table:table-cell table:number-columns-repeated="2" office:value-type="float" office:value="-110.95" calcext:value-type="float">
            <text:p>-110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0.95" calcext:value-type="float">
            <text:p>-1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4251" calcext:value-type="float">
            <text:p>25424251</text:p>
          </table:table-cell>
          <table:table-cell office:value-type="float" office:value="-7.57" calcext:value-type="float">
            <text:p>-7.57</text:p>
          </table:table-cell>
          <table:table-cell office:value-type="float" office:value="-18.26" calcext:value-type="float">
            <text:p>-18.26</text:p>
          </table:table-cell>
          <table:table-cell office:value-type="float" office:value="1" calcext:value-type="float">
            <text:p>1</text:p>
          </table:table-cell>
          <table:table-cell office:value-type="float" office:value="-1732" calcext:value-type="float">
            <text:p>-1732</text:p>
          </table:table-cell>
          <table:table-cell office:value-type="float" office:value="-7.57" calcext:value-type="float">
            <text:p>-7.57</text:p>
          </table:table-cell>
          <table:table-cell table:number-columns-repeated="2" office:value-type="float" office:value="-113.6" calcext:value-type="float">
            <text:p>-11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3.6" calcext:value-type="float">
            <text:p>-1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8734" calcext:value-type="float">
            <text:p>25428734</text:p>
          </table:table-cell>
          <table:table-cell office:value-type="float" office:value="-7.75" calcext:value-type="float">
            <text:p>-7.75</text:p>
          </table:table-cell>
          <table:table-cell office:value-type="float" office:value="-26.21" calcext:value-type="float">
            <text:p>-26.21</text:p>
          </table:table-cell>
          <table:table-cell office:value-type="float" office:value="1" calcext:value-type="float">
            <text:p>1</text:p>
          </table:table-cell>
          <table:table-cell office:value-type="float" office:value="-1718" calcext:value-type="float">
            <text:p>-1718</text:p>
          </table:table-cell>
          <table:table-cell office:value-type="float" office:value="-7.75" calcext:value-type="float">
            <text:p>-7.75</text:p>
          </table:table-cell>
          <table:table-cell table:number-columns-repeated="2" office:value-type="float" office:value="-116.23" calcext:value-type="float">
            <text:p>-116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6.23" calcext:value-type="float">
            <text:p>-116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2371" calcext:value-type="float">
            <text:p>25432371</text:p>
          </table:table-cell>
          <table:table-cell office:value-type="float" office:value="-7.55" calcext:value-type="float">
            <text:p>-7.55</text:p>
          </table:table-cell>
          <table:table-cell office:value-type="float" office:value="12.05" calcext:value-type="float">
            <text:p>12.05</text:p>
          </table:table-cell>
          <table:table-cell office:value-type="float" office:value="1" calcext:value-type="float">
            <text:p>1</text:p>
          </table:table-cell>
          <table:table-cell office:value-type="float" office:value="-1733" calcext:value-type="float">
            <text:p>-1733</text:p>
          </table:table-cell>
          <table:table-cell office:value-type="float" office:value="-7.55" calcext:value-type="float">
            <text:p>-7.55</text:p>
          </table:table-cell>
          <table:table-cell table:number-columns-repeated="2" office:value-type="float" office:value="-113.22" calcext:value-type="float">
            <text:p>-113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3.22" calcext:value-type="float">
            <text:p>-113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6371" calcext:value-type="float">
            <text:p>25436371</text:p>
          </table:table-cell>
          <table:table-cell office:value-type="float" office:value="-7.43" calcext:value-type="float">
            <text:p>-7.43</text:p>
          </table:table-cell>
          <table:table-cell office:value-type="float" office:value="10.72" calcext:value-type="float">
            <text:p>10.72</text:p>
          </table:table-cell>
          <table:table-cell office:value-type="float" office:value="1" calcext:value-type="float">
            <text:p>1</text:p>
          </table:table-cell>
          <table:table-cell office:value-type="float" office:value="-1743" calcext:value-type="float">
            <text:p>-1743</text:p>
          </table:table-cell>
          <table:table-cell office:value-type="float" office:value="-7.43" calcext:value-type="float">
            <text:p>-7.43</text:p>
          </table:table-cell>
          <table:table-cell table:number-columns-repeated="2" office:value-type="float" office:value="-111.38" calcext:value-type="float">
            <text:p>-11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1.38" calcext:value-type="float">
            <text:p>-11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41868" calcext:value-type="float">
            <text:p>25441868</text:p>
          </table:table-cell>
          <table:table-cell office:value-type="float" office:value="-7.62" calcext:value-type="float">
            <text:p>-7.62</text:p>
          </table:table-cell>
          <table:table-cell office:value-type="float" office:value="-22.61" calcext:value-type="float">
            <text:p>-22.61</text:p>
          </table:table-cell>
          <table:table-cell office:value-type="float" office:value="1" calcext:value-type="float">
            <text:p>1</text:p>
          </table:table-cell>
          <table:table-cell office:value-type="float" office:value="-1728" calcext:value-type="float">
            <text:p>-1728</text:p>
          </table:table-cell>
          <table:table-cell office:value-type="float" office:value="-7.62" calcext:value-type="float">
            <text:p>-7.62</text:p>
          </table:table-cell>
          <table:table-cell table:number-columns-repeated="2" office:value-type="float" office:value="-114.26" calcext:value-type="float">
            <text:p>-114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4.26" calcext:value-type="float">
            <text:p>-114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46311" calcext:value-type="float">
            <text:p>25446311</text:p>
          </table:table-cell>
          <table:table-cell office:value-type="float" office:value="-7.64" calcext:value-type="float">
            <text:p>-7.64</text:p>
          </table:table-cell>
          <table:table-cell office:value-type="float" office:value="-12.56" calcext:value-type="float">
            <text:p>-12.56</text:p>
          </table:table-cell>
          <table:table-cell office:value-type="float" office:value="1" calcext:value-type="float">
            <text:p>1</text:p>
          </table:table-cell>
          <table:table-cell office:value-type="float" office:value="-1726" calcext:value-type="float">
            <text:p>-1726</text:p>
          </table:table-cell>
          <table:table-cell office:value-type="float" office:value="-7.64" calcext:value-type="float">
            <text:p>-7.64</text:p>
          </table:table-cell>
          <table:table-cell table:number-columns-repeated="2" office:value-type="float" office:value="-114.66" calcext:value-type="float">
            <text:p>-114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4.66" calcext:value-type="float">
            <text:p>-114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50091" calcext:value-type="float">
            <text:p>25450091</text:p>
          </table:table-cell>
          <table:table-cell office:value-type="float" office:value="-7.39" calcext:value-type="float">
            <text:p>-7.39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  <table:table-cell office:value-type="float" office:value="-1745" calcext:value-type="float">
            <text:p>-1745</text:p>
          </table:table-cell>
          <table:table-cell office:value-type="float" office:value="-7.39" calcext:value-type="float">
            <text:p>-7.39</text:p>
          </table:table-cell>
          <table:table-cell table:number-columns-repeated="2" office:value-type="float" office:value="-110.87" calcext:value-type="float">
            <text:p>-110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0.87" calcext:value-type="float">
            <text:p>-1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54528" calcext:value-type="float">
            <text:p>25454528</text:p>
          </table:table-cell>
          <table:table-cell office:value-type="float" office:value="-7.31" calcext:value-type="float">
            <text:p>-7.31</text:p>
          </table:table-cell>
          <table:table-cell office:value-type="float" office:value="7.16" calcext:value-type="float">
            <text:p>7.16</text:p>
          </table:table-cell>
          <table:table-cell office:value-type="float" office:value="1" calcext:value-type="float">
            <text:p>1</text:p>
          </table:table-cell>
          <table:table-cell office:value-type="float" office:value="-1752" calcext:value-type="float">
            <text:p>-1752</text:p>
          </table:table-cell>
          <table:table-cell office:value-type="float" office:value="-7.31" calcext:value-type="float">
            <text:p>-7.31</text:p>
          </table:table-cell>
          <table:table-cell table:number-columns-repeated="2" office:value-type="float" office:value="-109.58" calcext:value-type="float">
            <text:p>-109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9.58" calcext:value-type="float">
            <text:p>-10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58171" calcext:value-type="float">
            <text:p>25458171</text:p>
          </table:table-cell>
          <table:table-cell office:value-type="float" office:value="-7.46" calcext:value-type="float">
            <text:p>-7.46</text:p>
          </table:table-cell>
          <table:table-cell office:value-type="float" office:value="-17.61" calcext:value-type="float">
            <text:p>-17.61</text:p>
          </table:table-cell>
          <table:table-cell office:value-type="float" office:value="1" calcext:value-type="float">
            <text:p>1</text:p>
          </table:table-cell>
          <table:table-cell office:value-type="float" office:value="-1740" calcext:value-type="float">
            <text:p>-1740</text:p>
          </table:table-cell>
          <table:table-cell office:value-type="float" office:value="-7.46" calcext:value-type="float">
            <text:p>-7.46</text:p>
          </table:table-cell>
          <table:table-cell table:number-columns-repeated="2" office:value-type="float" office:value="-111.89" calcext:value-type="float">
            <text:p>-111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1.89" calcext:value-type="float">
            <text:p>-11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62660" calcext:value-type="float">
            <text:p>25462660</text:p>
          </table:table-cell>
          <table:table-cell office:value-type="float" office:value="-7.67" calcext:value-type="float">
            <text:p>-7.67</text:p>
          </table:table-cell>
          <table:table-cell office:value-type="float" office:value="-30.93" calcext:value-type="float">
            <text:p>-30.93</text:p>
          </table:table-cell>
          <table:table-cell office:value-type="float" office:value="1" calcext:value-type="float">
            <text:p>1</text:p>
          </table:table-cell>
          <table:table-cell office:value-type="float" office:value="-1724" calcext:value-type="float">
            <text:p>-1724</text:p>
          </table:table-cell>
          <table:table-cell office:value-type="float" office:value="-7.67" calcext:value-type="float">
            <text:p>-7.67</text:p>
          </table:table-cell>
          <table:table-cell table:number-columns-repeated="2" office:value-type="float" office:value="-115.04" calcext:value-type="float">
            <text:p>-115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5.04" calcext:value-type="float">
            <text:p>-11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66371" calcext:value-type="float">
            <text:p>25466371</text:p>
          </table:table-cell>
          <table:table-cell office:value-type="float" office:value="-7.45" calcext:value-type="float">
            <text:p>-7.45</text:p>
          </table:table-cell>
          <table:table-cell office:value-type="float" office:value="8.98" calcext:value-type="float">
            <text:p>8.98</text:p>
          </table:table-cell>
          <table:table-cell office:value-type="float" office:value="1" calcext:value-type="float">
            <text:p>1</text:p>
          </table:table-cell>
          <table:table-cell office:value-type="float" office:value="-1740" calcext:value-type="float">
            <text:p>-1740</text:p>
          </table:table-cell>
          <table:table-cell office:value-type="float" office:value="-7.45" calcext:value-type="float">
            <text:p>-7.45</text:p>
          </table:table-cell>
          <table:table-cell table:number-columns-repeated="2" office:value-type="float" office:value="-111.8" calcext:value-type="float">
            <text:p>-11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1.8" calcext:value-type="float">
            <text:p>-11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70780" calcext:value-type="float">
            <text:p>25470780</text:p>
          </table:table-cell>
          <table:table-cell office:value-type="float" office:value="-7.36" calcext:value-type="float">
            <text:p>-7.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748" calcext:value-type="float">
            <text:p>-1748</text:p>
          </table:table-cell>
          <table:table-cell office:value-type="float" office:value="-7.36" calcext:value-type="float">
            <text:p>-7.36</text:p>
          </table:table-cell>
          <table:table-cell table:number-columns-repeated="2" office:value-type="float" office:value="-110.37" calcext:value-type="float">
            <text:p>-110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0.37" calcext:value-type="float">
            <text:p>-11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74443" calcext:value-type="float">
            <text:p>25474443</text:p>
          </table:table-cell>
          <table:table-cell office:value-type="float" office:value="-7.48" calcext:value-type="float">
            <text:p>-7.48</text:p>
          </table:table-cell>
          <table:table-cell office:value-type="float" office:value="-15.75" calcext:value-type="float">
            <text:p>-15.75</text:p>
          </table:table-cell>
          <table:table-cell office:value-type="float" office:value="1" calcext:value-type="float">
            <text:p>1</text:p>
          </table:table-cell>
          <table:table-cell office:value-type="float" office:value="-1738" calcext:value-type="float">
            <text:p>-1738</text:p>
          </table:table-cell>
          <table:table-cell office:value-type="float" office:value="-7.48" calcext:value-type="float">
            <text:p>-7.48</text:p>
          </table:table-cell>
          <table:table-cell table:number-columns-repeated="2" office:value-type="float" office:value="-112.27" calcext:value-type="float">
            <text:p>-112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2.27" calcext:value-type="float">
            <text:p>-112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78811" calcext:value-type="float">
            <text:p>25478811</text:p>
          </table:table-cell>
          <table:table-cell office:value-type="float" office:value="-7.63" calcext:value-type="float">
            <text:p>-7.63</text:p>
          </table:table-cell>
          <table:table-cell office:value-type="float" office:value="-24.34" calcext:value-type="float">
            <text:p>-24.34</text:p>
          </table:table-cell>
          <table:table-cell office:value-type="float" office:value="1" calcext:value-type="float">
            <text:p>1</text:p>
          </table:table-cell>
          <table:table-cell office:value-type="float" office:value="-1727" calcext:value-type="float">
            <text:p>-1727</text:p>
          </table:table-cell>
          <table:table-cell office:value-type="float" office:value="-7.63" calcext:value-type="float">
            <text:p>-7.63</text:p>
          </table:table-cell>
          <table:table-cell table:number-columns-repeated="2" office:value-type="float" office:value="-114.42" calcext:value-type="float">
            <text:p>-114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4.42" calcext:value-type="float">
            <text:p>-114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82460" calcext:value-type="float">
            <text:p>25482460</text:p>
          </table:table-cell>
          <table:table-cell office:value-type="float" office:value="-7.42" calcext:value-type="float">
            <text:p>-7.42</text:p>
          </table:table-cell>
          <table:table-cell office:value-type="float" office:value="7.35" calcext:value-type="float">
            <text:p>7.35</text:p>
          </table:table-cell>
          <table:table-cell office:value-type="float" office:value="1" calcext:value-type="float">
            <text:p>1</text:p>
          </table:table-cell>
          <table:table-cell office:value-type="float" office:value="-1743" calcext:value-type="float">
            <text:p>-1743</text:p>
          </table:table-cell>
          <table:table-cell office:value-type="float" office:value="-7.42" calcext:value-type="float">
            <text:p>-7.42</text:p>
          </table:table-cell>
          <table:table-cell table:number-columns-repeated="2" office:value-type="float" office:value="-111.34" calcext:value-type="float">
            <text:p>-111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1.34" calcext:value-type="float">
            <text:p>-11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86720" calcext:value-type="float">
            <text:p>25486720</text:p>
          </table:table-cell>
          <table:table-cell office:value-type="float" office:value="-7.3" calcext:value-type="float">
            <text:p>-7.3</text:p>
          </table:table-cell>
          <table:table-cell office:value-type="float" office:value="7.97" calcext:value-type="float">
            <text:p>7.97</text:p>
          </table:table-cell>
          <table:table-cell office:value-type="float" office:value="1" calcext:value-type="float">
            <text:p>1</text:p>
          </table:table-cell>
          <table:table-cell office:value-type="float" office:value="-1752" calcext:value-type="float">
            <text:p>-1752</text:p>
          </table:table-cell>
          <table:table-cell office:value-type="float" office:value="-7.3" calcext:value-type="float">
            <text:p>-7.3</text:p>
          </table:table-cell>
          <table:table-cell table:number-columns-repeated="2" office:value-type="float" office:value="-109.44" calcext:value-type="float">
            <text:p>-109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9.44" calcext:value-type="float">
            <text:p>-10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90471" calcext:value-type="float">
            <text:p>25490471</text:p>
          </table:table-cell>
          <table:table-cell office:value-type="float" office:value="-7.48" calcext:value-type="float">
            <text:p>-7.48</text:p>
          </table:table-cell>
          <table:table-cell office:value-type="float" office:value="-22.33" calcext:value-type="float">
            <text:p>-22.33</text:p>
          </table:table-cell>
          <table:table-cell office:value-type="float" office:value="1" calcext:value-type="float">
            <text:p>1</text:p>
          </table:table-cell>
          <table:table-cell office:value-type="float" office:value="-1738" calcext:value-type="float">
            <text:p>-1738</text:p>
          </table:table-cell>
          <table:table-cell office:value-type="float" office:value="-7.48" calcext:value-type="float">
            <text:p>-7.48</text:p>
          </table:table-cell>
          <table:table-cell table:number-columns-repeated="2" office:value-type="float" office:value="-112.23" calcext:value-type="float">
            <text:p>-112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2.23" calcext:value-type="float">
            <text:p>-112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95094" calcext:value-type="float">
            <text:p>25495094</text:p>
          </table:table-cell>
          <table:table-cell office:value-type="float" office:value="-7.6" calcext:value-type="float">
            <text:p>-7.6</text:p>
          </table:table-cell>
          <table:table-cell office:value-type="float" office:value="-22.26" calcext:value-type="float">
            <text:p>-22.26</text:p>
          </table:table-cell>
          <table:table-cell office:value-type="float" office:value="1" calcext:value-type="float">
            <text:p>1</text:p>
          </table:table-cell>
          <table:table-cell office:value-type="float" office:value="-1729" calcext:value-type="float">
            <text:p>-1729</text:p>
          </table:table-cell>
          <table:table-cell office:value-type="float" office:value="-7.6" calcext:value-type="float">
            <text:p>-7.6</text:p>
          </table:table-cell>
          <table:table-cell table:number-columns-repeated="2" office:value-type="float" office:value="-114.05" calcext:value-type="float">
            <text:p>-114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4.05" calcext:value-type="float">
            <text:p>-114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98691" calcext:value-type="float">
            <text:p>25498691</text:p>
          </table:table-cell>
          <table:table-cell office:value-type="float" office:value="-7.34" calcext:value-type="float">
            <text:p>-7.34</text:p>
          </table:table-cell>
          <table:table-cell office:value-type="float" office:value="14.22" calcext:value-type="float">
            <text:p>14.22</text:p>
          </table:table-cell>
          <table:table-cell office:value-type="float" office:value="1" calcext:value-type="float">
            <text:p>1</text:p>
          </table:table-cell>
          <table:table-cell office:value-type="float" office:value="-1749" calcext:value-type="float">
            <text:p>-1749</text:p>
          </table:table-cell>
          <table:table-cell office:value-type="float" office:value="-7.34" calcext:value-type="float">
            <text:p>-7.34</text:p>
          </table:table-cell>
          <table:table-cell table:number-columns-repeated="2" office:value-type="float" office:value="-110.08" calcext:value-type="float">
            <text:p>-11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0.08" calcext:value-type="float">
            <text:p>-11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3023" calcext:value-type="float">
            <text:p>25503023</text:p>
          </table:table-cell>
          <table:table-cell office:value-type="float" office:value="-7.25" calcext:value-type="float">
            <text:p>-7.25</text:p>
          </table:table-cell>
          <table:table-cell office:value-type="float" office:value="6.28" calcext:value-type="float">
            <text:p>6.28</text:p>
          </table:table-cell>
          <table:table-cell office:value-type="float" office:value="1" calcext:value-type="float">
            <text:p>1</text:p>
          </table:table-cell>
          <table:table-cell office:value-type="float" office:value="-1756" calcext:value-type="float">
            <text:p>-1756</text:p>
          </table:table-cell>
          <table:table-cell office:value-type="float" office:value="-7.25" calcext:value-type="float">
            <text:p>-7.25</text:p>
          </table:table-cell>
          <table:table-cell table:number-columns-repeated="2" office:value-type="float" office:value="-108.79" calcext:value-type="float">
            <text:p>-108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8.79" calcext:value-type="float">
            <text:p>-108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6731" calcext:value-type="float">
            <text:p>25506731</text:p>
          </table:table-cell>
          <table:table-cell office:value-type="float" office:value="-7.47" calcext:value-type="float">
            <text:p>-7.47</text:p>
          </table:table-cell>
          <table:table-cell office:value-type="float" office:value="-23.51" calcext:value-type="float">
            <text:p>-23.51</text:p>
          </table:table-cell>
          <table:table-cell office:value-type="float" office:value="1" calcext:value-type="float">
            <text:p>1</text:p>
          </table:table-cell>
          <table:table-cell office:value-type="float" office:value="-1739" calcext:value-type="float">
            <text:p>-1739</text:p>
          </table:table-cell>
          <table:table-cell office:value-type="float" office:value="-7.47" calcext:value-type="float">
            <text:p>-7.47</text:p>
          </table:table-cell>
          <table:table-cell table:number-columns-repeated="2" office:value-type="float" office:value="-112.01" calcext:value-type="float">
            <text:p>-112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2.01" calcext:value-type="float">
            <text:p>-112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11123" calcext:value-type="float">
            <text:p>25511123</text:p>
          </table:table-cell>
          <table:table-cell office:value-type="float" office:value="-7.62" calcext:value-type="float">
            <text:p>-7.62</text:p>
          </table:table-cell>
          <table:table-cell office:value-type="float" office:value="-24.91" calcext:value-type="float">
            <text:p>-24.91</text:p>
          </table:table-cell>
          <table:table-cell office:value-type="float" office:value="1" calcext:value-type="float">
            <text:p>1</text:p>
          </table:table-cell>
          <table:table-cell office:value-type="float" office:value="-1728" calcext:value-type="float">
            <text:p>-1728</text:p>
          </table:table-cell>
          <table:table-cell office:value-type="float" office:value="-7.62" calcext:value-type="float">
            <text:p>-7.62</text:p>
          </table:table-cell>
          <table:table-cell table:number-columns-repeated="2" office:value-type="float" office:value="-114.31" calcext:value-type="float">
            <text:p>-114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4.31" calcext:value-type="float">
            <text:p>-114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14951" calcext:value-type="float">
            <text:p>25514951</text:p>
          </table:table-cell>
          <table:table-cell office:value-type="float" office:value="-7.4" calcext:value-type="float">
            <text:p>-7.4</text:p>
          </table:table-cell>
          <table:table-cell office:value-type="float" office:value="11.96" calcext:value-type="float">
            <text:p>11.96</text:p>
          </table:table-cell>
          <table:table-cell office:value-type="float" office:value="1" calcext:value-type="float">
            <text:p>1</text:p>
          </table:table-cell>
          <table:table-cell office:value-type="float" office:value="-1744" calcext:value-type="float">
            <text:p>-1744</text:p>
          </table:table-cell>
          <table:table-cell office:value-type="float" office:value="-7.4" calcext:value-type="float">
            <text:p>-7.4</text:p>
          </table:table-cell>
          <table:table-cell table:number-columns-repeated="2" office:value-type="float" office:value="-111" calcext:value-type="float">
            <text:p>-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19214" calcext:value-type="float">
            <text:p>25519214</text:p>
          </table:table-cell>
          <table:table-cell office:value-type="float" office:value="-7.33" calcext:value-type="float">
            <text:p>-7.33</text:p>
          </table:table-cell>
          <table:table-cell office:value-type="float" office:value="5.25" calcext:value-type="float">
            <text:p>5.25</text:p>
          </table:table-cell>
          <table:table-cell office:value-type="float" office:value="1" calcext:value-type="float">
            <text:p>1</text:p>
          </table:table-cell>
          <table:table-cell office:value-type="float" office:value="-1750" calcext:value-type="float">
            <text:p>-1750</text:p>
          </table:table-cell>
          <table:table-cell office:value-type="float" office:value="-7.33" calcext:value-type="float">
            <text:p>-7.33</text:p>
          </table:table-cell>
          <table:table-cell table:number-columns-repeated="2" office:value-type="float" office:value="-109.89" calcext:value-type="float">
            <text:p>-109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9.89" calcext:value-type="float">
            <text:p>-109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22991" calcext:value-type="float">
            <text:p>25522991</text:p>
          </table:table-cell>
          <table:table-cell office:value-type="float" office:value="-7.52" calcext:value-type="float">
            <text:p>-7.52</text:p>
          </table:table-cell>
          <table:table-cell office:value-type="float" office:value="-21.8" calcext:value-type="float">
            <text:p>-21.8</text:p>
          </table:table-cell>
          <table:table-cell office:value-type="float" office:value="1" calcext:value-type="float">
            <text:p>1</text:p>
          </table:table-cell>
          <table:table-cell office:value-type="float" office:value="-1736" calcext:value-type="float">
            <text:p>-1736</text:p>
          </table:table-cell>
          <table:table-cell office:value-type="float" office:value="-7.52" calcext:value-type="float">
            <text:p>-7.52</text:p>
          </table:table-cell>
          <table:table-cell table:number-columns-repeated="2" office:value-type="float" office:value="-112.78" calcext:value-type="float">
            <text:p>-112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2.78" calcext:value-type="float">
            <text:p>-11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27260" calcext:value-type="float">
            <text:p>25527260</text:p>
          </table:table-cell>
          <table:table-cell office:value-type="float" office:value="-7.69" calcext:value-type="float">
            <text:p>-7.69</text:p>
          </table:table-cell>
          <table:table-cell office:value-type="float" office:value="-25.53" calcext:value-type="float">
            <text:p>-25.53</text:p>
          </table:table-cell>
          <table:table-cell office:value-type="float" office:value="1" calcext:value-type="float">
            <text:p>1</text:p>
          </table:table-cell>
          <table:table-cell office:value-type="float" office:value="-1723" calcext:value-type="float">
            <text:p>-1723</text:p>
          </table:table-cell>
          <table:table-cell office:value-type="float" office:value="-7.69" calcext:value-type="float">
            <text:p>-7.69</text:p>
          </table:table-cell>
          <table:table-cell table:number-columns-repeated="2" office:value-type="float" office:value="-115.28" calcext:value-type="float">
            <text:p>-115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5.28" calcext:value-type="float">
            <text:p>-11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31031" calcext:value-type="float">
            <text:p>25531031</text:p>
          </table:table-cell>
          <table:table-cell office:value-type="float" office:value="-7.52" calcext:value-type="float">
            <text:p>-7.52</text:p>
          </table:table-cell>
          <table:table-cell office:value-type="float" office:value="6.94" calcext:value-type="float">
            <text:p>6.94</text:p>
          </table:table-cell>
          <table:table-cell office:value-type="float" office:value="1" calcext:value-type="float">
            <text:p>1</text:p>
          </table:table-cell>
          <table:table-cell office:value-type="float" office:value="-1736" calcext:value-type="float">
            <text:p>-1736</text:p>
          </table:table-cell>
          <table:table-cell office:value-type="float" office:value="-7.52" calcext:value-type="float">
            <text:p>-7.52</text:p>
          </table:table-cell>
          <table:table-cell table:number-columns-repeated="2" office:value-type="float" office:value="-112.74" calcext:value-type="float">
            <text:p>-112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2.74" calcext:value-type="float">
            <text:p>-112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35451" calcext:value-type="float">
            <text:p>25535451</text:p>
          </table:table-cell>
          <table:table-cell office:value-type="float" office:value="-7.47" calcext:value-type="float">
            <text:p>-7.47</text:p>
          </table:table-cell>
          <table:table-cell office:value-type="float" office:value="1.66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office:value-type="float" office:value="-1739" calcext:value-type="float">
            <text:p>-1739</text:p>
          </table:table-cell>
          <table:table-cell office:value-type="float" office:value="-7.47" calcext:value-type="float">
            <text:p>-7.47</text:p>
          </table:table-cell>
          <table:table-cell table:number-columns-repeated="2" office:value-type="float" office:value="-112.09" calcext:value-type="float">
            <text:p>-112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2.09" calcext:value-type="float">
            <text:p>-112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39948" calcext:value-type="float">
            <text:p>25539948</text:p>
          </table:table-cell>
          <table:table-cell office:value-type="float" office:value="-7.67" calcext:value-type="float">
            <text:p>-7.67</text:p>
          </table:table-cell>
          <table:table-cell office:value-type="float" office:value="-23.94" calcext:value-type="float">
            <text:p>-23.94</text:p>
          </table:table-cell>
          <table:table-cell office:value-type="float" office:value="1" calcext:value-type="float">
            <text:p>1</text:p>
          </table:table-cell>
          <table:table-cell office:value-type="float" office:value="-1724" calcext:value-type="float">
            <text:p>-1724</text:p>
          </table:table-cell>
          <table:table-cell office:value-type="float" office:value="-7.67" calcext:value-type="float">
            <text:p>-7.67</text:p>
          </table:table-cell>
          <table:table-cell table:number-columns-repeated="2" office:value-type="float" office:value="-115.1" calcext:value-type="float">
            <text:p>-11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5.1" calcext:value-type="float">
            <text:p>-11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44174" calcext:value-type="float">
            <text:p>25544174</text:p>
          </table:table-cell>
          <table:table-cell office:value-type="float" office:value="-7.77" calcext:value-type="float">
            <text:p>-7.77</text:p>
          </table:table-cell>
          <table:table-cell office:value-type="float" office:value="-19.66" calcext:value-type="float">
            <text:p>-19.66</text:p>
          </table:table-cell>
          <table:table-cell office:value-type="float" office:value="1" calcext:value-type="float">
            <text:p>1</text:p>
          </table:table-cell>
          <table:table-cell office:value-type="float" office:value="-1717" calcext:value-type="float">
            <text:p>-1717</text:p>
          </table:table-cell>
          <table:table-cell office:value-type="float" office:value="-7.77" calcext:value-type="float">
            <text:p>-7.77</text:p>
          </table:table-cell>
          <table:table-cell table:number-columns-repeated="2" office:value-type="float" office:value="-116.51" calcext:value-type="float">
            <text:p>-116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6.51" calcext:value-type="float">
            <text:p>-116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48191" calcext:value-type="float">
            <text:p>25548191</text:p>
          </table:table-cell>
          <table:table-cell office:value-type="float" office:value="-7.53" calcext:value-type="float">
            <text:p>-7.53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-1735" calcext:value-type="float">
            <text:p>-1735</text:p>
          </table:table-cell>
          <table:table-cell office:value-type="float" office:value="-7.53" calcext:value-type="float">
            <text:p>-7.53</text:p>
          </table:table-cell>
          <table:table-cell table:number-columns-repeated="2" office:value-type="float" office:value="-112.95" calcext:value-type="float">
            <text:p>-112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2.95" calcext:value-type="float">
            <text:p>-112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53160" calcext:value-type="float">
            <text:p>25553160</text:p>
          </table:table-cell>
          <table:table-cell office:value-type="float" office:value="-7.45" calcext:value-type="float">
            <text:p>-7.45</text:p>
          </table:table-cell>
          <table:table-cell office:value-type="float" office:value="5.29" calcext:value-type="float">
            <text:p>5.29</text:p>
          </table:table-cell>
          <table:table-cell office:value-type="float" office:value="1" calcext:value-type="float">
            <text:p>1</text:p>
          </table:table-cell>
          <table:table-cell office:value-type="float" office:value="-1741" calcext:value-type="float">
            <text:p>-1741</text:p>
          </table:table-cell>
          <table:table-cell office:value-type="float" office:value="-7.45" calcext:value-type="float">
            <text:p>-7.45</text:p>
          </table:table-cell>
          <table:table-cell table:number-columns-repeated="2" office:value-type="float" office:value="-111.78" calcext:value-type="float">
            <text:p>-111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1.78" calcext:value-type="float">
            <text:p>-11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56911" calcext:value-type="float">
            <text:p>25556911</text:p>
          </table:table-cell>
          <table:table-cell office:value-type="float" office:value="-7.63" calcext:value-type="float">
            <text:p>-7.63</text:p>
          </table:table-cell>
          <table:table-cell office:value-type="float" office:value="-21.55" calcext:value-type="float">
            <text:p>-21.55</text:p>
          </table:table-cell>
          <table:table-cell office:value-type="float" office:value="1" calcext:value-type="float">
            <text:p>1</text:p>
          </table:table-cell>
          <table:table-cell office:value-type="float" office:value="-1727" calcext:value-type="float">
            <text:p>-1727</text:p>
          </table:table-cell>
          <table:table-cell office:value-type="float" office:value="-7.63" calcext:value-type="float">
            <text:p>-7.63</text:p>
          </table:table-cell>
          <table:table-cell table:number-columns-repeated="2" office:value-type="float" office:value="-114.46" calcext:value-type="float">
            <text:p>-114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4.46" calcext:value-type="float">
            <text:p>-114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61140" calcext:value-type="float">
            <text:p>25561140</text:p>
          </table:table-cell>
          <table:table-cell office:value-type="float" office:value="-7.78" calcext:value-type="float">
            <text:p>-7.78</text:p>
          </table:table-cell>
          <table:table-cell office:value-type="float" office:value="-25.87" calcext:value-type="float">
            <text:p>-25.87</text:p>
          </table:table-cell>
          <table:table-cell office:value-type="float" office:value="1" calcext:value-type="float">
            <text:p>1</text:p>
          </table:table-cell>
          <table:table-cell office:value-type="float" office:value="-1716" calcext:value-type="float">
            <text:p>-1716</text:p>
          </table:table-cell>
          <table:table-cell office:value-type="float" office:value="-7.78" calcext:value-type="float">
            <text:p>-7.78</text:p>
          </table:table-cell>
          <table:table-cell table:number-columns-repeated="2" office:value-type="float" office:value="-116.63" calcext:value-type="float">
            <text:p>-116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6.63" calcext:value-type="float">
            <text:p>-116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64971" calcext:value-type="float">
            <text:p>25564971</text:p>
          </table:table-cell>
          <table:table-cell office:value-type="float" office:value="-7.58" calcext:value-type="float">
            <text:p>-7.58</text:p>
          </table:table-cell>
          <table:table-cell office:value-type="float" office:value="4.27" calcext:value-type="float">
            <text:p>4.27</text:p>
          </table:table-cell>
          <table:table-cell office:value-type="float" office:value="1" calcext:value-type="float">
            <text:p>1</text:p>
          </table:table-cell>
          <table:table-cell office:value-type="float" office:value="-1731" calcext:value-type="float">
            <text:p>-1731</text:p>
          </table:table-cell>
          <table:table-cell office:value-type="float" office:value="-7.58" calcext:value-type="float">
            <text:p>-7.58</text:p>
          </table:table-cell>
          <table:table-cell table:number-columns-repeated="2" office:value-type="float" office:value="-113.72" calcext:value-type="float">
            <text:p>-113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3.72" calcext:value-type="float">
            <text:p>-11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69374" calcext:value-type="float">
            <text:p>25569374</text:p>
          </table:table-cell>
          <table:table-cell office:value-type="float" office:value="-7.42" calcext:value-type="float">
            <text:p>-7.42</text:p>
          </table:table-cell>
          <table:table-cell office:value-type="float" office:value="9.91" calcext:value-type="float">
            <text:p>9.91</text:p>
          </table:table-cell>
          <table:table-cell office:value-type="float" office:value="1" calcext:value-type="float">
            <text:p>1</text:p>
          </table:table-cell>
          <table:table-cell office:value-type="float" office:value="-1743" calcext:value-type="float">
            <text:p>-1743</text:p>
          </table:table-cell>
          <table:table-cell office:value-type="float" office:value="-7.42" calcext:value-type="float">
            <text:p>-7.42</text:p>
          </table:table-cell>
          <table:table-cell table:number-columns-repeated="2" office:value-type="float" office:value="-111.26" calcext:value-type="float">
            <text:p>-111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1.26" calcext:value-type="float">
            <text:p>-11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73045" calcext:value-type="float">
            <text:p>25573045</text:p>
          </table:table-cell>
          <table:table-cell office:value-type="float" office:value="-7.61" calcext:value-type="float">
            <text:p>-7.61</text:p>
          </table:table-cell>
          <table:table-cell office:value-type="float" office:value="-23.76" calcext:value-type="float">
            <text:p>-23.76</text:p>
          </table:table-cell>
          <table:table-cell office:value-type="float" office:value="1" calcext:value-type="float">
            <text:p>1</text:p>
          </table:table-cell>
          <table:table-cell office:value-type="float" office:value="-1729" calcext:value-type="float">
            <text:p>-1729</text:p>
          </table:table-cell>
          <table:table-cell office:value-type="float" office:value="-7.61" calcext:value-type="float">
            <text:p>-7.61</text:p>
          </table:table-cell>
          <table:table-cell table:number-columns-repeated="2" office:value-type="float" office:value="-114.16" calcext:value-type="float">
            <text:p>-114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4.16" calcext:value-type="float">
            <text:p>-11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77340" calcext:value-type="float">
            <text:p>25577340</text:p>
          </table:table-cell>
          <table:table-cell office:value-type="float" office:value="-7.75" calcext:value-type="float">
            <text:p>-7.75</text:p>
          </table:table-cell>
          <table:table-cell office:value-type="float" office:value="-24.54" calcext:value-type="float">
            <text:p>-24.54</text:p>
          </table:table-cell>
          <table:table-cell office:value-type="float" office:value="1" calcext:value-type="float">
            <text:p>1</text:p>
          </table:table-cell>
          <table:table-cell office:value-type="float" office:value="-1718" calcext:value-type="float">
            <text:p>-1718</text:p>
          </table:table-cell>
          <table:table-cell office:value-type="float" office:value="-7.75" calcext:value-type="float">
            <text:p>-7.75</text:p>
          </table:table-cell>
          <table:table-cell table:number-columns-repeated="2" office:value-type="float" office:value="-116.3" calcext:value-type="float">
            <text:p>-11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6.3" calcext:value-type="float">
            <text:p>-11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81108" calcext:value-type="float">
            <text:p>25581108</text:p>
          </table:table-cell>
          <table:table-cell office:value-type="float" office:value="-7.51" calcext:value-type="float">
            <text:p>-7.51</text:p>
          </table:table-cell>
          <table:table-cell office:value-type="float" office:value="10.96" calcext:value-type="float">
            <text:p>10.96</text:p>
          </table:table-cell>
          <table:table-cell office:value-type="float" office:value="1" calcext:value-type="float">
            <text:p>1</text:p>
          </table:table-cell>
          <table:table-cell office:value-type="float" office:value="-1736" calcext:value-type="float">
            <text:p>-1736</text:p>
          </table:table-cell>
          <table:table-cell office:value-type="float" office:value="-7.51" calcext:value-type="float">
            <text:p>-7.51</text:p>
          </table:table-cell>
          <table:table-cell table:number-columns-repeated="2" office:value-type="float" office:value="-112.72" calcext:value-type="float">
            <text:p>-112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2.72" calcext:value-type="float">
            <text:p>-11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85430" calcext:value-type="float">
            <text:p>25585430</text:p>
          </table:table-cell>
          <table:table-cell office:value-type="float" office:value="-7.38" calcext:value-type="float">
            <text:p>-7.38</text:p>
          </table:table-cell>
          <table:table-cell office:value-type="float" office:value="6.59" calcext:value-type="float">
            <text:p>6.59</text:p>
          </table:table-cell>
          <table:table-cell office:value-type="float" office:value="1" calcext:value-type="float">
            <text:p>1</text:p>
          </table:table-cell>
          <table:table-cell office:value-type="float" office:value="-1746" calcext:value-type="float">
            <text:p>-1746</text:p>
          </table:table-cell>
          <table:table-cell office:value-type="float" office:value="-7.38" calcext:value-type="float">
            <text:p>-7.38</text:p>
          </table:table-cell>
          <table:table-cell table:number-columns-repeated="2" office:value-type="float" office:value="-110.75" calcext:value-type="float">
            <text:p>-11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0.75" calcext:value-type="float">
            <text:p>-11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89191" calcext:value-type="float">
            <text:p>25589191</text:p>
          </table:table-cell>
          <table:table-cell office:value-type="float" office:value="-7.64" calcext:value-type="float">
            <text:p>-7.64</text:p>
          </table:table-cell>
          <table:table-cell office:value-type="float" office:value="-28.68" calcext:value-type="float">
            <text:p>-28.68</text:p>
          </table:table-cell>
          <table:table-cell office:value-type="float" office:value="1" calcext:value-type="float">
            <text:p>1</text:p>
          </table:table-cell>
          <table:table-cell office:value-type="float" office:value="-1727" calcext:value-type="float">
            <text:p>-1727</text:p>
          </table:table-cell>
          <table:table-cell office:value-type="float" office:value="-7.64" calcext:value-type="float">
            <text:p>-7.64</text:p>
          </table:table-cell>
          <table:table-cell table:number-columns-repeated="2" office:value-type="float" office:value="-114.53" calcext:value-type="float">
            <text:p>-114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4.53" calcext:value-type="float">
            <text:p>-114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93803" calcext:value-type="float">
            <text:p>25593803</text:p>
          </table:table-cell>
          <table:table-cell office:value-type="float" office:value="-7.74" calcext:value-type="float">
            <text:p>-7.74</text:p>
          </table:table-cell>
          <table:table-cell office:value-type="float" office:value="-20.72" calcext:value-type="float">
            <text:p>-20.72</text:p>
          </table:table-cell>
          <table:table-cell office:value-type="float" office:value="1" calcext:value-type="float">
            <text:p>1</text:p>
          </table:table-cell>
          <table:table-cell office:value-type="float" office:value="-1719" calcext:value-type="float">
            <text:p>-1719</text:p>
          </table:table-cell>
          <table:table-cell office:value-type="float" office:value="-7.74" calcext:value-type="float">
            <text:p>-7.74</text:p>
          </table:table-cell>
          <table:table-cell table:number-columns-repeated="2" office:value-type="float" office:value="-116.15" calcext:value-type="float">
            <text:p>-116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6.15" calcext:value-type="float">
            <text:p>-116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97748" calcext:value-type="float">
            <text:p>25597748</text:p>
          </table:table-cell>
          <table:table-cell office:value-type="float" office:value="-7.53" calcext:value-type="float">
            <text:p>-7.53</text:p>
          </table:table-cell>
          <table:table-cell office:value-type="float" office:value="11.56" calcext:value-type="float">
            <text:p>11.56</text:p>
          </table:table-cell>
          <table:table-cell office:value-type="float" office:value="1" calcext:value-type="float">
            <text:p>1</text:p>
          </table:table-cell>
          <table:table-cell office:value-type="float" office:value="-1735" calcext:value-type="float">
            <text:p>-1735</text:p>
          </table:table-cell>
          <table:table-cell office:value-type="float" office:value="-7.53" calcext:value-type="float">
            <text:p>-7.53</text:p>
          </table:table-cell>
          <table:table-cell table:number-columns-repeated="2" office:value-type="float" office:value="-112.96" calcext:value-type="float">
            <text:p>-112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2.96" calcext:value-type="float">
            <text:p>-11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02000" calcext:value-type="float">
            <text:p>25602000</text:p>
          </table:table-cell>
          <table:table-cell office:value-type="float" office:value="-7.48" calcext:value-type="float">
            <text:p>-7.48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-1739" calcext:value-type="float">
            <text:p>-1739</text:p>
          </table:table-cell>
          <table:table-cell office:value-type="float" office:value="-7.48" calcext:value-type="float">
            <text:p>-7.48</text:p>
          </table:table-cell>
          <table:table-cell table:number-columns-repeated="2" office:value-type="float" office:value="-112.13" calcext:value-type="float">
            <text:p>-112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2.13" calcext:value-type="float">
            <text:p>-11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05914" calcext:value-type="float">
            <text:p>25605914</text:p>
          </table:table-cell>
          <table:table-cell office:value-type="float" office:value="-7.76" calcext:value-type="float">
            <text:p>-7.76</text:p>
          </table:table-cell>
          <table:table-cell office:value-type="float" office:value="-30.33" calcext:value-type="float">
            <text:p>-30.33</text:p>
          </table:table-cell>
          <table:table-cell office:value-type="float" office:value="1" calcext:value-type="float">
            <text:p>1</text:p>
          </table:table-cell>
          <table:table-cell office:value-type="float" office:value="-1717" calcext:value-type="float">
            <text:p>-1717</text:p>
          </table:table-cell>
          <table:table-cell office:value-type="float" office:value="-7.76" calcext:value-type="float">
            <text:p>-7.76</text:p>
          </table:table-cell>
          <table:table-cell table:number-columns-repeated="2" office:value-type="float" office:value="-116.46" calcext:value-type="float">
            <text:p>-116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6.46" calcext:value-type="float">
            <text:p>-11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10274" calcext:value-type="float">
            <text:p>25610274</text:p>
          </table:table-cell>
          <table:table-cell office:value-type="float" office:value="-7.88" calcext:value-type="float">
            <text:p>-7.88</text:p>
          </table:table-cell>
          <table:table-cell office:value-type="float" office:value="-18.87" calcext:value-type="float">
            <text:p>-18.87</text:p>
          </table:table-cell>
          <table:table-cell office:value-type="float" office:value="1" calcext:value-type="float">
            <text:p>1</text:p>
          </table:table-cell>
          <table:table-cell office:value-type="float" office:value="-1709" calcext:value-type="float">
            <text:p>-1709</text:p>
          </table:table-cell>
          <table:table-cell office:value-type="float" office:value="-7.88" calcext:value-type="float">
            <text:p>-7.88</text:p>
          </table:table-cell>
          <table:table-cell table:number-columns-repeated="2" office:value-type="float" office:value="-118.2" calcext:value-type="float">
            <text:p>-11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8.2" calcext:value-type="float">
            <text:p>-11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14128" calcext:value-type="float">
            <text:p>25614128</text:p>
          </table:table-cell>
          <table:table-cell office:value-type="float" office:value="-7.71" calcext:value-type="float">
            <text:p>-7.71</text:p>
          </table:table-cell>
          <table:table-cell office:value-type="float" office:value="8.59" calcext:value-type="float">
            <text:p>8.59</text:p>
          </table:table-cell>
          <table:table-cell office:value-type="float" office:value="1" calcext:value-type="float">
            <text:p>1</text:p>
          </table:table-cell>
          <table:table-cell office:value-type="float" office:value="-1721" calcext:value-type="float">
            <text:p>-1721</text:p>
          </table:table-cell>
          <table:table-cell office:value-type="float" office:value="-7.71" calcext:value-type="float">
            <text:p>-7.71</text:p>
          </table:table-cell>
          <table:table-cell table:number-columns-repeated="2" office:value-type="float" office:value="-115.71" calcext:value-type="float">
            <text:p>-115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5.71" calcext:value-type="float">
            <text:p>-115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18430" calcext:value-type="float">
            <text:p>25618430</text:p>
          </table:table-cell>
          <table:table-cell office:value-type="float" office:value="-7.64" calcext:value-type="float">
            <text:p>-7.64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  <table:table-cell office:value-type="float" office:value="-1727" calcext:value-type="float">
            <text:p>-1727</text:p>
          </table:table-cell>
          <table:table-cell office:value-type="float" office:value="-7.64" calcext:value-type="float">
            <text:p>-7.64</text:p>
          </table:table-cell>
          <table:table-cell table:number-columns-repeated="2" office:value-type="float" office:value="-114.57" calcext:value-type="float">
            <text:p>-114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4.57" calcext:value-type="float">
            <text:p>-114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22154" calcext:value-type="float">
            <text:p>25622154</text:p>
          </table:table-cell>
          <table:table-cell office:value-type="float" office:value="-7.83" calcext:value-type="float">
            <text:p>-7.83</text:p>
          </table:table-cell>
          <table:table-cell office:value-type="float" office:value="-19.24" calcext:value-type="float">
            <text:p>-19.24</text:p>
          </table:table-cell>
          <table:table-cell office:value-type="float" office:value="1" calcext:value-type="float">
            <text:p>1</text:p>
          </table:table-cell>
          <table:table-cell office:value-type="float" office:value="-1712" calcext:value-type="float">
            <text:p>-1712</text:p>
          </table:table-cell>
          <table:table-cell office:value-type="float" office:value="-7.83" calcext:value-type="float">
            <text:p>-7.83</text:p>
          </table:table-cell>
          <table:table-cell table:number-columns-repeated="2" office:value-type="float" office:value="-117.43" calcext:value-type="float">
            <text:p>-117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7.43" calcext:value-type="float">
            <text:p>-11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26465" calcext:value-type="float">
            <text:p>25626465</text:p>
          </table:table-cell>
          <table:table-cell office:value-type="float" office:value="-8.02" calcext:value-type="float">
            <text:p>-8.02</text:p>
          </table:table-cell>
          <table:table-cell office:value-type="float" office:value="-26.73" calcext:value-type="float">
            <text:p>-26.73</text:p>
          </table:table-cell>
          <table:table-cell office:value-type="float" office:value="1" calcext:value-type="float">
            <text:p>1</text:p>
          </table:table-cell>
          <table:table-cell office:value-type="float" office:value="-1698" calcext:value-type="float">
            <text:p>-1698</text:p>
          </table:table-cell>
          <table:table-cell office:value-type="float" office:value="-8.02" calcext:value-type="float">
            <text:p>-8.02</text:p>
          </table:table-cell>
          <table:table-cell table:number-columns-repeated="2" office:value-type="float" office:value="-120.34" calcext:value-type="float">
            <text:p>-12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0.34" calcext:value-type="float">
            <text:p>-12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30248" calcext:value-type="float">
            <text:p>25630248</text:p>
          </table:table-cell>
          <table:table-cell office:value-type="float" office:value="-7.9" calcext:value-type="float">
            <text:p>-7.9</text:p>
          </table:table-cell>
          <table:table-cell office:value-type="float" office:value="4.09" calcext:value-type="float">
            <text:p>4.09</text:p>
          </table:table-cell>
          <table:table-cell office:value-type="float" office:value="1" calcext:value-type="float">
            <text:p>1</text:p>
          </table:table-cell>
          <table:table-cell office:value-type="float" office:value="-1707" calcext:value-type="float">
            <text:p>-1707</text:p>
          </table:table-cell>
          <table:table-cell office:value-type="float" office:value="-7.9" calcext:value-type="float">
            <text:p>-7.9</text:p>
          </table:table-cell>
          <table:table-cell table:number-columns-repeated="2" office:value-type="float" office:value="-118.57" calcext:value-type="float">
            <text:p>-118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8.57" calcext:value-type="float">
            <text:p>-118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34640" calcext:value-type="float">
            <text:p>25634640</text:p>
          </table:table-cell>
          <table:table-cell office:value-type="float" office:value="-7.87" calcext:value-type="float">
            <text:p>-7.87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-1709" calcext:value-type="float">
            <text:p>-1709</text:p>
          </table:table-cell>
          <table:table-cell office:value-type="float" office:value="-7.87" calcext:value-type="float">
            <text:p>-7.87</text:p>
          </table:table-cell>
          <table:table-cell table:number-columns-repeated="2" office:value-type="float" office:value="-118.1" calcext:value-type="float">
            <text:p>-11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8.1" calcext:value-type="float">
            <text:p>-11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38328" calcext:value-type="float">
            <text:p>25638328</text:p>
          </table:table-cell>
          <table:table-cell office:value-type="float" office:value="-8" calcext:value-type="float">
            <text:p>-8</text:p>
          </table:table-cell>
          <table:table-cell office:value-type="float" office:value="-12.87" calcext:value-type="float">
            <text:p>-12.87</text:p>
          </table:table-cell>
          <table:table-cell office:value-type="float" office:value="1" calcext:value-type="float">
            <text:p>1</text:p>
          </table:table-cell>
          <table:table-cell office:value-type="float" office:value="-1700" calcext:value-type="float">
            <text:p>-170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19.94" calcext:value-type="float">
            <text:p>-119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9.94" calcext:value-type="float">
            <text:p>-11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3868" calcext:value-type="float">
            <text:p>25643868</text:p>
          </table:table-cell>
          <table:table-cell office:value-type="float" office:value="-8.19" calcext:value-type="float">
            <text:p>-8.19</text:p>
          </table:table-cell>
          <table:table-cell office:value-type="float" office:value="-27.97" calcext:value-type="float">
            <text:p>-27.97</text:p>
          </table:table-cell>
          <table:table-cell office:value-type="float" office:value="1" calcext:value-type="float">
            <text:p>1</text:p>
          </table:table-cell>
          <table:table-cell office:value-type="float" office:value="-1685" calcext:value-type="float">
            <text:p>-1685</text:p>
          </table:table-cell>
          <table:table-cell office:value-type="float" office:value="-8.19" calcext:value-type="float">
            <text:p>-8.19</text:p>
          </table:table-cell>
          <table:table-cell table:number-columns-repeated="2" office:value-type="float" office:value="-122.82" calcext:value-type="float">
            <text:p>-122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2.82" calcext:value-type="float">
            <text:p>-122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7591" calcext:value-type="float">
            <text:p>25647591</text:p>
          </table:table-cell>
          <table:table-cell office:value-type="float" office:value="-8.04" calcext:value-type="float">
            <text:p>-8.04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-1696" calcext:value-type="float">
            <text:p>-1696</text:p>
          </table:table-cell>
          <table:table-cell office:value-type="float" office:value="-8.04" calcext:value-type="float">
            <text:p>-8.04</text:p>
          </table:table-cell>
          <table:table-cell table:number-columns-repeated="2" office:value-type="float" office:value="-120.63" calcext:value-type="float">
            <text:p>-120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0.63" calcext:value-type="float">
            <text:p>-12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52020" calcext:value-type="float">
            <text:p>25652020</text:p>
          </table:table-cell>
          <table:table-cell office:value-type="float" office:value="-8.01" calcext:value-type="float">
            <text:p>-8.01</text:p>
          </table:table-cell>
          <table:table-cell office:value-type="float" office:value="3.76" calcext:value-type="float">
            <text:p>3.76</text:p>
          </table:table-cell>
          <table:table-cell office:value-type="float" office:value="1" calcext:value-type="float">
            <text:p>1</text:p>
          </table:table-cell>
          <table:table-cell office:value-type="float" office:value="-1699" calcext:value-type="float">
            <text:p>-1699</text:p>
          </table:table-cell>
          <table:table-cell office:value-type="float" office:value="-8.01" calcext:value-type="float">
            <text:p>-8.01</text:p>
          </table:table-cell>
          <table:table-cell table:number-columns-repeated="2" office:value-type="float" office:value="-120.09" calcext:value-type="float">
            <text:p>-12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0.09" calcext:value-type="float">
            <text:p>-12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55931" calcext:value-type="float">
            <text:p>25655931</text:p>
          </table:table-cell>
          <table:table-cell office:value-type="float" office:value="-8.15" calcext:value-type="float">
            <text:p>-8.15</text:p>
          </table:table-cell>
          <table:table-cell office:value-type="float" office:value="-11.68" calcext:value-type="float">
            <text:p>-11.68</text:p>
          </table:table-cell>
          <table:table-cell office:value-type="float" office:value="1" calcext:value-type="float">
            <text:p>1</text:p>
          </table:table-cell>
          <table:table-cell office:value-type="float" office:value="-1689" calcext:value-type="float">
            <text:p>-1689</text:p>
          </table:table-cell>
          <table:table-cell office:value-type="float" office:value="-8.15" calcext:value-type="float">
            <text:p>-8.15</text:p>
          </table:table-cell>
          <table:table-cell table:number-columns-repeated="2" office:value-type="float" office:value="-122.18" calcext:value-type="float">
            <text:p>-122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2.18" calcext:value-type="float">
            <text:p>-12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60427" calcext:value-type="float">
            <text:p>25660427</text:p>
          </table:table-cell>
          <table:table-cell office:value-type="float" office:value="-8.39" calcext:value-type="float">
            <text:p>-8.39</text:p>
          </table:table-cell>
          <table:table-cell office:value-type="float" office:value="-31.37" calcext:value-type="float">
            <text:p>-31.37</text:p>
          </table:table-cell>
          <table:table-cell office:value-type="float" office:value="1" calcext:value-type="float">
            <text:p>1</text:p>
          </table:table-cell>
          <table:table-cell office:value-type="float" office:value="-1670" calcext:value-type="float">
            <text:p>-1670</text:p>
          </table:table-cell>
          <table:table-cell office:value-type="float" office:value="-8.39" calcext:value-type="float">
            <text:p>-8.39</text:p>
          </table:table-cell>
          <table:table-cell table:number-columns-repeated="2" office:value-type="float" office:value="-125.88" calcext:value-type="float">
            <text:p>-125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5.88" calcext:value-type="float">
            <text:p>-12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64154" calcext:value-type="float">
            <text:p>25664154</text:p>
          </table:table-cell>
          <table:table-cell office:value-type="float" office:value="-8.37" calcext:value-type="float">
            <text:p>-8.37</text:p>
          </table:table-cell>
          <table:table-cell office:value-type="float" office:value="-8.95" calcext:value-type="float">
            <text:p>-8.95</text:p>
          </table:table-cell>
          <table:table-cell office:value-type="float" office:value="1" calcext:value-type="float">
            <text:p>1</text:p>
          </table:table-cell>
          <table:table-cell office:value-type="float" office:value="-1671" calcext:value-type="float">
            <text:p>-1671</text:p>
          </table:table-cell>
          <table:table-cell office:value-type="float" office:value="-8.37" calcext:value-type="float">
            <text:p>-8.37</text:p>
          </table:table-cell>
          <table:table-cell table:number-columns-repeated="2" office:value-type="float" office:value="-125.62" calcext:value-type="float">
            <text:p>-125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5.62" calcext:value-type="float">
            <text:p>-125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68591" calcext:value-type="float">
            <text:p>25668591</text:p>
          </table:table-cell>
          <table:table-cell office:value-type="float" office:value="-8.32" calcext:value-type="float">
            <text:p>-8.32</text:p>
          </table:table-cell>
          <table:table-cell office:value-type="float" office:value="3.65" calcext:value-type="float">
            <text:p>3.65</text:p>
          </table:table-cell>
          <table:table-cell office:value-type="float" office:value="1" calcext:value-type="float">
            <text:p>1</text:p>
          </table:table-cell>
          <table:table-cell office:value-type="float" office:value="-1676" calcext:value-type="float">
            <text:p>-1676</text:p>
          </table:table-cell>
          <table:table-cell office:value-type="float" office:value="-8.32" calcext:value-type="float">
            <text:p>-8.32</text:p>
          </table:table-cell>
          <table:table-cell table:number-columns-repeated="2" office:value-type="float" office:value="-124.78" calcext:value-type="float">
            <text:p>-124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4.78" calcext:value-type="float">
            <text:p>-124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72208" calcext:value-type="float">
            <text:p>25672208</text:p>
          </table:table-cell>
          <table:table-cell office:value-type="float" office:value="-8.31" calcext:value-type="float">
            <text:p>-8.31</text:p>
          </table:table-cell>
          <table:table-cell office:value-type="float" office:value="-0.45" calcext:value-type="float">
            <text:p>-0.45</text:p>
          </table:table-cell>
          <table:table-cell office:value-type="float" office:value="1" calcext:value-type="float">
            <text:p>1</text:p>
          </table:table-cell>
          <table:table-cell office:value-type="float" office:value="-1676" calcext:value-type="float">
            <text:p>-1676</text:p>
          </table:table-cell>
          <table:table-cell office:value-type="float" office:value="-8.31" calcext:value-type="float">
            <text:p>-8.31</text:p>
          </table:table-cell>
          <table:table-cell table:number-columns-repeated="2" office:value-type="float" office:value="-124.71" calcext:value-type="float">
            <text:p>-124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4.71" calcext:value-type="float">
            <text:p>-124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76468" calcext:value-type="float">
            <text:p>25676468</text:p>
          </table:table-cell>
          <table:table-cell office:value-type="float" office:value="-8.46" calcext:value-type="float">
            <text:p>-8.46</text:p>
          </table:table-cell>
          <table:table-cell office:value-type="float" office:value="-22.22" calcext:value-type="float">
            <text:p>-22.22</text:p>
          </table:table-cell>
          <table:table-cell office:value-type="float" office:value="1" calcext:value-type="float">
            <text:p>1</text:p>
          </table:table-cell>
          <table:table-cell office:value-type="float" office:value="-1665" calcext:value-type="float">
            <text:p>-1665</text:p>
          </table:table-cell>
          <table:table-cell office:value-type="float" office:value="-8.46" calcext:value-type="float">
            <text:p>-8.46</text:p>
          </table:table-cell>
          <table:table-cell table:number-columns-repeated="2" office:value-type="float" office:value="-126.83" calcext:value-type="float">
            <text:p>-126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6.83" calcext:value-type="float">
            <text:p>-126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80483" calcext:value-type="float">
            <text:p>25680483</text:p>
          </table:table-cell>
          <table:table-cell office:value-type="float" office:value="-8.47" calcext:value-type="float">
            <text:p>-8.47</text:p>
          </table:table-cell>
          <table:table-cell office:value-type="float" office:value="-14.84" calcext:value-type="float">
            <text:p>-14.84</text:p>
          </table:table-cell>
          <table:table-cell office:value-type="float" office:value="1" calcext:value-type="float">
            <text:p>1</text:p>
          </table:table-cell>
          <table:table-cell office:value-type="float" office:value="-1664" calcext:value-type="float">
            <text:p>-1664</text:p>
          </table:table-cell>
          <table:table-cell office:value-type="float" office:value="-8.47" calcext:value-type="float">
            <text:p>-8.47</text:p>
          </table:table-cell>
          <table:table-cell table:number-columns-repeated="2" office:value-type="float" office:value="-127.03" calcext:value-type="float">
            <text:p>-127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7.03" calcext:value-type="float">
            <text:p>-127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84291" calcext:value-type="float">
            <text:p>25684291</text:p>
          </table:table-cell>
          <table:table-cell office:value-type="float" office:value="-8.38" calcext:value-type="float">
            <text:p>-8.38</text:p>
          </table:table-cell>
          <table:table-cell office:value-type="float" office:value="4.16" calcext:value-type="float">
            <text:p>4.16</text:p>
          </table:table-cell>
          <table:table-cell office:value-type="float" office:value="1" calcext:value-type="float">
            <text:p>1</text:p>
          </table:table-cell>
          <table:table-cell office:value-type="float" office:value="-1671" calcext:value-type="float">
            <text:p>-1671</text:p>
          </table:table-cell>
          <table:table-cell office:value-type="float" office:value="-8.38" calcext:value-type="float">
            <text:p>-8.38</text:p>
          </table:table-cell>
          <table:table-cell table:number-columns-repeated="2" office:value-type="float" office:value="-125.7" calcext:value-type="float">
            <text:p>-125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5.7" calcext:value-type="float">
            <text:p>-12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88271" calcext:value-type="float">
            <text:p>25688271</text:p>
          </table:table-cell>
          <table:table-cell office:value-type="float" office:value="-8.33" calcext:value-type="float">
            <text:p>-8.33</text:p>
          </table:table-cell>
          <table:table-cell office:value-type="float" office:value="2.08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float" office:value="-1675" calcext:value-type="float">
            <text:p>-1675</text:p>
          </table:table-cell>
          <table:table-cell office:value-type="float" office:value="-8.33" calcext:value-type="float">
            <text:p>-8.33</text:p>
          </table:table-cell>
          <table:table-cell table:number-columns-repeated="2" office:value-type="float" office:value="-124.99" calcext:value-type="float">
            <text:p>-124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4.99" calcext:value-type="float">
            <text:p>-124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2268" calcext:value-type="float">
            <text:p>25692268</text:p>
          </table:table-cell>
          <table:table-cell office:value-type="float" office:value="-8.47" calcext:value-type="float">
            <text:p>-8.47</text:p>
          </table:table-cell>
          <table:table-cell office:value-type="float" office:value="-22.8" calcext:value-type="float">
            <text:p>-22.8</text:p>
          </table:table-cell>
          <table:table-cell office:value-type="float" office:value="1" calcext:value-type="float">
            <text:p>1</text:p>
          </table:table-cell>
          <table:table-cell office:value-type="float" office:value="-1664" calcext:value-type="float">
            <text:p>-1664</text:p>
          </table:table-cell>
          <table:table-cell office:value-type="float" office:value="-8.47" calcext:value-type="float">
            <text:p>-8.47</text:p>
          </table:table-cell>
          <table:table-cell table:number-columns-repeated="2" office:value-type="float" office:value="-127.09" calcext:value-type="float">
            <text:p>-127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7.09" calcext:value-type="float">
            <text:p>-127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6265" calcext:value-type="float">
            <text:p>25696265</text:p>
          </table:table-cell>
          <table:table-cell office:value-type="float" office:value="-8.42" calcext:value-type="float">
            <text:p>-8.42</text:p>
          </table:table-cell>
          <table:table-cell office:value-type="float" office:value="-9.27" calcext:value-type="float">
            <text:p>-9.27</text:p>
          </table:table-cell>
          <table:table-cell office:value-type="float" office:value="1" calcext:value-type="float">
            <text:p>1</text:p>
          </table:table-cell>
          <table:table-cell office:value-type="float" office:value="-1668" calcext:value-type="float">
            <text:p>-1668</text:p>
          </table:table-cell>
          <table:table-cell office:value-type="float" office:value="-8.42" calcext:value-type="float">
            <text:p>-8.42</text:p>
          </table:table-cell>
          <table:table-cell table:number-columns-repeated="2" office:value-type="float" office:value="-126.35" calcext:value-type="float">
            <text:p>-126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6.35" calcext:value-type="float">
            <text:p>-126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00294" calcext:value-type="float">
            <text:p>25700294</text:p>
          </table:table-cell>
          <table:table-cell office:value-type="float" office:value="-8.37" calcext:value-type="float">
            <text:p>-8.3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1672" calcext:value-type="float">
            <text:p>-1672</text:p>
          </table:table-cell>
          <table:table-cell office:value-type="float" office:value="-8.37" calcext:value-type="float">
            <text:p>-8.37</text:p>
          </table:table-cell>
          <table:table-cell table:number-columns-repeated="2" office:value-type="float" office:value="-125.52" calcext:value-type="float">
            <text:p>-125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5.52" calcext:value-type="float">
            <text:p>-125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04271" calcext:value-type="float">
            <text:p>25704271</text:p>
          </table:table-cell>
          <table:table-cell office:value-type="float" office:value="-8.39" calcext:value-type="float">
            <text:p>-8.39</text:p>
          </table:table-cell>
          <table:table-cell office:value-type="float" office:value="-5.53" calcext:value-type="float">
            <text:p>-5.53</text:p>
          </table:table-cell>
          <table:table-cell office:value-type="float" office:value="1" calcext:value-type="float">
            <text:p>1</text:p>
          </table:table-cell>
          <table:table-cell office:value-type="float" office:value="-1670" calcext:value-type="float">
            <text:p>-1670</text:p>
          </table:table-cell>
          <table:table-cell office:value-type="float" office:value="-8.39" calcext:value-type="float">
            <text:p>-8.39</text:p>
          </table:table-cell>
          <table:table-cell table:number-columns-repeated="2" office:value-type="float" office:value="-125.84" calcext:value-type="float">
            <text:p>-125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5.84" calcext:value-type="float">
            <text:p>-12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0427" calcext:value-type="float">
            <text:p>25710427</text:p>
          </table:table-cell>
          <table:table-cell office:value-type="float" office:value="-8.44" calcext:value-type="float">
            <text:p>-8.44</text:p>
          </table:table-cell>
          <table:table-cell office:value-type="float" office:value="-19.66" calcext:value-type="float">
            <text:p>-19.66</text:p>
          </table:table-cell>
          <table:table-cell office:value-type="float" office:value="1" calcext:value-type="float">
            <text:p>1</text:p>
          </table:table-cell>
          <table:table-cell office:value-type="float" office:value="-1666" calcext:value-type="float">
            <text:p>-1666</text:p>
          </table:table-cell>
          <table:table-cell office:value-type="float" office:value="-8.44" calcext:value-type="float">
            <text:p>-8.44</text:p>
          </table:table-cell>
          <table:table-cell table:number-columns-repeated="2" office:value-type="float" office:value="-126.62" calcext:value-type="float">
            <text:p>-126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6.62" calcext:value-type="float">
            <text:p>-126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4248" calcext:value-type="float">
            <text:p>25714248</text:p>
          </table:table-cell>
          <table:table-cell office:value-type="float" office:value="-8.26" calcext:value-type="float">
            <text:p>-8.26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-1680" calcext:value-type="float">
            <text:p>-1680</text:p>
          </table:table-cell>
          <table:table-cell office:value-type="float" office:value="-8.26" calcext:value-type="float">
            <text:p>-8.26</text:p>
          </table:table-cell>
          <table:table-cell table:number-columns-repeated="2" office:value-type="float" office:value="-123.91" calcext:value-type="float">
            <text:p>-123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3.91" calcext:value-type="float">
            <text:p>-123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8571" calcext:value-type="float">
            <text:p>25718571</text:p>
          </table:table-cell>
          <table:table-cell office:value-type="float" office:value="-8.22" calcext:value-type="float">
            <text:p>-8.22</text:p>
          </table:table-cell>
          <table:table-cell office:value-type="float" office:value="3.67" calcext:value-type="float">
            <text:p>3.67</text:p>
          </table:table-cell>
          <table:table-cell office:value-type="float" office:value="1" calcext:value-type="float">
            <text:p>1</text:p>
          </table:table-cell>
          <table:table-cell office:value-type="float" office:value="-1683" calcext:value-type="float">
            <text:p>-1683</text:p>
          </table:table-cell>
          <table:table-cell office:value-type="float" office:value="-8.22" calcext:value-type="float">
            <text:p>-8.22</text:p>
          </table:table-cell>
          <table:table-cell table:number-columns-repeated="2" office:value-type="float" office:value="-123.3" calcext:value-type="float">
            <text:p>-123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3.3" calcext:value-type="float">
            <text:p>-12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22351" calcext:value-type="float">
            <text:p>25722351</text:p>
          </table:table-cell>
          <table:table-cell office:value-type="float" office:value="-8.27" calcext:value-type="float">
            <text:p>-8.27</text:p>
          </table:table-cell>
          <table:table-cell office:value-type="float" office:value="-2.74" calcext:value-type="float">
            <text:p>-2.74</text:p>
          </table:table-cell>
          <table:table-cell office:value-type="float" office:value="1" calcext:value-type="float">
            <text:p>1</text:p>
          </table:table-cell>
          <table:table-cell office:value-type="float" office:value="-1679" calcext:value-type="float">
            <text:p>-1679</text:p>
          </table:table-cell>
          <table:table-cell office:value-type="float" office:value="-8.27" calcext:value-type="float">
            <text:p>-8.27</text:p>
          </table:table-cell>
          <table:table-cell table:number-columns-repeated="2" office:value-type="float" office:value="-124.01" calcext:value-type="float">
            <text:p>-124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4.01" calcext:value-type="float">
            <text:p>-124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26740" calcext:value-type="float">
            <text:p>25726740</text:p>
          </table:table-cell>
          <table:table-cell office:value-type="float" office:value="-8.41" calcext:value-type="float">
            <text:p>-8.41</text:p>
          </table:table-cell>
          <table:table-cell office:value-type="float" office:value="-23.15" calcext:value-type="float">
            <text:p>-23.15</text:p>
          </table:table-cell>
          <table:table-cell office:value-type="float" office:value="1" calcext:value-type="float">
            <text:p>1</text:p>
          </table:table-cell>
          <table:table-cell office:value-type="float" office:value="-1669" calcext:value-type="float">
            <text:p>-1669</text:p>
          </table:table-cell>
          <table:table-cell office:value-type="float" office:value="-8.41" calcext:value-type="float">
            <text:p>-8.41</text:p>
          </table:table-cell>
          <table:table-cell table:number-columns-repeated="2" office:value-type="float" office:value="-126.11" calcext:value-type="float">
            <text:p>-126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6.11" calcext:value-type="float">
            <text:p>-126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0511" calcext:value-type="float">
            <text:p>25730511</text:p>
          </table:table-cell>
          <table:table-cell office:value-type="float" office:value="-8.46" calcext:value-type="float">
            <text:p>-8.46</text:p>
          </table:table-cell>
          <table:table-cell office:value-type="float" office:value="-17.97" calcext:value-type="float">
            <text:p>-17.97</text:p>
          </table:table-cell>
          <table:table-cell office:value-type="float" office:value="1" calcext:value-type="float">
            <text:p>1</text:p>
          </table:table-cell>
          <table:table-cell office:value-type="float" office:value="-1665" calcext:value-type="float">
            <text:p>-1665</text:p>
          </table:table-cell>
          <table:table-cell office:value-type="float" office:value="-8.46" calcext:value-type="float">
            <text:p>-8.46</text:p>
          </table:table-cell>
          <table:table-cell table:number-columns-repeated="2" office:value-type="float" office:value="-126.89" calcext:value-type="float">
            <text:p>-126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6.89" calcext:value-type="float">
            <text:p>-126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4954" calcext:value-type="float">
            <text:p>25734954</text:p>
          </table:table-cell>
          <table:table-cell office:value-type="float" office:value="-8.45" calcext:value-type="float">
            <text:p>-8.45</text:p>
          </table:table-cell>
          <table:table-cell office:value-type="float" office:value="-1.98" calcext:value-type="float">
            <text:p>-1.98</text:p>
          </table:table-cell>
          <table:table-cell office:value-type="float" office:value="1" calcext:value-type="float">
            <text:p>1</text:p>
          </table:table-cell>
          <table:table-cell office:value-type="float" office:value="-1666" calcext:value-type="float">
            <text:p>-1666</text:p>
          </table:table-cell>
          <table:table-cell office:value-type="float" office:value="-8.45" calcext:value-type="float">
            <text:p>-8.45</text:p>
          </table:table-cell>
          <table:table-cell table:number-columns-repeated="2" office:value-type="float" office:value="-126.8" calcext:value-type="float">
            <text:p>-12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6.8" calcext:value-type="float">
            <text:p>-12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8785" calcext:value-type="float">
            <text:p>25738785</text:p>
          </table:table-cell>
          <table:table-cell office:value-type="float" office:value="-8.42" calcext:value-type="float">
            <text:p>-8.42</text:p>
          </table:table-cell>
          <table:table-cell office:value-type="float" office:value="1.73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office:value-type="float" office:value="-1668" calcext:value-type="float">
            <text:p>-1668</text:p>
          </table:table-cell>
          <table:table-cell office:value-type="float" office:value="-8.42" calcext:value-type="float">
            <text:p>-8.42</text:p>
          </table:table-cell>
          <table:table-cell table:number-columns-repeated="2" office:value-type="float" office:value="-126.27" calcext:value-type="float">
            <text:p>-126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6.27" calcext:value-type="float">
            <text:p>-126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42920" calcext:value-type="float">
            <text:p>25742920</text:p>
          </table:table-cell>
          <table:table-cell office:value-type="float" office:value="-8.45" calcext:value-type="float">
            <text:p>-8.45</text:p>
          </table:table-cell>
          <table:table-cell office:value-type="float" office:value="-13.22" calcext:value-type="float">
            <text:p>-13.22</text:p>
          </table:table-cell>
          <table:table-cell office:value-type="float" office:value="1" calcext:value-type="float">
            <text:p>1</text:p>
          </table:table-cell>
          <table:table-cell office:value-type="float" office:value="-1666" calcext:value-type="float">
            <text:p>-1666</text:p>
          </table:table-cell>
          <table:table-cell office:value-type="float" office:value="-8.45" calcext:value-type="float">
            <text:p>-8.45</text:p>
          </table:table-cell>
          <table:table-cell table:number-columns-repeated="2" office:value-type="float" office:value="-126.74" calcext:value-type="float">
            <text:p>-126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6.74" calcext:value-type="float">
            <text:p>-126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46825" calcext:value-type="float">
            <text:p>25746825</text:p>
          </table:table-cell>
          <table:table-cell office:value-type="float" office:value="-8.57" calcext:value-type="float">
            <text:p>-8.57</text:p>
          </table:table-cell>
          <table:table-cell office:value-type="float" office:value="-26.72" calcext:value-type="float">
            <text:p>-26.72</text:p>
          </table:table-cell>
          <table:table-cell office:value-type="float" office:value="1" calcext:value-type="float">
            <text:p>1</text:p>
          </table:table-cell>
          <table:table-cell office:value-type="float" office:value="-1657" calcext:value-type="float">
            <text:p>-1657</text:p>
          </table:table-cell>
          <table:table-cell office:value-type="float" office:value="-8.57" calcext:value-type="float">
            <text:p>-8.57</text:p>
          </table:table-cell>
          <table:table-cell table:number-columns-repeated="2" office:value-type="float" office:value="-128.54" calcext:value-type="float">
            <text:p>-128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8.54" calcext:value-type="float">
            <text:p>-128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51100" calcext:value-type="float">
            <text:p>25751100</text:p>
          </table:table-cell>
          <table:table-cell office:value-type="float" office:value="-8.48" calcext:value-type="float">
            <text:p>-8.48</text:p>
          </table:table-cell>
          <table:table-cell office:value-type="float" office:value="3.45" calcext:value-type="float">
            <text:p>3.45</text:p>
          </table:table-cell>
          <table:table-cell office:value-type="float" office:value="1" calcext:value-type="float">
            <text:p>1</text:p>
          </table:table-cell>
          <table:table-cell office:value-type="float" office:value="-1664" calcext:value-type="float">
            <text:p>-1664</text:p>
          </table:table-cell>
          <table:table-cell office:value-type="float" office:value="-8.48" calcext:value-type="float">
            <text:p>-8.48</text:p>
          </table:table-cell>
          <table:table-cell table:number-columns-repeated="2" office:value-type="float" office:value="-127.13" calcext:value-type="float">
            <text:p>-127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7.13" calcext:value-type="float">
            <text:p>-127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54911" calcext:value-type="float">
            <text:p>25754911</text:p>
          </table:table-cell>
          <table:table-cell office:value-type="float" office:value="-8.39" calcext:value-type="float">
            <text:p>-8.39</text:p>
          </table:table-cell>
          <table:table-cell office:value-type="float" office:value="5.15" calcext:value-type="float">
            <text:p>5.15</text:p>
          </table:table-cell>
          <table:table-cell office:value-type="float" office:value="1" calcext:value-type="float">
            <text:p>1</text:p>
          </table:table-cell>
          <table:table-cell office:value-type="float" office:value="-1670" calcext:value-type="float">
            <text:p>-1670</text:p>
          </table:table-cell>
          <table:table-cell office:value-type="float" office:value="-8.39" calcext:value-type="float">
            <text:p>-8.39</text:p>
          </table:table-cell>
          <table:table-cell table:number-columns-repeated="2" office:value-type="float" office:value="-125.83" calcext:value-type="float">
            <text:p>-125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5.83" calcext:value-type="float">
            <text:p>-12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59200" calcext:value-type="float">
            <text:p>25759200</text:p>
          </table:table-cell>
          <table:table-cell office:value-type="float" office:value="-8.44" calcext:value-type="float">
            <text:p>-8.44</text:p>
          </table:table-cell>
          <table:table-cell office:value-type="float" office:value="-15.76" calcext:value-type="float">
            <text:p>-15.76</text:p>
          </table:table-cell>
          <table:table-cell office:value-type="float" office:value="1" calcext:value-type="float">
            <text:p>1</text:p>
          </table:table-cell>
          <table:table-cell office:value-type="float" office:value="-1667" calcext:value-type="float">
            <text:p>-1667</text:p>
          </table:table-cell>
          <table:table-cell office:value-type="float" office:value="-8.44" calcext:value-type="float">
            <text:p>-8.44</text:p>
          </table:table-cell>
          <table:table-cell table:number-columns-repeated="2" office:value-type="float" office:value="-126.58" calcext:value-type="float">
            <text:p>-126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6.58" calcext:value-type="float">
            <text:p>-126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62991" calcext:value-type="float">
            <text:p>25762991</text:p>
          </table:table-cell>
          <table:table-cell office:value-type="float" office:value="-8.48" calcext:value-type="float">
            <text:p>-8.48</text:p>
          </table:table-cell>
          <table:table-cell office:value-type="float" office:value="-20.36" calcext:value-type="float">
            <text:p>-20.36</text:p>
          </table:table-cell>
          <table:table-cell office:value-type="float" office:value="1" calcext:value-type="float">
            <text:p>1</text:p>
          </table:table-cell>
          <table:table-cell office:value-type="float" office:value="-1664" calcext:value-type="float">
            <text:p>-1664</text:p>
          </table:table-cell>
          <table:table-cell office:value-type="float" office:value="-8.48" calcext:value-type="float">
            <text:p>-8.48</text:p>
          </table:table-cell>
          <table:table-cell table:number-columns-repeated="2" office:value-type="float" office:value="-127.17" calcext:value-type="float">
            <text:p>-127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7.17" calcext:value-type="float">
            <text:p>-127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67105" calcext:value-type="float">
            <text:p>25767105</text:p>
          </table:table-cell>
          <table:table-cell office:value-type="float" office:value="-8.39" calcext:value-type="float">
            <text:p>-8.39</text:p>
          </table:table-cell>
          <table:table-cell office:value-type="float" office:value="1.86" calcext:value-type="float">
            <text:p>1.86</text:p>
          </table:table-cell>
          <table:table-cell office:value-type="float" office:value="1" calcext:value-type="float">
            <text:p>1</text:p>
          </table:table-cell>
          <table:table-cell office:value-type="float" office:value="-1670" calcext:value-type="float">
            <text:p>-1670</text:p>
          </table:table-cell>
          <table:table-cell office:value-type="float" office:value="-8.39" calcext:value-type="float">
            <text:p>-8.39</text:p>
          </table:table-cell>
          <table:table-cell table:number-columns-repeated="2" office:value-type="float" office:value="-125.8" calcext:value-type="float">
            <text:p>-12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5.8" calcext:value-type="float">
            <text:p>-12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71534" calcext:value-type="float">
            <text:p>25771534</text:p>
          </table:table-cell>
          <table:table-cell office:value-type="float" office:value="-8.37" calcext:value-type="float">
            <text:p>-8.37</text:p>
          </table:table-cell>
          <table:table-cell office:value-type="float" office:value="-3.2" calcext:value-type="float">
            <text:p>-3.2</text:p>
          </table:table-cell>
          <table:table-cell office:value-type="float" office:value="1" calcext:value-type="float">
            <text:p>1</text:p>
          </table:table-cell>
          <table:table-cell office:value-type="float" office:value="-1672" calcext:value-type="float">
            <text:p>-1672</text:p>
          </table:table-cell>
          <table:table-cell office:value-type="float" office:value="-8.37" calcext:value-type="float">
            <text:p>-8.37</text:p>
          </table:table-cell>
          <table:table-cell table:number-columns-repeated="2" office:value-type="float" office:value="-125.54" calcext:value-type="float">
            <text:p>-125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5.54" calcext:value-type="float">
            <text:p>-125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75943" calcext:value-type="float">
            <text:p>25775943</text:p>
          </table:table-cell>
          <table:table-cell office:value-type="float" office:value="-8.42" calcext:value-type="float">
            <text:p>-8.42</text:p>
          </table:table-cell>
          <table:table-cell office:value-type="float" office:value="-17.48" calcext:value-type="float">
            <text:p>-17.48</text:p>
          </table:table-cell>
          <table:table-cell office:value-type="float" office:value="1" calcext:value-type="float">
            <text:p>1</text:p>
          </table:table-cell>
          <table:table-cell office:value-type="float" office:value="-1668" calcext:value-type="float">
            <text:p>-1668</text:p>
          </table:table-cell>
          <table:table-cell office:value-type="float" office:value="-8.42" calcext:value-type="float">
            <text:p>-8.42</text:p>
          </table:table-cell>
          <table:table-cell table:number-columns-repeated="2" office:value-type="float" office:value="-126.3" calcext:value-type="float">
            <text:p>-12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6.3" calcext:value-type="float">
            <text:p>-12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79711" calcext:value-type="float">
            <text:p>25779711</text:p>
          </table:table-cell>
          <table:table-cell office:value-type="float" office:value="-8.41" calcext:value-type="float">
            <text:p>-8.41</text:p>
          </table:table-cell>
          <table:table-cell office:value-type="float" office:value="-15.93" calcext:value-type="float">
            <text:p>-15.93</text:p>
          </table:table-cell>
          <table:table-cell office:value-type="float" office:value="1" calcext:value-type="float">
            <text:p>1</text:p>
          </table:table-cell>
          <table:table-cell office:value-type="float" office:value="-1669" calcext:value-type="float">
            <text:p>-1669</text:p>
          </table:table-cell>
          <table:table-cell office:value-type="float" office:value="-8.41" calcext:value-type="float">
            <text:p>-8.41</text:p>
          </table:table-cell>
          <table:table-cell table:number-columns-repeated="2" office:value-type="float" office:value="-126.15" calcext:value-type="float">
            <text:p>-126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6.15" calcext:value-type="float">
            <text:p>-126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84220" calcext:value-type="float">
            <text:p>25784220</text:p>
          </table:table-cell>
          <table:table-cell office:value-type="float" office:value="-8.32" calcext:value-type="float">
            <text:p>-8.32</text:p>
          </table:table-cell>
          <table:table-cell office:value-type="float" office:value="1.77" calcext:value-type="float">
            <text:p>1.77</text:p>
          </table:table-cell>
          <table:table-cell office:value-type="float" office:value="1" calcext:value-type="float">
            <text:p>1</text:p>
          </table:table-cell>
          <table:table-cell office:value-type="float" office:value="-1675" calcext:value-type="float">
            <text:p>-1675</text:p>
          </table:table-cell>
          <table:table-cell office:value-type="float" office:value="-8.32" calcext:value-type="float">
            <text:p>-8.32</text:p>
          </table:table-cell>
          <table:table-cell table:number-columns-repeated="2" office:value-type="float" office:value="-124.83" calcext:value-type="float">
            <text:p>-124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4.83" calcext:value-type="float">
            <text:p>-124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87951" calcext:value-type="float">
            <text:p>25787951</text:p>
          </table:table-cell>
          <table:table-cell office:value-type="float" office:value="-8.31" calcext:value-type="float">
            <text:p>-8.31</text:p>
          </table:table-cell>
          <table:table-cell office:value-type="float" office:value="-2.47" calcext:value-type="float">
            <text:p>-2.47</text:p>
          </table:table-cell>
          <table:table-cell office:value-type="float" office:value="1" calcext:value-type="float">
            <text:p>1</text:p>
          </table:table-cell>
          <table:table-cell office:value-type="float" office:value="-1676" calcext:value-type="float">
            <text:p>-1676</text:p>
          </table:table-cell>
          <table:table-cell office:value-type="float" office:value="-8.31" calcext:value-type="float">
            <text:p>-8.31</text:p>
          </table:table-cell>
          <table:table-cell table:number-columns-repeated="2" office:value-type="float" office:value="-124.6" calcext:value-type="float">
            <text:p>-12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4.6" calcext:value-type="float">
            <text:p>-12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92163" calcext:value-type="float">
            <text:p>25792163</text:p>
          </table:table-cell>
          <table:table-cell office:value-type="float" office:value="-8.4" calcext:value-type="float">
            <text:p>-8.4</text:p>
          </table:table-cell>
          <table:table-cell office:value-type="float" office:value="-19.55" calcext:value-type="float">
            <text:p>-19.55</text:p>
          </table:table-cell>
          <table:table-cell office:value-type="float" office:value="1" calcext:value-type="float">
            <text:p>1</text:p>
          </table:table-cell>
          <table:table-cell office:value-type="float" office:value="-1670" calcext:value-type="float">
            <text:p>-1670</text:p>
          </table:table-cell>
          <table:table-cell office:value-type="float" office:value="-8.4" calcext:value-type="float">
            <text:p>-8.4</text:p>
          </table:table-cell>
          <table:table-cell table:number-columns-repeated="2" office:value-type="float" office:value="-125.96" calcext:value-type="float">
            <text:p>-125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5.96" calcext:value-type="float">
            <text:p>-12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96125" calcext:value-type="float">
            <text:p>25796125</text:p>
          </table:table-cell>
          <table:table-cell office:value-type="float" office:value="-8.31" calcext:value-type="float">
            <text:p>-8.31</text:p>
          </table:table-cell>
          <table:table-cell office:value-type="float" office:value="-9.38" calcext:value-type="float">
            <text:p>-9.38</text:p>
          </table:table-cell>
          <table:table-cell office:value-type="float" office:value="1" calcext:value-type="float">
            <text:p>1</text:p>
          </table:table-cell>
          <table:table-cell office:value-type="float" office:value="-1676" calcext:value-type="float">
            <text:p>-1676</text:p>
          </table:table-cell>
          <table:table-cell office:value-type="float" office:value="-8.31" calcext:value-type="float">
            <text:p>-8.31</text:p>
          </table:table-cell>
          <table:table-cell table:number-columns-repeated="2" office:value-type="float" office:value="-124.72" calcext:value-type="float">
            <text:p>-124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4.72" calcext:value-type="float">
            <text:p>-12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00468" calcext:value-type="float">
            <text:p>25800468</text:p>
          </table:table-cell>
          <table:table-cell office:value-type="float" office:value="-8.19" calcext:value-type="float">
            <text:p>-8.19</text:p>
          </table:table-cell>
          <table:table-cell office:value-type="float" office:value="6.89" calcext:value-type="float">
            <text:p>6.89</text:p>
          </table:table-cell>
          <table:table-cell office:value-type="float" office:value="1" calcext:value-type="float">
            <text:p>1</text:p>
          </table:table-cell>
          <table:table-cell office:value-type="float" office:value="-1686" calcext:value-type="float">
            <text:p>-1686</text:p>
          </table:table-cell>
          <table:table-cell office:value-type="float" office:value="-8.19" calcext:value-type="float">
            <text:p>-8.19</text:p>
          </table:table-cell>
          <table:table-cell table:number-columns-repeated="2" office:value-type="float" office:value="-122.78" calcext:value-type="float">
            <text:p>-122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2.78" calcext:value-type="float">
            <text:p>-12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04271" calcext:value-type="float">
            <text:p>25804271</text:p>
          </table:table-cell>
          <table:table-cell office:value-type="float" office:value="-8.2" calcext:value-type="float">
            <text:p>-8.2</text:p>
          </table:table-cell>
          <table:table-cell office:value-type="float" office:value="-6.4" calcext:value-type="float">
            <text:p>-6.4</text:p>
          </table:table-cell>
          <table:table-cell office:value-type="float" office:value="1" calcext:value-type="float">
            <text:p>1</text:p>
          </table:table-cell>
          <table:table-cell office:value-type="float" office:value="-1685" calcext:value-type="float">
            <text:p>-1685</text:p>
          </table:table-cell>
          <table:table-cell office:value-type="float" office:value="-8.2" calcext:value-type="float">
            <text:p>-8.2</text:p>
          </table:table-cell>
          <table:table-cell table:number-columns-repeated="2" office:value-type="float" office:value="-122.98" calcext:value-type="float">
            <text:p>-122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2.98" calcext:value-type="float">
            <text:p>-122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08668" calcext:value-type="float">
            <text:p>25808668</text:p>
          </table:table-cell>
          <table:table-cell office:value-type="float" office:value="-8.39" calcext:value-type="float">
            <text:p>-8.39</text:p>
          </table:table-cell>
          <table:table-cell office:value-type="float" office:value="-30.04" calcext:value-type="float">
            <text:p>-30.04</text:p>
          </table:table-cell>
          <table:table-cell office:value-type="float" office:value="1" calcext:value-type="float">
            <text:p>1</text:p>
          </table:table-cell>
          <table:table-cell office:value-type="float" office:value="-1670" calcext:value-type="float">
            <text:p>-1670</text:p>
          </table:table-cell>
          <table:table-cell office:value-type="float" office:value="-8.39" calcext:value-type="float">
            <text:p>-8.39</text:p>
          </table:table-cell>
          <table:table-cell table:number-columns-repeated="2" office:value-type="float" office:value="-125.82" calcext:value-type="float">
            <text:p>-125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5.82" calcext:value-type="float">
            <text:p>-125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2611" calcext:value-type="float">
            <text:p>25812611</text:p>
          </table:table-cell>
          <table:table-cell office:value-type="float" office:value="-8.22" calcext:value-type="float">
            <text:p>-8.22</text:p>
          </table:table-cell>
          <table:table-cell office:value-type="float" office:value="-0.04" calcext:value-type="float">
            <text:p>-0.04</text:p>
          </table:table-cell>
          <table:table-cell office:value-type="float" office:value="1" calcext:value-type="float">
            <text:p>1</text:p>
          </table:table-cell>
          <table:table-cell office:value-type="float" office:value="-1683" calcext:value-type="float">
            <text:p>-1683</text:p>
          </table:table-cell>
          <table:table-cell office:value-type="float" office:value="-8.22" calcext:value-type="float">
            <text:p>-8.22</text:p>
          </table:table-cell>
          <table:table-cell table:number-columns-repeated="2" office:value-type="float" office:value="-123.34" calcext:value-type="float">
            <text:p>-123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3.34" calcext:value-type="float">
            <text:p>-123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6940" calcext:value-type="float">
            <text:p>25816940</text:p>
          </table:table-cell>
          <table:table-cell office:value-type="float" office:value="-8.07" calcext:value-type="float">
            <text:p>-8.07</text:p>
          </table:table-cell>
          <table:table-cell office:value-type="float" office:value="8.37" calcext:value-type="float">
            <text:p>8.37</text:p>
          </table:table-cell>
          <table:table-cell office:value-type="float" office:value="1" calcext:value-type="float">
            <text:p>1</text:p>
          </table:table-cell>
          <table:table-cell office:value-type="float" office:value="-1695" calcext:value-type="float">
            <text:p>-1695</text:p>
          </table:table-cell>
          <table:table-cell office:value-type="float" office:value="-8.07" calcext:value-type="float">
            <text:p>-8.07</text:p>
          </table:table-cell>
          <table:table-cell table:number-columns-repeated="2" office:value-type="float" office:value="-121" calcext:value-type="float">
            <text:p>-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0691" calcext:value-type="float">
            <text:p>25820691</text:p>
          </table:table-cell>
          <table:table-cell office:value-type="float" office:value="-8.15" calcext:value-type="float">
            <text:p>-8.15</text:p>
          </table:table-cell>
          <table:table-cell office:value-type="float" office:value="-12.28" calcext:value-type="float">
            <text:p>-12.28</text:p>
          </table:table-cell>
          <table:table-cell office:value-type="float" office:value="1" calcext:value-type="float">
            <text:p>1</text:p>
          </table:table-cell>
          <table:table-cell office:value-type="float" office:value="-1688" calcext:value-type="float">
            <text:p>-1688</text:p>
          </table:table-cell>
          <table:table-cell office:value-type="float" office:value="-8.15" calcext:value-type="float">
            <text:p>-8.15</text:p>
          </table:table-cell>
          <table:table-cell table:number-columns-repeated="2" office:value-type="float" office:value="-122.27" calcext:value-type="float">
            <text:p>-122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2.27" calcext:value-type="float">
            <text:p>-122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5060" calcext:value-type="float">
            <text:p>25825060</text:p>
          </table:table-cell>
          <table:table-cell office:value-type="float" office:value="-8.31" calcext:value-type="float">
            <text:p>-8.31</text:p>
          </table:table-cell>
          <table:table-cell office:value-type="float" office:value="-25.09" calcext:value-type="float">
            <text:p>-25.09</text:p>
          </table:table-cell>
          <table:table-cell office:value-type="float" office:value="1" calcext:value-type="float">
            <text:p>1</text:p>
          </table:table-cell>
          <table:table-cell office:value-type="float" office:value="-1676" calcext:value-type="float">
            <text:p>-1676</text:p>
          </table:table-cell>
          <table:table-cell office:value-type="float" office:value="-8.31" calcext:value-type="float">
            <text:p>-8.31</text:p>
          </table:table-cell>
          <table:table-cell table:number-columns-repeated="2" office:value-type="float" office:value="-124.69" calcext:value-type="float">
            <text:p>-124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4.69" calcext:value-type="float">
            <text:p>-124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8851" calcext:value-type="float">
            <text:p>25828851</text:p>
          </table:table-cell>
          <table:table-cell office:value-type="float" office:value="-8.16" calcext:value-type="float">
            <text:p>-8.16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-1687" calcext:value-type="float">
            <text:p>-1687</text:p>
          </table:table-cell>
          <table:table-cell office:value-type="float" office:value="-8.16" calcext:value-type="float">
            <text:p>-8.16</text:p>
          </table:table-cell>
          <table:table-cell table:number-columns-repeated="2" office:value-type="float" office:value="-122.47" calcext:value-type="float">
            <text:p>-122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2.47" calcext:value-type="float">
            <text:p>-122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3114" calcext:value-type="float">
            <text:p>25833114</text:p>
          </table:table-cell>
          <table:table-cell office:value-type="float" office:value="-7.98" calcext:value-type="float">
            <text:p>-7.98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  <table:table-cell office:value-type="float" office:value="-1701" calcext:value-type="float">
            <text:p>-1701</text:p>
          </table:table-cell>
          <table:table-cell office:value-type="float" office:value="-7.98" calcext:value-type="float">
            <text:p>-7.98</text:p>
          </table:table-cell>
          <table:table-cell table:number-columns-repeated="2" office:value-type="float" office:value="-119.77" calcext:value-type="float">
            <text:p>-119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9.77" calcext:value-type="float">
            <text:p>-11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6940" calcext:value-type="float">
            <text:p>25836940</text:p>
          </table:table-cell>
          <table:table-cell office:value-type="float" office:value="-8.09" calcext:value-type="float">
            <text:p>-8.09</text:p>
          </table:table-cell>
          <table:table-cell office:value-type="float" office:value="-13.88" calcext:value-type="float">
            <text:p>-13.88</text:p>
          </table:table-cell>
          <table:table-cell office:value-type="float" office:value="1" calcext:value-type="float">
            <text:p>1</text:p>
          </table:table-cell>
          <table:table-cell office:value-type="float" office:value="-1692" calcext:value-type="float">
            <text:p>-1692</text:p>
          </table:table-cell>
          <table:table-cell office:value-type="float" office:value="-8.09" calcext:value-type="float">
            <text:p>-8.09</text:p>
          </table:table-cell>
          <table:table-cell table:number-columns-repeated="2" office:value-type="float" office:value="-121.42" calcext:value-type="float">
            <text:p>-121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1.42" calcext:value-type="float">
            <text:p>-12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1200" calcext:value-type="float">
            <text:p>25841200</text:p>
          </table:table-cell>
          <table:table-cell office:value-type="float" office:value="-8.27" calcext:value-type="float">
            <text:p>-8.27</text:p>
          </table:table-cell>
          <table:table-cell office:value-type="float" office:value="-26.07" calcext:value-type="float">
            <text:p>-26.07</text:p>
          </table:table-cell>
          <table:table-cell office:value-type="float" office:value="1" calcext:value-type="float">
            <text:p>1</text:p>
          </table:table-cell>
          <table:table-cell office:value-type="float" office:value="-1679" calcext:value-type="float">
            <text:p>-1679</text:p>
          </table:table-cell>
          <table:table-cell office:value-type="float" office:value="-8.27" calcext:value-type="float">
            <text:p>-8.27</text:p>
          </table:table-cell>
          <table:table-cell table:number-columns-repeated="2" office:value-type="float" office:value="-124.02" calcext:value-type="float">
            <text:p>-124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4.02" calcext:value-type="float">
            <text:p>-124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4991" calcext:value-type="float">
            <text:p>25844991</text:p>
          </table:table-cell>
          <table:table-cell office:value-type="float" office:value="-8.1" calcext:value-type="float">
            <text:p>-8.1</text:p>
          </table:table-cell>
          <table:table-cell office:value-type="float" office:value="4.64" calcext:value-type="float">
            <text:p>4.64</text:p>
          </table:table-cell>
          <table:table-cell office:value-type="float" office:value="1" calcext:value-type="float">
            <text:p>1</text:p>
          </table:table-cell>
          <table:table-cell office:value-type="float" office:value="-1692" calcext:value-type="float">
            <text:p>-1692</text:p>
          </table:table-cell>
          <table:table-cell office:value-type="float" office:value="-8.1" calcext:value-type="float">
            <text:p>-8.1</text:p>
          </table:table-cell>
          <table:table-cell table:number-columns-repeated="2" office:value-type="float" office:value="-121.48" calcext:value-type="float">
            <text:p>-121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1.48" calcext:value-type="float">
            <text:p>-12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50054" calcext:value-type="float">
            <text:p>25850054</text:p>
          </table:table-cell>
          <table:table-cell office:value-type="float" office:value="-7.99" calcext:value-type="float">
            <text:p>-7.99</text:p>
          </table:table-cell>
          <table:table-cell office:value-type="float" office:value="7.34" calcext:value-type="float">
            <text:p>7.34</text:p>
          </table:table-cell>
          <table:table-cell office:value-type="float" office:value="1" calcext:value-type="float">
            <text:p>1</text:p>
          </table:table-cell>
          <table:table-cell office:value-type="float" office:value="-1701" calcext:value-type="float">
            <text:p>-1701</text:p>
          </table:table-cell>
          <table:table-cell office:value-type="float" office:value="-7.99" calcext:value-type="float">
            <text:p>-7.99</text:p>
          </table:table-cell>
          <table:table-cell table:number-columns-repeated="2" office:value-type="float" office:value="-119.78" calcext:value-type="float">
            <text:p>-119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9.78" calcext:value-type="float">
            <text:p>-119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54040" calcext:value-type="float">
            <text:p>25854040</text:p>
          </table:table-cell>
          <table:table-cell office:value-type="float" office:value="-8.12" calcext:value-type="float">
            <text:p>-8.12</text:p>
          </table:table-cell>
          <table:table-cell office:value-type="float" office:value="-17.7" calcext:value-type="float">
            <text:p>-17.7</text:p>
          </table:table-cell>
          <table:table-cell office:value-type="float" office:value="1" calcext:value-type="float">
            <text:p>1</text:p>
          </table:table-cell>
          <table:table-cell office:value-type="float" office:value="-1690" calcext:value-type="float">
            <text:p>-1690</text:p>
          </table:table-cell>
          <table:table-cell office:value-type="float" office:value="-8.12" calcext:value-type="float">
            <text:p>-8.12</text:p>
          </table:table-cell>
          <table:table-cell table:number-columns-repeated="2" office:value-type="float" office:value="-121.86" calcext:value-type="float">
            <text:p>-121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1.86" calcext:value-type="float">
            <text:p>-12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58320" calcext:value-type="float">
            <text:p>25858320</text:p>
          </table:table-cell>
          <table:table-cell office:value-type="float" office:value="-8.28" calcext:value-type="float">
            <text:p>-8.28</text:p>
          </table:table-cell>
          <table:table-cell office:value-type="float" office:value="-25.71" calcext:value-type="float">
            <text:p>-25.71</text:p>
          </table:table-cell>
          <table:table-cell office:value-type="float" office:value="1" calcext:value-type="float">
            <text:p>1</text:p>
          </table:table-cell>
          <table:table-cell office:value-type="float" office:value="-1678" calcext:value-type="float">
            <text:p>-1678</text:p>
          </table:table-cell>
          <table:table-cell office:value-type="float" office:value="-8.28" calcext:value-type="float">
            <text:p>-8.28</text:p>
          </table:table-cell>
          <table:table-cell table:number-columns-repeated="2" office:value-type="float" office:value="-124.26" calcext:value-type="float">
            <text:p>-124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4.26" calcext:value-type="float">
            <text:p>-124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62131" calcext:value-type="float">
            <text:p>25862131</text:p>
          </table:table-cell>
          <table:table-cell office:value-type="float" office:value="-8.15" calcext:value-type="float">
            <text:p>-8.15</text:p>
          </table:table-cell>
          <table:table-cell office:value-type="float" office:value="-1.45" calcext:value-type="float">
            <text:p>-1.45</text:p>
          </table:table-cell>
          <table:table-cell office:value-type="float" office:value="1" calcext:value-type="float">
            <text:p>1</text:p>
          </table:table-cell>
          <table:table-cell office:value-type="float" office:value="-1688" calcext:value-type="float">
            <text:p>-1688</text:p>
          </table:table-cell>
          <table:table-cell office:value-type="float" office:value="-8.15" calcext:value-type="float">
            <text:p>-8.15</text:p>
          </table:table-cell>
          <table:table-cell table:number-columns-repeated="2" office:value-type="float" office:value="-122.26" calcext:value-type="float">
            <text:p>-122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2.26" calcext:value-type="float">
            <text:p>-122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66631" calcext:value-type="float">
            <text:p>25866631</text:p>
          </table:table-cell>
          <table:table-cell office:value-type="float" office:value="-7.92" calcext:value-type="float">
            <text:p>-7.92</text:p>
          </table:table-cell>
          <table:table-cell office:value-type="float" office:value="13.77" calcext:value-type="float">
            <text:p>13.77</text:p>
          </table:table-cell>
          <table:table-cell office:value-type="float" office:value="1" calcext:value-type="float">
            <text:p>1</text:p>
          </table:table-cell>
          <table:table-cell office:value-type="float" office:value="-1706" calcext:value-type="float">
            <text:p>-1706</text:p>
          </table:table-cell>
          <table:table-cell office:value-type="float" office:value="-7.92" calcext:value-type="float">
            <text:p>-7.92</text:p>
          </table:table-cell>
          <table:table-cell table:number-columns-repeated="2" office:value-type="float" office:value="-118.78" calcext:value-type="float">
            <text:p>-118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8.78" calcext:value-type="float">
            <text:p>-118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70291" calcext:value-type="float">
            <text:p>25870291</text:p>
          </table:table-cell>
          <table:table-cell office:value-type="float" office:value="-7.97" calcext:value-type="float">
            <text:p>-7.97</text:p>
          </table:table-cell>
          <table:table-cell office:value-type="float" office:value="-8.86" calcext:value-type="float">
            <text:p>-8.86</text:p>
          </table:table-cell>
          <table:table-cell office:value-type="float" office:value="1" calcext:value-type="float">
            <text:p>1</text:p>
          </table:table-cell>
          <table:table-cell office:value-type="float" office:value="-1702" calcext:value-type="float">
            <text:p>-1702</text:p>
          </table:table-cell>
          <table:table-cell office:value-type="float" office:value="-7.97" calcext:value-type="float">
            <text:p>-7.97</text:p>
          </table:table-cell>
          <table:table-cell table:number-columns-repeated="2" office:value-type="float" office:value="-119.5" calcext:value-type="float">
            <text:p>-11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9.5" calcext:value-type="float">
            <text:p>-11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74674" calcext:value-type="float">
            <text:p>25874674</text:p>
          </table:table-cell>
          <table:table-cell office:value-type="float" office:value="-8.13" calcext:value-type="float">
            <text:p>-8.13</text:p>
          </table:table-cell>
          <table:table-cell office:value-type="float" office:value="-24.6" calcext:value-type="float">
            <text:p>-24.6</text:p>
          </table:table-cell>
          <table:table-cell office:value-type="float" office:value="1" calcext:value-type="float">
            <text:p>1</text:p>
          </table:table-cell>
          <table:table-cell office:value-type="float" office:value="-1690" calcext:value-type="float">
            <text:p>-1690</text:p>
          </table:table-cell>
          <table:table-cell office:value-type="float" office:value="-8.13" calcext:value-type="float">
            <text:p>-8.13</text:p>
          </table:table-cell>
          <table:table-cell table:number-columns-repeated="2" office:value-type="float" office:value="-121.91" calcext:value-type="float">
            <text:p>-121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1.91" calcext:value-type="float">
            <text:p>-121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78422" calcext:value-type="float">
            <text:p>25878422</text:p>
          </table:table-cell>
          <table:table-cell office:value-type="float" office:value="-7.95" calcext:value-type="float">
            <text:p>-7.95</text:p>
          </table:table-cell>
          <table:table-cell office:value-type="float" office:value="5.79" calcext:value-type="float">
            <text:p>5.79</text:p>
          </table:table-cell>
          <table:table-cell office:value-type="float" office:value="1" calcext:value-type="float">
            <text:p>1</text:p>
          </table:table-cell>
          <table:table-cell office:value-type="float" office:value="-1703" calcext:value-type="float">
            <text:p>-1703</text:p>
          </table:table-cell>
          <table:table-cell office:value-type="float" office:value="-7.95" calcext:value-type="float">
            <text:p>-7.95</text:p>
          </table:table-cell>
          <table:table-cell table:number-columns-repeated="2" office:value-type="float" office:value="-119.24" calcext:value-type="float">
            <text:p>-119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9.24" calcext:value-type="float">
            <text:p>-11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82900" calcext:value-type="float">
            <text:p>25882900</text:p>
          </table:table-cell>
          <table:table-cell office:value-type="float" office:value="-7.75" calcext:value-type="float">
            <text:p>-7.75</text:p>
          </table:table-cell>
          <table:table-cell office:value-type="float" office:value="12.46" calcext:value-type="float">
            <text:p>12.46</text:p>
          </table:table-cell>
          <table:table-cell office:value-type="float" office:value="1" calcext:value-type="float">
            <text:p>1</text:p>
          </table:table-cell>
          <table:table-cell office:value-type="float" office:value="-1718" calcext:value-type="float">
            <text:p>-1718</text:p>
          </table:table-cell>
          <table:table-cell office:value-type="float" office:value="-7.75" calcext:value-type="float">
            <text:p>-7.75</text:p>
          </table:table-cell>
          <table:table-cell table:number-columns-repeated="2" office:value-type="float" office:value="-116.28" calcext:value-type="float">
            <text:p>-116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6.28" calcext:value-type="float">
            <text:p>-11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86591" calcext:value-type="float">
            <text:p>25886591</text:p>
          </table:table-cell>
          <table:table-cell office:value-type="float" office:value="-7.85" calcext:value-type="float">
            <text:p>-7.85</text:p>
          </table:table-cell>
          <table:table-cell office:value-type="float" office:value="-12.38" calcext:value-type="float">
            <text:p>-12.38</text:p>
          </table:table-cell>
          <table:table-cell office:value-type="float" office:value="1" calcext:value-type="float">
            <text:p>1</text:p>
          </table:table-cell>
          <table:table-cell office:value-type="float" office:value="-1711" calcext:value-type="float">
            <text:p>-1711</text:p>
          </table:table-cell>
          <table:table-cell office:value-type="float" office:value="-7.85" calcext:value-type="float">
            <text:p>-7.85</text:p>
          </table:table-cell>
          <table:table-cell table:number-columns-repeated="2" office:value-type="float" office:value="-117.68" calcext:value-type="float">
            <text:p>-117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7.68" calcext:value-type="float">
            <text:p>-117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90854" calcext:value-type="float">
            <text:p>25890854</text:p>
          </table:table-cell>
          <table:table-cell office:value-type="float" office:value="-8.04" calcext:value-type="float">
            <text:p>-8.04</text:p>
          </table:table-cell>
          <table:table-cell office:value-type="float" office:value="-27.6" calcext:value-type="float">
            <text:p>-27.6</text:p>
          </table:table-cell>
          <table:table-cell office:value-type="float" office:value="1" calcext:value-type="float">
            <text:p>1</text:p>
          </table:table-cell>
          <table:table-cell office:value-type="float" office:value="-1697" calcext:value-type="float">
            <text:p>-1697</text:p>
          </table:table-cell>
          <table:table-cell office:value-type="float" office:value="-8.04" calcext:value-type="float">
            <text:p>-8.04</text:p>
          </table:table-cell>
          <table:table-cell table:number-columns-repeated="2" office:value-type="float" office:value="-120.58" calcext:value-type="float">
            <text:p>-120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0.58" calcext:value-type="float">
            <text:p>-12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94788" calcext:value-type="float">
            <text:p>25894788</text:p>
          </table:table-cell>
          <table:table-cell office:value-type="float" office:value="-7.96" calcext:value-type="float">
            <text:p>-7.96</text:p>
          </table:table-cell>
          <table:table-cell office:value-type="float" office:value="-2.11" calcext:value-type="float">
            <text:p>-2.11</text:p>
          </table:table-cell>
          <table:table-cell office:value-type="float" office:value="1" calcext:value-type="float">
            <text:p>1</text:p>
          </table:table-cell>
          <table:table-cell office:value-type="float" office:value="-1702" calcext:value-type="float">
            <text:p>-1702</text:p>
          </table:table-cell>
          <table:table-cell office:value-type="float" office:value="-7.96" calcext:value-type="float">
            <text:p>-7.96</text:p>
          </table:table-cell>
          <table:table-cell table:number-columns-repeated="2" office:value-type="float" office:value="-119.44" calcext:value-type="float">
            <text:p>-119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9.44" calcext:value-type="float">
            <text:p>-11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99280" calcext:value-type="float">
            <text:p>25899280</text:p>
          </table:table-cell>
          <table:table-cell office:value-type="float" office:value="-7.78" calcext:value-type="float">
            <text:p>-7.78</text:p>
          </table:table-cell>
          <table:table-cell office:value-type="float" office:value="10.97" calcext:value-type="float">
            <text:p>10.97</text:p>
          </table:table-cell>
          <table:table-cell office:value-type="float" office:value="1" calcext:value-type="float">
            <text:p>1</text:p>
          </table:table-cell>
          <table:table-cell office:value-type="float" office:value="-1716" calcext:value-type="float">
            <text:p>-1716</text:p>
          </table:table-cell>
          <table:table-cell office:value-type="float" office:value="-7.78" calcext:value-type="float">
            <text:p>-7.78</text:p>
          </table:table-cell>
          <table:table-cell table:number-columns-repeated="2" office:value-type="float" office:value="-116.73" calcext:value-type="float">
            <text:p>-116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6.73" calcext:value-type="float">
            <text:p>-116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03031" calcext:value-type="float">
            <text:p>25903031</text:p>
          </table:table-cell>
          <table:table-cell office:value-type="float" office:value="-7.8" calcext:value-type="float">
            <text:p>-7.8</text:p>
          </table:table-cell>
          <table:table-cell office:value-type="float" office:value="-4.13" calcext:value-type="float">
            <text:p>-4.13</text:p>
          </table:table-cell>
          <table:table-cell office:value-type="float" office:value="1" calcext:value-type="float">
            <text:p>1</text:p>
          </table:table-cell>
          <table:table-cell office:value-type="float" office:value="-1714" calcext:value-type="float">
            <text:p>-1714</text:p>
          </table:table-cell>
          <table:table-cell office:value-type="float" office:value="-7.8" calcext:value-type="float">
            <text:p>-7.8</text:p>
          </table:table-cell>
          <table:table-cell table:number-columns-repeated="2" office:value-type="float" office:value="-117.05" calcext:value-type="float">
            <text:p>-11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7.05" calcext:value-type="float">
            <text:p>-117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39265" calcext:value-type="float">
            <text:p>25939265</text:p>
          </table:table-cell>
          <table:table-cell office:value-type="float" office:value="-8.25" calcext:value-type="float">
            <text:p>-8.25</text:p>
          </table:table-cell>
          <table:table-cell office:value-type="float" office:value="-27.31" calcext:value-type="float">
            <text:p>-27.31</text:p>
          </table:table-cell>
          <table:table-cell office:value-type="float" office:value="1" calcext:value-type="float">
            <text:p>1</text:p>
          </table:table-cell>
          <table:table-cell office:value-type="float" office:value="-1681" calcext:value-type="float">
            <text:p>-1681</text:p>
          </table:table-cell>
          <table:table-cell office:value-type="float" office:value="-8.25" calcext:value-type="float">
            <text:p>-8.25</text:p>
          </table:table-cell>
          <table:table-cell table:number-columns-repeated="2" office:value-type="float" office:value="-123.75" calcext:value-type="float">
            <text:p>-123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3.75" calcext:value-type="float">
            <text:p>-12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43591" calcext:value-type="float">
            <text:p>25943591</text:p>
          </table:table-cell>
          <table:table-cell office:value-type="float" office:value="-8.62" calcext:value-type="float">
            <text:p>-8.62</text:p>
          </table:table-cell>
          <table:table-cell office:value-type="float" office:value="-20.19" calcext:value-type="float">
            <text:p>-20.19</text:p>
          </table:table-cell>
          <table:table-cell office:value-type="float" office:value="1" calcext:value-type="float">
            <text:p>1</text:p>
          </table:table-cell>
          <table:table-cell office:value-type="float" office:value="-1653" calcext:value-type="float">
            <text:p>-1653</text:p>
          </table:table-cell>
          <table:table-cell office:value-type="float" office:value="-8.62" calcext:value-type="float">
            <text:p>-8.62</text:p>
          </table:table-cell>
          <table:table-cell table:number-columns-repeated="2" office:value-type="float" office:value="-129.26" calcext:value-type="float">
            <text:p>-129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9.26" calcext:value-type="float">
            <text:p>-129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47960" calcext:value-type="float">
            <text:p>25947960</text:p>
          </table:table-cell>
          <table:table-cell office:value-type="float" office:value="-8.62" calcext:value-type="float">
            <text:p>-8.62</text:p>
          </table:table-cell>
          <table:table-cell office:value-type="float" office:value="14.99" calcext:value-type="float">
            <text:p>14.99</text:p>
          </table:table-cell>
          <table:table-cell office:value-type="float" office:value="1" calcext:value-type="float">
            <text:p>1</text:p>
          </table:table-cell>
          <table:table-cell office:value-type="float" office:value="-1653" calcext:value-type="float">
            <text:p>-1653</text:p>
          </table:table-cell>
          <table:table-cell office:value-type="float" office:value="-8.62" calcext:value-type="float">
            <text:p>-8.62</text:p>
          </table:table-cell>
          <table:table-cell table:number-columns-repeated="2" office:value-type="float" office:value="-129.26" calcext:value-type="float">
            <text:p>-129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9.26" calcext:value-type="float">
            <text:p>-129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51971" calcext:value-type="float">
            <text:p>25951971</text:p>
          </table:table-cell>
          <table:table-cell office:value-type="float" office:value="-8.85" calcext:value-type="float">
            <text:p>-8.85</text:p>
          </table:table-cell>
          <table:table-cell office:value-type="float" office:value="-11.08" calcext:value-type="float">
            <text:p>-11.08</text:p>
          </table:table-cell>
          <table:table-cell office:value-type="float" office:value="1" calcext:value-type="float">
            <text:p>1</text:p>
          </table:table-cell>
          <table:table-cell office:value-type="float" office:value="-1635" calcext:value-type="float">
            <text:p>-1635</text:p>
          </table:table-cell>
          <table:table-cell office:value-type="float" office:value="-8.85" calcext:value-type="float">
            <text:p>-8.85</text:p>
          </table:table-cell>
          <table:table-cell table:number-columns-repeated="2" office:value-type="float" office:value="-132.82" calcext:value-type="float">
            <text:p>-132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2.82" calcext:value-type="float">
            <text:p>-132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56268" calcext:value-type="float">
            <text:p>25956268</text:p>
          </table:table-cell>
          <table:table-cell office:value-type="float" office:value="-9.13" calcext:value-type="float">
            <text:p>-9.13</text:p>
          </table:table-cell>
          <table:table-cell office:value-type="float" office:value="-21.7" calcext:value-type="float">
            <text:p>-21.7</text:p>
          </table:table-cell>
          <table:table-cell office:value-type="float" office:value="1" calcext:value-type="float">
            <text:p>1</text:p>
          </table:table-cell>
          <table:table-cell office:value-type="float" office:value="-1615" calcext:value-type="float">
            <text:p>-1615</text:p>
          </table:table-cell>
          <table:table-cell office:value-type="float" office:value="-9.13" calcext:value-type="float">
            <text:p>-9.13</text:p>
          </table:table-cell>
          <table:table-cell table:number-columns-repeated="2" office:value-type="float" office:value="-136.88" calcext:value-type="float">
            <text:p>-136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6.88" calcext:value-type="float">
            <text:p>-13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0191" calcext:value-type="float">
            <text:p>25960191</text:p>
          </table:table-cell>
          <table:table-cell office:value-type="float" office:value="-8.98" calcext:value-type="float">
            <text:p>-8.98</text:p>
          </table:table-cell>
          <table:table-cell office:value-type="float" office:value="17.28" calcext:value-type="float">
            <text:p>17.28</text:p>
          </table:table-cell>
          <table:table-cell office:value-type="float" office:value="1" calcext:value-type="float">
            <text:p>1</text:p>
          </table:table-cell>
          <table:table-cell office:value-type="float" office:value="-1626" calcext:value-type="float">
            <text:p>-1626</text:p>
          </table:table-cell>
          <table:table-cell office:value-type="float" office:value="-8.98" calcext:value-type="float">
            <text:p>-8.98</text:p>
          </table:table-cell>
          <table:table-cell table:number-columns-repeated="2" office:value-type="float" office:value="-134.69" calcext:value-type="float">
            <text:p>-134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4.69" calcext:value-type="float">
            <text:p>-134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4974" calcext:value-type="float">
            <text:p>25964974</text:p>
          </table:table-cell>
          <table:table-cell office:value-type="float" office:value="-9" calcext:value-type="float">
            <text:p>-9</text:p>
          </table:table-cell>
          <table:table-cell office:value-type="float" office:value="7.01" calcext:value-type="float">
            <text:p>7.01</text:p>
          </table:table-cell>
          <table:table-cell office:value-type="float" office:value="1" calcext:value-type="float">
            <text:p>1</text:p>
          </table:table-cell>
          <table:table-cell office:value-type="float" office:value="-1625" calcext:value-type="float">
            <text:p>-1625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34.94" calcext:value-type="float">
            <text:p>-134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4.94" calcext:value-type="float">
            <text:p>-134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8711" calcext:value-type="float">
            <text:p>25968711</text:p>
          </table:table-cell>
          <table:table-cell office:value-type="float" office:value="-9.2" calcext:value-type="float">
            <text:p>-9.2</text:p>
          </table:table-cell>
          <table:table-cell office:value-type="float" office:value="-16.58" calcext:value-type="float">
            <text:p>-16.58</text:p>
          </table:table-cell>
          <table:table-cell office:value-type="float" office:value="1" calcext:value-type="float">
            <text:p>1</text:p>
          </table:table-cell>
          <table:table-cell office:value-type="float" office:value="-1609" calcext:value-type="float">
            <text:p>-1609</text:p>
          </table:table-cell>
          <table:table-cell office:value-type="float" office:value="-9.2" calcext:value-type="float">
            <text:p>-9.2</text:p>
          </table:table-cell>
          <table:table-cell table:number-columns-repeated="2" office:value-type="float" office:value="-138.05" calcext:value-type="float">
            <text:p>-138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8.05" calcext:value-type="float">
            <text:p>-138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73034" calcext:value-type="float">
            <text:p>25973034</text:p>
          </table:table-cell>
          <table:table-cell office:value-type="float" office:value="-9.3" calcext:value-type="float">
            <text:p>-9.3</text:p>
          </table:table-cell>
          <table:table-cell office:value-type="float" office:value="-14.46" calcext:value-type="float">
            <text:p>-14.46</text:p>
          </table:table-cell>
          <table:table-cell office:value-type="float" office:value="1" calcext:value-type="float">
            <text:p>1</text:p>
          </table:table-cell>
          <table:table-cell office:value-type="float" office:value="-1602" calcext:value-type="float">
            <text:p>-1602</text:p>
          </table:table-cell>
          <table:table-cell office:value-type="float" office:value="-9.3" calcext:value-type="float">
            <text:p>-9.3</text:p>
          </table:table-cell>
          <table:table-cell table:number-columns-repeated="2" office:value-type="float" office:value="-139.53" calcext:value-type="float">
            <text:p>-139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9.53" calcext:value-type="float">
            <text:p>-139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76808" calcext:value-type="float">
            <text:p>25976808</text:p>
          </table:table-cell>
          <table:table-cell office:value-type="float" office:value="-9.18" calcext:value-type="float">
            <text:p>-9.18</text:p>
          </table:table-cell>
          <table:table-cell office:value-type="float" office:value="9.81" calcext:value-type="float">
            <text:p>9.81</text:p>
          </table:table-cell>
          <table:table-cell office:value-type="float" office:value="1" calcext:value-type="float">
            <text:p>1</text:p>
          </table:table-cell>
          <table:table-cell office:value-type="float" office:value="-1611" calcext:value-type="float">
            <text:p>-1611</text:p>
          </table:table-cell>
          <table:table-cell office:value-type="float" office:value="-9.18" calcext:value-type="float">
            <text:p>-9.18</text:p>
          </table:table-cell>
          <table:table-cell table:number-columns-repeated="2" office:value-type="float" office:value="-137.76" calcext:value-type="float">
            <text:p>-137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7.76" calcext:value-type="float">
            <text:p>-13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80980" calcext:value-type="float">
            <text:p>25980980</text:p>
          </table:table-cell>
          <table:table-cell office:value-type="float" office:value="-9.16" calcext:value-type="float">
            <text:p>-9.16</text:p>
          </table:table-cell>
          <table:table-cell office:value-type="float" office:value="4.71" calcext:value-type="float">
            <text:p>4.71</text:p>
          </table:table-cell>
          <table:table-cell office:value-type="float" office:value="1" calcext:value-type="float">
            <text:p>1</text:p>
          </table:table-cell>
          <table:table-cell office:value-type="float" office:value="-1613" calcext:value-type="float">
            <text:p>-1613</text:p>
          </table:table-cell>
          <table:table-cell office:value-type="float" office:value="-9.16" calcext:value-type="float">
            <text:p>-9.16</text:p>
          </table:table-cell>
          <table:table-cell table:number-columns-repeated="2" office:value-type="float" office:value="-137.39" calcext:value-type="float">
            <text:p>-137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7.39" calcext:value-type="float">
            <text:p>-137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85105" calcext:value-type="float">
            <text:p>25985105</text:p>
          </table:table-cell>
          <table:table-cell office:value-type="float" office:value="-9.27" calcext:value-type="float">
            <text:p>-9.27</text:p>
          </table:table-cell>
          <table:table-cell office:value-type="float" office:value="-16.97" calcext:value-type="float">
            <text:p>-16.97</text:p>
          </table:table-cell>
          <table:table-cell office:value-type="float" office:value="1" calcext:value-type="float">
            <text:p>1</text:p>
          </table:table-cell>
          <table:table-cell office:value-type="float" office:value="-1604" calcext:value-type="float">
            <text:p>-1604</text:p>
          </table:table-cell>
          <table:table-cell office:value-type="float" office:value="-9.27" calcext:value-type="float">
            <text:p>-9.27</text:p>
          </table:table-cell>
          <table:table-cell table:number-columns-repeated="2" office:value-type="float" office:value="-139.04" calcext:value-type="float">
            <text:p>-139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9.04" calcext:value-type="float">
            <text:p>-13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89445" calcext:value-type="float">
            <text:p>25989445</text:p>
          </table:table-cell>
          <table:table-cell office:value-type="float" office:value="-9.29" calcext:value-type="float">
            <text:p>-9.29</text:p>
          </table:table-cell>
          <table:table-cell office:value-type="float" office:value="-11.16" calcext:value-type="float">
            <text:p>-11.16</text:p>
          </table:table-cell>
          <table:table-cell office:value-type="float" office:value="1" calcext:value-type="float">
            <text:p>1</text:p>
          </table:table-cell>
          <table:table-cell office:value-type="float" office:value="-1603" calcext:value-type="float">
            <text:p>-1603</text:p>
          </table:table-cell>
          <table:table-cell office:value-type="float" office:value="-9.29" calcext:value-type="float">
            <text:p>-9.29</text:p>
          </table:table-cell>
          <table:table-cell table:number-columns-repeated="2" office:value-type="float" office:value="-139.29" calcext:value-type="float">
            <text:p>-139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9.29" calcext:value-type="float">
            <text:p>-139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93114" calcext:value-type="float">
            <text:p>25993114</text:p>
          </table:table-cell>
          <table:table-cell office:value-type="float" office:value="-9.23" calcext:value-type="float">
            <text:p>-9.23</text:p>
          </table:table-cell>
          <table:table-cell office:value-type="float" office:value="1.69" calcext:value-type="float">
            <text:p>1.69</text:p>
          </table:table-cell>
          <table:table-cell office:value-type="float" office:value="1" calcext:value-type="float">
            <text:p>1</text:p>
          </table:table-cell>
          <table:table-cell office:value-type="float" office:value="-1607" calcext:value-type="float">
            <text:p>-1607</text:p>
          </table:table-cell>
          <table:table-cell office:value-type="float" office:value="-9.23" calcext:value-type="float">
            <text:p>-9.23</text:p>
          </table:table-cell>
          <table:table-cell table:number-columns-repeated="2" office:value-type="float" office:value="-138.41" calcext:value-type="float">
            <text:p>-138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8.41" calcext:value-type="float">
            <text:p>-138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97648" calcext:value-type="float">
            <text:p>25997648</text:p>
          </table:table-cell>
          <table:table-cell office:value-type="float" office:value="-9.2" calcext:value-type="float">
            <text:p>-9.2</text:p>
          </table:table-cell>
          <table:table-cell office:value-type="float" office:value="-0.64" calcext:value-type="float">
            <text:p>-0.64</text:p>
          </table:table-cell>
          <table:table-cell office:value-type="float" office:value="1" calcext:value-type="float">
            <text:p>1</text:p>
          </table:table-cell>
          <table:table-cell office:value-type="float" office:value="-1610" calcext:value-type="float">
            <text:p>-1610</text:p>
          </table:table-cell>
          <table:table-cell office:value-type="float" office:value="-9.2" calcext:value-type="float">
            <text:p>-9.2</text:p>
          </table:table-cell>
          <table:table-cell table:number-columns-repeated="2" office:value-type="float" office:value="-137.94" calcext:value-type="float">
            <text:p>-137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7.94" calcext:value-type="float">
            <text:p>-137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1551" calcext:value-type="float">
            <text:p>26001551</text:p>
          </table:table-cell>
          <table:table-cell office:value-type="float" office:value="-9.19" calcext:value-type="float">
            <text:p>-9.19</text:p>
          </table:table-cell>
          <table:table-cell office:value-type="float" office:value="-12.8" calcext:value-type="float">
            <text:p>-12.8</text:p>
          </table:table-cell>
          <table:table-cell office:value-type="float" office:value="1" calcext:value-type="float">
            <text:p>1</text:p>
          </table:table-cell>
          <table:table-cell office:value-type="float" office:value="-1610" calcext:value-type="float">
            <text:p>-1610</text:p>
          </table:table-cell>
          <table:table-cell office:value-type="float" office:value="-9.19" calcext:value-type="float">
            <text:p>-9.19</text:p>
          </table:table-cell>
          <table:table-cell table:number-columns-repeated="2" office:value-type="float" office:value="-137.81" calcext:value-type="float">
            <text:p>-137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7.81" calcext:value-type="float">
            <text:p>-137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5554" calcext:value-type="float">
            <text:p>26005554</text:p>
          </table:table-cell>
          <table:table-cell office:value-type="float" office:value="-9.16" calcext:value-type="float">
            <text:p>-9.16</text:p>
          </table:table-cell>
          <table:table-cell office:value-type="float" office:value="-10.85" calcext:value-type="float">
            <text:p>-10.85</text:p>
          </table:table-cell>
          <table:table-cell office:value-type="float" office:value="1" calcext:value-type="float">
            <text:p>1</text:p>
          </table:table-cell>
          <table:table-cell office:value-type="float" office:value="-1612" calcext:value-type="float">
            <text:p>-1612</text:p>
          </table:table-cell>
          <table:table-cell office:value-type="float" office:value="-9.16" calcext:value-type="float">
            <text:p>-9.16</text:p>
          </table:table-cell>
          <table:table-cell table:number-columns-repeated="2" office:value-type="float" office:value="-137.47" calcext:value-type="float">
            <text:p>-137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7.47" calcext:value-type="float">
            <text:p>-137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9531" calcext:value-type="float">
            <text:p>26009531</text:p>
          </table:table-cell>
          <table:table-cell office:value-type="float" office:value="-9.05" calcext:value-type="float">
            <text:p>-9.05</text:p>
          </table:table-cell>
          <table:table-cell office:value-type="float" office:value="5.27" calcext:value-type="float">
            <text:p>5.27</text:p>
          </table:table-cell>
          <table:table-cell office:value-type="float" office:value="1" calcext:value-type="float">
            <text:p>1</text:p>
          </table:table-cell>
          <table:table-cell office:value-type="float" office:value="-1620" calcext:value-type="float">
            <text:p>-1620</text:p>
          </table:table-cell>
          <table:table-cell office:value-type="float" office:value="-9.05" calcext:value-type="float">
            <text:p>-9.05</text:p>
          </table:table-cell>
          <table:table-cell table:number-columns-repeated="2" office:value-type="float" office:value="-135.81" calcext:value-type="float">
            <text:p>-135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5.81" calcext:value-type="float">
            <text:p>-135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13611" calcext:value-type="float">
            <text:p>26013611</text:p>
          </table:table-cell>
          <table:table-cell office:value-type="float" office:value="-9.06" calcext:value-type="float">
            <text:p>-9.06</text:p>
          </table:table-cell>
          <table:table-cell office:value-type="float" office:value="-6.39" calcext:value-type="float">
            <text:p>-6.39</text:p>
          </table:table-cell>
          <table:table-cell office:value-type="float" office:value="1" calcext:value-type="float">
            <text:p>1</text:p>
          </table:table-cell>
          <table:table-cell office:value-type="float" office:value="-1620" calcext:value-type="float">
            <text:p>-1620</text:p>
          </table:table-cell>
          <table:table-cell office:value-type="float" office:value="-9.06" calcext:value-type="float">
            <text:p>-9.06</text:p>
          </table:table-cell>
          <table:table-cell table:number-columns-repeated="2" office:value-type="float" office:value="-135.94" calcext:value-type="float">
            <text:p>-135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5.94" calcext:value-type="float">
            <text:p>-135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17571" calcext:value-type="float">
            <text:p>26017571</text:p>
          </table:table-cell>
          <table:table-cell office:value-type="float" office:value="-9.08" calcext:value-type="float">
            <text:p>-9.08</text:p>
          </table:table-cell>
          <table:table-cell office:value-type="float" office:value="-18.36" calcext:value-type="float">
            <text:p>-18.36</text:p>
          </table:table-cell>
          <table:table-cell office:value-type="float" office:value="1" calcext:value-type="float">
            <text:p>1</text:p>
          </table:table-cell>
          <table:table-cell office:value-type="float" office:value="-1618" calcext:value-type="float">
            <text:p>-1618</text:p>
          </table:table-cell>
          <table:table-cell office:value-type="float" office:value="-9.08" calcext:value-type="float">
            <text:p>-9.08</text:p>
          </table:table-cell>
          <table:table-cell table:number-columns-repeated="2" office:value-type="float" office:value="-136.27" calcext:value-type="float">
            <text:p>-136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6.27" calcext:value-type="float">
            <text:p>-136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21791" calcext:value-type="float">
            <text:p>26021791</text:p>
          </table:table-cell>
          <table:table-cell office:value-type="float" office:value="-8.92" calcext:value-type="float">
            <text:p>-8.92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-1630" calcext:value-type="float">
            <text:p>-1630</text:p>
          </table:table-cell>
          <table:table-cell office:value-type="float" office:value="-8.92" calcext:value-type="float">
            <text:p>-8.92</text:p>
          </table:table-cell>
          <table:table-cell table:number-columns-repeated="2" office:value-type="float" office:value="-133.83" calcext:value-type="float">
            <text:p>-133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3.83" calcext:value-type="float">
            <text:p>-133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26368" calcext:value-type="float">
            <text:p>26026368</text:p>
          </table:table-cell>
          <table:table-cell office:value-type="float" office:value="-8.85" calcext:value-type="float">
            <text:p>-8.85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-1635" calcext:value-type="float">
            <text:p>-1635</text:p>
          </table:table-cell>
          <table:table-cell office:value-type="float" office:value="-8.85" calcext:value-type="float">
            <text:p>-8.85</text:p>
          </table:table-cell>
          <table:table-cell table:number-columns-repeated="2" office:value-type="float" office:value="-132.82" calcext:value-type="float">
            <text:p>-132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2.82" calcext:value-type="float">
            <text:p>-132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30620" calcext:value-type="float">
            <text:p>26030620</text:p>
          </table:table-cell>
          <table:table-cell office:value-type="float" office:value="-9.01" calcext:value-type="float">
            <text:p>-9.01</text:p>
          </table:table-cell>
          <table:table-cell office:value-type="float" office:value="-24.35" calcext:value-type="float">
            <text:p>-24.35</text:p>
          </table:table-cell>
          <table:table-cell office:value-type="float" office:value="1" calcext:value-type="float">
            <text:p>1</text:p>
          </table:table-cell>
          <table:table-cell office:value-type="float" office:value="-1624" calcext:value-type="float">
            <text:p>-1624</text:p>
          </table:table-cell>
          <table:table-cell office:value-type="float" office:value="-9.01" calcext:value-type="float">
            <text:p>-9.01</text:p>
          </table:table-cell>
          <table:table-cell table:number-columns-repeated="2" office:value-type="float" office:value="-135.13" calcext:value-type="float">
            <text:p>-135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5.13" calcext:value-type="float">
            <text:p>-135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34585" calcext:value-type="float">
            <text:p>26034585</text:p>
          </table:table-cell>
          <table:table-cell office:value-type="float" office:value="-9.01" calcext:value-type="float">
            <text:p>-9.01</text:p>
          </table:table-cell>
          <table:table-cell office:value-type="float" office:value="-20.75" calcext:value-type="float">
            <text:p>-20.75</text:p>
          </table:table-cell>
          <table:table-cell office:value-type="float" office:value="1" calcext:value-type="float">
            <text:p>1</text:p>
          </table:table-cell>
          <table:table-cell office:value-type="float" office:value="-1624" calcext:value-type="float">
            <text:p>-1624</text:p>
          </table:table-cell>
          <table:table-cell office:value-type="float" office:value="-9.01" calcext:value-type="float">
            <text:p>-9.01</text:p>
          </table:table-cell>
          <table:table-cell table:number-columns-repeated="2" office:value-type="float" office:value="-135.11" calcext:value-type="float">
            <text:p>-135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5.11" calcext:value-type="float">
            <text:p>-135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38931" calcext:value-type="float">
            <text:p>26038931</text:p>
          </table:table-cell>
          <table:table-cell office:value-type="float" office:value="-8.78" calcext:value-type="float">
            <text:p>-8.78</text:p>
          </table:table-cell>
          <table:table-cell office:value-type="float" office:value="5.89" calcext:value-type="float">
            <text:p>5.89</text:p>
          </table:table-cell>
          <table:table-cell office:value-type="float" office:value="1" calcext:value-type="float">
            <text:p>1</text:p>
          </table:table-cell>
          <table:table-cell office:value-type="float" office:value="-1641" calcext:value-type="float">
            <text:p>-1641</text:p>
          </table:table-cell>
          <table:table-cell office:value-type="float" office:value="-8.78" calcext:value-type="float">
            <text:p>-8.78</text:p>
          </table:table-cell>
          <table:table-cell table:number-columns-repeated="2" office:value-type="float" office:value="-131.76" calcext:value-type="float">
            <text:p>-131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1.76" calcext:value-type="float">
            <text:p>-13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42691" calcext:value-type="float">
            <text:p>26042691</text:p>
          </table:table-cell>
          <table:table-cell office:value-type="float" office:value="-8.65" calcext:value-type="float">
            <text:p>-8.65</text:p>
          </table:table-cell>
          <table:table-cell office:value-type="float" office:value="3.61" calcext:value-type="float">
            <text:p>3.61</text:p>
          </table:table-cell>
          <table:table-cell office:value-type="float" office:value="1" calcext:value-type="float">
            <text:p>1</text:p>
          </table:table-cell>
          <table:table-cell office:value-type="float" office:value="-1651" calcext:value-type="float">
            <text:p>-1651</text:p>
          </table:table-cell>
          <table:table-cell office:value-type="float" office:value="-8.65" calcext:value-type="float">
            <text:p>-8.65</text:p>
          </table:table-cell>
          <table:table-cell table:number-columns-repeated="2" office:value-type="float" office:value="-129.76" calcext:value-type="float">
            <text:p>-129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9.76" calcext:value-type="float">
            <text:p>-129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46960" calcext:value-type="float">
            <text:p>26046960</text:p>
          </table:table-cell>
          <table:table-cell office:value-type="float" office:value="-8.68" calcext:value-type="float">
            <text:p>-8.68</text:p>
          </table:table-cell>
          <table:table-cell office:value-type="float" office:value="-13.92" calcext:value-type="float">
            <text:p>-13.92</text:p>
          </table:table-cell>
          <table:table-cell office:value-type="float" office:value="1" calcext:value-type="float">
            <text:p>1</text:p>
          </table:table-cell>
          <table:table-cell office:value-type="float" office:value="-1648" calcext:value-type="float">
            <text:p>-1648</text:p>
          </table:table-cell>
          <table:table-cell office:value-type="float" office:value="-8.68" calcext:value-type="float">
            <text:p>-8.68</text:p>
          </table:table-cell>
          <table:table-cell table:number-columns-repeated="2" office:value-type="float" office:value="-130.27" calcext:value-type="float">
            <text:p>-13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0.27" calcext:value-type="float">
            <text:p>-13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50734" calcext:value-type="float">
            <text:p>26050734</text:p>
          </table:table-cell>
          <table:table-cell office:value-type="float" office:value="-8.66" calcext:value-type="float">
            <text:p>-8.66</text:p>
          </table:table-cell>
          <table:table-cell office:value-type="float" office:value="-14.38" calcext:value-type="float">
            <text:p>-14.38</text:p>
          </table:table-cell>
          <table:table-cell office:value-type="float" office:value="1" calcext:value-type="float">
            <text:p>1</text:p>
          </table:table-cell>
          <table:table-cell office:value-type="float" office:value="-1650" calcext:value-type="float">
            <text:p>-1650</text:p>
          </table:table-cell>
          <table:table-cell office:value-type="float" office:value="-8.66" calcext:value-type="float">
            <text:p>-8.66</text:p>
          </table:table-cell>
          <table:table-cell table:number-columns-repeated="2" office:value-type="float" office:value="-129.96" calcext:value-type="float">
            <text:p>-129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9.96" calcext:value-type="float">
            <text:p>-12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55360" calcext:value-type="float">
            <text:p>26055360</text:p>
          </table:table-cell>
          <table:table-cell office:value-type="float" office:value="-8.36" calcext:value-type="float">
            <text:p>-8.36</text:p>
          </table:table-cell>
          <table:table-cell office:value-type="float" office:value="12.61" calcext:value-type="float">
            <text:p>12.61</text:p>
          </table:table-cell>
          <table:table-cell office:value-type="float" office:value="1" calcext:value-type="float">
            <text:p>1</text:p>
          </table:table-cell>
          <table:table-cell office:value-type="float" office:value="-1673" calcext:value-type="float">
            <text:p>-1673</text:p>
          </table:table-cell>
          <table:table-cell office:value-type="float" office:value="-8.36" calcext:value-type="float">
            <text:p>-8.36</text:p>
          </table:table-cell>
          <table:table-cell table:number-columns-repeated="2" office:value-type="float" office:value="-125.37" calcext:value-type="float">
            <text:p>-125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5.37" calcext:value-type="float">
            <text:p>-12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59135" calcext:value-type="float">
            <text:p>26059135</text:p>
          </table:table-cell>
          <table:table-cell office:value-type="float" office:value="-8.34" calcext:value-type="float">
            <text:p>-8.34</text:p>
          </table:table-cell>
          <table:table-cell office:value-type="float" office:value="-7.46" calcext:value-type="float">
            <text:p>-7.46</text:p>
          </table:table-cell>
          <table:table-cell office:value-type="float" office:value="1" calcext:value-type="float">
            <text:p>1</text:p>
          </table:table-cell>
          <table:table-cell office:value-type="float" office:value="-1674" calcext:value-type="float">
            <text:p>-1674</text:p>
          </table:table-cell>
          <table:table-cell office:value-type="float" office:value="-8.34" calcext:value-type="float">
            <text:p>-8.34</text:p>
          </table:table-cell>
          <table:table-cell table:number-columns-repeated="2" office:value-type="float" office:value="-125.13" calcext:value-type="float">
            <text:p>-125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5.13" calcext:value-type="float">
            <text:p>-125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63388" calcext:value-type="float">
            <text:p>26063388</text:p>
          </table:table-cell>
          <table:table-cell office:value-type="float" office:value="-8.52" calcext:value-type="float">
            <text:p>-8.52</text:p>
          </table:table-cell>
          <table:table-cell office:value-type="float" office:value="-27.37" calcext:value-type="float">
            <text:p>-27.37</text:p>
          </table:table-cell>
          <table:table-cell office:value-type="float" office:value="1" calcext:value-type="float">
            <text:p>1</text:p>
          </table:table-cell>
          <table:table-cell office:value-type="float" office:value="-1661" calcext:value-type="float">
            <text:p>-1661</text:p>
          </table:table-cell>
          <table:table-cell office:value-type="float" office:value="-8.52" calcext:value-type="float">
            <text:p>-8.52</text:p>
          </table:table-cell>
          <table:table-cell table:number-columns-repeated="2" office:value-type="float" office:value="-127.79" calcext:value-type="float">
            <text:p>-127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7.79" calcext:value-type="float">
            <text:p>-127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67314" calcext:value-type="float">
            <text:p>26067314</text:p>
          </table:table-cell>
          <table:table-cell office:value-type="float" office:value="-8.52" calcext:value-type="float">
            <text:p>-8.52</text:p>
          </table:table-cell>
          <table:table-cell office:value-type="float" office:value="-15.32" calcext:value-type="float">
            <text:p>-15.32</text:p>
          </table:table-cell>
          <table:table-cell office:value-type="float" office:value="1" calcext:value-type="float">
            <text:p>1</text:p>
          </table:table-cell>
          <table:table-cell office:value-type="float" office:value="-1660" calcext:value-type="float">
            <text:p>-1660</text:p>
          </table:table-cell>
          <table:table-cell office:value-type="float" office:value="-8.52" calcext:value-type="float">
            <text:p>-8.52</text:p>
          </table:table-cell>
          <table:table-cell table:number-columns-repeated="2" office:value-type="float" office:value="-127.85" calcext:value-type="float">
            <text:p>-127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7.85" calcext:value-type="float">
            <text:p>-12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71794" calcext:value-type="float">
            <text:p>26071794</text:p>
          </table:table-cell>
          <table:table-cell office:value-type="float" office:value="-8.21" calcext:value-type="float">
            <text:p>-8.21</text:p>
          </table:table-cell>
          <table:table-cell office:value-type="float" office:value="15.66" calcext:value-type="float">
            <text:p>15.66</text:p>
          </table:table-cell>
          <table:table-cell office:value-type="float" office:value="1" calcext:value-type="float">
            <text:p>1</text:p>
          </table:table-cell>
          <table:table-cell office:value-type="float" office:value="-1684" calcext:value-type="float">
            <text:p>-1684</text:p>
          </table:table-cell>
          <table:table-cell office:value-type="float" office:value="-8.21" calcext:value-type="float">
            <text:p>-8.21</text:p>
          </table:table-cell>
          <table:table-cell table:number-columns-repeated="2" office:value-type="float" office:value="-123.13" calcext:value-type="float">
            <text:p>-123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3.13" calcext:value-type="float">
            <text:p>-12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75500" calcext:value-type="float">
            <text:p>26075500</text:p>
          </table:table-cell>
          <table:table-cell office:value-type="float" office:value="-8.1" calcext:value-type="float">
            <text:p>-8.1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-1692" calcext:value-type="float">
            <text:p>-1692</text:p>
          </table:table-cell>
          <table:table-cell office:value-type="float" office:value="-8.1" calcext:value-type="float">
            <text:p>-8.1</text:p>
          </table:table-cell>
          <table:table-cell table:number-columns-repeated="2" office:value-type="float" office:value="-121.5" calcext:value-type="float">
            <text:p>-12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1.5" calcext:value-type="float">
            <text:p>-12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79768" calcext:value-type="float">
            <text:p>26079768</text:p>
          </table:table-cell>
          <table:table-cell office:value-type="float" office:value="-8.3" calcext:value-type="float">
            <text:p>-8.3</text:p>
          </table:table-cell>
          <table:table-cell office:value-type="float" office:value="-29.67" calcext:value-type="float">
            <text:p>-29.67</text:p>
          </table:table-cell>
          <table:table-cell office:value-type="float" office:value="1" calcext:value-type="float">
            <text:p>1</text:p>
          </table:table-cell>
          <table:table-cell office:value-type="float" office:value="-1677" calcext:value-type="float">
            <text:p>-1677</text:p>
          </table:table-cell>
          <table:table-cell office:value-type="float" office:value="-8.3" calcext:value-type="float">
            <text:p>-8.3</text:p>
          </table:table-cell>
          <table:table-cell table:number-columns-repeated="2" office:value-type="float" office:value="-124.5" calcext:value-type="float">
            <text:p>-12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4.5" calcext:value-type="float">
            <text:p>-12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83554" calcext:value-type="float">
            <text:p>26083554</text:p>
          </table:table-cell>
          <table:table-cell office:value-type="float" office:value="-8.29" calcext:value-type="float">
            <text:p>-8.29</text:p>
          </table:table-cell>
          <table:table-cell office:value-type="float" office:value="-10.76" calcext:value-type="float">
            <text:p>-10.76</text:p>
          </table:table-cell>
          <table:table-cell office:value-type="float" office:value="1" calcext:value-type="float">
            <text:p>1</text:p>
          </table:table-cell>
          <table:table-cell office:value-type="float" office:value="-1678" calcext:value-type="float">
            <text:p>-1678</text:p>
          </table:table-cell>
          <table:table-cell office:value-type="float" office:value="-8.29" calcext:value-type="float">
            <text:p>-8.29</text:p>
          </table:table-cell>
          <table:table-cell table:number-columns-repeated="2" office:value-type="float" office:value="-124.33" calcext:value-type="float">
            <text:p>-124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4.33" calcext:value-type="float">
            <text:p>-124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87931" calcext:value-type="float">
            <text:p>26087931</text:p>
          </table:table-cell>
          <table:table-cell office:value-type="float" office:value="-8.04" calcext:value-type="float">
            <text:p>-8.04</text:p>
          </table:table-cell>
          <table:table-cell office:value-type="float" office:value="13.83" calcext:value-type="float">
            <text:p>13.83</text:p>
          </table:table-cell>
          <table:table-cell office:value-type="float" office:value="1" calcext:value-type="float">
            <text:p>1</text:p>
          </table:table-cell>
          <table:table-cell office:value-type="float" office:value="-1697" calcext:value-type="float">
            <text:p>-1697</text:p>
          </table:table-cell>
          <table:table-cell office:value-type="float" office:value="-8.04" calcext:value-type="float">
            <text:p>-8.04</text:p>
          </table:table-cell>
          <table:table-cell table:number-columns-repeated="2" office:value-type="float" office:value="-120.58" calcext:value-type="float">
            <text:p>-120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0.58" calcext:value-type="float">
            <text:p>-12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91734" calcext:value-type="float">
            <text:p>26091734</text:p>
          </table:table-cell>
          <table:table-cell office:value-type="float" office:value="-7.9" calcext:value-type="float">
            <text:p>-7.9</text:p>
          </table:table-cell>
          <table:table-cell office:value-type="float" office:value="3.83" calcext:value-type="float">
            <text:p>3.83</text:p>
          </table:table-cell>
          <table:table-cell office:value-type="float" office:value="1" calcext:value-type="float">
            <text:p>1</text:p>
          </table:table-cell>
          <table:table-cell office:value-type="float" office:value="-1707" calcext:value-type="float">
            <text:p>-1707</text:p>
          </table:table-cell>
          <table:table-cell office:value-type="float" office:value="-7.9" calcext:value-type="float">
            <text:p>-7.9</text:p>
          </table:table-cell>
          <table:table-cell table:number-columns-repeated="2" office:value-type="float" office:value="-118.51" calcext:value-type="float">
            <text:p>-118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8.51" calcext:value-type="float">
            <text:p>-118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96120" calcext:value-type="float">
            <text:p>26096120</text:p>
          </table:table-cell>
          <table:table-cell office:value-type="float" office:value="-8.15" calcext:value-type="float">
            <text:p>-8.15</text:p>
          </table:table-cell>
          <table:table-cell office:value-type="float" office:value="-33.51" calcext:value-type="float">
            <text:p>-33.51</text:p>
          </table:table-cell>
          <table:table-cell office:value-type="float" office:value="1" calcext:value-type="float">
            <text:p>1</text:p>
          </table:table-cell>
          <table:table-cell office:value-type="float" office:value="-1688" calcext:value-type="float">
            <text:p>-1688</text:p>
          </table:table-cell>
          <table:table-cell office:value-type="float" office:value="-8.15" calcext:value-type="float">
            <text:p>-8.15</text:p>
          </table:table-cell>
          <table:table-cell table:number-columns-repeated="2" office:value-type="float" office:value="-122.26" calcext:value-type="float">
            <text:p>-122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2.26" calcext:value-type="float">
            <text:p>-122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99994" calcext:value-type="float">
            <text:p>26099994</text:p>
          </table:table-cell>
          <table:table-cell office:value-type="float" office:value="-8.21" calcext:value-type="float">
            <text:p>-8.21</text:p>
          </table:table-cell>
          <table:table-cell office:value-type="float" office:value="-16.98" calcext:value-type="float">
            <text:p>-16.98</text:p>
          </table:table-cell>
          <table:table-cell office:value-type="float" office:value="1" calcext:value-type="float">
            <text:p>1</text:p>
          </table:table-cell>
          <table:table-cell office:value-type="float" office:value="-1684" calcext:value-type="float">
            <text:p>-1684</text:p>
          </table:table-cell>
          <table:table-cell office:value-type="float" office:value="-8.21" calcext:value-type="float">
            <text:p>-8.21</text:p>
          </table:table-cell>
          <table:table-cell table:number-columns-repeated="2" office:value-type="float" office:value="-123.09" calcext:value-type="float">
            <text:p>-123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3.09" calcext:value-type="float">
            <text:p>-123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04500" calcext:value-type="float">
            <text:p>26104500</text:p>
          </table:table-cell>
          <table:table-cell office:value-type="float" office:value="-7.98" calcext:value-type="float">
            <text:p>-7.98</text:p>
          </table:table-cell>
          <table:table-cell office:value-type="float" office:value="14.88" calcext:value-type="float">
            <text:p>14.88</text:p>
          </table:table-cell>
          <table:table-cell office:value-type="float" office:value="1" calcext:value-type="float">
            <text:p>1</text:p>
          </table:table-cell>
          <table:table-cell office:value-type="float" office:value="-1701" calcext:value-type="float">
            <text:p>-1701</text:p>
          </table:table-cell>
          <table:table-cell office:value-type="float" office:value="-7.98" calcext:value-type="float">
            <text:p>-7.98</text:p>
          </table:table-cell>
          <table:table-cell table:number-columns-repeated="2" office:value-type="float" office:value="-119.69" calcext:value-type="float">
            <text:p>-119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9.69" calcext:value-type="float">
            <text:p>-119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08460" calcext:value-type="float">
            <text:p>26108460</text:p>
          </table:table-cell>
          <table:table-cell office:value-type="float" office:value="-7.81" calcext:value-type="float">
            <text:p>-7.81</text:p>
          </table:table-cell>
          <table:table-cell office:value-type="float" office:value="8.48" calcext:value-type="float">
            <text:p>8.48</text:p>
          </table:table-cell>
          <table:table-cell office:value-type="float" office:value="1" calcext:value-type="float">
            <text:p>1</text:p>
          </table:table-cell>
          <table:table-cell office:value-type="float" office:value="-1714" calcext:value-type="float">
            <text:p>-1714</text:p>
          </table:table-cell>
          <table:table-cell office:value-type="float" office:value="-7.81" calcext:value-type="float">
            <text:p>-7.81</text:p>
          </table:table-cell>
          <table:table-cell table:number-columns-repeated="2" office:value-type="float" office:value="-117.12" calcext:value-type="float">
            <text:p>-11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7.12" calcext:value-type="float">
            <text:p>-11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2960" calcext:value-type="float">
            <text:p>26112960</text:p>
          </table:table-cell>
          <table:table-cell office:value-type="float" office:value="-8.06" calcext:value-type="float">
            <text:p>-8.06</text:p>
          </table:table-cell>
          <table:table-cell office:value-type="float" office:value="-31.84" calcext:value-type="float">
            <text:p>-31.84</text:p>
          </table:table-cell>
          <table:table-cell office:value-type="float" office:value="1" calcext:value-type="float">
            <text:p>1</text:p>
          </table:table-cell>
          <table:table-cell office:value-type="float" office:value="-1695" calcext:value-type="float">
            <text:p>-1695</text:p>
          </table:table-cell>
          <table:table-cell office:value-type="float" office:value="-8.06" calcext:value-type="float">
            <text:p>-8.06</text:p>
          </table:table-cell>
          <table:table-cell table:number-columns-repeated="2" office:value-type="float" office:value="-120.93" calcext:value-type="float">
            <text:p>-120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0.93" calcext:value-type="float">
            <text:p>-12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6648" calcext:value-type="float">
            <text:p>26116648</text:p>
          </table:table-cell>
          <table:table-cell office:value-type="float" office:value="-8.34" calcext:value-type="float">
            <text:p>-8.34</text:p>
          </table:table-cell>
          <table:table-cell office:value-type="float" office:value="-37.56" calcext:value-type="float">
            <text:p>-37.56</text:p>
          </table:table-cell>
          <table:table-cell office:value-type="float" office:value="1" calcext:value-type="float">
            <text:p>1</text:p>
          </table:table-cell>
          <table:table-cell office:value-type="float" office:value="-1674" calcext:value-type="float">
            <text:p>-1674</text:p>
          </table:table-cell>
          <table:table-cell office:value-type="float" office:value="-8.34" calcext:value-type="float">
            <text:p>-8.34</text:p>
          </table:table-cell>
          <table:table-cell table:number-columns-repeated="2" office:value-type="float" office:value="-125.1" calcext:value-type="float">
            <text:p>-12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5.1" calcext:value-type="float">
            <text:p>-12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21088" calcext:value-type="float">
            <text:p>26121088</text:p>
          </table:table-cell>
          <table:table-cell office:value-type="float" office:value="-8.07" calcext:value-type="float">
            <text:p>-8.07</text:p>
          </table:table-cell>
          <table:table-cell office:value-type="float" office:value="20.87" calcext:value-type="float">
            <text:p>20.87</text:p>
          </table:table-cell>
          <table:table-cell office:value-type="float" office:value="1" calcext:value-type="float">
            <text:p>1</text:p>
          </table:table-cell>
          <table:table-cell office:value-type="float" office:value="-1694" calcext:value-type="float">
            <text:p>-1694</text:p>
          </table:table-cell>
          <table:table-cell office:value-type="float" office:value="-8.07" calcext:value-type="float">
            <text:p>-8.07</text:p>
          </table:table-cell>
          <table:table-cell table:number-columns-repeated="2" office:value-type="float" office:value="-121.07" calcext:value-type="float">
            <text:p>-121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1.07" calcext:value-type="float">
            <text:p>-12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25174" calcext:value-type="float">
            <text:p>26125174</text:p>
          </table:table-cell>
          <table:table-cell office:value-type="float" office:value="-7.97" calcext:value-type="float">
            <text:p>-7.97</text:p>
          </table:table-cell>
          <table:table-cell office:value-type="float" office:value="4.61" calcext:value-type="float">
            <text:p>4.61</text:p>
          </table:table-cell>
          <table:table-cell office:value-type="float" office:value="1" calcext:value-type="float">
            <text:p>1</text:p>
          </table:table-cell>
          <table:table-cell office:value-type="float" office:value="-1702" calcext:value-type="float">
            <text:p>-1702</text:p>
          </table:table-cell>
          <table:table-cell office:value-type="float" office:value="-7.97" calcext:value-type="float">
            <text:p>-7.97</text:p>
          </table:table-cell>
          <table:table-cell table:number-columns-repeated="2" office:value-type="float" office:value="-119.52" calcext:value-type="float">
            <text:p>-119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9.52" calcext:value-type="float">
            <text:p>-11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29468" calcext:value-type="float">
            <text:p>26129468</text:p>
          </table:table-cell>
          <table:table-cell office:value-type="float" office:value="-8.19" calcext:value-type="float">
            <text:p>-8.19</text:p>
          </table:table-cell>
          <table:table-cell office:value-type="float" office:value="-27.95" calcext:value-type="float">
            <text:p>-27.95</text:p>
          </table:table-cell>
          <table:table-cell office:value-type="float" office:value="1" calcext:value-type="float">
            <text:p>1</text:p>
          </table:table-cell>
          <table:table-cell office:value-type="float" office:value="-1685" calcext:value-type="float">
            <text:p>-1685</text:p>
          </table:table-cell>
          <table:table-cell office:value-type="float" office:value="-8.19" calcext:value-type="float">
            <text:p>-8.19</text:p>
          </table:table-cell>
          <table:table-cell table:number-columns-repeated="2" office:value-type="float" office:value="-122.8" calcext:value-type="float">
            <text:p>-12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2.8" calcext:value-type="float">
            <text:p>-12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33291" calcext:value-type="float">
            <text:p>26133291</text:p>
          </table:table-cell>
          <table:table-cell office:value-type="float" office:value="-8.57" calcext:value-type="float">
            <text:p>-8.57</text:p>
          </table:table-cell>
          <table:table-cell office:value-type="float" office:value="-46.64" calcext:value-type="float">
            <text:p>-46.64</text:p>
          </table:table-cell>
          <table:table-cell office:value-type="float" office:value="1" calcext:value-type="float">
            <text:p>1</text:p>
          </table:table-cell>
          <table:table-cell office:value-type="float" office:value="-1657" calcext:value-type="float">
            <text:p>-1657</text:p>
          </table:table-cell>
          <table:table-cell office:value-type="float" office:value="-8.57" calcext:value-type="float">
            <text:p>-8.57</text:p>
          </table:table-cell>
          <table:table-cell table:number-columns-repeated="2" office:value-type="float" office:value="-128.54" calcext:value-type="float">
            <text:p>-128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8.54" calcext:value-type="float">
            <text:p>-128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37614" calcext:value-type="float">
            <text:p>26137614</text:p>
          </table:table-cell>
          <table:table-cell office:value-type="float" office:value="-8.38" calcext:value-type="float">
            <text:p>-8.38</text:p>
          </table:table-cell>
          <table:table-cell office:value-type="float" office:value="12.08" calcext:value-type="float">
            <text:p>12.08</text:p>
          </table:table-cell>
          <table:table-cell office:value-type="float" office:value="1" calcext:value-type="float">
            <text:p>1</text:p>
          </table:table-cell>
          <table:table-cell office:value-type="float" office:value="-1671" calcext:value-type="float">
            <text:p>-1671</text:p>
          </table:table-cell>
          <table:table-cell office:value-type="float" office:value="-8.38" calcext:value-type="float">
            <text:p>-8.38</text:p>
          </table:table-cell>
          <table:table-cell table:number-columns-repeated="2" office:value-type="float" office:value="-125.71" calcext:value-type="float">
            <text:p>-125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5.71" calcext:value-type="float">
            <text:p>-125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41554" calcext:value-type="float">
            <text:p>26141554</text:p>
          </table:table-cell>
          <table:table-cell office:value-type="float" office:value="-8.16" calcext:value-type="float">
            <text:p>-8.16</text:p>
          </table:table-cell>
          <table:table-cell office:value-type="float" office:value="18.41" calcext:value-type="float">
            <text:p>18.41</text:p>
          </table:table-cell>
          <table:table-cell office:value-type="float" office:value="1" calcext:value-type="float">
            <text:p>1</text:p>
          </table:table-cell>
          <table:table-cell office:value-type="float" office:value="-1687" calcext:value-type="float">
            <text:p>-1687</text:p>
          </table:table-cell>
          <table:table-cell office:value-type="float" office:value="-8.16" calcext:value-type="float">
            <text:p>-8.16</text:p>
          </table:table-cell>
          <table:table-cell table:number-columns-repeated="2" office:value-type="float" office:value="-122.42" calcext:value-type="float">
            <text:p>-122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2.42" calcext:value-type="float">
            <text:p>-122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45934" calcext:value-type="float">
            <text:p>26145934</text:p>
          </table:table-cell>
          <table:table-cell office:value-type="float" office:value="-8.4" calcext:value-type="float">
            <text:p>-8.4</text:p>
          </table:table-cell>
          <table:table-cell office:value-type="float" office:value="-28.63" calcext:value-type="float">
            <text:p>-28.63</text:p>
          </table:table-cell>
          <table:table-cell office:value-type="float" office:value="1" calcext:value-type="float">
            <text:p>1</text:p>
          </table:table-cell>
          <table:table-cell office:value-type="float" office:value="-1669" calcext:value-type="float">
            <text:p>-1669</text:p>
          </table:table-cell>
          <table:table-cell office:value-type="float" office:value="-8.4" calcext:value-type="float">
            <text:p>-8.4</text:p>
          </table:table-cell>
          <table:table-cell table:number-columns-repeated="2" office:value-type="float" office:value="-126.03" calcext:value-type="float">
            <text:p>-126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6.03" calcext:value-type="float">
            <text:p>-126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49828" calcext:value-type="float">
            <text:p>26149828</text:p>
          </table:table-cell>
          <table:table-cell office:value-type="float" office:value="-8.67" calcext:value-type="float">
            <text:p>-8.67</text:p>
          </table:table-cell>
          <table:table-cell office:value-type="float" office:value="-33.67" calcext:value-type="float">
            <text:p>-33.67</text:p>
          </table:table-cell>
          <table:table-cell office:value-type="float" office:value="1" calcext:value-type="float">
            <text:p>1</text:p>
          </table:table-cell>
          <table:table-cell office:value-type="float" office:value="-1649" calcext:value-type="float">
            <text:p>-1649</text:p>
          </table:table-cell>
          <table:table-cell office:value-type="float" office:value="-8.67" calcext:value-type="float">
            <text:p>-8.67</text:p>
          </table:table-cell>
          <table:table-cell table:number-columns-repeated="2" office:value-type="float" office:value="-130" calcext:value-type="float">
            <text:p>-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0" calcext:value-type="float">
            <text:p>-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55665" calcext:value-type="float">
            <text:p>26155665</text:p>
          </table:table-cell>
          <table:table-cell office:value-type="float" office:value="-8.54" calcext:value-type="float">
            <text:p>-8.54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float" office:value="-1659" calcext:value-type="float">
            <text:p>-1659</text:p>
          </table:table-cell>
          <table:table-cell office:value-type="float" office:value="-8.54" calcext:value-type="float">
            <text:p>-8.54</text:p>
          </table:table-cell>
          <table:table-cell table:number-columns-repeated="2" office:value-type="float" office:value="-128.03" calcext:value-type="float">
            <text:p>-128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8.03" calcext:value-type="float">
            <text:p>-128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59394" calcext:value-type="float">
            <text:p>26159394</text:p>
          </table:table-cell>
          <table:table-cell office:value-type="float" office:value="-8.38" calcext:value-type="float">
            <text:p>-8.38</text:p>
          </table:table-cell>
          <table:table-cell office:value-type="float" office:value="12.49" calcext:value-type="float">
            <text:p>12.49</text:p>
          </table:table-cell>
          <table:table-cell office:value-type="float" office:value="1" calcext:value-type="float">
            <text:p>1</text:p>
          </table:table-cell>
          <table:table-cell office:value-type="float" office:value="-1671" calcext:value-type="float">
            <text:p>-1671</text:p>
          </table:table-cell>
          <table:table-cell office:value-type="float" office:value="-8.38" calcext:value-type="float">
            <text:p>-8.38</text:p>
          </table:table-cell>
          <table:table-cell table:number-columns-repeated="2" office:value-type="float" office:value="-125.69" calcext:value-type="float">
            <text:p>-125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5.69" calcext:value-type="float">
            <text:p>-125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63734" calcext:value-type="float">
            <text:p>26163734</text:p>
          </table:table-cell>
          <table:table-cell office:value-type="float" office:value="-8.53" calcext:value-type="float">
            <text:p>-8.53</text:p>
          </table:table-cell>
          <table:table-cell office:value-type="float" office:value="-13.61" calcext:value-type="float">
            <text:p>-13.61</text:p>
          </table:table-cell>
          <table:table-cell office:value-type="float" office:value="1" calcext:value-type="float">
            <text:p>1</text:p>
          </table:table-cell>
          <table:table-cell office:value-type="float" office:value="-1660" calcext:value-type="float">
            <text:p>-1660</text:p>
          </table:table-cell>
          <table:table-cell office:value-type="float" office:value="-8.53" calcext:value-type="float">
            <text:p>-8.53</text:p>
          </table:table-cell>
          <table:table-cell table:number-columns-repeated="2" office:value-type="float" office:value="-127.89" calcext:value-type="float">
            <text:p>-127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7.89" calcext:value-type="float">
            <text:p>-127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67574" calcext:value-type="float">
            <text:p>26167574</text:p>
          </table:table-cell>
          <table:table-cell office:value-type="float" office:value="-8.94" calcext:value-type="float">
            <text:p>-8.94</text:p>
          </table:table-cell>
          <table:table-cell office:value-type="float" office:value="-43.61" calcext:value-type="float">
            <text:p>-43.61</text:p>
          </table:table-cell>
          <table:table-cell office:value-type="float" office:value="1" calcext:value-type="float">
            <text:p>1</text:p>
          </table:table-cell>
          <table:table-cell office:value-type="float" office:value="-1629" calcext:value-type="float">
            <text:p>-1629</text:p>
          </table:table-cell>
          <table:table-cell office:value-type="float" office:value="-8.94" calcext:value-type="float">
            <text:p>-8.94</text:p>
          </table:table-cell>
          <table:table-cell table:number-columns-repeated="2" office:value-type="float" office:value="-134.11" calcext:value-type="float">
            <text:p>-134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4.11" calcext:value-type="float">
            <text:p>-134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71874" calcext:value-type="float">
            <text:p>26171874</text:p>
          </table:table-cell>
          <table:table-cell office:value-type="float" office:value="-8.9" calcext:value-type="float">
            <text:p>-8.9</text:p>
          </table:table-cell>
          <table:table-cell office:value-type="float" office:value="-1.76" calcext:value-type="float">
            <text:p>-1.76</text:p>
          </table:table-cell>
          <table:table-cell office:value-type="float" office:value="1" calcext:value-type="float">
            <text:p>1</text:p>
          </table:table-cell>
          <table:table-cell office:value-type="float" office:value="-1632" calcext:value-type="float">
            <text:p>-1632</text:p>
          </table:table-cell>
          <table:table-cell office:value-type="float" office:value="-8.9" calcext:value-type="float">
            <text:p>-8.9</text:p>
          </table:table-cell>
          <table:table-cell table:number-columns-repeated="2" office:value-type="float" office:value="-133.49" calcext:value-type="float">
            <text:p>-133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3.49" calcext:value-type="float">
            <text:p>-133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75680" calcext:value-type="float">
            <text:p>26175680</text:p>
          </table:table-cell>
          <table:table-cell office:value-type="float" office:value="-8.7" calcext:value-type="float">
            <text:p>-8.7</text:p>
          </table:table-cell>
          <table:table-cell office:value-type="float" office:value="17.15" calcext:value-type="float">
            <text:p>17.15</text:p>
          </table:table-cell>
          <table:table-cell office:value-type="float" office:value="1" calcext:value-type="float">
            <text:p>1</text:p>
          </table:table-cell>
          <table:table-cell office:value-type="float" office:value="-1647" calcext:value-type="float">
            <text:p>-1647</text:p>
          </table:table-cell>
          <table:table-cell office:value-type="float" office:value="-8.7" calcext:value-type="float">
            <text:p>-8.7</text:p>
          </table:table-cell>
          <table:table-cell table:number-columns-repeated="2" office:value-type="float" office:value="-130.56" calcext:value-type="float">
            <text:p>-13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0.56" calcext:value-type="float">
            <text:p>-13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80214" calcext:value-type="float">
            <text:p>26180214</text:p>
          </table:table-cell>
          <table:table-cell office:value-type="float" office:value="-8.87" calcext:value-type="float">
            <text:p>-8.87</text:p>
          </table:table-cell>
          <table:table-cell office:value-type="float" office:value="-15.81" calcext:value-type="float">
            <text:p>-15.81</text:p>
          </table:table-cell>
          <table:table-cell office:value-type="float" office:value="1" calcext:value-type="float">
            <text:p>1</text:p>
          </table:table-cell>
          <table:table-cell office:value-type="float" office:value="-1634" calcext:value-type="float">
            <text:p>-1634</text:p>
          </table:table-cell>
          <table:table-cell office:value-type="float" office:value="-8.87" calcext:value-type="float">
            <text:p>-8.87</text:p>
          </table:table-cell>
          <table:table-cell table:number-columns-repeated="2" office:value-type="float" office:value="-133.01" calcext:value-type="float">
            <text:p>-133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3.01" calcext:value-type="float">
            <text:p>-133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83871" calcext:value-type="float">
            <text:p>26183871</text:p>
          </table:table-cell>
          <table:table-cell office:value-type="float" office:value="-9.15" calcext:value-type="float">
            <text:p>-9.15</text:p>
          </table:table-cell>
          <table:table-cell office:value-type="float" office:value="-29.94" calcext:value-type="float">
            <text:p>-29.94</text:p>
          </table:table-cell>
          <table:table-cell office:value-type="float" office:value="1" calcext:value-type="float">
            <text:p>1</text:p>
          </table:table-cell>
          <table:table-cell office:value-type="float" office:value="-1613" calcext:value-type="float">
            <text:p>-1613</text:p>
          </table:table-cell>
          <table:table-cell office:value-type="float" office:value="-9.15" calcext:value-type="float">
            <text:p>-9.15</text:p>
          </table:table-cell>
          <table:table-cell table:number-columns-repeated="2" office:value-type="float" office:value="-137.21" calcext:value-type="float">
            <text:p>-137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7.21" calcext:value-type="float">
            <text:p>-137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88471" calcext:value-type="float">
            <text:p>26188471</text:p>
          </table:table-cell>
          <table:table-cell office:value-type="float" office:value="-9.24" calcext:value-type="float">
            <text:p>-9.24</text:p>
          </table:table-cell>
          <table:table-cell office:value-type="float" office:value="-17.66" calcext:value-type="float">
            <text:p>-17.66</text:p>
          </table:table-cell>
          <table:table-cell office:value-type="float" office:value="1" calcext:value-type="float">
            <text:p>1</text:p>
          </table:table-cell>
          <table:table-cell office:value-type="float" office:value="-1606" calcext:value-type="float">
            <text:p>-1606</text:p>
          </table:table-cell>
          <table:table-cell office:value-type="float" office:value="-9.24" calcext:value-type="float">
            <text:p>-9.24</text:p>
          </table:table-cell>
          <table:table-cell table:number-columns-repeated="2" office:value-type="float" office:value="-138.65" calcext:value-type="float">
            <text:p>-138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8.65" calcext:value-type="float">
            <text:p>-13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92034" calcext:value-type="float">
            <text:p>26192034</text:p>
          </table:table-cell>
          <table:table-cell office:value-type="float" office:value="-9.1" calcext:value-type="float">
            <text:p>-9.1</text:p>
          </table:table-cell>
          <table:table-cell office:value-type="float" office:value="8.82" calcext:value-type="float">
            <text:p>8.82</text:p>
          </table:table-cell>
          <table:table-cell office:value-type="float" office:value="1" calcext:value-type="float">
            <text:p>1</text:p>
          </table:table-cell>
          <table:table-cell office:value-type="float" office:value="-1617" calcext:value-type="float">
            <text:p>-1617</text:p>
          </table:table-cell>
          <table:table-cell office:value-type="float" office:value="-9.1" calcext:value-type="float">
            <text:p>-9.1</text:p>
          </table:table-cell>
          <table:table-cell table:number-columns-repeated="2" office:value-type="float" office:value="-136.47" calcext:value-type="float">
            <text:p>-136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6.47" calcext:value-type="float">
            <text:p>-136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96328" calcext:value-type="float">
            <text:p>26196328</text:p>
          </table:table-cell>
          <table:table-cell office:value-type="float" office:value="-9.16" calcext:value-type="float">
            <text:p>-9.16</text:p>
          </table:table-cell>
          <table:table-cell office:value-type="float" office:value="-5.89" calcext:value-type="float">
            <text:p>-5.89</text:p>
          </table:table-cell>
          <table:table-cell office:value-type="float" office:value="1" calcext:value-type="float">
            <text:p>1</text:p>
          </table:table-cell>
          <table:table-cell office:value-type="float" office:value="-1613" calcext:value-type="float">
            <text:p>-1613</text:p>
          </table:table-cell>
          <table:table-cell office:value-type="float" office:value="-9.16" calcext:value-type="float">
            <text:p>-9.16</text:p>
          </table:table-cell>
          <table:table-cell table:number-columns-repeated="2" office:value-type="float" office:value="-137.33" calcext:value-type="float">
            <text:p>-137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7.33" calcext:value-type="float">
            <text:p>-137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00114" calcext:value-type="float">
            <text:p>26200114</text:p>
          </table:table-cell>
          <table:table-cell office:value-type="float" office:value="-9.32" calcext:value-type="float">
            <text:p>-9.32</text:p>
          </table:table-cell>
          <table:table-cell office:value-type="float" office:value="-20.73" calcext:value-type="float">
            <text:p>-20.73</text:p>
          </table:table-cell>
          <table:table-cell office:value-type="float" office:value="1" calcext:value-type="float">
            <text:p>1</text:p>
          </table:table-cell>
          <table:table-cell office:value-type="float" office:value="-1600" calcext:value-type="float">
            <text:p>-1600</text:p>
          </table:table-cell>
          <table:table-cell office:value-type="float" office:value="-9.32" calcext:value-type="float">
            <text:p>-9.32</text:p>
          </table:table-cell>
          <table:table-cell table:number-columns-repeated="2" office:value-type="float" office:value="-139.86" calcext:value-type="float">
            <text:p>-139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9.86" calcext:value-type="float">
            <text:p>-139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04614" calcext:value-type="float">
            <text:p>26204614</text:p>
          </table:table-cell>
          <table:table-cell office:value-type="float" office:value="-9.47" calcext:value-type="float">
            <text:p>-9.47</text:p>
          </table:table-cell>
          <table:table-cell office:value-type="float" office:value="-25.18" calcext:value-type="float">
            <text:p>-25.18</text:p>
          </table:table-cell>
          <table:table-cell office:value-type="float" office:value="1" calcext:value-type="float">
            <text:p>1</text:p>
          </table:table-cell>
          <table:table-cell office:value-type="float" office:value="-1589" calcext:value-type="float">
            <text:p>-1589</text:p>
          </table:table-cell>
          <table:table-cell office:value-type="float" office:value="-9.47" calcext:value-type="float">
            <text:p>-9.47</text:p>
          </table:table-cell>
          <table:table-cell table:number-columns-repeated="2" office:value-type="float" office:value="-142.12" calcext:value-type="float">
            <text:p>-14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2.12" calcext:value-type="float">
            <text:p>-14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08274" calcext:value-type="float">
            <text:p>26208274</text:p>
          </table:table-cell>
          <table:table-cell office:value-type="float" office:value="-9.35" calcext:value-type="float">
            <text:p>-9.35</text:p>
          </table:table-cell>
          <table:table-cell office:value-type="float" office:value="4.13" calcext:value-type="float">
            <text:p>4.13</text:p>
          </table:table-cell>
          <table:table-cell office:value-type="float" office:value="1" calcext:value-type="float">
            <text:p>1</text:p>
          </table:table-cell>
          <table:table-cell office:value-type="float" office:value="-1598" calcext:value-type="float">
            <text:p>-1598</text:p>
          </table:table-cell>
          <table:table-cell office:value-type="float" office:value="-9.35" calcext:value-type="float">
            <text:p>-9.35</text:p>
          </table:table-cell>
          <table:table-cell table:number-columns-repeated="2" office:value-type="float" office:value="-140.25" calcext:value-type="float">
            <text:p>-14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0.25" calcext:value-type="float">
            <text:p>-14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2465" calcext:value-type="float">
            <text:p>26212465</text:p>
          </table:table-cell>
          <table:table-cell office:value-type="float" office:value="-9.34" calcext:value-type="float">
            <text:p>-9.34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-1599" calcext:value-type="float">
            <text:p>-1599</text:p>
          </table:table-cell>
          <table:table-cell office:value-type="float" office:value="-9.34" calcext:value-type="float">
            <text:p>-9.34</text:p>
          </table:table-cell>
          <table:table-cell table:number-columns-repeated="2" office:value-type="float" office:value="-140.03" calcext:value-type="float">
            <text:p>-14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0.03" calcext:value-type="float">
            <text:p>-14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6454" calcext:value-type="float">
            <text:p>26216454</text:p>
          </table:table-cell>
          <table:table-cell office:value-type="float" office:value="-9.56" calcext:value-type="float">
            <text:p>-9.56</text:p>
          </table:table-cell>
          <table:table-cell office:value-type="float" office:value="-26.12" calcext:value-type="float">
            <text:p>-26.12</text:p>
          </table:table-cell>
          <table:table-cell office:value-type="float" office:value="1" calcext:value-type="float">
            <text:p>1</text:p>
          </table:table-cell>
          <table:table-cell office:value-type="float" office:value="-1583" calcext:value-type="float">
            <text:p>-1583</text:p>
          </table:table-cell>
          <table:table-cell office:value-type="float" office:value="-9.56" calcext:value-type="float">
            <text:p>-9.56</text:p>
          </table:table-cell>
          <table:table-cell table:number-columns-repeated="2" office:value-type="float" office:value="-143.33" calcext:value-type="float">
            <text:p>-143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3.33" calcext:value-type="float">
            <text:p>-14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0914" calcext:value-type="float">
            <text:p>26220914</text:p>
          </table:table-cell>
          <table:table-cell office:value-type="float" office:value="-9.6" calcext:value-type="float">
            <text:p>-9.6</text:p>
          </table:table-cell>
          <table:table-cell office:value-type="float" office:value="-18.74" calcext:value-type="float">
            <text:p>-18.74</text:p>
          </table:table-cell>
          <table:table-cell office:value-type="float" office:value="1" calcext:value-type="float">
            <text:p>1</text:p>
          </table:table-cell>
          <table:table-cell office:value-type="float" office:value="-1579" calcext:value-type="float">
            <text:p>-1579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-144.05" calcext:value-type="float">
            <text:p>-144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4.05" calcext:value-type="float">
            <text:p>-144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4651" calcext:value-type="float">
            <text:p>26224651</text:p>
          </table:table-cell>
          <table:table-cell office:value-type="float" office:value="-9.47" calcext:value-type="float">
            <text:p>-9.47</text:p>
          </table:table-cell>
          <table:table-cell office:value-type="float" office:value="2.65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office:value-type="float" office:value="-1590" calcext:value-type="float">
            <text:p>-1590</text:p>
          </table:table-cell>
          <table:table-cell office:value-type="float" office:value="-9.47" calcext:value-type="float">
            <text:p>-9.47</text:p>
          </table:table-cell>
          <table:table-cell table:number-columns-repeated="2" office:value-type="float" office:value="-141.99" calcext:value-type="float">
            <text:p>-141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1.99" calcext:value-type="float">
            <text:p>-141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8734" calcext:value-type="float">
            <text:p>26228734</text:p>
          </table:table-cell>
          <table:table-cell office:value-type="float" office:value="-9.4" calcext:value-type="float">
            <text:p>-9.4</text:p>
          </table:table-cell>
          <table:table-cell office:value-type="float" office:value="3.53" calcext:value-type="float">
            <text:p>3.53</text:p>
          </table:table-cell>
          <table:table-cell office:value-type="float" office:value="1" calcext:value-type="float">
            <text:p>1</text:p>
          </table:table-cell>
          <table:table-cell office:value-type="float" office:value="-1595" calcext:value-type="float">
            <text:p>-1595</text:p>
          </table:table-cell>
          <table:table-cell office:value-type="float" office:value="-9.4" calcext:value-type="float">
            <text:p>-9.4</text:p>
          </table:table-cell>
          <table:table-cell table:number-columns-repeated="2" office:value-type="float" office:value="-140.97" calcext:value-type="float">
            <text:p>-140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0.97" calcext:value-type="float">
            <text:p>-14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32714" calcext:value-type="float">
            <text:p>26232714</text:p>
          </table:table-cell>
          <table:table-cell office:value-type="float" office:value="-9.57" calcext:value-type="float">
            <text:p>-9.57</text:p>
          </table:table-cell>
          <table:table-cell office:value-type="float" office:value="-21.57" calcext:value-type="float">
            <text:p>-21.57</text:p>
          </table:table-cell>
          <table:table-cell office:value-type="float" office:value="1" calcext:value-type="float">
            <text:p>1</text:p>
          </table:table-cell>
          <table:table-cell office:value-type="float" office:value="-1582" calcext:value-type="float">
            <text:p>-1582</text:p>
          </table:table-cell>
          <table:table-cell office:value-type="float" office:value="-9.57" calcext:value-type="float">
            <text:p>-9.57</text:p>
          </table:table-cell>
          <table:table-cell table:number-columns-repeated="2" office:value-type="float" office:value="-143.52" calcext:value-type="float">
            <text:p>-143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3.52" calcext:value-type="float">
            <text:p>-14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36908" calcext:value-type="float">
            <text:p>26236908</text:p>
          </table:table-cell>
          <table:table-cell office:value-type="float" office:value="-9.65" calcext:value-type="float">
            <text:p>-9.65</text:p>
          </table:table-cell>
          <table:table-cell office:value-type="float" office:value="-24.08" calcext:value-type="float">
            <text:p>-24.08</text:p>
          </table:table-cell>
          <table:table-cell office:value-type="float" office:value="1" calcext:value-type="float">
            <text:p>1</text:p>
          </table:table-cell>
          <table:table-cell office:value-type="float" office:value="-1576" calcext:value-type="float">
            <text:p>-1576</text:p>
          </table:table-cell>
          <table:table-cell office:value-type="float" office:value="-9.65" calcext:value-type="float">
            <text:p>-9.65</text:p>
          </table:table-cell>
          <table:table-cell table:number-columns-repeated="2" office:value-type="float" office:value="-144.7" calcext:value-type="float">
            <text:p>-14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4.7" calcext:value-type="float">
            <text:p>-14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40868" calcext:value-type="float">
            <text:p>26240868</text:p>
          </table:table-cell>
          <table:table-cell office:value-type="float" office:value="-9.49" calcext:value-type="float">
            <text:p>-9.49</text:p>
          </table:table-cell>
          <table:table-cell office:value-type="float" office:value="4.26" calcext:value-type="float">
            <text:p>4.26</text:p>
          </table:table-cell>
          <table:table-cell office:value-type="float" office:value="1" calcext:value-type="float">
            <text:p>1</text:p>
          </table:table-cell>
          <table:table-cell office:value-type="float" office:value="-1588" calcext:value-type="float">
            <text:p>-1588</text:p>
          </table:table-cell>
          <table:table-cell office:value-type="float" office:value="-9.49" calcext:value-type="float">
            <text:p>-9.49</text:p>
          </table:table-cell>
          <table:table-cell table:number-columns-repeated="2" office:value-type="float" office:value="-142.33" calcext:value-type="float">
            <text:p>-142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2.33" calcext:value-type="float">
            <text:p>-142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45280" calcext:value-type="float">
            <text:p>26245280</text:p>
          </table:table-cell>
          <table:table-cell office:value-type="float" office:value="-9.39" calcext:value-type="float">
            <text:p>-9.39</text:p>
          </table:table-cell>
          <table:table-cell office:value-type="float" office:value="5.18" calcext:value-type="float">
            <text:p>5.18</text:p>
          </table:table-cell>
          <table:table-cell office:value-type="float" office:value="1" calcext:value-type="float">
            <text:p>1</text:p>
          </table:table-cell>
          <table:table-cell office:value-type="float" office:value="-1595" calcext:value-type="float">
            <text:p>-1595</text:p>
          </table:table-cell>
          <table:table-cell office:value-type="float" office:value="-9.39" calcext:value-type="float">
            <text:p>-9.39</text:p>
          </table:table-cell>
          <table:table-cell table:number-columns-repeated="2" office:value-type="float" office:value="-140.89" calcext:value-type="float">
            <text:p>-14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0.89" calcext:value-type="float">
            <text:p>-14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48994" calcext:value-type="float">
            <text:p>26248994</text:p>
          </table:table-cell>
          <table:table-cell office:value-type="float" office:value="-9.53" calcext:value-type="float">
            <text:p>-9.53</text:p>
          </table:table-cell>
          <table:table-cell office:value-type="float" office:value="-20.66" calcext:value-type="float">
            <text:p>-20.66</text:p>
          </table:table-cell>
          <table:table-cell office:value-type="float" office:value="1" calcext:value-type="float">
            <text:p>1</text:p>
          </table:table-cell>
          <table:table-cell office:value-type="float" office:value="-1585" calcext:value-type="float">
            <text:p>-1585</text:p>
          </table:table-cell>
          <table:table-cell office:value-type="float" office:value="-9.53" calcext:value-type="float">
            <text:p>-9.53</text:p>
          </table:table-cell>
          <table:table-cell table:number-columns-repeated="2" office:value-type="float" office:value="-142.92" calcext:value-type="float">
            <text:p>-142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2.92" calcext:value-type="float">
            <text:p>-14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53214" calcext:value-type="float">
            <text:p>26253214</text:p>
          </table:table-cell>
          <table:table-cell office:value-type="float" office:value="-9.57" calcext:value-type="float">
            <text:p>-9.57</text:p>
          </table:table-cell>
          <table:table-cell office:value-type="float" office:value="-22.55" calcext:value-type="float">
            <text:p>-22.55</text:p>
          </table:table-cell>
          <table:table-cell office:value-type="float" office:value="1" calcext:value-type="float">
            <text:p>1</text:p>
          </table:table-cell>
          <table:table-cell office:value-type="float" office:value="-1581" calcext:value-type="float">
            <text:p>-1581</text:p>
          </table:table-cell>
          <table:table-cell office:value-type="float" office:value="-9.57" calcext:value-type="float">
            <text:p>-9.57</text:p>
          </table:table-cell>
          <table:table-cell table:number-columns-repeated="2" office:value-type="float" office:value="-143.61" calcext:value-type="float">
            <text:p>-143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3.61" calcext:value-type="float">
            <text:p>-143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57514" calcext:value-type="float">
            <text:p>26257514</text:p>
          </table:table-cell>
          <table:table-cell office:value-type="float" office:value="-9.3" calcext:value-type="float">
            <text:p>-9.3</text:p>
          </table:table-cell>
          <table:table-cell office:value-type="float" office:value="10.56" calcext:value-type="float">
            <text:p>10.56</text:p>
          </table:table-cell>
          <table:table-cell office:value-type="float" office:value="1" calcext:value-type="float">
            <text:p>1</text:p>
          </table:table-cell>
          <table:table-cell office:value-type="float" office:value="-1602" calcext:value-type="float">
            <text:p>-1602</text:p>
          </table:table-cell>
          <table:table-cell office:value-type="float" office:value="-9.3" calcext:value-type="float">
            <text:p>-9.3</text:p>
          </table:table-cell>
          <table:table-cell table:number-columns-repeated="2" office:value-type="float" office:value="-139.53" calcext:value-type="float">
            <text:p>-139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9.53" calcext:value-type="float">
            <text:p>-139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1880" calcext:value-type="float">
            <text:p>26261880</text:p>
          </table:table-cell>
          <table:table-cell office:value-type="float" office:value="-9.22" calcext:value-type="float">
            <text:p>-9.22</text:p>
          </table:table-cell>
          <table:table-cell office:value-type="float" office:value="2.08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float" office:value="-1608" calcext:value-type="float">
            <text:p>-1608</text:p>
          </table:table-cell>
          <table:table-cell office:value-type="float" office:value="-9.22" calcext:value-type="float">
            <text:p>-9.22</text:p>
          </table:table-cell>
          <table:table-cell table:number-columns-repeated="2" office:value-type="float" office:value="-138.23" calcext:value-type="float">
            <text:p>-138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8.23" calcext:value-type="float">
            <text:p>-138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5634" calcext:value-type="float">
            <text:p>26265634</text:p>
          </table:table-cell>
          <table:table-cell office:value-type="float" office:value="-9.36" calcext:value-type="float">
            <text:p>-9.36</text:p>
          </table:table-cell>
          <table:table-cell office:value-type="float" office:value="-23.51" calcext:value-type="float">
            <text:p>-23.51</text:p>
          </table:table-cell>
          <table:table-cell office:value-type="float" office:value="1" calcext:value-type="float">
            <text:p>1</text:p>
          </table:table-cell>
          <table:table-cell office:value-type="float" office:value="-1597" calcext:value-type="float">
            <text:p>-1597</text:p>
          </table:table-cell>
          <table:table-cell office:value-type="float" office:value="-9.36" calcext:value-type="float">
            <text:p>-9.36</text:p>
          </table:table-cell>
          <table:table-cell table:number-columns-repeated="2" office:value-type="float" office:value="-140.45" calcext:value-type="float">
            <text:p>-14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0.45" calcext:value-type="float">
            <text:p>-14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9831" calcext:value-type="float">
            <text:p>26269831</text:p>
          </table:table-cell>
          <table:table-cell office:value-type="float" office:value="-9.41" calcext:value-type="float">
            <text:p>-9.41</text:p>
          </table:table-cell>
          <table:table-cell office:value-type="float" office:value="-22.93" calcext:value-type="float">
            <text:p>-22.93</text:p>
          </table:table-cell>
          <table:table-cell office:value-type="float" office:value="1" calcext:value-type="float">
            <text:p>1</text:p>
          </table:table-cell>
          <table:table-cell office:value-type="float" office:value="-1594" calcext:value-type="float">
            <text:p>-1594</text:p>
          </table:table-cell>
          <table:table-cell office:value-type="float" office:value="-9.41" calcext:value-type="float">
            <text:p>-9.41</text:p>
          </table:table-cell>
          <table:table-cell table:number-columns-repeated="2" office:value-type="float" office:value="-141.09" calcext:value-type="float">
            <text:p>-14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1.09" calcext:value-type="float">
            <text:p>-14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3874" calcext:value-type="float">
            <text:p>26273874</text:p>
          </table:table-cell>
          <table:table-cell office:value-type="float" office:value="-9.12" calcext:value-type="float">
            <text:p>-9.12</text:p>
          </table:table-cell>
          <table:table-cell office:value-type="float" office:value="10.52" calcext:value-type="float">
            <text:p>10.52</text:p>
          </table:table-cell>
          <table:table-cell office:value-type="float" office:value="1" calcext:value-type="float">
            <text:p>1</text:p>
          </table:table-cell>
          <table:table-cell office:value-type="float" office:value="-1615" calcext:value-type="float">
            <text:p>-1615</text:p>
          </table:table-cell>
          <table:table-cell office:value-type="float" office:value="-9.12" calcext:value-type="float">
            <text:p>-9.12</text:p>
          </table:table-cell>
          <table:table-cell table:number-columns-repeated="2" office:value-type="float" office:value="-136.82" calcext:value-type="float">
            <text:p>-136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6.82" calcext:value-type="float">
            <text:p>-136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8134" calcext:value-type="float">
            <text:p>26278134</text:p>
          </table:table-cell>
          <table:table-cell office:value-type="float" office:value="-9.1" calcext:value-type="float">
            <text:p>-9.1</text:p>
          </table:table-cell>
          <table:table-cell office:value-type="float" office:value="-5.84" calcext:value-type="float">
            <text:p>-5.84</text:p>
          </table:table-cell>
          <table:table-cell office:value-type="float" office:value="1" calcext:value-type="float">
            <text:p>1</text:p>
          </table:table-cell>
          <table:table-cell office:value-type="float" office:value="-1617" calcext:value-type="float">
            <text:p>-1617</text:p>
          </table:table-cell>
          <table:table-cell office:value-type="float" office:value="-9.1" calcext:value-type="float">
            <text:p>-9.1</text:p>
          </table:table-cell>
          <table:table-cell table:number-columns-repeated="2" office:value-type="float" office:value="-136.46" calcext:value-type="float">
            <text:p>-136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6.46" calcext:value-type="float">
            <text:p>-13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81974" calcext:value-type="float">
            <text:p>26281974</text:p>
          </table:table-cell>
          <table:table-cell office:value-type="float" office:value="-9.28" calcext:value-type="float">
            <text:p>-9.28</text:p>
          </table:table-cell>
          <table:table-cell office:value-type="float" office:value="-26.8" calcext:value-type="float">
            <text:p>-26.8</text:p>
          </table:table-cell>
          <table:table-cell office:value-type="float" office:value="1" calcext:value-type="float">
            <text:p>1</text:p>
          </table:table-cell>
          <table:table-cell office:value-type="float" office:value="-1603" calcext:value-type="float">
            <text:p>-1603</text:p>
          </table:table-cell>
          <table:table-cell office:value-type="float" office:value="-9.28" calcext:value-type="float">
            <text:p>-9.28</text:p>
          </table:table-cell>
          <table:table-cell table:number-columns-repeated="2" office:value-type="float" office:value="-139.25" calcext:value-type="float">
            <text:p>-139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9.25" calcext:value-type="float">
            <text:p>-13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86288" calcext:value-type="float">
            <text:p>26286288</text:p>
          </table:table-cell>
          <table:table-cell office:value-type="float" office:value="-9.32" calcext:value-type="float">
            <text:p>-9.32</text:p>
          </table:table-cell>
          <table:table-cell office:value-type="float" office:value="-18.53" calcext:value-type="float">
            <text:p>-18.53</text:p>
          </table:table-cell>
          <table:table-cell office:value-type="float" office:value="1" calcext:value-type="float">
            <text:p>1</text:p>
          </table:table-cell>
          <table:table-cell office:value-type="float" office:value="-1600" calcext:value-type="float">
            <text:p>-1600</text:p>
          </table:table-cell>
          <table:table-cell office:value-type="float" office:value="-9.32" calcext:value-type="float">
            <text:p>-9.32</text:p>
          </table:table-cell>
          <table:table-cell table:number-columns-repeated="2" office:value-type="float" office:value="-139.82" calcext:value-type="float">
            <text:p>-139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9.82" calcext:value-type="float">
            <text:p>-139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90074" calcext:value-type="float">
            <text:p>26290074</text:p>
          </table:table-cell>
          <table:table-cell office:value-type="float" office:value="-8.99" calcext:value-type="float">
            <text:p>-8.99</text:p>
          </table:table-cell>
          <table:table-cell office:value-type="float" office:value="16.22" calcext:value-type="float">
            <text:p>16.22</text:p>
          </table:table-cell>
          <table:table-cell office:value-type="float" office:value="1" calcext:value-type="float">
            <text:p>1</text:p>
          </table:table-cell>
          <table:table-cell office:value-type="float" office:value="-1626" calcext:value-type="float">
            <text:p>-1626</text:p>
          </table:table-cell>
          <table:table-cell office:value-type="float" office:value="-8.99" calcext:value-type="float">
            <text:p>-8.99</text:p>
          </table:table-cell>
          <table:table-cell table:number-columns-repeated="2" office:value-type="float" office:value="-134.8" calcext:value-type="float">
            <text:p>-13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4.8" calcext:value-type="float">
            <text:p>-13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94514" calcext:value-type="float">
            <text:p>26294514</text:p>
          </table:table-cell>
          <table:table-cell office:value-type="float" office:value="-8.87" calcext:value-type="float">
            <text:p>-8.87</text:p>
          </table:table-cell>
          <table:table-cell office:value-type="float" office:value="3.99" calcext:value-type="float">
            <text:p>3.99</text:p>
          </table:table-cell>
          <table:table-cell office:value-type="float" office:value="1" calcext:value-type="float">
            <text:p>1</text:p>
          </table:table-cell>
          <table:table-cell office:value-type="float" office:value="-1634" calcext:value-type="float">
            <text:p>-1634</text:p>
          </table:table-cell>
          <table:table-cell office:value-type="float" office:value="-8.87" calcext:value-type="float">
            <text:p>-8.87</text:p>
          </table:table-cell>
          <table:table-cell table:number-columns-repeated="2" office:value-type="float" office:value="-133.03" calcext:value-type="float">
            <text:p>-133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3.03" calcext:value-type="float">
            <text:p>-133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98220" calcext:value-type="float">
            <text:p>26298220</text:p>
          </table:table-cell>
          <table:table-cell office:value-type="float" office:value="-9.06" calcext:value-type="float">
            <text:p>-9.06</text:p>
          </table:table-cell>
          <table:table-cell office:value-type="float" office:value="-27.06" calcext:value-type="float">
            <text:p>-27.06</text:p>
          </table:table-cell>
          <table:table-cell office:value-type="float" office:value="1" calcext:value-type="float">
            <text:p>1</text:p>
          </table:table-cell>
          <table:table-cell office:value-type="float" office:value="-1620" calcext:value-type="float">
            <text:p>-1620</text:p>
          </table:table-cell>
          <table:table-cell office:value-type="float" office:value="-9.06" calcext:value-type="float">
            <text:p>-9.06</text:p>
          </table:table-cell>
          <table:table-cell table:number-columns-repeated="2" office:value-type="float" office:value="-135.96" calcext:value-type="float">
            <text:p>-135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5.96" calcext:value-type="float">
            <text:p>-13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02468" calcext:value-type="float">
            <text:p>26302468</text:p>
          </table:table-cell>
          <table:table-cell office:value-type="float" office:value="-9.08" calcext:value-type="float">
            <text:p>-9.08</text:p>
          </table:table-cell>
          <table:table-cell office:value-type="float" office:value="-13.97" calcext:value-type="float">
            <text:p>-13.97</text:p>
          </table:table-cell>
          <table:table-cell office:value-type="float" office:value="1" calcext:value-type="float">
            <text:p>1</text:p>
          </table:table-cell>
          <table:table-cell office:value-type="float" office:value="-1619" calcext:value-type="float">
            <text:p>-1619</text:p>
          </table:table-cell>
          <table:table-cell office:value-type="float" office:value="-9.08" calcext:value-type="float">
            <text:p>-9.08</text:p>
          </table:table-cell>
          <table:table-cell table:number-columns-repeated="2" office:value-type="float" office:value="-136.17" calcext:value-type="float">
            <text:p>-136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6.17" calcext:value-type="float">
            <text:p>-136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06294" calcext:value-type="float">
            <text:p>26306294</text:p>
          </table:table-cell>
          <table:table-cell office:value-type="float" office:value="-8.8" calcext:value-type="float">
            <text:p>-8.8</text:p>
          </table:table-cell>
          <table:table-cell office:value-type="float" office:value="15.09" calcext:value-type="float">
            <text:p>15.09</text:p>
          </table:table-cell>
          <table:table-cell office:value-type="float" office:value="1" calcext:value-type="float">
            <text:p>1</text:p>
          </table:table-cell>
          <table:table-cell office:value-type="float" office:value="-1640" calcext:value-type="float">
            <text:p>-1640</text:p>
          </table:table-cell>
          <table:table-cell office:value-type="float" office:value="-8.8" calcext:value-type="float">
            <text:p>-8.8</text:p>
          </table:table-cell>
          <table:table-cell table:number-columns-repeated="2" office:value-type="float" office:value="-131.94" calcext:value-type="float">
            <text:p>-131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1.94" calcext:value-type="float">
            <text:p>-131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0774" calcext:value-type="float">
            <text:p>26310774</text:p>
          </table:table-cell>
          <table:table-cell office:value-type="float" office:value="-8.73" calcext:value-type="float">
            <text:p>-8.73</text:p>
          </table:table-cell>
          <table:table-cell office:value-type="float" office:value="-1.94" calcext:value-type="float">
            <text:p>-1.94</text:p>
          </table:table-cell>
          <table:table-cell office:value-type="float" office:value="1" calcext:value-type="float">
            <text:p>1</text:p>
          </table:table-cell>
          <table:table-cell office:value-type="float" office:value="-1645" calcext:value-type="float">
            <text:p>-1645</text:p>
          </table:table-cell>
          <table:table-cell office:value-type="float" office:value="-8.73" calcext:value-type="float">
            <text:p>-8.73</text:p>
          </table:table-cell>
          <table:table-cell table:number-columns-repeated="2" office:value-type="float" office:value="-130.89" calcext:value-type="float">
            <text:p>-13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0.89" calcext:value-type="float">
            <text:p>-13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4894" calcext:value-type="float">
            <text:p>26314894</text:p>
          </table:table-cell>
          <table:table-cell office:value-type="float" office:value="-9.02" calcext:value-type="float">
            <text:p>-9.02</text:p>
          </table:table-cell>
          <table:table-cell office:value-type="float" office:value="-37.48" calcext:value-type="float">
            <text:p>-37.48</text:p>
          </table:table-cell>
          <table:table-cell office:value-type="float" office:value="1" calcext:value-type="float">
            <text:p>1</text:p>
          </table:table-cell>
          <table:table-cell office:value-type="float" office:value="-1623" calcext:value-type="float">
            <text:p>-1623</text:p>
          </table:table-cell>
          <table:table-cell office:value-type="float" office:value="-9.02" calcext:value-type="float">
            <text:p>-9.02</text:p>
          </table:table-cell>
          <table:table-cell table:number-columns-repeated="2" office:value-type="float" office:value="-135.36" calcext:value-type="float">
            <text:p>-135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5.36" calcext:value-type="float">
            <text:p>-13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9188" calcext:value-type="float">
            <text:p>26319188</text:p>
          </table:table-cell>
          <table:table-cell office:value-type="float" office:value="-9.03" calcext:value-type="float">
            <text:p>-9.03</text:p>
          </table:table-cell>
          <table:table-cell office:value-type="float" office:value="-12.8" calcext:value-type="float">
            <text:p>-12.8</text:p>
          </table:table-cell>
          <table:table-cell office:value-type="float" office:value="1" calcext:value-type="float">
            <text:p>1</text:p>
          </table:table-cell>
          <table:table-cell office:value-type="float" office:value="-1622" calcext:value-type="float">
            <text:p>-1622</text:p>
          </table:table-cell>
          <table:table-cell office:value-type="float" office:value="-9.03" calcext:value-type="float">
            <text:p>-9.03</text:p>
          </table:table-cell>
          <table:table-cell table:number-columns-repeated="2" office:value-type="float" office:value="-135.48" calcext:value-type="float">
            <text:p>-135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5.48" calcext:value-type="float">
            <text:p>-13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22968" calcext:value-type="float">
            <text:p>26322968</text:p>
          </table:table-cell>
          <table:table-cell office:value-type="float" office:value="-8.76" calcext:value-type="float">
            <text:p>-8.76</text:p>
          </table:table-cell>
          <table:table-cell office:value-type="float" office:value="17.15" calcext:value-type="float">
            <text:p>17.15</text:p>
          </table:table-cell>
          <table:table-cell office:value-type="float" office:value="1" calcext:value-type="float">
            <text:p>1</text:p>
          </table:table-cell>
          <table:table-cell office:value-type="float" office:value="-1643" calcext:value-type="float">
            <text:p>-1643</text:p>
          </table:table-cell>
          <table:table-cell office:value-type="float" office:value="-8.76" calcext:value-type="float">
            <text:p>-8.76</text:p>
          </table:table-cell>
          <table:table-cell table:number-columns-repeated="2" office:value-type="float" office:value="-131.37" calcext:value-type="float">
            <text:p>-131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1.37" calcext:value-type="float">
            <text:p>-13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26951" calcext:value-type="float">
            <text:p>26326951</text:p>
          </table:table-cell>
          <table:table-cell office:value-type="float" office:value="-8.54" calcext:value-type="float">
            <text:p>-8.54</text:p>
          </table:table-cell>
          <table:table-cell office:value-type="float" office:value="11.26" calcext:value-type="float">
            <text:p>11.26</text:p>
          </table:table-cell>
          <table:table-cell office:value-type="float" office:value="1" calcext:value-type="float">
            <text:p>1</text:p>
          </table:table-cell>
          <table:table-cell office:value-type="float" office:value="-1659" calcext:value-type="float">
            <text:p>-1659</text:p>
          </table:table-cell>
          <table:table-cell office:value-type="float" office:value="-8.54" calcext:value-type="float">
            <text:p>-8.54</text:p>
          </table:table-cell>
          <table:table-cell table:number-columns-repeated="2" office:value-type="float" office:value="-128.11" calcext:value-type="float">
            <text:p>-12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8.11" calcext:value-type="float">
            <text:p>-128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0954" calcext:value-type="float">
            <text:p>26330954</text:p>
          </table:table-cell>
          <table:table-cell office:value-type="float" office:value="-8.65" calcext:value-type="float">
            <text:p>-8.65</text:p>
          </table:table-cell>
          <table:table-cell office:value-type="float" office:value="-18.39" calcext:value-type="float">
            <text:p>-18.39</text:p>
          </table:table-cell>
          <table:table-cell office:value-type="float" office:value="1" calcext:value-type="float">
            <text:p>1</text:p>
          </table:table-cell>
          <table:table-cell office:value-type="float" office:value="-1650" calcext:value-type="float">
            <text:p>-1650</text:p>
          </table:table-cell>
          <table:table-cell office:value-type="float" office:value="-8.65" calcext:value-type="float">
            <text:p>-8.65</text:p>
          </table:table-cell>
          <table:table-cell table:number-columns-repeated="2" office:value-type="float" office:value="-129.82" calcext:value-type="float">
            <text:p>-129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9.82" calcext:value-type="float">
            <text:p>-129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4991" calcext:value-type="float">
            <text:p>26334991</text:p>
          </table:table-cell>
          <table:table-cell office:value-type="float" office:value="-8.84" calcext:value-type="float">
            <text:p>-8.84</text:p>
          </table:table-cell>
          <table:table-cell office:value-type="float" office:value="-28.96" calcext:value-type="float">
            <text:p>-28.96</text:p>
          </table:table-cell>
          <table:table-cell office:value-type="float" office:value="1" calcext:value-type="float">
            <text:p>1</text:p>
          </table:table-cell>
          <table:table-cell office:value-type="float" office:value="-1636" calcext:value-type="float">
            <text:p>-1636</text:p>
          </table:table-cell>
          <table:table-cell office:value-type="float" office:value="-8.84" calcext:value-type="float">
            <text:p>-8.84</text:p>
          </table:table-cell>
          <table:table-cell table:number-columns-repeated="2" office:value-type="float" office:value="-132.66" calcext:value-type="float">
            <text:p>-132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2.66" calcext:value-type="float">
            <text:p>-132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9740" calcext:value-type="float">
            <text:p>26339740</text:p>
          </table:table-cell>
          <table:table-cell office:value-type="float" office:value="-8.67" calcext:value-type="float">
            <text:p>-8.67</text:p>
          </table:table-cell>
          <table:table-cell office:value-type="float" office:value="9.53" calcext:value-type="float">
            <text:p>9.53</text:p>
          </table:table-cell>
          <table:table-cell office:value-type="float" office:value="1" calcext:value-type="float">
            <text:p>1</text:p>
          </table:table-cell>
          <table:table-cell office:value-type="float" office:value="-1649" calcext:value-type="float">
            <text:p>-1649</text:p>
          </table:table-cell>
          <table:table-cell office:value-type="float" office:value="-8.67" calcext:value-type="float">
            <text:p>-8.67</text:p>
          </table:table-cell>
          <table:table-cell table:number-columns-repeated="2" office:value-type="float" office:value="-130.04" calcext:value-type="float">
            <text:p>-13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0.04" calcext:value-type="float">
            <text:p>-13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45108" calcext:value-type="float">
            <text:p>26345108</text:p>
          </table:table-cell>
          <table:table-cell office:value-type="float" office:value="-8.44" calcext:value-type="float">
            <text:p>-8.44</text:p>
          </table:table-cell>
          <table:table-cell office:value-type="float" office:value="15.28" calcext:value-type="float">
            <text:p>15.28</text:p>
          </table:table-cell>
          <table:table-cell office:value-type="float" office:value="1" calcext:value-type="float">
            <text:p>1</text:p>
          </table:table-cell>
          <table:table-cell office:value-type="float" office:value="-1667" calcext:value-type="float">
            <text:p>-1667</text:p>
          </table:table-cell>
          <table:table-cell office:value-type="float" office:value="-8.44" calcext:value-type="float">
            <text:p>-8.44</text:p>
          </table:table-cell>
          <table:table-cell table:number-columns-repeated="2" office:value-type="float" office:value="-126.55" calcext:value-type="float">
            <text:p>-126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6.55" calcext:value-type="float">
            <text:p>-126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48888" calcext:value-type="float">
            <text:p>26348888</text:p>
          </table:table-cell>
          <table:table-cell office:value-type="float" office:value="-8.62" calcext:value-type="float">
            <text:p>-8.62</text:p>
          </table:table-cell>
          <table:table-cell office:value-type="float" office:value="-22.21" calcext:value-type="float">
            <text:p>-22.21</text:p>
          </table:table-cell>
          <table:table-cell office:value-type="float" office:value="1" calcext:value-type="float">
            <text:p>1</text:p>
          </table:table-cell>
          <table:table-cell office:value-type="float" office:value="-1653" calcext:value-type="float">
            <text:p>-1653</text:p>
          </table:table-cell>
          <table:table-cell office:value-type="float" office:value="-8.62" calcext:value-type="float">
            <text:p>-8.62</text:p>
          </table:table-cell>
          <table:table-cell table:number-columns-repeated="2" office:value-type="float" office:value="-129.24" calcext:value-type="float">
            <text:p>-129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9.24" calcext:value-type="float">
            <text:p>-12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53620" calcext:value-type="float">
            <text:p>26353620</text:p>
          </table:table-cell>
          <table:table-cell office:value-type="float" office:value="-8.96" calcext:value-type="float">
            <text:p>-8.96</text:p>
          </table:table-cell>
          <table:table-cell office:value-type="float" office:value="-42.26" calcext:value-type="float">
            <text:p>-42.26</text:p>
          </table:table-cell>
          <table:table-cell office:value-type="float" office:value="1" calcext:value-type="float">
            <text:p>1</text:p>
          </table:table-cell>
          <table:table-cell office:value-type="float" office:value="-1628" calcext:value-type="float">
            <text:p>-1628</text:p>
          </table:table-cell>
          <table:table-cell office:value-type="float" office:value="-8.96" calcext:value-type="float">
            <text:p>-8.96</text:p>
          </table:table-cell>
          <table:table-cell table:number-columns-repeated="2" office:value-type="float" office:value="-134.36" calcext:value-type="float">
            <text:p>-134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4.36" calcext:value-type="float">
            <text:p>-13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57211" calcext:value-type="float">
            <text:p>26357211</text:p>
          </table:table-cell>
          <table:table-cell office:value-type="float" office:value="-8.89" calcext:value-type="float">
            <text:p>-8.89</text:p>
          </table:table-cell>
          <table:table-cell office:value-type="float" office:value="-0.68" calcext:value-type="float">
            <text:p>-0.68</text:p>
          </table:table-cell>
          <table:table-cell office:value-type="float" office:value="1" calcext:value-type="float">
            <text:p>1</text:p>
          </table:table-cell>
          <table:table-cell office:value-type="float" office:value="-1633" calcext:value-type="float">
            <text:p>-1633</text:p>
          </table:table-cell>
          <table:table-cell office:value-type="float" office:value="-8.89" calcext:value-type="float">
            <text:p>-8.89</text:p>
          </table:table-cell>
          <table:table-cell table:number-columns-repeated="2" office:value-type="float" office:value="-133.28" calcext:value-type="float">
            <text:p>-133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3.28" calcext:value-type="float">
            <text:p>-13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62063" calcext:value-type="float">
            <text:p>26362063</text:p>
          </table:table-cell>
          <table:table-cell office:value-type="float" office:value="-8.46" calcext:value-type="float">
            <text:p>-8.46</text:p>
          </table:table-cell>
          <table:table-cell office:value-type="float" office:value="33.05" calcext:value-type="float">
            <text:p>33.05</text:p>
          </table:table-cell>
          <table:table-cell office:value-type="float" office:value="1" calcext:value-type="float">
            <text:p>1</text:p>
          </table:table-cell>
          <table:table-cell office:value-type="float" office:value="-1665" calcext:value-type="float">
            <text:p>-1665</text:p>
          </table:table-cell>
          <table:table-cell office:value-type="float" office:value="-8.46" calcext:value-type="float">
            <text:p>-8.46</text:p>
          </table:table-cell>
          <table:table-cell table:number-columns-repeated="2" office:value-type="float" office:value="-126.95" calcext:value-type="float">
            <text:p>-126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6.95" calcext:value-type="float">
            <text:p>-12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65908" calcext:value-type="float">
            <text:p>26365908</text:p>
          </table:table-cell>
          <table:table-cell office:value-type="float" office:value="-8.58" calcext:value-type="float">
            <text:p>-8.58</text:p>
          </table:table-cell>
          <table:table-cell office:value-type="float" office:value="-18.7" calcext:value-type="float">
            <text:p>-18.7</text:p>
          </table:table-cell>
          <table:table-cell office:value-type="float" office:value="1" calcext:value-type="float">
            <text:p>1</text:p>
          </table:table-cell>
          <table:table-cell office:value-type="float" office:value="-1656" calcext:value-type="float">
            <text:p>-1656</text:p>
          </table:table-cell>
          <table:table-cell office:value-type="float" office:value="-8.58" calcext:value-type="float">
            <text:p>-8.58</text:p>
          </table:table-cell>
          <table:table-cell table:number-columns-repeated="2" office:value-type="float" office:value="-128.66" calcext:value-type="float">
            <text:p>-128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8.66" calcext:value-type="float">
            <text:p>-128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0320" calcext:value-type="float">
            <text:p>26370320</text:p>
          </table:table-cell>
          <table:table-cell office:value-type="float" office:value="-8.87" calcext:value-type="float">
            <text:p>-8.87</text:p>
          </table:table-cell>
          <table:table-cell office:value-type="float" office:value="-38.54" calcext:value-type="float">
            <text:p>-38.54</text:p>
          </table:table-cell>
          <table:table-cell office:value-type="float" office:value="1" calcext:value-type="float">
            <text:p>1</text:p>
          </table:table-cell>
          <table:table-cell office:value-type="float" office:value="-1634" calcext:value-type="float">
            <text:p>-1634</text:p>
          </table:table-cell>
          <table:table-cell office:value-type="float" office:value="-8.87" calcext:value-type="float">
            <text:p>-8.87</text:p>
          </table:table-cell>
          <table:table-cell table:number-columns-repeated="2" office:value-type="float" office:value="-133.08" calcext:value-type="float">
            <text:p>-133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3.08" calcext:value-type="float">
            <text:p>-133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3974" calcext:value-type="float">
            <text:p>26373974</text:p>
          </table:table-cell>
          <table:table-cell office:value-type="float" office:value="-8.87" calcext:value-type="float">
            <text:p>-8.87</text:p>
          </table:table-cell>
          <table:table-cell office:value-type="float" office:value="-9.08" calcext:value-type="float">
            <text:p>-9.08</text:p>
          </table:table-cell>
          <table:table-cell office:value-type="float" office:value="1" calcext:value-type="float">
            <text:p>1</text:p>
          </table:table-cell>
          <table:table-cell office:value-type="float" office:value="-1635" calcext:value-type="float">
            <text:p>-1635</text:p>
          </table:table-cell>
          <table:table-cell office:value-type="float" office:value="-8.87" calcext:value-type="float">
            <text:p>-8.87</text:p>
          </table:table-cell>
          <table:table-cell table:number-columns-repeated="2" office:value-type="float" office:value="-132.98" calcext:value-type="float">
            <text:p>-132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2.98" calcext:value-type="float">
            <text:p>-132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8274" calcext:value-type="float">
            <text:p>26378274</text:p>
          </table:table-cell>
          <table:table-cell office:value-type="float" office:value="-8.59" calcext:value-type="float">
            <text:p>-8.59</text:p>
          </table:table-cell>
          <table:table-cell office:value-type="float" office:value="21.02" calcext:value-type="float">
            <text:p>21.02</text:p>
          </table:table-cell>
          <table:table-cell office:value-type="float" office:value="1" calcext:value-type="float">
            <text:p>1</text:p>
          </table:table-cell>
          <table:table-cell office:value-type="float" office:value="-1655" calcext:value-type="float">
            <text:p>-1655</text:p>
          </table:table-cell>
          <table:table-cell office:value-type="float" office:value="-8.59" calcext:value-type="float">
            <text:p>-8.59</text:p>
          </table:table-cell>
          <table:table-cell table:number-columns-repeated="2" office:value-type="float" office:value="-128.91" calcext:value-type="float">
            <text:p>-128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8.91" calcext:value-type="float">
            <text:p>-128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82051" calcext:value-type="float">
            <text:p>26382051</text:p>
          </table:table-cell>
          <table:table-cell office:value-type="float" office:value="-8.43" calcext:value-type="float">
            <text:p>-8.43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float" office:value="-1667" calcext:value-type="float">
            <text:p>-1667</text:p>
          </table:table-cell>
          <table:table-cell office:value-type="float" office:value="-8.43" calcext:value-type="float">
            <text:p>-8.43</text:p>
          </table:table-cell>
          <table:table-cell table:number-columns-repeated="2" office:value-type="float" office:value="-126.43" calcext:value-type="float">
            <text:p>-126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6.43" calcext:value-type="float">
            <text:p>-126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86448" calcext:value-type="float">
            <text:p>26386448</text:p>
          </table:table-cell>
          <table:table-cell office:value-type="float" office:value="-8.66" calcext:value-type="float">
            <text:p>-8.66</text:p>
          </table:table-cell>
          <table:table-cell office:value-type="float" office:value="-31.72" calcext:value-type="float">
            <text:p>-31.72</text:p>
          </table:table-cell>
          <table:table-cell office:value-type="float" office:value="1" calcext:value-type="float">
            <text:p>1</text:p>
          </table:table-cell>
          <table:table-cell office:value-type="float" office:value="-1650" calcext:value-type="float">
            <text:p>-1650</text:p>
          </table:table-cell>
          <table:table-cell office:value-type="float" office:value="-8.66" calcext:value-type="float">
            <text:p>-8.66</text:p>
          </table:table-cell>
          <table:table-cell table:number-columns-repeated="2" office:value-type="float" office:value="-129.94" calcext:value-type="float">
            <text:p>-129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9.94" calcext:value-type="float">
            <text:p>-12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0131" calcext:value-type="float">
            <text:p>26390131</text:p>
          </table:table-cell>
          <table:table-cell office:value-type="float" office:value="-8.69" calcext:value-type="float">
            <text:p>-8.69</text:p>
          </table:table-cell>
          <table:table-cell office:value-type="float" office:value="-13.28" calcext:value-type="float">
            <text:p>-13.28</text:p>
          </table:table-cell>
          <table:table-cell office:value-type="float" office:value="1" calcext:value-type="float">
            <text:p>1</text:p>
          </table:table-cell>
          <table:table-cell office:value-type="float" office:value="-1648" calcext:value-type="float">
            <text:p>-1648</text:p>
          </table:table-cell>
          <table:table-cell office:value-type="float" office:value="-8.69" calcext:value-type="float">
            <text:p>-8.69</text:p>
          </table:table-cell>
          <table:table-cell table:number-columns-repeated="2" office:value-type="float" office:value="-130.32" calcext:value-type="float">
            <text:p>-13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0.32" calcext:value-type="float">
            <text:p>-13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4954" calcext:value-type="float">
            <text:p>26394954</text:p>
          </table:table-cell>
          <table:table-cell office:value-type="float" office:value="-8.5" calcext:value-type="float">
            <text:p>-8.5</text:p>
          </table:table-cell>
          <table:table-cell office:value-type="float" office:value="14.18" calcext:value-type="float">
            <text:p>14.18</text:p>
          </table:table-cell>
          <table:table-cell office:value-type="float" office:value="1" calcext:value-type="float">
            <text:p>1</text:p>
          </table:table-cell>
          <table:table-cell office:value-type="float" office:value="-1662" calcext:value-type="float">
            <text:p>-1662</text:p>
          </table:table-cell>
          <table:table-cell office:value-type="float" office:value="-8.5" calcext:value-type="float">
            <text:p>-8.5</text:p>
          </table:table-cell>
          <table:table-cell table:number-columns-repeated="2" office:value-type="float" office:value="-127.49" calcext:value-type="float">
            <text:p>-127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7.49" calcext:value-type="float">
            <text:p>-127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8631" calcext:value-type="float">
            <text:p>26398631</text:p>
          </table:table-cell>
          <table:table-cell office:value-type="float" office:value="-8.29" calcext:value-type="float">
            <text:p>-8.29</text:p>
          </table:table-cell>
          <table:table-cell office:value-type="float" office:value="13.76" calcext:value-type="float">
            <text:p>13.76</text:p>
          </table:table-cell>
          <table:table-cell office:value-type="float" office:value="1" calcext:value-type="float">
            <text:p>1</text:p>
          </table:table-cell>
          <table:table-cell office:value-type="float" office:value="-1677" calcext:value-type="float">
            <text:p>-1677</text:p>
          </table:table-cell>
          <table:table-cell office:value-type="float" office:value="-8.29" calcext:value-type="float">
            <text:p>-8.29</text:p>
          </table:table-cell>
          <table:table-cell table:number-columns-repeated="2" office:value-type="float" office:value="-124.42" calcext:value-type="float">
            <text:p>-124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4.42" calcext:value-type="float">
            <text:p>-124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2934" calcext:value-type="float">
            <text:p>26402934</text:p>
          </table:table-cell>
          <table:table-cell office:value-type="float" office:value="-8.6" calcext:value-type="float">
            <text:p>-8.6</text:p>
          </table:table-cell>
          <table:table-cell office:value-type="float" office:value="-36.48" calcext:value-type="float">
            <text:p>-36.48</text:p>
          </table:table-cell>
          <table:table-cell office:value-type="float" office:value="1" calcext:value-type="float">
            <text:p>1</text:p>
          </table:table-cell>
          <table:table-cell office:value-type="float" office:value="-1655" calcext:value-type="float">
            <text:p>-1655</text:p>
          </table:table-cell>
          <table:table-cell office:value-type="float" office:value="-8.6" calcext:value-type="float">
            <text:p>-8.6</text:p>
          </table:table-cell>
          <table:table-cell table:number-columns-repeated="2" office:value-type="float" office:value="-128.99" calcext:value-type="float">
            <text:p>-128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8.99" calcext:value-type="float">
            <text:p>-128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7254" calcext:value-type="float">
            <text:p>26407254</text:p>
          </table:table-cell>
          <table:table-cell office:value-type="float" office:value="-8.74" calcext:value-type="float">
            <text:p>-8.74</text:p>
          </table:table-cell>
          <table:table-cell office:value-type="float" office:value="-23.19" calcext:value-type="float">
            <text:p>-23.19</text:p>
          </table:table-cell>
          <table:table-cell office:value-type="float" office:value="1" calcext:value-type="float">
            <text:p>1</text:p>
          </table:table-cell>
          <table:table-cell office:value-type="float" office:value="-1644" calcext:value-type="float">
            <text:p>-1644</text:p>
          </table:table-cell>
          <table:table-cell office:value-type="float" office:value="-8.74" calcext:value-type="float">
            <text:p>-8.74</text:p>
          </table:table-cell>
          <table:table-cell table:number-columns-repeated="2" office:value-type="float" office:value="-131.13" calcext:value-type="float">
            <text:p>-131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1.13" calcext:value-type="float">
            <text:p>-13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1427" calcext:value-type="float">
            <text:p>26411427</text:p>
          </table:table-cell>
          <table:table-cell office:value-type="float" office:value="-8.54" calcext:value-type="float">
            <text:p>-8.54</text:p>
          </table:table-cell>
          <table:table-cell office:value-type="float" office:value="16.17" calcext:value-type="float">
            <text:p>16.17</text:p>
          </table:table-cell>
          <table:table-cell office:value-type="float" office:value="1" calcext:value-type="float">
            <text:p>1</text:p>
          </table:table-cell>
          <table:table-cell office:value-type="float" office:value="-1659" calcext:value-type="float">
            <text:p>-1659</text:p>
          </table:table-cell>
          <table:table-cell office:value-type="float" office:value="-8.54" calcext:value-type="float">
            <text:p>-8.54</text:p>
          </table:table-cell>
          <table:table-cell table:number-columns-repeated="2" office:value-type="float" office:value="-128.09" calcext:value-type="float">
            <text:p>-128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8.09" calcext:value-type="float">
            <text:p>-128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5311" calcext:value-type="float">
            <text:p>26415311</text:p>
          </table:table-cell>
          <table:table-cell office:value-type="float" office:value="-8.28" calcext:value-type="float">
            <text:p>-8.28</text:p>
          </table:table-cell>
          <table:table-cell office:value-type="float" office:value="21.52" calcext:value-type="float">
            <text:p>21.52</text:p>
          </table:table-cell>
          <table:table-cell office:value-type="float" office:value="1" calcext:value-type="float">
            <text:p>1</text:p>
          </table:table-cell>
          <table:table-cell office:value-type="float" office:value="-1678" calcext:value-type="float">
            <text:p>-1678</text:p>
          </table:table-cell>
          <table:table-cell office:value-type="float" office:value="-8.28" calcext:value-type="float">
            <text:p>-8.28</text:p>
          </table:table-cell>
          <table:table-cell table:number-columns-repeated="2" office:value-type="float" office:value="-124.23" calcext:value-type="float">
            <text:p>-124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4.23" calcext:value-type="float">
            <text:p>-124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9560" calcext:value-type="float">
            <text:p>26419560</text:p>
          </table:table-cell>
          <table:table-cell office:value-type="float" office:value="-8.51" calcext:value-type="float">
            <text:p>-8.51</text:p>
          </table:table-cell>
          <table:table-cell office:value-type="float" office:value="-25.24" calcext:value-type="float">
            <text:p>-25.24</text:p>
          </table:table-cell>
          <table:table-cell office:value-type="float" office:value="1" calcext:value-type="float">
            <text:p>1</text:p>
          </table:table-cell>
          <table:table-cell office:value-type="float" office:value="-1662" calcext:value-type="float">
            <text:p>-1662</text:p>
          </table:table-cell>
          <table:table-cell office:value-type="float" office:value="-8.51" calcext:value-type="float">
            <text:p>-8.51</text:p>
          </table:table-cell>
          <table:table-cell table:number-columns-repeated="2" office:value-type="float" office:value="-127.6" calcext:value-type="float">
            <text:p>-12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7.6" calcext:value-type="float">
            <text:p>-12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23440" calcext:value-type="float">
            <text:p>26423440</text:p>
          </table:table-cell>
          <table:table-cell office:value-type="float" office:value="-8.83" calcext:value-type="float">
            <text:p>-8.83</text:p>
          </table:table-cell>
          <table:table-cell office:value-type="float" office:value="-38.91" calcext:value-type="float">
            <text:p>-38.91</text:p>
          </table:table-cell>
          <table:table-cell office:value-type="float" office:value="1" calcext:value-type="float">
            <text:p>1</text:p>
          </table:table-cell>
          <table:table-cell office:value-type="float" office:value="-1637" calcext:value-type="float">
            <text:p>-1637</text:p>
          </table:table-cell>
          <table:table-cell office:value-type="float" office:value="-8.83" calcext:value-type="float">
            <text:p>-8.83</text:p>
          </table:table-cell>
          <table:table-cell table:number-columns-repeated="2" office:value-type="float" office:value="-132.49" calcext:value-type="float">
            <text:p>-132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2.49" calcext:value-type="float">
            <text:p>-132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27800" calcext:value-type="float">
            <text:p>26427800</text:p>
          </table:table-cell>
          <table:table-cell office:value-type="float" office:value="-8.71" calcext:value-type="float">
            <text:p>-8.71</text:p>
          </table:table-cell>
          <table:table-cell office:value-type="float" office:value="6.91" calcext:value-type="float">
            <text:p>6.91</text:p>
          </table:table-cell>
          <table:table-cell office:value-type="float" office:value="1" calcext:value-type="float">
            <text:p>1</text:p>
          </table:table-cell>
          <table:table-cell office:value-type="float" office:value="-1647" calcext:value-type="float">
            <text:p>-1647</text:p>
          </table:table-cell>
          <table:table-cell office:value-type="float" office:value="-8.71" calcext:value-type="float">
            <text:p>-8.71</text:p>
          </table:table-cell>
          <table:table-cell table:number-columns-repeated="2" office:value-type="float" office:value="-130.59" calcext:value-type="float">
            <text:p>-130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0.59" calcext:value-type="float">
            <text:p>-13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1591" calcext:value-type="float">
            <text:p>26431591</text:p>
          </table:table-cell>
          <table:table-cell office:value-type="float" office:value="-8.41" calcext:value-type="float">
            <text:p>-8.41</text:p>
          </table:table-cell>
          <table:table-cell office:value-type="float" office:value="26.25" calcext:value-type="float">
            <text:p>26.25</text:p>
          </table:table-cell>
          <table:table-cell office:value-type="float" office:value="1" calcext:value-type="float">
            <text:p>1</text:p>
          </table:table-cell>
          <table:table-cell office:value-type="float" office:value="-1669" calcext:value-type="float">
            <text:p>-1669</text:p>
          </table:table-cell>
          <table:table-cell office:value-type="float" office:value="-8.41" calcext:value-type="float">
            <text:p>-8.41</text:p>
          </table:table-cell>
          <table:table-cell table:number-columns-repeated="2" office:value-type="float" office:value="-126.12" calcext:value-type="float">
            <text:p>-126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6.12" calcext:value-type="float">
            <text:p>-126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5968" calcext:value-type="float">
            <text:p>26435968</text:p>
          </table:table-cell>
          <table:table-cell office:value-type="float" office:value="-8.51" calcext:value-type="float">
            <text:p>-8.51</text:p>
          </table:table-cell>
          <table:table-cell office:value-type="float" office:value="-11.59" calcext:value-type="float">
            <text:p>-11.59</text:p>
          </table:table-cell>
          <table:table-cell office:value-type="float" office:value="1" calcext:value-type="float">
            <text:p>1</text:p>
          </table:table-cell>
          <table:table-cell office:value-type="float" office:value="-1661" calcext:value-type="float">
            <text:p>-1661</text:p>
          </table:table-cell>
          <table:table-cell office:value-type="float" office:value="-8.51" calcext:value-type="float">
            <text:p>-8.51</text:p>
          </table:table-cell>
          <table:table-cell table:number-columns-repeated="2" office:value-type="float" office:value="-127.63" calcext:value-type="float">
            <text:p>-127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7.63" calcext:value-type="float">
            <text:p>-127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9731" calcext:value-type="float">
            <text:p>26439731</text:p>
          </table:table-cell>
          <table:table-cell office:value-type="float" office:value="-8.74" calcext:value-type="float">
            <text:p>-8.74</text:p>
          </table:table-cell>
          <table:table-cell office:value-type="float" office:value="-28.82" calcext:value-type="float">
            <text:p>-28.82</text:p>
          </table:table-cell>
          <table:table-cell office:value-type="float" office:value="1" calcext:value-type="float">
            <text:p>1</text:p>
          </table:table-cell>
          <table:table-cell office:value-type="float" office:value="-1644" calcext:value-type="float">
            <text:p>-1644</text:p>
          </table:table-cell>
          <table:table-cell office:value-type="float" office:value="-8.74" calcext:value-type="float">
            <text:p>-8.74</text:p>
          </table:table-cell>
          <table:table-cell table:number-columns-repeated="2" office:value-type="float" office:value="-131.17" calcext:value-type="float">
            <text:p>-131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1.17" calcext:value-type="float">
            <text:p>-13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4300" calcext:value-type="float">
            <text:p>26444300</text:p>
          </table:table-cell>
          <table:table-cell office:value-type="float" office:value="-8.68" calcext:value-type="float">
            <text:p>-8.68</text:p>
          </table:table-cell>
          <table:table-cell office:value-type="float" office:value="-1.42" calcext:value-type="float">
            <text:p>-1.42</text:p>
          </table:table-cell>
          <table:table-cell office:value-type="float" office:value="1" calcext:value-type="float">
            <text:p>1</text:p>
          </table:table-cell>
          <table:table-cell office:value-type="float" office:value="-1649" calcext:value-type="float">
            <text:p>-1649</text:p>
          </table:table-cell>
          <table:table-cell office:value-type="float" office:value="-8.68" calcext:value-type="float">
            <text:p>-8.68</text:p>
          </table:table-cell>
          <table:table-cell table:number-columns-repeated="2" office:value-type="float" office:value="-130.18" calcext:value-type="float">
            <text:p>-130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0.18" calcext:value-type="float">
            <text:p>-13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7931" calcext:value-type="float">
            <text:p>26447931</text:p>
          </table:table-cell>
          <table:table-cell office:value-type="float" office:value="-8.46" calcext:value-type="float">
            <text:p>-8.46</text:p>
          </table:table-cell>
          <table:table-cell office:value-type="float" office:value="16.69" calcext:value-type="float">
            <text:p>16.69</text:p>
          </table:table-cell>
          <table:table-cell office:value-type="float" office:value="1" calcext:value-type="float">
            <text:p>1</text:p>
          </table:table-cell>
          <table:table-cell office:value-type="float" office:value="-1665" calcext:value-type="float">
            <text:p>-1665</text:p>
          </table:table-cell>
          <table:table-cell office:value-type="float" office:value="-8.46" calcext:value-type="float">
            <text:p>-8.46</text:p>
          </table:table-cell>
          <table:table-cell table:number-columns-repeated="2" office:value-type="float" office:value="-126.95" calcext:value-type="float">
            <text:p>-126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6.95" calcext:value-type="float">
            <text:p>-12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52168" calcext:value-type="float">
            <text:p>26452168</text:p>
          </table:table-cell>
          <table:table-cell office:value-type="float" office:value="-8.59" calcext:value-type="float">
            <text:p>-8.59</text:p>
          </table:table-cell>
          <table:table-cell office:value-type="float" office:value="-14.13" calcext:value-type="float">
            <text:p>-14.13</text:p>
          </table:table-cell>
          <table:table-cell office:value-type="float" office:value="1" calcext:value-type="float">
            <text:p>1</text:p>
          </table:table-cell>
          <table:table-cell office:value-type="float" office:value="-1655" calcext:value-type="float">
            <text:p>-1655</text:p>
          </table:table-cell>
          <table:table-cell office:value-type="float" office:value="-8.59" calcext:value-type="float">
            <text:p>-8.59</text:p>
          </table:table-cell>
          <table:table-cell table:number-columns-repeated="2" office:value-type="float" office:value="-128.84" calcext:value-type="float">
            <text:p>-128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8.84" calcext:value-type="float">
            <text:p>-12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55991" calcext:value-type="float">
            <text:p>26455991</text:p>
          </table:table-cell>
          <table:table-cell office:value-type="float" office:value="-8.85" calcext:value-type="float">
            <text:p>-8.85</text:p>
          </table:table-cell>
          <table:table-cell office:value-type="float" office:value="-29.28" calcext:value-type="float">
            <text:p>-29.28</text:p>
          </table:table-cell>
          <table:table-cell office:value-type="float" office:value="1" calcext:value-type="float">
            <text:p>1</text:p>
          </table:table-cell>
          <table:table-cell office:value-type="float" office:value="-1636" calcext:value-type="float">
            <text:p>-1636</text:p>
          </table:table-cell>
          <table:table-cell office:value-type="float" office:value="-8.85" calcext:value-type="float">
            <text:p>-8.85</text:p>
          </table:table-cell>
          <table:table-cell table:number-columns-repeated="2" office:value-type="float" office:value="-132.69" calcext:value-type="float">
            <text:p>-132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2.69" calcext:value-type="float">
            <text:p>-132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60171" calcext:value-type="float">
            <text:p>26460171</text:p>
          </table:table-cell>
          <table:table-cell office:value-type="float" office:value="-8.82" calcext:value-type="float">
            <text:p>-8.82</text:p>
          </table:table-cell>
          <table:table-cell office:value-type="float" office:value="-6.33" calcext:value-type="float">
            <text:p>-6.33</text:p>
          </table:table-cell>
          <table:table-cell office:value-type="float" office:value="1" calcext:value-type="float">
            <text:p>1</text:p>
          </table:table-cell>
          <table:table-cell office:value-type="float" office:value="-1638" calcext:value-type="float">
            <text:p>-1638</text:p>
          </table:table-cell>
          <table:table-cell office:value-type="float" office:value="-8.82" calcext:value-type="float">
            <text:p>-8.82</text:p>
          </table:table-cell>
          <table:table-cell table:number-columns-repeated="2" office:value-type="float" office:value="-132.33" calcext:value-type="float">
            <text:p>-132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2.33" calcext:value-type="float">
            <text:p>-132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64351" calcext:value-type="float">
            <text:p>26464351</text:p>
          </table:table-cell>
          <table:table-cell office:value-type="float" office:value="-8.58" calcext:value-type="float">
            <text:p>-8.58</text:p>
          </table:table-cell>
          <table:table-cell office:value-type="float" office:value="16.93" calcext:value-type="float">
            <text:p>16.93</text:p>
          </table:table-cell>
          <table:table-cell office:value-type="float" office:value="1" calcext:value-type="float">
            <text:p>1</text:p>
          </table:table-cell>
          <table:table-cell office:value-type="float" office:value="-1656" calcext:value-type="float">
            <text:p>-1656</text:p>
          </table:table-cell>
          <table:table-cell office:value-type="float" office:value="-8.58" calcext:value-type="float">
            <text:p>-8.58</text:p>
          </table:table-cell>
          <table:table-cell table:number-columns-repeated="2" office:value-type="float" office:value="-128.64" calcext:value-type="float">
            <text:p>-128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8.64" calcext:value-type="float">
            <text:p>-12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68668" calcext:value-type="float">
            <text:p>26468668</text:p>
          </table:table-cell>
          <table:table-cell office:value-type="float" office:value="-8.6" calcext:value-type="float">
            <text:p>-8.6</text:p>
          </table:table-cell>
          <table:table-cell office:value-type="float" office:value="-4.57" calcext:value-type="float">
            <text:p>-4.57</text:p>
          </table:table-cell>
          <table:table-cell office:value-type="float" office:value="1" calcext:value-type="float">
            <text:p>1</text:p>
          </table:table-cell>
          <table:table-cell office:value-type="float" office:value="-1654" calcext:value-type="float">
            <text:p>-1654</text:p>
          </table:table-cell>
          <table:table-cell office:value-type="float" office:value="-8.6" calcext:value-type="float">
            <text:p>-8.6</text:p>
          </table:table-cell>
          <table:table-cell table:number-columns-repeated="2" office:value-type="float" office:value="-129.03" calcext:value-type="float">
            <text:p>-129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9.03" calcext:value-type="float">
            <text:p>-129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72408" calcext:value-type="float">
            <text:p>26472408</text:p>
          </table:table-cell>
          <table:table-cell office:value-type="float" office:value="-8.8" calcext:value-type="float">
            <text:p>-8.8</text:p>
          </table:table-cell>
          <table:table-cell office:value-type="float" office:value="-24.51" calcext:value-type="float">
            <text:p>-24.51</text:p>
          </table:table-cell>
          <table:table-cell office:value-type="float" office:value="1" calcext:value-type="float">
            <text:p>1</text:p>
          </table:table-cell>
          <table:table-cell office:value-type="float" office:value="-1640" calcext:value-type="float">
            <text:p>-1640</text:p>
          </table:table-cell>
          <table:table-cell office:value-type="float" office:value="-8.8" calcext:value-type="float">
            <text:p>-8.8</text:p>
          </table:table-cell>
          <table:table-cell table:number-columns-repeated="2" office:value-type="float" office:value="-131.93" calcext:value-type="float">
            <text:p>-131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1.93" calcext:value-type="float">
            <text:p>-131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76700" calcext:value-type="float">
            <text:p>26476700</text:p>
          </table:table-cell>
          <table:table-cell office:value-type="float" office:value="-8.87" calcext:value-type="float">
            <text:p>-8.87</text:p>
          </table:table-cell>
          <table:table-cell office:value-type="float" office:value="-18.49" calcext:value-type="float">
            <text:p>-18.49</text:p>
          </table:table-cell>
          <table:table-cell office:value-type="float" office:value="1" calcext:value-type="float">
            <text:p>1</text:p>
          </table:table-cell>
          <table:table-cell office:value-type="float" office:value="-1635" calcext:value-type="float">
            <text:p>-1635</text:p>
          </table:table-cell>
          <table:table-cell office:value-type="float" office:value="-8.87" calcext:value-type="float">
            <text:p>-8.87</text:p>
          </table:table-cell>
          <table:table-cell table:number-columns-repeated="2" office:value-type="float" office:value="-132.98" calcext:value-type="float">
            <text:p>-132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2.98" calcext:value-type="float">
            <text:p>-132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80485" calcext:value-type="float">
            <text:p>26480485</text:p>
          </table:table-cell>
          <table:table-cell office:value-type="float" office:value="-8.6" calcext:value-type="float">
            <text:p>-8.6</text:p>
          </table:table-cell>
          <table:table-cell office:value-type="float" office:value="13.99" calcext:value-type="float">
            <text:p>13.99</text:p>
          </table:table-cell>
          <table:table-cell office:value-type="float" office:value="1" calcext:value-type="float">
            <text:p>1</text:p>
          </table:table-cell>
          <table:table-cell office:value-type="float" office:value="-1654" calcext:value-type="float">
            <text:p>-1654</text:p>
          </table:table-cell>
          <table:table-cell office:value-type="float" office:value="-8.6" calcext:value-type="float">
            <text:p>-8.6</text:p>
          </table:table-cell>
          <table:table-cell table:number-columns-repeated="2" office:value-type="float" office:value="-129.07" calcext:value-type="float">
            <text:p>-129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9.07" calcext:value-type="float">
            <text:p>-12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84831" calcext:value-type="float">
            <text:p>26484831</text:p>
          </table:table-cell>
          <table:table-cell office:value-type="float" office:value="-8.56" calcext:value-type="float">
            <text:p>-8.56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-1658" calcext:value-type="float">
            <text:p>-1658</text:p>
          </table:table-cell>
          <table:table-cell office:value-type="float" office:value="-8.56" calcext:value-type="float">
            <text:p>-8.56</text:p>
          </table:table-cell>
          <table:table-cell table:number-columns-repeated="2" office:value-type="float" office:value="-128.38" calcext:value-type="float">
            <text:p>-128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8.38" calcext:value-type="float">
            <text:p>-128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88508" calcext:value-type="float">
            <text:p>26488508</text:p>
          </table:table-cell>
          <table:table-cell office:value-type="float" office:value="-8.72" calcext:value-type="float">
            <text:p>-8.72</text:p>
          </table:table-cell>
          <table:table-cell office:value-type="float" office:value="-22.04" calcext:value-type="float">
            <text:p>-22.04</text:p>
          </table:table-cell>
          <table:table-cell office:value-type="float" office:value="1" calcext:value-type="float">
            <text:p>1</text:p>
          </table:table-cell>
          <table:table-cell office:value-type="float" office:value="-1646" calcext:value-type="float">
            <text:p>-1646</text:p>
          </table:table-cell>
          <table:table-cell office:value-type="float" office:value="-8.72" calcext:value-type="float">
            <text:p>-8.72</text:p>
          </table:table-cell>
          <table:table-cell table:number-columns-repeated="2" office:value-type="float" office:value="-130.76" calcext:value-type="float">
            <text:p>-130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0.76" calcext:value-type="float">
            <text:p>-13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2814" calcext:value-type="float">
            <text:p>26492814</text:p>
          </table:table-cell>
          <table:table-cell office:value-type="float" office:value="-8.74" calcext:value-type="float">
            <text:p>-8.74</text:p>
          </table:table-cell>
          <table:table-cell office:value-type="float" office:value="-14.67" calcext:value-type="float">
            <text:p>-14.67</text:p>
          </table:table-cell>
          <table:table-cell office:value-type="float" office:value="1" calcext:value-type="float">
            <text:p>1</text:p>
          </table:table-cell>
          <table:table-cell office:value-type="float" office:value="-1644" calcext:value-type="float">
            <text:p>-1644</text:p>
          </table:table-cell>
          <table:table-cell office:value-type="float" office:value="-8.74" calcext:value-type="float">
            <text:p>-8.74</text:p>
          </table:table-cell>
          <table:table-cell table:number-columns-repeated="2" office:value-type="float" office:value="-131.03" calcext:value-type="float">
            <text:p>-131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1.03" calcext:value-type="float">
            <text:p>-13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6511" calcext:value-type="float">
            <text:p>26496511</text:p>
          </table:table-cell>
          <table:table-cell office:value-type="float" office:value="-8.44" calcext:value-type="float">
            <text:p>-8.44</text:p>
          </table:table-cell>
          <table:table-cell office:value-type="float" office:value="14.47" calcext:value-type="float">
            <text:p>14.47</text:p>
          </table:table-cell>
          <table:table-cell office:value-type="float" office:value="1" calcext:value-type="float">
            <text:p>1</text:p>
          </table:table-cell>
          <table:table-cell office:value-type="float" office:value="-1666" calcext:value-type="float">
            <text:p>-1666</text:p>
          </table:table-cell>
          <table:table-cell office:value-type="float" office:value="-8.44" calcext:value-type="float">
            <text:p>-8.44</text:p>
          </table:table-cell>
          <table:table-cell table:number-columns-repeated="2" office:value-type="float" office:value="-126.67" calcext:value-type="float">
            <text:p>-126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6.67" calcext:value-type="float">
            <text:p>-126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0854" calcext:value-type="float">
            <text:p>26500854</text:p>
          </table:table-cell>
          <table:table-cell office:value-type="float" office:value="-8.33" calcext:value-type="float">
            <text:p>-8.33</text:p>
          </table:table-cell>
          <table:table-cell office:value-type="float" office:value="5.41" calcext:value-type="float">
            <text:p>5.41</text:p>
          </table:table-cell>
          <table:table-cell office:value-type="float" office:value="1" calcext:value-type="float">
            <text:p>1</text:p>
          </table:table-cell>
          <table:table-cell office:value-type="float" office:value="-1675" calcext:value-type="float">
            <text:p>-1675</text:p>
          </table:table-cell>
          <table:table-cell office:value-type="float" office:value="-8.33" calcext:value-type="float">
            <text:p>-8.33</text:p>
          </table:table-cell>
          <table:table-cell table:number-columns-repeated="2" office:value-type="float" office:value="-124.91" calcext:value-type="float">
            <text:p>-124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4.91" calcext:value-type="float">
            <text:p>-124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4548" calcext:value-type="float">
            <text:p>26504548</text:p>
          </table:table-cell>
          <table:table-cell office:value-type="float" office:value="-8.47" calcext:value-type="float">
            <text:p>-8.47</text:p>
          </table:table-cell>
          <table:table-cell office:value-type="float" office:value="-21.41" calcext:value-type="float">
            <text:p>-21.41</text:p>
          </table:table-cell>
          <table:table-cell office:value-type="float" office:value="1" calcext:value-type="float">
            <text:p>1</text:p>
          </table:table-cell>
          <table:table-cell office:value-type="float" office:value="-1664" calcext:value-type="float">
            <text:p>-1664</text:p>
          </table:table-cell>
          <table:table-cell office:value-type="float" office:value="-8.47" calcext:value-type="float">
            <text:p>-8.47</text:p>
          </table:table-cell>
          <table:table-cell table:number-columns-repeated="2" office:value-type="float" office:value="-127.11" calcext:value-type="float">
            <text:p>-127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7.11" calcext:value-type="float">
            <text:p>-127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8494" calcext:value-type="float">
            <text:p>26508494</text:p>
          </table:table-cell>
          <table:table-cell office:value-type="float" office:value="-8.56" calcext:value-type="float">
            <text:p>-8.56</text:p>
          </table:table-cell>
          <table:table-cell office:value-type="float" office:value="-21.75" calcext:value-type="float">
            <text:p>-21.75</text:p>
          </table:table-cell>
          <table:table-cell office:value-type="float" office:value="1" calcext:value-type="float">
            <text:p>1</text:p>
          </table:table-cell>
          <table:table-cell office:value-type="float" office:value="-1657" calcext:value-type="float">
            <text:p>-1657</text:p>
          </table:table-cell>
          <table:table-cell office:value-type="float" office:value="-8.56" calcext:value-type="float">
            <text:p>-8.56</text:p>
          </table:table-cell>
          <table:table-cell table:number-columns-repeated="2" office:value-type="float" office:value="-128.43" calcext:value-type="float">
            <text:p>-128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8.43" calcext:value-type="float">
            <text:p>-128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12794" calcext:value-type="float">
            <text:p>26512794</text:p>
          </table:table-cell>
          <table:table-cell office:value-type="float" office:value="-8.18" calcext:value-type="float">
            <text:p>-8.18</text:p>
          </table:table-cell>
          <table:table-cell office:value-type="float" office:value="23.16" calcext:value-type="float">
            <text:p>23.16</text:p>
          </table:table-cell>
          <table:table-cell office:value-type="float" office:value="1" calcext:value-type="float">
            <text:p>1</text:p>
          </table:table-cell>
          <table:table-cell office:value-type="float" office:value="-1686" calcext:value-type="float">
            <text:p>-1686</text:p>
          </table:table-cell>
          <table:table-cell office:value-type="float" office:value="-8.18" calcext:value-type="float">
            <text:p>-8.18</text:p>
          </table:table-cell>
          <table:table-cell table:number-columns-repeated="2" office:value-type="float" office:value="-122.66" calcext:value-type="float">
            <text:p>-122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2.66" calcext:value-type="float">
            <text:p>-122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17400" calcext:value-type="float">
            <text:p>26517400</text:p>
          </table:table-cell>
          <table:table-cell office:value-type="float" office:value="-8.05" calcext:value-type="float">
            <text:p>-8.05</text:p>
          </table:table-cell>
          <table:table-cell office:value-type="float" office:value="5.02" calcext:value-type="float">
            <text:p>5.02</text:p>
          </table:table-cell>
          <table:table-cell office:value-type="float" office:value="1" calcext:value-type="float">
            <text:p>1</text:p>
          </table:table-cell>
          <table:table-cell office:value-type="float" office:value="-1696" calcext:value-type="float">
            <text:p>-1696</text:p>
          </table:table-cell>
          <table:table-cell office:value-type="float" office:value="-8.05" calcext:value-type="float">
            <text:p>-8.05</text:p>
          </table:table-cell>
          <table:table-cell table:number-columns-repeated="2" office:value-type="float" office:value="-120.79" calcext:value-type="float">
            <text:p>-120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0.79" calcext:value-type="float">
            <text:p>-12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21171" calcext:value-type="float">
            <text:p>26521171</text:p>
          </table:table-cell>
          <table:table-cell office:value-type="float" office:value="-8.25" calcext:value-type="float">
            <text:p>-8.25</text:p>
          </table:table-cell>
          <table:table-cell office:value-type="float" office:value="-29.2" calcext:value-type="float">
            <text:p>-29.2</text:p>
          </table:table-cell>
          <table:table-cell office:value-type="float" office:value="1" calcext:value-type="float">
            <text:p>1</text:p>
          </table:table-cell>
          <table:table-cell office:value-type="float" office:value="-1681" calcext:value-type="float">
            <text:p>-1681</text:p>
          </table:table-cell>
          <table:table-cell office:value-type="float" office:value="-8.25" calcext:value-type="float">
            <text:p>-8.25</text:p>
          </table:table-cell>
          <table:table-cell table:number-columns-repeated="2" office:value-type="float" office:value="-123.79" calcext:value-type="float">
            <text:p>-123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3.79" calcext:value-type="float">
            <text:p>-123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25551" calcext:value-type="float">
            <text:p>26525551</text:p>
          </table:table-cell>
          <table:table-cell office:value-type="float" office:value="-8.19" calcext:value-type="float">
            <text:p>-8.19</text:p>
          </table:table-cell>
          <table:table-cell office:value-type="float" office:value="-6.87" calcext:value-type="float">
            <text:p>-6.87</text:p>
          </table:table-cell>
          <table:table-cell office:value-type="float" office:value="1" calcext:value-type="float">
            <text:p>1</text:p>
          </table:table-cell>
          <table:table-cell office:value-type="float" office:value="-1686" calcext:value-type="float">
            <text:p>-1686</text:p>
          </table:table-cell>
          <table:table-cell office:value-type="float" office:value="-8.19" calcext:value-type="float">
            <text:p>-8.19</text:p>
          </table:table-cell>
          <table:table-cell table:number-columns-repeated="2" office:value-type="float" office:value="-122.79" calcext:value-type="float">
            <text:p>-122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2.79" calcext:value-type="float">
            <text:p>-12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29211" calcext:value-type="float">
            <text:p>26529211</text:p>
          </table:table-cell>
          <table:table-cell office:value-type="float" office:value="-7.83" calcext:value-type="float">
            <text:p>-7.83</text:p>
          </table:table-cell>
          <table:table-cell office:value-type="float" office:value="19.99" calcext:value-type="float">
            <text:p>19.99</text:p>
          </table:table-cell>
          <table:table-cell office:value-type="float" office:value="1" calcext:value-type="float">
            <text:p>1</text:p>
          </table:table-cell>
          <table:table-cell office:value-type="float" office:value="-1712" calcext:value-type="float">
            <text:p>-1712</text:p>
          </table:table-cell>
          <table:table-cell office:value-type="float" office:value="-7.83" calcext:value-type="float">
            <text:p>-7.83</text:p>
          </table:table-cell>
          <table:table-cell table:number-columns-repeated="2" office:value-type="float" office:value="-117.43" calcext:value-type="float">
            <text:p>-117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7.43" calcext:value-type="float">
            <text:p>-11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33511" calcext:value-type="float">
            <text:p>26533511</text:p>
          </table:table-cell>
          <table:table-cell office:value-type="float" office:value="-7.63" calcext:value-type="float">
            <text:p>-7.63</text:p>
          </table:table-cell>
          <table:table-cell office:value-type="float" office:value="8.21" calcext:value-type="float">
            <text:p>8.21</text:p>
          </table:table-cell>
          <table:table-cell office:value-type="float" office:value="1" calcext:value-type="float">
            <text:p>1</text:p>
          </table:table-cell>
          <table:table-cell office:value-type="float" office:value="-1727" calcext:value-type="float">
            <text:p>-1727</text:p>
          </table:table-cell>
          <table:table-cell office:value-type="float" office:value="-7.63" calcext:value-type="float">
            <text:p>-7.63</text:p>
          </table:table-cell>
          <table:table-cell table:number-columns-repeated="2" office:value-type="float" office:value="-114.51" calcext:value-type="float">
            <text:p>-114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4.51" calcext:value-type="float">
            <text:p>-114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37191" calcext:value-type="float">
            <text:p>26537191</text:p>
          </table:table-cell>
          <table:table-cell office:value-type="float" office:value="-7.81" calcext:value-type="float">
            <text:p>-7.81</text:p>
          </table:table-cell>
          <table:table-cell office:value-type="float" office:value="-27.15" calcext:value-type="float">
            <text:p>-27.15</text:p>
          </table:table-cell>
          <table:table-cell office:value-type="float" office:value="1" calcext:value-type="float">
            <text:p>1</text:p>
          </table:table-cell>
          <table:table-cell office:value-type="float" office:value="-1714" calcext:value-type="float">
            <text:p>-1714</text:p>
          </table:table-cell>
          <table:table-cell office:value-type="float" office:value="-7.81" calcext:value-type="float">
            <text:p>-7.81</text:p>
          </table:table-cell>
          <table:table-cell table:number-columns-repeated="2" office:value-type="float" office:value="-117.12" calcext:value-type="float">
            <text:p>-11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7.12" calcext:value-type="float">
            <text:p>-11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41360" calcext:value-type="float">
            <text:p>26541360</text:p>
          </table:table-cell>
          <table:table-cell office:value-type="float" office:value="-7.84" calcext:value-type="float">
            <text:p>-7.84</text:p>
          </table:table-cell>
          <table:table-cell office:value-type="float" office:value="-16.03" calcext:value-type="float">
            <text:p>-16.03</text:p>
          </table:table-cell>
          <table:table-cell office:value-type="float" office:value="1" calcext:value-type="float">
            <text:p>1</text:p>
          </table:table-cell>
          <table:table-cell office:value-type="float" office:value="-1712" calcext:value-type="float">
            <text:p>-1712</text:p>
          </table:table-cell>
          <table:table-cell office:value-type="float" office:value="-7.84" calcext:value-type="float">
            <text:p>-7.84</text:p>
          </table:table-cell>
          <table:table-cell table:number-columns-repeated="2" office:value-type="float" office:value="-117.59" calcext:value-type="float">
            <text:p>-117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7.59" calcext:value-type="float">
            <text:p>-117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45185" calcext:value-type="float">
            <text:p>26545185</text:p>
          </table:table-cell>
          <table:table-cell office:value-type="float" office:value="-7.63" calcext:value-type="float">
            <text:p>-7.63</text:p>
          </table:table-cell>
          <table:table-cell office:value-type="float" office:value="10.55" calcext:value-type="float">
            <text:p>10.55</text:p>
          </table:table-cell>
          <table:table-cell office:value-type="float" office:value="1" calcext:value-type="float">
            <text:p>1</text:p>
          </table:table-cell>
          <table:table-cell office:value-type="float" office:value="-1727" calcext:value-type="float">
            <text:p>-1727</text:p>
          </table:table-cell>
          <table:table-cell office:value-type="float" office:value="-7.63" calcext:value-type="float">
            <text:p>-7.63</text:p>
          </table:table-cell>
          <table:table-cell table:number-columns-repeated="2" office:value-type="float" office:value="-114.46" calcext:value-type="float">
            <text:p>-114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4.46" calcext:value-type="float">
            <text:p>-114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49443" calcext:value-type="float">
            <text:p>26549443</text:p>
          </table:table-cell>
          <table:table-cell office:value-type="float" office:value="-7.24" calcext:value-type="float">
            <text:p>-7.24</text:p>
          </table:table-cell>
          <table:table-cell office:value-type="float" office:value="26.51" calcext:value-type="float">
            <text:p>26.51</text:p>
          </table:table-cell>
          <table:table-cell office:value-type="float" office:value="1" calcext:value-type="float">
            <text:p>1</text:p>
          </table:table-cell>
          <table:table-cell office:value-type="float" office:value="-1756" calcext:value-type="float">
            <text:p>-1756</text:p>
          </table:table-cell>
          <table:table-cell office:value-type="float" office:value="-7.24" calcext:value-type="float">
            <text:p>-7.24</text:p>
          </table:table-cell>
          <table:table-cell table:number-columns-repeated="2" office:value-type="float" office:value="-108.62" calcext:value-type="float">
            <text:p>-108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8.62" calcext:value-type="float">
            <text:p>-108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53012" calcext:value-type="float">
            <text:p>26553012</text:p>
          </table:table-cell>
          <table:table-cell office:value-type="float" office:value="-7.36" calcext:value-type="float">
            <text:p>-7.36</text:p>
          </table:table-cell>
          <table:table-cell office:value-type="float" office:value="-21.62" calcext:value-type="float">
            <text:p>-21.62</text:p>
          </table:table-cell>
          <table:table-cell office:value-type="float" office:value="1" calcext:value-type="float">
            <text:p>1</text:p>
          </table:table-cell>
          <table:table-cell office:value-type="float" office:value="-1748" calcext:value-type="float">
            <text:p>-1748</text:p>
          </table:table-cell>
          <table:table-cell office:value-type="float" office:value="-7.36" calcext:value-type="float">
            <text:p>-7.36</text:p>
          </table:table-cell>
          <table:table-cell table:number-columns-repeated="2" office:value-type="float" office:value="-110.37" calcext:value-type="float">
            <text:p>-110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0.37" calcext:value-type="float">
            <text:p>-11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57494" calcext:value-type="float">
            <text:p>26557494</text:p>
          </table:table-cell>
          <table:table-cell office:value-type="float" office:value="-7.41" calcext:value-type="float">
            <text:p>-7.41</text:p>
          </table:table-cell>
          <table:table-cell office:value-type="float" office:value="-16.68" calcext:value-type="float">
            <text:p>-16.68</text:p>
          </table:table-cell>
          <table:table-cell office:value-type="float" office:value="1" calcext:value-type="float">
            <text:p>1</text:p>
          </table:table-cell>
          <table:table-cell office:value-type="float" office:value="-1744" calcext:value-type="float">
            <text:p>-1744</text:p>
          </table:table-cell>
          <table:table-cell office:value-type="float" office:value="-7.41" calcext:value-type="float">
            <text:p>-7.41</text:p>
          </table:table-cell>
          <table:table-cell table:number-columns-repeated="2" office:value-type="float" office:value="-111.11" calcext:value-type="float">
            <text:p>-111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1.11" calcext:value-type="float">
            <text:p>-11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61191" calcext:value-type="float">
            <text:p>26561191</text:p>
          </table:table-cell>
          <table:table-cell office:value-type="float" office:value="-7.18" calcext:value-type="float">
            <text:p>-7.18</text:p>
          </table:table-cell>
          <table:table-cell office:value-type="float" office:value="15.68" calcext:value-type="float">
            <text:p>15.68</text:p>
          </table:table-cell>
          <table:table-cell office:value-type="float" office:value="1" calcext:value-type="float">
            <text:p>1</text:p>
          </table:table-cell>
          <table:table-cell office:value-type="float" office:value="-1761" calcext:value-type="float">
            <text:p>-1761</text:p>
          </table:table-cell>
          <table:table-cell office:value-type="float" office:value="-7.18" calcext:value-type="float">
            <text:p>-7.18</text:p>
          </table:table-cell>
          <table:table-cell table:number-columns-repeated="2" office:value-type="float" office:value="-107.63" calcext:value-type="float">
            <text:p>-107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7.63" calcext:value-type="float">
            <text:p>-107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66200" calcext:value-type="float">
            <text:p>26566200</text:p>
          </table:table-cell>
          <table:table-cell office:value-type="float" office:value="-6.82" calcext:value-type="float">
            <text:p>-6.82</text:p>
          </table:table-cell>
          <table:table-cell office:value-type="float" office:value="24.83" calcext:value-type="float">
            <text:p>24.83</text:p>
          </table:table-cell>
          <table:table-cell office:value-type="float" office:value="1" calcext:value-type="float">
            <text:p>1</text:p>
          </table:table-cell>
          <table:table-cell office:value-type="float" office:value="-1788" calcext:value-type="float">
            <text:p>-1788</text:p>
          </table:table-cell>
          <table:table-cell office:value-type="float" office:value="-6.82" calcext:value-type="float">
            <text:p>-6.82</text:p>
          </table:table-cell>
          <table:table-cell table:number-columns-repeated="2" office:value-type="float" office:value="-102.29" calcext:value-type="float">
            <text:p>-102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2.29" calcext:value-type="float">
            <text:p>-102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69960" calcext:value-type="float">
            <text:p>26569960</text:p>
          </table:table-cell>
          <table:table-cell office:value-type="float" office:value="-6.9" calcext:value-type="float">
            <text:p>-6.9</text:p>
          </table:table-cell>
          <table:table-cell office:value-type="float" office:value="-19.7" calcext:value-type="float">
            <text:p>-19.7</text:p>
          </table:table-cell>
          <table:table-cell office:value-type="float" office:value="1" calcext:value-type="float">
            <text:p>1</text:p>
          </table:table-cell>
          <table:table-cell office:value-type="float" office:value="-1782" calcext:value-type="float">
            <text:p>-1782</text:p>
          </table:table-cell>
          <table:table-cell office:value-type="float" office:value="-6.9" calcext:value-type="float">
            <text:p>-6.9</text:p>
          </table:table-cell>
          <table:table-cell table:number-columns-repeated="2" office:value-type="float" office:value="-103.48" calcext:value-type="float">
            <text:p>-103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3.48" calcext:value-type="float">
            <text:p>-10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4445" calcext:value-type="float">
            <text:p>26574445</text:p>
          </table:table-cell>
          <table:table-cell office:value-type="float" office:value="-7.13" calcext:value-type="float">
            <text:p>-7.13</text:p>
          </table:table-cell>
          <table:table-cell office:value-type="float" office:value="-34.88" calcext:value-type="float">
            <text:p>-34.88</text:p>
          </table:table-cell>
          <table:table-cell office:value-type="float" office:value="1" calcext:value-type="float">
            <text:p>1</text:p>
          </table:table-cell>
          <table:table-cell office:value-type="float" office:value="-1764" calcext:value-type="float">
            <text:p>-1764</text:p>
          </table:table-cell>
          <table:table-cell office:value-type="float" office:value="-7.13" calcext:value-type="float">
            <text:p>-7.13</text:p>
          </table:table-cell>
          <table:table-cell table:number-columns-repeated="2" office:value-type="float" office:value="-107.01" calcext:value-type="float">
            <text:p>-107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7.01" calcext:value-type="float">
            <text:p>-107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8134" calcext:value-type="float">
            <text:p>26578134</text:p>
          </table:table-cell>
          <table:table-cell office:value-type="float" office:value="-7.08" calcext:value-type="float">
            <text:p>-7.08</text:p>
          </table:table-cell>
          <table:table-cell office:value-type="float" office:value="-2.87" calcext:value-type="float">
            <text:p>-2.87</text:p>
          </table:table-cell>
          <table:table-cell office:value-type="float" office:value="1" calcext:value-type="float">
            <text:p>1</text:p>
          </table:table-cell>
          <table:table-cell office:value-type="float" office:value="-1769" calcext:value-type="float">
            <text:p>-1769</text:p>
          </table:table-cell>
          <table:table-cell office:value-type="float" office:value="-7.08" calcext:value-type="float">
            <text:p>-7.08</text:p>
          </table:table-cell>
          <table:table-cell table:number-columns-repeated="2" office:value-type="float" office:value="-106.15" calcext:value-type="float">
            <text:p>-106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6.15" calcext:value-type="float">
            <text:p>-106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82328" calcext:value-type="float">
            <text:p>26582328</text:p>
          </table:table-cell>
          <table:table-cell office:value-type="float" office:value="-6.81" calcext:value-type="float">
            <text:p>-6.81</text:p>
          </table:table-cell>
          <table:table-cell office:value-type="float" office:value="24.02" calcext:value-type="float">
            <text:p>24.02</text:p>
          </table:table-cell>
          <table:table-cell office:value-type="float" office:value="1" calcext:value-type="float">
            <text:p>1</text:p>
          </table:table-cell>
          <table:table-cell office:value-type="float" office:value="-1789" calcext:value-type="float">
            <text:p>-1789</text:p>
          </table:table-cell>
          <table:table-cell office:value-type="float" office:value="-6.81" calcext:value-type="float">
            <text:p>-6.81</text:p>
          </table:table-cell>
          <table:table-cell table:number-columns-repeated="2" office:value-type="float" office:value="-102.13" calcext:value-type="float">
            <text:p>-102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2.13" calcext:value-type="float">
            <text:p>-10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86171" calcext:value-type="float">
            <text:p>26586171</text:p>
          </table:table-cell>
          <table:table-cell office:value-type="float" office:value="-6.43" calcext:value-type="float">
            <text:p>-6.43</text:p>
          </table:table-cell>
          <table:table-cell office:value-type="float" office:value="23.18" calcext:value-type="float">
            <text:p>23.18</text:p>
          </table:table-cell>
          <table:table-cell office:value-type="float" office:value="1" calcext:value-type="float">
            <text:p>1</text:p>
          </table:table-cell>
          <table:table-cell office:value-type="float" office:value="-1817" calcext:value-type="float">
            <text:p>-1817</text:p>
          </table:table-cell>
          <table:table-cell office:value-type="float" office:value="-6.43" calcext:value-type="float">
            <text:p>-6.43</text:p>
          </table:table-cell>
          <table:table-cell table:number-columns-repeated="2" office:value-type="float" office:value="-96.52" calcext:value-type="float">
            <text:p>-96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6.52" calcext:value-type="float">
            <text:p>-96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0554" calcext:value-type="float">
            <text:p>26590554</text:p>
          </table:table-cell>
          <table:table-cell office:value-type="float" office:value="-6.9" calcext:value-type="float">
            <text:p>-6.9</text:p>
          </table:table-cell>
          <table:table-cell office:value-type="float" office:value="-60.56" calcext:value-type="float">
            <text:p>-60.56</text:p>
          </table:table-cell>
          <table:table-cell office:value-type="float" office:value="1" calcext:value-type="float">
            <text:p>1</text:p>
          </table:table-cell>
          <table:table-cell office:value-type="float" office:value="-1782" calcext:value-type="float">
            <text:p>-1782</text:p>
          </table:table-cell>
          <table:table-cell office:value-type="float" office:value="-6.9" calcext:value-type="float">
            <text:p>-6.9</text:p>
          </table:table-cell>
          <table:table-cell table:number-columns-repeated="2" office:value-type="float" office:value="-103.44" calcext:value-type="float">
            <text:p>-103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3.44" calcext:value-type="float">
            <text:p>-10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4291" calcext:value-type="float">
            <text:p>26594291</text:p>
          </table:table-cell>
          <table:table-cell office:value-type="float" office:value="-6.87" calcext:value-type="float">
            <text:p>-6.87</text:p>
          </table:table-cell>
          <table:table-cell office:value-type="float" office:value="-7.76" calcext:value-type="float">
            <text:p>-7.76</text:p>
          </table:table-cell>
          <table:table-cell office:value-type="float" office:value="1" calcext:value-type="float">
            <text:p>1</text:p>
          </table:table-cell>
          <table:table-cell office:value-type="float" office:value="-1784" calcext:value-type="float">
            <text:p>-1784</text:p>
          </table:table-cell>
          <table:table-cell office:value-type="float" office:value="-6.87" calcext:value-type="float">
            <text:p>-6.87</text:p>
          </table:table-cell>
          <table:table-cell table:number-columns-repeated="2" office:value-type="float" office:value="-103.07" calcext:value-type="float">
            <text:p>-103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3.07" calcext:value-type="float">
            <text:p>-103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8505" calcext:value-type="float">
            <text:p>26598505</text:p>
          </table:table-cell>
          <table:table-cell office:value-type="float" office:value="-6.69" calcext:value-type="float">
            <text:p>-6.69</text:p>
          </table:table-cell>
          <table:table-cell office:value-type="float" office:value="15.63" calcext:value-type="float">
            <text:p>15.63</text:p>
          </table:table-cell>
          <table:table-cell office:value-type="float" office:value="1" calcext:value-type="float">
            <text:p>1</text:p>
          </table:table-cell>
          <table:table-cell office:value-type="float" office:value="-1798" calcext:value-type="float">
            <text:p>-1798</text:p>
          </table:table-cell>
          <table:table-cell office:value-type="float" office:value="-6.69" calcext:value-type="float">
            <text:p>-6.69</text:p>
          </table:table-cell>
          <table:table-cell table:number-columns-repeated="2" office:value-type="float" office:value="-100.38" calcext:value-type="float">
            <text:p>-100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0.38" calcext:value-type="float">
            <text:p>-10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02314" calcext:value-type="float">
            <text:p>26602314</text:p>
          </table:table-cell>
          <table:table-cell office:value-type="float" office:value="-6.38" calcext:value-type="float">
            <text:p>-6.38</text:p>
          </table:table-cell>
          <table:table-cell office:value-type="float" office:value="24.99" calcext:value-type="float">
            <text:p>24.99</text:p>
          </table:table-cell>
          <table:table-cell office:value-type="float" office:value="1" calcext:value-type="float">
            <text:p>1</text:p>
          </table:table-cell>
          <table:table-cell office:value-type="float" office:value="-1821" calcext:value-type="float">
            <text:p>-1821</text:p>
          </table:table-cell>
          <table:table-cell office:value-type="float" office:value="-6.38" calcext:value-type="float">
            <text:p>-6.38</text:p>
          </table:table-cell>
          <table:table-cell table:number-columns-repeated="2" office:value-type="float" office:value="-95.64" calcext:value-type="float">
            <text:p>-95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5.64" calcext:value-type="float">
            <text:p>-9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06680" calcext:value-type="float">
            <text:p>26606680</text:p>
          </table:table-cell>
          <table:table-cell office:value-type="float" office:value="-6.51" calcext:value-type="float">
            <text:p>-6.51</text:p>
          </table:table-cell>
          <table:table-cell office:value-type="float" office:value="-31.63" calcext:value-type="float">
            <text:p>-31.63</text:p>
          </table:table-cell>
          <table:table-cell office:value-type="float" office:value="1" calcext:value-type="float">
            <text:p>1</text:p>
          </table:table-cell>
          <table:table-cell office:value-type="float" office:value="-1812" calcext:value-type="float">
            <text:p>-1812</text:p>
          </table:table-cell>
          <table:table-cell office:value-type="float" office:value="-6.51" calcext:value-type="float">
            <text:p>-6.51</text:p>
          </table:table-cell>
          <table:table-cell table:number-columns-repeated="2" office:value-type="float" office:value="-97.59" calcext:value-type="float">
            <text:p>-97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7.59" calcext:value-type="float">
            <text:p>-97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10374" calcext:value-type="float">
            <text:p>26610374</text:p>
          </table:table-cell>
          <table:table-cell office:value-type="float" office:value="-6.55" calcext:value-type="float">
            <text:p>-6.55</text:p>
          </table:table-cell>
          <table:table-cell office:value-type="float" office:value="-19.23" calcext:value-type="float">
            <text:p>-19.23</text:p>
          </table:table-cell>
          <table:table-cell office:value-type="float" office:value="1" calcext:value-type="float">
            <text:p>1</text:p>
          </table:table-cell>
          <table:table-cell office:value-type="float" office:value="-1808" calcext:value-type="float">
            <text:p>-1808</text:p>
          </table:table-cell>
          <table:table-cell office:value-type="float" office:value="-6.55" calcext:value-type="float">
            <text:p>-6.55</text:p>
          </table:table-cell>
          <table:table-cell table:number-columns-repeated="2" office:value-type="float" office:value="-98.28" calcext:value-type="float">
            <text:p>-98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8.28" calcext:value-type="float">
            <text:p>-9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14688" calcext:value-type="float">
            <text:p>26614688</text:p>
          </table:table-cell>
          <table:table-cell office:value-type="float" office:value="-6.37" calcext:value-type="float">
            <text:p>-6.37</text:p>
          </table:table-cell>
          <table:table-cell office:value-type="float" office:value="13.19" calcext:value-type="float">
            <text:p>13.19</text:p>
          </table:table-cell>
          <table:table-cell office:value-type="float" office:value="1" calcext:value-type="float">
            <text:p>1</text:p>
          </table:table-cell>
          <table:table-cell office:value-type="float" office:value="-1822" calcext:value-type="float">
            <text:p>-1822</text:p>
          </table:table-cell>
          <table:table-cell office:value-type="float" office:value="-6.37" calcext:value-type="float">
            <text:p>-6.37</text:p>
          </table:table-cell>
          <table:table-cell table:number-columns-repeated="2" office:value-type="float" office:value="-95.58" calcext:value-type="float">
            <text:p>-95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5.58" calcext:value-type="float">
            <text:p>-95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18422" calcext:value-type="float">
            <text:p>26618422</text:p>
          </table:table-cell>
          <table:table-cell office:value-type="float" office:value="-6.42" calcext:value-type="float">
            <text:p>-6.42</text:p>
          </table:table-cell>
          <table:table-cell office:value-type="float" office:value="-5.22" calcext:value-type="float">
            <text:p>-5.22</text:p>
          </table:table-cell>
          <table:table-cell office:value-type="float" office:value="1" calcext:value-type="float">
            <text:p>1</text:p>
          </table:table-cell>
          <table:table-cell office:value-type="float" office:value="-1818" calcext:value-type="float">
            <text:p>-1818</text:p>
          </table:table-cell>
          <table:table-cell office:value-type="float" office:value="-6.42" calcext:value-type="float">
            <text:p>-6.42</text:p>
          </table:table-cell>
          <table:table-cell table:number-columns-repeated="2" office:value-type="float" office:value="-96.32" calcext:value-type="float">
            <text:p>-96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6.32" calcext:value-type="float">
            <text:p>-96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2531" calcext:value-type="float">
            <text:p>26622531</text:p>
          </table:table-cell>
          <table:table-cell office:value-type="float" office:value="-6.22" calcext:value-type="float">
            <text:p>-6.22</text:p>
          </table:table-cell>
          <table:table-cell office:value-type="float" office:value="6.41" calcext:value-type="float">
            <text:p>6.41</text:p>
          </table:table-cell>
          <table:table-cell office:value-type="float" office:value="1" calcext:value-type="float">
            <text:p>1</text:p>
          </table:table-cell>
          <table:table-cell office:value-type="float" office:value="-1833" calcext:value-type="float">
            <text:p>-1833</text:p>
          </table:table-cell>
          <table:table-cell office:value-type="float" office:value="-6.22" calcext:value-type="float">
            <text:p>-6.22</text:p>
          </table:table-cell>
          <table:table-cell table:number-columns-repeated="2" office:value-type="float" office:value="-93.26" calcext:value-type="float">
            <text:p>-93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3.26" calcext:value-type="float">
            <text:p>-93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6500" calcext:value-type="float">
            <text:p>26626500</text:p>
          </table:table-cell>
          <table:table-cell office:value-type="float" office:value="-6.25" calcext:value-type="float">
            <text:p>-6.25</text:p>
          </table:table-cell>
          <table:table-cell office:value-type="float" office:value="-24.74" calcext:value-type="float">
            <text:p>-24.74</text:p>
          </table:table-cell>
          <table:table-cell office:value-type="float" office:value="1" calcext:value-type="float">
            <text:p>1</text:p>
          </table:table-cell>
          <table:table-cell office:value-type="float" office:value="-1830" calcext:value-type="float">
            <text:p>-1830</text:p>
          </table:table-cell>
          <table:table-cell office:value-type="float" office:value="-6.25" calcext:value-type="float">
            <text:p>-6.25</text:p>
          </table:table-cell>
          <table:table-cell table:number-columns-repeated="2" office:value-type="float" office:value="-93.82" calcext:value-type="float">
            <text:p>-93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3.82" calcext:value-type="float">
            <text:p>-93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0908" calcext:value-type="float">
            <text:p>26630908</text:p>
          </table:table-cell>
          <table:table-cell office:value-type="float" office:value="-6.2" calcext:value-type="float">
            <text:p>-6.2</text:p>
          </table:table-cell>
          <table:table-cell office:value-type="float" office:value="-5.33" calcext:value-type="float">
            <text:p>-5.33</text:p>
          </table:table-cell>
          <table:table-cell office:value-type="float" office:value="1" calcext:value-type="float">
            <text:p>1</text:p>
          </table:table-cell>
          <table:table-cell office:value-type="float" office:value="-1835" calcext:value-type="float">
            <text:p>-1835</text:p>
          </table:table-cell>
          <table:table-cell office:value-type="float" office:value="-6.2" calcext:value-type="float">
            <text:p>-6.2</text:p>
          </table:table-cell>
          <table:table-cell table:number-columns-repeated="2" office:value-type="float" office:value="-92.95" calcext:value-type="float">
            <text:p>-92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2.95" calcext:value-type="float">
            <text:p>-92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4631" calcext:value-type="float">
            <text:p>26634631</text:p>
          </table:table-cell>
          <table:table-cell office:value-type="float" office:value="-6.01" calcext:value-type="float">
            <text:p>-6.01</text:p>
          </table:table-cell>
          <table:table-cell office:value-type="float" office:value="16.98" calcext:value-type="float">
            <text:p>16.98</text:p>
          </table:table-cell>
          <table:table-cell office:value-type="float" office:value="1" calcext:value-type="float">
            <text:p>1</text:p>
          </table:table-cell>
          <table:table-cell office:value-type="float" office:value="-1849" calcext:value-type="float">
            <text:p>-1849</text:p>
          </table:table-cell>
          <table:table-cell office:value-type="float" office:value="-6.01" calcext:value-type="float">
            <text:p>-6.01</text:p>
          </table:table-cell>
          <table:table-cell table:number-columns-repeated="2" office:value-type="float" office:value="-90.09" calcext:value-type="float">
            <text:p>-9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0.09" calcext:value-type="float">
            <text:p>-9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8831" calcext:value-type="float">
            <text:p>26638831</text:p>
          </table:table-cell>
          <table:table-cell office:value-type="float" office:value="-5.98" calcext:value-type="float">
            <text:p>-5.98</text:p>
          </table:table-cell>
          <table:table-cell office:value-type="float" office:value="-3.51" calcext:value-type="float">
            <text:p>-3.51</text:p>
          </table:table-cell>
          <table:table-cell office:value-type="float" office:value="1" calcext:value-type="float">
            <text:p>1</text:p>
          </table:table-cell>
          <table:table-cell office:value-type="float" office:value="-1851" calcext:value-type="float">
            <text:p>-1851</text:p>
          </table:table-cell>
          <table:table-cell office:value-type="float" office:value="-5.98" calcext:value-type="float">
            <text:p>-5.98</text:p>
          </table:table-cell>
          <table:table-cell table:number-columns-repeated="2" office:value-type="float" office:value="-89.7" calcext:value-type="float">
            <text:p>-8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9.7" calcext:value-type="float">
            <text:p>-8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2634" calcext:value-type="float">
            <text:p>26642634</text:p>
          </table:table-cell>
          <table:table-cell office:value-type="float" office:value="-5.96" calcext:value-type="float">
            <text:p>-5.96</text:p>
          </table:table-cell>
          <table:table-cell office:value-type="float" office:value="-18.39" calcext:value-type="float">
            <text:p>-18.39</text:p>
          </table:table-cell>
          <table:table-cell office:value-type="float" office:value="1" calcext:value-type="float">
            <text:p>1</text:p>
          </table:table-cell>
          <table:table-cell office:value-type="float" office:value="-1852" calcext:value-type="float">
            <text:p>-1852</text:p>
          </table:table-cell>
          <table:table-cell office:value-type="float" office:value="-5.96" calcext:value-type="float">
            <text:p>-5.96</text:p>
          </table:table-cell>
          <table:table-cell table:number-columns-repeated="2" office:value-type="float" office:value="-89.47" calcext:value-type="float">
            <text:p>-89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9.47" calcext:value-type="float">
            <text:p>-8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6971" calcext:value-type="float">
            <text:p>26646971</text:p>
          </table:table-cell>
          <table:table-cell office:value-type="float" office:value="-5.76" calcext:value-type="float">
            <text:p>-5.76</text:p>
          </table:table-cell>
          <table:table-cell office:value-type="float" office:value="3.36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office:value-type="float" office:value="-1867" calcext:value-type="float">
            <text:p>-1867</text:p>
          </table:table-cell>
          <table:table-cell office:value-type="float" office:value="-5.76" calcext:value-type="float">
            <text:p>-5.76</text:p>
          </table:table-cell>
          <table:table-cell table:number-columns-repeated="2" office:value-type="float" office:value="-86.44" calcext:value-type="float">
            <text:p>-86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6.44" calcext:value-type="float">
            <text:p>-8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0734" calcext:value-type="float">
            <text:p>26650734</text:p>
          </table:table-cell>
          <table:table-cell office:value-type="float" office:value="-5.61" calcext:value-type="float">
            <text:p>-5.61</text:p>
          </table:table-cell>
          <table:table-cell office:value-type="float" office:value="8.37" calcext:value-type="float">
            <text:p>8.37</text:p>
          </table:table-cell>
          <table:table-cell office:value-type="float" office:value="1" calcext:value-type="float">
            <text:p>1</text:p>
          </table:table-cell>
          <table:table-cell office:value-type="float" office:value="-1879" calcext:value-type="float">
            <text:p>-1879</text:p>
          </table:table-cell>
          <table:table-cell office:value-type="float" office:value="-5.61" calcext:value-type="float">
            <text:p>-5.61</text:p>
          </table:table-cell>
          <table:table-cell table:number-columns-repeated="2" office:value-type="float" office:value="-84.16" calcext:value-type="float">
            <text:p>-84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4.16" calcext:value-type="float">
            <text:p>-8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4988" calcext:value-type="float">
            <text:p>26654988</text:p>
          </table:table-cell>
          <table:table-cell office:value-type="float" office:value="-5.73" calcext:value-type="float">
            <text:p>-5.73</text:p>
          </table:table-cell>
          <table:table-cell office:value-type="float" office:value="-14.2" calcext:value-type="float">
            <text:p>-14.2</text:p>
          </table:table-cell>
          <table:table-cell office:value-type="float" office:value="1" calcext:value-type="float">
            <text:p>1</text:p>
          </table:table-cell>
          <table:table-cell office:value-type="float" office:value="-1870" calcext:value-type="float">
            <text:p>-1870</text:p>
          </table:table-cell>
          <table:table-cell office:value-type="float" office:value="-5.73" calcext:value-type="float">
            <text:p>-5.73</text:p>
          </table:table-cell>
          <table:table-cell table:number-columns-repeated="2" office:value-type="float" office:value="-85.97" calcext:value-type="float">
            <text:p>-85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5.97" calcext:value-type="float">
            <text:p>-85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8748" calcext:value-type="float">
            <text:p>26658748</text:p>
          </table:table-cell>
          <table:table-cell office:value-type="float" office:value="-5.86" calcext:value-type="float">
            <text:p>-5.86</text:p>
          </table:table-cell>
          <table:table-cell office:value-type="float" office:value="-22.36" calcext:value-type="float">
            <text:p>-22.36</text:p>
          </table:table-cell>
          <table:table-cell office:value-type="float" office:value="1" calcext:value-type="float">
            <text:p>1</text:p>
          </table:table-cell>
          <table:table-cell office:value-type="float" office:value="-1860" calcext:value-type="float">
            <text:p>-1860</text:p>
          </table:table-cell>
          <table:table-cell office:value-type="float" office:value="-5.86" calcext:value-type="float">
            <text:p>-5.86</text:p>
          </table:table-cell>
          <table:table-cell table:number-columns-repeated="2" office:value-type="float" office:value="-87.84" calcext:value-type="float">
            <text:p>-87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7.84" calcext:value-type="float">
            <text:p>-87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62988" calcext:value-type="float">
            <text:p>26662988</text:p>
          </table:table-cell>
          <table:table-cell office:value-type="float" office:value="-5.56" calcext:value-type="float">
            <text:p>-5.56</text:p>
          </table:table-cell>
          <table:table-cell office:value-type="float" office:value="11.78" calcext:value-type="float">
            <text:p>11.78</text:p>
          </table:table-cell>
          <table:table-cell office:value-type="float" office:value="1" calcext:value-type="float">
            <text:p>1</text:p>
          </table:table-cell>
          <table:table-cell office:value-type="float" office:value="-1883" calcext:value-type="float">
            <text:p>-1883</text:p>
          </table:table-cell>
          <table:table-cell office:value-type="float" office:value="-5.56" calcext:value-type="float">
            <text:p>-5.56</text:p>
          </table:table-cell>
          <table:table-cell table:number-columns-repeated="2" office:value-type="float" office:value="-83.35" calcext:value-type="float">
            <text:p>-83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3.35" calcext:value-type="float">
            <text:p>-83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67174" calcext:value-type="float">
            <text:p>26667174</text:p>
          </table:table-cell>
          <table:table-cell office:value-type="float" office:value="-5.35" calcext:value-type="float">
            <text:p>-5.35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  <table:table-cell office:value-type="float" office:value="-1898" calcext:value-type="float">
            <text:p>-1898</text:p>
          </table:table-cell>
          <table:table-cell office:value-type="float" office:value="-5.35" calcext:value-type="float">
            <text:p>-5.35</text:p>
          </table:table-cell>
          <table:table-cell table:number-columns-repeated="2" office:value-type="float" office:value="-80.25" calcext:value-type="float">
            <text:p>-8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0.25" calcext:value-type="float">
            <text:p>-8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71365" calcext:value-type="float">
            <text:p>26671365</text:p>
          </table:table-cell>
          <table:table-cell office:value-type="float" office:value="-5.35" calcext:value-type="float">
            <text:p>-5.35</text:p>
          </table:table-cell>
          <table:table-cell office:value-type="float" office:value="-3.38" calcext:value-type="float">
            <text:p>-3.38</text:p>
          </table:table-cell>
          <table:table-cell office:value-type="float" office:value="1" calcext:value-type="float">
            <text:p>1</text:p>
          </table:table-cell>
          <table:table-cell office:value-type="float" office:value="-1898" calcext:value-type="float">
            <text:p>-1898</text:p>
          </table:table-cell>
          <table:table-cell office:value-type="float" office:value="-5.35" calcext:value-type="float">
            <text:p>-5.35</text:p>
          </table:table-cell>
          <table:table-cell table:number-columns-repeated="2" office:value-type="float" office:value="-80.25" calcext:value-type="float">
            <text:p>-8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0.25" calcext:value-type="float">
            <text:p>-8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75331" calcext:value-type="float">
            <text:p>26675331</text:p>
          </table:table-cell>
          <table:table-cell office:value-type="float" office:value="-5.55" calcext:value-type="float">
            <text:p>-5.55</text:p>
          </table:table-cell>
          <table:table-cell office:value-type="float" office:value="-26.44" calcext:value-type="float">
            <text:p>-26.44</text:p>
          </table:table-cell>
          <table:table-cell office:value-type="float" office:value="1" calcext:value-type="float">
            <text:p>1</text:p>
          </table:table-cell>
          <table:table-cell office:value-type="float" office:value="-1883" calcext:value-type="float">
            <text:p>-1883</text:p>
          </table:table-cell>
          <table:table-cell office:value-type="float" office:value="-5.55" calcext:value-type="float">
            <text:p>-5.55</text:p>
          </table:table-cell>
          <table:table-cell table:number-columns-repeated="2" office:value-type="float" office:value="-83.2" calcext:value-type="float">
            <text:p>-8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3.2" calcext:value-type="float">
            <text:p>-8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79551" calcext:value-type="float">
            <text:p>26679551</text:p>
          </table:table-cell>
          <table:table-cell office:value-type="float" office:value="-5.5" calcext:value-type="float">
            <text:p>-5.5</text:p>
          </table:table-cell>
          <table:table-cell office:value-type="float" office:value="-8.06" calcext:value-type="float">
            <text:p>-8.06</text:p>
          </table:table-cell>
          <table:table-cell office:value-type="float" office:value="1" calcext:value-type="float">
            <text:p>1</text:p>
          </table:table-cell>
          <table:table-cell office:value-type="float" office:value="-1887" calcext:value-type="float">
            <text:p>-1887</text:p>
          </table:table-cell>
          <table:table-cell office:value-type="float" office:value="-5.5" calcext:value-type="float">
            <text:p>-5.5</text:p>
          </table:table-cell>
          <table:table-cell table:number-columns-repeated="2" office:value-type="float" office:value="-82.47" calcext:value-type="float">
            <text:p>-82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2.47" calcext:value-type="float">
            <text:p>-82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3440" calcext:value-type="float">
            <text:p>26683440</text:p>
          </table:table-cell>
          <table:table-cell office:value-type="float" office:value="-5.08" calcext:value-type="float">
            <text:p>-5.08</text:p>
          </table:table-cell>
          <table:table-cell office:value-type="float" office:value="30.95" calcext:value-type="float">
            <text:p>30.95</text:p>
          </table:table-cell>
          <table:table-cell office:value-type="float" office:value="1" calcext:value-type="float">
            <text:p>1</text:p>
          </table:table-cell>
          <table:table-cell office:value-type="float" office:value="-1919" calcext:value-type="float">
            <text:p>-1919</text:p>
          </table:table-cell>
          <table:table-cell office:value-type="float" office:value="-5.08" calcext:value-type="float">
            <text:p>-5.08</text:p>
          </table:table-cell>
          <table:table-cell table:number-columns-repeated="2" office:value-type="float" office:value="-76.15" calcext:value-type="float">
            <text:p>-76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6.15" calcext:value-type="float">
            <text:p>-76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7771" calcext:value-type="float">
            <text:p>26687771</text:p>
          </table:table-cell>
          <table:table-cell office:value-type="float" office:value="-5.1" calcext:value-type="float">
            <text:p>-5.1</text:p>
          </table:table-cell>
          <table:table-cell office:value-type="float" office:value="-6.39" calcext:value-type="float">
            <text:p>-6.39</text:p>
          </table:table-cell>
          <table:table-cell office:value-type="float" office:value="1" calcext:value-type="float">
            <text:p>1</text:p>
          </table:table-cell>
          <table:table-cell office:value-type="float" office:value="-1917" calcext:value-type="float">
            <text:p>-1917</text:p>
          </table:table-cell>
          <table:table-cell office:value-type="float" office:value="-5.1" calcext:value-type="float">
            <text:p>-5.1</text:p>
          </table:table-cell>
          <table:table-cell table:number-columns-repeated="2" office:value-type="float" office:value="-76.51" calcext:value-type="float">
            <text:p>-76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6.51" calcext:value-type="float">
            <text:p>-76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1565" calcext:value-type="float">
            <text:p>26691565</text:p>
          </table:table-cell>
          <table:table-cell office:value-type="float" office:value="-5.31" calcext:value-type="float">
            <text:p>-5.31</text:p>
          </table:table-cell>
          <table:table-cell office:value-type="float" office:value="-25.56" calcext:value-type="float">
            <text:p>-25.56</text:p>
          </table:table-cell>
          <table:table-cell office:value-type="float" office:value="1" calcext:value-type="float">
            <text:p>1</text:p>
          </table:table-cell>
          <table:table-cell office:value-type="float" office:value="-1901" calcext:value-type="float">
            <text:p>-1901</text:p>
          </table:table-cell>
          <table:table-cell office:value-type="float" office:value="-5.31" calcext:value-type="float">
            <text:p>-5.31</text:p>
          </table:table-cell>
          <table:table-cell table:number-columns-repeated="2" office:value-type="float" office:value="-79.69" calcext:value-type="float">
            <text:p>-79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9.69" calcext:value-type="float">
            <text:p>-79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5874" calcext:value-type="float">
            <text:p>26695874</text:p>
          </table:table-cell>
          <table:table-cell office:value-type="float" office:value="-5.35" calcext:value-type="float">
            <text:p>-5.35</text:p>
          </table:table-cell>
          <table:table-cell office:value-type="float" office:value="-10.84" calcext:value-type="float">
            <text:p>-10.84</text:p>
          </table:table-cell>
          <table:table-cell office:value-type="float" office:value="1" calcext:value-type="float">
            <text:p>1</text:p>
          </table:table-cell>
          <table:table-cell office:value-type="float" office:value="-1898" calcext:value-type="float">
            <text:p>-1898</text:p>
          </table:table-cell>
          <table:table-cell office:value-type="float" office:value="-5.35" calcext:value-type="float">
            <text:p>-5.35</text:p>
          </table:table-cell>
          <table:table-cell table:number-columns-repeated="2" office:value-type="float" office:value="-80.25" calcext:value-type="float">
            <text:p>-8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0.25" calcext:value-type="float">
            <text:p>-8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9920" calcext:value-type="float">
            <text:p>26699920</text:p>
          </table:table-cell>
          <table:table-cell office:value-type="float" office:value="-4.96" calcext:value-type="float">
            <text:p>-4.96</text:p>
          </table:table-cell>
          <table:table-cell office:value-type="float" office:value="29.84" calcext:value-type="float">
            <text:p>29.84</text:p>
          </table:table-cell>
          <table:table-cell office:value-type="float" office:value="1" calcext:value-type="float">
            <text:p>1</text:p>
          </table:table-cell>
          <table:table-cell office:value-type="float" office:value="-1928" calcext:value-type="float">
            <text:p>-1928</text:p>
          </table:table-cell>
          <table:table-cell office:value-type="float" office:value="-4.96" calcext:value-type="float">
            <text:p>-4.96</text:p>
          </table:table-cell>
          <table:table-cell table:number-columns-repeated="2" office:value-type="float" office:value="-74.38" calcext:value-type="float">
            <text:p>-74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4.38" calcext:value-type="float">
            <text:p>-74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4309" calcext:value-type="float">
            <text:p>26704309</text:p>
          </table:table-cell>
          <table:table-cell office:value-type="float" office:value="-4.85" calcext:value-type="float">
            <text:p>-4.85</text:p>
          </table:table-cell>
          <table:table-cell office:value-type="float" office:value="6.37" calcext:value-type="float">
            <text:p>6.37</text:p>
          </table:table-cell>
          <table:table-cell office:value-type="float" office:value="1" calcext:value-type="float">
            <text:p>1</text:p>
          </table:table-cell>
          <table:table-cell office:value-type="float" office:value="-1935" calcext:value-type="float">
            <text:p>-1935</text:p>
          </table:table-cell>
          <table:table-cell office:value-type="float" office:value="-4.85" calcext:value-type="float">
            <text:p>-4.85</text:p>
          </table:table-cell>
          <table:table-cell table:number-columns-repeated="2" office:value-type="float" office:value="-72.81" calcext:value-type="float">
            <text:p>-72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2.81" calcext:value-type="float">
            <text:p>-7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8231" calcext:value-type="float">
            <text:p>26708231</text:p>
          </table:table-cell>
          <table:table-cell office:value-type="float" office:value="-5.12" calcext:value-type="float">
            <text:p>-5.12</text:p>
          </table:table-cell>
          <table:table-cell office:value-type="float" office:value="-30.32" calcext:value-type="float">
            <text:p>-30.32</text:p>
          </table:table-cell>
          <table:table-cell office:value-type="float" office:value="1" calcext:value-type="float">
            <text:p>1</text:p>
          </table:table-cell>
          <table:table-cell office:value-type="float" office:value="-1916" calcext:value-type="float">
            <text:p>-1916</text:p>
          </table:table-cell>
          <table:table-cell office:value-type="float" office:value="-5.12" calcext:value-type="float">
            <text:p>-5.12</text:p>
          </table:table-cell>
          <table:table-cell table:number-columns-repeated="2" office:value-type="float" office:value="-76.8" calcext:value-type="float">
            <text:p>-7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6.8" calcext:value-type="float">
            <text:p>-7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12574" calcext:value-type="float">
            <text:p>26712574</text:p>
          </table:table-cell>
          <table:table-cell office:value-type="float" office:value="-5.07" calcext:value-type="float">
            <text:p>-5.07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  <table:table-cell office:value-type="float" office:value="-1919" calcext:value-type="float">
            <text:p>-1919</text:p>
          </table:table-cell>
          <table:table-cell office:value-type="float" office:value="-5.07" calcext:value-type="float">
            <text:p>-5.07</text:p>
          </table:table-cell>
          <table:table-cell table:number-columns-repeated="2" office:value-type="float" office:value="-76.06" calcext:value-type="float">
            <text:p>-76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6.06" calcext:value-type="float">
            <text:p>-76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16388" calcext:value-type="float">
            <text:p>26716388</text:p>
          </table:table-cell>
          <table:table-cell office:value-type="float" office:value="-4.93" calcext:value-type="float">
            <text:p>-4.93</text:p>
          </table:table-cell>
          <table:table-cell office:value-type="float" office:value="9.7" calcext:value-type="float">
            <text:p>9.7</text:p>
          </table:table-cell>
          <table:table-cell office:value-type="float" office:value="1" calcext:value-type="float">
            <text:p>1</text:p>
          </table:table-cell>
          <table:table-cell office:value-type="float" office:value="-1930" calcext:value-type="float">
            <text:p>-1930</text:p>
          </table:table-cell>
          <table:table-cell office:value-type="float" office:value="-4.93" calcext:value-type="float">
            <text:p>-4.93</text:p>
          </table:table-cell>
          <table:table-cell table:number-columns-repeated="2" office:value-type="float" office:value="-73.89" calcext:value-type="float">
            <text:p>-73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3.89" calcext:value-type="float">
            <text:p>-73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20794" calcext:value-type="float">
            <text:p>26720794</text:p>
          </table:table-cell>
          <table:table-cell office:value-type="float" office:value="-4.62" calcext:value-type="float">
            <text:p>-4.62</text:p>
          </table:table-cell>
          <table:table-cell office:value-type="float" office:value="24.45" calcext:value-type="float">
            <text:p>24.45</text:p>
          </table:table-cell>
          <table:table-cell office:value-type="float" office:value="1" calcext:value-type="float">
            <text:p>1</text:p>
          </table:table-cell>
          <table:table-cell office:value-type="float" office:value="-1953" calcext:value-type="float">
            <text:p>-1953</text:p>
          </table:table-cell>
          <table:table-cell office:value-type="float" office:value="-4.62" calcext:value-type="float">
            <text:p>-4.62</text:p>
          </table:table-cell>
          <table:table-cell table:number-columns-repeated="2" office:value-type="float" office:value="-69.26" calcext:value-type="float">
            <text:p>-69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9.26" calcext:value-type="float">
            <text:p>-69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24668" calcext:value-type="float">
            <text:p>26724668</text:p>
          </table:table-cell>
          <table:table-cell office:value-type="float" office:value="-4.84" calcext:value-type="float">
            <text:p>-4.84</text:p>
          </table:table-cell>
          <table:table-cell office:value-type="float" office:value="-24.17" calcext:value-type="float">
            <text:p>-24.17</text:p>
          </table:table-cell>
          <table:table-cell office:value-type="float" office:value="1" calcext:value-type="float">
            <text:p>1</text:p>
          </table:table-cell>
          <table:table-cell office:value-type="float" office:value="-1936" calcext:value-type="float">
            <text:p>-1936</text:p>
          </table:table-cell>
          <table:table-cell office:value-type="float" office:value="-4.84" calcext:value-type="float">
            <text:p>-4.84</text:p>
          </table:table-cell>
          <table:table-cell table:number-columns-repeated="2" office:value-type="float" office:value="-72.67" calcext:value-type="float">
            <text:p>-72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2.67" calcext:value-type="float">
            <text:p>-72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28900" calcext:value-type="float">
            <text:p>26728900</text:p>
          </table:table-cell>
          <table:table-cell office:value-type="float" office:value="-5.01" calcext:value-type="float">
            <text:p>-5.01</text:p>
          </table:table-cell>
          <table:table-cell office:value-type="float" office:value="-21.44" calcext:value-type="float">
            <text:p>-21.44</text:p>
          </table:table-cell>
          <table:table-cell office:value-type="float" office:value="1" calcext:value-type="float">
            <text:p>1</text:p>
          </table:table-cell>
          <table:table-cell office:value-type="float" office:value="-1924" calcext:value-type="float">
            <text:p>-1924</text:p>
          </table:table-cell>
          <table:table-cell office:value-type="float" office:value="-5.01" calcext:value-type="float">
            <text:p>-5.01</text:p>
          </table:table-cell>
          <table:table-cell table:number-columns-repeated="2" office:value-type="float" office:value="-75.15" calcext:value-type="float">
            <text:p>-75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5.15" calcext:value-type="float">
            <text:p>-75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32654" calcext:value-type="float">
            <text:p>26732654</text:p>
          </table:table-cell>
          <table:table-cell office:value-type="float" office:value="-4.92" calcext:value-type="float">
            <text:p>-4.92</text:p>
          </table:table-cell>
          <table:table-cell office:value-type="float" office:value="5.22" calcext:value-type="float">
            <text:p>5.22</text:p>
          </table:table-cell>
          <table:table-cell office:value-type="float" office:value="1" calcext:value-type="float">
            <text:p>1</text:p>
          </table:table-cell>
          <table:table-cell office:value-type="float" office:value="-1930" calcext:value-type="float">
            <text:p>-1930</text:p>
          </table:table-cell>
          <table:table-cell office:value-type="float" office:value="-4.92" calcext:value-type="float">
            <text:p>-4.92</text:p>
          </table:table-cell>
          <table:table-cell table:number-columns-repeated="2" office:value-type="float" office:value="-73.85" calcext:value-type="float">
            <text:p>-73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3.85" calcext:value-type="float">
            <text:p>-73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36665" calcext:value-type="float">
            <text:p>26736665</text:p>
          </table:table-cell>
          <table:table-cell office:value-type="float" office:value="-4.6" calcext:value-type="float">
            <text:p>-4.6</text:p>
          </table:table-cell>
          <table:table-cell office:value-type="float" office:value="29.13" calcext:value-type="float">
            <text:p>29.13</text:p>
          </table:table-cell>
          <table:table-cell office:value-type="float" office:value="1" calcext:value-type="float">
            <text:p>1</text:p>
          </table:table-cell>
          <table:table-cell office:value-type="float" office:value="-1955" calcext:value-type="float">
            <text:p>-1955</text:p>
          </table:table-cell>
          <table:table-cell office:value-type="float" office:value="-4.6" calcext:value-type="float">
            <text:p>-4.6</text:p>
          </table:table-cell>
          <table:table-cell table:number-columns-repeated="2" office:value-type="float" office:value="-68.98" calcext:value-type="float">
            <text:p>-68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8.98" calcext:value-type="float">
            <text:p>-6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1088" calcext:value-type="float">
            <text:p>26741088</text:p>
          </table:table-cell>
          <table:table-cell office:value-type="float" office:value="-4.69" calcext:value-type="float">
            <text:p>-4.69</text:p>
          </table:table-cell>
          <table:table-cell office:value-type="float" office:value="-10.71" calcext:value-type="float">
            <text:p>-10.71</text:p>
          </table:table-cell>
          <table:table-cell office:value-type="float" office:value="1" calcext:value-type="float">
            <text:p>1</text:p>
          </table:table-cell>
          <table:table-cell office:value-type="float" office:value="-1948" calcext:value-type="float">
            <text:p>-1948</text:p>
          </table:table-cell>
          <table:table-cell office:value-type="float" office:value="-4.69" calcext:value-type="float">
            <text:p>-4.69</text:p>
          </table:table-cell>
          <table:table-cell table:number-columns-repeated="2" office:value-type="float" office:value="-70.3" calcext:value-type="float">
            <text:p>-7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0.3" calcext:value-type="float">
            <text:p>-7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5840" calcext:value-type="float">
            <text:p>26745840</text:p>
          </table:table-cell>
          <table:table-cell office:value-type="float" office:value="-4.9" calcext:value-type="float">
            <text:p>-4.9</text:p>
          </table:table-cell>
          <table:table-cell office:value-type="float" office:value="-26.65" calcext:value-type="float">
            <text:p>-26.65</text:p>
          </table:table-cell>
          <table:table-cell office:value-type="float" office:value="1" calcext:value-type="float">
            <text:p>1</text:p>
          </table:table-cell>
          <table:table-cell office:value-type="float" office:value="-1932" calcext:value-type="float">
            <text:p>-1932</text:p>
          </table:table-cell>
          <table:table-cell office:value-type="float" office:value="-4.9" calcext:value-type="float">
            <text:p>-4.9</text:p>
          </table:table-cell>
          <table:table-cell table:number-columns-repeated="2" office:value-type="float" office:value="-73.51" calcext:value-type="float">
            <text:p>-73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3.51" calcext:value-type="float">
            <text:p>-73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9731" calcext:value-type="float">
            <text:p>26749731</text:p>
          </table:table-cell>
          <table:table-cell office:value-type="float" office:value="-4.72" calcext:value-type="float">
            <text:p>-4.72</text:p>
          </table:table-cell>
          <table:table-cell office:value-type="float" office:value="12.57" calcext:value-type="float">
            <text:p>12.57</text:p>
          </table:table-cell>
          <table:table-cell office:value-type="float" office:value="1" calcext:value-type="float">
            <text:p>1</text:p>
          </table:table-cell>
          <table:table-cell office:value-type="float" office:value="-1945" calcext:value-type="float">
            <text:p>-1945</text:p>
          </table:table-cell>
          <table:table-cell office:value-type="float" office:value="-4.72" calcext:value-type="float">
            <text:p>-4.72</text:p>
          </table:table-cell>
          <table:table-cell table:number-columns-repeated="2" office:value-type="float" office:value="-70.86" calcext:value-type="float">
            <text:p>-70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0.86" calcext:value-type="float">
            <text:p>-7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53994" calcext:value-type="float">
            <text:p>26753994</text:p>
          </table:table-cell>
          <table:table-cell office:value-type="float" office:value="-4.42" calcext:value-type="float">
            <text:p>-4.42</text:p>
          </table:table-cell>
          <table:table-cell office:value-type="float" office:value="26.94" calcext:value-type="float">
            <text:p>26.94</text:p>
          </table:table-cell>
          <table:table-cell office:value-type="float" office:value="1" calcext:value-type="float">
            <text:p>1</text:p>
          </table:table-cell>
          <table:table-cell office:value-type="float" office:value="-1968" calcext:value-type="float">
            <text:p>-1968</text:p>
          </table:table-cell>
          <table:table-cell office:value-type="float" office:value="-4.42" calcext:value-type="float">
            <text:p>-4.42</text:p>
          </table:table-cell>
          <table:table-cell table:number-columns-repeated="2" office:value-type="float" office:value="-66.26" calcext:value-type="float">
            <text:p>-66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6.26" calcext:value-type="float">
            <text:p>-66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57811" calcext:value-type="float">
            <text:p>26757811</text:p>
          </table:table-cell>
          <table:table-cell office:value-type="float" office:value="-4.13" calcext:value-type="float">
            <text:p>-4.13</text:p>
          </table:table-cell>
          <table:table-cell office:value-type="float" office:value="24.02" calcext:value-type="float">
            <text:p>24.02</text:p>
          </table:table-cell>
          <table:table-cell office:value-type="float" office:value="1" calcext:value-type="float">
            <text:p>1</text:p>
          </table:table-cell>
          <table:table-cell office:value-type="float" office:value="-1990" calcext:value-type="float">
            <text:p>-1990</text:p>
          </table:table-cell>
          <table:table-cell office:value-type="float" office:value="-4.13" calcext:value-type="float">
            <text:p>-4.13</text:p>
          </table:table-cell>
          <table:table-cell table:number-columns-repeated="2" office:value-type="float" office:value="-61.93" calcext:value-type="float">
            <text:p>-61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1.93" calcext:value-type="float">
            <text:p>-61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62280" calcext:value-type="float">
            <text:p>26762280</text:p>
          </table:table-cell>
          <table:table-cell office:value-type="float" office:value="-4.39" calcext:value-type="float">
            <text:p>-4.39</text:p>
          </table:table-cell>
          <table:table-cell office:value-type="float" office:value="-27.62" calcext:value-type="float">
            <text:p>-27.62</text:p>
          </table:table-cell>
          <table:table-cell office:value-type="float" office:value="1" calcext:value-type="float">
            <text:p>1</text:p>
          </table:table-cell>
          <table:table-cell office:value-type="float" office:value="-1970" calcext:value-type="float">
            <text:p>-1970</text:p>
          </table:table-cell>
          <table:table-cell office:value-type="float" office:value="-4.39" calcext:value-type="float">
            <text:p>-4.39</text:p>
          </table:table-cell>
          <table:table-cell table:number-columns-repeated="2" office:value-type="float" office:value="-65.89" calcext:value-type="float">
            <text:p>-65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5.89" calcext:value-type="float">
            <text:p>-6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65988" calcext:value-type="float">
            <text:p>26765988</text:p>
          </table:table-cell>
          <table:table-cell office:value-type="float" office:value="-4.6" calcext:value-type="float">
            <text:p>-4.6</text:p>
          </table:table-cell>
          <table:table-cell office:value-type="float" office:value="-25.12" calcext:value-type="float">
            <text:p>-25.12</text:p>
          </table:table-cell>
          <table:table-cell office:value-type="float" office:value="1" calcext:value-type="float">
            <text:p>1</text:p>
          </table:table-cell>
          <table:table-cell office:value-type="float" office:value="-1955" calcext:value-type="float">
            <text:p>-1955</text:p>
          </table:table-cell>
          <table:table-cell office:value-type="float" office:value="-4.6" calcext:value-type="float">
            <text:p>-4.6</text:p>
          </table:table-cell>
          <table:table-cell table:number-columns-repeated="2" office:value-type="float" office:value="-68.99" calcext:value-type="float">
            <text:p>-68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8.99" calcext:value-type="float">
            <text:p>-68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71251" calcext:value-type="float">
            <text:p>26771251</text:p>
          </table:table-cell>
          <table:table-cell office:value-type="float" office:value="-4.55" calcext:value-type="float">
            <text:p>-4.55</text:p>
          </table:table-cell>
          <table:table-cell office:value-type="float" office:value="3.53" calcext:value-type="float">
            <text:p>3.53</text:p>
          </table:table-cell>
          <table:table-cell office:value-type="float" office:value="1" calcext:value-type="float">
            <text:p>1</text:p>
          </table:table-cell>
          <table:table-cell office:value-type="float" office:value="-1958" calcext:value-type="float">
            <text:p>-1958</text:p>
          </table:table-cell>
          <table:table-cell office:value-type="float" office:value="-4.55" calcext:value-type="float">
            <text:p>-4.55</text:p>
          </table:table-cell>
          <table:table-cell table:number-columns-repeated="2" office:value-type="float" office:value="-68.3" calcext:value-type="float">
            <text:p>-6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8.3" calcext:value-type="float">
            <text:p>-6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75134" calcext:value-type="float">
            <text:p>26775134</text:p>
          </table:table-cell>
          <table:table-cell office:value-type="float" office:value="-4.08" calcext:value-type="float">
            <text:p>-4.08</text:p>
          </table:table-cell>
          <table:table-cell office:value-type="float" office:value="41.26" calcext:value-type="float">
            <text:p>41.26</text:p>
          </table:table-cell>
          <table:table-cell office:value-type="float" office:value="1" calcext:value-type="float">
            <text:p>1</text:p>
          </table:table-cell>
          <table:table-cell office:value-type="float" office:value="-1993" calcext:value-type="float">
            <text:p>-1993</text:p>
          </table:table-cell>
          <table:table-cell office:value-type="float" office:value="-4.08" calcext:value-type="float">
            <text:p>-4.08</text:p>
          </table:table-cell>
          <table:table-cell table:number-columns-repeated="2" office:value-type="float" office:value="-61.26" calcext:value-type="float">
            <text:p>-61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1.26" calcext:value-type="float">
            <text:p>-6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79448" calcext:value-type="float">
            <text:p>26779448</text:p>
          </table:table-cell>
          <table:table-cell office:value-type="float" office:value="-4.23" calcext:value-type="float">
            <text:p>-4.23</text:p>
          </table:table-cell>
          <table:table-cell office:value-type="float" office:value="-12.33" calcext:value-type="float">
            <text:p>-12.33</text:p>
          </table:table-cell>
          <table:table-cell office:value-type="float" office:value="1" calcext:value-type="float">
            <text:p>1</text:p>
          </table:table-cell>
          <table:table-cell office:value-type="float" office:value="-1982" calcext:value-type="float">
            <text:p>-1982</text:p>
          </table:table-cell>
          <table:table-cell office:value-type="float" office:value="-4.23" calcext:value-type="float">
            <text:p>-4.23</text:p>
          </table:table-cell>
          <table:table-cell table:number-columns-repeated="2" office:value-type="float" office:value="-63.41" calcext:value-type="float">
            <text:p>-63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3.41" calcext:value-type="float">
            <text:p>-63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83191" calcext:value-type="float">
            <text:p>26783191</text:p>
          </table:table-cell>
          <table:table-cell office:value-type="float" office:value="-4.52" calcext:value-type="float">
            <text:p>-4.52</text:p>
          </table:table-cell>
          <table:table-cell office:value-type="float" office:value="-28.89" calcext:value-type="float">
            <text:p>-28.89</text:p>
          </table:table-cell>
          <table:table-cell office:value-type="float" office:value="1" calcext:value-type="float">
            <text:p>1</text:p>
          </table:table-cell>
          <table:table-cell office:value-type="float" office:value="-1960" calcext:value-type="float">
            <text:p>-1960</text:p>
          </table:table-cell>
          <table:table-cell office:value-type="float" office:value="-4.52" calcext:value-type="float">
            <text:p>-4.52</text:p>
          </table:table-cell>
          <table:table-cell table:number-columns-repeated="2" office:value-type="float" office:value="-67.87" calcext:value-type="float">
            <text:p>-67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7.87" calcext:value-type="float">
            <text:p>-67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87460" calcext:value-type="float">
            <text:p>26787460</text:p>
          </table:table-cell>
          <table:table-cell office:value-type="float" office:value="-4.56" calcext:value-type="float">
            <text:p>-4.56</text:p>
          </table:table-cell>
          <table:table-cell office:value-type="float" office:value="-5.32" calcext:value-type="float">
            <text:p>-5.32</text:p>
          </table:table-cell>
          <table:table-cell office:value-type="float" office:value="1" calcext:value-type="float">
            <text:p>1</text:p>
          </table:table-cell>
          <table:table-cell office:value-type="float" office:value="-1957" calcext:value-type="float">
            <text:p>-1957</text:p>
          </table:table-cell>
          <table:table-cell office:value-type="float" office:value="-4.56" calcext:value-type="float">
            <text:p>-4.56</text:p>
          </table:table-cell>
          <table:table-cell table:number-columns-repeated="2" office:value-type="float" office:value="-68.43" calcext:value-type="float">
            <text:p>-68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8.43" calcext:value-type="float">
            <text:p>-68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91211" calcext:value-type="float">
            <text:p>26791211</text:p>
          </table:table-cell>
          <table:table-cell office:value-type="float" office:value="-4.24" calcext:value-type="float">
            <text:p>-4.24</text:p>
          </table:table-cell>
          <table:table-cell office:value-type="float" office:value="29.82" calcext:value-type="float">
            <text:p>29.82</text:p>
          </table:table-cell>
          <table:table-cell office:value-type="float" office:value="1" calcext:value-type="float">
            <text:p>1</text:p>
          </table:table-cell>
          <table:table-cell office:value-type="float" office:value="-1981" calcext:value-type="float">
            <text:p>-1981</text:p>
          </table:table-cell>
          <table:table-cell office:value-type="float" office:value="-4.24" calcext:value-type="float">
            <text:p>-4.24</text:p>
          </table:table-cell>
          <table:table-cell table:number-columns-repeated="2" office:value-type="float" office:value="-63.67" calcext:value-type="float">
            <text:p>-63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3.67" calcext:value-type="float">
            <text:p>-63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95468" calcext:value-type="float">
            <text:p>26795468</text:p>
          </table:table-cell>
          <table:table-cell office:value-type="float" office:value="-4.15" calcext:value-type="float">
            <text:p>-4.15</text:p>
          </table:table-cell>
          <table:table-cell office:value-type="float" office:value="7.08" calcext:value-type="float">
            <text:p>7.08</text:p>
          </table:table-cell>
          <table:table-cell office:value-type="float" office:value="1" calcext:value-type="float">
            <text:p>1</text:p>
          </table:table-cell>
          <table:table-cell office:value-type="float" office:value="-1989" calcext:value-type="float">
            <text:p>-1989</text:p>
          </table:table-cell>
          <table:table-cell office:value-type="float" office:value="-4.15" calcext:value-type="float">
            <text:p>-4.15</text:p>
          </table:table-cell>
          <table:table-cell table:number-columns-repeated="2" office:value-type="float" office:value="-62.18" calcext:value-type="float">
            <text:p>-62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2.18" calcext:value-type="float">
            <text:p>-6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99440" calcext:value-type="float">
            <text:p>26799440</text:p>
          </table:table-cell>
          <table:table-cell office:value-type="float" office:value="-4.34" calcext:value-type="float">
            <text:p>-4.34</text:p>
          </table:table-cell>
          <table:table-cell office:value-type="float" office:value="-17.81" calcext:value-type="float">
            <text:p>-17.81</text:p>
          </table:table-cell>
          <table:table-cell office:value-type="float" office:value="1" calcext:value-type="float">
            <text:p>1</text:p>
          </table:table-cell>
          <table:table-cell office:value-type="float" office:value="-1974" calcext:value-type="float">
            <text:p>-1974</text:p>
          </table:table-cell>
          <table:table-cell office:value-type="float" office:value="-4.34" calcext:value-type="float">
            <text:p>-4.34</text:p>
          </table:table-cell>
          <table:table-cell table:number-columns-repeated="2" office:value-type="float" office:value="-65.05" calcext:value-type="float">
            <text:p>-65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5.05" calcext:value-type="float">
            <text:p>-65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03814" calcext:value-type="float">
            <text:p>26803814</text:p>
          </table:table-cell>
          <table:table-cell office:value-type="float" office:value="-4.51" calcext:value-type="float">
            <text:p>-4.51</text:p>
          </table:table-cell>
          <table:table-cell office:value-type="float" office:value="-21.31" calcext:value-type="float">
            <text:p>-21.31</text:p>
          </table:table-cell>
          <table:table-cell office:value-type="float" office:value="1" calcext:value-type="float">
            <text:p>1</text:p>
          </table:table-cell>
          <table:table-cell office:value-type="float" office:value="-1961" calcext:value-type="float">
            <text:p>-1961</text:p>
          </table:table-cell>
          <table:table-cell office:value-type="float" office:value="-4.51" calcext:value-type="float">
            <text:p>-4.51</text:p>
          </table:table-cell>
          <table:table-cell table:number-columns-repeated="2" office:value-type="float" office:value="-67.69" calcext:value-type="float">
            <text:p>-67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7.69" calcext:value-type="float">
            <text:p>-67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07511" calcext:value-type="float">
            <text:p>26807511</text:p>
          </table:table-cell>
          <table:table-cell office:value-type="float" office:value="-4.51" calcext:value-type="float">
            <text:p>-4.51</text:p>
          </table:table-cell>
          <table:table-cell office:value-type="float" office:value="-2.25" calcext:value-type="float">
            <text:p>-2.25</text:p>
          </table:table-cell>
          <table:table-cell office:value-type="float" office:value="1" calcext:value-type="float">
            <text:p>1</text:p>
          </table:table-cell>
          <table:table-cell office:value-type="float" office:value="-1961" calcext:value-type="float">
            <text:p>-1961</text:p>
          </table:table-cell>
          <table:table-cell office:value-type="float" office:value="-4.51" calcext:value-type="float">
            <text:p>-4.51</text:p>
          </table:table-cell>
          <table:table-cell table:number-columns-repeated="2" office:value-type="float" office:value="-67.63" calcext:value-type="float">
            <text:p>-67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7.63" calcext:value-type="float">
            <text:p>-67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11931" calcext:value-type="float">
            <text:p>26811931</text:p>
          </table:table-cell>
          <table:table-cell office:value-type="float" office:value="-4.16" calcext:value-type="float">
            <text:p>-4.16</text:p>
          </table:table-cell>
          <table:table-cell office:value-type="float" office:value="30.81" calcext:value-type="float">
            <text:p>30.81</text:p>
          </table:table-cell>
          <table:table-cell office:value-type="float" office:value="1" calcext:value-type="float">
            <text:p>1</text:p>
          </table:table-cell>
          <table:table-cell office:value-type="float" office:value="-1988" calcext:value-type="float">
            <text:p>-1988</text:p>
          </table:table-cell>
          <table:table-cell office:value-type="float" office:value="-4.16" calcext:value-type="float">
            <text:p>-4.16</text:p>
          </table:table-cell>
          <table:table-cell table:number-columns-repeated="2" office:value-type="float" office:value="-62.38" calcext:value-type="float">
            <text:p>-62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2.38" calcext:value-type="float">
            <text:p>-62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15674" calcext:value-type="float">
            <text:p>26815674</text:p>
          </table:table-cell>
          <table:table-cell office:value-type="float" office:value="-4.19" calcext:value-type="float">
            <text:p>-4.19</text:p>
          </table:table-cell>
          <table:table-cell office:value-type="float" office:value="-2.04" calcext:value-type="float">
            <text:p>-2.04</text:p>
          </table:table-cell>
          <table:table-cell office:value-type="float" office:value="1" calcext:value-type="float">
            <text:p>1</text:p>
          </table:table-cell>
          <table:table-cell office:value-type="float" office:value="-1985" calcext:value-type="float">
            <text:p>-1985</text:p>
          </table:table-cell>
          <table:table-cell office:value-type="float" office:value="-4.19" calcext:value-type="float">
            <text:p>-4.19</text:p>
          </table:table-cell>
          <table:table-cell table:number-columns-repeated="2" office:value-type="float" office:value="-62.83" calcext:value-type="float">
            <text:p>-62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2.83" calcext:value-type="float">
            <text:p>-6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0043" calcext:value-type="float">
            <text:p>26820043</text:p>
          </table:table-cell>
          <table:table-cell office:value-type="float" office:value="-4.4" calcext:value-type="float">
            <text:p>-4.4</text:p>
          </table:table-cell>
          <table:table-cell office:value-type="float" office:value="-24.07" calcext:value-type="float">
            <text:p>-24.07</text:p>
          </table:table-cell>
          <table:table-cell office:value-type="float" office:value="1" calcext:value-type="float">
            <text:p>1</text:p>
          </table:table-cell>
          <table:table-cell office:value-type="float" office:value="-1969" calcext:value-type="float">
            <text:p>-1969</text:p>
          </table:table-cell>
          <table:table-cell office:value-type="float" office:value="-4.4" calcext:value-type="float">
            <text:p>-4.4</text:p>
          </table:table-cell>
          <table:table-cell table:number-columns-repeated="2" office:value-type="float" office:value="-66.07" calcext:value-type="float">
            <text:p>-66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6.07" calcext:value-type="float">
            <text:p>-66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3691" calcext:value-type="float">
            <text:p>26823691</text:p>
          </table:table-cell>
          <table:table-cell office:value-type="float" office:value="-4.38" calcext:value-type="float">
            <text:p>-4.38</text:p>
          </table:table-cell>
          <table:table-cell office:value-type="float" office:value="-2.13" calcext:value-type="float">
            <text:p>-2.13</text:p>
          </table:table-cell>
          <table:table-cell office:value-type="float" office:value="1" calcext:value-type="float">
            <text:p>1</text:p>
          </table:table-cell>
          <table:table-cell office:value-type="float" office:value="-1971" calcext:value-type="float">
            <text:p>-1971</text:p>
          </table:table-cell>
          <table:table-cell office:value-type="float" office:value="-4.38" calcext:value-type="float">
            <text:p>-4.38</text:p>
          </table:table-cell>
          <table:table-cell table:number-columns-repeated="2" office:value-type="float" office:value="-65.76" calcext:value-type="float">
            <text:p>-65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5.76" calcext:value-type="float">
            <text:p>-6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8340" calcext:value-type="float">
            <text:p>26828340</text:p>
          </table:table-cell>
          <table:table-cell office:value-type="float" office:value="-4.09" calcext:value-type="float">
            <text:p>-4.09</text:p>
          </table:table-cell>
          <table:table-cell office:value-type="float" office:value="25.67" calcext:value-type="float">
            <text:p>25.67</text:p>
          </table:table-cell>
          <table:table-cell office:value-type="float" office:value="1" calcext:value-type="float">
            <text:p>1</text:p>
          </table:table-cell>
          <table:table-cell office:value-type="float" office:value="-1993" calcext:value-type="float">
            <text:p>-1993</text:p>
          </table:table-cell>
          <table:table-cell office:value-type="float" office:value="-4.09" calcext:value-type="float">
            <text:p>-4.09</text:p>
          </table:table-cell>
          <table:table-cell table:number-columns-repeated="2" office:value-type="float" office:value="-61.3" calcext:value-type="float">
            <text:p>-6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1.3" calcext:value-type="float">
            <text:p>-6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32031" calcext:value-type="float">
            <text:p>26832031</text:p>
          </table:table-cell>
          <table:table-cell office:value-type="float" office:value="-4.05" calcext:value-type="float">
            <text:p>-4.05</text:p>
          </table:table-cell>
          <table:table-cell office:value-type="float" office:value="2.01" calcext:value-type="float">
            <text:p>2.01</text:p>
          </table:table-cell>
          <table:table-cell office:value-type="float" office:value="1" calcext:value-type="float">
            <text:p>1</text:p>
          </table:table-cell>
          <table:table-cell office:value-type="float" office:value="-1996" calcext:value-type="float">
            <text:p>-1996</text:p>
          </table:table-cell>
          <table:table-cell office:value-type="float" office:value="-4.05" calcext:value-type="float">
            <text:p>-4.05</text:p>
          </table:table-cell>
          <table:table-cell table:number-columns-repeated="2" office:value-type="float" office:value="-60.68" calcext:value-type="float">
            <text:p>-60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0.68" calcext:value-type="float">
            <text:p>-6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36334" calcext:value-type="float">
            <text:p>26836334</text:p>
          </table:table-cell>
          <table:table-cell office:value-type="float" office:value="-4.24" calcext:value-type="float">
            <text:p>-4.24</text:p>
          </table:table-cell>
          <table:table-cell office:value-type="float" office:value="-19.04" calcext:value-type="float">
            <text:p>-19.04</text:p>
          </table:table-cell>
          <table:table-cell office:value-type="float" office:value="1" calcext:value-type="float">
            <text:p>1</text:p>
          </table:table-cell>
          <table:table-cell office:value-type="float" office:value="-1982" calcext:value-type="float">
            <text:p>-1982</text:p>
          </table:table-cell>
          <table:table-cell office:value-type="float" office:value="-4.24" calcext:value-type="float">
            <text:p>-4.24</text:p>
          </table:table-cell>
          <table:table-cell table:number-columns-repeated="2" office:value-type="float" office:value="-63.56" calcext:value-type="float">
            <text:p>-63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3.56" calcext:value-type="float">
            <text:p>-6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0105" calcext:value-type="float">
            <text:p>26840105</text:p>
          </table:table-cell>
          <table:table-cell office:value-type="float" office:value="-4.37" calcext:value-type="float">
            <text:p>-4.37</text:p>
          </table:table-cell>
          <table:table-cell office:value-type="float" office:value="-16.75" calcext:value-type="float">
            <text:p>-16.75</text:p>
          </table:table-cell>
          <table:table-cell office:value-type="float" office:value="1" calcext:value-type="float">
            <text:p>1</text:p>
          </table:table-cell>
          <table:table-cell office:value-type="float" office:value="-1972" calcext:value-type="float">
            <text:p>-1972</text:p>
          </table:table-cell>
          <table:table-cell office:value-type="float" office:value="-4.37" calcext:value-type="float">
            <text:p>-4.37</text:p>
          </table:table-cell>
          <table:table-cell table:number-columns-repeated="2" office:value-type="float" office:value="-65.58" calcext:value-type="float">
            <text:p>-65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5.58" calcext:value-type="float">
            <text:p>-65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4580" calcext:value-type="float">
            <text:p>26844580</text:p>
          </table:table-cell>
          <table:table-cell office:value-type="float" office:value="-4.26" calcext:value-type="float">
            <text:p>-4.26</text:p>
          </table:table-cell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-1980" calcext:value-type="float">
            <text:p>-1980</text:p>
          </table:table-cell>
          <table:table-cell office:value-type="float" office:value="-4.26" calcext:value-type="float">
            <text:p>-4.26</text:p>
          </table:table-cell>
          <table:table-cell table:number-columns-repeated="2" office:value-type="float" office:value="-63.93" calcext:value-type="float">
            <text:p>-63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3.93" calcext:value-type="float">
            <text:p>-63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8211" calcext:value-type="float">
            <text:p>26848211</text:p>
          </table:table-cell>
          <table:table-cell office:value-type="float" office:value="-3.97" calcext:value-type="float">
            <text:p>-3.97</text:p>
          </table:table-cell>
          <table:table-cell office:value-type="float" office:value="26.22" calcext:value-type="float">
            <text:p>26.22</text:p>
          </table:table-cell>
          <table:table-cell office:value-type="float" office:value="1" calcext:value-type="float">
            <text:p>1</text:p>
          </table:table-cell>
          <table:table-cell office:value-type="float" office:value="-2002" calcext:value-type="float">
            <text:p>-2002</text:p>
          </table:table-cell>
          <table:table-cell office:value-type="float" office:value="-3.97" calcext:value-type="float">
            <text:p>-3.97</text:p>
          </table:table-cell>
          <table:table-cell table:number-columns-repeated="2" office:value-type="float" office:value="-59.57" calcext:value-type="float">
            <text:p>-59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9.57" calcext:value-type="float">
            <text:p>-59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2525" calcext:value-type="float">
            <text:p>26852525</text:p>
          </table:table-cell>
          <table:table-cell office:value-type="float" office:value="-3.99" calcext:value-type="float">
            <text:p>-3.99</text:p>
          </table:table-cell>
          <table:table-cell office:value-type="float" office:value="1.19" calcext:value-type="float">
            <text:p>1.19</text:p>
          </table:table-cell>
          <table:table-cell office:value-type="float" office:value="1" calcext:value-type="float">
            <text:p>1</text:p>
          </table:table-cell>
          <table:table-cell office:value-type="float" office:value="-2001" calcext:value-type="float">
            <text:p>-2001</text:p>
          </table:table-cell>
          <table:table-cell office:value-type="float" office:value="-3.99" calcext:value-type="float">
            <text:p>-3.99</text:p>
          </table:table-cell>
          <table:table-cell table:number-columns-repeated="2" office:value-type="float" office:value="-59.79" calcext:value-type="float">
            <text:p>-59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9.79" calcext:value-type="float">
            <text:p>-59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6568" calcext:value-type="float">
            <text:p>26856568</text:p>
          </table:table-cell>
          <table:table-cell office:value-type="float" office:value="-4.23" calcext:value-type="float">
            <text:p>-4.23</text:p>
          </table:table-cell>
          <table:table-cell office:value-type="float" office:value="-24.58" calcext:value-type="float">
            <text:p>-24.58</text:p>
          </table:table-cell>
          <table:table-cell office:value-type="float" office:value="1" calcext:value-type="float">
            <text:p>1</text:p>
          </table:table-cell>
          <table:table-cell office:value-type="float" office:value="-1982" calcext:value-type="float">
            <text:p>-1982</text:p>
          </table:table-cell>
          <table:table-cell office:value-type="float" office:value="-4.23" calcext:value-type="float">
            <text:p>-4.23</text:p>
          </table:table-cell>
          <table:table-cell table:number-columns-repeated="2" office:value-type="float" office:value="-63.41" calcext:value-type="float">
            <text:p>-63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3.41" calcext:value-type="float">
            <text:p>-63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60908" calcext:value-type="float">
            <text:p>26860908</text:p>
          </table:table-cell>
          <table:table-cell office:value-type="float" office:value="-4.29" calcext:value-type="float">
            <text:p>-4.29</text:p>
          </table:table-cell>
          <table:table-cell office:value-type="float" office:value="-9.56" calcext:value-type="float">
            <text:p>-9.56</text:p>
          </table:table-cell>
          <table:table-cell office:value-type="float" office:value="1" calcext:value-type="float">
            <text:p>1</text:p>
          </table:table-cell>
          <table:table-cell office:value-type="float" office:value="-1977" calcext:value-type="float">
            <text:p>-1977</text:p>
          </table:table-cell>
          <table:table-cell office:value-type="float" office:value="-4.29" calcext:value-type="float">
            <text:p>-4.29</text:p>
          </table:table-cell>
          <table:table-cell table:number-columns-repeated="2" office:value-type="float" office:value="-64.41" calcext:value-type="float">
            <text:p>-64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4.41" calcext:value-type="float">
            <text:p>-64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65069" calcext:value-type="float">
            <text:p>26865069</text:p>
          </table:table-cell>
          <table:table-cell office:value-type="float" office:value="-3.94" calcext:value-type="float">
            <text:p>-3.94</text:p>
          </table:table-cell>
          <table:table-cell office:value-type="float" office:value="31.66" calcext:value-type="float">
            <text:p>31.66</text:p>
          </table:table-cell>
          <table:table-cell office:value-type="float" office:value="1" calcext:value-type="float">
            <text:p>1</text:p>
          </table:table-cell>
          <table:table-cell office:value-type="float" office:value="-2004" calcext:value-type="float">
            <text:p>-2004</text:p>
          </table:table-cell>
          <table:table-cell office:value-type="float" office:value="-3.94" calcext:value-type="float">
            <text:p>-3.94</text:p>
          </table:table-cell>
          <table:table-cell table:number-columns-repeated="2" office:value-type="float" office:value="-59.05" calcext:value-type="float">
            <text:p>-59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9.05" calcext:value-type="float">
            <text:p>-5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69314" calcext:value-type="float">
            <text:p>26869314</text:p>
          </table:table-cell>
          <table:table-cell office:value-type="float" office:value="-3.93" calcext:value-type="float">
            <text:p>-3.93</text:p>
          </table:table-cell>
          <table:table-cell office:value-type="float" office:value="6.17" calcext:value-type="float">
            <text:p>6.17</text:p>
          </table:table-cell>
          <table:table-cell office:value-type="float" office:value="1" calcext:value-type="float">
            <text:p>1</text:p>
          </table:table-cell>
          <table:table-cell office:value-type="float" office:value="-2005" calcext:value-type="float">
            <text:p>-2005</text:p>
          </table:table-cell>
          <table:table-cell office:value-type="float" office:value="-3.93" calcext:value-type="float">
            <text:p>-3.93</text:p>
          </table:table-cell>
          <table:table-cell table:number-columns-repeated="2" office:value-type="float" office:value="-58.89" calcext:value-type="float">
            <text:p>-58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8.89" calcext:value-type="float">
            <text:p>-58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73314" calcext:value-type="float">
            <text:p>26873314</text:p>
          </table:table-cell>
          <table:table-cell office:value-type="float" office:value="-4.09" calcext:value-type="float">
            <text:p>-4.09</text:p>
          </table:table-cell>
          <table:table-cell office:value-type="float" office:value="-12.23" calcext:value-type="float">
            <text:p>-12.23</text:p>
          </table:table-cell>
          <table:table-cell office:value-type="float" office:value="1" calcext:value-type="float">
            <text:p>1</text:p>
          </table:table-cell>
          <table:table-cell office:value-type="float" office:value="-1993" calcext:value-type="float">
            <text:p>-1993</text:p>
          </table:table-cell>
          <table:table-cell office:value-type="float" office:value="-4.09" calcext:value-type="float">
            <text:p>-4.09</text:p>
          </table:table-cell>
          <table:table-cell table:number-columns-repeated="2" office:value-type="float" office:value="-61.3" calcext:value-type="float">
            <text:p>-6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1.3" calcext:value-type="float">
            <text:p>-6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77640" calcext:value-type="float">
            <text:p>26877640</text:p>
          </table:table-cell>
          <table:table-cell office:value-type="float" office:value="-4.3" calcext:value-type="float">
            <text:p>-4.3</text:p>
          </table:table-cell>
          <table:table-cell office:value-type="float" office:value="-23.42" calcext:value-type="float">
            <text:p>-23.42</text:p>
          </table:table-cell>
          <table:table-cell office:value-type="float" office:value="1" calcext:value-type="float">
            <text:p>1</text:p>
          </table:table-cell>
          <table:table-cell office:value-type="float" office:value="-1977" calcext:value-type="float">
            <text:p>-1977</text:p>
          </table:table-cell>
          <table:table-cell office:value-type="float" office:value="-4.3" calcext:value-type="float">
            <text:p>-4.3</text:p>
          </table:table-cell>
          <table:table-cell table:number-columns-repeated="2" office:value-type="float" office:value="-64.55" calcext:value-type="float">
            <text:p>-64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4.55" calcext:value-type="float">
            <text:p>-64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81391" calcext:value-type="float">
            <text:p>26881391</text:p>
          </table:table-cell>
          <table:table-cell office:value-type="float" office:value="-4.13" calcext:value-type="float">
            <text:p>-4.13</text:p>
          </table:table-cell>
          <table:table-cell office:value-type="float" office:value="10.91" calcext:value-type="float">
            <text:p>10.91</text:p>
          </table:table-cell>
          <table:table-cell office:value-type="float" office:value="1" calcext:value-type="float">
            <text:p>1</text:p>
          </table:table-cell>
          <table:table-cell office:value-type="float" office:value="-1990" calcext:value-type="float">
            <text:p>-1990</text:p>
          </table:table-cell>
          <table:table-cell office:value-type="float" office:value="-4.13" calcext:value-type="float">
            <text:p>-4.13</text:p>
          </table:table-cell>
          <table:table-cell table:number-columns-repeated="2" office:value-type="float" office:value="-61.88" calcext:value-type="float">
            <text:p>-61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1.88" calcext:value-type="float">
            <text:p>-6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85600" calcext:value-type="float">
            <text:p>26885600</text:p>
          </table:table-cell>
          <table:table-cell office:value-type="float" office:value="-3.93" calcext:value-type="float">
            <text:p>-3.93</text:p>
          </table:table-cell>
          <table:table-cell office:value-type="float" office:value="19.15" calcext:value-type="float">
            <text:p>19.15</text:p>
          </table:table-cell>
          <table:table-cell office:value-type="float" office:value="1" calcext:value-type="float">
            <text:p>1</text:p>
          </table:table-cell>
          <table:table-cell office:value-type="float" office:value="-2005" calcext:value-type="float">
            <text:p>-2005</text:p>
          </table:table-cell>
          <table:table-cell office:value-type="float" office:value="-3.93" calcext:value-type="float">
            <text:p>-3.93</text:p>
          </table:table-cell>
          <table:table-cell table:number-columns-repeated="2" office:value-type="float" office:value="-58.98" calcext:value-type="float">
            <text:p>-58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8.98" calcext:value-type="float">
            <text:p>-5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89540" calcext:value-type="float">
            <text:p>26889540</text:p>
          </table:table-cell>
          <table:table-cell office:value-type="float" office:value="-3.97" calcext:value-type="float">
            <text:p>-3.97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-2002" calcext:value-type="float">
            <text:p>-2002</text:p>
          </table:table-cell>
          <table:table-cell office:value-type="float" office:value="-3.97" calcext:value-type="float">
            <text:p>-3.97</text:p>
          </table:table-cell>
          <table:table-cell table:number-columns-repeated="2" office:value-type="float" office:value="-59.59" calcext:value-type="float">
            <text:p>-59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9.59" calcext:value-type="float">
            <text:p>-59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93834" calcext:value-type="float">
            <text:p>26893834</text:p>
          </table:table-cell>
          <table:table-cell office:value-type="float" office:value="-4.23" calcext:value-type="float">
            <text:p>-4.23</text:p>
          </table:table-cell>
          <table:table-cell office:value-type="float" office:value="-24.94" calcext:value-type="float">
            <text:p>-24.94</text:p>
          </table:table-cell>
          <table:table-cell office:value-type="float" office:value="1" calcext:value-type="float">
            <text:p>1</text:p>
          </table:table-cell>
          <table:table-cell office:value-type="float" office:value="-1983" calcext:value-type="float">
            <text:p>-1983</text:p>
          </table:table-cell>
          <table:table-cell office:value-type="float" office:value="-4.23" calcext:value-type="float">
            <text:p>-4.23</text:p>
          </table:table-cell>
          <table:table-cell table:number-columns-repeated="2" office:value-type="float" office:value="-63.39" calcext:value-type="float">
            <text:p>-63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3.39" calcext:value-type="float">
            <text:p>-63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97548" calcext:value-type="float">
            <text:p>26897548</text:p>
          </table:table-cell>
          <table:table-cell office:value-type="float" office:value="-4.12" calcext:value-type="float">
            <text:p>-4.12</text:p>
          </table:table-cell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office:value-type="float" office:value="-1991" calcext:value-type="float">
            <text:p>-1991</text:p>
          </table:table-cell>
          <table:table-cell office:value-type="float" office:value="-4.12" calcext:value-type="float">
            <text:p>-4.12</text:p>
          </table:table-cell>
          <table:table-cell table:number-columns-repeated="2" office:value-type="float" office:value="-61.8" calcext:value-type="float">
            <text:p>-6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1.8" calcext:value-type="float">
            <text:p>-6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01791" calcext:value-type="float">
            <text:p>26901791</text:p>
          </table:table-cell>
          <table:table-cell office:value-type="float" office:value="-3.91" calcext:value-type="float">
            <text:p>-3.91</text:p>
          </table:table-cell>
          <table:table-cell office:value-type="float" office:value="15.23" calcext:value-type="float">
            <text:p>15.23</text:p>
          </table:table-cell>
          <table:table-cell office:value-type="float" office:value="1" calcext:value-type="float">
            <text:p>1</text:p>
          </table:table-cell>
          <table:table-cell office:value-type="float" office:value="-2006" calcext:value-type="float">
            <text:p>-2006</text:p>
          </table:table-cell>
          <table:table-cell office:value-type="float" office:value="-3.91" calcext:value-type="float">
            <text:p>-3.91</text:p>
          </table:table-cell>
          <table:table-cell table:number-columns-repeated="2" office:value-type="float" office:value="-58.62" calcext:value-type="float">
            <text:p>-58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8.62" calcext:value-type="float">
            <text:p>-58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05645" calcext:value-type="float">
            <text:p>26905645</text:p>
          </table:table-cell>
          <table:table-cell office:value-type="float" office:value="-3.86" calcext:value-type="float">
            <text:p>-3.86</text:p>
          </table:table-cell>
          <table:table-cell office:value-type="float" office:value="6.66" calcext:value-type="float">
            <text:p>6.66</text:p>
          </table:table-cell>
          <table:table-cell office:value-type="float" office:value="1" calcext:value-type="float">
            <text:p>1</text:p>
          </table:table-cell>
          <table:table-cell office:value-type="float" office:value="-2010" calcext:value-type="float">
            <text:p>-2010</text:p>
          </table:table-cell>
          <table:table-cell office:value-type="float" office:value="-3.86" calcext:value-type="float">
            <text:p>-3.86</text:p>
          </table:table-cell>
          <table:table-cell table:number-columns-repeated="2" office:value-type="float" office:value="-57.96" calcext:value-type="float">
            <text:p>-57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.96" calcext:value-type="float">
            <text:p>-57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09980" calcext:value-type="float">
            <text:p>26909980</text:p>
          </table:table-cell>
          <table:table-cell office:value-type="float" office:value="-4.02" calcext:value-type="float">
            <text:p>-4.02</text:p>
          </table:table-cell>
          <table:table-cell office:value-type="float" office:value="-14.64" calcext:value-type="float">
            <text:p>-14.64</text:p>
          </table:table-cell>
          <table:table-cell office:value-type="float" office:value="1" calcext:value-type="float">
            <text:p>1</text:p>
          </table:table-cell>
          <table:table-cell office:value-type="float" office:value="-1998" calcext:value-type="float">
            <text:p>-1998</text:p>
          </table:table-cell>
          <table:table-cell office:value-type="float" office:value="-4.02" calcext:value-type="float">
            <text:p>-4.02</text:p>
          </table:table-cell>
          <table:table-cell table:number-columns-repeated="2" office:value-type="float" office:value="-60.31" calcext:value-type="float">
            <text:p>-60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0.31" calcext:value-type="float">
            <text:p>-6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3680" calcext:value-type="float">
            <text:p>26913680</text:p>
          </table:table-cell>
          <table:table-cell office:value-type="float" office:value="-4.07" calcext:value-type="float">
            <text:p>-4.07</text:p>
          </table:table-cell>
          <table:table-cell office:value-type="float" office:value="-10.18" calcext:value-type="float">
            <text:p>-10.18</text:p>
          </table:table-cell>
          <table:table-cell office:value-type="float" office:value="1" calcext:value-type="float">
            <text:p>1</text:p>
          </table:table-cell>
          <table:table-cell office:value-type="float" office:value="-1995" calcext:value-type="float">
            <text:p>-1995</text:p>
          </table:table-cell>
          <table:table-cell office:value-type="float" office:value="-4.07" calcext:value-type="float">
            <text:p>-4.07</text:p>
          </table:table-cell>
          <table:table-cell table:number-columns-repeated="2" office:value-type="float" office:value="-60.98" calcext:value-type="float">
            <text:p>-60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0.98" calcext:value-type="float">
            <text:p>-6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7968" calcext:value-type="float">
            <text:p>26917968</text:p>
          </table:table-cell>
          <table:table-cell office:value-type="float" office:value="-3.88" calcext:value-type="float">
            <text:p>-3.88</text:p>
          </table:table-cell>
          <table:table-cell office:value-type="float" office:value="9.92" calcext:value-type="float">
            <text:p>9.92</text:p>
          </table:table-cell>
          <table:table-cell office:value-type="float" office:value="1" calcext:value-type="float">
            <text:p>1</text:p>
          </table:table-cell>
          <table:table-cell office:value-type="float" office:value="-2009" calcext:value-type="float">
            <text:p>-2009</text:p>
          </table:table-cell>
          <table:table-cell office:value-type="float" office:value="-3.88" calcext:value-type="float">
            <text:p>-3.88</text:p>
          </table:table-cell>
          <table:table-cell table:number-columns-repeated="2" office:value-type="float" office:value="-58.15" calcext:value-type="float">
            <text:p>-58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8.15" calcext:value-type="float">
            <text:p>-58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21711" calcext:value-type="float">
            <text:p>26921711</text:p>
          </table:table-cell>
          <table:table-cell office:value-type="float" office:value="-3.73" calcext:value-type="float">
            <text:p>-3.73</text:p>
          </table:table-cell>
          <table:table-cell office:value-type="float" office:value="13.07" calcext:value-type="float">
            <text:p>13.07</text:p>
          </table:table-cell>
          <table:table-cell office:value-type="float" office:value="1" calcext:value-type="float">
            <text:p>1</text:p>
          </table:table-cell>
          <table:table-cell office:value-type="float" office:value="-2020" calcext:value-type="float">
            <text:p>-2020</text:p>
          </table:table-cell>
          <table:table-cell office:value-type="float" office:value="-3.73" calcext:value-type="float">
            <text:p>-3.73</text:p>
          </table:table-cell>
          <table:table-cell table:number-columns-repeated="2" office:value-type="float" office:value="-55.94" calcext:value-type="float">
            <text:p>-55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5.94" calcext:value-type="float">
            <text:p>-55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26034" calcext:value-type="float">
            <text:p>26926034</text:p>
          </table:table-cell>
          <table:table-cell office:value-type="float" office:value="-3.7" calcext:value-type="float">
            <text:p>-3.7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-2022" calcext:value-type="float">
            <text:p>-2022</text:p>
          </table:table-cell>
          <table:table-cell office:value-type="float" office:value="-3.7" calcext:value-type="float">
            <text:p>-3.7</text:p>
          </table:table-cell>
          <table:table-cell table:number-columns-repeated="2" office:value-type="float" office:value="-55.56" calcext:value-type="float">
            <text:p>-55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5.56" calcext:value-type="float">
            <text:p>-5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29805" calcext:value-type="float">
            <text:p>26929805</text:p>
          </table:table-cell>
          <table:table-cell office:value-type="float" office:value="-3.89" calcext:value-type="float">
            <text:p>-3.89</text:p>
          </table:table-cell>
          <table:table-cell office:value-type="float" office:value="-22.07" calcext:value-type="float">
            <text:p>-22.07</text:p>
          </table:table-cell>
          <table:table-cell office:value-type="float" office:value="1" calcext:value-type="float">
            <text:p>1</text:p>
          </table:table-cell>
          <table:table-cell office:value-type="float" office:value="-2008" calcext:value-type="float">
            <text:p>-2008</text:p>
          </table:table-cell>
          <table:table-cell office:value-type="float" office:value="-3.89" calcext:value-type="float">
            <text:p>-3.89</text:p>
          </table:table-cell>
          <table:table-cell table:number-columns-repeated="2" office:value-type="float" office:value="-58.3" calcext:value-type="float">
            <text:p>-5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8.3" calcext:value-type="float">
            <text:p>-5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34303" calcext:value-type="float">
            <text:p>26934303</text:p>
          </table:table-cell>
          <table:table-cell office:value-type="float" office:value="-3.68" calcext:value-type="float">
            <text:p>-3.68</text:p>
          </table:table-cell>
          <table:table-cell office:value-type="float" office:value="8.67" calcext:value-type="float">
            <text:p>8.67</text:p>
          </table:table-cell>
          <table:table-cell office:value-type="float" office:value="1" calcext:value-type="float">
            <text:p>1</text:p>
          </table:table-cell>
          <table:table-cell office:value-type="float" office:value="-2023" calcext:value-type="float">
            <text:p>-2023</text:p>
          </table:table-cell>
          <table:table-cell office:value-type="float" office:value="-3.68" calcext:value-type="float">
            <text:p>-3.68</text:p>
          </table:table-cell>
          <table:table-cell table:number-columns-repeated="2" office:value-type="float" office:value="-55.21" calcext:value-type="float">
            <text:p>-55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5.21" calcext:value-type="float">
            <text:p>-55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37945" calcext:value-type="float">
            <text:p>26937945</text:p>
          </table:table-cell>
          <table:table-cell office:value-type="float" office:value="-3.42" calcext:value-type="float">
            <text:p>-3.42</text:p>
          </table:table-cell>
          <table:table-cell office:value-type="float" office:value="21.16" calcext:value-type="float">
            <text:p>21.16</text:p>
          </table:table-cell>
          <table:table-cell office:value-type="float" office:value="1" calcext:value-type="float">
            <text:p>1</text:p>
          </table:table-cell>
          <table:table-cell office:value-type="float" office:value="-2043" calcext:value-type="float">
            <text:p>-2043</text:p>
          </table:table-cell>
          <table:table-cell office:value-type="float" office:value="-3.42" calcext:value-type="float">
            <text:p>-3.42</text:p>
          </table:table-cell>
          <table:table-cell table:number-columns-repeated="2" office:value-type="float" office:value="-51.31" calcext:value-type="float">
            <text:p>-51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1.31" calcext:value-type="float">
            <text:p>-5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42180" calcext:value-type="float">
            <text:p>26942180</text:p>
          </table:table-cell>
          <table:table-cell office:value-type="float" office:value="-3.32" calcext:value-type="float">
            <text:p>-3.32</text:p>
          </table:table-cell>
          <table:table-cell office:value-type="float" office:value="13.71" calcext:value-type="float">
            <text:p>13.71</text:p>
          </table:table-cell>
          <table:table-cell office:value-type="float" office:value="1" calcext:value-type="float">
            <text:p>1</text:p>
          </table:table-cell>
          <table:table-cell office:value-type="float" office:value="-2051" calcext:value-type="float">
            <text:p>-2051</text:p>
          </table:table-cell>
          <table:table-cell office:value-type="float" office:value="-3.32" calcext:value-type="float">
            <text:p>-3.32</text:p>
          </table:table-cell>
          <table:table-cell table:number-columns-repeated="2" office:value-type="float" office:value="-49.8" calcext:value-type="float">
            <text:p>-4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9.8" calcext:value-type="float">
            <text:p>-4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46105" calcext:value-type="float">
            <text:p>26946105</text:p>
          </table:table-cell>
          <table:table-cell office:value-type="float" office:value="-3.58" calcext:value-type="float">
            <text:p>-3.58</text:p>
          </table:table-cell>
          <table:table-cell office:value-type="float" office:value="-23.21" calcext:value-type="float">
            <text:p>-23.21</text:p>
          </table:table-cell>
          <table:table-cell office:value-type="float" office:value="1" calcext:value-type="float">
            <text:p>1</text:p>
          </table:table-cell>
          <table:table-cell office:value-type="float" office:value="-2031" calcext:value-type="float">
            <text:p>-2031</text:p>
          </table:table-cell>
          <table:table-cell office:value-type="float" office:value="-3.58" calcext:value-type="float">
            <text:p>-3.58</text:p>
          </table:table-cell>
          <table:table-cell table:number-columns-repeated="2" office:value-type="float" office:value="-53.72" calcext:value-type="float">
            <text:p>-53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72" calcext:value-type="float">
            <text:p>-5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50500" calcext:value-type="float">
            <text:p>26950500</text:p>
          </table:table-cell>
          <table:table-cell office:value-type="float" office:value="-3.59" calcext:value-type="float">
            <text:p>-3.59</text:p>
          </table:table-cell>
          <table:table-cell office:value-type="float" office:value="-9.56" calcext:value-type="float">
            <text:p>-9.56</text:p>
          </table:table-cell>
          <table:table-cell office:value-type="float" office:value="1" calcext:value-type="float">
            <text:p>1</text:p>
          </table:table-cell>
          <table:table-cell office:value-type="float" office:value="-2030" calcext:value-type="float">
            <text:p>-2030</text:p>
          </table:table-cell>
          <table:table-cell office:value-type="float" office:value="-3.59" calcext:value-type="float">
            <text:p>-3.59</text:p>
          </table:table-cell>
          <table:table-cell table:number-columns-repeated="2" office:value-type="float" office:value="-53.87" calcext:value-type="float">
            <text:p>-53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87" calcext:value-type="float">
            <text:p>-53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54291" calcext:value-type="float">
            <text:p>26954291</text:p>
          </table:table-cell>
          <table:table-cell office:value-type="float" office:value="-3.23" calcext:value-type="float">
            <text:p>-3.23</text:p>
          </table:table-cell>
          <table:table-cell office:value-type="float" office:value="27.35" calcext:value-type="float">
            <text:p>27.35</text:p>
          </table:table-cell>
          <table:table-cell office:value-type="float" office:value="1" calcext:value-type="float">
            <text:p>1</text:p>
          </table:table-cell>
          <table:table-cell office:value-type="float" office:value="-2057" calcext:value-type="float">
            <text:p>-2057</text:p>
          </table:table-cell>
          <table:table-cell office:value-type="float" office:value="-3.23" calcext:value-type="float">
            <text:p>-3.23</text:p>
          </table:table-cell>
          <table:table-cell table:number-columns-repeated="2" office:value-type="float" office:value="-48.42" calcext:value-type="float">
            <text:p>-48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8.42" calcext:value-type="float">
            <text:p>-48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58700" calcext:value-type="float">
            <text:p>26958700</text:p>
          </table:table-cell>
          <table:table-cell office:value-type="float" office:value="-3.04" calcext:value-type="float">
            <text:p>-3.04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-2072" calcext:value-type="float">
            <text:p>-2072</text:p>
          </table:table-cell>
          <table:table-cell office:value-type="float" office:value="-3.04" calcext:value-type="float">
            <text:p>-3.04</text:p>
          </table:table-cell>
          <table:table-cell table:number-columns-repeated="2" office:value-type="float" office:value="-45.57" calcext:value-type="float">
            <text:p>-45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57" calcext:value-type="float">
            <text:p>-45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62351" calcext:value-type="float">
            <text:p>26962351</text:p>
          </table:table-cell>
          <table:table-cell office:value-type="float" office:value="-3.15" calcext:value-type="float">
            <text:p>-3.15</text:p>
          </table:table-cell>
          <table:table-cell office:value-type="float" office:value="-4.82" calcext:value-type="float">
            <text:p>-4.82</text:p>
          </table:table-cell>
          <table:table-cell office:value-type="float" office:value="1" calcext:value-type="float">
            <text:p>1</text:p>
          </table:table-cell>
          <table:table-cell office:value-type="float" office:value="-2063" calcext:value-type="float">
            <text:p>-2063</text:p>
          </table:table-cell>
          <table:table-cell office:value-type="float" office:value="-3.15" calcext:value-type="float">
            <text:p>-3.15</text:p>
          </table:table-cell>
          <table:table-cell table:number-columns-repeated="2" office:value-type="float" office:value="-47.27" calcext:value-type="float">
            <text:p>-47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7.27" calcext:value-type="float">
            <text:p>-47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66331" calcext:value-type="float">
            <text:p>26966331</text:p>
          </table:table-cell>
          <table:table-cell office:value-type="float" office:value="-3.39" calcext:value-type="float">
            <text:p>-3.39</text:p>
          </table:table-cell>
          <table:table-cell office:value-type="float" office:value="-23.98" calcext:value-type="float">
            <text:p>-23.98</text:p>
          </table:table-cell>
          <table:table-cell office:value-type="float" office:value="1" calcext:value-type="float">
            <text:p>1</text:p>
          </table:table-cell>
          <table:table-cell office:value-type="float" office:value="-2045" calcext:value-type="float">
            <text:p>-2045</text:p>
          </table:table-cell>
          <table:table-cell office:value-type="float" office:value="-3.39" calcext:value-type="float">
            <text:p>-3.39</text:p>
          </table:table-cell>
          <table:table-cell table:number-columns-repeated="2" office:value-type="float" office:value="-50.81" calcext:value-type="float">
            <text:p>-50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0.81" calcext:value-type="float">
            <text:p>-5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70328" calcext:value-type="float">
            <text:p>26970328</text:p>
          </table:table-cell>
          <table:table-cell office:value-type="float" office:value="-3.24" calcext:value-type="float">
            <text:p>-3.24</text:p>
          </table:table-cell>
          <table:table-cell office:value-type="float" office:value="5.93" calcext:value-type="float">
            <text:p>5.93</text:p>
          </table:table-cell>
          <table:table-cell office:value-type="float" office:value="1" calcext:value-type="float">
            <text:p>1</text:p>
          </table:table-cell>
          <table:table-cell office:value-type="float" office:value="-2057" calcext:value-type="float">
            <text:p>-2057</text:p>
          </table:table-cell>
          <table:table-cell office:value-type="float" office:value="-3.24" calcext:value-type="float">
            <text:p>-3.24</text:p>
          </table:table-cell>
          <table:table-cell table:number-columns-repeated="2" office:value-type="float" office:value="-48.53" calcext:value-type="float">
            <text:p>-48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8.53" calcext:value-type="float">
            <text:p>-48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7303" calcext:value-type="float">
            <text:p>27007303</text:p>
          </table:table-cell>
          <table:table-cell office:value-type="float" office:value="-3.69" calcext:value-type="float">
            <text:p>-3.69</text:p>
          </table:table-cell>
          <table:table-cell office:value-type="float" office:value="-27.89" calcext:value-type="float">
            <text:p>-27.89</text:p>
          </table:table-cell>
          <table:table-cell office:value-type="float" office:value="1" calcext:value-type="float">
            <text:p>1</text:p>
          </table:table-cell>
          <table:table-cell office:value-type="float" office:value="-2023" calcext:value-type="float">
            <text:p>-2023</text:p>
          </table:table-cell>
          <table:table-cell office:value-type="float" office:value="-3.69" calcext:value-type="float">
            <text:p>-3.69</text:p>
          </table:table-cell>
          <table:table-cell table:number-columns-repeated="2" office:value-type="float" office:value="-55.37" calcext:value-type="float">
            <text:p>-55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5.37" calcext:value-type="float">
            <text:p>-5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11525" calcext:value-type="float">
            <text:p>27011525</text:p>
          </table:table-cell>
          <table:table-cell office:value-type="float" office:value="-4.13" calcext:value-type="float">
            <text:p>-4.13</text:p>
          </table:table-cell>
          <table:table-cell office:value-type="float" office:value="-35.13" calcext:value-type="float">
            <text:p>-35.13</text:p>
          </table:table-cell>
          <table:table-cell office:value-type="float" office:value="1" calcext:value-type="float">
            <text:p>1</text:p>
          </table:table-cell>
          <table:table-cell office:value-type="float" office:value="-1990" calcext:value-type="float">
            <text:p>-1990</text:p>
          </table:table-cell>
          <table:table-cell office:value-type="float" office:value="-4.13" calcext:value-type="float">
            <text:p>-4.13</text:p>
          </table:table-cell>
          <table:table-cell table:number-columns-repeated="2" office:value-type="float" office:value="-61.91" calcext:value-type="float">
            <text:p>-61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1.91" calcext:value-type="float">
            <text:p>-61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16003" calcext:value-type="float">
            <text:p>27016003</text:p>
          </table:table-cell>
          <table:table-cell office:value-type="float" office:value="-4.27" calcext:value-type="float">
            <text:p>-4.27</text:p>
          </table:table-cell>
          <table:table-cell office:value-type="float" office:value="-13.26" calcext:value-type="float">
            <text:p>-13.26</text:p>
          </table:table-cell>
          <table:table-cell office:value-type="float" office:value="1" calcext:value-type="float">
            <text:p>1</text:p>
          </table:table-cell>
          <table:table-cell office:value-type="float" office:value="-1979" calcext:value-type="float">
            <text:p>-1979</text:p>
          </table:table-cell>
          <table:table-cell office:value-type="float" office:value="-4.27" calcext:value-type="float">
            <text:p>-4.27</text:p>
          </table:table-cell>
          <table:table-cell table:number-columns-repeated="2" office:value-type="float" office:value="-64.02" calcext:value-type="float">
            <text:p>-64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4.02" calcext:value-type="float">
            <text:p>-64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19748" calcext:value-type="float">
            <text:p>27019748</text:p>
          </table:table-cell>
          <table:table-cell office:value-type="float" office:value="-4.08" calcext:value-type="float">
            <text:p>-4.08</text:p>
          </table:table-cell>
          <table:table-cell office:value-type="float" office:value="14.83" calcext:value-type="float">
            <text:p>14.83</text:p>
          </table:table-cell>
          <table:table-cell office:value-type="float" office:value="1" calcext:value-type="float">
            <text:p>1</text:p>
          </table:table-cell>
          <table:table-cell office:value-type="float" office:value="-1994" calcext:value-type="float">
            <text:p>-1994</text:p>
          </table:table-cell>
          <table:table-cell office:value-type="float" office:value="-4.08" calcext:value-type="float">
            <text:p>-4.08</text:p>
          </table:table-cell>
          <table:table-cell table:number-columns-repeated="2" office:value-type="float" office:value="-61.17" calcext:value-type="float">
            <text:p>-61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1.17" calcext:value-type="float">
            <text:p>-6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24160" calcext:value-type="float">
            <text:p>27024160</text:p>
          </table:table-cell>
          <table:table-cell office:value-type="float" office:value="-3.12" calcext:value-type="float">
            <text:p>-3.1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-2065" calcext:value-type="float">
            <text:p>-2065</text:p>
          </table:table-cell>
          <table:table-cell office:value-type="float" office:value="-3.12" calcext:value-type="float">
            <text:p>-3.12</text:p>
          </table:table-cell>
          <table:table-cell table:number-columns-repeated="2" office:value-type="float" office:value="-46.86" calcext:value-type="float">
            <text:p>-46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6.86" calcext:value-type="float">
            <text:p>-46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27885" calcext:value-type="float">
            <text:p>27027885</text:p>
          </table:table-cell>
          <table:table-cell office:value-type="float" office:value="-2.95" calcext:value-type="float">
            <text:p>-2.95</text:p>
          </table:table-cell>
          <table:table-cell office:value-type="float" office:value="19.51" calcext:value-type="float">
            <text:p>19.51</text:p>
          </table:table-cell>
          <table:table-cell office:value-type="float" office:value="1" calcext:value-type="float">
            <text:p>1</text:p>
          </table:table-cell>
          <table:table-cell office:value-type="float" office:value="-2079" calcext:value-type="float">
            <text:p>-2079</text:p>
          </table:table-cell>
          <table:table-cell office:value-type="float" office:value="-2.95" calcext:value-type="float">
            <text:p>-2.95</text:p>
          </table:table-cell>
          <table:table-cell table:number-columns-repeated="2" office:value-type="float" office:value="-44.2" calcext:value-type="float">
            <text:p>-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2" calcext:value-type="float">
            <text:p>-4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2263" calcext:value-type="float">
            <text:p>27032263</text:p>
          </table:table-cell>
          <table:table-cell office:value-type="float" office:value="-3" calcext:value-type="float">
            <text:p>-3</text:p>
          </table:table-cell>
          <table:table-cell office:value-type="float" office:value="-0.68" calcext:value-type="float">
            <text:p>-0.68</text:p>
          </table:table-cell>
          <table:table-cell office:value-type="float" office:value="1" calcext:value-type="float">
            <text:p>1</text:p>
          </table:table-cell>
          <table:table-cell office:value-type="float" office:value="-2075" calcext:value-type="float">
            <text:p>-207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44.94" calcext:value-type="float">
            <text:p>-44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94" calcext:value-type="float">
            <text:p>-44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5951" calcext:value-type="float">
            <text:p>27035951</text:p>
          </table:table-cell>
          <table:table-cell office:value-type="float" office:value="-3.07" calcext:value-type="float">
            <text:p>-3.07</text:p>
          </table:table-cell>
          <table:table-cell office:value-type="float" office:value="-7.39" calcext:value-type="float">
            <text:p>-7.39</text:p>
          </table:table-cell>
          <table:table-cell office:value-type="float" office:value="1" calcext:value-type="float">
            <text:p>1</text:p>
          </table:table-cell>
          <table:table-cell office:value-type="float" office:value="-2069" calcext:value-type="float">
            <text:p>-2069</text:p>
          </table:table-cell>
          <table:table-cell office:value-type="float" office:value="-3.07" calcext:value-type="float">
            <text:p>-3.07</text:p>
          </table:table-cell>
          <table:table-cell table:number-columns-repeated="2" office:value-type="float" office:value="-46.09" calcext:value-type="float">
            <text:p>-46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6.09" calcext:value-type="float">
            <text:p>-4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40400" calcext:value-type="float">
            <text:p>27040400</text:p>
          </table:table-cell>
          <table:table-cell office:value-type="float" office:value="-2.91" calcext:value-type="float">
            <text:p>-2.91</text:p>
          </table:table-cell>
          <table:table-cell office:value-type="float" office:value="7.78" calcext:value-type="float">
            <text:p>7.78</text:p>
          </table:table-cell>
          <table:table-cell office:value-type="float" office:value="1" calcext:value-type="float">
            <text:p>1</text:p>
          </table:table-cell>
          <table:table-cell office:value-type="float" office:value="-2081" calcext:value-type="float">
            <text:p>-2081</text:p>
          </table:table-cell>
          <table:table-cell office:value-type="float" office:value="-2.91" calcext:value-type="float">
            <text:p>-2.91</text:p>
          </table:table-cell>
          <table:table-cell table:number-columns-repeated="2" office:value-type="float" office:value="-43.68" calcext:value-type="float">
            <text:p>-43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.68" calcext:value-type="float">
            <text:p>-4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44160" calcext:value-type="float">
            <text:p>27044160</text:p>
          </table:table-cell>
          <table:table-cell office:value-type="float" office:value="-2.47" calcext:value-type="float">
            <text:p>-2.47</text:p>
          </table:table-cell>
          <table:table-cell office:value-type="float" office:value="38.66" calcext:value-type="float">
            <text:p>38.66</text:p>
          </table:table-cell>
          <table:table-cell office:value-type="float" office:value="1" calcext:value-type="float">
            <text:p>1</text:p>
          </table:table-cell>
          <table:table-cell office:value-type="float" office:value="-2114" calcext:value-type="float">
            <text:p>-2114</text:p>
          </table:table-cell>
          <table:table-cell office:value-type="float" office:value="-2.47" calcext:value-type="float">
            <text:p>-2.47</text:p>
          </table:table-cell>
          <table:table-cell table:number-columns-repeated="2" office:value-type="float" office:value="-37.11" calcext:value-type="float">
            <text:p>-37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.11" calcext:value-type="float">
            <text:p>-37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48648" calcext:value-type="float">
            <text:p>27048648</text:p>
          </table:table-cell>
          <table:table-cell office:value-type="float" office:value="-2.09" calcext:value-type="float">
            <text:p>-2.09</text:p>
          </table:table-cell>
          <table:table-cell office:value-type="float" office:value="42.32" calcext:value-type="float">
            <text:p>42.32</text:p>
          </table:table-cell>
          <table:table-cell office:value-type="float" office:value="1" calcext:value-type="float">
            <text:p>1</text:p>
          </table:table-cell>
          <table:table-cell office:value-type="float" office:value="-2143" calcext:value-type="float">
            <text:p>-2143</text:p>
          </table:table-cell>
          <table:table-cell office:value-type="float" office:value="-2.09" calcext:value-type="float">
            <text:p>-2.09</text:p>
          </table:table-cell>
          <table:table-cell table:number-columns-repeated="2" office:value-type="float" office:value="-31.3" calcext:value-type="float">
            <text:p>-3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.3" calcext:value-type="float">
            <text:p>-3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52311" calcext:value-type="float">
            <text:p>27052311</text:p>
          </table:table-cell>
          <table:table-cell office:value-type="float" office:value="-2.04" calcext:value-type="float">
            <text:p>-2.04</text:p>
          </table:table-cell>
          <table:table-cell office:value-type="float" office:value="12.02" calcext:value-type="float">
            <text:p>12.02</text:p>
          </table:table-cell>
          <table:table-cell office:value-type="float" office:value="1" calcext:value-type="float">
            <text:p>1</text:p>
          </table:table-cell>
          <table:table-cell office:value-type="float" office:value="-2147" calcext:value-type="float">
            <text:p>-2147</text:p>
          </table:table-cell>
          <table:table-cell office:value-type="float" office:value="-2.04" calcext:value-type="float">
            <text:p>-2.04</text:p>
          </table:table-cell>
          <table:table-cell table:number-columns-repeated="2" office:value-type="float" office:value="-30.55" calcext:value-type="float">
            <text:p>-30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5" calcext:value-type="float">
            <text:p>-3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56254" calcext:value-type="float">
            <text:p>27056254</text:p>
          </table:table-cell>
          <table:table-cell office:value-type="float" office:value="-2.3" calcext:value-type="float">
            <text:p>-2.3</text:p>
          </table:table-cell>
          <table:table-cell office:value-type="float" office:value="-25.05" calcext:value-type="float">
            <text:p>-25.05</text:p>
          </table:table-cell>
          <table:table-cell office:value-type="float" office:value="1" calcext:value-type="float">
            <text:p>1</text:p>
          </table:table-cell>
          <table:table-cell office:value-type="float" office:value="-2127" calcext:value-type="float">
            <text:p>-2127</text:p>
          </table:table-cell>
          <table:table-cell office:value-type="float" office:value="-2.3" calcext:value-type="float">
            <text:p>-2.3</text:p>
          </table:table-cell>
          <table:table-cell table:number-columns-repeated="2" office:value-type="float" office:value="-34.45" calcext:value-type="float">
            <text:p>-34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45" calcext:value-type="float">
            <text:p>-34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60888" calcext:value-type="float">
            <text:p>27060888</text:p>
          </table:table-cell>
          <table:table-cell office:value-type="float" office:value="-2.12" calcext:value-type="float">
            <text:p>-2.12</text:p>
          </table:table-cell>
          <table:table-cell office:value-type="float" office:value="10.38" calcext:value-type="float">
            <text:p>10.38</text:p>
          </table:table-cell>
          <table:table-cell office:value-type="float" office:value="1" calcext:value-type="float">
            <text:p>1</text:p>
          </table:table-cell>
          <table:table-cell office:value-type="float" office:value="-2141" calcext:value-type="float">
            <text:p>-2141</text:p>
          </table:table-cell>
          <table:table-cell office:value-type="float" office:value="-2.12" calcext:value-type="float">
            <text:p>-2.12</text:p>
          </table:table-cell>
          <table:table-cell table:number-columns-repeated="2" office:value-type="float" office:value="-31.78" calcext:value-type="float">
            <text:p>-31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.78" calcext:value-type="float">
            <text:p>-3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65666" calcext:value-type="float">
            <text:p>27065666</text:p>
          </table:table-cell>
          <table:table-cell office:value-type="float" office:value="-1.71" calcext:value-type="float">
            <text:p>-1.71</text:p>
          </table:table-cell>
          <table:table-cell office:value-type="float" office:value="35.24" calcext:value-type="float">
            <text:p>35.24</text:p>
          </table:table-cell>
          <table:table-cell office:value-type="float" office:value="1" calcext:value-type="float">
            <text:p>1</text:p>
          </table:table-cell>
          <table:table-cell office:value-type="float" office:value="-2171" calcext:value-type="float">
            <text:p>-2171</text:p>
          </table:table-cell>
          <table:table-cell office:value-type="float" office:value="-1.71" calcext:value-type="float">
            <text:p>-1.71</text:p>
          </table:table-cell>
          <table:table-cell table:number-columns-repeated="2" office:value-type="float" office:value="-25.64" calcext:value-type="float">
            <text:p>-25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64" calcext:value-type="float">
            <text:p>-2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69471" calcext:value-type="float">
            <text:p>27069471</text:p>
          </table:table-cell>
          <table:table-cell office:value-type="float" office:value="-1.15" calcext:value-type="float">
            <text:p>-1.15</text:p>
          </table:table-cell>
          <table:table-cell office:value-type="float" office:value="54.88" calcext:value-type="float">
            <text:p>54.88</text:p>
          </table:table-cell>
          <table:table-cell office:value-type="float" office:value="1" calcext:value-type="float">
            <text:p>1</text:p>
          </table:table-cell>
          <table:table-cell office:value-type="float" office:value="-2213" calcext:value-type="float">
            <text:p>-2213</text:p>
          </table:table-cell>
          <table:table-cell office:value-type="float" office:value="-1.15" calcext:value-type="float">
            <text:p>-1.15</text:p>
          </table:table-cell>
          <table:table-cell table:number-columns-repeated="2" office:value-type="float" office:value="-17.29" calcext:value-type="float">
            <text:p>-17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29" calcext:value-type="float">
            <text:p>-17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73700" calcext:value-type="float">
            <text:p>27073700</text:p>
          </table:table-cell>
          <table:table-cell office:value-type="float" office:value="-1.04" calcext:value-type="float">
            <text:p>-1.04</text:p>
          </table:table-cell>
          <table:table-cell office:value-type="float" office:value="17.47" calcext:value-type="float">
            <text:p>17.47</text:p>
          </table:table-cell>
          <table:table-cell office:value-type="float" office:value="1" calcext:value-type="float">
            <text:p>1</text:p>
          </table:table-cell>
          <table:table-cell office:value-type="float" office:value="-2221" calcext:value-type="float">
            <text:p>-2221</text:p>
          </table:table-cell>
          <table:table-cell office:value-type="float" office:value="-1.04" calcext:value-type="float">
            <text:p>-1.04</text:p>
          </table:table-cell>
          <table:table-cell table:number-columns-repeated="2" office:value-type="float" office:value="-15.63" calcext:value-type="float">
            <text:p>-15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63" calcext:value-type="float">
            <text:p>-15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77703" calcext:value-type="float">
            <text:p>27077703</text:p>
          </table:table-cell>
          <table:table-cell office:value-type="float" office:value="-1.19" calcext:value-type="float">
            <text:p>-1.19</text:p>
          </table:table-cell>
          <table:table-cell office:value-type="float" office:value="-7.57" calcext:value-type="float">
            <text:p>-7.57</text:p>
          </table:table-cell>
          <table:table-cell office:value-type="float" office:value="1" calcext:value-type="float">
            <text:p>1</text:p>
          </table:table-cell>
          <table:table-cell office:value-type="float" office:value="-2211" calcext:value-type="float">
            <text:p>-2211</text:p>
          </table:table-cell>
          <table:table-cell office:value-type="float" office:value="-1.19" calcext:value-type="float">
            <text:p>-1.19</text:p>
          </table:table-cell>
          <table:table-cell table:number-columns-repeated="2" office:value-type="float" office:value="-17.79" calcext:value-type="float">
            <text:p>-17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79" calcext:value-type="float">
            <text:p>-17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81963" calcext:value-type="float">
            <text:p>27081963</text:p>
          </table:table-cell>
          <table:table-cell office:value-type="float" office:value="-1.19" calcext:value-type="float">
            <text:p>-1.19</text:p>
          </table:table-cell>
          <table:table-cell office:value-type="float" office:value="-3.7" calcext:value-type="float">
            <text:p>-3.7</text:p>
          </table:table-cell>
          <table:table-cell office:value-type="float" office:value="1" calcext:value-type="float">
            <text:p>1</text:p>
          </table:table-cell>
          <table:table-cell office:value-type="float" office:value="-2210" calcext:value-type="float">
            <text:p>-2210</text:p>
          </table:table-cell>
          <table:table-cell office:value-type="float" office:value="-1.19" calcext:value-type="float">
            <text:p>-1.19</text:p>
          </table:table-cell>
          <table:table-cell table:number-columns-repeated="2" office:value-type="float" office:value="-17.87" calcext:value-type="float">
            <text:p>-17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87" calcext:value-type="float">
            <text:p>-17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85708" calcext:value-type="float">
            <text:p>27085708</text:p>
          </table:table-cell>
          <table:table-cell office:value-type="float" office:value="-0.9" calcext:value-type="float">
            <text:p>-0.9</text:p>
          </table:table-cell>
          <table:table-cell office:value-type="float" office:value="22.12" calcext:value-type="float">
            <text:p>22.12</text:p>
          </table:table-cell>
          <table:table-cell office:value-type="float" office:value="1" calcext:value-type="float">
            <text:p>1</text:p>
          </table:table-cell>
          <table:table-cell office:value-type="float" office:value="-2232" calcext:value-type="float">
            <text:p>-2232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-13.55" calcext:value-type="float">
            <text:p>-13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5" calcext:value-type="float">
            <text:p>-13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89960" calcext:value-type="float">
            <text:p>27089960</text:p>
          </table:table-cell>
          <table:table-cell office:value-type="float" office:value="-0.48" calcext:value-type="float">
            <text:p>-0.48</text:p>
          </table:table-cell>
          <table:table-cell office:value-type="float" office:value="35.39" calcext:value-type="float">
            <text:p>35.39</text:p>
          </table:table-cell>
          <table:table-cell office:value-type="float" office:value="1" calcext:value-type="float">
            <text:p>1</text:p>
          </table:table-cell>
          <table:table-cell office:value-type="float" office:value="-2263" calcext:value-type="float">
            <text:p>-2263</text:p>
          </table:table-cell>
          <table:table-cell office:value-type="float" office:value="-0.48" calcext:value-type="float">
            <text:p>-0.48</text:p>
          </table:table-cell>
          <table:table-cell table:number-columns-repeated="2" office:value-type="float" office:value="-7.27" calcext:value-type="float">
            <text:p>-7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27" calcext:value-type="float">
            <text:p>-7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93848" calcext:value-type="float">
            <text:p>27093848</text:p>
          </table:table-cell>
          <table:table-cell office:value-type="float" office:value="-0.04" calcext:value-type="float">
            <text:p>-0.04</text:p>
          </table:table-cell>
          <table:table-cell office:value-type="float" office:value="41.52" calcext:value-type="float">
            <text:p>41.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61" calcext:value-type="float">
            <text:p>-0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1" calcext:value-type="float">
            <text:p>-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98388" calcext:value-type="float">
            <text:p>2709838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31" calcext:value-type="float">
            <text:p>-0.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69" calcext:value-type="float">
            <text:p>-0.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" calcext:value-type="float">
            <text:p>-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02020" calcext:value-type="float">
            <text:p>27102020</text:p>
          </table:table-cell>
          <table:table-cell office:value-type="float" office:value="-0.15" calcext:value-type="float">
            <text:p>-0.15</text:p>
          </table:table-cell>
          <table:table-cell office:value-type="float" office:value="-12.2" calcext:value-type="float">
            <text:p>-12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-2.3" calcext:value-type="float">
            <text:p>-2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06291" calcext:value-type="float">
            <text:p>27106291</text:p>
          </table:table-cell>
          <table:table-cell office:value-type="float" office:value="-0.26" calcext:value-type="float">
            <text:p>-0.26</text:p>
          </table:table-cell>
          <table:table-cell office:value-type="float" office:value="-14.88" calcext:value-type="float">
            <text:p>-14.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  <table:table-cell office:value-type="float" office:value="-3.83" calcext:value-type="float">
            <text:p>-3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83" calcext:value-type="float">
            <text:p>-3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10072" calcext:value-type="float">
            <text:p>27110072</text:p>
          </table:table-cell>
          <table:table-cell office:value-type="float" office:value="-0.32" calcext:value-type="float">
            <text:p>-0.32</text:p>
          </table:table-cell>
          <table:table-cell office:value-type="float" office:value="-11.98" calcext:value-type="float">
            <text:p>-11.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  <table:table-cell office:value-type="float" office:value="-4.73" calcext:value-type="float">
            <text:p>-4.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73" calcext:value-type="float">
            <text:p>-4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14511" calcext:value-type="float">
            <text:p>27114511</text:p>
          </table:table-cell>
          <table:table-cell office:value-type="float" office:value="-0.3" calcext:value-type="float">
            <text:p>-0.3</text:p>
          </table:table-cell>
          <table:table-cell office:value-type="float" office:value="-5.4" calcext:value-type="float">
            <text:p>-5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-4.44" calcext:value-type="float">
            <text:p>-4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44" calcext:value-type="float">
            <text:p>-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18206" calcext:value-type="float">
            <text:p>27118206</text:p>
          </table:table-cell>
          <table:table-cell office:value-type="float" office:value="-0.17" calcext:value-type="float">
            <text:p>-0.17</text:p>
          </table:table-cell>
          <table:table-cell office:value-type="float" office:value="4.09" calcext:value-type="float">
            <text:p>4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  <table:table-cell office:value-type="float" office:value="-2.6" calcext:value-type="float">
            <text:p>-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22594" calcext:value-type="float">
            <text:p>27122594</text:p>
          </table:table-cell>
          <table:table-cell office:value-type="float" office:value="0.07" calcext:value-type="float">
            <text:p>0.07</text:p>
          </table:table-cell>
          <table:table-cell office:value-type="float" office:value="15.87" calcext:value-type="float">
            <text:p>15.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26386" calcext:value-type="float">
            <text:p>27126386</text:p>
          </table:table-cell>
          <table:table-cell office:value-type="float" office:value="0.44" calcext:value-type="float">
            <text:p>0.44</text:p>
          </table:table-cell>
          <table:table-cell office:value-type="float" office:value="30.84" calcext:value-type="float">
            <text:p>30.84</text:p>
          </table:table-cell>
          <table:table-cell office:value-type="float" office:value="1" calcext:value-type="float">
            <text:p>1</text:p>
          </table:table-cell>
          <table:table-cell office:value-type="float" office:value="2267" calcext:value-type="float">
            <text:p>2267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6.59" calcext:value-type="float">
            <text:p>6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9" calcext:value-type="float">
            <text:p>6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30974" calcext:value-type="float">
            <text:p>27130974</text:p>
          </table:table-cell>
          <table:table-cell office:value-type="float" office:value="0.99" calcext:value-type="float">
            <text:p>0.99</text:p>
          </table:table-cell>
          <table:table-cell office:value-type="float" office:value="52.17" calcext:value-type="float">
            <text:p>52.17</text:p>
          </table:table-cell>
          <table:table-cell office:value-type="float" office:value="1" calcext:value-type="float">
            <text:p>1</text:p>
          </table:table-cell>
          <table:table-cell office:value-type="float" office:value="2225" calcext:value-type="float">
            <text:p>2225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4.92" calcext:value-type="float">
            <text:p>14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2" calcext:value-type="float">
            <text:p>1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34708" calcext:value-type="float">
            <text:p>27134708</text:p>
          </table:table-cell>
          <table:table-cell office:value-type="float" office:value="1.43" calcext:value-type="float">
            <text:p>1.43</text:p>
          </table:table-cell>
          <table:table-cell office:value-type="float" office:value="44.38" calcext:value-type="float">
            <text:p>44.38</text:p>
          </table:table-cell>
          <table:table-cell office:value-type="float" office:value="1" calcext:value-type="float">
            <text:p>1</text:p>
          </table:table-cell>
          <table:table-cell office:value-type="float" office:value="2192" calcext:value-type="float">
            <text:p>2192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21.45" calcext:value-type="float">
            <text:p>21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45" calcext:value-type="float">
            <text:p>2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38874" calcext:value-type="float">
            <text:p>27138874</text:p>
          </table:table-cell>
          <table:table-cell office:value-type="float" office:value="1.61" calcext:value-type="float">
            <text:p>1.61</text:p>
          </table:table-cell>
          <table:table-cell office:value-type="float" office:value="20.53" calcext:value-type="float">
            <text:p>20.53</text:p>
          </table:table-cell>
          <table:table-cell office:value-type="float" office:value="1" calcext:value-type="float">
            <text:p>1</text:p>
          </table:table-cell>
          <table:table-cell office:value-type="float" office:value="2179" calcext:value-type="float">
            <text:p>2179</text:p>
          </table:table-cell>
          <table:table-cell office:value-type="float" office:value="1.61" calcext:value-type="float">
            <text:p>1.61</text:p>
          </table:table-cell>
          <table:table-cell table:number-columns-repeated="2" office:value-type="float" office:value="24.18" calcext:value-type="float">
            <text:p>24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18" calcext:value-type="float">
            <text:p>2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42708" calcext:value-type="float">
            <text:p>27142708</text:p>
          </table:table-cell>
          <table:table-cell office:value-type="float" office:value="1.67" calcext:value-type="float">
            <text:p>1.67</text:p>
          </table:table-cell>
          <table:table-cell office:value-type="float" office:value="5.44" calcext:value-type="float">
            <text:p>5.44</text:p>
          </table:table-cell>
          <table:table-cell office:value-type="float" office:value="1" calcext:value-type="float">
            <text:p>1</text:p>
          </table:table-cell>
          <table:table-cell office:value-type="float" office:value="2174" calcext:value-type="float">
            <text:p>2174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25.09" calcext:value-type="float">
            <text:p>25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09" calcext:value-type="float">
            <text:p>25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46971" calcext:value-type="float">
            <text:p>27146971</text:p>
          </table:table-cell>
          <table:table-cell office:value-type="float" office:value="1.84" calcext:value-type="float">
            <text:p>1.84</text:p>
          </table:table-cell>
          <table:table-cell office:value-type="float" office:value="9.61" calcext:value-type="float">
            <text:p>9.61</text:p>
          </table:table-cell>
          <table:table-cell office:value-type="float" office:value="1" calcext:value-type="float">
            <text:p>1</text:p>
          </table:table-cell>
          <table:table-cell office:value-type="float" office:value="2161" calcext:value-type="float">
            <text:p>2161</text:p>
          </table:table-cell>
          <table:table-cell office:value-type="float" office:value="1.84" calcext:value-type="float">
            <text:p>1.84</text:p>
          </table:table-cell>
          <table:table-cell table:number-columns-repeated="2" office:value-type="float" office:value="27.63" calcext:value-type="float">
            <text:p>27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63" calcext:value-type="float">
            <text:p>27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50843" calcext:value-type="float">
            <text:p>27150843</text:p>
          </table:table-cell>
          <table:table-cell office:value-type="float" office:value="2.61" calcext:value-type="float">
            <text:p>2.61</text:p>
          </table:table-cell>
          <table:table-cell office:value-type="float" office:value="71.51" calcext:value-type="float">
            <text:p>71.51</text:p>
          </table:table-cell>
          <table:table-cell office:value-type="float" office:value="1" calcext:value-type="float">
            <text:p>1</text:p>
          </table:table-cell>
          <table:table-cell office:value-type="float" office:value="2104" calcext:value-type="float">
            <text:p>2104</text:p>
          </table:table-cell>
          <table:table-cell office:value-type="float" office:value="2.61" calcext:value-type="float">
            <text:p>2.61</text:p>
          </table:table-cell>
          <table:table-cell table:number-columns-repeated="2" office:value-type="float" office:value="39.14" calcext:value-type="float">
            <text:p>39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14" calcext:value-type="float">
            <text:p>3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55291" calcext:value-type="float">
            <text:p>27155291</text:p>
          </table:table-cell>
          <table:table-cell office:value-type="float" office:value="2.89" calcext:value-type="float">
            <text:p>2.89</text:p>
          </table:table-cell>
          <table:table-cell office:value-type="float" office:value="28.56" calcext:value-type="float">
            <text:p>28.56</text:p>
          </table:table-cell>
          <table:table-cell office:value-type="float" office:value="1" calcext:value-type="float">
            <text:p>1</text:p>
          </table:table-cell>
          <table:table-cell office:value-type="float" office:value="2083" calcext:value-type="float">
            <text:p>2083</text:p>
          </table:table-cell>
          <table:table-cell office:value-type="float" office:value="2.89" calcext:value-type="float">
            <text:p>2.89</text:p>
          </table:table-cell>
          <table:table-cell table:number-columns-repeated="2" office:value-type="float" office:value="43.28" calcext:value-type="float">
            <text:p>43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28" calcext:value-type="float">
            <text:p>4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58988" calcext:value-type="float">
            <text:p>27158988</text:p>
          </table:table-cell>
          <table:table-cell office:value-type="float" office:value="2.9" calcext:value-type="float">
            <text:p>2.9</text:p>
          </table:table-cell>
          <table:table-cell office:value-type="float" office:value="2.97" calcext:value-type="float">
            <text:p>2.97</text:p>
          </table:table-cell>
          <table:table-cell office:value-type="float" office:value="1" calcext:value-type="float">
            <text:p>1</text:p>
          </table:table-cell>
          <table:table-cell office:value-type="float" office:value="2082" calcext:value-type="float">
            <text:p>2082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43.51" calcext:value-type="float">
            <text:p>43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51" calcext:value-type="float">
            <text:p>43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63394" calcext:value-type="float">
            <text:p>27163394</text:p>
          </table:table-cell>
          <table:table-cell office:value-type="float" office:value="3.13" calcext:value-type="float">
            <text:p>3.13</text:p>
          </table:table-cell>
          <table:table-cell office:value-type="float" office:value="17.35" calcext:value-type="float">
            <text:p>17.35</text:p>
          </table:table-cell>
          <table:table-cell office:value-type="float" office:value="1" calcext:value-type="float">
            <text:p>1</text:p>
          </table:table-cell>
          <table:table-cell office:value-type="float" office:value="2065" calcext:value-type="float">
            <text:p>2065</text:p>
          </table:table-cell>
          <table:table-cell office:value-type="float" office:value="3.13" calcext:value-type="float">
            <text:p>3.13</text:p>
          </table:table-cell>
          <table:table-cell table:number-columns-repeated="2" office:value-type="float" office:value="46.96" calcext:value-type="float">
            <text:p>46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96" calcext:value-type="float">
            <text:p>4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66995" calcext:value-type="float">
            <text:p>27166995</text:p>
          </table:table-cell>
          <table:table-cell office:value-type="float" office:value="4.06" calcext:value-type="float">
            <text:p>4.0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995" calcext:value-type="float">
            <text:p>1995</text:p>
          </table:table-cell>
          <table:table-cell office:value-type="float" office:value="4.06" calcext:value-type="float">
            <text:p>4.06</text:p>
          </table:table-cell>
          <table:table-cell table:number-columns-repeated="2" office:value-type="float" office:value="60.97" calcext:value-type="float">
            <text:p>60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97" calcext:value-type="float">
            <text:p>6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71328" calcext:value-type="float">
            <text:p>27171328</text:p>
          </table:table-cell>
          <table:table-cell office:value-type="float" office:value="4.23" calcext:value-type="float">
            <text:p>4.23</text:p>
          </table:table-cell>
          <table:table-cell office:value-type="float" office:value="21.58" calcext:value-type="float">
            <text:p>21.58</text:p>
          </table:table-cell>
          <table:table-cell office:value-type="float" office:value="1" calcext:value-type="float">
            <text:p>1</text:p>
          </table:table-cell>
          <table:table-cell office:value-type="float" office:value="1983" calcext:value-type="float">
            <text:p>1983</text:p>
          </table:table-cell>
          <table:table-cell office:value-type="float" office:value="4.23" calcext:value-type="float">
            <text:p>4.23</text:p>
          </table:table-cell>
          <table:table-cell table:number-columns-repeated="2" office:value-type="float" office:value="63.4" calcext:value-type="float">
            <text:p>6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4" calcext:value-type="float">
            <text:p>6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75108" calcext:value-type="float">
            <text:p>27175108</text:p>
          </table:table-cell>
          <table:table-cell office:value-type="float" office:value="4.25" calcext:value-type="float">
            <text:p>4.25</text:p>
          </table:table-cell>
          <table:table-cell office:value-type="float" office:value="4.23" calcext:value-type="float">
            <text:p>4.23</text:p>
          </table:table-cell>
          <table:table-cell office:value-type="float" office:value="1" calcext:value-type="float">
            <text:p>1</text:p>
          </table:table-cell>
          <table:table-cell office:value-type="float" office:value="1981" calcext:value-type="float">
            <text:p>1981</text:p>
          </table:table-cell>
          <table:table-cell office:value-type="float" office:value="4.25" calcext:value-type="float">
            <text:p>4.25</text:p>
          </table:table-cell>
          <table:table-cell table:number-columns-repeated="2" office:value-type="float" office:value="63.71" calcext:value-type="float">
            <text:p>63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71" calcext:value-type="float">
            <text:p>63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0331" calcext:value-type="float">
            <text:p>27180331</text:p>
          </table:table-cell>
          <table:table-cell office:value-type="float" office:value="4.76" calcext:value-type="float">
            <text:p>4.76</text:p>
          </table:table-cell>
          <table:table-cell office:value-type="float" office:value="48.63" calcext:value-type="float">
            <text:p>48.63</text:p>
          </table:table-cell>
          <table:table-cell office:value-type="float" office:value="1" calcext:value-type="float">
            <text:p>1</text:p>
          </table:table-cell>
          <table:table-cell office:value-type="float" office:value="1943" calcext:value-type="float">
            <text:p>1943</text:p>
          </table:table-cell>
          <table:table-cell office:value-type="float" office:value="4.76" calcext:value-type="float">
            <text:p>4.76</text:p>
          </table:table-cell>
          <table:table-cell table:number-columns-repeated="2" office:value-type="float" office:value="71.39" calcext:value-type="float">
            <text:p>71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39" calcext:value-type="float">
            <text:p>71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4311" calcext:value-type="float">
            <text:p>27184311</text:p>
          </table:table-cell>
          <table:table-cell office:value-type="float" office:value="5.14" calcext:value-type="float">
            <text:p>5.14</text:p>
          </table:table-cell>
          <table:table-cell office:value-type="float" office:value="44.85" calcext:value-type="float">
            <text:p>44.85</text:p>
          </table:table-cell>
          <table:table-cell office:value-type="float" office:value="1" calcext:value-type="float">
            <text:p>1</text:p>
          </table:table-cell>
          <table:table-cell office:value-type="float" office:value="1914" calcext:value-type="float">
            <text:p>1914</text:p>
          </table:table-cell>
          <table:table-cell office:value-type="float" office:value="5.14" calcext:value-type="float">
            <text:p>5.14</text:p>
          </table:table-cell>
          <table:table-cell table:number-columns-repeated="2" office:value-type="float" office:value="77.03" calcext:value-type="float">
            <text:p>77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03" calcext:value-type="float">
            <text:p>77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8648" calcext:value-type="float">
            <text:p>27188648</text:p>
          </table:table-cell>
          <table:table-cell office:value-type="float" office:value="5.16" calcext:value-type="float">
            <text:p>5.16</text:p>
          </table:table-cell>
          <table:table-cell office:value-type="float" office:value="7.67" calcext:value-type="float">
            <text:p>7.67</text:p>
          </table:table-cell>
          <table:table-cell office:value-type="float" office:value="1" calcext:value-type="float">
            <text:p>1</text:p>
          </table:table-cell>
          <table:table-cell office:value-type="float" office:value="1913" calcext:value-type="float">
            <text:p>1913</text:p>
          </table:table-cell>
          <table:table-cell office:value-type="float" office:value="5.16" calcext:value-type="float">
            <text:p>5.16</text:p>
          </table:table-cell>
          <table:table-cell table:number-columns-repeated="2" office:value-type="float" office:value="77.39" calcext:value-type="float">
            <text:p>77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39" calcext:value-type="float">
            <text:p>77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92440" calcext:value-type="float">
            <text:p>27192440</text:p>
          </table:table-cell>
          <table:table-cell office:value-type="float" office:value="5.32" calcext:value-type="float">
            <text:p>5.32</text:p>
          </table:table-cell>
          <table:table-cell office:value-type="float" office:value="15.14" calcext:value-type="float">
            <text:p>15.14</text:p>
          </table:table-cell>
          <table:table-cell office:value-type="float" office:value="1" calcext:value-type="float">
            <text:p>1</text:p>
          </table:table-cell>
          <table:table-cell office:value-type="float" office:value="1901" calcext:value-type="float">
            <text:p>1901</text:p>
          </table:table-cell>
          <table:table-cell office:value-type="float" office:value="5.32" calcext:value-type="float">
            <text:p>5.32</text:p>
          </table:table-cell>
          <table:table-cell table:number-columns-repeated="2" office:value-type="float" office:value="79.78" calcext:value-type="float">
            <text:p>79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78" calcext:value-type="float">
            <text:p>79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97051" calcext:value-type="float">
            <text:p>27197051</text:p>
          </table:table-cell>
          <table:table-cell office:value-type="float" office:value="5.86" calcext:value-type="float">
            <text:p>5.86</text:p>
          </table:table-cell>
          <table:table-cell office:value-type="float" office:value="62.06" calcext:value-type="float">
            <text:p>62.06</text:p>
          </table:table-cell>
          <table:table-cell office:value-type="float" office:value="1" calcext:value-type="float">
            <text:p>1</text:p>
          </table:table-cell>
          <table:table-cell office:value-type="float" office:value="1860" calcext:value-type="float">
            <text:p>1860</text:p>
          </table:table-cell>
          <table:table-cell office:value-type="float" office:value="5.86" calcext:value-type="float">
            <text:p>5.86</text:p>
          </table:table-cell>
          <table:table-cell table:number-columns-repeated="2" office:value-type="float" office:value="87.93" calcext:value-type="float">
            <text:p>87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93" calcext:value-type="float">
            <text:p>87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0708" calcext:value-type="float">
            <text:p>27200708</text:p>
          </table:table-cell>
          <table:table-cell office:value-type="float" office:value="5.82" calcext:value-type="float">
            <text:p>5.82</text:p>
          </table:table-cell>
          <table:table-cell office:value-type="float" office:value="6.53" calcext:value-type="float">
            <text:p>6.53</text:p>
          </table:table-cell>
          <table:table-cell office:value-type="float" office:value="1" calcext:value-type="float">
            <text:p>1</text:p>
          </table:table-cell>
          <table:table-cell office:value-type="float" office:value="1863" calcext:value-type="float">
            <text:p>1863</text:p>
          </table:table-cell>
          <table:table-cell office:value-type="float" office:value="5.82" calcext:value-type="float">
            <text:p>5.82</text:p>
          </table:table-cell>
          <table:table-cell table:number-columns-repeated="2" office:value-type="float" office:value="87.33" calcext:value-type="float">
            <text:p>87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33" calcext:value-type="float">
            <text:p>87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5240" calcext:value-type="float">
            <text:p>27205240</text:p>
          </table:table-cell>
          <table:table-cell office:value-type="float" office:value="5.92" calcext:value-type="float">
            <text:p>5.92</text:p>
          </table:table-cell>
          <table:table-cell office:value-type="float" office:value="10.77" calcext:value-type="float">
            <text:p>10.77</text:p>
          </table:table-cell>
          <table:table-cell office:value-type="float" office:value="1" calcext:value-type="float">
            <text:p>1</text:p>
          </table:table-cell>
          <table:table-cell office:value-type="float" office:value="1855" calcext:value-type="float">
            <text:p>1855</text:p>
          </table:table-cell>
          <table:table-cell office:value-type="float" office:value="5.92" calcext:value-type="float">
            <text:p>5.92</text:p>
          </table:table-cell>
          <table:table-cell table:number-columns-repeated="2" office:value-type="float" office:value="88.87" calcext:value-type="float">
            <text:p>88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87" calcext:value-type="float">
            <text:p>8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8963" calcext:value-type="float">
            <text:p>27208963</text:p>
          </table:table-cell>
          <table:table-cell office:value-type="float" office:value="6.63" calcext:value-type="float">
            <text:p>6.63</text:p>
          </table:table-cell>
          <table:table-cell office:value-type="float" office:value="77.03" calcext:value-type="float">
            <text:p>77.03</text:p>
          </table:table-cell>
          <table:table-cell office:value-type="float" office:value="1" calcext:value-type="float">
            <text:p>1</text:p>
          </table:table-cell>
          <table:table-cell office:value-type="float" office:value="1802" calcext:value-type="float">
            <text:p>1802</text:p>
          </table:table-cell>
          <table:table-cell office:value-type="float" office:value="6.63" calcext:value-type="float">
            <text:p>6.63</text:p>
          </table:table-cell>
          <table:table-cell table:number-columns-repeated="2" office:value-type="float" office:value="99.48" calcext:value-type="float">
            <text:p>99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48" calcext:value-type="float">
            <text:p>9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3422" calcext:value-type="float">
            <text:p>27213422</text:p>
          </table:table-cell>
          <table:table-cell office:value-type="float" office:value="6.71" calcext:value-type="float">
            <text:p>6.71</text:p>
          </table:table-cell>
          <table:table-cell office:value-type="float" office:value="19.9" calcext:value-type="float">
            <text:p>19.9</text:p>
          </table:table-cell>
          <table:table-cell office:value-type="float" office:value="1" calcext:value-type="float">
            <text:p>1</text:p>
          </table:table-cell>
          <table:table-cell office:value-type="float" office:value="1796" calcext:value-type="float">
            <text:p>1796</text:p>
          </table:table-cell>
          <table:table-cell office:value-type="float" office:value="6.71" calcext:value-type="float">
            <text:p>6.71</text:p>
          </table:table-cell>
          <table:table-cell table:number-columns-repeated="2" office:value-type="float" office:value="100.69" calcext:value-type="float">
            <text:p>100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.69" calcext:value-type="float">
            <text:p>10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7128" calcext:value-type="float">
            <text:p>27217128</text:p>
          </table:table-cell>
          <table:table-cell office:value-type="float" office:value="6.72" calcext:value-type="float">
            <text:p>6.72</text:p>
          </table:table-cell>
          <table:table-cell office:value-type="float" office:value="5.41" calcext:value-type="float">
            <text:p>5.41</text:p>
          </table:table-cell>
          <table:table-cell office:value-type="float" office:value="1" calcext:value-type="float">
            <text:p>1</text:p>
          </table:table-cell>
          <table:table-cell office:value-type="float" office:value="1795" calcext:value-type="float">
            <text:p>1795</text:p>
          </table:table-cell>
          <table:table-cell office:value-type="float" office:value="6.72" calcext:value-type="float">
            <text:p>6.72</text:p>
          </table:table-cell>
          <table:table-cell table:number-columns-repeated="2" office:value-type="float" office:value="100.84" calcext:value-type="float">
            <text:p>100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.84" calcext:value-type="float">
            <text:p>10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21631" calcext:value-type="float">
            <text:p>27221631</text:p>
          </table:table-cell>
          <table:table-cell office:value-type="float" office:value="7.3" calcext:value-type="float">
            <text:p>7.3</text:p>
          </table:table-cell>
          <table:table-cell office:value-type="float" office:value="69.94" calcext:value-type="float">
            <text:p>69.94</text:p>
          </table:table-cell>
          <table:table-cell office:value-type="float" office:value="1" calcext:value-type="float">
            <text:p>1</text:p>
          </table:table-cell>
          <table:table-cell office:value-type="float" office:value="1752" calcext:value-type="float">
            <text:p>1752</text:p>
          </table:table-cell>
          <table:table-cell office:value-type="float" office:value="7.3" calcext:value-type="float">
            <text:p>7.3</text:p>
          </table:table-cell>
          <table:table-cell table:number-columns-repeated="2" office:value-type="float" office:value="109.49" calcext:value-type="float">
            <text:p>109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49" calcext:value-type="float">
            <text:p>109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25245" calcext:value-type="float">
            <text:p>27225245</text:p>
          </table:table-cell>
          <table:table-cell office:value-type="float" office:value="7.34" calcext:value-type="float">
            <text:p>7.34</text:p>
          </table:table-cell>
          <table:table-cell office:value-type="float" office:value="19.72" calcext:value-type="float">
            <text:p>19.72</text:p>
          </table:table-cell>
          <table:table-cell office:value-type="float" office:value="1" calcext:value-type="float">
            <text:p>1</text:p>
          </table:table-cell>
          <table:table-cell office:value-type="float" office:value="1749" calcext:value-type="float">
            <text:p>1749</text:p>
          </table:table-cell>
          <table:table-cell office:value-type="float" office:value="7.34" calcext:value-type="float">
            <text:p>7.34</text:p>
          </table:table-cell>
          <table:table-cell table:number-columns-repeated="2" office:value-type="float" office:value="110.1" calcext:value-type="float">
            <text:p>11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29740" calcext:value-type="float">
            <text:p>27229740</text:p>
          </table:table-cell>
          <table:table-cell office:value-type="float" office:value="7.38" calcext:value-type="float">
            <text:p>7.38</text:p>
          </table:table-cell>
          <table:table-cell office:value-type="float" office:value="9.46" calcext:value-type="float">
            <text:p>9.46</text:p>
          </table:table-cell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office:value-type="float" office:value="7.38" calcext:value-type="float">
            <text:p>7.38</text:p>
          </table:table-cell>
          <table:table-cell table:number-columns-repeated="2" office:value-type="float" office:value="110.63" calcext:value-type="float">
            <text:p>110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.63" calcext:value-type="float">
            <text:p>11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3483" calcext:value-type="float">
            <text:p>27233483</text:p>
          </table:table-cell>
          <table:table-cell office:value-type="float" office:value="7.83" calcext:value-type="float">
            <text:p>7.83</text:p>
          </table:table-cell>
          <table:table-cell office:value-type="float" office:value="56.76" calcext:value-type="float">
            <text:p>56.76</text:p>
          </table:table-cell>
          <table:table-cell office:value-type="float" office:value="1" calcext:value-type="float">
            <text:p>1</text:p>
          </table:table-cell>
          <table:table-cell office:value-type="float" office:value="1712" calcext:value-type="float">
            <text:p>1712</text:p>
          </table:table-cell>
          <table:table-cell office:value-type="float" office:value="7.83" calcext:value-type="float">
            <text:p>7.83</text:p>
          </table:table-cell>
          <table:table-cell table:number-columns-repeated="2" office:value-type="float" office:value="117.4" calcext:value-type="float">
            <text:p>117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.4" calcext:value-type="float">
            <text:p>11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7791" calcext:value-type="float">
            <text:p>27237791</text:p>
          </table:table-cell>
          <table:table-cell office:value-type="float" office:value="7.79" calcext:value-type="float">
            <text:p>7.79</text:p>
          </table:table-cell>
          <table:table-cell office:value-type="float" office:value="12.33" calcext:value-type="float">
            <text:p>12.33</text:p>
          </table:table-cell>
          <table:table-cell office:value-type="float" office:value="1" calcext:value-type="float">
            <text:p>1</text:p>
          </table:table-cell>
          <table:table-cell office:value-type="float" office:value="1715" calcext:value-type="float">
            <text:p>1715</text:p>
          </table:table-cell>
          <table:table-cell office:value-type="float" office:value="7.79" calcext:value-type="float">
            <text:p>7.79</text:p>
          </table:table-cell>
          <table:table-cell table:number-columns-repeated="2" office:value-type="float" office:value="116.87" calcext:value-type="float">
            <text:p>116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.87" calcext:value-type="float">
            <text:p>116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41545" calcext:value-type="float">
            <text:p>27241545</text:p>
          </table:table-cell>
          <table:table-cell office:value-type="float" office:value="7.86" calcext:value-type="float">
            <text:p>7.86</text:p>
          </table:table-cell>
          <table:table-cell office:value-type="float" office:value="13.83" calcext:value-type="float">
            <text:p>13.83</text:p>
          </table:table-cell>
          <table:table-cell office:value-type="float" office:value="1" calcext:value-type="float">
            <text:p>1</text:p>
          </table:table-cell>
          <table:table-cell office:value-type="float" office:value="1710" calcext:value-type="float">
            <text:p>1710</text:p>
          </table:table-cell>
          <table:table-cell office:value-type="float" office:value="7.86" calcext:value-type="float">
            <text:p>7.86</text:p>
          </table:table-cell>
          <table:table-cell table:number-columns-repeated="2" office:value-type="float" office:value="117.86" calcext:value-type="float">
            <text:p>117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.86" calcext:value-type="float">
            <text:p>117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45951" calcext:value-type="float">
            <text:p>27245951</text:p>
          </table:table-cell>
          <table:table-cell office:value-type="float" office:value="8.49" calcext:value-type="float">
            <text:p>8.49</text:p>
          </table:table-cell>
          <table:table-cell office:value-type="float" office:value="77.28" calcext:value-type="float">
            <text:p>77.28</text:p>
          </table:table-cell>
          <table:table-cell office:value-type="float" office:value="1" calcext:value-type="float">
            <text:p>1</text:p>
          </table:table-cell>
          <table:table-cell office:value-type="float" office:value="1662" calcext:value-type="float">
            <text:p>1662</text:p>
          </table:table-cell>
          <table:table-cell office:value-type="float" office:value="8.49" calcext:value-type="float">
            <text:p>8.49</text:p>
          </table:table-cell>
          <table:table-cell table:number-columns-repeated="2" office:value-type="float" office:value="127.42" calcext:value-type="float">
            <text:p>127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.42" calcext:value-type="float">
            <text:p>127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49708" calcext:value-type="float">
            <text:p>27249708</text:p>
          </table:table-cell>
          <table:table-cell office:value-type="float" office:value="8.38" calcext:value-type="float">
            <text:p>8.38</text:p>
          </table:table-cell>
          <table:table-cell office:value-type="float" office:value="5.48" calcext:value-type="float">
            <text:p>5.48</text:p>
          </table:table-cell>
          <table:table-cell office:value-type="float" office:value="1" calcext:value-type="float">
            <text:p>1</text:p>
          </table:table-cell>
          <table:table-cell office:value-type="float" office:value="1671" calcext:value-type="float">
            <text:p>1671</text:p>
          </table:table-cell>
          <table:table-cell office:value-type="float" office:value="8.38" calcext:value-type="float">
            <text:p>8.38</text:p>
          </table:table-cell>
          <table:table-cell table:number-columns-repeated="2" office:value-type="float" office:value="125.67" calcext:value-type="float">
            <text:p>125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.67" calcext:value-type="float">
            <text:p>125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4091" calcext:value-type="float">
            <text:p>27254091</text:p>
          </table:table-cell>
          <table:table-cell office:value-type="float" office:value="8.48" calcext:value-type="float">
            <text:p>8.48</text:p>
          </table:table-cell>
          <table:table-cell office:value-type="float" office:value="16.68" calcext:value-type="float">
            <text:p>16.68</text:p>
          </table:table-cell>
          <table:table-cell office:value-type="float" office:value="1" calcext:value-type="float">
            <text:p>1</text:p>
          </table:table-cell>
          <table:table-cell office:value-type="float" office:value="1664" calcext:value-type="float">
            <text:p>1664</text:p>
          </table:table-cell>
          <table:table-cell office:value-type="float" office:value="8.48" calcext:value-type="float">
            <text:p>8.48</text:p>
          </table:table-cell>
          <table:table-cell table:number-columns-repeated="2" office:value-type="float" office:value="127.17" calcext:value-type="float">
            <text:p>127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.17" calcext:value-type="float">
            <text:p>127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7788" calcext:value-type="float">
            <text:p>27257788</text:p>
          </table:table-cell>
          <table:table-cell office:value-type="float" office:value="9.13" calcext:value-type="float">
            <text:p>9.13</text:p>
          </table:table-cell>
          <table:table-cell office:value-type="float" office:value="78.14" calcext:value-type="float">
            <text:p>78.14</text:p>
          </table:table-cell>
          <table:table-cell office:value-type="float" office:value="1" calcext:value-type="float">
            <text:p>1</text:p>
          </table:table-cell>
          <table:table-cell office:value-type="float" office:value="1615" calcext:value-type="float">
            <text:p>1615</text:p>
          </table:table-cell>
          <table:table-cell office:value-type="float" office:value="9.13" calcext:value-type="float">
            <text:p>9.13</text:p>
          </table:table-cell>
          <table:table-cell table:number-columns-repeated="2" office:value-type="float" office:value="136.99" calcext:value-type="float">
            <text:p>136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99" calcext:value-type="float">
            <text:p>136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61745" calcext:value-type="float">
            <text:p>27261745</text:p>
          </table:table-cell>
          <table:table-cell office:value-type="float" office:value="9.06" calcext:value-type="float">
            <text:p>9.06</text:p>
          </table:table-cell>
          <table:table-cell office:value-type="float" office:value="9.15" calcext:value-type="float">
            <text:p>9.15</text:p>
          </table:table-cell>
          <table:table-cell office:value-type="float" office:value="1" calcext:value-type="float">
            <text:p>1</text:p>
          </table:table-cell>
          <table:table-cell office:value-type="float" office:value="1620" calcext:value-type="float">
            <text:p>1620</text:p>
          </table:table-cell>
          <table:table-cell office:value-type="float" office:value="9.06" calcext:value-type="float">
            <text:p>9.06</text:p>
          </table:table-cell>
          <table:table-cell table:number-columns-repeated="2" office:value-type="float" office:value="135.84" calcext:value-type="float">
            <text:p>135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.84" calcext:value-type="float">
            <text:p>13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66088" calcext:value-type="float">
            <text:p>27266088</text:p>
          </table:table-cell>
          <table:table-cell office:value-type="float" office:value="9.16" calcext:value-type="float">
            <text:p>9.16</text:p>
          </table:table-cell>
          <table:table-cell office:value-type="float" office:value="17.63" calcext:value-type="float">
            <text:p>17.63</text:p>
          </table:table-cell>
          <table:table-cell office:value-type="float" office:value="1" calcext:value-type="float">
            <text:p>1</text:p>
          </table:table-cell>
          <table:table-cell office:value-type="float" office:value="1613" calcext:value-type="float">
            <text:p>1613</text:p>
          </table:table-cell>
          <table:table-cell office:value-type="float" office:value="9.16" calcext:value-type="float">
            <text:p>9.16</text:p>
          </table:table-cell>
          <table:table-cell table:number-columns-repeated="2" office:value-type="float" office:value="137.36" calcext:value-type="float">
            <text:p>137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.36" calcext:value-type="float">
            <text:p>137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70568" calcext:value-type="float">
            <text:p>27270568</text:p>
          </table:table-cell>
          <table:table-cell office:value-type="float" office:value="9.68" calcext:value-type="float">
            <text:p>9.68</text:p>
          </table:table-cell>
          <table:table-cell office:value-type="float" office:value="68.27" calcext:value-type="float">
            <text:p>68.27</text:p>
          </table:table-cell>
          <table:table-cell office:value-type="float" office:value="1" calcext:value-type="float">
            <text:p>1</text:p>
          </table:table-cell>
          <table:table-cell office:value-type="float" office:value="1573" calcext:value-type="float">
            <text:p>1573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145.26" calcext:value-type="float">
            <text:p>145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.26" calcext:value-type="float">
            <text:p>145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74288" calcext:value-type="float">
            <text:p>27274288</text:p>
          </table:table-cell>
          <table:table-cell office:value-type="float" office:value="9.6" calcext:value-type="float">
            <text:p>9.6</text:p>
          </table:table-cell>
          <table:table-cell office:value-type="float" office:value="6.98" calcext:value-type="float">
            <text:p>6.98</text:p>
          </table:table-cell>
          <table:table-cell office:value-type="float" office:value="1" calcext:value-type="float">
            <text:p>1</text:p>
          </table:table-cell>
          <table:table-cell office:value-type="float" office:value="1579" calcext:value-type="float">
            <text:p>1579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144.05" calcext:value-type="float">
            <text:p>144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.05" calcext:value-type="float">
            <text:p>144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78571" calcext:value-type="float">
            <text:p>27278571</text:p>
          </table:table-cell>
          <table:table-cell office:value-type="float" office:value="9.8" calcext:value-type="float">
            <text:p>9.8</text:p>
          </table:table-cell>
          <table:table-cell office:value-type="float" office:value="25.28" calcext:value-type="float">
            <text:p>25.28</text:p>
          </table:table-cell>
          <table:table-cell office:value-type="float" office:value="1" calcext:value-type="float">
            <text:p>1</text:p>
          </table:table-cell>
          <table:table-cell office:value-type="float" office:value="1565" calcext:value-type="float">
            <text:p>1565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46.98" calcext:value-type="float">
            <text:p>146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.98" calcext:value-type="float">
            <text:p>146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82540" calcext:value-type="float">
            <text:p>27282540</text:p>
          </table:table-cell>
          <table:table-cell office:value-type="float" office:value="10.57" calcext:value-type="float">
            <text:p>10.5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507" calcext:value-type="float">
            <text:p>1507</text:p>
          </table:table-cell>
          <table:table-cell office:value-type="float" office:value="10.57" calcext:value-type="float">
            <text:p>10.57</text:p>
          </table:table-cell>
          <table:table-cell table:number-columns-repeated="2" office:value-type="float" office:value="158.55" calcext:value-type="float">
            <text:p>158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.55" calcext:value-type="float">
            <text:p>15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86880" calcext:value-type="float">
            <text:p>27286880</text:p>
          </table:table-cell>
          <table:table-cell office:value-type="float" office:value="10.56" calcext:value-type="float">
            <text:p>10.56</text:p>
          </table:table-cell>
          <table:table-cell office:value-type="float" office:value="12.49" calcext:value-type="float">
            <text:p>12.49</text:p>
          </table:table-cell>
          <table:table-cell office:value-type="float" office:value="1" calcext:value-type="float">
            <text:p>1</text:p>
          </table:table-cell>
          <table:table-cell office:value-type="float" office:value="1508" calcext:value-type="float">
            <text:p>1508</text:p>
          </table:table-cell>
          <table:table-cell office:value-type="float" office:value="10.56" calcext:value-type="float">
            <text:p>10.56</text:p>
          </table:table-cell>
          <table:table-cell table:number-columns-repeated="2" office:value-type="float" office:value="158.33" calcext:value-type="float">
            <text:p>158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.33" calcext:value-type="float">
            <text:p>158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0848" calcext:value-type="float">
            <text:p>27290848</text:p>
          </table:table-cell>
          <table:table-cell office:value-type="float" office:value="10.69" calcext:value-type="float">
            <text:p>10.69</text:p>
          </table:table-cell>
          <table:table-cell office:value-type="float" office:value="18.78" calcext:value-type="float">
            <text:p>18.78</text:p>
          </table:table-cell>
          <table:table-cell office:value-type="float" office:value="1" calcext:value-type="float">
            <text:p>1</text:p>
          </table:table-cell>
          <table:table-cell office:value-type="float" office:value="1498" calcext:value-type="float">
            <text:p>1498</text:p>
          </table:table-cell>
          <table:table-cell office:value-type="float" office:value="10.69" calcext:value-type="float">
            <text:p>10.69</text:p>
          </table:table-cell>
          <table:table-cell table:number-columns-repeated="2" office:value-type="float" office:value="160.31" calcext:value-type="float">
            <text:p>160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.31" calcext:value-type="float">
            <text:p>16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5348" calcext:value-type="float">
            <text:p>27295348</text:p>
          </table:table-cell>
          <table:table-cell office:value-type="float" office:value="11.37" calcext:value-type="float">
            <text:p>11.37</text:p>
          </table:table-cell>
          <table:table-cell office:value-type="float" office:value="81.84" calcext:value-type="float">
            <text:p>81.84</text:p>
          </table:table-cell>
          <table:table-cell office:value-type="float" office:value="1" calcext:value-type="float">
            <text:p>1</text:p>
          </table:table-cell>
          <table:table-cell office:value-type="float" office:value="1446" calcext:value-type="float">
            <text:p>1446</text:p>
          </table:table-cell>
          <table:table-cell office:value-type="float" office:value="11.37" calcext:value-type="float">
            <text:p>11.37</text:p>
          </table:table-cell>
          <table:table-cell table:number-columns-repeated="2" office:value-type="float" office:value="170.61" calcext:value-type="float">
            <text:p>170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.61" calcext:value-type="float">
            <text:p>17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9025" calcext:value-type="float">
            <text:p>27299025</text:p>
          </table:table-cell>
          <table:table-cell office:value-type="float" office:value="11.44" calcext:value-type="float">
            <text:p>11.44</text:p>
          </table:table-cell>
          <table:table-cell office:value-type="float" office:value="23.58" calcext:value-type="float">
            <text:p>23.58</text:p>
          </table:table-cell>
          <table:table-cell office:value-type="float" office:value="1" calcext:value-type="float">
            <text:p>1</text:p>
          </table:table-cell>
          <table:table-cell office:value-type="float" office:value="1442" calcext:value-type="float">
            <text:p>1442</text:p>
          </table:table-cell>
          <table:table-cell office:value-type="float" office:value="11.44" calcext:value-type="float">
            <text:p>11.44</text:p>
          </table:table-cell>
          <table:table-cell table:number-columns-repeated="2" office:value-type="float" office:value="171.59" calcext:value-type="float">
            <text:p>171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.59" calcext:value-type="float">
            <text:p>17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03234" calcext:value-type="float">
            <text:p>27303234</text:p>
          </table:table-cell>
          <table:table-cell office:value-type="float" office:value="11.56" calcext:value-type="float">
            <text:p>11.56</text:p>
          </table:table-cell>
          <table:table-cell office:value-type="float" office:value="18.19" calcext:value-type="float">
            <text:p>18.19</text:p>
          </table:table-cell>
          <table:table-cell office:value-type="float" office:value="1" calcext:value-type="float">
            <text:p>1</text:p>
          </table:table-cell>
          <table:table-cell office:value-type="float" office:value="1432" calcext:value-type="float">
            <text:p>1432</text:p>
          </table:table-cell>
          <table:table-cell office:value-type="float" office:value="11.56" calcext:value-type="float">
            <text:p>11.56</text:p>
          </table:table-cell>
          <table:table-cell table:number-columns-repeated="2" office:value-type="float" office:value="173.47" calcext:value-type="float">
            <text:p>173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.47" calcext:value-type="float">
            <text:p>173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07111" calcext:value-type="float">
            <text:p>27307111</text:p>
          </table:table-cell>
          <table:table-cell office:value-type="float" office:value="12.17" calcext:value-type="float">
            <text:p>12.17</text:p>
          </table:table-cell>
          <table:table-cell office:value-type="float" office:value="67.31" calcext:value-type="float">
            <text:p>67.31</text:p>
          </table:table-cell>
          <table:table-cell office:value-type="float" office:value="1" calcext:value-type="float">
            <text:p>1</text:p>
          </table:table-cell>
          <table:table-cell office:value-type="float" office:value="1387" calcext:value-type="float">
            <text:p>1387</text:p>
          </table:table-cell>
          <table:table-cell office:value-type="float" office:value="12.17" calcext:value-type="float">
            <text:p>12.17</text:p>
          </table:table-cell>
          <table:table-cell table:number-columns-repeated="2" office:value-type="float" office:value="182.48" calcext:value-type="float">
            <text:p>182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.48" calcext:value-type="float">
            <text:p>18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11608" calcext:value-type="float">
            <text:p>27311608</text:p>
          </table:table-cell>
          <table:table-cell office:value-type="float" office:value="12.38" calcext:value-type="float">
            <text:p>12.38</text:p>
          </table:table-cell>
          <table:table-cell office:value-type="float" office:value="38.95" calcext:value-type="float">
            <text:p>38.95</text:p>
          </table:table-cell>
          <table:table-cell office:value-type="float" office:value="1" calcext:value-type="float">
            <text:p>1</text:p>
          </table:table-cell>
          <table:table-cell office:value-type="float" office:value="1371" calcext:value-type="float">
            <text:p>1371</text:p>
          </table:table-cell>
          <table:table-cell office:value-type="float" office:value="12.38" calcext:value-type="float">
            <text:p>12.38</text:p>
          </table:table-cell>
          <table:table-cell table:number-columns-repeated="2" office:value-type="float" office:value="185.77" calcext:value-type="float">
            <text:p>185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.77" calcext:value-type="float">
            <text:p>185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15288" calcext:value-type="float">
            <text:p>27315288</text:p>
          </table:table-cell>
          <table:table-cell office:value-type="float" office:value="12.38" calcext:value-type="float">
            <text:p>12.38</text:p>
          </table:table-cell>
          <table:table-cell office:value-type="float" office:value="10.58" calcext:value-type="float">
            <text:p>10.58</text:p>
          </table:table-cell>
          <table:table-cell office:value-type="float" office:value="1" calcext:value-type="float">
            <text:p>1</text:p>
          </table:table-cell>
          <table:table-cell office:value-type="float" office:value="1371" calcext:value-type="float">
            <text:p>1371</text:p>
          </table:table-cell>
          <table:table-cell office:value-type="float" office:value="12.38" calcext:value-type="float">
            <text:p>12.38</text:p>
          </table:table-cell>
          <table:table-cell table:number-columns-repeated="2" office:value-type="float" office:value="185.71" calcext:value-type="float">
            <text:p>185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.71" calcext:value-type="float">
            <text:p>185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19694" calcext:value-type="float">
            <text:p>27319694</text:p>
          </table:table-cell>
          <table:table-cell office:value-type="float" office:value="12.77" calcext:value-type="float">
            <text:p>12.77</text:p>
          </table:table-cell>
          <table:table-cell office:value-type="float" office:value="43.95" calcext:value-type="float">
            <text:p>43.95</text:p>
          </table:table-cell>
          <table:table-cell office:value-type="float" office:value="1" calcext:value-type="float">
            <text:p>1</text:p>
          </table:table-cell>
          <table:table-cell office:value-type="float" office:value="1342" calcext:value-type="float">
            <text:p>1342</text:p>
          </table:table-cell>
          <table:table-cell office:value-type="float" office:value="12.77" calcext:value-type="float">
            <text:p>12.77</text:p>
          </table:table-cell>
          <table:table-cell table:number-columns-repeated="2" office:value-type="float" office:value="191.51" calcext:value-type="float">
            <text:p>191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.51" calcext:value-type="float">
            <text:p>19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23311" calcext:value-type="float">
            <text:p>27323311</text:p>
          </table:table-cell>
          <table:table-cell office:value-type="float" office:value="13.53" calcext:value-type="float">
            <text:p>13.5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285" calcext:value-type="float">
            <text:p>1285</text:p>
          </table:table-cell>
          <table:table-cell office:value-type="float" office:value="13.53" calcext:value-type="float">
            <text:p>13.53</text:p>
          </table:table-cell>
          <table:table-cell table:number-columns-repeated="2" office:value-type="float" office:value="202.98" calcext:value-type="float">
            <text:p>202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.98" calcext:value-type="float">
            <text:p>202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27831" calcext:value-type="float">
            <text:p>27327831</text:p>
          </table:table-cell>
          <table:table-cell office:value-type="float" office:value="13.63" calcext:value-type="float">
            <text:p>13.63</text:p>
          </table:table-cell>
          <table:table-cell office:value-type="float" office:value="25.1" calcext:value-type="float">
            <text:p>25.1</text:p>
          </table:table-cell>
          <table:table-cell office:value-type="float" office:value="1" calcext:value-type="float">
            <text:p>1</text:p>
          </table:table-cell>
          <table:table-cell office:value-type="float" office:value="1277" calcext:value-type="float">
            <text:p>1277</text:p>
          </table:table-cell>
          <table:table-cell office:value-type="float" office:value="13.63" calcext:value-type="float">
            <text:p>13.63</text:p>
          </table:table-cell>
          <table:table-cell table:number-columns-repeated="2" office:value-type="float" office:value="204.5" calcext:value-type="float">
            <text:p>20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.5" calcext:value-type="float">
            <text:p>20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31483" calcext:value-type="float">
            <text:p>27331483</text:p>
          </table:table-cell>
          <table:table-cell office:value-type="float" office:value="13.8" calcext:value-type="float">
            <text:p>13.8</text:p>
          </table:table-cell>
          <table:table-cell office:value-type="float" office:value="23.89" calcext:value-type="float">
            <text:p>23.89</text:p>
          </table:table-cell>
          <table:table-cell office:value-type="float" office:value="1" calcext:value-type="float">
            <text:p>1</text:p>
          </table:table-cell>
          <table:table-cell office:value-type="float" office:value="1264" calcext:value-type="float">
            <text:p>1264</text:p>
          </table:table-cell>
          <table:table-cell office:value-type="float" office:value="13.8" calcext:value-type="float">
            <text:p>13.8</text:p>
          </table:table-cell>
          <table:table-cell table:number-columns-repeated="2" office:value-type="float" office:value="207.02" calcext:value-type="float">
            <text:p>207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7.02" calcext:value-type="float">
            <text:p>207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35914" calcext:value-type="float">
            <text:p>27335914</text:p>
          </table:table-cell>
          <table:table-cell office:value-type="float" office:value="14.3" calcext:value-type="float">
            <text:p>14.3</text:p>
          </table:table-cell>
          <table:table-cell office:value-type="float" office:value="59.44" calcext:value-type="float">
            <text:p>59.44</text:p>
          </table:table-cell>
          <table:table-cell office:value-type="float" office:value="1" calcext:value-type="float">
            <text:p>1</text:p>
          </table:table-cell>
          <table:table-cell office:value-type="float" office:value="1227" calcext:value-type="float">
            <text:p>1227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214.45" calcext:value-type="float">
            <text:p>214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4.45" calcext:value-type="float">
            <text:p>214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39671" calcext:value-type="float">
            <text:p>27339671</text:p>
          </table:table-cell>
          <table:table-cell office:value-type="float" office:value="14.68" calcext:value-type="float">
            <text:p>14.68</text:p>
          </table:table-cell>
          <table:table-cell office:value-type="float" office:value="57.67" calcext:value-type="float">
            <text:p>57.67</text:p>
          </table:table-cell>
          <table:table-cell office:value-type="float" office:value="1" calcext:value-type="float">
            <text:p>1</text:p>
          </table:table-cell>
          <table:table-cell office:value-type="float" office:value="1198" calcext:value-type="float">
            <text:p>1198</text:p>
          </table:table-cell>
          <table:table-cell office:value-type="float" office:value="14.68" calcext:value-type="float">
            <text:p>14.68</text:p>
          </table:table-cell>
          <table:table-cell table:number-columns-repeated="2" office:value-type="float" office:value="220.24" calcext:value-type="float">
            <text:p>22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.24" calcext:value-type="float">
            <text:p>22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43931" calcext:value-type="float">
            <text:p>27343931</text:p>
          </table:table-cell>
          <table:table-cell office:value-type="float" office:value="14.79" calcext:value-type="float">
            <text:p>14.79</text:p>
          </table:table-cell>
          <table:table-cell office:value-type="float" office:value="25.01" calcext:value-type="float">
            <text:p>25.01</text:p>
          </table:table-cell>
          <table:table-cell office:value-type="float" office:value="1" calcext:value-type="float">
            <text:p>1</text:p>
          </table:table-cell>
          <table:table-cell office:value-type="float" office:value="1190" calcext:value-type="float">
            <text:p>1190</text:p>
          </table:table-cell>
          <table:table-cell office:value-type="float" office:value="14.79" calcext:value-type="float">
            <text:p>14.79</text:p>
          </table:table-cell>
          <table:table-cell table:number-columns-repeated="2" office:value-type="float" office:value="221.86" calcext:value-type="float">
            <text:p>221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.86" calcext:value-type="float">
            <text:p>22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47963" calcext:value-type="float">
            <text:p>27347963</text:p>
          </table:table-cell>
          <table:table-cell office:value-type="float" office:value="15.06" calcext:value-type="float">
            <text:p>15.06</text:p>
          </table:table-cell>
          <table:table-cell office:value-type="float" office:value="32.8" calcext:value-type="float">
            <text:p>32.8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float" office:value="15.06" calcext:value-type="float">
            <text:p>15.06</text:p>
          </table:table-cell>
          <table:table-cell table:number-columns-repeated="2" office:value-type="float" office:value="225.84" calcext:value-type="float">
            <text:p>225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.84" calcext:value-type="float">
            <text:p>22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52534" calcext:value-type="float">
            <text:p>27352534</text:p>
          </table:table-cell>
          <table:table-cell office:value-type="float" office:value="15.58" calcext:value-type="float">
            <text:p>15.58</text:p>
          </table:table-cell>
          <table:table-cell office:value-type="float" office:value="66.84" calcext:value-type="float">
            <text:p>66.84</text:p>
          </table:table-cell>
          <table:table-cell office:value-type="float" office:value="1" calcext:value-type="float">
            <text:p>1</text:p>
          </table:table-cell>
          <table:table-cell office:value-type="float" office:value="1131" calcext:value-type="float">
            <text:p>1131</text:p>
          </table:table-cell>
          <table:table-cell office:value-type="float" office:value="15.58" calcext:value-type="float">
            <text:p>15.58</text:p>
          </table:table-cell>
          <table:table-cell table:number-columns-repeated="2" office:value-type="float" office:value="233.69" calcext:value-type="float">
            <text:p>233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.69" calcext:value-type="float">
            <text:p>233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56248" calcext:value-type="float">
            <text:p>27356248</text:p>
          </table:table-cell>
          <table:table-cell office:value-type="float" office:value="15.87" calcext:value-type="float">
            <text:p>15.87</text:p>
          </table:table-cell>
          <table:table-cell office:value-type="float" office:value="50.52" calcext:value-type="float">
            <text:p>50.52</text:p>
          </table:table-cell>
          <table:table-cell office:value-type="float" office:value="1" calcext:value-type="float">
            <text:p>1</text:p>
          </table:table-cell>
          <table:table-cell office:value-type="float" office:value="1109" calcext:value-type="float">
            <text:p>1109</text:p>
          </table:table-cell>
          <table:table-cell office:value-type="float" office:value="15.87" calcext:value-type="float">
            <text:p>15.87</text:p>
          </table:table-cell>
          <table:table-cell table:number-columns-repeated="2" office:value-type="float" office:value="238.04" calcext:value-type="float">
            <text:p>238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8.04" calcext:value-type="float">
            <text:p>238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60714" calcext:value-type="float">
            <text:p>27360714</text:p>
          </table:table-cell>
          <table:table-cell office:value-type="float" office:value="16.06" calcext:value-type="float">
            <text:p>16.06</text:p>
          </table:table-cell>
          <table:table-cell office:value-type="float" office:value="31.97" calcext:value-type="float">
            <text:p>31.97</text:p>
          </table:table-cell>
          <table:table-cell office:value-type="float" office:value="1" calcext:value-type="float">
            <text:p>1</text:p>
          </table:table-cell>
          <table:table-cell office:value-type="float" office:value="1095" calcext:value-type="float">
            <text:p>1095</text:p>
          </table:table-cell>
          <table:table-cell office:value-type="float" office:value="16.06" calcext:value-type="float">
            <text:p>16.06</text:p>
          </table:table-cell>
          <table:table-cell table:number-columns-repeated="2" office:value-type="float" office:value="240.83" calcext:value-type="float">
            <text:p>240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.83" calcext:value-type="float">
            <text:p>24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64391" calcext:value-type="float">
            <text:p>27364391</text:p>
          </table:table-cell>
          <table:table-cell office:value-type="float" office:value="16.28" calcext:value-type="float">
            <text:p>16.28</text:p>
          </table:table-cell>
          <table:table-cell office:value-type="float" office:value="30.56" calcext:value-type="float">
            <text:p>30.56</text:p>
          </table:table-cell>
          <table:table-cell office:value-type="float" office:value="1" calcext:value-type="float">
            <text:p>1</text:p>
          </table:table-cell>
          <table:table-cell office:value-type="float" office:value="1079" calcext:value-type="float">
            <text:p>1079</text:p>
          </table:table-cell>
          <table:table-cell office:value-type="float" office:value="16.28" calcext:value-type="float">
            <text:p>16.28</text:p>
          </table:table-cell>
          <table:table-cell table:number-columns-repeated="2" office:value-type="float" office:value="244.2" calcext:value-type="float">
            <text:p>2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.2" calcext:value-type="float">
            <text:p>24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69060" calcext:value-type="float">
            <text:p>27369060</text:p>
          </table:table-cell>
          <table:table-cell office:value-type="float" office:value="16.83" calcext:value-type="float">
            <text:p>16.83</text:p>
          </table:table-cell>
          <table:table-cell office:value-type="float" office:value="69.08" calcext:value-type="float">
            <text:p>69.08</text:p>
          </table:table-cell>
          <table:table-cell office:value-type="float" office:value="1" calcext:value-type="float">
            <text:p>1</text:p>
          </table:table-cell>
          <table:table-cell office:value-type="float" office:value="1038" calcext:value-type="float">
            <text:p>1038</text:p>
          </table:table-cell>
          <table:table-cell office:value-type="float" office:value="16.83" calcext:value-type="float">
            <text:p>16.83</text:p>
          </table:table-cell>
          <table:table-cell table:number-columns-repeated="2" office:value-type="float" office:value="252.38" calcext:value-type="float">
            <text:p>252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.38" calcext:value-type="float">
            <text:p>252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72743" calcext:value-type="float">
            <text:p>27372743</text:p>
          </table:table-cell>
          <table:table-cell office:value-type="float" office:value="17.15" calcext:value-type="float">
            <text:p>17.15</text:p>
          </table:table-cell>
          <table:table-cell office:value-type="float" office:value="56.51" calcext:value-type="float">
            <text:p>56.51</text:p>
          </table:table-cell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float" office:value="17.15" calcext:value-type="float">
            <text:p>17.15</text:p>
          </table:table-cell>
          <table:table-cell table:number-columns-repeated="2" office:value-type="float" office:value="257.29" calcext:value-type="float">
            <text:p>257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77500" calcext:value-type="float">
            <text:p>27377500</text:p>
          </table:table-cell>
          <table:table-cell office:value-type="float" office:value="17.33" calcext:value-type="float">
            <text:p>17.33</text:p>
          </table:table-cell>
          <table:table-cell office:value-type="float" office:value="32.37" calcext:value-type="float">
            <text:p>32.37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7.33" calcext:value-type="float">
            <text:p>17.33</text:p>
          </table:table-cell>
          <table:table-cell table:number-columns-repeated="2" office:value-type="float" office:value="260" calcext:value-type="float">
            <text:p>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81000" calcext:value-type="float">
            <text:p>27381000</text:p>
          </table:table-cell>
          <table:table-cell office:value-type="float" office:value="17.52" calcext:value-type="float">
            <text:p>17.52</text:p>
          </table:table-cell>
          <table:table-cell office:value-type="float" office:value="29.39" calcext:value-type="float">
            <text:p>29.39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17.52" calcext:value-type="float">
            <text:p>17.52</text:p>
          </table:table-cell>
          <table:table-cell table:number-columns-repeated="2" office:value-type="float" office:value="262.76" calcext:value-type="float">
            <text:p>262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.76" calcext:value-type="float">
            <text:p>26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85934" calcext:value-type="float">
            <text:p>27385934</text:p>
          </table:table-cell>
          <table:table-cell office:value-type="float" office:value="18.17" calcext:value-type="float">
            <text:p>18.17</text:p>
          </table:table-cell>
          <table:table-cell office:value-type="float" office:value="83.79" calcext:value-type="float">
            <text:p>83.79</text:p>
          </table:table-cell>
          <table:table-cell office:value-type="float" office:value="1" calcext:value-type="float">
            <text:p>1</text:p>
          </table:table-cell>
          <table:table-cell office:value-type="float" office:value="937" calcext:value-type="float">
            <text:p>937</text:p>
          </table:table-cell>
          <table:table-cell office:value-type="float" office:value="18.17" calcext:value-type="float">
            <text:p>18.17</text:p>
          </table:table-cell>
          <table:table-cell table:number-columns-repeated="2" office:value-type="float" office:value="272.54" calcext:value-type="float">
            <text:p>272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2.54" calcext:value-type="float">
            <text:p>272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89883" calcext:value-type="float">
            <text:p>27389883</text:p>
          </table:table-cell>
          <table:table-cell office:value-type="float" office:value="18.46" calcext:value-type="float">
            <text:p>18.46</text:p>
          </table:table-cell>
          <table:table-cell office:value-type="float" office:value="54.98" calcext:value-type="float">
            <text:p>54.98</text:p>
          </table:table-cell>
          <table:table-cell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  <table:table-cell office:value-type="float" office:value="18.46" calcext:value-type="float">
            <text:p>18.46</text:p>
          </table:table-cell>
          <table:table-cell table:number-columns-repeated="2" office:value-type="float" office:value="276.9" calcext:value-type="float">
            <text:p>27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6.9" calcext:value-type="float">
            <text:p>27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4248" calcext:value-type="float">
            <text:p>27394248</text:p>
          </table:table-cell>
          <table:table-cell office:value-type="float" office:value="18.6" calcext:value-type="float">
            <text:p>18.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05" calcext:value-type="float">
            <text:p>905</text:p>
          </table:table-cell>
          <table:table-cell office:value-type="float" office:value="18.6" calcext:value-type="float">
            <text:p>18.6</text:p>
          </table:table-cell>
          <table:table-cell table:number-columns-repeated="2" office:value-type="float" office:value="278.98" calcext:value-type="float">
            <text:p>278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8.98" calcext:value-type="float">
            <text:p>27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8048" calcext:value-type="float">
            <text:p>27398048</text:p>
          </table:table-cell>
          <table:table-cell office:value-type="float" office:value="18.73" calcext:value-type="float">
            <text:p>18.73</text:p>
          </table:table-cell>
          <table:table-cell office:value-type="float" office:value="27.09" calcext:value-type="float">
            <text:p>27.09</text:p>
          </table:table-cell>
          <table:table-cell office:value-type="float" office:value="1" calcext:value-type="float">
            <text:p>1</text:p>
          </table:table-cell>
          <table:table-cell office:value-type="float" office:value="895" calcext:value-type="float">
            <text:p>895</text:p>
          </table:table-cell>
          <table:table-cell office:value-type="float" office:value="18.73" calcext:value-type="float">
            <text:p>18.73</text:p>
          </table:table-cell>
          <table:table-cell table:number-columns-repeated="2" office:value-type="float" office:value="280.97" calcext:value-type="float">
            <text:p>280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.97" calcext:value-type="float">
            <text:p>28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2274" calcext:value-type="float">
            <text:p>27402274</text:p>
          </table:table-cell>
          <table:table-cell office:value-type="float" office:value="19.36" calcext:value-type="float">
            <text:p>19.36</text:p>
          </table:table-cell>
          <table:table-cell office:value-type="float" office:value="85.35" calcext:value-type="float">
            <text:p>85.35</text:p>
          </table:table-cell>
          <table:table-cell office:value-type="float" office:value="1" calcext:value-type="float">
            <text:p>1</text:p>
          </table:table-cell>
          <table:table-cell office:value-type="float" office:value="848" calcext:value-type="float">
            <text:p>848</text:p>
          </table:table-cell>
          <table:table-cell office:value-type="float" office:value="19.36" calcext:value-type="float">
            <text:p>19.36</text:p>
          </table:table-cell>
          <table:table-cell table:number-columns-repeated="2" office:value-type="float" office:value="290.34" calcext:value-type="float">
            <text:p>29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.34" calcext:value-type="float">
            <text:p>29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6263" calcext:value-type="float">
            <text:p>27406263</text:p>
          </table:table-cell>
          <table:table-cell office:value-type="float" office:value="19.73" calcext:value-type="float">
            <text:p>19.73</text:p>
          </table:table-cell>
          <table:table-cell office:value-type="float" office:value="64.63" calcext:value-type="float">
            <text:p>64.63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float" office:value="19.73" calcext:value-type="float">
            <text:p>19.73</text:p>
          </table:table-cell>
          <table:table-cell table:number-columns-repeated="2" office:value-type="float" office:value="295.94" calcext:value-type="float">
            <text:p>295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.94" calcext:value-type="float">
            <text:p>295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0748" calcext:value-type="float">
            <text:p>27410748</text:p>
          </table:table-cell>
          <table:table-cell office:value-type="float" office:value="19.81" calcext:value-type="float">
            <text:p>19.81</text:p>
          </table:table-cell>
          <table:table-cell office:value-type="float" office:value="25.96" calcext:value-type="float">
            <text:p>25.96</text:p>
          </table:table-cell>
          <table:table-cell office:value-type="float" office:value="1" calcext:value-type="float">
            <text:p>1</text:p>
          </table:table-cell>
          <table:table-cell office:value-type="float" office:value="814" calcext:value-type="float">
            <text:p>814</text:p>
          </table:table-cell>
          <table:table-cell office:value-type="float" office:value="19.81" calcext:value-type="float">
            <text:p>19.81</text:p>
          </table:table-cell>
          <table:table-cell table:number-columns-repeated="2" office:value-type="float" office:value="297.14" calcext:value-type="float">
            <text:p>297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7.14" calcext:value-type="float">
            <text:p>297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4388" calcext:value-type="float">
            <text:p>27414388</text:p>
          </table:table-cell>
          <table:table-cell office:value-type="float" office:value="19.92" calcext:value-type="float">
            <text:p>19.92</text:p>
          </table:table-cell>
          <table:table-cell office:value-type="float" office:value="28.84" calcext:value-type="float">
            <text:p>28.84</text:p>
          </table:table-cell>
          <table:table-cell office:value-type="float" office:value="1" calcext:value-type="float">
            <text:p>1</text:p>
          </table:table-cell>
          <table:table-cell office:value-type="float" office:value="806" calcext:value-type="float">
            <text:p>806</text:p>
          </table:table-cell>
          <table:table-cell office:value-type="float" office:value="19.92" calcext:value-type="float">
            <text:p>19.92</text:p>
          </table:table-cell>
          <table:table-cell table:number-columns-repeated="2" office:value-type="float" office:value="298.78" calcext:value-type="float">
            <text:p>298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8.78" calcext:value-type="float">
            <text:p>298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8974" calcext:value-type="float">
            <text:p>27418974</text:p>
          </table:table-cell>
          <table:table-cell office:value-type="float" office:value="20.51" calcext:value-type="float">
            <text:p>20.51</text:p>
          </table:table-cell>
          <table:table-cell office:value-type="float" office:value="85.61" calcext:value-type="float">
            <text:p>85.6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20.51" calcext:value-type="float">
            <text:p>20.51</text:p>
          </table:table-cell>
          <table:table-cell table:number-columns-repeated="2" office:value-type="float" office:value="307.65" calcext:value-type="float">
            <text:p>307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7.65" calcext:value-type="float">
            <text:p>307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22768" calcext:value-type="float">
            <text:p>27422768</text:p>
          </table:table-cell>
          <table:table-cell office:value-type="float" office:value="20.6" calcext:value-type="float">
            <text:p>20.6</text:p>
          </table:table-cell>
          <table:table-cell office:value-type="float" office:value="37.22" calcext:value-type="float">
            <text:p>37.22</text:p>
          </table:table-cell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  <table:table-cell office:value-type="float" office:value="20.6" calcext:value-type="float">
            <text:p>20.6</text:p>
          </table:table-cell>
          <table:table-cell table:number-columns-repeated="2" office:value-type="float" office:value="309.01" calcext:value-type="float">
            <text:p>309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.01" calcext:value-type="float">
            <text:p>30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26780" calcext:value-type="float">
            <text:p>27426780</text:p>
          </table:table-cell>
          <table:table-cell office:value-type="float" office:value="20.74" calcext:value-type="float">
            <text:p>20.74</text:p>
          </table:table-cell>
          <table:table-cell office:value-type="float" office:value="32.02" calcext:value-type="float">
            <text:p>32.02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20.74" calcext:value-type="float">
            <text:p>20.74</text:p>
          </table:table-cell>
          <table:table-cell table:number-columns-repeated="2" office:value-type="float" office:value="311.03" calcext:value-type="float">
            <text:p>311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1.03" calcext:value-type="float">
            <text:p>31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31463" calcext:value-type="float">
            <text:p>27431463</text:p>
          </table:table-cell>
          <table:table-cell office:value-type="float" office:value="21.01" calcext:value-type="float">
            <text:p>21.01</text:p>
          </table:table-cell>
          <table:table-cell office:value-type="float" office:value="51.08" calcext:value-type="float">
            <text:p>51.08</text:p>
          </table:table-cell>
          <table:table-cell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  <table:table-cell office:value-type="float" office:value="21.01" calcext:value-type="float">
            <text:p>21.01</text:p>
          </table:table-cell>
          <table:table-cell table:number-columns-repeated="2" office:value-type="float" office:value="315.16" calcext:value-type="float">
            <text:p>315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.16" calcext:value-type="float">
            <text:p>31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36091" calcext:value-type="float">
            <text:p>27436091</text:p>
          </table:table-cell>
          <table:table-cell office:value-type="float" office:value="21.12" calcext:value-type="float">
            <text:p>21.12</text:p>
          </table:table-cell>
          <table:table-cell office:value-type="float" office:value="40.55" calcext:value-type="float">
            <text:p>40.55</text:p>
          </table:table-cell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  <table:table-cell office:value-type="float" office:value="21.12" calcext:value-type="float">
            <text:p>21.12</text:p>
          </table:table-cell>
          <table:table-cell table:number-columns-repeated="2" office:value-type="float" office:value="316.75" calcext:value-type="float">
            <text:p>316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6.75" calcext:value-type="float">
            <text:p>31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40005" calcext:value-type="float">
            <text:p>27440005</text:p>
          </table:table-cell>
          <table:table-cell office:value-type="float" office:value="21.23" calcext:value-type="float">
            <text:p>21.23</text:p>
          </table:table-cell>
          <table:table-cell office:value-type="float" office:value="31.74" calcext:value-type="float">
            <text:p>31.74</text:p>
          </table:table-cell>
          <table:table-cell office:value-type="float" office:value="1" calcext:value-type="float">
            <text:p>1</text:p>
          </table:table-cell>
          <table:table-cell office:value-type="float" office:value="707" calcext:value-type="float">
            <text:p>707</text:p>
          </table:table-cell>
          <table:table-cell office:value-type="float" office:value="21.23" calcext:value-type="float">
            <text:p>21.23</text:p>
          </table:table-cell>
          <table:table-cell table:number-columns-repeated="2" office:value-type="float" office:value="318.44" calcext:value-type="float">
            <text:p>318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8.44" calcext:value-type="float">
            <text:p>31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44508" calcext:value-type="float">
            <text:p>27444508</text:p>
          </table:table-cell>
          <table:table-cell office:value-type="float" office:value="21.51" calcext:value-type="float">
            <text:p>21.51</text:p>
          </table:table-cell>
          <table:table-cell office:value-type="float" office:value="47.08" calcext:value-type="float">
            <text:p>47.08</text:p>
          </table:table-cell>
          <table:table-cell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  <table:table-cell office:value-type="float" office:value="21.51" calcext:value-type="float">
            <text:p>21.51</text:p>
          </table:table-cell>
          <table:table-cell table:number-columns-repeated="2" office:value-type="float" office:value="322.62" calcext:value-type="float">
            <text:p>322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2.62" calcext:value-type="float">
            <text:p>322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48305" calcext:value-type="float">
            <text:p>27448305</text:p>
          </table:table-cell>
          <table:table-cell office:value-type="float" office:value="21.86" calcext:value-type="float">
            <text:p>21.86</text:p>
          </table:table-cell>
          <table:table-cell office:value-type="float" office:value="63.5" calcext:value-type="float">
            <text:p>63.5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21.86" calcext:value-type="float">
            <text:p>21.86</text:p>
          </table:table-cell>
          <table:table-cell table:number-columns-repeated="2" office:value-type="float" office:value="327.93" calcext:value-type="float">
            <text:p>327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7.93" calcext:value-type="float">
            <text:p>327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52754" calcext:value-type="float">
            <text:p>27452754</text:p>
          </table:table-cell>
          <table:table-cell office:value-type="float" office:value="21.88" calcext:value-type="float">
            <text:p>21.88</text:p>
          </table:table-cell>
          <table:table-cell office:value-type="float" office:value="32.25" calcext:value-type="float">
            <text:p>32.25</text:p>
          </table:table-cell>
          <table:table-cell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  <table:table-cell office:value-type="float" office:value="21.88" calcext:value-type="float">
            <text:p>21.88</text:p>
          </table:table-cell>
          <table:table-cell table:number-columns-repeated="2" office:value-type="float" office:value="328.15" calcext:value-type="float">
            <text:p>328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.15" calcext:value-type="float">
            <text:p>328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56503" calcext:value-type="float">
            <text:p>27456503</text:p>
          </table:table-cell>
          <table:table-cell office:value-type="float" office:value="21.99" calcext:value-type="float">
            <text:p>21.99</text:p>
          </table:table-cell>
          <table:table-cell office:value-type="float" office:value="32.79" calcext:value-type="float">
            <text:p>32.79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21.99" calcext:value-type="float">
            <text:p>21.99</text:p>
          </table:table-cell>
          <table:table-cell table:number-columns-repeated="2" office:value-type="float" office:value="329.91" calcext:value-type="float">
            <text:p>329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9.91" calcext:value-type="float">
            <text:p>329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60994" calcext:value-type="float">
            <text:p>27460994</text:p>
          </table:table-cell>
          <table:table-cell office:value-type="float" office:value="22.39" calcext:value-type="float">
            <text:p>22.39</text:p>
          </table:table-cell>
          <table:table-cell office:value-type="float" office:value="63.09" calcext:value-type="float">
            <text:p>63.09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22.39" calcext:value-type="float">
            <text:p>22.39</text:p>
          </table:table-cell>
          <table:table-cell table:number-columns-repeated="2" office:value-type="float" office:value="335.81" calcext:value-type="float">
            <text:p>335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.81" calcext:value-type="float">
            <text:p>335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64723" calcext:value-type="float">
            <text:p>27464723</text:p>
          </table:table-cell>
          <table:table-cell office:value-type="float" office:value="22.7" calcext:value-type="float">
            <text:p>22.7</text:p>
          </table:table-cell>
          <table:table-cell office:value-type="float" office:value="61.91" calcext:value-type="float">
            <text:p>61.91</text:p>
          </table:table-cell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22.7" calcext:value-type="float">
            <text:p>22.7</text:p>
          </table:table-cell>
          <table:table-cell table:number-columns-repeated="2" office:value-type="float" office:value="340.52" calcext:value-type="float">
            <text:p>340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52" calcext:value-type="float">
            <text:p>34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69440" calcext:value-type="float">
            <text:p>27469440</text:p>
          </table:table-cell>
          <table:table-cell office:value-type="float" office:value="22.66" calcext:value-type="float">
            <text:p>22.66</text:p>
          </table:table-cell>
          <table:table-cell office:value-type="float" office:value="23.01" calcext:value-type="float">
            <text:p>23.01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39.96" calcext:value-type="float">
            <text:p>339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9.96" calcext:value-type="float">
            <text:p>33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73388" calcext:value-type="float">
            <text:p>27473388</text:p>
          </table:table-cell>
          <table:table-cell office:value-type="float" office:value="22.96" calcext:value-type="float">
            <text:p>22.96</text:p>
          </table:table-cell>
          <table:table-cell office:value-type="float" office:value="48.9" calcext:value-type="float">
            <text:p>48.9</text:p>
          </table:table-cell>
          <table:table-cell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  <table:table-cell office:value-type="float" office:value="22.96" calcext:value-type="float">
            <text:p>22.96</text:p>
          </table:table-cell>
          <table:table-cell table:number-columns-repeated="2" office:value-type="float" office:value="344.37" calcext:value-type="float">
            <text:p>344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.37" calcext:value-type="float">
            <text:p>344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77648" calcext:value-type="float">
            <text:p>27477648</text:p>
          </table:table-cell>
          <table:table-cell office:value-type="float" office:value="23.58" calcext:value-type="float">
            <text:p>23.5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  <table:table-cell office:value-type="float" office:value="23.58" calcext:value-type="float">
            <text:p>23.58</text:p>
          </table:table-cell>
          <table:table-cell table:number-columns-repeated="2" office:value-type="float" office:value="353.75" calcext:value-type="float">
            <text:p>353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.75" calcext:value-type="float">
            <text:p>35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81488" calcext:value-type="float">
            <text:p>27481488</text:p>
          </table:table-cell>
          <table:table-cell office:value-type="float" office:value="23.49" calcext:value-type="float">
            <text:p>23.49</text:p>
          </table:table-cell>
          <table:table-cell office:value-type="float" office:value="24.04" calcext:value-type="float">
            <text:p>24.04</text:p>
          </table:table-cell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 office:value-type="float" office:value="23.49" calcext:value-type="float">
            <text:p>23.49</text:p>
          </table:table-cell>
          <table:table-cell table:number-columns-repeated="2" office:value-type="float" office:value="352.4" calcext:value-type="float">
            <text:p>35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.4" calcext:value-type="float">
            <text:p>35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87374" calcext:value-type="float">
            <text:p>27487374</text:p>
          </table:table-cell>
          <table:table-cell office:value-type="float" office:value="23.61" calcext:value-type="float">
            <text:p>23.61</text:p>
          </table:table-cell>
          <table:table-cell office:value-type="float" office:value="31.88" calcext:value-type="float">
            <text:p>31.88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23.61" calcext:value-type="float">
            <text:p>23.61</text:p>
          </table:table-cell>
          <table:table-cell table:number-columns-repeated="2" office:value-type="float" office:value="354.16" calcext:value-type="float">
            <text:p>354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.16" calcext:value-type="float">
            <text:p>35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91069" calcext:value-type="float">
            <text:p>27491069</text:p>
          </table:table-cell>
          <table:table-cell office:value-type="float" office:value="24.28" calcext:value-type="float">
            <text:p>24.2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office:value-type="float" office:value="24.28" calcext:value-type="float">
            <text:p>24.28</text:p>
          </table:table-cell>
          <table:table-cell table:number-columns-repeated="2" office:value-type="float" office:value="364.14" calcext:value-type="float">
            <text:p>364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4.14" calcext:value-type="float">
            <text:p>364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95511" calcext:value-type="float">
            <text:p>27495511</text:p>
          </table:table-cell>
          <table:table-cell office:value-type="float" office:value="24.52" calcext:value-type="float">
            <text:p>24.52</text:p>
          </table:table-cell>
          <table:table-cell office:value-type="float" office:value="57.98" calcext:value-type="float">
            <text:p>57.98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24.52" calcext:value-type="float">
            <text:p>24.52</text:p>
          </table:table-cell>
          <table:table-cell table:number-columns-repeated="2" office:value-type="float" office:value="367.81" calcext:value-type="float">
            <text:p>367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7.81" calcext:value-type="float">
            <text:p>367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99427" calcext:value-type="float">
            <text:p>27499427</text:p>
          </table:table-cell>
          <table:table-cell office:value-type="float" office:value="24.37" calcext:value-type="float">
            <text:p>24.37</text:p>
          </table:table-cell>
          <table:table-cell office:value-type="float" office:value="17.31" calcext:value-type="float">
            <text:p>17.31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24.37" calcext:value-type="float">
            <text:p>24.37</text:p>
          </table:table-cell>
          <table:table-cell table:number-columns-repeated="2" office:value-type="float" office:value="365.48" calcext:value-type="float">
            <text:p>365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.48" calcext:value-type="float">
            <text:p>36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3868" calcext:value-type="float">
            <text:p>27503868</text:p>
          </table:table-cell>
          <table:table-cell office:value-type="float" office:value="24.47" calcext:value-type="float">
            <text:p>24.47</text:p>
          </table:table-cell>
          <table:table-cell office:value-type="float" office:value="31.42" calcext:value-type="float">
            <text:p>31.42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24.47" calcext:value-type="float">
            <text:p>24.47</text:p>
          </table:table-cell>
          <table:table-cell table:number-columns-repeated="2" office:value-type="float" office:value="367.08" calcext:value-type="float">
            <text:p>367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7.08" calcext:value-type="float">
            <text:p>367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7528" calcext:value-type="float">
            <text:p>27507528</text:p>
          </table:table-cell>
          <table:table-cell office:value-type="float" office:value="25.13" calcext:value-type="float">
            <text:p>25.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25.13" calcext:value-type="float">
            <text:p>25.13</text:p>
          </table:table-cell>
          <table:table-cell table:number-columns-repeated="2" office:value-type="float" office:value="376.95" calcext:value-type="float">
            <text:p>376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6.95" calcext:value-type="float">
            <text:p>37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12014" calcext:value-type="float">
            <text:p>27512014</text:p>
          </table:table-cell>
          <table:table-cell office:value-type="float" office:value="25.5" calcext:value-type="float">
            <text:p>25.5</text:p>
          </table:table-cell>
          <table:table-cell office:value-type="float" office:value="70.14" calcext:value-type="float">
            <text:p>70.14</text:p>
          </table:table-cell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382.53" calcext:value-type="float">
            <text:p>382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2.53" calcext:value-type="float">
            <text:p>382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15788" calcext:value-type="float">
            <text:p>27515788</text:p>
          </table:table-cell>
          <table:table-cell office:value-type="float" office:value="25.31" calcext:value-type="float">
            <text:p>25.31</text:p>
          </table:table-cell>
          <table:table-cell office:value-type="float" office:value="11.03" calcext:value-type="float">
            <text:p>11.03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25.31" calcext:value-type="float">
            <text:p>25.31</text:p>
          </table:table-cell>
          <table:table-cell table:number-columns-repeated="2" office:value-type="float" office:value="379.7" calcext:value-type="float">
            <text:p>37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9.7" calcext:value-type="float">
            <text:p>37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20280" calcext:value-type="float">
            <text:p>27520280</text:p>
          </table:table-cell>
          <table:table-cell office:value-type="float" office:value="25.55" calcext:value-type="float">
            <text:p>25.55</text:p>
          </table:table-cell>
          <table:table-cell office:value-type="float" office:value="44.87" calcext:value-type="float">
            <text:p>44.87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25.55" calcext:value-type="float">
            <text:p>25.55</text:p>
          </table:table-cell>
          <table:table-cell table:number-columns-repeated="2" office:value-type="float" office:value="383.24" calcext:value-type="float">
            <text:p>383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3.24" calcext:value-type="float">
            <text:p>38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23868" calcext:value-type="float">
            <text:p>27523868</text:p>
          </table:table-cell>
          <table:table-cell office:value-type="float" office:value="26.19" calcext:value-type="float">
            <text:p>26.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26.19" calcext:value-type="float">
            <text:p>26.19</text:p>
          </table:table-cell>
          <table:table-cell table:number-columns-repeated="2" office:value-type="float" office:value="392.89" calcext:value-type="float">
            <text:p>392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2.89" calcext:value-type="float">
            <text:p>392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28391" calcext:value-type="float">
            <text:p>27528391</text:p>
          </table:table-cell>
          <table:table-cell office:value-type="float" office:value="26.2" calcext:value-type="float">
            <text:p>26.2</text:p>
          </table:table-cell>
          <table:table-cell office:value-type="float" office:value="33.85" calcext:value-type="float">
            <text:p>33.85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26.2" calcext:value-type="float">
            <text:p>26.2</text:p>
          </table:table-cell>
          <table:table-cell table:number-columns-repeated="2" office:value-type="float" office:value="393.04" calcext:value-type="float">
            <text:p>393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.04" calcext:value-type="float">
            <text:p>39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32028" calcext:value-type="float">
            <text:p>27532028</text:p>
          </table:table-cell>
          <table:table-cell office:value-type="float" office:value="26.12" calcext:value-type="float">
            <text:p>26.12</text:p>
          </table:table-cell>
          <table:table-cell office:value-type="float" office:value="19.67" calcext:value-type="float">
            <text:p>19.67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26.12" calcext:value-type="float">
            <text:p>26.12</text:p>
          </table:table-cell>
          <table:table-cell table:number-columns-repeated="2" office:value-type="float" office:value="391.75" calcext:value-type="float">
            <text:p>391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1.75" calcext:value-type="float">
            <text:p>39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36370" calcext:value-type="float">
            <text:p>27536370</text:p>
          </table:table-cell>
          <table:table-cell office:value-type="float" office:value="26.46" calcext:value-type="float">
            <text:p>26.46</text:p>
          </table:table-cell>
          <table:table-cell office:value-type="float" office:value="56.42" calcext:value-type="float">
            <text:p>56.42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26.46" calcext:value-type="float">
            <text:p>26.46</text:p>
          </table:table-cell>
          <table:table-cell table:number-columns-repeated="2" office:value-type="float" office:value="396.84" calcext:value-type="float">
            <text:p>396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6.84" calcext:value-type="float">
            <text:p>39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40183" calcext:value-type="float">
            <text:p>27540183</text:p>
          </table:table-cell>
          <table:table-cell office:value-type="float" office:value="27.07" calcext:value-type="float">
            <text:p>27.0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7.07" calcext:value-type="float">
            <text:p>27.07</text:p>
          </table:table-cell>
          <table:table-cell office:value-type="float" office:value="406.1" calcext:value-type="float">
            <text:p>406.1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6.1" calcext:value-type="float">
            <text:p>40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44700" calcext:value-type="float">
            <text:p>27544700</text:p>
          </table:table-cell>
          <table:table-cell office:value-type="float" office:value="26.99" calcext:value-type="float">
            <text:p>26.99</text:p>
          </table:table-cell>
          <table:table-cell office:value-type="float" office:value="24.52" calcext:value-type="float">
            <text:p>24.5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6.99" calcext:value-type="float">
            <text:p>26.99</text:p>
          </table:table-cell>
          <table:table-cell office:value-type="float" office:value="404.86" calcext:value-type="float">
            <text:p>404.86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4.86" calcext:value-type="float">
            <text:p>404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48671" calcext:value-type="float">
            <text:p>27548671</text:p>
          </table:table-cell>
          <table:table-cell office:value-type="float" office:value="27" calcext:value-type="float">
            <text:p>27</text:p>
          </table:table-cell>
          <table:table-cell office:value-type="float" office:value="26.11" calcext:value-type="float">
            <text:p>26.1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404.97" calcext:value-type="float">
            <text:p>404.97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4.97" calcext:value-type="float">
            <text:p>404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53014" calcext:value-type="float">
            <text:p>27553014</text:p>
          </table:table-cell>
          <table:table-cell office:value-type="float" office:value="27.66" calcext:value-type="float">
            <text:p>27.6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7.66" calcext:value-type="float">
            <text:p>27.66</text:p>
          </table:table-cell>
          <table:table-cell office:value-type="float" office:value="414.89" calcext:value-type="float">
            <text:p>414.89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.89" calcext:value-type="float">
            <text:p>41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56863" calcext:value-type="float">
            <text:p>27556863</text:p>
          </table:table-cell>
          <table:table-cell office:value-type="float" office:value="28.06" calcext:value-type="float">
            <text:p>28.06</text:p>
          </table:table-cell>
          <table:table-cell office:value-type="float" office:value="72.79" calcext:value-type="float">
            <text:p>72.79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8.06" calcext:value-type="float">
            <text:p>28.06</text:p>
          </table:table-cell>
          <table:table-cell office:value-type="float" office:value="420.91" calcext:value-type="float">
            <text:p>420.91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.91" calcext:value-type="float">
            <text:p>42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61234" calcext:value-type="float">
            <text:p>27561234</text:p>
          </table:table-cell>
          <table:table-cell office:value-type="float" office:value="27.96" calcext:value-type="float">
            <text:p>27.96</text:p>
          </table:table-cell>
          <table:table-cell office:value-type="float" office:value="20.38" calcext:value-type="float">
            <text:p>20.38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7.96" calcext:value-type="float">
            <text:p>27.96</text:p>
          </table:table-cell>
          <table:table-cell office:value-type="float" office:value="419.42" calcext:value-type="float">
            <text:p>419.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9.42" calcext:value-type="float">
            <text:p>419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65285" calcext:value-type="float">
            <text:p>27565285</text:p>
          </table:table-cell>
          <table:table-cell office:value-type="float" office:value="28.05" calcext:value-type="float">
            <text:p>28.05</text:p>
          </table:table-cell>
          <table:table-cell office:value-type="float" office:value="32.14" calcext:value-type="float">
            <text:p>32.1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8.05" calcext:value-type="float">
            <text:p>28.05</text:p>
          </table:table-cell>
          <table:table-cell office:value-type="float" office:value="420.72" calcext:value-type="float">
            <text:p>420.7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.72" calcext:value-type="float">
            <text:p>42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69674" calcext:value-type="float">
            <text:p>27569674</text:p>
          </table:table-cell>
          <table:table-cell office:value-type="float" office:value="28.67" calcext:value-type="float">
            <text:p>28.6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8.67" calcext:value-type="float">
            <text:p>28.67</text:p>
          </table:table-cell>
          <table:table-cell office:value-type="float" office:value="430.11" calcext:value-type="float">
            <text:p>430.11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0.11" calcext:value-type="float">
            <text:p>43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73500" calcext:value-type="float">
            <text:p>27573500</text:p>
          </table:table-cell>
          <table:table-cell office:value-type="float" office:value="28.92" calcext:value-type="float">
            <text:p>28.92</text:p>
          </table:table-cell>
          <table:table-cell office:value-type="float" office:value="59.21" calcext:value-type="float">
            <text:p>59.2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8.92" calcext:value-type="float">
            <text:p>28.92</text:p>
          </table:table-cell>
          <table:table-cell office:value-type="float" office:value="433.8" calcext:value-type="float">
            <text:p>433.8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.8" calcext:value-type="float">
            <text:p>43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77794" calcext:value-type="float">
            <text:p>27577794</text:p>
          </table:table-cell>
          <table:table-cell office:value-type="float" office:value="28.85" calcext:value-type="float">
            <text:p>28.85</text:p>
          </table:table-cell>
          <table:table-cell office:value-type="float" office:value="22.48" calcext:value-type="float">
            <text:p>22.48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8.85" calcext:value-type="float">
            <text:p>28.85</text:p>
          </table:table-cell>
          <table:table-cell office:value-type="float" office:value="432.69" calcext:value-type="float">
            <text:p>432.69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.69" calcext:value-type="float">
            <text:p>432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81888" calcext:value-type="float">
            <text:p>27581888</text:p>
          </table:table-cell>
          <table:table-cell office:value-type="float" office:value="29.08" calcext:value-type="float">
            <text:p>29.08</text:p>
          </table:table-cell>
          <table:table-cell office:value-type="float" office:value="46.76" calcext:value-type="float">
            <text:p>46.7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9.08" calcext:value-type="float">
            <text:p>29.08</text:p>
          </table:table-cell>
          <table:table-cell office:value-type="float" office:value="436.21" calcext:value-type="float">
            <text:p>436.21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.21" calcext:value-type="float">
            <text:p>436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85691" calcext:value-type="float">
            <text:p>27585691</text:p>
          </table:table-cell>
          <table:table-cell office:value-type="float" office:value="29.7" calcext:value-type="float">
            <text:p>29.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9.7" calcext:value-type="float">
            <text:p>29.7</text:p>
          </table:table-cell>
          <table:table-cell office:value-type="float" office:value="445.46" calcext:value-type="float">
            <text:p>445.46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5.46" calcext:value-type="float">
            <text:p>445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90983" calcext:value-type="float">
            <text:p>27590983</text:p>
          </table:table-cell>
          <table:table-cell office:value-type="float" office:value="29.76" calcext:value-type="float">
            <text:p>29.76</text:p>
          </table:table-cell>
          <table:table-cell office:value-type="float" office:value="41.09" calcext:value-type="float">
            <text:p>41.09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9.76" calcext:value-type="float">
            <text:p>29.76</text:p>
          </table:table-cell>
          <table:table-cell office:value-type="float" office:value="446.35" calcext:value-type="float">
            <text:p>446.35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6.35" calcext:value-type="float">
            <text:p>446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95334" calcext:value-type="float">
            <text:p>27595334</text:p>
          </table:table-cell>
          <table:table-cell office:value-type="float" office:value="29.75" calcext:value-type="float">
            <text:p>29.75</text:p>
          </table:table-cell>
          <table:table-cell office:value-type="float" office:value="25.83" calcext:value-type="float">
            <text:p>25.8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9.75" calcext:value-type="float">
            <text:p>29.75</text:p>
          </table:table-cell>
          <table:table-cell office:value-type="float" office:value="446.31" calcext:value-type="float">
            <text:p>446.31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6.31" calcext:value-type="float">
            <text:p>446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99168" calcext:value-type="float">
            <text:p>27599168</text:p>
          </table:table-cell>
          <table:table-cell office:value-type="float" office:value="30.08" calcext:value-type="float">
            <text:p>30.08</text:p>
          </table:table-cell>
          <table:table-cell office:value-type="float" office:value="57.32" calcext:value-type="float">
            <text:p>57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8" calcext:value-type="float">
            <text:p>30.08</text:p>
          </table:table-cell>
          <table:table-cell office:value-type="float" office:value="451.24" calcext:value-type="float">
            <text:p>451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1.24" calcext:value-type="float">
            <text:p>45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02868" calcext:value-type="float">
            <text:p>27602868</text:p>
          </table:table-cell>
          <table:table-cell office:value-type="float" office:value="30.68" calcext:value-type="float">
            <text:p>30.6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68" calcext:value-type="float">
            <text:p>30.68</text:p>
          </table:table-cell>
          <table:table-cell office:value-type="float" office:value="460.17" calcext:value-type="float">
            <text:p>460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0.17" calcext:value-type="float">
            <text:p>46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07449" calcext:value-type="float">
            <text:p>27607449</text:p>
          </table:table-cell>
          <table:table-cell office:value-type="float" office:value="30.71" calcext:value-type="float">
            <text:p>30.71</text:p>
          </table:table-cell>
          <table:table-cell office:value-type="float" office:value="39.36" calcext:value-type="float">
            <text:p>39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1" calcext:value-type="float">
            <text:p>30.71</text:p>
          </table:table-cell>
          <table:table-cell office:value-type="float" office:value="460.66" calcext:value-type="float">
            <text:p>460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0.66" calcext:value-type="float">
            <text:p>46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11346" calcext:value-type="float">
            <text:p>27611346</text:p>
          </table:table-cell>
          <table:table-cell office:value-type="float" office:value="30.72" calcext:value-type="float">
            <text:p>30.72</text:p>
          </table:table-cell>
          <table:table-cell office:value-type="float" office:value="32.83" calcext:value-type="float">
            <text:p>32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2" calcext:value-type="float">
            <text:p>30.72</text:p>
          </table:table-cell>
          <table:table-cell office:value-type="float" office:value="460.82" calcext:value-type="float">
            <text:p>460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0.82" calcext:value-type="float">
            <text:p>46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15331" calcext:value-type="float">
            <text:p>27615331</text:p>
          </table:table-cell>
          <table:table-cell office:value-type="float" office:value="30.95" calcext:value-type="float">
            <text:p>30.95</text:p>
          </table:table-cell>
          <table:table-cell office:value-type="float" office:value="54.58" calcext:value-type="float">
            <text:p>54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95" calcext:value-type="float">
            <text:p>30.95</text:p>
          </table:table-cell>
          <table:table-cell office:value-type="float" office:value="464.25" calcext:value-type="float">
            <text:p>464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4.25" calcext:value-type="float">
            <text:p>46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19440" calcext:value-type="float">
            <text:p>27619440</text:p>
          </table:table-cell>
          <table:table-cell office:value-type="float" office:value="31.34" calcext:value-type="float">
            <text:p>31.34</text:p>
          </table:table-cell>
          <table:table-cell office:value-type="float" office:value="74.87" calcext:value-type="float">
            <text:p>74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4" calcext:value-type="float">
            <text:p>31.34</text:p>
          </table:table-cell>
          <table:table-cell office:value-type="float" office:value="470.13" calcext:value-type="float">
            <text:p>470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0.13" calcext:value-type="float">
            <text:p>47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23121" calcext:value-type="float">
            <text:p>27623121</text:p>
          </table:table-cell>
          <table:table-cell office:value-type="float" office:value="31.55" calcext:value-type="float">
            <text:p>31.55</text:p>
          </table:table-cell>
          <table:table-cell office:value-type="float" office:value="56.68" calcext:value-type="float">
            <text:p>56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5" calcext:value-type="float">
            <text:p>31.55</text:p>
          </table:table-cell>
          <table:table-cell office:value-type="float" office:value="473.2" calcext:value-type="float">
            <text:p>473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.2" calcext:value-type="float">
            <text:p>47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27331" calcext:value-type="float">
            <text:p>27627331</text:p>
          </table:table-cell>
          <table:table-cell office:value-type="float" office:value="31.75" calcext:value-type="float">
            <text:p>31.75</text:p>
          </table:table-cell>
          <table:table-cell office:value-type="float" office:value="54.79" calcext:value-type="float">
            <text:p>54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5" calcext:value-type="float">
            <text:p>31.75</text:p>
          </table:table-cell>
          <table:table-cell office:value-type="float" office:value="476.21" calcext:value-type="float">
            <text:p>476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6.21" calcext:value-type="float">
            <text:p>476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32700" calcext:value-type="float">
            <text:p>27632700</text:p>
          </table:table-cell>
          <table:table-cell office:value-type="float" office:value="32.05" calcext:value-type="float">
            <text:p>32.05</text:p>
          </table:table-cell>
          <table:table-cell office:value-type="float" office:value="65.08" calcext:value-type="float">
            <text:p>65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5" calcext:value-type="float">
            <text:p>32.05</text:p>
          </table:table-cell>
          <table:table-cell office:value-type="float" office:value="480.82" calcext:value-type="float">
            <text:p>480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.82" calcext:value-type="float">
            <text:p>48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36726" calcext:value-type="float">
            <text:p>27636726</text:p>
          </table:table-cell>
          <table:table-cell office:value-type="float" office:value="32.28" calcext:value-type="float">
            <text:p>32.28</text:p>
          </table:table-cell>
          <table:table-cell office:value-type="float" office:value="57.84" calcext:value-type="float">
            <text:p>57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28" calcext:value-type="float">
            <text:p>32.28</text:p>
          </table:table-cell>
          <table:table-cell office:value-type="float" office:value="484.24" calcext:value-type="float">
            <text:p>484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4.24" calcext:value-type="float">
            <text:p>48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40463" calcext:value-type="float">
            <text:p>27640463</text:p>
          </table:table-cell>
          <table:table-cell office:value-type="float" office:value="32.46" calcext:value-type="float">
            <text:p>32.46</text:p>
          </table:table-cell>
          <table:table-cell office:value-type="float" office:value="52.61" calcext:value-type="float">
            <text:p>52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6" calcext:value-type="float">
            <text:p>32.46</text:p>
          </table:table-cell>
          <table:table-cell office:value-type="float" office:value="486.86" calcext:value-type="float">
            <text:p>486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6.86" calcext:value-type="float">
            <text:p>486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44894" calcext:value-type="float">
            <text:p>27644894</text:p>
          </table:table-cell>
          <table:table-cell office:value-type="float" office:value="32.68" calcext:value-type="float">
            <text:p>32.68</text:p>
          </table:table-cell>
          <table:table-cell office:value-type="float" office:value="57.01" calcext:value-type="float">
            <text:p>57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8" calcext:value-type="float">
            <text:p>32.68</text:p>
          </table:table-cell>
          <table:table-cell office:value-type="float" office:value="490.2" calcext:value-type="float">
            <text:p>49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0.2" calcext:value-type="float">
            <text:p>49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48971" calcext:value-type="float">
            <text:p>27648971</text:p>
          </table:table-cell>
          <table:table-cell office:value-type="float" office:value="32.96" calcext:value-type="float">
            <text:p>32.96</text:p>
          </table:table-cell>
          <table:table-cell office:value-type="float" office:value="62.36" calcext:value-type="float">
            <text:p>62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6" calcext:value-type="float">
            <text:p>32.96</text:p>
          </table:table-cell>
          <table:table-cell office:value-type="float" office:value="494.39" calcext:value-type="float">
            <text:p>494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4.39" calcext:value-type="float">
            <text:p>494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3608" calcext:value-type="float">
            <text:p>27653608</text:p>
          </table:table-cell>
          <table:table-cell office:value-type="float" office:value="33.33" calcext:value-type="float">
            <text:p>33.33</text:p>
          </table:table-cell>
          <table:table-cell office:value-type="float" office:value="72.79" calcext:value-type="float">
            <text:p>72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office:value-type="float" office:value="500.02" calcext:value-type="float">
            <text:p>50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.02" calcext:value-type="float">
            <text:p>50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7371" calcext:value-type="float">
            <text:p>27657371</text:p>
          </table:table-cell>
          <table:table-cell office:value-type="float" office:value="33.57" calcext:value-type="float">
            <text:p>33.57</text:p>
          </table:table-cell>
          <table:table-cell office:value-type="float" office:value="59.7" calcext:value-type="float">
            <text:p>5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7" calcext:value-type="float">
            <text:p>33.57</text:p>
          </table:table-cell>
          <table:table-cell office:value-type="float" office:value="503.51" calcext:value-type="float">
            <text:p>503.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3.51" calcext:value-type="float">
            <text:p>503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61768" calcext:value-type="float">
            <text:p>27661768</text:p>
          </table:table-cell>
          <table:table-cell office:value-type="float" office:value="33.74" calcext:value-type="float">
            <text:p>33.74</text:p>
          </table:table-cell>
          <table:table-cell office:value-type="float" office:value="53.5" calcext:value-type="float">
            <text:p>5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4" calcext:value-type="float">
            <text:p>33.74</text:p>
          </table:table-cell>
          <table:table-cell office:value-type="float" office:value="506.07" calcext:value-type="float">
            <text:p>506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6.07" calcext:value-type="float">
            <text:p>506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66063" calcext:value-type="float">
            <text:p>27666063</text:p>
          </table:table-cell>
          <table:table-cell office:value-type="float" office:value="33.93" calcext:value-type="float">
            <text:p>33.93</text:p>
          </table:table-cell>
          <table:table-cell office:value-type="float" office:value="55.3" calcext:value-type="float">
            <text:p>5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3" calcext:value-type="float">
            <text:p>33.93</text:p>
          </table:table-cell>
          <table:table-cell office:value-type="float" office:value="508.92" calcext:value-type="float">
            <text:p>508.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8.92" calcext:value-type="float">
            <text:p>50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70711" calcext:value-type="float">
            <text:p>27670711</text:p>
          </table:table-cell>
          <table:table-cell office:value-type="float" office:value="34.15" calcext:value-type="float">
            <text:p>34.15</text:p>
          </table:table-cell>
          <table:table-cell office:value-type="float" office:value="59.3" calcext:value-type="float">
            <text:p>5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5" calcext:value-type="float">
            <text:p>34.15</text:p>
          </table:table-cell>
          <table:table-cell office:value-type="float" office:value="512.29" calcext:value-type="float">
            <text:p>512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2.29" calcext:value-type="float">
            <text:p>512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74454" calcext:value-type="float">
            <text:p>27674454</text:p>
          </table:table-cell>
          <table:table-cell office:value-type="float" office:value="34.35" calcext:value-type="float">
            <text:p>34.35</text:p>
          </table:table-cell>
          <table:table-cell office:value-type="float" office:value="56.55" calcext:value-type="float">
            <text:p>56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5" calcext:value-type="float">
            <text:p>34.35</text:p>
          </table:table-cell>
          <table:table-cell office:value-type="float" office:value="515.2" calcext:value-type="float">
            <text:p>515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5.2" calcext:value-type="float">
            <text:p>51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78968" calcext:value-type="float">
            <text:p>27678968</text:p>
          </table:table-cell>
          <table:table-cell office:value-type="float" office:value="34.52" calcext:value-type="float">
            <text:p>34.52</text:p>
          </table:table-cell>
          <table:table-cell office:value-type="float" office:value="53.86" calcext:value-type="float">
            <text:p>53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2" calcext:value-type="float">
            <text:p>34.52</text:p>
          </table:table-cell>
          <table:table-cell office:value-type="float" office:value="517.74" calcext:value-type="float">
            <text:p>517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7.74" calcext:value-type="float">
            <text:p>517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82808" calcext:value-type="float">
            <text:p>27682808</text:p>
          </table:table-cell>
          <table:table-cell office:value-type="float" office:value="34.68" calcext:value-type="float">
            <text:p>34.68</text:p>
          </table:table-cell>
          <table:table-cell office:value-type="float" office:value="53.16" calcext:value-type="float">
            <text:p>53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8" calcext:value-type="float">
            <text:p>34.68</text:p>
          </table:table-cell>
          <table:table-cell office:value-type="float" office:value="520.27" calcext:value-type="float">
            <text:p>520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0.27" calcext:value-type="float">
            <text:p>52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87511" calcext:value-type="float">
            <text:p>27687511</text:p>
          </table:table-cell>
          <table:table-cell office:value-type="float" office:value="34.85" calcext:value-type="float">
            <text:p>34.85</text:p>
          </table:table-cell>
          <table:table-cell office:value-type="float" office:value="53.05" calcext:value-type="float">
            <text:p>53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5" calcext:value-type="float">
            <text:p>34.85</text:p>
          </table:table-cell>
          <table:table-cell office:value-type="float" office:value="522.82" calcext:value-type="float">
            <text:p>522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2.82" calcext:value-type="float">
            <text:p>522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1863" calcext:value-type="float">
            <text:p>27691863</text:p>
          </table:table-cell>
          <table:table-cell office:value-type="float" office:value="35.01" calcext:value-type="float">
            <text:p>35.01</text:p>
          </table:table-cell>
          <table:table-cell office:value-type="float" office:value="52.06" calcext:value-type="float">
            <text:p>52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1" calcext:value-type="float">
            <text:p>35.01</text:p>
          </table:table-cell>
          <table:table-cell office:value-type="float" office:value="525.19" calcext:value-type="float">
            <text:p>525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5.19" calcext:value-type="float">
            <text:p>52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6446" calcext:value-type="float">
            <text:p>27696446</text:p>
          </table:table-cell>
          <table:table-cell office:value-type="float" office:value="35.17" calcext:value-type="float">
            <text:p>35.17</text:p>
          </table:table-cell>
          <table:table-cell office:value-type="float" office:value="51.77" calcext:value-type="float">
            <text:p>51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7" calcext:value-type="float">
            <text:p>35.17</text:p>
          </table:table-cell>
          <table:table-cell office:value-type="float" office:value="527.52" calcext:value-type="float">
            <text:p>527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7.52" calcext:value-type="float">
            <text:p>52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00430" calcext:value-type="float">
            <text:p>27700430</text:p>
          </table:table-cell>
          <table:table-cell office:value-type="float" office:value="35.33" calcext:value-type="float">
            <text:p>35.33</text:p>
          </table:table-cell>
          <table:table-cell office:value-type="float" office:value="52.65" calcext:value-type="float">
            <text:p>52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3" calcext:value-type="float">
            <text:p>35.33</text:p>
          </table:table-cell>
          <table:table-cell office:value-type="float" office:value="529.99" calcext:value-type="float">
            <text:p>529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9.99" calcext:value-type="float">
            <text:p>52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04931" calcext:value-type="float">
            <text:p>27704931</text:p>
          </table:table-cell>
          <table:table-cell office:value-type="float" office:value="35.5" calcext:value-type="float">
            <text:p>35.5</text:p>
          </table:table-cell>
          <table:table-cell office:value-type="float" office:value="52.72" calcext:value-type="float">
            <text:p>52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office:value-type="float" office:value="532.44" calcext:value-type="float">
            <text:p>532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2.44" calcext:value-type="float">
            <text:p>53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08983" calcext:value-type="float">
            <text:p>27708983</text:p>
          </table:table-cell>
          <table:table-cell office:value-type="float" office:value="35.65" calcext:value-type="float">
            <text:p>35.65</text:p>
          </table:table-cell>
          <table:table-cell office:value-type="float" office:value="52.06" calcext:value-type="float">
            <text:p>52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5" calcext:value-type="float">
            <text:p>35.65</text:p>
          </table:table-cell>
          <table:table-cell office:value-type="float" office:value="534.72" calcext:value-type="float">
            <text:p>534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4.72" calcext:value-type="float">
            <text:p>53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13606" calcext:value-type="float">
            <text:p>27713606</text:p>
          </table:table-cell>
          <table:table-cell office:value-type="float" office:value="35.79" calcext:value-type="float">
            <text:p>35.79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9" calcext:value-type="float">
            <text:p>35.79</text:p>
          </table:table-cell>
          <table:table-cell office:value-type="float" office:value="536.86" calcext:value-type="float">
            <text:p>536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6.86" calcext:value-type="float">
            <text:p>536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17433" calcext:value-type="float">
            <text:p>27717433</text:p>
          </table:table-cell>
          <table:table-cell office:value-type="float" office:value="35.94" calcext:value-type="float">
            <text:p>35.94</text:p>
          </table:table-cell>
          <table:table-cell office:value-type="float" office:value="51.63" calcext:value-type="float">
            <text:p>51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4" calcext:value-type="float">
            <text:p>35.94</text:p>
          </table:table-cell>
          <table:table-cell office:value-type="float" office:value="539.07" calcext:value-type="float">
            <text:p>539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9.07" calcext:value-type="float">
            <text:p>53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22072" calcext:value-type="float">
            <text:p>27722072</text:p>
          </table:table-cell>
          <table:table-cell office:value-type="float" office:value="36.09" calcext:value-type="float">
            <text:p>36.09</text:p>
          </table:table-cell>
          <table:table-cell office:value-type="float" office:value="52.43" calcext:value-type="float">
            <text:p>52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09" calcext:value-type="float">
            <text:p>36.09</text:p>
          </table:table-cell>
          <table:table-cell office:value-type="float" office:value="541.36" calcext:value-type="float">
            <text:p>541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1.36" calcext:value-type="float">
            <text:p>54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25891" calcext:value-type="float">
            <text:p>27725891</text:p>
          </table:table-cell>
          <table:table-cell office:value-type="float" office:value="36.25" calcext:value-type="float">
            <text:p>36.25</text:p>
          </table:table-cell>
          <table:table-cell office:value-type="float" office:value="52.82" calcext:value-type="float">
            <text:p>52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5" calcext:value-type="float">
            <text:p>36.25</text:p>
          </table:table-cell>
          <table:table-cell office:value-type="float" office:value="543.7" calcext:value-type="float">
            <text:p>543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3.7" calcext:value-type="float">
            <text:p>54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30334" calcext:value-type="float">
            <text:p>27730334</text:p>
          </table:table-cell>
          <table:table-cell office:value-type="float" office:value="36.4" calcext:value-type="float">
            <text:p>36.4</text:p>
          </table:table-cell>
          <table:table-cell office:value-type="float" office:value="52.34" calcext:value-type="float">
            <text:p>5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4" calcext:value-type="float">
            <text:p>36.4</text:p>
          </table:table-cell>
          <table:table-cell office:value-type="float" office:value="545.95" calcext:value-type="float">
            <text:p>545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5.95" calcext:value-type="float">
            <text:p>545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34166" calcext:value-type="float">
            <text:p>27734166</text:p>
          </table:table-cell>
          <table:table-cell office:value-type="float" office:value="36.54" calcext:value-type="float">
            <text:p>36.54</text:p>
          </table:table-cell>
          <table:table-cell office:value-type="float" office:value="52.05" calcext:value-type="float">
            <text:p>52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54" calcext:value-type="float">
            <text:p>36.54</text:p>
          </table:table-cell>
          <table:table-cell office:value-type="float" office:value="548.13" calcext:value-type="float">
            <text:p>548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8.13" calcext:value-type="float">
            <text:p>548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38646" calcext:value-type="float">
            <text:p>27738646</text:p>
          </table:table-cell>
          <table:table-cell office:value-type="float" office:value="36.69" calcext:value-type="float">
            <text:p>36.69</text:p>
          </table:table-cell>
          <table:table-cell office:value-type="float" office:value="52.1" calcext:value-type="float">
            <text:p>5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9" calcext:value-type="float">
            <text:p>36.69</text:p>
          </table:table-cell>
          <table:table-cell office:value-type="float" office:value="550.29" calcext:value-type="float">
            <text:p>550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0.29" calcext:value-type="float">
            <text:p>55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42491" calcext:value-type="float">
            <text:p>27742491</text:p>
          </table:table-cell>
          <table:table-cell office:value-type="float" office:value="36.84" calcext:value-type="float">
            <text:p>36.84</text:p>
          </table:table-cell>
          <table:table-cell office:value-type="float" office:value="52.98" calcext:value-type="float">
            <text:p>52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4" calcext:value-type="float">
            <text:p>36.84</text:p>
          </table:table-cell>
          <table:table-cell office:value-type="float" office:value="552.54" calcext:value-type="float">
            <text:p>552.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2.54" calcext:value-type="float">
            <text:p>552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47074" calcext:value-type="float">
            <text:p>27747074</text:p>
          </table:table-cell>
          <table:table-cell office:value-type="float" office:value="36.99" calcext:value-type="float">
            <text:p>36.99</text:p>
          </table:table-cell>
          <table:table-cell office:value-type="float" office:value="53.84" calcext:value-type="float">
            <text:p>53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99" calcext:value-type="float">
            <text:p>36.99</text:p>
          </table:table-cell>
          <table:table-cell office:value-type="float" office:value="554.89" calcext:value-type="float">
            <text:p>554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4.89" calcext:value-type="float">
            <text:p>55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50851" calcext:value-type="float">
            <text:p>27750851</text:p>
          </table:table-cell>
          <table:table-cell office:value-type="float" office:value="37.15" calcext:value-type="float">
            <text:p>37.15</text:p>
          </table:table-cell>
          <table:table-cell office:value-type="float" office:value="53.97" calcext:value-type="float">
            <text:p>53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5" calcext:value-type="float">
            <text:p>37.15</text:p>
          </table:table-cell>
          <table:table-cell office:value-type="float" office:value="557.24" calcext:value-type="float">
            <text:p>557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7.24" calcext:value-type="float">
            <text:p>557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55506" calcext:value-type="float">
            <text:p>27755506</text:p>
          </table:table-cell>
          <table:table-cell office:value-type="float" office:value="37.3" calcext:value-type="float">
            <text:p>37.3</text:p>
          </table:table-cell>
          <table:table-cell office:value-type="float" office:value="53.51" calcext:value-type="float">
            <text:p>53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3" calcext:value-type="float">
            <text:p>37.3</text:p>
          </table:table-cell>
          <table:table-cell office:value-type="float" office:value="559.48" calcext:value-type="float">
            <text:p>559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9.48" calcext:value-type="float">
            <text:p>55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59346" calcext:value-type="float">
            <text:p>27759346</text:p>
          </table:table-cell>
          <table:table-cell office:value-type="float" office:value="37.45" calcext:value-type="float">
            <text:p>37.45</text:p>
          </table:table-cell>
          <table:table-cell office:value-type="float" office:value="53.25" calcext:value-type="float">
            <text:p>53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45" calcext:value-type="float">
            <text:p>37.45</text:p>
          </table:table-cell>
          <table:table-cell office:value-type="float" office:value="561.68" calcext:value-type="float">
            <text:p>561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1.68" calcext:value-type="float">
            <text:p>56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63966" calcext:value-type="float">
            <text:p>27763966</text:p>
          </table:table-cell>
          <table:table-cell office:value-type="float" office:value="37.6" calcext:value-type="float">
            <text:p>37.6</text:p>
          </table:table-cell>
          <table:table-cell office:value-type="float" office:value="54.2" calcext:value-type="float">
            <text:p>5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564" calcext:value-type="float">
            <text:p>5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67791" calcext:value-type="float">
            <text:p>27767791</text:p>
          </table:table-cell>
          <table:table-cell office:value-type="float" office:value="37.76" calcext:value-type="float">
            <text:p>37.76</text:p>
          </table:table-cell>
          <table:table-cell office:value-type="float" office:value="55.07" calcext:value-type="float">
            <text:p>55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6" calcext:value-type="float">
            <text:p>37.76</text:p>
          </table:table-cell>
          <table:table-cell office:value-type="float" office:value="566.44" calcext:value-type="float">
            <text:p>566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6.44" calcext:value-type="float">
            <text:p>56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72425" calcext:value-type="float">
            <text:p>27772425</text:p>
          </table:table-cell>
          <table:table-cell office:value-type="float" office:value="37.93" calcext:value-type="float">
            <text:p>37.93</text:p>
          </table:table-cell>
          <table:table-cell office:value-type="float" office:value="56.02" calcext:value-type="float">
            <text:p>56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93" calcext:value-type="float">
            <text:p>37.93</text:p>
          </table:table-cell>
          <table:table-cell office:value-type="float" office:value="569.01" calcext:value-type="float">
            <text:p>569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9.01" calcext:value-type="float">
            <text:p>56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76226" calcext:value-type="float">
            <text:p>27776226</text:p>
          </table:table-cell>
          <table:table-cell office:value-type="float" office:value="38.11" calcext:value-type="float">
            <text:p>38.11</text:p>
          </table:table-cell>
          <table:table-cell office:value-type="float" office:value="56.16" calcext:value-type="float">
            <text:p>56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1" calcext:value-type="float">
            <text:p>38.11</text:p>
          </table:table-cell>
          <table:table-cell office:value-type="float" office:value="571.58" calcext:value-type="float">
            <text:p>571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1.58" calcext:value-type="float">
            <text:p>571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80848" calcext:value-type="float">
            <text:p>27780848</text:p>
          </table:table-cell>
          <table:table-cell office:value-type="float" office:value="38.28" calcext:value-type="float">
            <text:p>38.28</text:p>
          </table:table-cell>
          <table:table-cell office:value-type="float" office:value="56.18" calcext:value-type="float">
            <text:p>5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8" calcext:value-type="float">
            <text:p>38.28</text:p>
          </table:table-cell>
          <table:table-cell office:value-type="float" office:value="574.13" calcext:value-type="float">
            <text:p>574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4.13" calcext:value-type="float">
            <text:p>574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84668" calcext:value-type="float">
            <text:p>27784668</text:p>
          </table:table-cell>
          <table:table-cell office:value-type="float" office:value="38.44" calcext:value-type="float">
            <text:p>38.44</text:p>
          </table:table-cell>
          <table:table-cell office:value-type="float" office:value="56.08" calcext:value-type="float">
            <text:p>56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4" calcext:value-type="float">
            <text:p>38.44</text:p>
          </table:table-cell>
          <table:table-cell office:value-type="float" office:value="576.64" calcext:value-type="float">
            <text:p>576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6.64" calcext:value-type="float">
            <text:p>576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88503" calcext:value-type="float">
            <text:p>27788503</text:p>
          </table:table-cell>
          <table:table-cell office:value-type="float" office:value="38.62" calcext:value-type="float">
            <text:p>38.62</text:p>
          </table:table-cell>
          <table:table-cell office:value-type="float" office:value="56.85" calcext:value-type="float">
            <text:p>56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2" calcext:value-type="float">
            <text:p>38.62</text:p>
          </table:table-cell>
          <table:table-cell office:value-type="float" office:value="579.25" calcext:value-type="float">
            <text:p>579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9.25" calcext:value-type="float">
            <text:p>57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93306" calcext:value-type="float">
            <text:p>27793306</text:p>
          </table:table-cell>
          <table:table-cell office:value-type="float" office:value="38.8" calcext:value-type="float">
            <text:p>38.8</text:p>
          </table:table-cell>
          <table:table-cell office:value-type="float" office:value="58.34" calcext:value-type="float">
            <text:p>58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" calcext:value-type="float">
            <text:p>38.8</text:p>
          </table:table-cell>
          <table:table-cell office:value-type="float" office:value="582.06" calcext:value-type="float">
            <text:p>582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2.06" calcext:value-type="float">
            <text:p>582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98283" calcext:value-type="float">
            <text:p>27798283</text:p>
          </table:table-cell>
          <table:table-cell office:value-type="float" office:value="39.01" calcext:value-type="float">
            <text:p>39.01</text:p>
          </table:table-cell>
          <table:table-cell office:value-type="float" office:value="60.09" calcext:value-type="float">
            <text:p>6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1" calcext:value-type="float">
            <text:p>39.01</text:p>
          </table:table-cell>
          <table:table-cell office:value-type="float" office:value="585.12" calcext:value-type="float">
            <text:p>585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5.12" calcext:value-type="float">
            <text:p>58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02203" calcext:value-type="float">
            <text:p>27802203</text:p>
          </table:table-cell>
          <table:table-cell office:value-type="float" office:value="39.21" calcext:value-type="float">
            <text:p>39.21</text:p>
          </table:table-cell>
          <table:table-cell office:value-type="float" office:value="59.97" calcext:value-type="float">
            <text:p>59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1" calcext:value-type="float">
            <text:p>39.21</text:p>
          </table:table-cell>
          <table:table-cell office:value-type="float" office:value="588.13" calcext:value-type="float">
            <text:p>588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8.13" calcext:value-type="float">
            <text:p>588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06811" calcext:value-type="float">
            <text:p>27806811</text:p>
          </table:table-cell>
          <table:table-cell office:value-type="float" office:value="39.41" calcext:value-type="float">
            <text:p>39.41</text:p>
          </table:table-cell>
          <table:table-cell office:value-type="float" office:value="60.44" calcext:value-type="float">
            <text:p>6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1" calcext:value-type="float">
            <text:p>39.41</text:p>
          </table:table-cell>
          <table:table-cell office:value-type="float" office:value="591.2" calcext:value-type="float">
            <text:p>591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1.2" calcext:value-type="float">
            <text:p>59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10603" calcext:value-type="float">
            <text:p>27810603</text:p>
          </table:table-cell>
          <table:table-cell office:value-type="float" office:value="39.64" calcext:value-type="float">
            <text:p>39.64</text:p>
          </table:table-cell>
          <table:table-cell office:value-type="float" office:value="62.68" calcext:value-type="float">
            <text:p>62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4" calcext:value-type="float">
            <text:p>39.64</text:p>
          </table:table-cell>
          <table:table-cell office:value-type="float" office:value="594.58" calcext:value-type="float">
            <text:p>594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4.58" calcext:value-type="float">
            <text:p>594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15294" calcext:value-type="float">
            <text:p>27815294</text:p>
          </table:table-cell>
          <table:table-cell office:value-type="float" office:value="39.87" calcext:value-type="float">
            <text:p>39.87</text:p>
          </table:table-cell>
          <table:table-cell office:value-type="float" office:value="63.94" calcext:value-type="float">
            <text:p>63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7" calcext:value-type="float">
            <text:p>39.87</text:p>
          </table:table-cell>
          <table:table-cell office:value-type="float" office:value="598.11" calcext:value-type="float">
            <text:p>598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8.11" calcext:value-type="float">
            <text:p>598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18943" calcext:value-type="float">
            <text:p>27818943</text:p>
          </table:table-cell>
          <table:table-cell office:value-type="float" office:value="40.13" calcext:value-type="float">
            <text:p>40.13</text:p>
          </table:table-cell>
          <table:table-cell office:value-type="float" office:value="65.7" calcext:value-type="float">
            <text:p>6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3" calcext:value-type="float">
            <text:p>40.13</text:p>
          </table:table-cell>
          <table:table-cell office:value-type="float" office:value="601.88" calcext:value-type="float">
            <text:p>601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1.88" calcext:value-type="float">
            <text:p>60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23494" calcext:value-type="float">
            <text:p>27823494</text:p>
          </table:table-cell>
          <table:table-cell office:value-type="float" office:value="40.39" calcext:value-type="float">
            <text:p>40.39</text:p>
          </table:table-cell>
          <table:table-cell office:value-type="float" office:value="67.2" calcext:value-type="float">
            <text:p>6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9" calcext:value-type="float">
            <text:p>40.39</text:p>
          </table:table-cell>
          <table:table-cell office:value-type="float" office:value="605.83" calcext:value-type="float">
            <text:p>605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5.83" calcext:value-type="float">
            <text:p>60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27511" calcext:value-type="float">
            <text:p>27827511</text:p>
          </table:table-cell>
          <table:table-cell office:value-type="float" office:value="40.65" calcext:value-type="float">
            <text:p>40.65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5" calcext:value-type="float">
            <text:p>40.65</text:p>
          </table:table-cell>
          <table:table-cell office:value-type="float" office:value="609.73" calcext:value-type="float">
            <text:p>609.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9.73" calcext:value-type="float">
            <text:p>609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2154" calcext:value-type="float">
            <text:p>27832154</text:p>
          </table:table-cell>
          <table:table-cell office:value-type="float" office:value="40.92" calcext:value-type="float">
            <text:p>40.92</text:p>
          </table:table-cell>
          <table:table-cell office:value-type="float" office:value="68.77" calcext:value-type="float">
            <text:p>68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2" calcext:value-type="float">
            <text:p>40.92</text:p>
          </table:table-cell>
          <table:table-cell office:value-type="float" office:value="613.84" calcext:value-type="float">
            <text:p>613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3.84" calcext:value-type="float">
            <text:p>613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5863" calcext:value-type="float">
            <text:p>27835863</text:p>
          </table:table-cell>
          <table:table-cell office:value-type="float" office:value="41.2" calcext:value-type="float">
            <text:p>41.2</text:p>
          </table:table-cell>
          <table:table-cell office:value-type="float" office:value="69.68" calcext:value-type="float">
            <text:p>69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618.03" calcext:value-type="float">
            <text:p>618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8.03" calcext:value-type="float">
            <text:p>618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9803" calcext:value-type="float">
            <text:p>27839803</text:p>
          </table:table-cell>
          <table:table-cell office:value-type="float" office:value="41.48" calcext:value-type="float">
            <text:p>41.48</text:p>
          </table:table-cell>
          <table:table-cell office:value-type="float" office:value="69.94" calcext:value-type="float">
            <text:p>6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8" calcext:value-type="float">
            <text:p>41.48</text:p>
          </table:table-cell>
          <table:table-cell office:value-type="float" office:value="622.22" calcext:value-type="float">
            <text:p>622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2.22" calcext:value-type="float">
            <text:p>62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44388" calcext:value-type="float">
            <text:p>27844388</text:p>
          </table:table-cell>
          <table:table-cell office:value-type="float" office:value="41.75" calcext:value-type="float">
            <text:p>41.75</text:p>
          </table:table-cell>
          <table:table-cell office:value-type="float" office:value="69.4" calcext:value-type="float">
            <text:p>6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5" calcext:value-type="float">
            <text:p>41.75</text:p>
          </table:table-cell>
          <table:table-cell office:value-type="float" office:value="626.28" calcext:value-type="float">
            <text:p>626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6.28" calcext:value-type="float">
            <text:p>62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48968" calcext:value-type="float">
            <text:p>27848968</text:p>
          </table:table-cell>
          <table:table-cell office:value-type="float" office:value="42.01" calcext:value-type="float">
            <text:p>42.01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1" calcext:value-type="float">
            <text:p>42.01</text:p>
          </table:table-cell>
          <table:table-cell office:value-type="float" office:value="630.11" calcext:value-type="float">
            <text:p>630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0.11" calcext:value-type="float">
            <text:p>63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52771" calcext:value-type="float">
            <text:p>27852771</text:p>
          </table:table-cell>
          <table:table-cell office:value-type="float" office:value="42.25" calcext:value-type="float">
            <text:p>42.25</text:p>
          </table:table-cell>
          <table:table-cell office:value-type="float" office:value="67.44" calcext:value-type="float">
            <text:p>6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5" calcext:value-type="float">
            <text:p>42.25</text:p>
          </table:table-cell>
          <table:table-cell office:value-type="float" office:value="633.78" calcext:value-type="float">
            <text:p>633.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3.78" calcext:value-type="float">
            <text:p>633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57254" calcext:value-type="float">
            <text:p>27857254</text:p>
          </table:table-cell>
          <table:table-cell office:value-type="float" office:value="42.48" calcext:value-type="float">
            <text:p>42.48</text:p>
          </table:table-cell>
          <table:table-cell office:value-type="float" office:value="66.11" calcext:value-type="float">
            <text:p>66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8" calcext:value-type="float">
            <text:p>42.48</text:p>
          </table:table-cell>
          <table:table-cell office:value-type="float" office:value="637.19" calcext:value-type="float">
            <text:p>637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7.19" calcext:value-type="float">
            <text:p>63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61246" calcext:value-type="float">
            <text:p>27861246</text:p>
          </table:table-cell>
          <table:table-cell office:value-type="float" office:value="42.69" calcext:value-type="float">
            <text:p>42.69</text:p>
          </table:table-cell>
          <table:table-cell office:value-type="float" office:value="64.48" calcext:value-type="float">
            <text:p>64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9" calcext:value-type="float">
            <text:p>42.69</text:p>
          </table:table-cell>
          <table:table-cell office:value-type="float" office:value="640.31" calcext:value-type="float">
            <text:p>640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0.31" calcext:value-type="float">
            <text:p>64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65728" calcext:value-type="float">
            <text:p>27865728</text:p>
          </table:table-cell>
          <table:table-cell office:value-type="float" office:value="42.88" calcext:value-type="float">
            <text:p>42.88</text:p>
          </table:table-cell>
          <table:table-cell office:value-type="float" office:value="63.2" calcext:value-type="float">
            <text:p>6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8" calcext:value-type="float">
            <text:p>42.88</text:p>
          </table:table-cell>
          <table:table-cell office:value-type="float" office:value="643.2" calcext:value-type="float">
            <text:p>643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3.2" calcext:value-type="float">
            <text:p>64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69626" calcext:value-type="float">
            <text:p>27869626</text:p>
          </table:table-cell>
          <table:table-cell office:value-type="float" office:value="43.06" calcext:value-type="float">
            <text:p>43.06</text:p>
          </table:table-cell>
          <table:table-cell office:value-type="float" office:value="62.55" calcext:value-type="float">
            <text:p>62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6" calcext:value-type="float">
            <text:p>43.06</text:p>
          </table:table-cell>
          <table:table-cell office:value-type="float" office:value="645.97" calcext:value-type="float">
            <text:p>645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5.97" calcext:value-type="float">
            <text:p>645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74114" calcext:value-type="float">
            <text:p>27874114</text:p>
          </table:table-cell>
          <table:table-cell office:value-type="float" office:value="43.24" calcext:value-type="float">
            <text:p>43.24</text:p>
          </table:table-cell>
          <table:table-cell office:value-type="float" office:value="62.16" calcext:value-type="float">
            <text:p>62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4" calcext:value-type="float">
            <text:p>43.24</text:p>
          </table:table-cell>
          <table:table-cell office:value-type="float" office:value="648.64" calcext:value-type="float">
            <text:p>648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8.64" calcext:value-type="float">
            <text:p>64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77911" calcext:value-type="float">
            <text:p>27877911</text:p>
          </table:table-cell>
          <table:table-cell office:value-type="float" office:value="43.42" calcext:value-type="float">
            <text:p>43.42</text:p>
          </table:table-cell>
          <table:table-cell office:value-type="float" office:value="62.09" calcext:value-type="float">
            <text:p>62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2" calcext:value-type="float">
            <text:p>43.42</text:p>
          </table:table-cell>
          <table:table-cell office:value-type="float" office:value="651.25" calcext:value-type="float">
            <text:p>651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1.25" calcext:value-type="float">
            <text:p>65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82346" calcext:value-type="float">
            <text:p>27882346</text:p>
          </table:table-cell>
          <table:table-cell office:value-type="float" office:value="43.58" calcext:value-type="float">
            <text:p>43.58</text:p>
          </table:table-cell>
          <table:table-cell office:value-type="float" office:value="61.26" calcext:value-type="float">
            <text:p>61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8" calcext:value-type="float">
            <text:p>43.58</text:p>
          </table:table-cell>
          <table:table-cell office:value-type="float" office:value="653.71" calcext:value-type="float">
            <text:p>653.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3.71" calcext:value-type="float">
            <text:p>653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86311" calcext:value-type="float">
            <text:p>27886311</text:p>
          </table:table-cell>
          <table:table-cell office:value-type="float" office:value="43.74" calcext:value-type="float">
            <text:p>43.74</text:p>
          </table:table-cell>
          <table:table-cell office:value-type="float" office:value="60.76" calcext:value-type="float">
            <text:p>6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4" calcext:value-type="float">
            <text:p>43.74</text:p>
          </table:table-cell>
          <table:table-cell office:value-type="float" office:value="656.05" calcext:value-type="float">
            <text:p>656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6.05" calcext:value-type="float">
            <text:p>656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91048" calcext:value-type="float">
            <text:p>27891048</text:p>
          </table:table-cell>
          <table:table-cell office:value-type="float" office:value="43.89" calcext:value-type="float">
            <text:p>43.89</text:p>
          </table:table-cell>
          <table:table-cell office:value-type="float" office:value="60.59" calcext:value-type="float">
            <text:p>6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89" calcext:value-type="float">
            <text:p>43.89</text:p>
          </table:table-cell>
          <table:table-cell office:value-type="float" office:value="658.33" calcext:value-type="float">
            <text:p>658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8.33" calcext:value-type="float">
            <text:p>658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95586" calcext:value-type="float">
            <text:p>27895586</text:p>
          </table:table-cell>
          <table:table-cell office:value-type="float" office:value="44.04" calcext:value-type="float">
            <text:p>44.04</text:p>
          </table:table-cell>
          <table:table-cell office:value-type="float" office:value="60.19" calcext:value-type="float">
            <text:p>6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4" calcext:value-type="float">
            <text:p>44.04</text:p>
          </table:table-cell>
          <table:table-cell office:value-type="float" office:value="660.53" calcext:value-type="float">
            <text:p>660.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0.53" calcext:value-type="float">
            <text:p>66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0274" calcext:value-type="float">
            <text:p>27900274</text:p>
          </table:table-cell>
          <table:table-cell office:value-type="float" office:value="44.18" calcext:value-type="float">
            <text:p>44.18</text:p>
          </table:table-cell>
          <table:table-cell office:value-type="float" office:value="59.83" calcext:value-type="float">
            <text:p>59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8" calcext:value-type="float">
            <text:p>44.18</text:p>
          </table:table-cell>
          <table:table-cell office:value-type="float" office:value="662.66" calcext:value-type="float">
            <text:p>662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2.66" calcext:value-type="float">
            <text:p>662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4069" calcext:value-type="float">
            <text:p>27904069</text:p>
          </table:table-cell>
          <table:table-cell office:value-type="float" office:value="44.32" calcext:value-type="float">
            <text:p>44.32</text:p>
          </table:table-cell>
          <table:table-cell office:value-type="float" office:value="60.35" calcext:value-type="float">
            <text:p>6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32" calcext:value-type="float">
            <text:p>44.32</text:p>
          </table:table-cell>
          <table:table-cell office:value-type="float" office:value="664.86" calcext:value-type="float">
            <text:p>664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4.86" calcext:value-type="float">
            <text:p>664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8674" calcext:value-type="float">
            <text:p>27908674</text:p>
          </table:table-cell>
          <table:table-cell office:value-type="float" office:value="44.47" calcext:value-type="float">
            <text:p>44.47</text:p>
          </table:table-cell>
          <table:table-cell office:value-type="float" office:value="60.43" calcext:value-type="float">
            <text:p>6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7" calcext:value-type="float">
            <text:p>44.47</text:p>
          </table:table-cell>
          <table:table-cell office:value-type="float" office:value="667.05" calcext:value-type="float">
            <text:p>66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7.05" calcext:value-type="float">
            <text:p>667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2403" calcext:value-type="float">
            <text:p>27912403</text:p>
          </table:table-cell>
          <table:table-cell office:value-type="float" office:value="44.61" calcext:value-type="float">
            <text:p>44.61</text:p>
          </table:table-cell>
          <table:table-cell office:value-type="float" office:value="60.26" calcext:value-type="float">
            <text:p>6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61" calcext:value-type="float">
            <text:p>44.61</text:p>
          </table:table-cell>
          <table:table-cell office:value-type="float" office:value="669.22" calcext:value-type="float">
            <text:p>669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9.22" calcext:value-type="float">
            <text:p>669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6823" calcext:value-type="float">
            <text:p>27916823</text:p>
          </table:table-cell>
          <table:table-cell office:value-type="float" office:value="44.76" calcext:value-type="float">
            <text:p>44.76</text:p>
          </table:table-cell>
          <table:table-cell office:value-type="float" office:value="60.26" calcext:value-type="float">
            <text:p>6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76" calcext:value-type="float">
            <text:p>44.76</text:p>
          </table:table-cell>
          <table:table-cell office:value-type="float" office:value="671.36" calcext:value-type="float">
            <text:p>671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1.36" calcext:value-type="float">
            <text:p>67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0803" calcext:value-type="float">
            <text:p>27920803</text:p>
          </table:table-cell>
          <table:table-cell office:value-type="float" office:value="44.89" calcext:value-type="float">
            <text:p>44.89</text:p>
          </table:table-cell>
          <table:table-cell office:value-type="float" office:value="59.71" calcext:value-type="float">
            <text:p>59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9" calcext:value-type="float">
            <text:p>44.89</text:p>
          </table:table-cell>
          <table:table-cell office:value-type="float" office:value="673.42" calcext:value-type="float">
            <text:p>673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3.42" calcext:value-type="float">
            <text:p>673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5314" calcext:value-type="float">
            <text:p>27925314</text:p>
          </table:table-cell>
          <table:table-cell office:value-type="float" office:value="45.04" calcext:value-type="float">
            <text:p>45.04</text:p>
          </table:table-cell>
          <table:table-cell office:value-type="float" office:value="60.61" calcext:value-type="float">
            <text:p>60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04" calcext:value-type="float">
            <text:p>45.04</text:p>
          </table:table-cell>
          <table:table-cell office:value-type="float" office:value="675.6" calcext:value-type="float">
            <text:p>675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5.6" calcext:value-type="float">
            <text:p>67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9103" calcext:value-type="float">
            <text:p>27929103</text:p>
          </table:table-cell>
          <table:table-cell office:value-type="float" office:value="45.19" calcext:value-type="float">
            <text:p>45.19</text:p>
          </table:table-cell>
          <table:table-cell office:value-type="float" office:value="61.15" calcext:value-type="float">
            <text:p>6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19" calcext:value-type="float">
            <text:p>45.19</text:p>
          </table:table-cell>
          <table:table-cell office:value-type="float" office:value="677.85" calcext:value-type="float">
            <text:p>677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7.85" calcext:value-type="float">
            <text:p>67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33454" calcext:value-type="float">
            <text:p>27933454</text:p>
          </table:table-cell>
          <table:table-cell office:value-type="float" office:value="45.33" calcext:value-type="float">
            <text:p>45.33</text:p>
          </table:table-cell>
          <table:table-cell office:value-type="float" office:value="60.89" calcext:value-type="float">
            <text:p>60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3" calcext:value-type="float">
            <text:p>45.33</text:p>
          </table:table-cell>
          <table:table-cell office:value-type="float" office:value="680.02" calcext:value-type="float">
            <text:p>68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0.02" calcext:value-type="float">
            <text:p>68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37433" calcext:value-type="float">
            <text:p>27937433</text:p>
          </table:table-cell>
          <table:table-cell office:value-type="float" office:value="45.48" calcext:value-type="float">
            <text:p>45.48</text:p>
          </table:table-cell>
          <table:table-cell office:value-type="float" office:value="61.22" calcext:value-type="float">
            <text:p>61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8" calcext:value-type="float">
            <text:p>45.48</text:p>
          </table:table-cell>
          <table:table-cell office:value-type="float" office:value="682.22" calcext:value-type="float">
            <text:p>682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2.22" calcext:value-type="float">
            <text:p>68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42006" calcext:value-type="float">
            <text:p>27942006</text:p>
          </table:table-cell>
          <table:table-cell office:value-type="float" office:value="45.63" calcext:value-type="float">
            <text:p>45.63</text:p>
          </table:table-cell>
          <table:table-cell office:value-type="float" office:value="61.66" calcext:value-type="float">
            <text:p>61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63" calcext:value-type="float">
            <text:p>45.63</text:p>
          </table:table-cell>
          <table:table-cell office:value-type="float" office:value="684.46" calcext:value-type="float">
            <text:p>684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4.46" calcext:value-type="float">
            <text:p>684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45871" calcext:value-type="float">
            <text:p>27945871</text:p>
          </table:table-cell>
          <table:table-cell office:value-type="float" office:value="45.79" calcext:value-type="float">
            <text:p>45.79</text:p>
          </table:table-cell>
          <table:table-cell office:value-type="float" office:value="62.33" calcext:value-type="float">
            <text:p>62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79" calcext:value-type="float">
            <text:p>45.79</text:p>
          </table:table-cell>
          <table:table-cell office:value-type="float" office:value="686.78" calcext:value-type="float">
            <text:p>686.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6.78" calcext:value-type="float">
            <text:p>686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50503" calcext:value-type="float">
            <text:p>27950503</text:p>
          </table:table-cell>
          <table:table-cell office:value-type="float" office:value="45.94" calcext:value-type="float">
            <text:p>45.94</text:p>
          </table:table-cell>
          <table:table-cell office:value-type="float" office:value="62.55" calcext:value-type="float">
            <text:p>62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94" calcext:value-type="float">
            <text:p>45.94</text:p>
          </table:table-cell>
          <table:table-cell office:value-type="float" office:value="689.12" calcext:value-type="float">
            <text:p>689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9.12" calcext:value-type="float">
            <text:p>68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54111" calcext:value-type="float">
            <text:p>27954111</text:p>
          </table:table-cell>
          <table:table-cell office:value-type="float" office:value="46.1" calcext:value-type="float">
            <text:p>46.1</text:p>
          </table:table-cell>
          <table:table-cell office:value-type="float" office:value="62.62" calcext:value-type="float">
            <text:p>62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1" calcext:value-type="float">
            <text:p>46.1</text:p>
          </table:table-cell>
          <table:table-cell office:value-type="float" office:value="691.43" calcext:value-type="float">
            <text:p>691.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1.43" calcext:value-type="float">
            <text:p>69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58111" calcext:value-type="float">
            <text:p>27958111</text:p>
          </table:table-cell>
          <table:table-cell office:value-type="float" office:value="46.25" calcext:value-type="float">
            <text:p>46.25</text:p>
          </table:table-cell>
          <table:table-cell office:value-type="float" office:value="62.91" calcext:value-type="float">
            <text:p>62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25" calcext:value-type="float">
            <text:p>46.25</text:p>
          </table:table-cell>
          <table:table-cell office:value-type="float" office:value="693.76" calcext:value-type="float">
            <text:p>693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3.76" calcext:value-type="float">
            <text:p>69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62731" calcext:value-type="float">
            <text:p>27962731</text:p>
          </table:table-cell>
          <table:table-cell office:value-type="float" office:value="46.41" calcext:value-type="float">
            <text:p>46.41</text:p>
          </table:table-cell>
          <table:table-cell office:value-type="float" office:value="63.48" calcext:value-type="float">
            <text:p>63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1" calcext:value-type="float">
            <text:p>46.41</text:p>
          </table:table-cell>
          <table:table-cell office:value-type="float" office:value="696.15" calcext:value-type="float">
            <text:p>696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6.15" calcext:value-type="float">
            <text:p>696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67560" calcext:value-type="float">
            <text:p>27967560</text:p>
          </table:table-cell>
          <table:table-cell office:value-type="float" office:value="46.56" calcext:value-type="float">
            <text:p>46.56</text:p>
          </table:table-cell>
          <table:table-cell office:value-type="float" office:value="63.09" calcext:value-type="float">
            <text:p>63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56" calcext:value-type="float">
            <text:p>46.56</text:p>
          </table:table-cell>
          <table:table-cell office:value-type="float" office:value="698.44" calcext:value-type="float">
            <text:p>698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8.44" calcext:value-type="float">
            <text:p>69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1351" calcext:value-type="float">
            <text:p>27971351</text:p>
          </table:table-cell>
          <table:table-cell office:value-type="float" office:value="46.71" calcext:value-type="float">
            <text:p>46.71</text:p>
          </table:table-cell>
          <table:table-cell office:value-type="float" office:value="63.06" calcext:value-type="float">
            <text:p>6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71" calcext:value-type="float">
            <text:p>46.71</text:p>
          </table:table-cell>
          <table:table-cell office:value-type="float" office:value="700.69" calcext:value-type="float">
            <text:p>700.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.69" calcext:value-type="float">
            <text:p>70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5734" calcext:value-type="float">
            <text:p>27975734</text:p>
          </table:table-cell>
          <table:table-cell office:value-type="float" office:value="46.86" calcext:value-type="float">
            <text:p>46.86</text:p>
          </table:table-cell>
          <table:table-cell office:value-type="float" office:value="63.2" calcext:value-type="float">
            <text:p>6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86" calcext:value-type="float">
            <text:p>46.86</text:p>
          </table:table-cell>
          <table:table-cell office:value-type="float" office:value="702.94" calcext:value-type="float">
            <text:p>702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.94" calcext:value-type="float">
            <text:p>702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9688" calcext:value-type="float">
            <text:p>27979688</text:p>
          </table:table-cell>
          <table:table-cell office:value-type="float" office:value="47.02" calcext:value-type="float">
            <text:p>47.02</text:p>
          </table:table-cell>
          <table:table-cell office:value-type="float" office:value="63.92" calcext:value-type="float">
            <text:p>63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02" calcext:value-type="float">
            <text:p>47.02</text:p>
          </table:table-cell>
          <table:table-cell office:value-type="float" office:value="705.28" calcext:value-type="float">
            <text:p>705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5.28" calcext:value-type="float">
            <text:p>70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84314" calcext:value-type="float">
            <text:p>27984314</text:p>
          </table:table-cell>
          <table:table-cell office:value-type="float" office:value="47.18" calcext:value-type="float">
            <text:p>47.18</text:p>
          </table:table-cell>
          <table:table-cell office:value-type="float" office:value="64.65" calcext:value-type="float">
            <text:p>64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18" calcext:value-type="float">
            <text:p>47.18</text:p>
          </table:table-cell>
          <table:table-cell office:value-type="float" office:value="707.72" calcext:value-type="float">
            <text:p>707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7.72" calcext:value-type="float">
            <text:p>707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88083" calcext:value-type="float">
            <text:p>27988083</text:p>
          </table:table-cell>
          <table:table-cell office:value-type="float" office:value="47.36" calcext:value-type="float">
            <text:p>47.36</text:p>
          </table:table-cell>
          <table:table-cell office:value-type="float" office:value="65.95" calcext:value-type="float">
            <text:p>65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6" calcext:value-type="float">
            <text:p>47.36</text:p>
          </table:table-cell>
          <table:table-cell office:value-type="float" office:value="710.33" calcext:value-type="float">
            <text:p>710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0.33" calcext:value-type="float">
            <text:p>71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92674" calcext:value-type="float">
            <text:p>27992674</text:p>
          </table:table-cell>
          <table:table-cell office:value-type="float" office:value="47.54" calcext:value-type="float">
            <text:p>47.54</text:p>
          </table:table-cell>
          <table:table-cell office:value-type="float" office:value="66.91" calcext:value-type="float">
            <text:p>66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4" calcext:value-type="float">
            <text:p>47.54</text:p>
          </table:table-cell>
          <table:table-cell office:value-type="float" office:value="713.06" calcext:value-type="float">
            <text:p>713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3.06" calcext:value-type="float">
            <text:p>713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97666" calcext:value-type="float">
            <text:p>27997666</text:p>
          </table:table-cell>
          <table:table-cell office:value-type="float" office:value="47.73" calcext:value-type="float">
            <text:p>47.73</text:p>
          </table:table-cell>
          <table:table-cell office:value-type="float" office:value="68.07" calcext:value-type="float">
            <text:p>68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73" calcext:value-type="float">
            <text:p>47.73</text:p>
          </table:table-cell>
          <table:table-cell office:value-type="float" office:value="715.95" calcext:value-type="float">
            <text:p>715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5.95" calcext:value-type="float">
            <text:p>715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2214" calcext:value-type="float">
            <text:p>28002214</text:p>
          </table:table-cell>
          <table:table-cell office:value-type="float" office:value="47.94" calcext:value-type="float">
            <text:p>47.94</text:p>
          </table:table-cell>
          <table:table-cell office:value-type="float" office:value="69.64" calcext:value-type="float">
            <text:p>69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94" calcext:value-type="float">
            <text:p>47.94</text:p>
          </table:table-cell>
          <table:table-cell office:value-type="float" office:value="719.05" calcext:value-type="float">
            <text:p>719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9.05" calcext:value-type="float">
            <text:p>71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5988" calcext:value-type="float">
            <text:p>28005988</text:p>
          </table:table-cell>
          <table:table-cell office:value-type="float" office:value="48.16" calcext:value-type="float">
            <text:p>48.16</text:p>
          </table:table-cell>
          <table:table-cell office:value-type="float" office:value="71.66" calcext:value-type="float">
            <text:p>71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6" calcext:value-type="float">
            <text:p>48.16</text:p>
          </table:table-cell>
          <table:table-cell office:value-type="float" office:value="722.44" calcext:value-type="float">
            <text:p>722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2.44" calcext:value-type="float">
            <text:p>72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0766" calcext:value-type="float">
            <text:p>28010766</text:p>
          </table:table-cell>
          <table:table-cell office:value-type="float" office:value="48.41" calcext:value-type="float">
            <text:p>48.41</text:p>
          </table:table-cell>
          <table:table-cell office:value-type="float" office:value="73.71" calcext:value-type="float">
            <text:p>73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1" calcext:value-type="float">
            <text:p>48.41</text:p>
          </table:table-cell>
          <table:table-cell office:value-type="float" office:value="726.11" calcext:value-type="float">
            <text:p>726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6.11" calcext:value-type="float">
            <text:p>726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4746" calcext:value-type="float">
            <text:p>28014746</text:p>
          </table:table-cell>
          <table:table-cell office:value-type="float" office:value="48.66" calcext:value-type="float">
            <text:p>48.66</text:p>
          </table:table-cell>
          <table:table-cell office:value-type="float" office:value="74.45" calcext:value-type="float">
            <text:p>74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66" calcext:value-type="float">
            <text:p>48.66</text:p>
          </table:table-cell>
          <table:table-cell office:value-type="float" office:value="729.87" calcext:value-type="float">
            <text:p>729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9.87" calcext:value-type="float">
            <text:p>729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9274" calcext:value-type="float">
            <text:p>28019274</text:p>
          </table:table-cell>
          <table:table-cell office:value-type="float" office:value="48.94" calcext:value-type="float">
            <text:p>48.94</text:p>
          </table:table-cell>
          <table:table-cell office:value-type="float" office:value="78.03" calcext:value-type="float">
            <text:p>78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94" calcext:value-type="float">
            <text:p>48.94</text:p>
          </table:table-cell>
          <table:table-cell office:value-type="float" office:value="734.14" calcext:value-type="float">
            <text:p>734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4.14" calcext:value-type="float">
            <text:p>734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3086" calcext:value-type="float">
            <text:p>28023086</text:p>
          </table:table-cell>
          <table:table-cell office:value-type="float" office:value="49.26" calcext:value-type="float">
            <text:p>49.26</text:p>
          </table:table-cell>
          <table:table-cell office:value-type="float" office:value="81.04" calcext:value-type="float">
            <text:p>81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26" calcext:value-type="float">
            <text:p>49.26</text:p>
          </table:table-cell>
          <table:table-cell office:value-type="float" office:value="738.83" calcext:value-type="float">
            <text:p>738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8.83" calcext:value-type="float">
            <text:p>738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7714" calcext:value-type="float">
            <text:p>28027714</text:p>
          </table:table-cell>
          <table:table-cell office:value-type="float" office:value="49.55" calcext:value-type="float">
            <text:p>49.55</text:p>
          </table:table-cell>
          <table:table-cell office:value-type="float" office:value="79.39" calcext:value-type="float">
            <text:p>79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55" calcext:value-type="float">
            <text:p>49.55</text:p>
          </table:table-cell>
          <table:table-cell office:value-type="float" office:value="743.25" calcext:value-type="float">
            <text:p>743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3.25" calcext:value-type="float">
            <text:p>74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31566" calcext:value-type="float">
            <text:p>28031566</text:p>
          </table:table-cell>
          <table:table-cell office:value-type="float" office:value="49.84" calcext:value-type="float">
            <text:p>49.84</text:p>
          </table:table-cell>
          <table:table-cell office:value-type="float" office:value="79.35" calcext:value-type="float">
            <text:p>79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84" calcext:value-type="float">
            <text:p>49.84</text:p>
          </table:table-cell>
          <table:table-cell office:value-type="float" office:value="747.63" calcext:value-type="float">
            <text:p>747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7.63" calcext:value-type="float">
            <text:p>747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35971" calcext:value-type="float">
            <text:p>28035971</text:p>
          </table:table-cell>
          <table:table-cell office:value-type="float" office:value="50.12" calcext:value-type="float">
            <text:p>50.12</text:p>
          </table:table-cell>
          <table:table-cell office:value-type="float" office:value="78.73" calcext:value-type="float">
            <text:p>78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12" calcext:value-type="float">
            <text:p>50.12</text:p>
          </table:table-cell>
          <table:table-cell office:value-type="float" office:value="751.87" calcext:value-type="float">
            <text:p>751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1.87" calcext:value-type="float">
            <text:p>75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39868" calcext:value-type="float">
            <text:p>28039868</text:p>
          </table:table-cell>
          <table:table-cell office:value-type="float" office:value="50.4" calcext:value-type="float">
            <text:p>50.4</text:p>
          </table:table-cell>
          <table:table-cell office:value-type="float" office:value="77.97" calcext:value-type="float">
            <text:p>77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4" calcext:value-type="float">
            <text:p>50.4</text:p>
          </table:table-cell>
          <table:table-cell office:value-type="float" office:value="755.96" calcext:value-type="float">
            <text:p>755.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5.96" calcext:value-type="float">
            <text:p>75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44191" calcext:value-type="float">
            <text:p>28044191</text:p>
          </table:table-cell>
          <table:table-cell office:value-type="float" office:value="50.68" calcext:value-type="float">
            <text:p>50.68</text:p>
          </table:table-cell>
          <table:table-cell office:value-type="float" office:value="79.2" calcext:value-type="float">
            <text:p>7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68" calcext:value-type="float">
            <text:p>50.68</text:p>
          </table:table-cell>
          <table:table-cell office:value-type="float" office:value="760.2" calcext:value-type="float">
            <text:p>76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0.2" calcext:value-type="float">
            <text:p>76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48168" calcext:value-type="float">
            <text:p>28048168</text:p>
          </table:table-cell>
          <table:table-cell office:value-type="float" office:value="50.97" calcext:value-type="float">
            <text:p>50.97</text:p>
          </table:table-cell>
          <table:table-cell office:value-type="float" office:value="80.14" calcext:value-type="float">
            <text:p>8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97" calcext:value-type="float">
            <text:p>50.97</text:p>
          </table:table-cell>
          <table:table-cell office:value-type="float" office:value="764.52" calcext:value-type="float">
            <text:p>764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4.52" calcext:value-type="float">
            <text:p>76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52691" calcext:value-type="float">
            <text:p>28052691</text:p>
          </table:table-cell>
          <table:table-cell office:value-type="float" office:value="51.23" calcext:value-type="float">
            <text:p>51.23</text:p>
          </table:table-cell>
          <table:table-cell office:value-type="float" office:value="78.14" calcext:value-type="float">
            <text:p>78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23" calcext:value-type="float">
            <text:p>51.23</text:p>
          </table:table-cell>
          <table:table-cell office:value-type="float" office:value="768.48" calcext:value-type="float">
            <text:p>768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8.48" calcext:value-type="float">
            <text:p>768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56503" calcext:value-type="float">
            <text:p>28056503</text:p>
          </table:table-cell>
          <table:table-cell office:value-type="float" office:value="51.47" calcext:value-type="float">
            <text:p>51.47</text:p>
          </table:table-cell>
          <table:table-cell office:value-type="float" office:value="75.75" calcext:value-type="float">
            <text:p>75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47" calcext:value-type="float">
            <text:p>51.47</text:p>
          </table:table-cell>
          <table:table-cell office:value-type="float" office:value="772.03" calcext:value-type="float">
            <text:p>772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2.03" calcext:value-type="float">
            <text:p>772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93363" calcext:value-type="float">
            <text:p>28093363</text:p>
          </table:table-cell>
          <table:table-cell office:value-type="float" office:value="51.57" calcext:value-type="float">
            <text:p>51.57</text:p>
          </table:table-cell>
          <table:table-cell office:value-type="float" office:value="63.78" calcext:value-type="float">
            <text:p>63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57" calcext:value-type="float">
            <text:p>51.57</text:p>
          </table:table-cell>
          <table:table-cell office:value-type="float" office:value="773.6" calcext:value-type="float">
            <text:p>773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3.6" calcext:value-type="float">
            <text:p>77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97506" calcext:value-type="float">
            <text:p>28097506</text:p>
          </table:table-cell>
          <table:table-cell office:value-type="float" office:value="51.67" calcext:value-type="float">
            <text:p>51.67</text:p>
          </table:table-cell>
          <table:table-cell office:value-type="float" office:value="63.48" calcext:value-type="float">
            <text:p>63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office:value-type="float" office:value="775.12" calcext:value-type="float">
            <text:p>775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5.12" calcext:value-type="float">
            <text:p>77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02671" calcext:value-type="float">
            <text:p>28102671</text:p>
          </table:table-cell>
          <table:table-cell office:value-type="float" office:value="51.77" calcext:value-type="float">
            <text:p>51.77</text:p>
          </table:table-cell>
          <table:table-cell office:value-type="float" office:value="63.18" calcext:value-type="float">
            <text:p>63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77" calcext:value-type="float">
            <text:p>51.77</text:p>
          </table:table-cell>
          <table:table-cell office:value-type="float" office:value="776.56" calcext:value-type="float">
            <text:p>776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6.56" calcext:value-type="float">
            <text:p>77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06931" calcext:value-type="float">
            <text:p>28106931</text:p>
          </table:table-cell>
          <table:table-cell office:value-type="float" office:value="51.86" calcext:value-type="float">
            <text:p>51.86</text:p>
          </table:table-cell>
          <table:table-cell office:value-type="float" office:value="62.8" calcext:value-type="float">
            <text:p>6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86" calcext:value-type="float">
            <text:p>51.86</text:p>
          </table:table-cell>
          <table:table-cell office:value-type="float" office:value="777.93" calcext:value-type="float">
            <text:p>777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7.93" calcext:value-type="float">
            <text:p>777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11628" calcext:value-type="float">
            <text:p>28111628</text:p>
          </table:table-cell>
          <table:table-cell office:value-type="float" office:value="51.97" calcext:value-type="float">
            <text:p>51.97</text:p>
          </table:table-cell>
          <table:table-cell office:value-type="float" office:value="64.26" calcext:value-type="float">
            <text:p>64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97" calcext:value-type="float">
            <text:p>51.97</text:p>
          </table:table-cell>
          <table:table-cell office:value-type="float" office:value="779.51" calcext:value-type="float">
            <text:p>779.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9.51" calcext:value-type="float">
            <text:p>779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15368" calcext:value-type="float">
            <text:p>28115368</text:p>
          </table:table-cell>
          <table:table-cell office:value-type="float" office:value="52.08" calcext:value-type="float">
            <text:p>52.08</text:p>
          </table:table-cell>
          <table:table-cell office:value-type="float" office:value="65.11" calcext:value-type="float">
            <text:p>65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781.19" calcext:value-type="float">
            <text:p>781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1.19" calcext:value-type="float">
            <text:p>78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19854" calcext:value-type="float">
            <text:p>28119854</text:p>
          </table:table-cell>
          <table:table-cell office:value-type="float" office:value="52.19" calcext:value-type="float">
            <text:p>52.19</text:p>
          </table:table-cell>
          <table:table-cell office:value-type="float" office:value="64.94" calcext:value-type="float">
            <text:p>64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19" calcext:value-type="float">
            <text:p>52.19</text:p>
          </table:table-cell>
          <table:table-cell office:value-type="float" office:value="782.84" calcext:value-type="float">
            <text:p>782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2.84" calcext:value-type="float">
            <text:p>78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23806" calcext:value-type="float">
            <text:p>28123806</text:p>
          </table:table-cell>
          <table:table-cell office:value-type="float" office:value="52.29" calcext:value-type="float">
            <text:p>52.29</text:p>
          </table:table-cell>
          <table:table-cell office:value-type="float" office:value="64.11" calcext:value-type="float">
            <text:p>64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29" calcext:value-type="float">
            <text:p>52.29</text:p>
          </table:table-cell>
          <table:table-cell office:value-type="float" office:value="784.36" calcext:value-type="float">
            <text:p>784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4.36" calcext:value-type="float">
            <text:p>78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28531" calcext:value-type="float">
            <text:p>28128531</text:p>
          </table:table-cell>
          <table:table-cell office:value-type="float" office:value="52.39" calcext:value-type="float">
            <text:p>52.39</text:p>
          </table:table-cell>
          <table:table-cell office:value-type="float" office:value="64.27" calcext:value-type="float">
            <text:p>64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39" calcext:value-type="float">
            <text:p>52.39</text:p>
          </table:table-cell>
          <table:table-cell office:value-type="float" office:value="785.89" calcext:value-type="float">
            <text:p>785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5.89" calcext:value-type="float">
            <text:p>78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32271" calcext:value-type="float">
            <text:p>28132271</text:p>
          </table:table-cell>
          <table:table-cell office:value-type="float" office:value="52.49" calcext:value-type="float">
            <text:p>52.49</text:p>
          </table:table-cell>
          <table:table-cell office:value-type="float" office:value="63.29" calcext:value-type="float">
            <text:p>63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49" calcext:value-type="float">
            <text:p>52.49</text:p>
          </table:table-cell>
          <table:table-cell office:value-type="float" office:value="787.28" calcext:value-type="float">
            <text:p>787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7.28" calcext:value-type="float">
            <text:p>78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36914" calcext:value-type="float">
            <text:p>28136914</text:p>
          </table:table-cell>
          <table:table-cell office:value-type="float" office:value="52.57" calcext:value-type="float">
            <text:p>52.57</text:p>
          </table:table-cell>
          <table:table-cell office:value-type="float" office:value="62.51" calcext:value-type="float">
            <text:p>62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57" calcext:value-type="float">
            <text:p>52.57</text:p>
          </table:table-cell>
          <table:table-cell office:value-type="float" office:value="788.55" calcext:value-type="float">
            <text:p>788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8.55" calcext:value-type="float">
            <text:p>78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40803" calcext:value-type="float">
            <text:p>28140803</text:p>
          </table:table-cell>
          <table:table-cell office:value-type="float" office:value="52.67" calcext:value-type="float">
            <text:p>52.67</text:p>
          </table:table-cell>
          <table:table-cell office:value-type="float" office:value="63.67" calcext:value-type="float">
            <text:p>63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67" calcext:value-type="float">
            <text:p>52.67</text:p>
          </table:table-cell>
          <table:table-cell office:value-type="float" office:value="790.01" calcext:value-type="float">
            <text:p>79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0.01" calcext:value-type="float">
            <text:p>79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45314" calcext:value-type="float">
            <text:p>28145314</text:p>
          </table:table-cell>
          <table:table-cell office:value-type="float" office:value="52.77" calcext:value-type="float">
            <text:p>52.77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77" calcext:value-type="float">
            <text:p>52.77</text:p>
          </table:table-cell>
          <table:table-cell office:value-type="float" office:value="791.48" calcext:value-type="float">
            <text:p>791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1.48" calcext:value-type="float">
            <text:p>79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48963" calcext:value-type="float">
            <text:p>28148963</text:p>
          </table:table-cell>
          <table:table-cell office:value-type="float" office:value="52.86" calcext:value-type="float">
            <text:p>52.86</text:p>
          </table:table-cell>
          <table:table-cell office:value-type="float" office:value="63.46" calcext:value-type="float">
            <text:p>63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86" calcext:value-type="float">
            <text:p>52.86</text:p>
          </table:table-cell>
          <table:table-cell office:value-type="float" office:value="792.87" calcext:value-type="float">
            <text:p>792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2.87" calcext:value-type="float">
            <text:p>792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53666" calcext:value-type="float">
            <text:p>28153666</text:p>
          </table:table-cell>
          <table:table-cell office:value-type="float" office:value="52.94" calcext:value-type="float">
            <text:p>52.94</text:p>
          </table:table-cell>
          <table:table-cell office:value-type="float" office:value="62.43" calcext:value-type="float">
            <text:p>62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94" calcext:value-type="float">
            <text:p>52.94</text:p>
          </table:table-cell>
          <table:table-cell office:value-type="float" office:value="794.1" calcext:value-type="float">
            <text:p>794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4.1" calcext:value-type="float">
            <text:p>79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57631" calcext:value-type="float">
            <text:p>28157631</text:p>
          </table:table-cell>
          <table:table-cell office:value-type="float" office:value="53.03" calcext:value-type="float">
            <text:p>53.03</text:p>
          </table:table-cell>
          <table:table-cell office:value-type="float" office:value="62.75" calcext:value-type="float">
            <text:p>62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03" calcext:value-type="float">
            <text:p>53.03</text:p>
          </table:table-cell>
          <table:table-cell office:value-type="float" office:value="795.38" calcext:value-type="float">
            <text:p>795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5.38" calcext:value-type="float">
            <text:p>795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62268" calcext:value-type="float">
            <text:p>28162268</text:p>
          </table:table-cell>
          <table:table-cell office:value-type="float" office:value="53.13" calcext:value-type="float">
            <text:p>53.13</text:p>
          </table:table-cell>
          <table:table-cell office:value-type="float" office:value="65.24" calcext:value-type="float">
            <text:p>65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13" calcext:value-type="float">
            <text:p>53.13</text:p>
          </table:table-cell>
          <table:table-cell office:value-type="float" office:value="797.01" calcext:value-type="float">
            <text:p>797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7.01" calcext:value-type="float">
            <text:p>797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65943" calcext:value-type="float">
            <text:p>28165943</text:p>
          </table:table-cell>
          <table:table-cell office:value-type="float" office:value="53.26" calcext:value-type="float">
            <text:p>53.26</text:p>
          </table:table-cell>
          <table:table-cell office:value-type="float" office:value="67.33" calcext:value-type="float">
            <text:p>6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26" calcext:value-type="float">
            <text:p>53.26</text:p>
          </table:table-cell>
          <table:table-cell office:value-type="float" office:value="798.94" calcext:value-type="float">
            <text:p>798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8.94" calcext:value-type="float">
            <text:p>798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70534" calcext:value-type="float">
            <text:p>28170534</text:p>
          </table:table-cell>
          <table:table-cell office:value-type="float" office:value="53.41" calcext:value-type="float">
            <text:p>53.41</text:p>
          </table:table-cell>
          <table:table-cell office:value-type="float" office:value="68.83" calcext:value-type="float">
            <text:p>68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1" calcext:value-type="float">
            <text:p>53.41</text:p>
          </table:table-cell>
          <table:table-cell office:value-type="float" office:value="801.1" calcext:value-type="float">
            <text:p>801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1.1" calcext:value-type="float">
            <text:p>80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74268" calcext:value-type="float">
            <text:p>28174268</text:p>
          </table:table-cell>
          <table:table-cell office:value-type="float" office:value="53.55" calcext:value-type="float">
            <text:p>53.55</text:p>
          </table:table-cell>
          <table:table-cell office:value-type="float" office:value="68.91" calcext:value-type="float">
            <text:p>68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55" calcext:value-type="float">
            <text:p>53.55</text:p>
          </table:table-cell>
          <table:table-cell office:value-type="float" office:value="803.27" calcext:value-type="float">
            <text:p>803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3.27" calcext:value-type="float">
            <text:p>803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78888" calcext:value-type="float">
            <text:p>28178888</text:p>
          </table:table-cell>
          <table:table-cell office:value-type="float" office:value="53.7" calcext:value-type="float">
            <text:p>53.7</text:p>
          </table:table-cell>
          <table:table-cell office:value-type="float" office:value="69.06" calcext:value-type="float">
            <text:p>69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7" calcext:value-type="float">
            <text:p>53.7</text:p>
          </table:table-cell>
          <table:table-cell office:value-type="float" office:value="805.45" calcext:value-type="float">
            <text:p>805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5.45" calcext:value-type="float">
            <text:p>805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82663" calcext:value-type="float">
            <text:p>28182663</text:p>
          </table:table-cell>
          <table:table-cell office:value-type="float" office:value="53.89" calcext:value-type="float">
            <text:p>53.89</text:p>
          </table:table-cell>
          <table:table-cell office:value-type="float" office:value="73.91" calcext:value-type="float">
            <text:p>73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9" calcext:value-type="float">
            <text:p>53.89</text:p>
          </table:table-cell>
          <table:table-cell office:value-type="float" office:value="808.32" calcext:value-type="float">
            <text:p>808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8.32" calcext:value-type="float">
            <text:p>80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87314" calcext:value-type="float">
            <text:p>28187314</text:p>
          </table:table-cell>
          <table:table-cell office:value-type="float" office:value="54.08" calcext:value-type="float">
            <text:p>54.08</text:p>
          </table:table-cell>
          <table:table-cell office:value-type="float" office:value="74.39" calcext:value-type="float">
            <text:p>74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08" calcext:value-type="float">
            <text:p>54.08</text:p>
          </table:table-cell>
          <table:table-cell office:value-type="float" office:value="811.25" calcext:value-type="float">
            <text:p>811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1.25" calcext:value-type="float">
            <text:p>81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91166" calcext:value-type="float">
            <text:p>28191166</text:p>
          </table:table-cell>
          <table:table-cell office:value-type="float" office:value="54.29" calcext:value-type="float">
            <text:p>54.29</text:p>
          </table:table-cell>
          <table:table-cell office:value-type="float" office:value="75.5" calcext:value-type="float">
            <text:p>7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29" calcext:value-type="float">
            <text:p>54.29</text:p>
          </table:table-cell>
          <table:table-cell office:value-type="float" office:value="814.31" calcext:value-type="float">
            <text:p>814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4.31" calcext:value-type="float">
            <text:p>814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95674" calcext:value-type="float">
            <text:p>28195674</text:p>
          </table:table-cell>
          <table:table-cell office:value-type="float" office:value="54.53" calcext:value-type="float">
            <text:p>54.53</text:p>
          </table:table-cell>
          <table:table-cell office:value-type="float" office:value="79.32" calcext:value-type="float">
            <text:p>79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53" calcext:value-type="float">
            <text:p>54.53</text:p>
          </table:table-cell>
          <table:table-cell office:value-type="float" office:value="817.93" calcext:value-type="float">
            <text:p>817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7.93" calcext:value-type="float">
            <text:p>817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99433" calcext:value-type="float">
            <text:p>28199433</text:p>
          </table:table-cell>
          <table:table-cell office:value-type="float" office:value="54.8" calcext:value-type="float">
            <text:p>54.8</text:p>
          </table:table-cell>
          <table:table-cell office:value-type="float" office:value="82.29" calcext:value-type="float">
            <text:p>82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8" calcext:value-type="float">
            <text:p>54.8</text:p>
          </table:table-cell>
          <table:table-cell office:value-type="float" office:value="821.96" calcext:value-type="float">
            <text:p>821.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1.96" calcext:value-type="float">
            <text:p>821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03488" calcext:value-type="float">
            <text:p>28203488</text:p>
          </table:table-cell>
          <table:table-cell office:value-type="float" office:value="55.01" calcext:value-type="float">
            <text:p>55.01</text:p>
          </table:table-cell>
          <table:table-cell office:value-type="float" office:value="77.16" calcext:value-type="float">
            <text:p>77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01" calcext:value-type="float">
            <text:p>55.01</text:p>
          </table:table-cell>
          <table:table-cell office:value-type="float" office:value="825.18" calcext:value-type="float">
            <text:p>825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5.18" calcext:value-type="float">
            <text:p>82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08248" calcext:value-type="float">
            <text:p>28208248</text:p>
          </table:table-cell>
          <table:table-cell office:value-type="float" office:value="55.24" calcext:value-type="float">
            <text:p>55.24</text:p>
          </table:table-cell>
          <table:table-cell office:value-type="float" office:value="79.06" calcext:value-type="float">
            <text:p>79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24" calcext:value-type="float">
            <text:p>55.24</text:p>
          </table:table-cell>
          <table:table-cell office:value-type="float" office:value="828.64" calcext:value-type="float">
            <text:p>828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8.64" calcext:value-type="float">
            <text:p>82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12606" calcext:value-type="float">
            <text:p>28212606</text:p>
          </table:table-cell>
          <table:table-cell office:value-type="float" office:value="55.48" calcext:value-type="float">
            <text:p>55.48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48" calcext:value-type="float">
            <text:p>55.48</text:p>
          </table:table-cell>
          <table:table-cell office:value-type="float" office:value="832.17" calcext:value-type="float">
            <text:p>832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2.17" calcext:value-type="float">
            <text:p>832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16500" calcext:value-type="float">
            <text:p>28216500</text:p>
          </table:table-cell>
          <table:table-cell office:value-type="float" office:value="55.74" calcext:value-type="float">
            <text:p>55.74</text:p>
          </table:table-cell>
          <table:table-cell office:value-type="float" office:value="82.95" calcext:value-type="float">
            <text:p>82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74" calcext:value-type="float">
            <text:p>55.74</text:p>
          </table:table-cell>
          <table:table-cell office:value-type="float" office:value="836.14" calcext:value-type="float">
            <text:p>836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6.14" calcext:value-type="float">
            <text:p>836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21114" calcext:value-type="float">
            <text:p>28221114</text:p>
          </table:table-cell>
          <table:table-cell office:value-type="float" office:value="55.98" calcext:value-type="float">
            <text:p>55.98</text:p>
          </table:table-cell>
          <table:table-cell office:value-type="float" office:value="80.43" calcext:value-type="float">
            <text:p>8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98" calcext:value-type="float">
            <text:p>55.98</text:p>
          </table:table-cell>
          <table:table-cell office:value-type="float" office:value="839.68" calcext:value-type="float">
            <text:p>839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9.68" calcext:value-type="float">
            <text:p>83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24808" calcext:value-type="float">
            <text:p>28224808</text:p>
          </table:table-cell>
          <table:table-cell office:value-type="float" office:value="56.21" calcext:value-type="float">
            <text:p>56.21</text:p>
          </table:table-cell>
          <table:table-cell office:value-type="float" office:value="80.39" calcext:value-type="float">
            <text:p>8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21" calcext:value-type="float">
            <text:p>56.21</text:p>
          </table:table-cell>
          <table:table-cell office:value-type="float" office:value="843.18" calcext:value-type="float">
            <text:p>843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3.18" calcext:value-type="float">
            <text:p>84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29254" calcext:value-type="float">
            <text:p>28229254</text:p>
          </table:table-cell>
          <table:table-cell office:value-type="float" office:value="56.43" calcext:value-type="float">
            <text:p>56.43</text:p>
          </table:table-cell>
          <table:table-cell office:value-type="float" office:value="79.06" calcext:value-type="float">
            <text:p>79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43" calcext:value-type="float">
            <text:p>56.43</text:p>
          </table:table-cell>
          <table:table-cell office:value-type="float" office:value="846.46" calcext:value-type="float">
            <text:p>846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6.46" calcext:value-type="float">
            <text:p>84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33063" calcext:value-type="float">
            <text:p>28233063</text:p>
          </table:table-cell>
          <table:table-cell office:value-type="float" office:value="56.65" calcext:value-type="float">
            <text:p>56.65</text:p>
          </table:table-cell>
          <table:table-cell office:value-type="float" office:value="79.09" calcext:value-type="float">
            <text:p>79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65" calcext:value-type="float">
            <text:p>56.65</text:p>
          </table:table-cell>
          <table:table-cell office:value-type="float" office:value="849.72" calcext:value-type="float">
            <text:p>849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9.72" calcext:value-type="float">
            <text:p>84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37594" calcext:value-type="float">
            <text:p>28237594</text:p>
          </table:table-cell>
          <table:table-cell office:value-type="float" office:value="56.85" calcext:value-type="float">
            <text:p>56.85</text:p>
          </table:table-cell>
          <table:table-cell office:value-type="float" office:value="78.2" calcext:value-type="float">
            <text:p>7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85" calcext:value-type="float">
            <text:p>56.85</text:p>
          </table:table-cell>
          <table:table-cell office:value-type="float" office:value="852.81" calcext:value-type="float">
            <text:p>852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2.81" calcext:value-type="float">
            <text:p>85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41430" calcext:value-type="float">
            <text:p>28241430</text:p>
          </table:table-cell>
          <table:table-cell office:value-type="float" office:value="57.06" calcext:value-type="float">
            <text:p>57.06</text:p>
          </table:table-cell>
          <table:table-cell office:value-type="float" office:value="78.27" calcext:value-type="float">
            <text:p>78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06" calcext:value-type="float">
            <text:p>57.06</text:p>
          </table:table-cell>
          <table:table-cell office:value-type="float" office:value="855.87" calcext:value-type="float">
            <text:p>855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5.87" calcext:value-type="float">
            <text:p>855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45808" calcext:value-type="float">
            <text:p>28245808</text:p>
          </table:table-cell>
          <table:table-cell office:value-type="float" office:value="57.25" calcext:value-type="float">
            <text:p>57.25</text:p>
          </table:table-cell>
          <table:table-cell office:value-type="float" office:value="77.16" calcext:value-type="float">
            <text:p>77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25" calcext:value-type="float">
            <text:p>57.25</text:p>
          </table:table-cell>
          <table:table-cell office:value-type="float" office:value="858.72" calcext:value-type="float">
            <text:p>858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8.72" calcext:value-type="float">
            <text:p>858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49728" calcext:value-type="float">
            <text:p>28249728</text:p>
          </table:table-cell>
          <table:table-cell office:value-type="float" office:value="57.42" calcext:value-type="float">
            <text:p>57.42</text:p>
          </table:table-cell>
          <table:table-cell office:value-type="float" office:value="75.89" calcext:value-type="float">
            <text:p>75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42" calcext:value-type="float">
            <text:p>57.42</text:p>
          </table:table-cell>
          <table:table-cell office:value-type="float" office:value="861.35" calcext:value-type="float">
            <text:p>861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1.35" calcext:value-type="float">
            <text:p>861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54440" calcext:value-type="float">
            <text:p>28254440</text:p>
          </table:table-cell>
          <table:table-cell office:value-type="float" office:value="57.59" calcext:value-type="float">
            <text:p>57.59</text:p>
          </table:table-cell>
          <table:table-cell office:value-type="float" office:value="74.74" calcext:value-type="float">
            <text:p>74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59" calcext:value-type="float">
            <text:p>57.59</text:p>
          </table:table-cell>
          <table:table-cell office:value-type="float" office:value="863.78" calcext:value-type="float">
            <text:p>863.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3.78" calcext:value-type="float">
            <text:p>863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58271" calcext:value-type="float">
            <text:p>28258271</text:p>
          </table:table-cell>
          <table:table-cell office:value-type="float" office:value="57.75" calcext:value-type="float">
            <text:p>57.75</text:p>
          </table:table-cell>
          <table:table-cell office:value-type="float" office:value="74.84" calcext:value-type="float">
            <text:p>74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75" calcext:value-type="float">
            <text:p>57.75</text:p>
          </table:table-cell>
          <table:table-cell office:value-type="float" office:value="866.2" calcext:value-type="float">
            <text:p>866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6.2" calcext:value-type="float">
            <text:p>86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62306" calcext:value-type="float">
            <text:p>28262306</text:p>
          </table:table-cell>
          <table:table-cell office:value-type="float" office:value="57.89" calcext:value-type="float">
            <text:p>57.89</text:p>
          </table:table-cell>
          <table:table-cell office:value-type="float" office:value="73.19" calcext:value-type="float">
            <text:p>73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89" calcext:value-type="float">
            <text:p>57.89</text:p>
          </table:table-cell>
          <table:table-cell office:value-type="float" office:value="868.34" calcext:value-type="float">
            <text:p>868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8.34" calcext:value-type="float">
            <text:p>868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66286" calcext:value-type="float">
            <text:p>28266286</text:p>
          </table:table-cell>
          <table:table-cell office:value-type="float" office:value="58.02" calcext:value-type="float">
            <text:p>58.02</text:p>
          </table:table-cell>
          <table:table-cell office:value-type="float" office:value="71.95" calcext:value-type="float">
            <text:p>71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02" calcext:value-type="float">
            <text:p>58.02</text:p>
          </table:table-cell>
          <table:table-cell office:value-type="float" office:value="870.28" calcext:value-type="float">
            <text:p>870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0.28" calcext:value-type="float">
            <text:p>87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71048" calcext:value-type="float">
            <text:p>28271048</text:p>
          </table:table-cell>
          <table:table-cell office:value-type="float" office:value="58.13" calcext:value-type="float">
            <text:p>58.13</text:p>
          </table:table-cell>
          <table:table-cell office:value-type="float" office:value="70.77" calcext:value-type="float">
            <text:p>7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3" calcext:value-type="float">
            <text:p>58.13</text:p>
          </table:table-cell>
          <table:table-cell office:value-type="float" office:value="872.01" calcext:value-type="float">
            <text:p>872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2.01" calcext:value-type="float">
            <text:p>872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75294" calcext:value-type="float">
            <text:p>28275294</text:p>
          </table:table-cell>
          <table:table-cell office:value-type="float" office:value="58.25" calcext:value-type="float">
            <text:p>58.25</text:p>
          </table:table-cell>
          <table:table-cell office:value-type="float" office:value="70.6" calcext:value-type="float">
            <text:p>7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25" calcext:value-type="float">
            <text:p>58.25</text:p>
          </table:table-cell>
          <table:table-cell office:value-type="float" office:value="873.69" calcext:value-type="float">
            <text:p>873.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3.69" calcext:value-type="float">
            <text:p>873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80531" calcext:value-type="float">
            <text:p>28280531</text:p>
          </table:table-cell>
          <table:table-cell office:value-type="float" office:value="58.34" calcext:value-type="float">
            <text:p>58.34</text:p>
          </table:table-cell>
          <table:table-cell office:value-type="float" office:value="69.14" calcext:value-type="float">
            <text:p>69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34" calcext:value-type="float">
            <text:p>58.34</text:p>
          </table:table-cell>
          <table:table-cell office:value-type="float" office:value="875.14" calcext:value-type="float">
            <text:p>875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5.14" calcext:value-type="float">
            <text:p>875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84531" calcext:value-type="float">
            <text:p>28284531</text:p>
          </table:table-cell>
          <table:table-cell office:value-type="float" office:value="58.43" calcext:value-type="float">
            <text:p>58.43</text:p>
          </table:table-cell>
          <table:table-cell office:value-type="float" office:value="68.71" calcext:value-type="float">
            <text:p>68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43" calcext:value-type="float">
            <text:p>58.43</text:p>
          </table:table-cell>
          <table:table-cell office:value-type="float" office:value="876.52" calcext:value-type="float">
            <text:p>876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6.52" calcext:value-type="float">
            <text:p>876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89186" calcext:value-type="float">
            <text:p>28289186</text:p>
          </table:table-cell>
          <table:table-cell office:value-type="float" office:value="58.51" calcext:value-type="float">
            <text:p>58.51</text:p>
          </table:table-cell>
          <table:table-cell office:value-type="float" office:value="67.33" calcext:value-type="float">
            <text:p>6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51" calcext:value-type="float">
            <text:p>58.51</text:p>
          </table:table-cell>
          <table:table-cell office:value-type="float" office:value="877.68" calcext:value-type="float">
            <text:p>877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7.68" calcext:value-type="float">
            <text:p>877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92911" calcext:value-type="float">
            <text:p>28292911</text:p>
          </table:table-cell>
          <table:table-cell office:value-type="float" office:value="58.58" calcext:value-type="float">
            <text:p>58.58</text:p>
          </table:table-cell>
          <table:table-cell office:value-type="float" office:value="66.79" calcext:value-type="float">
            <text:p>66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58" calcext:value-type="float">
            <text:p>58.58</text:p>
          </table:table-cell>
          <table:table-cell office:value-type="float" office:value="878.75" calcext:value-type="float">
            <text:p>878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8.75" calcext:value-type="float">
            <text:p>87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97454" calcext:value-type="float">
            <text:p>28297454</text:p>
          </table:table-cell>
          <table:table-cell office:value-type="float" office:value="58.65" calcext:value-type="float">
            <text:p>58.65</text:p>
          </table:table-cell>
          <table:table-cell office:value-type="float" office:value="66.67" calcext:value-type="float">
            <text:p>66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65" calcext:value-type="float">
            <text:p>58.65</text:p>
          </table:table-cell>
          <table:table-cell office:value-type="float" office:value="879.79" calcext:value-type="float">
            <text:p>879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9.79" calcext:value-type="float">
            <text:p>879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1231" calcext:value-type="float">
            <text:p>28301231</text:p>
          </table:table-cell>
          <table:table-cell office:value-type="float" office:value="58.72" calcext:value-type="float">
            <text:p>58.72</text:p>
          </table:table-cell>
          <table:table-cell office:value-type="float" office:value="66.25" calcext:value-type="float">
            <text:p>66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72" calcext:value-type="float">
            <text:p>58.72</text:p>
          </table:table-cell>
          <table:table-cell office:value-type="float" office:value="880.77" calcext:value-type="float">
            <text:p>880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0.77" calcext:value-type="float">
            <text:p>88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6546" calcext:value-type="float">
            <text:p>28306546</text:p>
          </table:table-cell>
          <table:table-cell office:value-type="float" office:value="58.78" calcext:value-type="float">
            <text:p>58.78</text:p>
          </table:table-cell>
          <table:table-cell office:value-type="float" office:value="65.56" calcext:value-type="float">
            <text:p>6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78" calcext:value-type="float">
            <text:p>58.78</text:p>
          </table:table-cell>
          <table:table-cell office:value-type="float" office:value="881.64" calcext:value-type="float">
            <text:p>881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1.64" calcext:value-type="float">
            <text:p>88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0443" calcext:value-type="float">
            <text:p>28310443</text:p>
          </table:table-cell>
          <table:table-cell office:value-type="float" office:value="58.83" calcext:value-type="float">
            <text:p>58.83</text:p>
          </table:table-cell>
          <table:table-cell office:value-type="float" office:value="65.46" calcext:value-type="float">
            <text:p>65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83" calcext:value-type="float">
            <text:p>58.83</text:p>
          </table:table-cell>
          <table:table-cell office:value-type="float" office:value="882.49" calcext:value-type="float">
            <text:p>882.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2.49" calcext:value-type="float">
            <text:p>882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4966" calcext:value-type="float">
            <text:p>28314966</text:p>
          </table:table-cell>
          <table:table-cell office:value-type="float" office:value="58.88" calcext:value-type="float">
            <text:p>58.88</text:p>
          </table:table-cell>
          <table:table-cell office:value-type="float" office:value="64.16" calcext:value-type="float">
            <text:p>64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88" calcext:value-type="float">
            <text:p>58.88</text:p>
          </table:table-cell>
          <table:table-cell office:value-type="float" office:value="883.14" calcext:value-type="float">
            <text:p>883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3.14" calcext:value-type="float">
            <text:p>883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8786" calcext:value-type="float">
            <text:p>28318786</text:p>
          </table:table-cell>
          <table:table-cell office:value-type="float" office:value="58.93" calcext:value-type="float">
            <text:p>58.93</text:p>
          </table:table-cell>
          <table:table-cell office:value-type="float" office:value="65.03" calcext:value-type="float">
            <text:p>65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93" calcext:value-type="float">
            <text:p>58.93</text:p>
          </table:table-cell>
          <table:table-cell office:value-type="float" office:value="883.91" calcext:value-type="float">
            <text:p>883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3.91" calcext:value-type="float">
            <text:p>883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23368" calcext:value-type="float">
            <text:p>28323368</text:p>
          </table:table-cell>
          <table:table-cell office:value-type="float" office:value="58.98" calcext:value-type="float">
            <text:p>58.98</text:p>
          </table:table-cell>
          <table:table-cell office:value-type="float" office:value="65.38" calcext:value-type="float">
            <text:p>65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98" calcext:value-type="float">
            <text:p>58.98</text:p>
          </table:table-cell>
          <table:table-cell office:value-type="float" office:value="884.73" calcext:value-type="float">
            <text:p>884.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4.73" calcext:value-type="float">
            <text:p>884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27131" calcext:value-type="float">
            <text:p>28327131</text:p>
          </table:table-cell>
          <table:table-cell office:value-type="float" office:value="59.05" calcext:value-type="float">
            <text:p>59.05</text:p>
          </table:table-cell>
          <table:table-cell office:value-type="float" office:value="66.74" calcext:value-type="float">
            <text:p>66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05" calcext:value-type="float">
            <text:p>59.05</text:p>
          </table:table-cell>
          <table:table-cell office:value-type="float" office:value="885.73" calcext:value-type="float">
            <text:p>885.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5.73" calcext:value-type="float">
            <text:p>885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31674" calcext:value-type="float">
            <text:p>28331674</text:p>
          </table:table-cell>
          <table:table-cell office:value-type="float" office:value="59.13" calcext:value-type="float">
            <text:p>59.13</text:p>
          </table:table-cell>
          <table:table-cell office:value-type="float" office:value="68.07" calcext:value-type="float">
            <text:p>68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13" calcext:value-type="float">
            <text:p>59.13</text:p>
          </table:table-cell>
          <table:table-cell office:value-type="float" office:value="886.89" calcext:value-type="float">
            <text:p>886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6.89" calcext:value-type="float">
            <text:p>886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35430" calcext:value-type="float">
            <text:p>28335430</text:p>
          </table:table-cell>
          <table:table-cell office:value-type="float" office:value="59.21" calcext:value-type="float">
            <text:p>59.2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21" calcext:value-type="float">
            <text:p>59.21</text:p>
          </table:table-cell>
          <table:table-cell office:value-type="float" office:value="888.17" calcext:value-type="float">
            <text:p>888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8.17" calcext:value-type="float">
            <text:p>888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39906" calcext:value-type="float">
            <text:p>28339906</text:p>
          </table:table-cell>
          <table:table-cell office:value-type="float" office:value="59.29" calcext:value-type="float">
            <text:p>59.29</text:p>
          </table:table-cell>
          <table:table-cell office:value-type="float" office:value="68.25" calcext:value-type="float">
            <text:p>68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29" calcext:value-type="float">
            <text:p>59.29</text:p>
          </table:table-cell>
          <table:table-cell office:value-type="float" office:value="889.33" calcext:value-type="float">
            <text:p>889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9.33" calcext:value-type="float">
            <text:p>889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43623" calcext:value-type="float">
            <text:p>28343623</text:p>
          </table:table-cell>
          <table:table-cell office:value-type="float" office:value="59.39" calcext:value-type="float">
            <text:p>59.39</text:p>
          </table:table-cell>
          <table:table-cell office:value-type="float" office:value="70.79" calcext:value-type="float">
            <text:p>70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39" calcext:value-type="float">
            <text:p>59.39</text:p>
          </table:table-cell>
          <table:table-cell office:value-type="float" office:value="890.86" calcext:value-type="float">
            <text:p>890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0.86" calcext:value-type="float">
            <text:p>89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48214" calcext:value-type="float">
            <text:p>28348214</text:p>
          </table:table-cell>
          <table:table-cell office:value-type="float" office:value="59.49" calcext:value-type="float">
            <text:p>59.49</text:p>
          </table:table-cell>
          <table:table-cell office:value-type="float" office:value="70.48" calcext:value-type="float">
            <text:p>70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49" calcext:value-type="float">
            <text:p>59.49</text:p>
          </table:table-cell>
          <table:table-cell office:value-type="float" office:value="892.3" calcext:value-type="float">
            <text:p>892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2.3" calcext:value-type="float">
            <text:p>89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51983" calcext:value-type="float">
            <text:p>28351983</text:p>
          </table:table-cell>
          <table:table-cell office:value-type="float" office:value="59.58" calcext:value-type="float">
            <text:p>59.58</text:p>
          </table:table-cell>
          <table:table-cell office:value-type="float" office:value="70.79" calcext:value-type="float">
            <text:p>70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58" calcext:value-type="float">
            <text:p>59.58</text:p>
          </table:table-cell>
          <table:table-cell office:value-type="float" office:value="893.77" calcext:value-type="float">
            <text:p>893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3.77" calcext:value-type="float">
            <text:p>893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56514" calcext:value-type="float">
            <text:p>28356514</text:p>
          </table:table-cell>
          <table:table-cell office:value-type="float" office:value="59.67" calcext:value-type="float">
            <text:p>59.67</text:p>
          </table:table-cell>
          <table:table-cell office:value-type="float" office:value="70.1" calcext:value-type="float">
            <text:p>7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67" calcext:value-type="float">
            <text:p>59.67</text:p>
          </table:table-cell>
          <table:table-cell office:value-type="float" office:value="895.12" calcext:value-type="float">
            <text:p>895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5.12" calcext:value-type="float">
            <text:p>89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60271" calcext:value-type="float">
            <text:p>28360271</text:p>
          </table:table-cell>
          <table:table-cell office:value-type="float" office:value="59.8" calcext:value-type="float">
            <text:p>59.8</text:p>
          </table:table-cell>
          <table:table-cell office:value-type="float" office:value="73.29" calcext:value-type="float">
            <text:p>73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8" calcext:value-type="float">
            <text:p>59.8</text:p>
          </table:table-cell>
          <table:table-cell office:value-type="float" office:value="896.93" calcext:value-type="float">
            <text:p>896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6.93" calcext:value-type="float">
            <text:p>896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64694" calcext:value-type="float">
            <text:p>28364694</text:p>
          </table:table-cell>
          <table:table-cell office:value-type="float" office:value="59.89" calcext:value-type="float">
            <text:p>59.89</text:p>
          </table:table-cell>
          <table:table-cell office:value-type="float" office:value="71.22" calcext:value-type="float">
            <text:p>71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89" calcext:value-type="float">
            <text:p>59.89</text:p>
          </table:table-cell>
          <table:table-cell office:value-type="float" office:value="898.39" calcext:value-type="float">
            <text:p>898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8.39" calcext:value-type="float">
            <text:p>898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68563" calcext:value-type="float">
            <text:p>28368563</text:p>
          </table:table-cell>
          <table:table-cell office:value-type="float" office:value="60" calcext:value-type="float">
            <text:p>60</text:p>
          </table:table-cell>
          <table:table-cell office:value-type="float" office:value="71.86" calcext:value-type="float">
            <text:p>71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99.93" calcext:value-type="float">
            <text:p>899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9.93" calcext:value-type="float">
            <text:p>89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73128" calcext:value-type="float">
            <text:p>28373128</text:p>
          </table:table-cell>
          <table:table-cell office:value-type="float" office:value="60.14" calcext:value-type="float">
            <text:p>60.14</text:p>
          </table:table-cell>
          <table:table-cell office:value-type="float" office:value="75.75" calcext:value-type="float">
            <text:p>75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14" calcext:value-type="float">
            <text:p>60.14</text:p>
          </table:table-cell>
          <table:table-cell office:value-type="float" office:value="902.06" calcext:value-type="float">
            <text:p>902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2.06" calcext:value-type="float">
            <text:p>902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76868" calcext:value-type="float">
            <text:p>28376868</text:p>
          </table:table-cell>
          <table:table-cell office:value-type="float" office:value="60.26" calcext:value-type="float">
            <text:p>60.26</text:p>
          </table:table-cell>
          <table:table-cell office:value-type="float" office:value="73.48" calcext:value-type="float">
            <text:p>73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26" calcext:value-type="float">
            <text:p>60.26</text:p>
          </table:table-cell>
          <table:table-cell office:value-type="float" office:value="903.85" calcext:value-type="float">
            <text:p>903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3.85" calcext:value-type="float">
            <text:p>903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81440" calcext:value-type="float">
            <text:p>28381440</text:p>
          </table:table-cell>
          <table:table-cell office:value-type="float" office:value="60.37" calcext:value-type="float">
            <text:p>60.37</text:p>
          </table:table-cell>
          <table:table-cell office:value-type="float" office:value="73.14" calcext:value-type="float">
            <text:p>73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37" calcext:value-type="float">
            <text:p>60.37</text:p>
          </table:table-cell>
          <table:table-cell office:value-type="float" office:value="905.59" calcext:value-type="float">
            <text:p>905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5.59" calcext:value-type="float">
            <text:p>905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85131" calcext:value-type="float">
            <text:p>28385131</text:p>
          </table:table-cell>
          <table:table-cell office:value-type="float" office:value="60.51" calcext:value-type="float">
            <text:p>60.51</text:p>
          </table:table-cell>
          <table:table-cell office:value-type="float" office:value="75.67" calcext:value-type="float">
            <text:p>75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51" calcext:value-type="float">
            <text:p>60.51</text:p>
          </table:table-cell>
          <table:table-cell office:value-type="float" office:value="907.69" calcext:value-type="float">
            <text:p>907.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7.69" calcext:value-type="float">
            <text:p>907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89691" calcext:value-type="float">
            <text:p>28389691</text:p>
          </table:table-cell>
          <table:table-cell office:value-type="float" office:value="60.67" calcext:value-type="float">
            <text:p>60.67</text:p>
          </table:table-cell>
          <table:table-cell office:value-type="float" office:value="77.7" calcext:value-type="float">
            <text:p>7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67" calcext:value-type="float">
            <text:p>60.67</text:p>
          </table:table-cell>
          <table:table-cell office:value-type="float" office:value="910.07" calcext:value-type="float">
            <text:p>910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0.07" calcext:value-type="float">
            <text:p>91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93430" calcext:value-type="float">
            <text:p>28393430</text:p>
          </table:table-cell>
          <table:table-cell office:value-type="float" office:value="60.9" calcext:value-type="float">
            <text:p>60.9</text:p>
          </table:table-cell>
          <table:table-cell office:value-type="float" office:value="85.26" calcext:value-type="float">
            <text:p>85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9" calcext:value-type="float">
            <text:p>60.9</text:p>
          </table:table-cell>
          <table:table-cell office:value-type="float" office:value="913.53" calcext:value-type="float">
            <text:p>913.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3.53" calcext:value-type="float">
            <text:p>913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98008" calcext:value-type="float">
            <text:p>28398008</text:p>
          </table:table-cell>
          <table:table-cell office:value-type="float" office:value="61.14" calcext:value-type="float">
            <text:p>61.14</text:p>
          </table:table-cell>
          <table:table-cell office:value-type="float" office:value="86.42" calcext:value-type="float">
            <text:p>86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14" calcext:value-type="float">
            <text:p>61.14</text:p>
          </table:table-cell>
          <table:table-cell office:value-type="float" office:value="917.14" calcext:value-type="float">
            <text:p>917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7.14" calcext:value-type="float">
            <text:p>917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01946" calcext:value-type="float">
            <text:p>28401946</text:p>
          </table:table-cell>
          <table:table-cell office:value-type="float" office:value="61.35" calcext:value-type="float">
            <text:p>61.35</text:p>
          </table:table-cell>
          <table:table-cell office:value-type="float" office:value="83.48" calcext:value-type="float">
            <text:p>83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35" calcext:value-type="float">
            <text:p>61.35</text:p>
          </table:table-cell>
          <table:table-cell office:value-type="float" office:value="920.22" calcext:value-type="float">
            <text:p>920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0.22" calcext:value-type="float">
            <text:p>92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05786" calcext:value-type="float">
            <text:p>28405786</text:p>
          </table:table-cell>
          <table:table-cell office:value-type="float" office:value="61.51" calcext:value-type="float">
            <text:p>61.51</text:p>
          </table:table-cell>
          <table:table-cell office:value-type="float" office:value="79.32" calcext:value-type="float">
            <text:p>79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51" calcext:value-type="float">
            <text:p>61.51</text:p>
          </table:table-cell>
          <table:table-cell office:value-type="float" office:value="922.68" calcext:value-type="float">
            <text:p>922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2.68" calcext:value-type="float">
            <text:p>92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10451" calcext:value-type="float">
            <text:p>28410451</text:p>
          </table:table-cell>
          <table:table-cell office:value-type="float" office:value="61.6" calcext:value-type="float">
            <text:p>61.6</text:p>
          </table:table-cell>
          <table:table-cell office:value-type="float" office:value="71.29" calcext:value-type="float">
            <text:p>71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6" calcext:value-type="float">
            <text:p>61.6</text:p>
          </table:table-cell>
          <table:table-cell office:value-type="float" office:value="924" calcext:value-type="float">
            <text:p>9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14874" calcext:value-type="float">
            <text:p>28414874</text:p>
          </table:table-cell>
          <table:table-cell office:value-type="float" office:value="61.71" calcext:value-type="float">
            <text:p>61.71</text:p>
          </table:table-cell>
          <table:table-cell office:value-type="float" office:value="74.14" calcext:value-type="float">
            <text:p>74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71" calcext:value-type="float">
            <text:p>61.71</text:p>
          </table:table-cell>
          <table:table-cell office:value-type="float" office:value="925.71" calcext:value-type="float">
            <text:p>925.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5.71" calcext:value-type="float">
            <text:p>925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18788" calcext:value-type="float">
            <text:p>28418788</text:p>
          </table:table-cell>
          <table:table-cell office:value-type="float" office:value="61.81" calcext:value-type="float">
            <text:p>61.81</text:p>
          </table:table-cell>
          <table:table-cell office:value-type="float" office:value="72.88" calcext:value-type="float">
            <text:p>72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81" calcext:value-type="float">
            <text:p>61.81</text:p>
          </table:table-cell>
          <table:table-cell office:value-type="float" office:value="927.15" calcext:value-type="float">
            <text:p>927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7.15" calcext:value-type="float">
            <text:p>927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23308" calcext:value-type="float">
            <text:p>28423308</text:p>
          </table:table-cell>
          <table:table-cell office:value-type="float" office:value="61.9" calcext:value-type="float">
            <text:p>61.9</text:p>
          </table:table-cell>
          <table:table-cell office:value-type="float" office:value="72.09" calcext:value-type="float">
            <text:p>72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9" calcext:value-type="float">
            <text:p>61.9</text:p>
          </table:table-cell>
          <table:table-cell office:value-type="float" office:value="928.47" calcext:value-type="float">
            <text:p>928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8.47" calcext:value-type="float">
            <text:p>928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27052" calcext:value-type="float">
            <text:p>28427052</text:p>
          </table:table-cell>
          <table:table-cell office:value-type="float" office:value="61.99" calcext:value-type="float">
            <text:p>61.99</text:p>
          </table:table-cell>
          <table:table-cell office:value-type="float" office:value="72.41" calcext:value-type="float">
            <text:p>72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99" calcext:value-type="float">
            <text:p>61.99</text:p>
          </table:table-cell>
          <table:table-cell office:value-type="float" office:value="929.86" calcext:value-type="float">
            <text:p>929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9.86" calcext:value-type="float">
            <text:p>929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31425" calcext:value-type="float">
            <text:p>28431425</text:p>
          </table:table-cell>
          <table:table-cell office:value-type="float" office:value="62.09" calcext:value-type="float">
            <text:p>62.09</text:p>
          </table:table-cell>
          <table:table-cell office:value-type="float" office:value="72.69" calcext:value-type="float">
            <text:p>72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09" calcext:value-type="float">
            <text:p>62.09</text:p>
          </table:table-cell>
          <table:table-cell office:value-type="float" office:value="931.28" calcext:value-type="float">
            <text:p>931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1.28" calcext:value-type="float">
            <text:p>93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35251" calcext:value-type="float">
            <text:p>28435251</text:p>
          </table:table-cell>
          <table:table-cell office:value-type="float" office:value="62.14" calcext:value-type="float">
            <text:p>62.14</text:p>
          </table:table-cell>
          <table:table-cell office:value-type="float" office:value="69.34" calcext:value-type="float">
            <text:p>69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14" calcext:value-type="float">
            <text:p>62.14</text:p>
          </table:table-cell>
          <table:table-cell office:value-type="float" office:value="932.16" calcext:value-type="float">
            <text:p>932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2.16" calcext:value-type="float">
            <text:p>93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39906" calcext:value-type="float">
            <text:p>28439906</text:p>
          </table:table-cell>
          <table:table-cell office:value-type="float" office:value="62.22" calcext:value-type="float">
            <text:p>62.22</text:p>
          </table:table-cell>
          <table:table-cell office:value-type="float" office:value="70.94" calcext:value-type="float">
            <text:p>70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2" calcext:value-type="float">
            <text:p>62.22</text:p>
          </table:table-cell>
          <table:table-cell office:value-type="float" office:value="933.25" calcext:value-type="float">
            <text:p>933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3.25" calcext:value-type="float">
            <text:p>93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43628" calcext:value-type="float">
            <text:p>28443628</text:p>
          </table:table-cell>
          <table:table-cell office:value-type="float" office:value="62.28" calcext:value-type="float">
            <text:p>62.28</text:p>
          </table:table-cell>
          <table:table-cell office:value-type="float" office:value="70.39" calcext:value-type="float">
            <text:p>7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8" calcext:value-type="float">
            <text:p>62.28</text:p>
          </table:table-cell>
          <table:table-cell office:value-type="float" office:value="934.27" calcext:value-type="float">
            <text:p>934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4.27" calcext:value-type="float">
            <text:p>934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48368" calcext:value-type="float">
            <text:p>28448368</text:p>
          </table:table-cell>
          <table:table-cell office:value-type="float" office:value="62.34" calcext:value-type="float">
            <text:p>62.34</text:p>
          </table:table-cell>
          <table:table-cell office:value-type="float" office:value="69.32" calcext:value-type="float">
            <text:p>69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34" calcext:value-type="float">
            <text:p>62.34</text:p>
          </table:table-cell>
          <table:table-cell office:value-type="float" office:value="935.13" calcext:value-type="float">
            <text:p>935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5.13" calcext:value-type="float">
            <text:p>935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52014" calcext:value-type="float">
            <text:p>28452014</text:p>
          </table:table-cell>
          <table:table-cell office:value-type="float" office:value="62.4" calcext:value-type="float">
            <text:p>62.4</text:p>
          </table:table-cell>
          <table:table-cell office:value-type="float" office:value="69.38" calcext:value-type="float">
            <text:p>69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4" calcext:value-type="float">
            <text:p>62.4</text:p>
          </table:table-cell>
          <table:table-cell office:value-type="float" office:value="935.99" calcext:value-type="float">
            <text:p>935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5.99" calcext:value-type="float">
            <text:p>935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56371" calcext:value-type="float">
            <text:p>28456371</text:p>
          </table:table-cell>
          <table:table-cell office:value-type="float" office:value="62.45" calcext:value-type="float">
            <text:p>62.45</text:p>
          </table:table-cell>
          <table:table-cell office:value-type="float" office:value="69.2" calcext:value-type="float">
            <text:p>6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45" calcext:value-type="float">
            <text:p>62.45</text:p>
          </table:table-cell>
          <table:table-cell office:value-type="float" office:value="936.82" calcext:value-type="float">
            <text:p>936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6.82" calcext:value-type="float">
            <text:p>936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60223" calcext:value-type="float">
            <text:p>28460223</text:p>
          </table:table-cell>
          <table:table-cell office:value-type="float" office:value="62.52" calcext:value-type="float">
            <text:p>62.52</text:p>
          </table:table-cell>
          <table:table-cell office:value-type="float" office:value="70.14" calcext:value-type="float">
            <text:p>7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52" calcext:value-type="float">
            <text:p>62.52</text:p>
          </table:table-cell>
          <table:table-cell office:value-type="float" office:value="937.76" calcext:value-type="float">
            <text:p>937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7.76" calcext:value-type="float">
            <text:p>93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64768" calcext:value-type="float">
            <text:p>28464768</text:p>
          </table:table-cell>
          <table:table-cell office:value-type="float" office:value="62.56" calcext:value-type="float">
            <text:p>62.56</text:p>
          </table:table-cell>
          <table:table-cell office:value-type="float" office:value="68.03" calcext:value-type="float">
            <text:p>68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56" calcext:value-type="float">
            <text:p>62.56</text:p>
          </table:table-cell>
          <table:table-cell office:value-type="float" office:value="938.38" calcext:value-type="float">
            <text:p>938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8.38" calcext:value-type="float">
            <text:p>938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68603" calcext:value-type="float">
            <text:p>28468603</text:p>
          </table:table-cell>
          <table:table-cell office:value-type="float" office:value="62.6" calcext:value-type="float">
            <text:p>62.6</text:p>
          </table:table-cell>
          <table:table-cell office:value-type="float" office:value="68.18" calcext:value-type="float">
            <text:p>68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6" calcext:value-type="float">
            <text:p>62.6</text:p>
          </table:table-cell>
          <table:table-cell office:value-type="float" office:value="939.02" calcext:value-type="float">
            <text:p>939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9.02" calcext:value-type="float">
            <text:p>93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73026" calcext:value-type="float">
            <text:p>28473026</text:p>
          </table:table-cell>
          <table:table-cell office:value-type="float" office:value="62.65" calcext:value-type="float">
            <text:p>62.65</text:p>
          </table:table-cell>
          <table:table-cell office:value-type="float" office:value="68.75" calcext:value-type="float">
            <text:p>68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65" calcext:value-type="float">
            <text:p>62.65</text:p>
          </table:table-cell>
          <table:table-cell office:value-type="float" office:value="939.73" calcext:value-type="float">
            <text:p>939.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9.73" calcext:value-type="float">
            <text:p>939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76806" calcext:value-type="float">
            <text:p>28476806</text:p>
          </table:table-cell>
          <table:table-cell office:value-type="float" office:value="62.69" calcext:value-type="float">
            <text:p>62.69</text:p>
          </table:table-cell>
          <table:table-cell office:value-type="float" office:value="67.9" calcext:value-type="float">
            <text:p>6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69" calcext:value-type="float">
            <text:p>62.69</text:p>
          </table:table-cell>
          <table:table-cell office:value-type="float" office:value="940.31" calcext:value-type="float">
            <text:p>940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0.31" calcext:value-type="float">
            <text:p>94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81354" calcext:value-type="float">
            <text:p>28481354</text:p>
          </table:table-cell>
          <table:table-cell office:value-type="float" office:value="62.74" calcext:value-type="float">
            <text:p>62.74</text:p>
          </table:table-cell>
          <table:table-cell office:value-type="float" office:value="69.04" calcext:value-type="float">
            <text:p>69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74" calcext:value-type="float">
            <text:p>62.74</text:p>
          </table:table-cell>
          <table:table-cell office:value-type="float" office:value="941.05" calcext:value-type="float">
            <text:p>941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1.05" calcext:value-type="float">
            <text:p>94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84992" calcext:value-type="float">
            <text:p>28484992</text:p>
          </table:table-cell>
          <table:table-cell office:value-type="float" office:value="62.77" calcext:value-type="float">
            <text:p>62.77</text:p>
          </table:table-cell>
          <table:table-cell office:value-type="float" office:value="67.18" calcext:value-type="float">
            <text:p>67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77" calcext:value-type="float">
            <text:p>62.77</text:p>
          </table:table-cell>
          <table:table-cell office:value-type="float" office:value="941.48" calcext:value-type="float">
            <text:p>941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1.48" calcext:value-type="float">
            <text:p>94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89374" calcext:value-type="float">
            <text:p>28489374</text:p>
          </table:table-cell>
          <table:table-cell office:value-type="float" office:value="62.8" calcext:value-type="float">
            <text:p>62.8</text:p>
          </table:table-cell>
          <table:table-cell office:value-type="float" office:value="67.86" calcext:value-type="float">
            <text:p>67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8" calcext:value-type="float">
            <text:p>62.8</text:p>
          </table:table-cell>
          <table:table-cell office:value-type="float" office:value="942" calcext:value-type="float">
            <text:p>9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93060" calcext:value-type="float">
            <text:p>28493060</text:p>
          </table:table-cell>
          <table:table-cell office:value-type="float" office:value="63.05" calcext:value-type="float">
            <text:p>63.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05" calcext:value-type="float">
            <text:p>63.05</text:p>
          </table:table-cell>
          <table:table-cell office:value-type="float" office:value="945.78" calcext:value-type="float">
            <text:p>945.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5.78" calcext:value-type="float">
            <text:p>945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97523" calcext:value-type="float">
            <text:p>28497523</text:p>
          </table:table-cell>
          <table:table-cell office:value-type="float" office:value="63.31" calcext:value-type="float">
            <text:p>63.3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31" calcext:value-type="float">
            <text:p>63.31</text:p>
          </table:table-cell>
          <table:table-cell office:value-type="float" office:value="949.65" calcext:value-type="float">
            <text:p>949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9.65" calcext:value-type="float">
            <text:p>949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1188" calcext:value-type="float">
            <text:p>28501188</text:p>
          </table:table-cell>
          <table:table-cell office:value-type="float" office:value="63.58" calcext:value-type="float">
            <text:p>63.5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58" calcext:value-type="float">
            <text:p>63.58</text:p>
          </table:table-cell>
          <table:table-cell office:value-type="float" office:value="953.67" calcext:value-type="float">
            <text:p>953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3.67" calcext:value-type="float">
            <text:p>953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5628" calcext:value-type="float">
            <text:p>28505628</text:p>
          </table:table-cell>
          <table:table-cell office:value-type="float" office:value="63.86" calcext:value-type="float">
            <text:p>63.8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86" calcext:value-type="float">
            <text:p>63.86</text:p>
          </table:table-cell>
          <table:table-cell office:value-type="float" office:value="957.89" calcext:value-type="float">
            <text:p>957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7.89" calcext:value-type="float">
            <text:p>957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10031" calcext:value-type="float">
            <text:p>28510031</text:p>
          </table:table-cell>
          <table:table-cell office:value-type="float" office:value="64.14" calcext:value-type="float">
            <text:p>64.1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14" calcext:value-type="float">
            <text:p>64.14</text:p>
          </table:table-cell>
          <table:table-cell office:value-type="float" office:value="962.08" calcext:value-type="float">
            <text:p>962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2.08" calcext:value-type="float">
            <text:p>96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14671" calcext:value-type="float">
            <text:p>28514671</text:p>
          </table:table-cell>
          <table:table-cell office:value-type="float" office:value="64.34" calcext:value-type="float">
            <text:p>64.34</text:p>
          </table:table-cell>
          <table:table-cell office:value-type="float" office:value="84.27" calcext:value-type="float">
            <text:p>84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34" calcext:value-type="float">
            <text:p>64.34</text:p>
          </table:table-cell>
          <table:table-cell office:value-type="float" office:value="965.09" calcext:value-type="float">
            <text:p>965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5.09" calcext:value-type="float">
            <text:p>965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18422" calcext:value-type="float">
            <text:p>28518422</text:p>
          </table:table-cell>
          <table:table-cell office:value-type="float" office:value="64.34" calcext:value-type="float">
            <text:p>64.34</text:p>
          </table:table-cell>
          <table:table-cell office:value-type="float" office:value="65.24" calcext:value-type="float">
            <text:p>65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34" calcext:value-type="float">
            <text:p>64.34</text:p>
          </table:table-cell>
          <table:table-cell office:value-type="float" office:value="965.05" calcext:value-type="float">
            <text:p>965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5.05" calcext:value-type="float">
            <text:p>965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22868" calcext:value-type="float">
            <text:p>28522868</text:p>
          </table:table-cell>
          <table:table-cell office:value-type="float" office:value="64.25" calcext:value-type="float">
            <text:p>64.25</text:p>
          </table:table-cell>
          <table:table-cell office:value-type="float" office:value="58.01" calcext:value-type="float">
            <text:p>58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25" calcext:value-type="float">
            <text:p>64.25</text:p>
          </table:table-cell>
          <table:table-cell office:value-type="float" office:value="963.79" calcext:value-type="float">
            <text:p>963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3.79" calcext:value-type="float">
            <text:p>963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26866" calcext:value-type="float">
            <text:p>28526866</text:p>
          </table:table-cell>
          <table:table-cell office:value-type="float" office:value="64.29" calcext:value-type="float">
            <text:p>64.29</text:p>
          </table:table-cell>
          <table:table-cell office:value-type="float" office:value="70.1" calcext:value-type="float">
            <text:p>7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29" calcext:value-type="float">
            <text:p>64.29</text:p>
          </table:table-cell>
          <table:table-cell office:value-type="float" office:value="964.33" calcext:value-type="float">
            <text:p>964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4.33" calcext:value-type="float">
            <text:p>964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31351" calcext:value-type="float">
            <text:p>28531351</text:p>
          </table:table-cell>
          <table:table-cell office:value-type="float" office:value="64.53" calcext:value-type="float">
            <text:p>64.5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53" calcext:value-type="float">
            <text:p>64.53</text:p>
          </table:table-cell>
          <table:table-cell office:value-type="float" office:value="967.9" calcext:value-type="float">
            <text:p>967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7.9" calcext:value-type="float">
            <text:p>96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35306" calcext:value-type="float">
            <text:p>28535306</text:p>
          </table:table-cell>
          <table:table-cell office:value-type="float" office:value="64.53" calcext:value-type="float">
            <text:p>64.53</text:p>
          </table:table-cell>
          <table:table-cell office:value-type="float" office:value="66.37" calcext:value-type="float">
            <text:p>66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53" calcext:value-type="float">
            <text:p>64.53</text:p>
          </table:table-cell>
          <table:table-cell office:value-type="float" office:value="968" calcext:value-type="float">
            <text:p>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39951" calcext:value-type="float">
            <text:p>28539951</text:p>
          </table:table-cell>
          <table:table-cell office:value-type="float" office:value="64.41" calcext:value-type="float">
            <text:p>64.41</text:p>
          </table:table-cell>
          <table:table-cell office:value-type="float" office:value="52.74" calcext:value-type="float">
            <text:p>52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41" calcext:value-type="float">
            <text:p>64.41</text:p>
          </table:table-cell>
          <table:table-cell office:value-type="float" office:value="966.14" calcext:value-type="float">
            <text:p>966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6.14" calcext:value-type="float">
            <text:p>966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43668" calcext:value-type="float">
            <text:p>28543668</text:p>
          </table:table-cell>
          <table:table-cell office:value-type="float" office:value="64.16" calcext:value-type="float">
            <text:p>64.16</text:p>
          </table:table-cell>
          <table:table-cell office:value-type="float" office:value="41.03" calcext:value-type="float">
            <text:p>41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16" calcext:value-type="float">
            <text:p>64.16</text:p>
          </table:table-cell>
          <table:table-cell office:value-type="float" office:value="962.44" calcext:value-type="float">
            <text:p>962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2.44" calcext:value-type="float">
            <text:p>96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48406" calcext:value-type="float">
            <text:p>28548406</text:p>
          </table:table-cell>
          <table:table-cell office:value-type="float" office:value="64.07" calcext:value-type="float">
            <text:p>64.07</text:p>
          </table:table-cell>
          <table:table-cell office:value-type="float" office:value="56.23" calcext:value-type="float">
            <text:p>56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07" calcext:value-type="float">
            <text:p>64.07</text:p>
          </table:table-cell>
          <table:table-cell office:value-type="float" office:value="961.02" calcext:value-type="float">
            <text:p>961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1.02" calcext:value-type="float">
            <text:p>961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52114" calcext:value-type="float">
            <text:p>28552114</text:p>
          </table:table-cell>
          <table:table-cell office:value-type="float" office:value="64.32" calcext:value-type="float">
            <text:p>64.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32" calcext:value-type="float">
            <text:p>64.32</text:p>
          </table:table-cell>
          <table:table-cell office:value-type="float" office:value="964.73" calcext:value-type="float">
            <text:p>964.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4.73" calcext:value-type="float">
            <text:p>964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56388" calcext:value-type="float">
            <text:p>28556388</text:p>
          </table:table-cell>
          <table:table-cell office:value-type="float" office:value="64.56" calcext:value-type="float">
            <text:p>64.5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56" calcext:value-type="float">
            <text:p>64.56</text:p>
          </table:table-cell>
          <table:table-cell office:value-type="float" office:value="968.44" calcext:value-type="float">
            <text:p>968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8.44" calcext:value-type="float">
            <text:p>96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60454" calcext:value-type="float">
            <text:p>28560454</text:p>
          </table:table-cell>
          <table:table-cell office:value-type="float" office:value="64.81" calcext:value-type="float">
            <text:p>64.8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81" calcext:value-type="float">
            <text:p>64.81</text:p>
          </table:table-cell>
          <table:table-cell office:value-type="float" office:value="972.22" calcext:value-type="float">
            <text:p>972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2.22" calcext:value-type="float">
            <text:p>97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64863" calcext:value-type="float">
            <text:p>28564863</text:p>
          </table:table-cell>
          <table:table-cell office:value-type="float" office:value="65.06" calcext:value-type="float">
            <text:p>65.0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06" calcext:value-type="float">
            <text:p>65.06</text:p>
          </table:table-cell>
          <table:table-cell office:value-type="float" office:value="975.92" calcext:value-type="float">
            <text:p>975.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5.92" calcext:value-type="float">
            <text:p>97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68568" calcext:value-type="float">
            <text:p>28568568</text:p>
          </table:table-cell>
          <table:table-cell office:value-type="float" office:value="65.3" calcext:value-type="float">
            <text:p>65.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3" calcext:value-type="float">
            <text:p>65.3</text:p>
          </table:table-cell>
          <table:table-cell office:value-type="float" office:value="979.56" calcext:value-type="float">
            <text:p>979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9.56" calcext:value-type="float">
            <text:p>97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72868" calcext:value-type="float">
            <text:p>28572868</text:p>
          </table:table-cell>
          <table:table-cell office:value-type="float" office:value="65.54" calcext:value-type="float">
            <text:p>65.5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54" calcext:value-type="float">
            <text:p>65.54</text:p>
          </table:table-cell>
          <table:table-cell office:value-type="float" office:value="983.15" calcext:value-type="float">
            <text:p>983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3.15" calcext:value-type="float">
            <text:p>983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76668" calcext:value-type="float">
            <text:p>28576668</text:p>
          </table:table-cell>
          <table:table-cell office:value-type="float" office:value="65.78" calcext:value-type="float">
            <text:p>65.7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78" calcext:value-type="float">
            <text:p>65.78</text:p>
          </table:table-cell>
          <table:table-cell office:value-type="float" office:value="986.7" calcext:value-type="float">
            <text:p>986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6.7" calcext:value-type="float">
            <text:p>98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81031" calcext:value-type="float">
            <text:p>28581031</text:p>
          </table:table-cell>
          <table:table-cell office:value-type="float" office:value="65.79" calcext:value-type="float">
            <text:p>65.79</text:p>
          </table:table-cell>
          <table:table-cell office:value-type="float" office:value="67.46" calcext:value-type="float">
            <text:p>67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79" calcext:value-type="float">
            <text:p>65.79</text:p>
          </table:table-cell>
          <table:table-cell office:value-type="float" office:value="986.84" calcext:value-type="float">
            <text:p>986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6.84" calcext:value-type="float">
            <text:p>98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84926" calcext:value-type="float">
            <text:p>28584926</text:p>
          </table:table-cell>
          <table:table-cell office:value-type="float" office:value="65.77" calcext:value-type="float">
            <text:p>65.77</text:p>
          </table:table-cell>
          <table:table-cell office:value-type="float" office:value="64.76" calcext:value-type="float">
            <text:p>64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77" calcext:value-type="float">
            <text:p>65.77</text:p>
          </table:table-cell>
          <table:table-cell office:value-type="float" office:value="986.58" calcext:value-type="float">
            <text:p>986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6.58" calcext:value-type="float">
            <text:p>986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89228" calcext:value-type="float">
            <text:p>28589228</text:p>
          </table:table-cell>
          <table:table-cell office:value-type="float" office:value="65.81" calcext:value-type="float">
            <text:p>65.81</text:p>
          </table:table-cell>
          <table:table-cell office:value-type="float" office:value="69.98" calcext:value-type="float">
            <text:p>6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81" calcext:value-type="float">
            <text:p>65.81</text:p>
          </table:table-cell>
          <table:table-cell office:value-type="float" office:value="987.14" calcext:value-type="float">
            <text:p>987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7.14" calcext:value-type="float">
            <text:p>987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93571" calcext:value-type="float">
            <text:p>28593571</text:p>
          </table:table-cell>
          <table:table-cell office:value-type="float" office:value="65.86" calcext:value-type="float">
            <text:p>65.86</text:p>
          </table:table-cell>
          <table:table-cell office:value-type="float" office:value="71.8" calcext:value-type="float">
            <text:p>7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86" calcext:value-type="float">
            <text:p>65.86</text:p>
          </table:table-cell>
          <table:table-cell office:value-type="float" office:value="987.95" calcext:value-type="float">
            <text:p>987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7.95" calcext:value-type="float">
            <text:p>987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98283" calcext:value-type="float">
            <text:p>28598283</text:p>
          </table:table-cell>
          <table:table-cell office:value-type="float" office:value="66.1" calcext:value-type="float">
            <text:p>66.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1" calcext:value-type="float">
            <text:p>66.1</text:p>
          </table:table-cell>
          <table:table-cell office:value-type="float" office:value="991.45" calcext:value-type="float">
            <text:p>991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1.45" calcext:value-type="float">
            <text:p>99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02040" calcext:value-type="float">
            <text:p>28602040</text:p>
          </table:table-cell>
          <table:table-cell office:value-type="float" office:value="66.33" calcext:value-type="float">
            <text:p>66.3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33" calcext:value-type="float">
            <text:p>66.33</text:p>
          </table:table-cell>
          <table:table-cell office:value-type="float" office:value="994.89" calcext:value-type="float">
            <text:p>994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4.89" calcext:value-type="float">
            <text:p>99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06831" calcext:value-type="float">
            <text:p>28606831</text:p>
          </table:table-cell>
          <table:table-cell office:value-type="float" office:value="66.55" calcext:value-type="float">
            <text:p>66.5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55" calcext:value-type="float">
            <text:p>66.55</text:p>
          </table:table-cell>
          <table:table-cell office:value-type="float" office:value="998.31" calcext:value-type="float">
            <text:p>998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8.31" calcext:value-type="float">
            <text:p>99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10506" calcext:value-type="float">
            <text:p>28610506</text:p>
          </table:table-cell>
          <table:table-cell office:value-type="float" office:value="66.78" calcext:value-type="float">
            <text:p>66.7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78" calcext:value-type="float">
            <text:p>66.78</text:p>
          </table:table-cell>
          <table:table-cell office:value-type="float" office:value="1001.69" calcext:value-type="float">
            <text:p>1001.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1.69" calcext:value-type="float">
            <text:p>100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15491" calcext:value-type="float">
            <text:p>28615491</text:p>
          </table:table-cell>
          <table:table-cell office:value-type="float" office:value="66.88" calcext:value-type="float">
            <text:p>66.88</text:p>
          </table:table-cell>
          <table:table-cell office:value-type="float" office:value="77.73" calcext:value-type="float">
            <text:p>77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88" calcext:value-type="float">
            <text:p>66.88</text:p>
          </table:table-cell>
          <table:table-cell office:value-type="float" office:value="1003.22" calcext:value-type="float">
            <text:p>1003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3.22" calcext:value-type="float">
            <text:p>1003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19460" calcext:value-type="float">
            <text:p>28619460</text:p>
          </table:table-cell>
          <table:table-cell office:value-type="float" office:value="66.9" calcext:value-type="float">
            <text:p>66.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9" calcext:value-type="float">
            <text:p>66.9</text:p>
          </table:table-cell>
          <table:table-cell office:value-type="float" office:value="1003.56" calcext:value-type="float">
            <text:p>1003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3.56" calcext:value-type="float">
            <text:p>100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23988" calcext:value-type="float">
            <text:p>28623988</text:p>
          </table:table-cell>
          <table:table-cell office:value-type="float" office:value="67" calcext:value-type="float">
            <text:p>67</text:p>
          </table:table-cell>
          <table:table-cell office:value-type="float" office:value="76.91" calcext:value-type="float">
            <text:p>76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04.93" calcext:value-type="float">
            <text:p>1004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4.93" calcext:value-type="float">
            <text:p>100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27708" calcext:value-type="float">
            <text:p>28627708</text:p>
          </table:table-cell>
          <table:table-cell office:value-type="float" office:value="67.13" calcext:value-type="float">
            <text:p>67.13</text:p>
          </table:table-cell>
          <table:table-cell office:value-type="float" office:value="80.99" calcext:value-type="float">
            <text:p>8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13" calcext:value-type="float">
            <text:p>67.13</text:p>
          </table:table-cell>
          <table:table-cell office:value-type="float" office:value="1006.9" calcext:value-type="float">
            <text:p>1006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6.9" calcext:value-type="float">
            <text:p>100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2208" calcext:value-type="float">
            <text:p>28632208</text:p>
          </table:table-cell>
          <table:table-cell office:value-type="float" office:value="67.2" calcext:value-type="float">
            <text:p>67.2</text:p>
          </table:table-cell>
          <table:table-cell office:value-type="float" office:value="75.5" calcext:value-type="float">
            <text:p>7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2" calcext:value-type="float">
            <text:p>67.2</text:p>
          </table:table-cell>
          <table:table-cell office:value-type="float" office:value="1008.06" calcext:value-type="float">
            <text:p>1008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8.06" calcext:value-type="float">
            <text:p>100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5986" calcext:value-type="float">
            <text:p>28635986</text:p>
          </table:table-cell>
          <table:table-cell office:value-type="float" office:value="67.31" calcext:value-type="float">
            <text:p>67.31</text:p>
          </table:table-cell>
          <table:table-cell office:value-type="float" office:value="77.97" calcext:value-type="float">
            <text:p>77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31" calcext:value-type="float">
            <text:p>67.31</text:p>
          </table:table-cell>
          <table:table-cell office:value-type="float" office:value="1009.58" calcext:value-type="float">
            <text:p>1009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9.58" calcext:value-type="float">
            <text:p>100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40574" calcext:value-type="float">
            <text:p>28640574</text:p>
          </table:table-cell>
          <table:table-cell office:value-type="float" office:value="67.44" calcext:value-type="float">
            <text:p>67.44</text:p>
          </table:table-cell>
          <table:table-cell office:value-type="float" office:value="81.13" calcext:value-type="float">
            <text:p>8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44" calcext:value-type="float">
            <text:p>67.44</text:p>
          </table:table-cell>
          <table:table-cell office:value-type="float" office:value="1011.55" calcext:value-type="float">
            <text:p>1011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1.55" calcext:value-type="float">
            <text:p>101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44351" calcext:value-type="float">
            <text:p>28644351</text:p>
          </table:table-cell>
          <table:table-cell office:value-type="float" office:value="67.57" calcext:value-type="float">
            <text:p>67.57</text:p>
          </table:table-cell>
          <table:table-cell office:value-type="float" office:value="80.99" calcext:value-type="float">
            <text:p>8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57" calcext:value-type="float">
            <text:p>67.57</text:p>
          </table:table-cell>
          <table:table-cell office:value-type="float" office:value="1013.48" calcext:value-type="float">
            <text:p>1013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3.48" calcext:value-type="float">
            <text:p>101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48994" calcext:value-type="float">
            <text:p>28648994</text:p>
          </table:table-cell>
          <table:table-cell office:value-type="float" office:value="67.66" calcext:value-type="float">
            <text:p>67.66</text:p>
          </table:table-cell>
          <table:table-cell office:value-type="float" office:value="77.83" calcext:value-type="float">
            <text:p>77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66" calcext:value-type="float">
            <text:p>67.66</text:p>
          </table:table-cell>
          <table:table-cell office:value-type="float" office:value="1014.93" calcext:value-type="float">
            <text:p>1014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4.93" calcext:value-type="float">
            <text:p>101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52691" calcext:value-type="float">
            <text:p>28652691</text:p>
          </table:table-cell>
          <table:table-cell office:value-type="float" office:value="67.79" calcext:value-type="float">
            <text:p>67.79</text:p>
          </table:table-cell>
          <table:table-cell office:value-type="float" office:value="80.99" calcext:value-type="float">
            <text:p>8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79" calcext:value-type="float">
            <text:p>67.79</text:p>
          </table:table-cell>
          <table:table-cell office:value-type="float" office:value="1016.85" calcext:value-type="float">
            <text:p>1016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6.85" calcext:value-type="float">
            <text:p>1016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57306" calcext:value-type="float">
            <text:p>28657306</text:p>
          </table:table-cell>
          <table:table-cell office:value-type="float" office:value="67.98" calcext:value-type="float">
            <text:p>67.98</text:p>
          </table:table-cell>
          <table:table-cell office:value-type="float" office:value="87.47" calcext:value-type="float">
            <text:p>87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98" calcext:value-type="float">
            <text:p>67.98</text:p>
          </table:table-cell>
          <table:table-cell office:value-type="float" office:value="1019.71" calcext:value-type="float">
            <text:p>1019.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9.71" calcext:value-type="float">
            <text:p>101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61006" calcext:value-type="float">
            <text:p>28661006</text:p>
          </table:table-cell>
          <table:table-cell office:value-type="float" office:value="68.11" calcext:value-type="float">
            <text:p>68.11</text:p>
          </table:table-cell>
          <table:table-cell office:value-type="float" office:value="81.99" calcext:value-type="float">
            <text:p>81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11" calcext:value-type="float">
            <text:p>68.11</text:p>
          </table:table-cell>
          <table:table-cell office:value-type="float" office:value="1021.7" calcext:value-type="float">
            <text:p>1021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1.7" calcext:value-type="float">
            <text:p>102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65488" calcext:value-type="float">
            <text:p>28665488</text:p>
          </table:table-cell>
          <table:table-cell office:value-type="float" office:value="68.21" calcext:value-type="float">
            <text:p>68.21</text:p>
          </table:table-cell>
          <table:table-cell office:value-type="float" office:value="78.55" calcext:value-type="float">
            <text:p>78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21" calcext:value-type="float">
            <text:p>68.21</text:p>
          </table:table-cell>
          <table:table-cell office:value-type="float" office:value="1023.16" calcext:value-type="float">
            <text:p>1023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3.16" calcext:value-type="float">
            <text:p>102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69308" calcext:value-type="float">
            <text:p>28669308</text:p>
          </table:table-cell>
          <table:table-cell office:value-type="float" office:value="68.32" calcext:value-type="float">
            <text:p>68.32</text:p>
          </table:table-cell>
          <table:table-cell office:value-type="float" office:value="79.82" calcext:value-type="float">
            <text:p>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32" calcext:value-type="float">
            <text:p>68.32</text:p>
          </table:table-cell>
          <table:table-cell office:value-type="float" office:value="1024.78" calcext:value-type="float">
            <text:p>1024.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4.78" calcext:value-type="float">
            <text:p>1024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73711" calcext:value-type="float">
            <text:p>28673711</text:p>
          </table:table-cell>
          <table:table-cell office:value-type="float" office:value="68.45" calcext:value-type="float">
            <text:p>68.45</text:p>
          </table:table-cell>
          <table:table-cell office:value-type="float" office:value="81.84" calcext:value-type="float">
            <text:p>81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45" calcext:value-type="float">
            <text:p>68.45</text:p>
          </table:table-cell>
          <table:table-cell office:value-type="float" office:value="1026.69" calcext:value-type="float">
            <text:p>1026.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6.69" calcext:value-type="float">
            <text:p>102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77543" calcext:value-type="float">
            <text:p>28677543</text:p>
          </table:table-cell>
          <table:table-cell office:value-type="float" office:value="68.56" calcext:value-type="float">
            <text:p>68.56</text:p>
          </table:table-cell>
          <table:table-cell office:value-type="float" office:value="80.77" calcext:value-type="float">
            <text:p>8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56" calcext:value-type="float">
            <text:p>68.56</text:p>
          </table:table-cell>
          <table:table-cell office:value-type="float" office:value="1028.42" calcext:value-type="float">
            <text:p>1028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8.42" calcext:value-type="float">
            <text:p>1028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82140" calcext:value-type="float">
            <text:p>28682140</text:p>
          </table:table-cell>
          <table:table-cell office:value-type="float" office:value="68.66" calcext:value-type="float">
            <text:p>68.66</text:p>
          </table:table-cell>
          <table:table-cell office:value-type="float" office:value="79.28" calcext:value-type="float">
            <text:p>79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66" calcext:value-type="float">
            <text:p>68.66</text:p>
          </table:table-cell>
          <table:table-cell office:value-type="float" office:value="1029.92" calcext:value-type="float">
            <text:p>1029.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9.92" calcext:value-type="float">
            <text:p>102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85828" calcext:value-type="float">
            <text:p>28685828</text:p>
          </table:table-cell>
          <table:table-cell office:value-type="float" office:value="68.76" calcext:value-type="float">
            <text:p>68.76</text:p>
          </table:table-cell>
          <table:table-cell office:value-type="float" office:value="79.24" calcext:value-type="float">
            <text:p>79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76" calcext:value-type="float">
            <text:p>68.76</text:p>
          </table:table-cell>
          <table:table-cell office:value-type="float" office:value="1031.39" calcext:value-type="float">
            <text:p>1031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1.39" calcext:value-type="float">
            <text:p>1031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90446" calcext:value-type="float">
            <text:p>28690446</text:p>
          </table:table-cell>
          <table:table-cell office:value-type="float" office:value="68.88" calcext:value-type="float">
            <text:p>68.88</text:p>
          </table:table-cell>
          <table:table-cell office:value-type="float" office:value="81.79" calcext:value-type="float">
            <text:p>81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88" calcext:value-type="float">
            <text:p>68.88</text:p>
          </table:table-cell>
          <table:table-cell office:value-type="float" office:value="1033.24" calcext:value-type="float">
            <text:p>1033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3.24" calcext:value-type="float">
            <text:p>103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94063" calcext:value-type="float">
            <text:p>28694063</text:p>
          </table:table-cell>
          <table:table-cell office:value-type="float" office:value="69" calcext:value-type="float">
            <text:p>69</text:p>
          </table:table-cell>
          <table:table-cell office:value-type="float" office:value="81.31" calcext:value-type="float">
            <text:p>81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34.99" calcext:value-type="float">
            <text:p>1034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4.99" calcext:value-type="float">
            <text:p>1034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98066" calcext:value-type="float">
            <text:p>28698066</text:p>
          </table:table-cell>
          <table:table-cell office:value-type="float" office:value="69.1" calcext:value-type="float">
            <text:p>69.1</text:p>
          </table:table-cell>
          <table:table-cell office:value-type="float" office:value="79.58" calcext:value-type="float">
            <text:p>7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1" calcext:value-type="float">
            <text:p>69.1</text:p>
          </table:table-cell>
          <table:table-cell office:value-type="float" office:value="1036.47" calcext:value-type="float">
            <text:p>1036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6.47" calcext:value-type="float">
            <text:p>1036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02886" calcext:value-type="float">
            <text:p>28702886</text:p>
          </table:table-cell>
          <table:table-cell office:value-type="float" office:value="69.19" calcext:value-type="float">
            <text:p>69.19</text:p>
          </table:table-cell>
          <table:table-cell office:value-type="float" office:value="78.84" calcext:value-type="float">
            <text:p>78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19" calcext:value-type="float">
            <text:p>69.19</text:p>
          </table:table-cell>
          <table:table-cell office:value-type="float" office:value="1037.82" calcext:value-type="float">
            <text:p>1037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7.82" calcext:value-type="float">
            <text:p>1037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07294" calcext:value-type="float">
            <text:p>28707294</text:p>
          </table:table-cell>
          <table:table-cell office:value-type="float" office:value="69.3" calcext:value-type="float">
            <text:p>69.3</text:p>
          </table:table-cell>
          <table:table-cell office:value-type="float" office:value="81.27" calcext:value-type="float">
            <text:p>81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3" calcext:value-type="float">
            <text:p>69.3</text:p>
          </table:table-cell>
          <table:table-cell office:value-type="float" office:value="1039.51" calcext:value-type="float">
            <text:p>1039.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9.51" calcext:value-type="float">
            <text:p>1039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11083" calcext:value-type="float">
            <text:p>28711083</text:p>
          </table:table-cell>
          <table:table-cell office:value-type="float" office:value="69.42" calcext:value-type="float">
            <text:p>69.42</text:p>
          </table:table-cell>
          <table:table-cell office:value-type="float" office:value="81.99" calcext:value-type="float">
            <text:p>81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42" calcext:value-type="float">
            <text:p>69.42</text:p>
          </table:table-cell>
          <table:table-cell office:value-type="float" office:value="1041.31" calcext:value-type="float">
            <text:p>1041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1.31" calcext:value-type="float">
            <text:p>104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16168" calcext:value-type="float">
            <text:p>28716168</text:p>
          </table:table-cell>
          <table:table-cell office:value-type="float" office:value="69.53" calcext:value-type="float">
            <text:p>69.53</text:p>
          </table:table-cell>
          <table:table-cell office:value-type="float" office:value="80.73" calcext:value-type="float">
            <text:p>8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53" calcext:value-type="float">
            <text:p>69.53</text:p>
          </table:table-cell>
          <table:table-cell office:value-type="float" office:value="1042.89" calcext:value-type="float">
            <text:p>1042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2.89" calcext:value-type="float">
            <text:p>1042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20140" calcext:value-type="float">
            <text:p>28720140</text:p>
          </table:table-cell>
          <table:table-cell office:value-type="float" office:value="69.62" calcext:value-type="float">
            <text:p>69.62</text:p>
          </table:table-cell>
          <table:table-cell office:value-type="float" office:value="79.58" calcext:value-type="float">
            <text:p>7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62" calcext:value-type="float">
            <text:p>69.62</text:p>
          </table:table-cell>
          <table:table-cell office:value-type="float" office:value="1044.3" calcext:value-type="float">
            <text:p>1044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4.3" calcext:value-type="float">
            <text:p>104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24531" calcext:value-type="float">
            <text:p>28724531</text:p>
          </table:table-cell>
          <table:table-cell office:value-type="float" office:value="69.71" calcext:value-type="float">
            <text:p>69.71</text:p>
          </table:table-cell>
          <table:table-cell office:value-type="float" office:value="79.28" calcext:value-type="float">
            <text:p>79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71" calcext:value-type="float">
            <text:p>69.71</text:p>
          </table:table-cell>
          <table:table-cell office:value-type="float" office:value="1045.65" calcext:value-type="float">
            <text:p>1045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5.65" calcext:value-type="float">
            <text:p>1045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28528" calcext:value-type="float">
            <text:p>28728528</text:p>
          </table:table-cell>
          <table:table-cell office:value-type="float" office:value="69.85" calcext:value-type="float">
            <text:p>69.85</text:p>
          </table:table-cell>
          <table:table-cell office:value-type="float" office:value="84.48" calcext:value-type="float">
            <text:p>84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85" calcext:value-type="float">
            <text:p>69.85</text:p>
          </table:table-cell>
          <table:table-cell office:value-type="float" office:value="1047.74" calcext:value-type="float">
            <text:p>1047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7.74" calcext:value-type="float">
            <text:p>1047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33034" calcext:value-type="float">
            <text:p>28733034</text:p>
          </table:table-cell>
          <table:table-cell office:value-type="float" office:value="69.92" calcext:value-type="float">
            <text:p>69.92</text:p>
          </table:table-cell>
          <table:table-cell office:value-type="float" office:value="77.77" calcext:value-type="float">
            <text:p>77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92" calcext:value-type="float">
            <text:p>69.92</text:p>
          </table:table-cell>
          <table:table-cell office:value-type="float" office:value="1048.8" calcext:value-type="float">
            <text:p>1048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.8" calcext:value-type="float">
            <text:p>104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36723" calcext:value-type="float">
            <text:p>28736723</text:p>
          </table:table-cell>
          <table:table-cell office:value-type="float" office:value="69.99" calcext:value-type="float">
            <text:p>69.99</text:p>
          </table:table-cell>
          <table:table-cell office:value-type="float" office:value="77.77" calcext:value-type="float">
            <text:p>77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99" calcext:value-type="float">
            <text:p>69.99</text:p>
          </table:table-cell>
          <table:table-cell office:value-type="float" office:value="1049.86" calcext:value-type="float">
            <text:p>1049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9.86" calcext:value-type="float">
            <text:p>1049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41231" calcext:value-type="float">
            <text:p>28741231</text:p>
          </table:table-cell>
          <table:table-cell office:value-type="float" office:value="70.07" calcext:value-type="float">
            <text:p>70.07</text:p>
          </table:table-cell>
          <table:table-cell office:value-type="float" office:value="78.07" calcext:value-type="float">
            <text:p>78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07" calcext:value-type="float">
            <text:p>70.07</text:p>
          </table:table-cell>
          <table:table-cell office:value-type="float" office:value="1050.98" calcext:value-type="float">
            <text:p>1050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0.98" calcext:value-type="float">
            <text:p>105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44871" calcext:value-type="float">
            <text:p>28744871</text:p>
          </table:table-cell>
          <table:table-cell office:value-type="float" office:value="70.15" calcext:value-type="float">
            <text:p>70.15</text:p>
          </table:table-cell>
          <table:table-cell office:value-type="float" office:value="79.24" calcext:value-type="float">
            <text:p>79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15" calcext:value-type="float">
            <text:p>70.15</text:p>
          </table:table-cell>
          <table:table-cell office:value-type="float" office:value="1052.29" calcext:value-type="float">
            <text:p>1052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2.29" calcext:value-type="float">
            <text:p>1052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48946" calcext:value-type="float">
            <text:p>28748946</text:p>
          </table:table-cell>
          <table:table-cell office:value-type="float" office:value="70.34" calcext:value-type="float">
            <text:p>70.3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34" calcext:value-type="float">
            <text:p>70.34</text:p>
          </table:table-cell>
          <table:table-cell office:value-type="float" office:value="1055.17" calcext:value-type="float">
            <text:p>1055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5.17" calcext:value-type="float">
            <text:p>1055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52848" calcext:value-type="float">
            <text:p>28752848</text:p>
          </table:table-cell>
          <table:table-cell office:value-type="float" office:value="70.53" calcext:value-type="float">
            <text:p>70.5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53" calcext:value-type="float">
            <text:p>70.53</text:p>
          </table:table-cell>
          <table:table-cell office:value-type="float" office:value="1057.98" calcext:value-type="float">
            <text:p>1057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7.98" calcext:value-type="float">
            <text:p>1057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57069" calcext:value-type="float">
            <text:p>28757069</text:p>
          </table:table-cell>
          <table:table-cell office:value-type="float" office:value="70.6" calcext:value-type="float">
            <text:p>70.6</text:p>
          </table:table-cell>
          <table:table-cell office:value-type="float" office:value="77.97" calcext:value-type="float">
            <text:p>77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6" calcext:value-type="float">
            <text:p>70.6</text:p>
          </table:table-cell>
          <table:table-cell office:value-type="float" office:value="1058.95" calcext:value-type="float">
            <text:p>1058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8.95" calcext:value-type="float">
            <text:p>1058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61072" calcext:value-type="float">
            <text:p>28761072</text:p>
          </table:table-cell>
          <table:table-cell office:value-type="float" office:value="70.63" calcext:value-type="float">
            <text:p>70.63</text:p>
          </table:table-cell>
          <table:table-cell office:value-type="float" office:value="74.58" calcext:value-type="float">
            <text:p>74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63" calcext:value-type="float">
            <text:p>70.63</text:p>
          </table:table-cell>
          <table:table-cell office:value-type="float" office:value="1059.42" calcext:value-type="float">
            <text:p>1059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9.42" calcext:value-type="float">
            <text:p>1059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65371" calcext:value-type="float">
            <text:p>28765371</text:p>
          </table:table-cell>
          <table:table-cell office:value-type="float" office:value="70.67" calcext:value-type="float">
            <text:p>70.67</text:p>
          </table:table-cell>
          <table:table-cell office:value-type="float" office:value="75.03" calcext:value-type="float">
            <text:p>75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67" calcext:value-type="float">
            <text:p>70.67</text:p>
          </table:table-cell>
          <table:table-cell office:value-type="float" office:value="1059.98" calcext:value-type="float">
            <text:p>1059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9.98" calcext:value-type="float">
            <text:p>105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69223" calcext:value-type="float">
            <text:p>28769223</text:p>
          </table:table-cell>
          <table:table-cell office:value-type="float" office:value="70.8" calcext:value-type="float">
            <text:p>70.8</text:p>
          </table:table-cell>
          <table:table-cell office:value-type="float" office:value="84.7" calcext:value-type="float">
            <text:p>8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8" calcext:value-type="float">
            <text:p>70.8</text:p>
          </table:table-cell>
          <table:table-cell office:value-type="float" office:value="1062" calcext:value-type="float">
            <text:p>10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73611" calcext:value-type="float">
            <text:p>28773611</text:p>
          </table:table-cell>
          <table:table-cell office:value-type="float" office:value="70.95" calcext:value-type="float">
            <text:p>70.95</text:p>
          </table:table-cell>
          <table:table-cell office:value-type="float" office:value="86.77" calcext:value-type="float">
            <text:p>86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95" calcext:value-type="float">
            <text:p>70.95</text:p>
          </table:table-cell>
          <table:table-cell office:value-type="float" office:value="1064.28" calcext:value-type="float">
            <text:p>1064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4.28" calcext:value-type="float">
            <text:p>106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77448" calcext:value-type="float">
            <text:p>28777448</text:p>
          </table:table-cell>
          <table:table-cell office:value-type="float" office:value="71.13" calcext:value-type="float">
            <text:p>71.1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13" calcext:value-type="float">
            <text:p>71.13</text:p>
          </table:table-cell>
          <table:table-cell office:value-type="float" office:value="1067" calcext:value-type="float">
            <text:p>10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81834" calcext:value-type="float">
            <text:p>28781834</text:p>
          </table:table-cell>
          <table:table-cell office:value-type="float" office:value="71.17" calcext:value-type="float">
            <text:p>71.17</text:p>
          </table:table-cell>
          <table:table-cell office:value-type="float" office:value="75.72" calcext:value-type="float">
            <text:p>75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17" calcext:value-type="float">
            <text:p>71.17</text:p>
          </table:table-cell>
          <table:table-cell office:value-type="float" office:value="1067.55" calcext:value-type="float">
            <text:p>1067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7.55" calcext:value-type="float">
            <text:p>1067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85786" calcext:value-type="float">
            <text:p>28785786</text:p>
          </table:table-cell>
          <table:table-cell office:value-type="float" office:value="71.2" calcext:value-type="float">
            <text:p>71.2</text:p>
          </table:table-cell>
          <table:table-cell office:value-type="float" office:value="74.9" calcext:value-type="float">
            <text:p>7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" calcext:value-type="float">
            <text:p>71.2</text:p>
          </table:table-cell>
          <table:table-cell office:value-type="float" office:value="1068" calcext:value-type="float">
            <text:p>1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0331" calcext:value-type="float">
            <text:p>28790331</text:p>
          </table:table-cell>
          <table:table-cell office:value-type="float" office:value="71.3" calcext:value-type="float">
            <text:p>71.3</text:p>
          </table:table-cell>
          <table:table-cell office:value-type="float" office:value="81.69" calcext:value-type="float">
            <text:p>81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3" calcext:value-type="float">
            <text:p>71.3</text:p>
          </table:table-cell>
          <table:table-cell office:value-type="float" office:value="1069.48" calcext:value-type="float">
            <text:p>1069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9.48" calcext:value-type="float">
            <text:p>106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4023" calcext:value-type="float">
            <text:p>28794023</text:p>
          </table:table-cell>
          <table:table-cell office:value-type="float" office:value="71.44" calcext:value-type="float">
            <text:p>71.44</text:p>
          </table:table-cell>
          <table:table-cell office:value-type="float" office:value="85.8" calcext:value-type="float">
            <text:p>8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44" calcext:value-type="float">
            <text:p>71.44</text:p>
          </table:table-cell>
          <table:table-cell office:value-type="float" office:value="1071.56" calcext:value-type="float">
            <text:p>1071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1.56" calcext:value-type="float">
            <text:p>107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8506" calcext:value-type="float">
            <text:p>28798506</text:p>
          </table:table-cell>
          <table:table-cell office:value-type="float" office:value="71.55" calcext:value-type="float">
            <text:p>71.55</text:p>
          </table:table-cell>
          <table:table-cell office:value-type="float" office:value="83.54" calcext:value-type="float">
            <text:p>83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55" calcext:value-type="float">
            <text:p>71.55</text:p>
          </table:table-cell>
          <table:table-cell office:value-type="float" office:value="1073.25" calcext:value-type="float">
            <text:p>1073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3.25" calcext:value-type="float">
            <text:p>107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2206" calcext:value-type="float">
            <text:p>28802206</text:p>
          </table:table-cell>
          <table:table-cell office:value-type="float" office:value="71.62" calcext:value-type="float">
            <text:p>71.62</text:p>
          </table:table-cell>
          <table:table-cell office:value-type="float" office:value="78.87" calcext:value-type="float">
            <text:p>78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62" calcext:value-type="float">
            <text:p>71.62</text:p>
          </table:table-cell>
          <table:table-cell office:value-type="float" office:value="1074.23" calcext:value-type="float">
            <text:p>1074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4.23" calcext:value-type="float">
            <text:p>1074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6594" calcext:value-type="float">
            <text:p>28806594</text:p>
          </table:table-cell>
          <table:table-cell office:value-type="float" office:value="71.67" calcext:value-type="float">
            <text:p>71.67</text:p>
          </table:table-cell>
          <table:table-cell office:value-type="float" office:value="77.87" calcext:value-type="float">
            <text:p>7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67" calcext:value-type="float">
            <text:p>71.67</text:p>
          </table:table-cell>
          <table:table-cell office:value-type="float" office:value="1075.05" calcext:value-type="float">
            <text:p>1075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5.05" calcext:value-type="float">
            <text:p>1075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10523" calcext:value-type="float">
            <text:p>28810523</text:p>
          </table:table-cell>
          <table:table-cell office:value-type="float" office:value="71.75" calcext:value-type="float">
            <text:p>71.75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75" calcext:value-type="float">
            <text:p>71.75</text:p>
          </table:table-cell>
          <table:table-cell office:value-type="float" office:value="1076.18" calcext:value-type="float">
            <text:p>1076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6.18" calcext:value-type="float">
            <text:p>107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14848" calcext:value-type="float">
            <text:p>28814848</text:p>
          </table:table-cell>
          <table:table-cell office:value-type="float" office:value="71.84" calcext:value-type="float">
            <text:p>71.84</text:p>
          </table:table-cell>
          <table:table-cell office:value-type="float" office:value="82.35" calcext:value-type="float">
            <text:p>82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84" calcext:value-type="float">
            <text:p>71.84</text:p>
          </table:table-cell>
          <table:table-cell office:value-type="float" office:value="1077.66" calcext:value-type="float">
            <text:p>1077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7.66" calcext:value-type="float">
            <text:p>1077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19043" calcext:value-type="float">
            <text:p>28819043</text:p>
          </table:table-cell>
          <table:table-cell office:value-type="float" office:value="71.92" calcext:value-type="float">
            <text:p>71.92</text:p>
          </table:table-cell>
          <table:table-cell office:value-type="float" office:value="80.35" calcext:value-type="float">
            <text:p>8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92" calcext:value-type="float">
            <text:p>71.92</text:p>
          </table:table-cell>
          <table:table-cell office:value-type="float" office:value="1078.8" calcext:value-type="float">
            <text:p>1078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8.8" calcext:value-type="float">
            <text:p>107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3371" calcext:value-type="float">
            <text:p>28823371</text:p>
          </table:table-cell>
          <table:table-cell office:value-type="float" office:value="71.98" calcext:value-type="float">
            <text:p>71.98</text:p>
          </table:table-cell>
          <table:table-cell office:value-type="float" office:value="78.8" calcext:value-type="float">
            <text:p>7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98" calcext:value-type="float">
            <text:p>71.98</text:p>
          </table:table-cell>
          <table:table-cell office:value-type="float" office:value="1079.71" calcext:value-type="float">
            <text:p>1079.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9.71" calcext:value-type="float">
            <text:p>107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7240" calcext:value-type="float">
            <text:p>28827240</text:p>
          </table:table-cell>
          <table:table-cell office:value-type="float" office:value="72.04" calcext:value-type="float">
            <text:p>72.04</text:p>
          </table:table-cell>
          <table:table-cell office:value-type="float" office:value="79.17" calcext:value-type="float">
            <text:p>79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04" calcext:value-type="float">
            <text:p>72.04</text:p>
          </table:table-cell>
          <table:table-cell office:value-type="float" office:value="1080.67" calcext:value-type="float">
            <text:p>1080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0.67" calcext:value-type="float">
            <text:p>108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31226" calcext:value-type="float">
            <text:p>28831226</text:p>
          </table:table-cell>
          <table:table-cell office:value-type="float" office:value="72.12" calcext:value-type="float">
            <text:p>72.12</text:p>
          </table:table-cell>
          <table:table-cell office:value-type="float" office:value="79.9" calcext:value-type="float">
            <text:p>7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12" calcext:value-type="float">
            <text:p>72.12</text:p>
          </table:table-cell>
          <table:table-cell office:value-type="float" office:value="1081.74" calcext:value-type="float">
            <text:p>1081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1.74" calcext:value-type="float">
            <text:p>1081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35226" calcext:value-type="float">
            <text:p>28835226</text:p>
          </table:table-cell>
          <table:table-cell office:value-type="float" office:value="72.19" calcext:value-type="float">
            <text:p>72.19</text:p>
          </table:table-cell>
          <table:table-cell office:value-type="float" office:value="80.35" calcext:value-type="float">
            <text:p>8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19" calcext:value-type="float">
            <text:p>72.19</text:p>
          </table:table-cell>
          <table:table-cell office:value-type="float" office:value="1082.86" calcext:value-type="float">
            <text:p>1082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2.86" calcext:value-type="float">
            <text:p>1082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39223" calcext:value-type="float">
            <text:p>28839223</text:p>
          </table:table-cell>
          <table:table-cell office:value-type="float" office:value="72.27" calcext:value-type="float">
            <text:p>72.27</text:p>
          </table:table-cell>
          <table:table-cell office:value-type="float" office:value="81.22" calcext:value-type="float">
            <text:p>81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27" calcext:value-type="float">
            <text:p>72.27</text:p>
          </table:table-cell>
          <table:table-cell office:value-type="float" office:value="1084.09" calcext:value-type="float">
            <text:p>1084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4.09" calcext:value-type="float">
            <text:p>1084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43768" calcext:value-type="float">
            <text:p>28843768</text:p>
          </table:table-cell>
          <table:table-cell office:value-type="float" office:value="72.35" calcext:value-type="float">
            <text:p>72.35</text:p>
          </table:table-cell>
          <table:table-cell office:value-type="float" office:value="81.17" calcext:value-type="float">
            <text:p>81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35" calcext:value-type="float">
            <text:p>72.35</text:p>
          </table:table-cell>
          <table:table-cell office:value-type="float" office:value="1085.31" calcext:value-type="float">
            <text:p>1085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5.31" calcext:value-type="float">
            <text:p>1085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47326" calcext:value-type="float">
            <text:p>28847326</text:p>
          </table:table-cell>
          <table:table-cell office:value-type="float" office:value="72.42" calcext:value-type="float">
            <text:p>72.42</text:p>
          </table:table-cell>
          <table:table-cell office:value-type="float" office:value="79.32" calcext:value-type="float">
            <text:p>79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42" calcext:value-type="float">
            <text:p>72.42</text:p>
          </table:table-cell>
          <table:table-cell office:value-type="float" office:value="1086.23" calcext:value-type="float">
            <text:p>1086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6.23" calcext:value-type="float">
            <text:p>1086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51368" calcext:value-type="float">
            <text:p>28851368</text:p>
          </table:table-cell>
          <table:table-cell office:value-type="float" office:value="72.47" calcext:value-type="float">
            <text:p>72.47</text:p>
          </table:table-cell>
          <table:table-cell office:value-type="float" office:value="78.52" calcext:value-type="float">
            <text:p>78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47" calcext:value-type="float">
            <text:p>72.47</text:p>
          </table:table-cell>
          <table:table-cell office:value-type="float" office:value="1087.04" calcext:value-type="float">
            <text:p>1087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7.04" calcext:value-type="float">
            <text:p>108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27086" calcext:value-type="float">
            <text:p>29027086</text:p>
          </table:table-cell>
          <table:table-cell office:value-type="float" office:value="72.55" calcext:value-type="float">
            <text:p>72.55</text:p>
          </table:table-cell>
          <table:table-cell office:value-type="float" office:value="80.82" calcext:value-type="float">
            <text:p>8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55" calcext:value-type="float">
            <text:p>72.55</text:p>
          </table:table-cell>
          <table:table-cell office:value-type="float" office:value="1088.18" calcext:value-type="float">
            <text:p>1088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8.18" calcext:value-type="float">
            <text:p>108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31083" calcext:value-type="float">
            <text:p>29031083</text:p>
          </table:table-cell>
          <table:table-cell office:value-type="float" office:value="72.61" calcext:value-type="float">
            <text:p>72.61</text:p>
          </table:table-cell>
          <table:table-cell office:value-type="float" office:value="80.06" calcext:value-type="float">
            <text:p>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61" calcext:value-type="float">
            <text:p>72.61</text:p>
          </table:table-cell>
          <table:table-cell office:value-type="float" office:value="1089.19" calcext:value-type="float">
            <text:p>1089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9.19" calcext:value-type="float">
            <text:p>108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34983" calcext:value-type="float">
            <text:p>29034983</text:p>
          </table:table-cell>
          <table:table-cell office:value-type="float" office:value="72.68" calcext:value-type="float">
            <text:p>72.68</text:p>
          </table:table-cell>
          <table:table-cell office:value-type="float" office:value="79.66" calcext:value-type="float">
            <text:p>79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68" calcext:value-type="float">
            <text:p>72.68</text:p>
          </table:table-cell>
          <table:table-cell office:value-type="float" office:value="1090.14" calcext:value-type="float">
            <text:p>1090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0.14" calcext:value-type="float">
            <text:p>109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38831" calcext:value-type="float">
            <text:p>29038831</text:p>
          </table:table-cell>
          <table:table-cell office:value-type="float" office:value="72.74" calcext:value-type="float">
            <text:p>72.74</text:p>
          </table:table-cell>
          <table:table-cell office:value-type="float" office:value="79.7" calcext:value-type="float">
            <text:p>7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74" calcext:value-type="float">
            <text:p>72.74</text:p>
          </table:table-cell>
          <table:table-cell office:value-type="float" office:value="1091.08" calcext:value-type="float">
            <text:p>1091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1.08" calcext:value-type="float">
            <text:p>109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42811" calcext:value-type="float">
            <text:p>29042811</text:p>
          </table:table-cell>
          <table:table-cell office:value-type="float" office:value="72.81" calcext:value-type="float">
            <text:p>72.81</text:p>
          </table:table-cell>
          <table:table-cell office:value-type="float" office:value="80.99" calcext:value-type="float">
            <text:p>8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81" calcext:value-type="float">
            <text:p>72.81</text:p>
          </table:table-cell>
          <table:table-cell office:value-type="float" office:value="1092.2" calcext:value-type="float">
            <text:p>109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2.2" calcext:value-type="float">
            <text:p>109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46806" calcext:value-type="float">
            <text:p>29046806</text:p>
          </table:table-cell>
          <table:table-cell office:value-type="float" office:value="72.89" calcext:value-type="float">
            <text:p>72.89</text:p>
          </table:table-cell>
          <table:table-cell office:value-type="float" office:value="80.82" calcext:value-type="float">
            <text:p>8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89" calcext:value-type="float">
            <text:p>72.89</text:p>
          </table:table-cell>
          <table:table-cell office:value-type="float" office:value="1093.29" calcext:value-type="float">
            <text:p>1093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3.29" calcext:value-type="float">
            <text:p>1093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0806" calcext:value-type="float">
            <text:p>29050806</text:p>
          </table:table-cell>
          <table:table-cell office:value-type="float" office:value="72.95" calcext:value-type="float">
            <text:p>72.95</text:p>
          </table:table-cell>
          <table:table-cell office:value-type="float" office:value="80.22" calcext:value-type="float">
            <text:p>8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95" calcext:value-type="float">
            <text:p>72.95</text:p>
          </table:table-cell>
          <table:table-cell office:value-type="float" office:value="1094.27" calcext:value-type="float">
            <text:p>1094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4.27" calcext:value-type="float">
            <text:p>1094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4811" calcext:value-type="float">
            <text:p>29054811</text:p>
          </table:table-cell>
          <table:table-cell office:value-type="float" office:value="73.01" calcext:value-type="float">
            <text:p>73.01</text:p>
          </table:table-cell>
          <table:table-cell office:value-type="float" office:value="79.55" calcext:value-type="float">
            <text:p>79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01" calcext:value-type="float">
            <text:p>73.01</text:p>
          </table:table-cell>
          <table:table-cell office:value-type="float" office:value="1095.15" calcext:value-type="float">
            <text:p>1095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5.15" calcext:value-type="float">
            <text:p>1095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31868" calcext:value-type="float">
            <text:p>29231868</text:p>
          </table:table-cell>
          <table:table-cell office:value-type="float" office:value="73.07" calcext:value-type="float">
            <text:p>73.07</text:p>
          </table:table-cell>
          <table:table-cell office:value-type="float" office:value="80.02" calcext:value-type="float">
            <text:p>8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07" calcext:value-type="float">
            <text:p>73.07</text:p>
          </table:table-cell>
          <table:table-cell office:value-type="float" office:value="1096.09" calcext:value-type="float">
            <text:p>1096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6.09" calcext:value-type="float">
            <text:p>109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35706" calcext:value-type="float">
            <text:p>29235706</text:p>
          </table:table-cell>
          <table:table-cell office:value-type="float" office:value="73.14" calcext:value-type="float">
            <text:p>73.14</text:p>
          </table:table-cell>
          <table:table-cell office:value-type="float" office:value="80.64" calcext:value-type="float">
            <text:p>8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14" calcext:value-type="float">
            <text:p>73.14</text:p>
          </table:table-cell>
          <table:table-cell office:value-type="float" office:value="1097.11" calcext:value-type="float">
            <text:p>1097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7.11" calcext:value-type="float">
            <text:p>1097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39566" calcext:value-type="float">
            <text:p>29239566</text:p>
          </table:table-cell>
          <table:table-cell office:value-type="float" office:value="73.21" calcext:value-type="float">
            <text:p>73.21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21" calcext:value-type="float">
            <text:p>73.21</text:p>
          </table:table-cell>
          <table:table-cell office:value-type="float" office:value="1098.08" calcext:value-type="float">
            <text:p>1098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8.08" calcext:value-type="float">
            <text:p>1098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43566" calcext:value-type="float">
            <text:p>29243566</text:p>
          </table:table-cell>
          <table:table-cell office:value-type="float" office:value="73.27" calcext:value-type="float">
            <text:p>73.27</text:p>
          </table:table-cell>
          <table:table-cell office:value-type="float" office:value="80.47" calcext:value-type="float">
            <text:p>8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27" calcext:value-type="float">
            <text:p>73.27</text:p>
          </table:table-cell>
          <table:table-cell office:value-type="float" office:value="1099.05" calcext:value-type="float">
            <text:p>1099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9.05" calcext:value-type="float">
            <text:p>109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47651" calcext:value-type="float">
            <text:p>29247651</text:p>
          </table:table-cell>
          <table:table-cell office:value-type="float" office:value="73.34" calcext:value-type="float">
            <text:p>73.34</text:p>
          </table:table-cell>
          <table:table-cell office:value-type="float" office:value="80.64" calcext:value-type="float">
            <text:p>8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34" calcext:value-type="float">
            <text:p>73.34</text:p>
          </table:table-cell>
          <table:table-cell office:value-type="float" office:value="1100.05" calcext:value-type="float">
            <text:p>1100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0.05" calcext:value-type="float">
            <text:p>110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51591" calcext:value-type="float">
            <text:p>29251591</text:p>
          </table:table-cell>
          <table:table-cell office:value-type="float" office:value="73.41" calcext:value-type="float">
            <text:p>73.41</text:p>
          </table:table-cell>
          <table:table-cell office:value-type="float" office:value="81.08" calcext:value-type="float">
            <text:p>81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41" calcext:value-type="float">
            <text:p>73.41</text:p>
          </table:table-cell>
          <table:table-cell office:value-type="float" office:value="1101.09" calcext:value-type="float">
            <text:p>1101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1.09" calcext:value-type="float">
            <text:p>110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55566" calcext:value-type="float">
            <text:p>29255566</text:p>
          </table:table-cell>
          <table:table-cell office:value-type="float" office:value="73.46" calcext:value-type="float">
            <text:p>73.46</text:p>
          </table:table-cell>
          <table:table-cell office:value-type="float" office:value="79.13" calcext:value-type="float">
            <text:p>79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46" calcext:value-type="float">
            <text:p>73.46</text:p>
          </table:table-cell>
          <table:table-cell office:value-type="float" office:value="1101.83" calcext:value-type="float">
            <text:p>1101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1.83" calcext:value-type="float">
            <text:p>1101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59588" calcext:value-type="float">
            <text:p>29259588</text:p>
          </table:table-cell>
          <table:table-cell office:value-type="float" office:value="73.51" calcext:value-type="float">
            <text:p>73.51</text:p>
          </table:table-cell>
          <table:table-cell office:value-type="float" office:value="79.43" calcext:value-type="float">
            <text:p>79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51" calcext:value-type="float">
            <text:p>73.51</text:p>
          </table:table-cell>
          <table:table-cell office:value-type="float" office:value="1102.61" calcext:value-type="float">
            <text:p>1102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2.61" calcext:value-type="float">
            <text:p>1102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36691" calcext:value-type="float">
            <text:p>29436691</text:p>
          </table:table-cell>
          <table:table-cell office:value-type="float" office:value="73.56" calcext:value-type="float">
            <text:p>73.56</text:p>
          </table:table-cell>
          <table:table-cell office:value-type="float" office:value="79.98" calcext:value-type="float">
            <text:p>7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56" calcext:value-type="float">
            <text:p>73.56</text:p>
          </table:table-cell>
          <table:table-cell office:value-type="float" office:value="1103.47" calcext:value-type="float">
            <text:p>1103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3.47" calcext:value-type="float">
            <text:p>1103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40671" calcext:value-type="float">
            <text:p>29440671</text:p>
          </table:table-cell>
          <table:table-cell office:value-type="float" office:value="73.62" calcext:value-type="float">
            <text:p>73.62</text:p>
          </table:table-cell>
          <table:table-cell office:value-type="float" office:value="79.62" calcext:value-type="float">
            <text:p>7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62" calcext:value-type="float">
            <text:p>73.62</text:p>
          </table:table-cell>
          <table:table-cell office:value-type="float" office:value="1104.26" calcext:value-type="float">
            <text:p>1104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4.26" calcext:value-type="float">
            <text:p>1104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44348" calcext:value-type="float">
            <text:p>29444348</text:p>
          </table:table-cell>
          <table:table-cell office:value-type="float" office:value="73.68" calcext:value-type="float">
            <text:p>73.68</text:p>
          </table:table-cell>
          <table:table-cell office:value-type="float" office:value="80.22" calcext:value-type="float">
            <text:p>8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68" calcext:value-type="float">
            <text:p>73.68</text:p>
          </table:table-cell>
          <table:table-cell office:value-type="float" office:value="1105.14" calcext:value-type="float">
            <text:p>1105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5.14" calcext:value-type="float">
            <text:p>1105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48331" calcext:value-type="float">
            <text:p>29448331</text:p>
          </table:table-cell>
          <table:table-cell office:value-type="float" office:value="73.73" calcext:value-type="float">
            <text:p>73.73</text:p>
          </table:table-cell>
          <table:table-cell office:value-type="float" office:value="80.26" calcext:value-type="float">
            <text:p>8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73" calcext:value-type="float">
            <text:p>73.73</text:p>
          </table:table-cell>
          <table:table-cell office:value-type="float" office:value="1106.01" calcext:value-type="float">
            <text:p>1106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6.01" calcext:value-type="float">
            <text:p>1106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52331" calcext:value-type="float">
            <text:p>29452331</text:p>
          </table:table-cell>
          <table:table-cell office:value-type="float" office:value="73.79" calcext:value-type="float">
            <text:p>73.79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79" calcext:value-type="float">
            <text:p>73.79</text:p>
          </table:table-cell>
          <table:table-cell office:value-type="float" office:value="1106.81" calcext:value-type="float">
            <text:p>1106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6.81" calcext:value-type="float">
            <text:p>1106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56331" calcext:value-type="float">
            <text:p>29456331</text:p>
          </table:table-cell>
          <table:table-cell office:value-type="float" office:value="73.84" calcext:value-type="float">
            <text:p>73.84</text:p>
          </table:table-cell>
          <table:table-cell office:value-type="float" office:value="80.06" calcext:value-type="float">
            <text:p>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84" calcext:value-type="float">
            <text:p>73.84</text:p>
          </table:table-cell>
          <table:table-cell office:value-type="float" office:value="1107.64" calcext:value-type="float">
            <text:p>1107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7.64" calcext:value-type="float">
            <text:p>110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60548" calcext:value-type="float">
            <text:p>29460548</text:p>
          </table:table-cell>
          <table:table-cell office:value-type="float" office:value="73.89" calcext:value-type="float">
            <text:p>73.89</text:p>
          </table:table-cell>
          <table:table-cell office:value-type="float" office:value="79.43" calcext:value-type="float">
            <text:p>79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89" calcext:value-type="float">
            <text:p>73.89</text:p>
          </table:table-cell>
          <table:table-cell office:value-type="float" office:value="1108.36" calcext:value-type="float">
            <text:p>1108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8.36" calcext:value-type="float">
            <text:p>110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64366" calcext:value-type="float">
            <text:p>29464366</text:p>
          </table:table-cell>
          <table:table-cell office:value-type="float" office:value="73.94" calcext:value-type="float">
            <text:p>73.94</text:p>
          </table:table-cell>
          <table:table-cell office:value-type="float" office:value="79.74" calcext:value-type="float">
            <text:p>7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94" calcext:value-type="float">
            <text:p>73.94</text:p>
          </table:table-cell>
          <table:table-cell office:value-type="float" office:value="1109.13" calcext:value-type="float">
            <text:p>1109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9.13" calcext:value-type="float">
            <text:p>1109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97094" calcext:value-type="float">
            <text:p>29497094</text:p>
          </table:table-cell>
          <table:table-cell office:value-type="float" office:value="74" calcext:value-type="float">
            <text:p>74</text:p>
          </table:table-cell>
          <table:table-cell office:value-type="float" office:value="80.43" calcext:value-type="float">
            <text:p>8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09.99" calcext:value-type="float">
            <text:p>1109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9.99" calcext:value-type="float">
            <text:p>110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2234" calcext:value-type="float">
            <text:p>29502234</text:p>
          </table:table-cell>
          <table:table-cell office:value-type="float" office:value="74.06" calcext:value-type="float">
            <text:p>74.06</text:p>
          </table:table-cell>
          <table:table-cell office:value-type="float" office:value="80.39" calcext:value-type="float">
            <text:p>8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06" calcext:value-type="float">
            <text:p>74.06</text:p>
          </table:table-cell>
          <table:table-cell office:value-type="float" office:value="1110.84" calcext:value-type="float">
            <text:p>1110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0.84" calcext:value-type="float">
            <text:p>11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6086" calcext:value-type="float">
            <text:p>29506086</text:p>
          </table:table-cell>
          <table:table-cell office:value-type="float" office:value="74.11" calcext:value-type="float">
            <text:p>74.11</text:p>
          </table:table-cell>
          <table:table-cell office:value-type="float" office:value="80.47" calcext:value-type="float">
            <text:p>8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11" calcext:value-type="float">
            <text:p>74.11</text:p>
          </table:table-cell>
          <table:table-cell office:value-type="float" office:value="1111.69" calcext:value-type="float">
            <text:p>1111.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1.69" calcext:value-type="float">
            <text:p>111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10671" calcext:value-type="float">
            <text:p>29510671</text:p>
          </table:table-cell>
          <table:table-cell office:value-type="float" office:value="74.17" calcext:value-type="float">
            <text:p>74.17</text:p>
          </table:table-cell>
          <table:table-cell office:value-type="float" office:value="80.35" calcext:value-type="float">
            <text:p>8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17" calcext:value-type="float">
            <text:p>74.17</text:p>
          </table:table-cell>
          <table:table-cell office:value-type="float" office:value="1112.52" calcext:value-type="float">
            <text:p>1112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2.52" calcext:value-type="float">
            <text:p>111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14626" calcext:value-type="float">
            <text:p>29514626</text:p>
          </table:table-cell>
          <table:table-cell office:value-type="float" office:value="74.22" calcext:value-type="float">
            <text:p>74.22</text:p>
          </table:table-cell>
          <table:table-cell office:value-type="float" office:value="80.39" calcext:value-type="float">
            <text:p>8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22" calcext:value-type="float">
            <text:p>74.22</text:p>
          </table:table-cell>
          <table:table-cell office:value-type="float" office:value="1113.33" calcext:value-type="float">
            <text:p>1113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3.33" calcext:value-type="float">
            <text:p>111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19148" calcext:value-type="float">
            <text:p>29519148</text:p>
          </table:table-cell>
          <table:table-cell office:value-type="float" office:value="74.28" calcext:value-type="float">
            <text:p>74.28</text:p>
          </table:table-cell>
          <table:table-cell office:value-type="float" office:value="80.99" calcext:value-type="float">
            <text:p>8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28" calcext:value-type="float">
            <text:p>74.28</text:p>
          </table:table-cell>
          <table:table-cell office:value-type="float" office:value="1114.24" calcext:value-type="float">
            <text:p>1114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4.24" calcext:value-type="float">
            <text:p>111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23106" calcext:value-type="float">
            <text:p>29523106</text:p>
          </table:table-cell>
          <table:table-cell office:value-type="float" office:value="74.33" calcext:value-type="float">
            <text:p>74.33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33" calcext:value-type="float">
            <text:p>74.33</text:p>
          </table:table-cell>
          <table:table-cell office:value-type="float" office:value="1115.02" calcext:value-type="float">
            <text:p>1115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5.02" calcext:value-type="float">
            <text:p>1115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26843" calcext:value-type="float">
            <text:p>29526843</text:p>
          </table:table-cell>
          <table:table-cell office:value-type="float" office:value="74.38" calcext:value-type="float">
            <text:p>74.38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38" calcext:value-type="float">
            <text:p>74.38</text:p>
          </table:table-cell>
          <table:table-cell office:value-type="float" office:value="1115.68" calcext:value-type="float">
            <text:p>1115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5.68" calcext:value-type="float">
            <text:p>111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30840" calcext:value-type="float">
            <text:p>29530840</text:p>
          </table:table-cell>
          <table:table-cell office:value-type="float" office:value="74.43" calcext:value-type="float">
            <text:p>74.43</text:p>
          </table:table-cell>
          <table:table-cell office:value-type="float" office:value="80.26" calcext:value-type="float">
            <text:p>8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43" calcext:value-type="float">
            <text:p>74.43</text:p>
          </table:table-cell>
          <table:table-cell office:value-type="float" office:value="1116.45" calcext:value-type="float">
            <text:p>1116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6.45" calcext:value-type="float">
            <text:p>1116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35011" calcext:value-type="float">
            <text:p>29535011</text:p>
          </table:table-cell>
          <table:table-cell office:value-type="float" office:value="74.49" calcext:value-type="float">
            <text:p>74.49</text:p>
          </table:table-cell>
          <table:table-cell office:value-type="float" office:value="81.04" calcext:value-type="float">
            <text:p>81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49" calcext:value-type="float">
            <text:p>74.49</text:p>
          </table:table-cell>
          <table:table-cell office:value-type="float" office:value="1117.33" calcext:value-type="float">
            <text:p>1117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7.33" calcext:value-type="float">
            <text:p>1117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38911" calcext:value-type="float">
            <text:p>29538911</text:p>
          </table:table-cell>
          <table:table-cell office:value-type="float" office:value="74.54" calcext:value-type="float">
            <text:p>74.54</text:p>
          </table:table-cell>
          <table:table-cell office:value-type="float" office:value="80.47" calcext:value-type="float">
            <text:p>8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54" calcext:value-type="float">
            <text:p>74.54</text:p>
          </table:table-cell>
          <table:table-cell office:value-type="float" office:value="1118.12" calcext:value-type="float">
            <text:p>1118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8.12" calcext:value-type="float">
            <text:p>111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42843" calcext:value-type="float">
            <text:p>29542843</text:p>
          </table:table-cell>
          <table:table-cell office:value-type="float" office:value="74.59" calcext:value-type="float">
            <text:p>74.59</text:p>
          </table:table-cell>
          <table:table-cell office:value-type="float" office:value="79.82" calcext:value-type="float">
            <text:p>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59" calcext:value-type="float">
            <text:p>74.59</text:p>
          </table:table-cell>
          <table:table-cell office:value-type="float" office:value="1118.8" calcext:value-type="float">
            <text:p>1118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8.8" calcext:value-type="float">
            <text:p>111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46928" calcext:value-type="float">
            <text:p>29546928</text:p>
          </table:table-cell>
          <table:table-cell office:value-type="float" office:value="74.64" calcext:value-type="float">
            <text:p>74.64</text:p>
          </table:table-cell>
          <table:table-cell office:value-type="float" office:value="80.47" calcext:value-type="float">
            <text:p>8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64" calcext:value-type="float">
            <text:p>74.64</text:p>
          </table:table-cell>
          <table:table-cell office:value-type="float" office:value="1119.57" calcext:value-type="float">
            <text:p>1119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9.57" calcext:value-type="float">
            <text:p>1119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45948" calcext:value-type="float">
            <text:p>29845948</text:p>
          </table:table-cell>
          <table:table-cell office:value-type="float" office:value="74.69" calcext:value-type="float">
            <text:p>74.69</text:p>
          </table:table-cell>
          <table:table-cell office:value-type="float" office:value="80.22" calcext:value-type="float">
            <text:p>8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69" calcext:value-type="float">
            <text:p>74.69</text:p>
          </table:table-cell>
          <table:table-cell office:value-type="float" office:value="1120.29" calcext:value-type="float">
            <text:p>1120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0.29" calcext:value-type="float">
            <text:p>112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49868" calcext:value-type="float">
            <text:p>29849868</text:p>
          </table:table-cell>
          <table:table-cell office:value-type="float" office:value="74.74" calcext:value-type="float">
            <text:p>74.74</text:p>
          </table:table-cell>
          <table:table-cell office:value-type="float" office:value="80.52" calcext:value-type="float">
            <text:p>8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74" calcext:value-type="float">
            <text:p>74.74</text:p>
          </table:table-cell>
          <table:table-cell office:value-type="float" office:value="1121.04" calcext:value-type="float">
            <text:p>1121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1.04" calcext:value-type="float">
            <text:p>112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53703" calcext:value-type="float">
            <text:p>29853703</text:p>
          </table:table-cell>
          <table:table-cell office:value-type="float" office:value="74.78" calcext:value-type="float">
            <text:p>74.78</text:p>
          </table:table-cell>
          <table:table-cell office:value-type="float" office:value="80.06" calcext:value-type="float">
            <text:p>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78" calcext:value-type="float">
            <text:p>74.78</text:p>
          </table:table-cell>
          <table:table-cell office:value-type="float" office:value="1121.73" calcext:value-type="float">
            <text:p>1121.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1.73" calcext:value-type="float">
            <text:p>1121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57691" calcext:value-type="float">
            <text:p>29857691</text:p>
          </table:table-cell>
          <table:table-cell office:value-type="float" office:value="74.82" calcext:value-type="float">
            <text:p>74.82</text:p>
          </table:table-cell>
          <table:table-cell office:value-type="float" office:value="79.62" calcext:value-type="float">
            <text:p>7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82" calcext:value-type="float">
            <text:p>74.82</text:p>
          </table:table-cell>
          <table:table-cell office:value-type="float" office:value="1122.34" calcext:value-type="float">
            <text:p>1122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2.34" calcext:value-type="float">
            <text:p>112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61706" calcext:value-type="float">
            <text:p>29861706</text:p>
          </table:table-cell>
          <table:table-cell office:value-type="float" office:value="74.86" calcext:value-type="float">
            <text:p>74.86</text:p>
          </table:table-cell>
          <table:table-cell office:value-type="float" office:value="79.55" calcext:value-type="float">
            <text:p>79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86" calcext:value-type="float">
            <text:p>74.86</text:p>
          </table:table-cell>
          <table:table-cell office:value-type="float" office:value="1122.93" calcext:value-type="float">
            <text:p>1122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2.93" calcext:value-type="float">
            <text:p>1122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65708" calcext:value-type="float">
            <text:p>29865708</text:p>
          </table:table-cell>
          <table:table-cell office:value-type="float" office:value="74.91" calcext:value-type="float">
            <text:p>74.91</text:p>
          </table:table-cell>
          <table:table-cell office:value-type="float" office:value="80.35" calcext:value-type="float">
            <text:p>8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1" calcext:value-type="float">
            <text:p>74.91</text:p>
          </table:table-cell>
          <table:table-cell office:value-type="float" office:value="1123.64" calcext:value-type="float">
            <text:p>1123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69703" calcext:value-type="float">
            <text:p>29869703</text:p>
          </table:table-cell>
          <table:table-cell office:value-type="float" office:value="74.96" calcext:value-type="float">
            <text:p>74.96</text:p>
          </table:table-cell>
          <table:table-cell office:value-type="float" office:value="80.77" calcext:value-type="float">
            <text:p>8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6" calcext:value-type="float">
            <text:p>74.96</text:p>
          </table:table-cell>
          <table:table-cell office:value-type="float" office:value="1124.4" calcext:value-type="float">
            <text:p>1124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4.4" calcext:value-type="float">
            <text:p>112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73768" calcext:value-type="float">
            <text:p>29873768</text:p>
          </table:table-cell>
          <table:table-cell office:value-type="float" office:value="75" calcext:value-type="float">
            <text:p>75</text:p>
          </table:table-cell>
          <table:table-cell office:value-type="float" office:value="79.98" calcext:value-type="float">
            <text:p>7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25.04" calcext:value-type="float">
            <text:p>1125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5.04" calcext:value-type="float">
            <text:p>112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51666" calcext:value-type="float">
            <text:p>30051666</text:p>
          </table:table-cell>
          <table:table-cell office:value-type="float" office:value="75.03" calcext:value-type="float">
            <text:p>75.03</text:p>
          </table:table-cell>
          <table:table-cell office:value-type="float" office:value="78.76" calcext:value-type="float">
            <text:p>78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03" calcext:value-type="float">
            <text:p>75.03</text:p>
          </table:table-cell>
          <table:table-cell office:value-type="float" office:value="1125.49" calcext:value-type="float">
            <text:p>1125.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5.49" calcext:value-type="float">
            <text:p>1125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55583" calcext:value-type="float">
            <text:p>30055583</text:p>
          </table:table-cell>
          <table:table-cell office:value-type="float" office:value="75.07" calcext:value-type="float">
            <text:p>75.07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07" calcext:value-type="float">
            <text:p>75.07</text:p>
          </table:table-cell>
          <table:table-cell office:value-type="float" office:value="1126.1" calcext:value-type="float">
            <text:p>1126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6.1" calcext:value-type="float">
            <text:p>112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59566" calcext:value-type="float">
            <text:p>30059566</text:p>
          </table:table-cell>
          <table:table-cell office:value-type="float" office:value="75.13" calcext:value-type="float">
            <text:p>75.13</text:p>
          </table:table-cell>
          <table:table-cell office:value-type="float" office:value="81.89" calcext:value-type="float">
            <text:p>81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13" calcext:value-type="float">
            <text:p>75.13</text:p>
          </table:table-cell>
          <table:table-cell office:value-type="float" office:value="1127" calcext:value-type="float">
            <text:p>1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63546" calcext:value-type="float">
            <text:p>30063546</text:p>
          </table:table-cell>
          <table:table-cell office:value-type="float" office:value="75.19" calcext:value-type="float">
            <text:p>75.19</text:p>
          </table:table-cell>
          <table:table-cell office:value-type="float" office:value="81.13" calcext:value-type="float">
            <text:p>8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19" calcext:value-type="float">
            <text:p>75.19</text:p>
          </table:table-cell>
          <table:table-cell office:value-type="float" office:value="1127.79" calcext:value-type="float">
            <text:p>1127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7.79" calcext:value-type="float">
            <text:p>1127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67571" calcext:value-type="float">
            <text:p>30067571</text:p>
          </table:table-cell>
          <table:table-cell office:value-type="float" office:value="75.22" calcext:value-type="float">
            <text:p>75.22</text:p>
          </table:table-cell>
          <table:table-cell office:value-type="float" office:value="78.95" calcext:value-type="float">
            <text:p>78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22" calcext:value-type="float">
            <text:p>75.22</text:p>
          </table:table-cell>
          <table:table-cell office:value-type="float" office:value="1128.25" calcext:value-type="float">
            <text:p>1128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8.25" calcext:value-type="float">
            <text:p>112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71551" calcext:value-type="float">
            <text:p>30071551</text:p>
          </table:table-cell>
          <table:table-cell office:value-type="float" office:value="75.25" calcext:value-type="float">
            <text:p>75.25</text:p>
          </table:table-cell>
          <table:table-cell office:value-type="float" office:value="78.98" calcext:value-type="float">
            <text:p>7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25" calcext:value-type="float">
            <text:p>75.25</text:p>
          </table:table-cell>
          <table:table-cell office:value-type="float" office:value="1128.7" calcext:value-type="float">
            <text:p>1128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8.7" calcext:value-type="float">
            <text:p>112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75548" calcext:value-type="float">
            <text:p>30075548</text:p>
          </table:table-cell>
          <table:table-cell office:value-type="float" office:value="75.3" calcext:value-type="float">
            <text:p>75.3</text:p>
          </table:table-cell>
          <table:table-cell office:value-type="float" office:value="81.27" calcext:value-type="float">
            <text:p>81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3" calcext:value-type="float">
            <text:p>75.3</text:p>
          </table:table-cell>
          <table:table-cell office:value-type="float" office:value="1129.49" calcext:value-type="float">
            <text:p>1129.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9.49" calcext:value-type="float">
            <text:p>1129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79571" calcext:value-type="float">
            <text:p>30079571</text:p>
          </table:table-cell>
          <table:table-cell office:value-type="float" office:value="75.35" calcext:value-type="float">
            <text:p>75.35</text:p>
          </table:table-cell>
          <table:table-cell office:value-type="float" office:value="81.5" calcext:value-type="float">
            <text:p>8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35" calcext:value-type="float">
            <text:p>75.35</text:p>
          </table:table-cell>
          <table:table-cell office:value-type="float" office:value="1130.3" calcext:value-type="float">
            <text:p>113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0.3" calcext:value-type="float">
            <text:p>113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56254" calcext:value-type="float">
            <text:p>30256254</text:p>
          </table:table-cell>
          <table:table-cell office:value-type="float" office:value="75.4" calcext:value-type="float">
            <text:p>75.4</text:p>
          </table:table-cell>
          <table:table-cell office:value-type="float" office:value="80.91" calcext:value-type="float">
            <text:p>80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4" calcext:value-type="float">
            <text:p>75.4</text:p>
          </table:table-cell>
          <table:table-cell office:value-type="float" office:value="1131.01" calcext:value-type="float">
            <text:p>1131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1.01" calcext:value-type="float">
            <text:p>113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0226" calcext:value-type="float">
            <text:p>30260226</text:p>
          </table:table-cell>
          <table:table-cell office:value-type="float" office:value="75.44" calcext:value-type="float">
            <text:p>75.44</text:p>
          </table:table-cell>
          <table:table-cell office:value-type="float" office:value="80.35" calcext:value-type="float">
            <text:p>8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44" calcext:value-type="float">
            <text:p>75.44</text:p>
          </table:table-cell>
          <table:table-cell office:value-type="float" office:value="1131.63" calcext:value-type="float">
            <text:p>1131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1.63" calcext:value-type="float">
            <text:p>1131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3963" calcext:value-type="float">
            <text:p>30263963</text:p>
          </table:table-cell>
          <table:table-cell office:value-type="float" office:value="75.46" calcext:value-type="float">
            <text:p>75.46</text:p>
          </table:table-cell>
          <table:table-cell office:value-type="float" office:value="78.24" calcext:value-type="float">
            <text:p>78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46" calcext:value-type="float">
            <text:p>75.46</text:p>
          </table:table-cell>
          <table:table-cell office:value-type="float" office:value="1131.93" calcext:value-type="float">
            <text:p>1131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1.93" calcext:value-type="float">
            <text:p>1131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7951" calcext:value-type="float">
            <text:p>30267951</text:p>
          </table:table-cell>
          <table:table-cell office:value-type="float" office:value="75.49" calcext:value-type="float">
            <text:p>75.49</text:p>
          </table:table-cell>
          <table:table-cell office:value-type="float" office:value="79.39" calcext:value-type="float">
            <text:p>79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49" calcext:value-type="float">
            <text:p>75.49</text:p>
          </table:table-cell>
          <table:table-cell office:value-type="float" office:value="1132.42" calcext:value-type="float">
            <text:p>1132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2.42" calcext:value-type="float">
            <text:p>1132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71968" calcext:value-type="float">
            <text:p>30271968</text:p>
          </table:table-cell>
          <table:table-cell office:value-type="float" office:value="75.56" calcext:value-type="float">
            <text:p>75.56</text:p>
          </table:table-cell>
          <table:table-cell office:value-type="float" office:value="82.95" calcext:value-type="float">
            <text:p>82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56" calcext:value-type="float">
            <text:p>75.56</text:p>
          </table:table-cell>
          <table:table-cell office:value-type="float" office:value="1133.43" calcext:value-type="float">
            <text:p>1133.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3.43" calcext:value-type="float">
            <text:p>1133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75966" calcext:value-type="float">
            <text:p>30275966</text:p>
          </table:table-cell>
          <table:table-cell office:value-type="float" office:value="75.61" calcext:value-type="float">
            <text:p>75.61</text:p>
          </table:table-cell>
          <table:table-cell office:value-type="float" office:value="80.77" calcext:value-type="float">
            <text:p>8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61" calcext:value-type="float">
            <text:p>75.61</text:p>
          </table:table-cell>
          <table:table-cell office:value-type="float" office:value="1134.11" calcext:value-type="float">
            <text:p>1134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4.11" calcext:value-type="float">
            <text:p>1134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79963" calcext:value-type="float">
            <text:p>30279963</text:p>
          </table:table-cell>
          <table:table-cell office:value-type="float" office:value="75.65" calcext:value-type="float">
            <text:p>75.65</text:p>
          </table:table-cell>
          <table:table-cell office:value-type="float" office:value="80.64" calcext:value-type="float">
            <text:p>8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65" calcext:value-type="float">
            <text:p>75.65</text:p>
          </table:table-cell>
          <table:table-cell office:value-type="float" office:value="1134.76" calcext:value-type="float">
            <text:p>1134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4.76" calcext:value-type="float">
            <text:p>1134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83988" calcext:value-type="float">
            <text:p>30283988</text:p>
          </table:table-cell>
          <table:table-cell office:value-type="float" office:value="75.68" calcext:value-type="float">
            <text:p>75.68</text:p>
          </table:table-cell>
          <table:table-cell office:value-type="float" office:value="79.58" calcext:value-type="float">
            <text:p>7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68" calcext:value-type="float">
            <text:p>75.68</text:p>
          </table:table-cell>
          <table:table-cell office:value-type="float" office:value="1135.23" calcext:value-type="float">
            <text:p>1135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5.23" calcext:value-type="float">
            <text:p>1135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61668" calcext:value-type="float">
            <text:p>30461668</text:p>
          </table:table-cell>
          <table:table-cell office:value-type="float" office:value="75.72" calcext:value-type="float">
            <text:p>75.72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72" calcext:value-type="float">
            <text:p>75.72</text:p>
          </table:table-cell>
          <table:table-cell office:value-type="float" office:value="1135.74" calcext:value-type="float">
            <text:p>1135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5.74" calcext:value-type="float">
            <text:p>1135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65563" calcext:value-type="float">
            <text:p>30465563</text:p>
          </table:table-cell>
          <table:table-cell office:value-type="float" office:value="75.75" calcext:value-type="float">
            <text:p>75.75</text:p>
          </table:table-cell>
          <table:table-cell office:value-type="float" office:value="80.02" calcext:value-type="float">
            <text:p>8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75" calcext:value-type="float">
            <text:p>75.75</text:p>
          </table:table-cell>
          <table:table-cell office:value-type="float" office:value="1136.26" calcext:value-type="float">
            <text:p>1136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6.26" calcext:value-type="float">
            <text:p>1136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70234" calcext:value-type="float">
            <text:p>30470234</text:p>
          </table:table-cell>
          <table:table-cell office:value-type="float" office:value="75.78" calcext:value-type="float">
            <text:p>75.78</text:p>
          </table:table-cell>
          <table:table-cell office:value-type="float" office:value="79.28" calcext:value-type="float">
            <text:p>79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78" calcext:value-type="float">
            <text:p>75.78</text:p>
          </table:table-cell>
          <table:table-cell office:value-type="float" office:value="1136.66" calcext:value-type="float">
            <text:p>1136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6.66" calcext:value-type="float">
            <text:p>1136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73928" calcext:value-type="float">
            <text:p>30473928</text:p>
          </table:table-cell>
          <table:table-cell office:value-type="float" office:value="75.81" calcext:value-type="float">
            <text:p>75.81</text:p>
          </table:table-cell>
          <table:table-cell office:value-type="float" office:value="79.58" calcext:value-type="float">
            <text:p>7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81" calcext:value-type="float">
            <text:p>75.81</text:p>
          </table:table-cell>
          <table:table-cell office:value-type="float" office:value="1137.1" calcext:value-type="float">
            <text:p>1137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7.1" calcext:value-type="float">
            <text:p>113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78514" calcext:value-type="float">
            <text:p>30478514</text:p>
          </table:table-cell>
          <table:table-cell office:value-type="float" office:value="75.84" calcext:value-type="float">
            <text:p>75.84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84" calcext:value-type="float">
            <text:p>75.84</text:p>
          </table:table-cell>
          <table:table-cell office:value-type="float" office:value="1137.65" calcext:value-type="float">
            <text:p>1137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7.65" calcext:value-type="float">
            <text:p>1137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82348" calcext:value-type="float">
            <text:p>30482348</text:p>
          </table:table-cell>
          <table:table-cell office:value-type="float" office:value="75.88" calcext:value-type="float">
            <text:p>75.88</text:p>
          </table:table-cell>
          <table:table-cell office:value-type="float" office:value="80.82" calcext:value-type="float">
            <text:p>8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88" calcext:value-type="float">
            <text:p>75.88</text:p>
          </table:table-cell>
          <table:table-cell office:value-type="float" office:value="1138.27" calcext:value-type="float">
            <text:p>1138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8.27" calcext:value-type="float">
            <text:p>113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86786" calcext:value-type="float">
            <text:p>30486786</text:p>
          </table:table-cell>
          <table:table-cell office:value-type="float" office:value="75.92" calcext:value-type="float">
            <text:p>75.92</text:p>
          </table:table-cell>
          <table:table-cell office:value-type="float" office:value="80.52" calcext:value-type="float">
            <text:p>8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92" calcext:value-type="float">
            <text:p>75.92</text:p>
          </table:table-cell>
          <table:table-cell office:value-type="float" office:value="1138.84" calcext:value-type="float">
            <text:p>1138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8.84" calcext:value-type="float">
            <text:p>113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90763" calcext:value-type="float">
            <text:p>30490763</text:p>
          </table:table-cell>
          <table:table-cell office:value-type="float" office:value="75.95" calcext:value-type="float">
            <text:p>75.95</text:p>
          </table:table-cell>
          <table:table-cell office:value-type="float" office:value="79.55" calcext:value-type="float">
            <text:p>79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95" calcext:value-type="float">
            <text:p>75.95</text:p>
          </table:table-cell>
          <table:table-cell office:value-type="float" office:value="1139.26" calcext:value-type="float">
            <text:p>1139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9.26" calcext:value-type="float">
            <text:p>1139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95331" calcext:value-type="float">
            <text:p>30495331</text:p>
          </table:table-cell>
          <table:table-cell office:value-type="float" office:value="75.99" calcext:value-type="float">
            <text:p>75.99</text:p>
          </table:table-cell>
          <table:table-cell office:value-type="float" office:value="80.39" calcext:value-type="float">
            <text:p>8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99" calcext:value-type="float">
            <text:p>75.99</text:p>
          </table:table-cell>
          <table:table-cell office:value-type="float" office:value="1139.8" calcext:value-type="float">
            <text:p>1139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9.8" calcext:value-type="float">
            <text:p>113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1360" calcext:value-type="float">
            <text:p>30531360</text:p>
          </table:table-cell>
          <table:table-cell office:value-type="float" office:value="76.01" calcext:value-type="float">
            <text:p>76.01</text:p>
          </table:table-cell>
          <table:table-cell office:value-type="float" office:value="79.35" calcext:value-type="float">
            <text:p>79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01" calcext:value-type="float">
            <text:p>76.01</text:p>
          </table:table-cell>
          <table:table-cell office:value-type="float" office:value="1140.19" calcext:value-type="float">
            <text:p>1140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0.19" calcext:value-type="float">
            <text:p>114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5526" calcext:value-type="float">
            <text:p>30535526</text:p>
          </table:table-cell>
          <table:table-cell office:value-type="float" office:value="76.03" calcext:value-type="float">
            <text:p>76.03</text:p>
          </table:table-cell>
          <table:table-cell office:value-type="float" office:value="79.02" calcext:value-type="float">
            <text:p>7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03" calcext:value-type="float">
            <text:p>76.03</text:p>
          </table:table-cell>
          <table:table-cell office:value-type="float" office:value="1140.52" calcext:value-type="float">
            <text:p>1140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0.52" calcext:value-type="float">
            <text:p>114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9503" calcext:value-type="float">
            <text:p>30539503</text:p>
          </table:table-cell>
          <table:table-cell office:value-type="float" office:value="76.06" calcext:value-type="float">
            <text:p>76.06</text:p>
          </table:table-cell>
          <table:table-cell office:value-type="float" office:value="79.58" calcext:value-type="float">
            <text:p>7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06" calcext:value-type="float">
            <text:p>76.06</text:p>
          </table:table-cell>
          <table:table-cell office:value-type="float" office:value="1140.95" calcext:value-type="float">
            <text:p>1140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0.95" calcext:value-type="float">
            <text:p>114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43906" calcext:value-type="float">
            <text:p>30543906</text:p>
          </table:table-cell>
          <table:table-cell office:value-type="float" office:value="76.09" calcext:value-type="float">
            <text:p>76.09</text:p>
          </table:table-cell>
          <table:table-cell office:value-type="float" office:value="79.94" calcext:value-type="float">
            <text:p>7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09" calcext:value-type="float">
            <text:p>76.09</text:p>
          </table:table-cell>
          <table:table-cell office:value-type="float" office:value="1141.41" calcext:value-type="float">
            <text:p>1141.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1.41" calcext:value-type="float">
            <text:p>114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47908" calcext:value-type="float">
            <text:p>30547908</text:p>
          </table:table-cell>
          <table:table-cell office:value-type="float" office:value="76.13" calcext:value-type="float">
            <text:p>76.13</text:p>
          </table:table-cell>
          <table:table-cell office:value-type="float" office:value="80.06" calcext:value-type="float">
            <text:p>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13" calcext:value-type="float">
            <text:p>76.13</text:p>
          </table:table-cell>
          <table:table-cell office:value-type="float" office:value="1141.9" calcext:value-type="float">
            <text:p>1141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1.9" calcext:value-type="float">
            <text:p>114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52351" calcext:value-type="float">
            <text:p>30552351</text:p>
          </table:table-cell>
          <table:table-cell office:value-type="float" office:value="76.16" calcext:value-type="float">
            <text:p>76.16</text:p>
          </table:table-cell>
          <table:table-cell office:value-type="float" office:value="80.31" calcext:value-type="float">
            <text:p>8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16" calcext:value-type="float">
            <text:p>76.16</text:p>
          </table:table-cell>
          <table:table-cell office:value-type="float" office:value="1142.42" calcext:value-type="float">
            <text:p>1142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2.42" calcext:value-type="float">
            <text:p>1142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56284" calcext:value-type="float">
            <text:p>30556284</text:p>
          </table:table-cell>
          <table:table-cell office:value-type="float" office:value="76.19" calcext:value-type="float">
            <text:p>76.19</text:p>
          </table:table-cell>
          <table:table-cell office:value-type="float" office:value="79.98" calcext:value-type="float">
            <text:p>7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19" calcext:value-type="float">
            <text:p>76.19</text:p>
          </table:table-cell>
          <table:table-cell office:value-type="float" office:value="1142.88" calcext:value-type="float">
            <text:p>1142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2.88" calcext:value-type="float">
            <text:p>114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61306" calcext:value-type="float">
            <text:p>30561306</text:p>
          </table:table-cell>
          <table:table-cell office:value-type="float" office:value="76.22" calcext:value-type="float">
            <text:p>76.22</text:p>
          </table:table-cell>
          <table:table-cell office:value-type="float" office:value="79.78" calcext:value-type="float">
            <text:p>7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22" calcext:value-type="float">
            <text:p>76.22</text:p>
          </table:table-cell>
          <table:table-cell office:value-type="float" office:value="1143.31" calcext:value-type="float">
            <text:p>1143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3.31" calcext:value-type="float">
            <text:p>1143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65332" calcext:value-type="float">
            <text:p>30565332</text:p>
          </table:table-cell>
          <table:table-cell office:value-type="float" office:value="76.26" calcext:value-type="float">
            <text:p>76.26</text:p>
          </table:table-cell>
          <table:table-cell office:value-type="float" office:value="80.6" calcext:value-type="float">
            <text:p>8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26" calcext:value-type="float">
            <text:p>76.26</text:p>
          </table:table-cell>
          <table:table-cell office:value-type="float" office:value="1143.85" calcext:value-type="float">
            <text:p>1143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3.85" calcext:value-type="float">
            <text:p>1143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69894" calcext:value-type="float">
            <text:p>30569894</text:p>
          </table:table-cell>
          <table:table-cell office:value-type="float" office:value="76.29" calcext:value-type="float">
            <text:p>76.29</text:p>
          </table:table-cell>
          <table:table-cell office:value-type="float" office:value="80.52" calcext:value-type="float">
            <text:p>8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29" calcext:value-type="float">
            <text:p>76.29</text:p>
          </table:table-cell>
          <table:table-cell office:value-type="float" office:value="1144.37" calcext:value-type="float">
            <text:p>1144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4.37" calcext:value-type="float">
            <text:p>1144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73511" calcext:value-type="float">
            <text:p>30573511</text:p>
          </table:table-cell>
          <table:table-cell office:value-type="float" office:value="76.33" calcext:value-type="float">
            <text:p>76.3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33" calcext:value-type="float">
            <text:p>76.33</text:p>
          </table:table-cell>
          <table:table-cell office:value-type="float" office:value="1144.91" calcext:value-type="float">
            <text:p>1144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4.91" calcext:value-type="float">
            <text:p>1144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78051" calcext:value-type="float">
            <text:p>30578051</text:p>
          </table:table-cell>
          <table:table-cell office:value-type="float" office:value="76.36" calcext:value-type="float">
            <text:p>76.36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36" calcext:value-type="float">
            <text:p>76.36</text:p>
          </table:table-cell>
          <table:table-cell office:value-type="float" office:value="1145.37" calcext:value-type="float">
            <text:p>1145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5.37" calcext:value-type="float">
            <text:p>114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81828" calcext:value-type="float">
            <text:p>30581828</text:p>
          </table:table-cell>
          <table:table-cell office:value-type="float" office:value="76.39" calcext:value-type="float">
            <text:p>76.39</text:p>
          </table:table-cell>
          <table:table-cell office:value-type="float" office:value="80.73" calcext:value-type="float">
            <text:p>8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39" calcext:value-type="float">
            <text:p>76.39</text:p>
          </table:table-cell>
          <table:table-cell office:value-type="float" office:value="1145.92" calcext:value-type="float">
            <text:p>1145.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5.92" calcext:value-type="float">
            <text:p>114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86314" calcext:value-type="float">
            <text:p>30586314</text:p>
          </table:table-cell>
          <table:table-cell office:value-type="float" office:value="76.42" calcext:value-type="float">
            <text:p>76.42</text:p>
          </table:table-cell>
          <table:table-cell office:value-type="float" office:value="80.06" calcext:value-type="float">
            <text:p>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42" calcext:value-type="float">
            <text:p>76.42</text:p>
          </table:table-cell>
          <table:table-cell office:value-type="float" office:value="1146.36" calcext:value-type="float">
            <text:p>1146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6.36" calcext:value-type="float">
            <text:p>114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90211" calcext:value-type="float">
            <text:p>30590211</text:p>
          </table:table-cell>
          <table:table-cell office:value-type="float" office:value="76.45" calcext:value-type="float">
            <text:p>76.45</text:p>
          </table:table-cell>
          <table:table-cell office:value-type="float" office:value="79.82" calcext:value-type="float">
            <text:p>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45" calcext:value-type="float">
            <text:p>76.45</text:p>
          </table:table-cell>
          <table:table-cell office:value-type="float" office:value="1146.76" calcext:value-type="float">
            <text:p>1146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6.76" calcext:value-type="float">
            <text:p>1146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94711" calcext:value-type="float">
            <text:p>30594711</text:p>
          </table:table-cell>
          <table:table-cell office:value-type="float" office:value="76.48" calcext:value-type="float">
            <text:p>76.48</text:p>
          </table:table-cell>
          <table:table-cell office:value-type="float" office:value="79.7" calcext:value-type="float">
            <text:p>7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48" calcext:value-type="float">
            <text:p>76.48</text:p>
          </table:table-cell>
          <table:table-cell office:value-type="float" office:value="1147.13" calcext:value-type="float">
            <text:p>1147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7.13" calcext:value-type="float">
            <text:p>1147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98508" calcext:value-type="float">
            <text:p>30598508</text:p>
          </table:table-cell>
          <table:table-cell office:value-type="float" office:value="76.5" calcext:value-type="float">
            <text:p>76.5</text:p>
          </table:table-cell>
          <table:table-cell office:value-type="float" office:value="79.55" calcext:value-type="float">
            <text:p>79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" calcext:value-type="float">
            <text:p>76.5</text:p>
          </table:table-cell>
          <table:table-cell office:value-type="float" office:value="1147.48" calcext:value-type="float">
            <text:p>1147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7.48" calcext:value-type="float">
            <text:p>114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03114" calcext:value-type="float">
            <text:p>30603114</text:p>
          </table:table-cell>
          <table:table-cell office:value-type="float" office:value="76.53" calcext:value-type="float">
            <text:p>76.53</text:p>
          </table:table-cell>
          <table:table-cell office:value-type="float" office:value="80.35" calcext:value-type="float">
            <text:p>8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3" calcext:value-type="float">
            <text:p>76.53</text:p>
          </table:table-cell>
          <table:table-cell office:value-type="float" office:value="1147.94" calcext:value-type="float">
            <text:p>1147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7.94" calcext:value-type="float">
            <text:p>1147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06788" calcext:value-type="float">
            <text:p>30606788</text:p>
          </table:table-cell>
          <table:table-cell office:value-type="float" office:value="76.56" calcext:value-type="float">
            <text:p>76.56</text:p>
          </table:table-cell>
          <table:table-cell office:value-type="float" office:value="80.35" calcext:value-type="float">
            <text:p>8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6" calcext:value-type="float">
            <text:p>76.56</text:p>
          </table:table-cell>
          <table:table-cell office:value-type="float" office:value="1148.4" calcext:value-type="float">
            <text:p>1148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8.4" calcext:value-type="float">
            <text:p>114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11251" calcext:value-type="float">
            <text:p>30611251</text:p>
          </table:table-cell>
          <table:table-cell office:value-type="float" office:value="76.59" calcext:value-type="float">
            <text:p>76.59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9" calcext:value-type="float">
            <text:p>76.59</text:p>
          </table:table-cell>
          <table:table-cell office:value-type="float" office:value="1148.83" calcext:value-type="float">
            <text:p>1148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8.83" calcext:value-type="float">
            <text:p>1148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15046" calcext:value-type="float">
            <text:p>30615046</text:p>
          </table:table-cell>
          <table:table-cell office:value-type="float" office:value="76.61" calcext:value-type="float">
            <text:p>76.61</text:p>
          </table:table-cell>
          <table:table-cell office:value-type="float" office:value="79.9" calcext:value-type="float">
            <text:p>7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61" calcext:value-type="float">
            <text:p>76.61</text:p>
          </table:table-cell>
          <table:table-cell office:value-type="float" office:value="1149.21" calcext:value-type="float">
            <text:p>1149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9.21" calcext:value-type="float">
            <text:p>1149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19614" calcext:value-type="float">
            <text:p>30619614</text:p>
          </table:table-cell>
          <table:table-cell office:value-type="float" office:value="76.64" calcext:value-type="float">
            <text:p>76.64</text:p>
          </table:table-cell>
          <table:table-cell office:value-type="float" office:value="79.82" calcext:value-type="float">
            <text:p>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64" calcext:value-type="float">
            <text:p>76.64</text:p>
          </table:table-cell>
          <table:table-cell office:value-type="float" office:value="1149.58" calcext:value-type="float">
            <text:p>1149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9.58" calcext:value-type="float">
            <text:p>114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23623" calcext:value-type="float">
            <text:p>30623623</text:p>
          </table:table-cell>
          <table:table-cell office:value-type="float" office:value="76.67" calcext:value-type="float">
            <text:p>76.67</text:p>
          </table:table-cell>
          <table:table-cell office:value-type="float" office:value="80.14" calcext:value-type="float">
            <text:p>8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67" calcext:value-type="float">
            <text:p>76.67</text:p>
          </table:table-cell>
          <table:table-cell office:value-type="float" office:value="1150" calcext:value-type="float">
            <text:p>1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28145" calcext:value-type="float">
            <text:p>30628145</text:p>
          </table:table-cell>
          <table:table-cell office:value-type="float" office:value="76.69" calcext:value-type="float">
            <text:p>76.69</text:p>
          </table:table-cell>
          <table:table-cell office:value-type="float" office:value="79.86" calcext:value-type="float">
            <text:p>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69" calcext:value-type="float">
            <text:p>76.69</text:p>
          </table:table-cell>
          <table:table-cell office:value-type="float" office:value="1150.37" calcext:value-type="float">
            <text:p>1150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0.37" calcext:value-type="float">
            <text:p>115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31966" calcext:value-type="float">
            <text:p>30631966</text:p>
          </table:table-cell>
          <table:table-cell office:value-type="float" office:value="76.71" calcext:value-type="float">
            <text:p>76.71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71" calcext:value-type="float">
            <text:p>76.71</text:p>
          </table:table-cell>
          <table:table-cell office:value-type="float" office:value="1150.68" calcext:value-type="float">
            <text:p>1150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0.68" calcext:value-type="float">
            <text:p>115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36266" calcext:value-type="float">
            <text:p>30636266</text:p>
          </table:table-cell>
          <table:table-cell office:value-type="float" office:value="76.73" calcext:value-type="float">
            <text:p>76.73</text:p>
          </table:table-cell>
          <table:table-cell office:value-type="float" office:value="79.43" calcext:value-type="float">
            <text:p>79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73" calcext:value-type="float">
            <text:p>76.73</text:p>
          </table:table-cell>
          <table:table-cell office:value-type="float" office:value="1150.98" calcext:value-type="float">
            <text:p>1150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0.98" calcext:value-type="float">
            <text:p>115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40251" calcext:value-type="float">
            <text:p>30640251</text:p>
          </table:table-cell>
          <table:table-cell office:value-type="float" office:value="76.76" calcext:value-type="float">
            <text:p>76.76</text:p>
          </table:table-cell>
          <table:table-cell office:value-type="float" office:value="80.06" calcext:value-type="float">
            <text:p>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76" calcext:value-type="float">
            <text:p>76.76</text:p>
          </table:table-cell>
          <table:table-cell office:value-type="float" office:value="1151.37" calcext:value-type="float">
            <text:p>1151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1.37" calcext:value-type="float">
            <text:p>115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44668" calcext:value-type="float">
            <text:p>30644668</text:p>
          </table:table-cell>
          <table:table-cell office:value-type="float" office:value="76.78" calcext:value-type="float">
            <text:p>76.78</text:p>
          </table:table-cell>
          <table:table-cell office:value-type="float" office:value="79.58" calcext:value-type="float">
            <text:p>7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78" calcext:value-type="float">
            <text:p>76.78</text:p>
          </table:table-cell>
          <table:table-cell office:value-type="float" office:value="1151.68" calcext:value-type="float">
            <text:p>1151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1.68" calcext:value-type="float">
            <text:p>115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48508" calcext:value-type="float">
            <text:p>30648508</text:p>
          </table:table-cell>
          <table:table-cell office:value-type="float" office:value="76.8" calcext:value-type="float">
            <text:p>76.8</text:p>
          </table:table-cell>
          <table:table-cell office:value-type="float" office:value="80.1" calcext:value-type="float">
            <text:p>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8" calcext:value-type="float">
            <text:p>76.8</text:p>
          </table:table-cell>
          <table:table-cell office:value-type="float" office:value="1152.07" calcext:value-type="float">
            <text:p>1152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2.07" calcext:value-type="float">
            <text:p>1152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52834" calcext:value-type="float">
            <text:p>30652834</text:p>
          </table:table-cell>
          <table:table-cell office:value-type="float" office:value="76.83" calcext:value-type="float">
            <text:p>76.83</text:p>
          </table:table-cell>
          <table:table-cell office:value-type="float" office:value="80.47" calcext:value-type="float">
            <text:p>8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83" calcext:value-type="float">
            <text:p>76.83</text:p>
          </table:table-cell>
          <table:table-cell office:value-type="float" office:value="1152.5" calcext:value-type="float">
            <text:p>1152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2.5" calcext:value-type="float">
            <text:p>11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56791" calcext:value-type="float">
            <text:p>30656791</text:p>
          </table:table-cell>
          <table:table-cell office:value-type="float" office:value="76.86" calcext:value-type="float">
            <text:p>76.86</text:p>
          </table:table-cell>
          <table:table-cell office:value-type="float" office:value="80.6" calcext:value-type="float">
            <text:p>8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86" calcext:value-type="float">
            <text:p>76.86</text:p>
          </table:table-cell>
          <table:table-cell office:value-type="float" office:value="1152.96" calcext:value-type="float">
            <text:p>1152.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2.96" calcext:value-type="float">
            <text:p>115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61766" calcext:value-type="float">
            <text:p>30661766</text:p>
          </table:table-cell>
          <table:table-cell office:value-type="float" office:value="76.89" calcext:value-type="float">
            <text:p>76.89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89" calcext:value-type="float">
            <text:p>76.89</text:p>
          </table:table-cell>
          <table:table-cell office:value-type="float" office:value="1153.34" calcext:value-type="float">
            <text:p>1153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3.34" calcext:value-type="float">
            <text:p>1153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66308" calcext:value-type="float">
            <text:p>30666308</text:p>
          </table:table-cell>
          <table:table-cell office:value-type="float" office:value="76.92" calcext:value-type="float">
            <text:p>76.92</text:p>
          </table:table-cell>
          <table:table-cell office:value-type="float" office:value="80.73" calcext:value-type="float">
            <text:p>8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92" calcext:value-type="float">
            <text:p>76.92</text:p>
          </table:table-cell>
          <table:table-cell office:value-type="float" office:value="1153.79" calcext:value-type="float">
            <text:p>1153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3.79" calcext:value-type="float">
            <text:p>1153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71108" calcext:value-type="float">
            <text:p>30671108</text:p>
          </table:table-cell>
          <table:table-cell office:value-type="float" office:value="76.95" calcext:value-type="float">
            <text:p>76.95</text:p>
          </table:table-cell>
          <table:table-cell office:value-type="float" office:value="81.27" calcext:value-type="float">
            <text:p>81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95" calcext:value-type="float">
            <text:p>76.95</text:p>
          </table:table-cell>
          <table:table-cell office:value-type="float" office:value="1154.32" calcext:value-type="float">
            <text:p>1154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4.32" calcext:value-type="float">
            <text:p>115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74731" calcext:value-type="float">
            <text:p>30674731</text:p>
          </table:table-cell>
          <table:table-cell office:value-type="float" office:value="76.99" calcext:value-type="float">
            <text:p>76.99</text:p>
          </table:table-cell>
          <table:table-cell office:value-type="float" office:value="81.08" calcext:value-type="float">
            <text:p>81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99" calcext:value-type="float">
            <text:p>76.99</text:p>
          </table:table-cell>
          <table:table-cell office:value-type="float" office:value="1154.81" calcext:value-type="float">
            <text:p>1154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4.81" calcext:value-type="float">
            <text:p>1154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79406" calcext:value-type="float">
            <text:p>30679406</text:p>
          </table:table-cell>
          <table:table-cell office:value-type="float" office:value="77.01" calcext:value-type="float">
            <text:p>77.01</text:p>
          </table:table-cell>
          <table:table-cell office:value-type="float" office:value="79.78" calcext:value-type="float">
            <text:p>7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01" calcext:value-type="float">
            <text:p>77.01</text:p>
          </table:table-cell>
          <table:table-cell office:value-type="float" office:value="1155.11" calcext:value-type="float">
            <text:p>1155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5.11" calcext:value-type="float">
            <text:p>1155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83440" calcext:value-type="float">
            <text:p>30683440</text:p>
          </table:table-cell>
          <table:table-cell office:value-type="float" office:value="77.03" calcext:value-type="float">
            <text:p>77.03</text:p>
          </table:table-cell>
          <table:table-cell office:value-type="float" office:value="80.1" calcext:value-type="float">
            <text:p>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03" calcext:value-type="float">
            <text:p>77.03</text:p>
          </table:table-cell>
          <table:table-cell office:value-type="float" office:value="1155.46" calcext:value-type="float">
            <text:p>1155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5.46" calcext:value-type="float">
            <text:p>1155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87851" calcext:value-type="float">
            <text:p>30687851</text:p>
          </table:table-cell>
          <table:table-cell office:value-type="float" office:value="77.05" calcext:value-type="float">
            <text:p>77.05</text:p>
          </table:table-cell>
          <table:table-cell office:value-type="float" office:value="80.18" calcext:value-type="float">
            <text:p>8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05" calcext:value-type="float">
            <text:p>77.05</text:p>
          </table:table-cell>
          <table:table-cell office:value-type="float" office:value="1155.81" calcext:value-type="float">
            <text:p>1155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5.81" calcext:value-type="float">
            <text:p>1155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91626" calcext:value-type="float">
            <text:p>30691626</text:p>
          </table:table-cell>
          <table:table-cell office:value-type="float" office:value="77.07" calcext:value-type="float">
            <text:p>77.07</text:p>
          </table:table-cell>
          <table:table-cell office:value-type="float" office:value="79.74" calcext:value-type="float">
            <text:p>7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07" calcext:value-type="float">
            <text:p>77.07</text:p>
          </table:table-cell>
          <table:table-cell office:value-type="float" office:value="1156.1" calcext:value-type="float">
            <text:p>1156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6.1" calcext:value-type="float">
            <text:p>115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96028" calcext:value-type="float">
            <text:p>30696028</text:p>
          </table:table-cell>
          <table:table-cell office:value-type="float" office:value="77.1" calcext:value-type="float">
            <text:p>77.1</text:p>
          </table:table-cell>
          <table:table-cell office:value-type="float" office:value="80.69" calcext:value-type="float">
            <text:p>8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1" calcext:value-type="float">
            <text:p>77.1</text:p>
          </table:table-cell>
          <table:table-cell office:value-type="float" office:value="1156.53" calcext:value-type="float">
            <text:p>1156.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6.53" calcext:value-type="float">
            <text:p>1156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00103" calcext:value-type="float">
            <text:p>30700103</text:p>
          </table:table-cell>
          <table:table-cell office:value-type="float" office:value="77.11" calcext:value-type="float">
            <text:p>77.11</text:p>
          </table:table-cell>
          <table:table-cell office:value-type="float" office:value="78.59" calcext:value-type="float">
            <text:p>78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11" calcext:value-type="float">
            <text:p>77.11</text:p>
          </table:table-cell>
          <table:table-cell office:value-type="float" office:value="1156.64" calcext:value-type="float">
            <text:p>1156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6.64" calcext:value-type="float">
            <text:p>1156.6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1-10T00:55:31.793000000</dc:date>
    <meta:editing-duration>PT2H14M30S</meta:editing-duration>
    <meta:editing-cycles>1</meta:editing-cycles>
    <meta:document-statistic meta:table-count="1" meta:cell-count="26745" meta:object-count="0"/>
  </office:meta>
</office:document-meta>
</file>